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  <style:font-face style:name="Cambria" svg:font-family="Cambria"/>
  </office:font-face-decls>
  <office:automatic-styles>
    <style:style style:name="ce1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Normal_TSR4_32_data_32_request_32_B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5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Normal_TSR4_32_data_32_request_32_B" style:data-style-name="N0">
      <style:table-cell-properties style:vertical-align="top" fo:background-color="#FFFFFF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4" style:family="table-cell" style:parent-style-name="Comma_32_2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6" style:family="table-cell" style:parent-style-name="Comma_32_2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8" style:family="table-cell" style:parent-style-name="Comma_32_2" style:data-style-name="N36">
      <style:table-cell-properties style:vertical-align="middle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9" style:family="table-cell" style:parent-style-name="Default" style:data-style-name="N0">
      <style:table-cell-properties style:vertical-align="middle" fo:background-color="#FFFFFF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1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fo:font-size="11pt" style:font-size-asian="11pt" style:font-size-complex="11pt" style:text-underline-style="none" style:text-underline-type="none"/>
    </style:style>
    <style:style style:name="ce22" style:family="table-cell" style:parent-style-name="Hyperlink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4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1.95791666666667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47.25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21.95pt" style:use-optimal-row-height="false" fo:break-before="auto"/>
    </style:style>
    <style:style style:name="ro6" style:family="table-row">
      <style:table-row-properties style:row-height="17.25pt" style:use-optimal-row-height="true" fo:break-before="auto"/>
    </style:style>
    <style:style style:name="ro7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H0104a_All" table:style-name="ta1">
        <table:table-column table:style-name="co1" table:default-cell-style-name="ce13"/>
        <table:table-column table:style-name="co2" table:number-columns-repeated="12" table:default-cell-style-name="ce2"/>
        <table:table-column table:style-name="co3" table:number-columns-repeated="2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16365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://www.dft.gov.uk/statistics/series/vehicle-licensing/">Vehicle Licensing Statistics (<text:span text:style-name="T2">https://www.gov.uk/government/collections/vehicles-statistics</text:span>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a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7">
            <text:p>Licensed vehicles at the end of the quarter by region, Great Britain from 1994 Q4; also United Kingdom from 2014 Q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7" table:style-name="ce2"/>
          <table:table-cell office:value-type="string" table:style-name="ce9">
            <text:p>Thousand</text:p>
          </table:table-cell>
          <table:table-cell table:number-columns-repeated="16365" table:style-name="ce10"/>
        </table:table-row>
        <table:table-row table:style-name="ro3">
          <table:table-cell office:value-type="string" table:style-name="ce11">
            <text:p>Year</text:p>
          </table:table-cell>
          <table:table-cell office:value-type="string" table:style-name="ce12">
            <text:p>North East</text:p>
          </table:table-cell>
          <table:table-cell office:value-type="string" table:style-name="ce12">
            <text:p>North West</text:p>
          </table:table-cell>
          <table:table-cell office:value-type="string" table:style-name="ce12">
            <text:p>Yorkshire and The Humber</text:p>
          </table:table-cell>
          <table:table-cell office:value-type="string" table:style-name="ce12">
            <text:p>East Midlands</text:p>
          </table:table-cell>
          <table:table-cell office:value-type="string" table:style-name="ce12">
            <text:p>West Midlands</text:p>
          </table:table-cell>
          <table:table-cell office:value-type="string" table:style-name="ce12">
            <text:p>East</text:p>
          </table:table-cell>
          <table:table-cell office:value-type="string" table:style-name="ce12">
            <text:p>London</text:p>
          </table:table-cell>
          <table:table-cell office:value-type="string" table:style-name="ce12">
            <text:p>South East</text:p>
          </table:table-cell>
          <table:table-cell office:value-type="string" table:style-name="ce12">
            <text:p>South West</text:p>
          </table:table-cell>
          <table:table-cell office:value-type="string" table:style-name="ce12">
            <text:p>England</text:p>
          </table:table-cell>
          <table:table-cell office:value-type="string" table:style-name="ce12">
            <text:p>Wales</text:p>
          </table:table-cell>
          <table:table-cell office:value-type="string" table:style-name="ce12">
            <text:p>Scotland</text:p>
          </table:table-cell>
          <table:table-cell office:value-type="string" table:style-name="ce12">
            <text:p>Between Keepers: previously GB<text:s/><text:span text:style-name="T3">1</text:span></text:p>
          </table:table-cell>
          <table:table-cell office:value-type="string" table:style-name="ce12">
            <text:p>Region unknown, previously GB<text:s/><text:span text:style-name="T3">2</text:span></text:p>
          </table:table-cell>
          <table:table-cell office:value-type="string" table:style-name="ce12">
            <text:p>Great Britain</text:p>
          </table:table-cell>
          <table:table-cell office:value-type="string" table:style-name="ce12">
            <text:p>Northern Ireland</text:p>
          </table:table-cell>
          <table:table-cell office:value-type="string" table:style-name="ce12">
            <text:p>Between Keepers: previously NI<text:s/><text:span text:style-name="T3">3</text:span></text:p>
          </table:table-cell>
          <table:table-cell office:value-type="string" table:style-name="ce12">
            <text:p>United Kingdom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4 Q4</text:p>
          </table:table-cell>
          <table:table-cell office:value-type="float" office:value="864.26300000000003" table:style-name="ce14">
            <text:p>864.3</text:p>
          </table:table-cell>
          <table:table-cell office:value-type="float" office:value="2775.7730000000001" table:style-name="ce14">
            <text:p>2,775.8</text:p>
          </table:table-cell>
          <table:table-cell office:value-type="float" office:value="1963.154" table:style-name="ce14">
            <text:p>1,963.2</text:p>
          </table:table-cell>
          <table:table-cell office:value-type="float" office:value="1851.7950000000001" table:style-name="ce14">
            <text:p>1,851.8</text:p>
          </table:table-cell>
          <table:table-cell office:value-type="float" office:value="2481.4250000000002" table:style-name="ce14">
            <text:p>2,481.4</text:p>
          </table:table-cell>
          <table:table-cell office:value-type="float" office:value="2601.1280000000002" table:style-name="ce14">
            <text:p>2,601.1</text:p>
          </table:table-cell>
          <table:table-cell office:value-type="float" office:value="2623.3429999999998" table:style-name="ce14">
            <text:p>2,623.3</text:p>
          </table:table-cell>
          <table:table-cell office:value-type="float" office:value="3845.3519999999999" table:style-name="ce14">
            <text:p>3,845.4</text:p>
          </table:table-cell>
          <table:table-cell office:value-type="float" office:value="2393.7190000000001" table:style-name="ce14">
            <text:p>2,393.7</text:p>
          </table:table-cell>
          <table:table-cell office:value-type="float" office:value="21399.952000000001" table:style-name="ce14">
            <text:p>21,400.0</text:p>
          </table:table-cell>
          <table:table-cell office:value-type="float" office:value="1200.8599999999999" table:style-name="ce14">
            <text:p>1,200.9</text:p>
          </table:table-cell>
          <table:table-cell office:value-type="float" office:value="1881.9069999999999" table:style-name="ce14">
            <text:p>1,881.9</text:p>
          </table:table-cell>
          <table:table-cell office:value-type="float" office:value="465.80700000000002" table:style-name="ce14">
            <text:p>465.8</text:p>
          </table:table-cell>
          <table:table-cell office:value-type="float" office:value="282.92500000000001" table:style-name="ce14">
            <text:p>282.9</text:p>
          </table:table-cell>
          <table:table-cell office:value-type="float" office:value="25231.451000000001" table:style-name="ce14">
            <text:p>25,231.5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5 Q4</text:p>
          </table:table-cell>
          <table:table-cell office:value-type="float" office:value="870.86300000000006" table:style-name="ce14">
            <text:p>870.9</text:p>
          </table:table-cell>
          <table:table-cell office:value-type="float" office:value="2805.8389999999999" table:style-name="ce14">
            <text:p>2,805.8</text:p>
          </table:table-cell>
          <table:table-cell office:value-type="float" office:value="1970.9010000000001" table:style-name="ce14">
            <text:p>1,970.9</text:p>
          </table:table-cell>
          <table:table-cell office:value-type="float" office:value="1861.8140000000001" table:style-name="ce14">
            <text:p>1,861.8</text:p>
          </table:table-cell>
          <table:table-cell office:value-type="float" office:value="2526.3359999999998" table:style-name="ce14">
            <text:p>2,526.3</text:p>
          </table:table-cell>
          <table:table-cell office:value-type="float" office:value="2645.7890000000002" table:style-name="ce14">
            <text:p>2,645.8</text:p>
          </table:table-cell>
          <table:table-cell office:value-type="float" office:value="2605.0610000000001" table:style-name="ce14">
            <text:p>2,605.1</text:p>
          </table:table-cell>
          <table:table-cell office:value-type="float" office:value="3875.55" table:style-name="ce14">
            <text:p>3,875.6</text:p>
          </table:table-cell>
          <table:table-cell office:value-type="float" office:value="2406.0259999999998" table:style-name="ce14">
            <text:p>2,406.0</text:p>
          </table:table-cell>
          <table:table-cell office:value-type="float" office:value="21568.179" table:style-name="ce14">
            <text:p>21,568.2</text:p>
          </table:table-cell>
          <table:table-cell office:value-type="float" office:value="1208.1220000000001" table:style-name="ce14">
            <text:p>1,208.1</text:p>
          </table:table-cell>
          <table:table-cell office:value-type="float" office:value="1898.182" table:style-name="ce14">
            <text:p>1,898.2</text:p>
          </table:table-cell>
          <table:table-cell office:value-type="float" office:value="466.72500000000002" table:style-name="ce14">
            <text:p>466.7</text:p>
          </table:table-cell>
          <table:table-cell office:value-type="float" office:value="228.14500000000001" table:style-name="ce14">
            <text:p>228.1</text:p>
          </table:table-cell>
          <table:table-cell office:value-type="float" office:value="25369.352999999999" table:style-name="ce14">
            <text:p>25,369.4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1996 Q4</text:p>
          </table:table-cell>
          <table:table-cell office:value-type="float" office:value="903.68799999999999" table:style-name="ce14">
            <text:p>903.7</text:p>
          </table:table-cell>
          <table:table-cell office:value-type="float" office:value="2929.2730000000001" table:style-name="ce14">
            <text:p>2,929.3</text:p>
          </table:table-cell>
          <table:table-cell office:value-type="float" office:value="2031.48" table:style-name="ce14">
            <text:p>2,031.5</text:p>
          </table:table-cell>
          <table:table-cell office:value-type="float" office:value="1930.0070000000001" table:style-name="ce14">
            <text:p>1,930.0</text:p>
          </table:table-cell>
          <table:table-cell office:value-type="float" office:value="2613.5549999999998" table:style-name="ce14">
            <text:p>2,613.6</text:p>
          </table:table-cell>
          <table:table-cell office:value-type="float" office:value="2741.49" table:style-name="ce14">
            <text:p>2,741.5</text:p>
          </table:table-cell>
          <table:table-cell office:value-type="float" office:value="2688.556" table:style-name="ce14">
            <text:p>2,688.6</text:p>
          </table:table-cell>
          <table:table-cell office:value-type="float" office:value="4033.886" table:style-name="ce14">
            <text:p>4,033.9</text:p>
          </table:table-cell>
          <table:table-cell office:value-type="float" office:value="2535.402" table:style-name="ce14">
            <text:p>2,535.4</text:p>
          </table:table-cell>
          <table:table-cell office:value-type="float" office:value="22407.337" table:style-name="ce14">
            <text:p>22,407.3</text:p>
          </table:table-cell>
          <table:table-cell office:value-type="float" office:value="1264.827" table:style-name="ce14">
            <text:p>1,264.8</text:p>
          </table:table-cell>
          <table:table-cell office:value-type="float" office:value="1973.078" table:style-name="ce14">
            <text:p>1,973.1</text:p>
          </table:table-cell>
          <table:table-cell office:value-type="float" office:value="468.84399999999999" table:style-name="ce14">
            <text:p>468.8</text:p>
          </table:table-cell>
          <table:table-cell office:value-type="float" office:value="187.83500000000001" table:style-name="ce14">
            <text:p>187.8</text:p>
          </table:table-cell>
          <table:table-cell office:value-type="float" office:value="26301.920999999998" table:style-name="ce14">
            <text:p>26,301.9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7 Q4</text:p>
          </table:table-cell>
          <table:table-cell office:value-type="float" office:value="924.53899999999999" table:style-name="ce14">
            <text:p>924.5</text:p>
          </table:table-cell>
          <table:table-cell office:value-type="float" office:value="3040.5059999999999" table:style-name="ce14">
            <text:p>3,040.5</text:p>
          </table:table-cell>
          <table:table-cell office:value-type="float" office:value="2087.6970000000001" table:style-name="ce14">
            <text:p>2,087.7</text:p>
          </table:table-cell>
          <table:table-cell office:value-type="float" office:value="1989.6189999999999" table:style-name="ce14">
            <text:p>1,989.6</text:p>
          </table:table-cell>
          <table:table-cell office:value-type="float" office:value="2725.51" table:style-name="ce14">
            <text:p>2,725.5</text:p>
          </table:table-cell>
          <table:table-cell office:value-type="float" office:value="2833.4369999999999" table:style-name="ce14">
            <text:p>2,833.4</text:p>
          </table:table-cell>
          <table:table-cell office:value-type="float" office:value="2699.241" table:style-name="ce14">
            <text:p>2,699.2</text:p>
          </table:table-cell>
          <table:table-cell office:value-type="float" office:value="4178.1989999999996" table:style-name="ce14">
            <text:p>4,178.2</text:p>
          </table:table-cell>
          <table:table-cell office:value-type="float" office:value="2596.1" table:style-name="ce14">
            <text:p>2,596.1</text:p>
          </table:table-cell>
          <table:table-cell office:value-type="float" office:value="23074.848000000002" table:style-name="ce14">
            <text:p>23,074.8</text:p>
          </table:table-cell>
          <table:table-cell office:value-type="float" office:value="1301.7829999999999" table:style-name="ce14">
            <text:p>1,301.8</text:p>
          </table:table-cell>
          <table:table-cell office:value-type="float" office:value="2028.26" table:style-name="ce14">
            <text:p>2,028.3</text:p>
          </table:table-cell>
          <table:table-cell office:value-type="float" office:value="415.94099999999997" table:style-name="ce14">
            <text:p>415.9</text:p>
          </table:table-cell>
          <table:table-cell office:value-type="float" office:value="152.958" table:style-name="ce14">
            <text:p>153.0</text:p>
          </table:table-cell>
          <table:table-cell office:value-type="float" office:value="26973.79" table:style-name="ce14">
            <text:p>26,973.8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8 Q4</text:p>
          </table:table-cell>
          <table:table-cell office:value-type="float" office:value="951.94200000000001" table:style-name="ce14">
            <text:p>951.9</text:p>
          </table:table-cell>
          <table:table-cell office:value-type="float" office:value="3117.4479999999999" table:style-name="ce14">
            <text:p>3,117.4</text:p>
          </table:table-cell>
          <table:table-cell office:value-type="float" office:value="2133.2220000000002" table:style-name="ce14">
            <text:p>2,133.2</text:p>
          </table:table-cell>
          <table:table-cell office:value-type="float" office:value="2070.7890000000002" table:style-name="ce14">
            <text:p>2,070.8</text:p>
          </table:table-cell>
          <table:table-cell office:value-type="float" office:value="2742.4520000000002" table:style-name="ce14">
            <text:p>2,742.5</text:p>
          </table:table-cell>
          <table:table-cell office:value-type="float" office:value="2899.8240000000001" table:style-name="ce14">
            <text:p>2,899.8</text:p>
          </table:table-cell>
          <table:table-cell office:value-type="float" office:value="2735.482" table:style-name="ce14">
            <text:p>2,735.5</text:p>
          </table:table-cell>
          <table:table-cell office:value-type="float" office:value="4316.6610000000001" table:style-name="ce14">
            <text:p>4,316.7</text:p>
          </table:table-cell>
          <table:table-cell office:value-type="float" office:value="2682.1260000000002" table:style-name="ce14">
            <text:p>2,682.1</text:p>
          </table:table-cell>
          <table:table-cell office:value-type="float" office:value="23649.946" table:style-name="ce14">
            <text:p>23,649.9</text:p>
          </table:table-cell>
          <table:table-cell office:value-type="float" office:value="1336.7190000000001" table:style-name="ce14">
            <text:p>1,336.7</text:p>
          </table:table-cell>
          <table:table-cell office:value-type="float" office:value="2077.89" table:style-name="ce14">
            <text:p>2,077.9</text:p>
          </table:table-cell>
          <table:table-cell office:value-type="float" office:value="343.83600000000001" table:style-name="ce14">
            <text:p>343.8</text:p>
          </table:table-cell>
          <table:table-cell office:value-type="float" office:value="130.024" table:style-name="ce14">
            <text:p>130.0</text:p>
          </table:table-cell>
          <table:table-cell office:value-type="float" office:value="27538.415000000001" table:style-name="ce14">
            <text:p>27,538.4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9 Q4</text:p>
          </table:table-cell>
          <table:table-cell office:value-type="float" office:value="976.56899999999996" table:style-name="ce14">
            <text:p>976.6</text:p>
          </table:table-cell>
          <table:table-cell office:value-type="float" office:value="3171.922" table:style-name="ce14">
            <text:p>3,171.9</text:p>
          </table:table-cell>
          <table:table-cell office:value-type="float" office:value="2195.9830000000002" table:style-name="ce14">
            <text:p>2,196.0</text:p>
          </table:table-cell>
          <table:table-cell office:value-type="float" office:value="2123.35" table:style-name="ce14">
            <text:p>2,123.4</text:p>
          </table:table-cell>
          <table:table-cell office:value-type="float" office:value="2785.6489999999999" table:style-name="ce14">
            <text:p>2,785.6</text:p>
          </table:table-cell>
          <table:table-cell office:value-type="float" office:value="2980.364" table:style-name="ce14">
            <text:p>2,980.4</text:p>
          </table:table-cell>
          <table:table-cell office:value-type="float" office:value="2778.056" table:style-name="ce14">
            <text:p>2,778.1</text:p>
          </table:table-cell>
          <table:table-cell office:value-type="float" office:value="4452.3059999999996" table:style-name="ce14">
            <text:p>4,452.3</text:p>
          </table:table-cell>
          <table:table-cell office:value-type="float" office:value="2776.873" table:style-name="ce14">
            <text:p>2,776.9</text:p>
          </table:table-cell>
          <table:table-cell office:value-type="float" office:value="24241.072" table:style-name="ce14">
            <text:p>24,241.1</text:p>
          </table:table-cell>
          <table:table-cell office:value-type="float" office:value="1379.5540000000001" table:style-name="ce14">
            <text:p>1,379.6</text:p>
          </table:table-cell>
          <table:table-cell office:value-type="float" office:value="2135.8020000000001" table:style-name="ce14">
            <text:p>2,135.8</text:p>
          </table:table-cell>
          <table:table-cell office:value-type="float" office:value="498.84399999999999" table:style-name="ce14">
            <text:p>498.8</text:p>
          </table:table-cell>
          <table:table-cell office:value-type="float" office:value="112.288" table:style-name="ce14">
            <text:p>112.3</text:p>
          </table:table-cell>
          <table:table-cell office:value-type="float" office:value="28367.56" table:style-name="ce14">
            <text:p>28,367.6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0 Q4</text:p>
          </table:table-cell>
          <table:table-cell office:value-type="float" office:value="1005.538" table:style-name="ce14">
            <text:p>1,005.5</text:p>
          </table:table-cell>
          <table:table-cell office:value-type="float" office:value="3249.7510000000002" table:style-name="ce14">
            <text:p>3,249.8</text:p>
          </table:table-cell>
          <table:table-cell office:value-type="float" office:value="2256.7750000000001" table:style-name="ce14">
            <text:p>2,256.8</text:p>
          </table:table-cell>
          <table:table-cell office:value-type="float" office:value="2208.4760000000001" table:style-name="ce14">
            <text:p>2,208.5</text:p>
          </table:table-cell>
          <table:table-cell office:value-type="float" office:value="2871.7849999999999" table:style-name="ce14">
            <text:p>2,871.8</text:p>
          </table:table-cell>
          <table:table-cell office:value-type="float" office:value="3072.7750000000001" table:style-name="ce14">
            <text:p>3,072.8</text:p>
          </table:table-cell>
          <table:table-cell office:value-type="float" office:value="2796.14" table:style-name="ce14">
            <text:p>2,796.1</text:p>
          </table:table-cell>
          <table:table-cell office:value-type="float" office:value="4571.8289999999997" table:style-name="ce14">
            <text:p>4,571.8</text:p>
          </table:table-cell>
          <table:table-cell office:value-type="float" office:value="2867.0569999999998" table:style-name="ce14">
            <text:p>2,867.1</text:p>
          </table:table-cell>
          <table:table-cell office:value-type="float" office:value="24900.126" table:style-name="ce14">
            <text:p>24,900.1</text:p>
          </table:table-cell>
          <table:table-cell office:value-type="float" office:value="1380.0139999999999" table:style-name="ce14">
            <text:p>1,380.0</text:p>
          </table:table-cell>
          <table:table-cell office:value-type="float" office:value="2193.5140000000001" table:style-name="ce14">
            <text:p>2,193.5</text:p>
          </table:table-cell>
          <table:table-cell office:value-type="float" office:value="332.86799999999999" table:style-name="ce14">
            <text:p>332.9</text:p>
          </table:table-cell>
          <table:table-cell office:value-type="float" office:value="91.058000000000007" table:style-name="ce14">
            <text:p>91.1</text:p>
          </table:table-cell>
          <table:table-cell office:value-type="float" office:value="28897.58" table:style-name="ce14">
            <text:p>28,897.6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1 Q4</text:p>
          </table:table-cell>
          <table:table-cell office:value-type="float" office:value="1034.7909999999999" table:style-name="ce14">
            <text:p>1,034.8</text:p>
          </table:table-cell>
          <table:table-cell office:value-type="float" office:value="3325.3510000000001" table:style-name="ce14">
            <text:p>3,325.4</text:p>
          </table:table-cell>
          <table:table-cell office:value-type="float" office:value="2286.41" table:style-name="ce14">
            <text:p>2,286.4</text:p>
          </table:table-cell>
          <table:table-cell office:value-type="float" office:value="2273.71" table:style-name="ce14">
            <text:p>2,273.7</text:p>
          </table:table-cell>
          <table:table-cell office:value-type="float" office:value="2973.68" table:style-name="ce14">
            <text:p>2,973.7</text:p>
          </table:table-cell>
          <table:table-cell office:value-type="float" office:value="3154.511" table:style-name="ce14">
            <text:p>3,154.5</text:p>
          </table:table-cell>
          <table:table-cell office:value-type="float" office:value="2846.1219999999998" table:style-name="ce14">
            <text:p>2,846.1</text:p>
          </table:table-cell>
          <table:table-cell office:value-type="float" office:value="4691.6840000000002" table:style-name="ce14">
            <text:p>4,691.7</text:p>
          </table:table-cell>
          <table:table-cell office:value-type="float" office:value="2947.8180000000002" table:style-name="ce14">
            <text:p>2,947.8</text:p>
          </table:table-cell>
          <table:table-cell office:value-type="float" office:value="25534.077000000001" table:style-name="ce14">
            <text:p>25,534.1</text:p>
          </table:table-cell>
          <table:table-cell office:value-type="float" office:value="1433.1379999999999" table:style-name="ce14">
            <text:p>1,433.1</text:p>
          </table:table-cell>
          <table:table-cell office:value-type="float" office:value="2262.7640000000001" table:style-name="ce14">
            <text:p>2,262.8</text:p>
          </table:table-cell>
          <table:table-cell office:value-type="float" office:value="442.709" table:style-name="ce14">
            <text:p>442.7</text:p>
          </table:table-cell>
          <table:table-cell office:value-type="float" office:value="74.441999999999993" table:style-name="ce14">
            <text:p>74.4</text:p>
          </table:table-cell>
          <table:table-cell office:value-type="float" office:value="29747.13" table:style-name="ce14">
            <text:p>29,747.1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2 Q4</text:p>
          </table:table-cell>
          <table:table-cell office:value-type="float" office:value="1070.9580000000001" table:style-name="ce14">
            <text:p>1,071.0</text:p>
          </table:table-cell>
          <table:table-cell office:value-type="float" office:value="3386.51" table:style-name="ce14">
            <text:p>3,386.5</text:p>
          </table:table-cell>
          <table:table-cell office:value-type="float" office:value="2371.3809999999999" table:style-name="ce14">
            <text:p>2,371.4</text:p>
          </table:table-cell>
          <table:table-cell office:value-type="float" office:value="2349.4879999999998" table:style-name="ce14">
            <text:p>2,349.5</text:p>
          </table:table-cell>
          <table:table-cell office:value-type="float" office:value="3083.6930000000002" table:style-name="ce14">
            <text:p>3,083.7</text:p>
          </table:table-cell>
          <table:table-cell office:value-type="float" office:value="3223.61" table:style-name="ce14">
            <text:p>3,223.6</text:p>
          </table:table-cell>
          <table:table-cell office:value-type="float" office:value="2857.4769999999999" table:style-name="ce14">
            <text:p>2,857.5</text:p>
          </table:table-cell>
          <table:table-cell office:value-type="float" office:value="4812.527" table:style-name="ce14">
            <text:p>4,812.5</text:p>
          </table:table-cell>
          <table:table-cell office:value-type="float" office:value="3014.1480000000001" table:style-name="ce14">
            <text:p>3,014.1</text:p>
          </table:table-cell>
          <table:table-cell office:value-type="float" office:value="26169.792000000001" table:style-name="ce14">
            <text:p>26,169.8</text:p>
          </table:table-cell>
          <table:table-cell office:value-type="float" office:value="1496.828" table:style-name="ce14">
            <text:p>1,496.8</text:p>
          </table:table-cell>
          <table:table-cell office:value-type="float" office:value="2330.375" table:style-name="ce14">
            <text:p>2,330.4</text:p>
          </table:table-cell>
          <table:table-cell office:value-type="float" office:value="497.02100000000002" table:style-name="ce14">
            <text:p>497.0</text:p>
          </table:table-cell>
          <table:table-cell office:value-type="float" office:value="62.655999999999999" table:style-name="ce14">
            <text:p>62.7</text:p>
          </table:table-cell>
          <table:table-cell office:value-type="float" office:value="30556.671999999999" table:style-name="ce14">
            <text:p>30,556.7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3 Q4</text:p>
          </table:table-cell>
          <table:table-cell office:value-type="float" office:value="1104.2739999999999" table:style-name="ce14">
            <text:p>1,104.3</text:p>
          </table:table-cell>
          <table:table-cell office:value-type="float" office:value="3469.8180000000002" table:style-name="ce14">
            <text:p>3,469.8</text:p>
          </table:table-cell>
          <table:table-cell office:value-type="float" office:value="2430.0650000000001" table:style-name="ce14">
            <text:p>2,430.1</text:p>
          </table:table-cell>
          <table:table-cell office:value-type="float" office:value="2401.62" table:style-name="ce14">
            <text:p>2,401.6</text:p>
          </table:table-cell>
          <table:table-cell office:value-type="float" office:value="3163.223" table:style-name="ce14">
            <text:p>3,163.2</text:p>
          </table:table-cell>
          <table:table-cell office:value-type="float" office:value="3253.53" table:style-name="ce14">
            <text:p>3,253.5</text:p>
          </table:table-cell>
          <table:table-cell office:value-type="float" office:value="2868.152" table:style-name="ce14">
            <text:p>2,868.2</text:p>
          </table:table-cell>
          <table:table-cell office:value-type="float" office:value="4899.8770000000004" table:style-name="ce14">
            <text:p>4,899.9</text:p>
          </table:table-cell>
          <table:table-cell office:value-type="float" office:value="3063.8429999999998" table:style-name="ce14">
            <text:p>3,063.8</text:p>
          </table:table-cell>
          <table:table-cell office:value-type="float" office:value="26654.401999999998" table:style-name="ce14">
            <text:p>26,654.4</text:p>
          </table:table-cell>
          <table:table-cell office:value-type="float" office:value="1547.3779999999999" table:style-name="ce14">
            <text:p>1,547.4</text:p>
          </table:table-cell>
          <table:table-cell office:value-type="float" office:value="2383.11" table:style-name="ce14">
            <text:p>2,383.1</text:p>
          </table:table-cell>
          <table:table-cell office:value-type="float" office:value="568.14300000000003" table:style-name="ce14">
            <text:p>568.1</text:p>
          </table:table-cell>
          <table:table-cell office:value-type="float" office:value="54.326000000000001" table:style-name="ce14">
            <text:p>54.3</text:p>
          </table:table-cell>
          <table:table-cell office:value-type="float" office:value="31207.359" table:style-name="ce14">
            <text:p>31,207.4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4 Q4</text:p>
          </table:table-cell>
          <table:table-cell office:value-type="float" office:value="1149.9010000000001" table:style-name="ce14">
            <text:p>1,149.9</text:p>
          </table:table-cell>
          <table:table-cell office:value-type="float" office:value="3613.0230000000001" table:style-name="ce14">
            <text:p>3,613.0</text:p>
          </table:table-cell>
          <table:table-cell office:value-type="float" office:value="2529.203" table:style-name="ce14">
            <text:p>2,529.2</text:p>
          </table:table-cell>
          <table:table-cell office:value-type="float" office:value="2455.241" table:style-name="ce14">
            <text:p>2,455.2</text:p>
          </table:table-cell>
          <table:table-cell office:value-type="float" office:value="3239.9490000000001" table:style-name="ce14">
            <text:p>3,239.9</text:p>
          </table:table-cell>
          <table:table-cell office:value-type="float" office:value="3314.4609999999998" table:style-name="ce14">
            <text:p>3,314.5</text:p>
          </table:table-cell>
          <table:table-cell office:value-type="float" office:value="2920.9119999999998" table:style-name="ce14">
            <text:p>2,920.9</text:p>
          </table:table-cell>
          <table:table-cell office:value-type="float" office:value="5028.4269999999997" table:style-name="ce14">
            <text:p>5,028.4</text:p>
          </table:table-cell>
          <table:table-cell office:value-type="float" office:value="3145.7779999999998" table:style-name="ce14">
            <text:p>3,145.8</text:p>
          </table:table-cell>
          <table:table-cell office:value-type="float" office:value="27396.895" table:style-name="ce14">
            <text:p>27,396.9</text:p>
          </table:table-cell>
          <table:table-cell office:value-type="float" office:value="1616.913" table:style-name="ce14">
            <text:p>1,616.9</text:p>
          </table:table-cell>
          <table:table-cell office:value-type="float" office:value="2448.6419999999998" table:style-name="ce14">
            <text:p>2,448.6</text:p>
          </table:table-cell>
          <table:table-cell office:value-type="float" office:value="754.59" table:style-name="ce14">
            <text:p>754.6</text:p>
          </table:table-cell>
          <table:table-cell office:value-type="float" office:value="41.816000000000003" table:style-name="ce14">
            <text:p>41.8</text:p>
          </table:table-cell>
          <table:table-cell office:value-type="float" office:value="32258.856" table:style-name="ce14">
            <text:p>32,258.9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5 Q4</text:p>
          </table:table-cell>
          <table:table-cell office:value-type="float" office:value="1182.836" table:style-name="ce14">
            <text:p>1,182.8</text:p>
          </table:table-cell>
          <table:table-cell office:value-type="float" office:value="3715.69" table:style-name="ce14">
            <text:p>3,715.7</text:p>
          </table:table-cell>
          <table:table-cell office:value-type="float" office:value="2596.7570000000001" table:style-name="ce14">
            <text:p>2,596.8</text:p>
          </table:table-cell>
          <table:table-cell office:value-type="float" office:value="2534.7890000000002" table:style-name="ce14">
            <text:p>2,534.8</text:p>
          </table:table-cell>
          <table:table-cell office:value-type="float" office:value="3296.26" table:style-name="ce14">
            <text:p>3,296.3</text:p>
          </table:table-cell>
          <table:table-cell office:value-type="float" office:value="3381.2669999999998" table:style-name="ce14">
            <text:p>3,381.3</text:p>
          </table:table-cell>
          <table:table-cell office:value-type="float" office:value="2967.7939999999999" table:style-name="ce14">
            <text:p>2,967.8</text:p>
          </table:table-cell>
          <table:table-cell office:value-type="float" office:value="5152.9070000000002" table:style-name="ce14">
            <text:p>5,152.9</text:p>
          </table:table-cell>
          <table:table-cell office:value-type="float" office:value="3198.3829999999998" table:style-name="ce14">
            <text:p>3,198.4</text:p>
          </table:table-cell>
          <table:table-cell office:value-type="float" office:value="28026.683000000001" table:style-name="ce14">
            <text:p>28,026.7</text:p>
          </table:table-cell>
          <table:table-cell office:value-type="float" office:value="1663.895" table:style-name="ce14">
            <text:p>1,663.9</text:p>
          </table:table-cell>
          <table:table-cell office:value-type="float" office:value="2531.9389999999999" table:style-name="ce14">
            <text:p>2,531.9</text:p>
          </table:table-cell>
          <table:table-cell office:value-type="float" office:value="635.56500000000005" table:style-name="ce14">
            <text:p>635.6</text:p>
          </table:table-cell>
          <table:table-cell office:value-type="float" office:value="39.301000000000002" table:style-name="ce14">
            <text:p>39.3</text:p>
          </table:table-cell>
          <table:table-cell office:value-type="float" office:value="32897.383000000002" table:style-name="ce14">
            <text:p>32,897.4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6 Q4</text:p>
          </table:table-cell>
          <table:table-cell office:value-type="float" office:value="1189.0260000000001" table:style-name="ce14">
            <text:p>1,189.0</text:p>
          </table:table-cell>
          <table:table-cell office:value-type="float" office:value="3760.4940000000001" table:style-name="ce14">
            <text:p>3,760.5</text:p>
          </table:table-cell>
          <table:table-cell office:value-type="float" office:value="2605.5749999999998" table:style-name="ce14">
            <text:p>2,605.6</text:p>
          </table:table-cell>
          <table:table-cell office:value-type="float" office:value="2543.2629999999999" table:style-name="ce14">
            <text:p>2,543.3</text:p>
          </table:table-cell>
          <table:table-cell office:value-type="float" office:value="3255.1109999999999" table:style-name="ce14">
            <text:p>3,255.1</text:p>
          </table:table-cell>
          <table:table-cell office:value-type="float" office:value="3392.395" table:style-name="ce14">
            <text:p>3,392.4</text:p>
          </table:table-cell>
          <table:table-cell office:value-type="float" office:value="2969.3440000000001" table:style-name="ce14">
            <text:p>2,969.3</text:p>
          </table:table-cell>
          <table:table-cell office:value-type="float" office:value="5187.4009999999998" table:style-name="ce14">
            <text:p>5,187.4</text:p>
          </table:table-cell>
          <table:table-cell office:value-type="float" office:value="3215.8690000000001" table:style-name="ce14">
            <text:p>3,215.9</text:p>
          </table:table-cell>
          <table:table-cell office:value-type="float" office:value="28118.477999999999" table:style-name="ce14">
            <text:p>28,118.5</text:p>
          </table:table-cell>
          <table:table-cell office:value-type="float" office:value="1680.2349999999999" table:style-name="ce14">
            <text:p>1,680.2</text:p>
          </table:table-cell>
          <table:table-cell office:value-type="float" office:value="2564.2959999999998" table:style-name="ce14">
            <text:p>2,564.3</text:p>
          </table:table-cell>
          <table:table-cell office:value-type="float" office:value="671.50199999999995" table:style-name="ce14">
            <text:p>671.5</text:p>
          </table:table-cell>
          <table:table-cell office:value-type="float" office:value="35.972999999999999" table:style-name="ce14">
            <text:p>36.0</text:p>
          </table:table-cell>
          <table:table-cell office:value-type="float" office:value="33070.483999999997" table:style-name="ce14">
            <text:p>33,070.5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7 Q4</text:p>
          </table:table-cell>
          <table:table-cell office:value-type="float" office:value="1211.136" table:style-name="ce14">
            <text:p>1,211.1</text:p>
          </table:table-cell>
          <table:table-cell office:value-type="float" office:value="3799.6280000000002" table:style-name="ce14">
            <text:p>3,799.6</text:p>
          </table:table-cell>
          <table:table-cell office:value-type="float" office:value="2664.7640000000001" table:style-name="ce14">
            <text:p>2,664.8</text:p>
          </table:table-cell>
          <table:table-cell office:value-type="float" office:value="2595.4499999999998" table:style-name="ce14">
            <text:p>2,595.5</text:p>
          </table:table-cell>
          <table:table-cell office:value-type="float" office:value="3323.7860000000001" table:style-name="ce14">
            <text:p>3,323.8</text:p>
          </table:table-cell>
          <table:table-cell office:value-type="float" office:value="3446.9679999999998" table:style-name="ce14">
            <text:p>3,447.0</text:p>
          </table:table-cell>
          <table:table-cell office:value-type="float" office:value="2997.8180000000002" table:style-name="ce14">
            <text:p>2,997.8</text:p>
          </table:table-cell>
          <table:table-cell office:value-type="float" office:value="5270.7730000000001" table:style-name="ce14">
            <text:p>5,270.8</text:p>
          </table:table-cell>
          <table:table-cell office:value-type="float" office:value="3274.3069999999998" table:style-name="ce14">
            <text:p>3,274.3</text:p>
          </table:table-cell>
          <table:table-cell office:value-type="float" office:value="28584.63" table:style-name="ce14">
            <text:p>28,584.6</text:p>
          </table:table-cell>
          <table:table-cell office:value-type="float" office:value="1711.3219999999999" table:style-name="ce14">
            <text:p>1,711.3</text:p>
          </table:table-cell>
          <table:table-cell office:value-type="float" office:value="2626.9749999999999" table:style-name="ce14">
            <text:p>2,627.0</text:p>
          </table:table-cell>
          <table:table-cell office:value-type="float" office:value="693.745" table:style-name="ce14">
            <text:p>693.7</text:p>
          </table:table-cell>
          <table:table-cell office:value-type="float" office:value="34.308999999999997" table:style-name="ce14">
            <text:p>34.3</text:p>
          </table:table-cell>
          <table:table-cell office:value-type="float" office:value="33650.981" table:style-name="ce14">
            <text:p>33,651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8 Q3</text:p>
          </table:table-cell>
          <table:table-cell office:value-type="float" office:value="1234.806" table:style-name="ce14">
            <text:p>1,234.8</text:p>
          </table:table-cell>
          <table:table-cell office:value-type="float" office:value="3839.6080000000002" table:style-name="ce14">
            <text:p>3,839.6</text:p>
          </table:table-cell>
          <table:table-cell office:value-type="float" office:value="2717.8539999999998" table:style-name="ce14">
            <text:p>2,717.9</text:p>
          </table:table-cell>
          <table:table-cell office:value-type="float" office:value="2646.9119999999998" table:style-name="ce14">
            <text:p>2,646.9</text:p>
          </table:table-cell>
          <table:table-cell office:value-type="float" office:value="3369.6790000000001" table:style-name="ce14">
            <text:p>3,369.7</text:p>
          </table:table-cell>
          <table:table-cell office:value-type="float" office:value="3496.7350000000001" table:style-name="ce14">
            <text:p>3,496.7</text:p>
          </table:table-cell>
          <table:table-cell office:value-type="float" office:value="3030.7260000000001" table:style-name="ce14">
            <text:p>3,030.7</text:p>
          </table:table-cell>
          <table:table-cell office:value-type="float" office:value="5363.6890000000003" table:style-name="ce14">
            <text:p>5,363.7</text:p>
          </table:table-cell>
          <table:table-cell office:value-type="float" office:value="3335.828" table:style-name="ce14">
            <text:p>3,335.8</text:p>
          </table:table-cell>
          <table:table-cell office:value-type="float" office:value="29035.837" table:style-name="ce14">
            <text:p>29,035.8</text:p>
          </table:table-cell>
          <table:table-cell office:value-type="float" office:value="1733.789" table:style-name="ce14">
            <text:p>1,733.8</text:p>
          </table:table-cell>
          <table:table-cell office:value-type="float" office:value="2677.212" table:style-name="ce14">
            <text:p>2,677.2</text:p>
          </table:table-cell>
          <table:table-cell office:value-type="float" office:value="625.53499999999997" table:style-name="ce14">
            <text:p>625.5</text:p>
          </table:table-cell>
          <table:table-cell office:value-type="float" office:value="32.557000000000002" table:style-name="ce14">
            <text:p>32.6</text:p>
          </table:table-cell>
          <table:table-cell office:value-type="float" office:value="34104.93" table:style-name="ce14">
            <text:p>34,104.9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8 Q4</text:p>
          </table:table-cell>
          <table:table-cell office:value-type="float" office:value="1229.3599999999999" table:style-name="ce14">
            <text:p>1,229.4</text:p>
          </table:table-cell>
          <table:table-cell office:value-type="float" office:value="3814.2179999999998" table:style-name="ce14">
            <text:p>3,814.2</text:p>
          </table:table-cell>
          <table:table-cell office:value-type="float" office:value="2704.47" table:style-name="ce14">
            <text:p>2,704.5</text:p>
          </table:table-cell>
          <table:table-cell office:value-type="float" office:value="2630.4989999999998" table:style-name="ce14">
            <text:p>2,630.5</text:p>
          </table:table-cell>
          <table:table-cell office:value-type="float" office:value="3349.3090000000002" table:style-name="ce14">
            <text:p>3,349.3</text:p>
          </table:table-cell>
          <table:table-cell office:value-type="float" office:value="3476.9140000000002" table:style-name="ce14">
            <text:p>3,476.9</text:p>
          </table:table-cell>
          <table:table-cell office:value-type="float" office:value="3016.085" table:style-name="ce14">
            <text:p>3,016.1</text:p>
          </table:table-cell>
          <table:table-cell office:value-type="float" office:value="5336.6940000000004" table:style-name="ce14">
            <text:p>5,336.7</text:p>
          </table:table-cell>
          <table:table-cell office:value-type="float" office:value="3317.76" table:style-name="ce14">
            <text:p>3,317.8</text:p>
          </table:table-cell>
          <table:table-cell office:value-type="float" office:value="28875.309000000001" table:style-name="ce14">
            <text:p>28,875.3</text:p>
          </table:table-cell>
          <table:table-cell office:value-type="float" office:value="1723.415" table:style-name="ce14">
            <text:p>1,723.4</text:p>
          </table:table-cell>
          <table:table-cell office:value-type="float" office:value="2665.1860000000001" table:style-name="ce14">
            <text:p>2,665.2</text:p>
          </table:table-cell>
          <table:table-cell office:value-type="float" office:value="587.77599999999995" table:style-name="ce14">
            <text:p>587.8</text:p>
          </table:table-cell>
          <table:table-cell office:value-type="float" office:value="31.696000000000002" table:style-name="ce14">
            <text:p>31.7</text:p>
          </table:table-cell>
          <table:table-cell office:value-type="float" office:value="33883.381999999998" table:style-name="ce14">
            <text:p>33,883.4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9 Q1</text:p>
          </table:table-cell>
          <table:table-cell office:value-type="float" office:value="1230.9570000000001" table:style-name="ce14">
            <text:p>1,231.0</text:p>
          </table:table-cell>
          <table:table-cell office:value-type="float" office:value="3803.7249999999999" table:style-name="ce14">
            <text:p>3,803.7</text:p>
          </table:table-cell>
          <table:table-cell office:value-type="float" office:value="2694.98" table:style-name="ce14">
            <text:p>2,695.0</text:p>
          </table:table-cell>
          <table:table-cell office:value-type="float" office:value="2624.451" table:style-name="ce14">
            <text:p>2,624.5</text:p>
          </table:table-cell>
          <table:table-cell office:value-type="float" office:value="3295.0450000000001" table:style-name="ce14">
            <text:p>3,295.0</text:p>
          </table:table-cell>
          <table:table-cell office:value-type="float" office:value="3479.0030000000002" table:style-name="ce14">
            <text:p>3,479.0</text:p>
          </table:table-cell>
          <table:table-cell office:value-type="float" office:value="2977.7750000000001" table:style-name="ce14">
            <text:p>2,977.8</text:p>
          </table:table-cell>
          <table:table-cell office:value-type="float" office:value="5397.7749999999996" table:style-name="ce14">
            <text:p>5,397.8</text:p>
          </table:table-cell>
          <table:table-cell office:value-type="float" office:value="3352.6289999999999" table:style-name="ce14">
            <text:p>3,352.6</text:p>
          </table:table-cell>
          <table:table-cell office:value-type="float" office:value="28856.34" table:style-name="ce14">
            <text:p>28,856.3</text:p>
          </table:table-cell>
          <table:table-cell office:value-type="float" office:value="1722.0319999999999" table:style-name="ce14">
            <text:p>1,722.0</text:p>
          </table:table-cell>
          <table:table-cell office:value-type="float" office:value="2670.3910000000001" table:style-name="ce14">
            <text:p>2,670.4</text:p>
          </table:table-cell>
          <table:table-cell office:value-type="float" office:value="694.50300000000004" table:style-name="ce14">
            <text:p>694.5</text:p>
          </table:table-cell>
          <table:table-cell office:value-type="float" office:value="30.826000000000001" table:style-name="ce14">
            <text:p>30.8</text:p>
          </table:table-cell>
          <table:table-cell office:value-type="float" office:value="33974.091999999997" table:style-name="ce14">
            <text:p>33,974.1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2</text:p>
          </table:table-cell>
          <table:table-cell office:value-type="float" office:value="1234.962" table:style-name="ce14">
            <text:p>1,235.0</text:p>
          </table:table-cell>
          <table:table-cell office:value-type="float" office:value="3805.0990000000002" table:style-name="ce14">
            <text:p>3,805.1</text:p>
          </table:table-cell>
          <table:table-cell office:value-type="float" office:value="2705.5720000000001" table:style-name="ce14">
            <text:p>2,705.6</text:p>
          </table:table-cell>
          <table:table-cell office:value-type="float" office:value="2649.7429999999999" table:style-name="ce14">
            <text:p>2,649.7</text:p>
          </table:table-cell>
          <table:table-cell office:value-type="float" office:value="3317.335" table:style-name="ce14">
            <text:p>3,317.3</text:p>
          </table:table-cell>
          <table:table-cell office:value-type="float" office:value="3501.3679999999999" table:style-name="ce14">
            <text:p>3,501.4</text:p>
          </table:table-cell>
          <table:table-cell office:value-type="float" office:value="2985.1990000000001" table:style-name="ce14">
            <text:p>2,985.2</text:p>
          </table:table-cell>
          <table:table-cell office:value-type="float" office:value="5412.5290000000005" table:style-name="ce14">
            <text:p>5,412.5</text:p>
          </table:table-cell>
          <table:table-cell office:value-type="float" office:value="3371.6129999999998" table:style-name="ce14">
            <text:p>3,371.6</text:p>
          </table:table-cell>
          <table:table-cell office:value-type="float" office:value="28983.42" table:style-name="ce14">
            <text:p>28,983.4</text:p>
          </table:table-cell>
          <table:table-cell office:value-type="float" office:value="1732.442" table:style-name="ce14">
            <text:p>1,732.4</text:p>
          </table:table-cell>
          <table:table-cell office:value-type="float" office:value="2686.83" table:style-name="ce14">
            <text:p>2,686.8</text:p>
          </table:table-cell>
          <table:table-cell office:value-type="float" office:value="686.726" table:style-name="ce14">
            <text:p>686.7</text:p>
          </table:table-cell>
          <table:table-cell office:value-type="float" office:value="30.193000000000001" table:style-name="ce14">
            <text:p>30.2</text:p>
          </table:table-cell>
          <table:table-cell office:value-type="float" office:value="34119.610999999997" table:style-name="ce14">
            <text:p>34,119.6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3</text:p>
          </table:table-cell>
          <table:table-cell office:value-type="float" office:value="1235.277" table:style-name="ce14">
            <text:p>1,235.3</text:p>
          </table:table-cell>
          <table:table-cell office:value-type="float" office:value="3779.17" table:style-name="ce14">
            <text:p>3,779.2</text:p>
          </table:table-cell>
          <table:table-cell office:value-type="float" office:value="2708.9589999999998" table:style-name="ce14">
            <text:p>2,709.0</text:p>
          </table:table-cell>
          <table:table-cell office:value-type="float" office:value="2647.7220000000002" table:style-name="ce14">
            <text:p>2,647.7</text:p>
          </table:table-cell>
          <table:table-cell office:value-type="float" office:value="3336.6039999999998" table:style-name="ce14">
            <text:p>3,336.6</text:p>
          </table:table-cell>
          <table:table-cell office:value-type="float" office:value="3510.509" table:style-name="ce14">
            <text:p>3,510.5</text:p>
          </table:table-cell>
          <table:table-cell office:value-type="float" office:value="2980.4859999999999" table:style-name="ce14">
            <text:p>2,980.5</text:p>
          </table:table-cell>
          <table:table-cell office:value-type="float" office:value="5417.5060000000003" table:style-name="ce14">
            <text:p>5,417.5</text:p>
          </table:table-cell>
          <table:table-cell office:value-type="float" office:value="3374.1149999999998" table:style-name="ce14">
            <text:p>3,374.1</text:p>
          </table:table-cell>
          <table:table-cell office:value-type="float" office:value="28990.348000000002" table:style-name="ce14">
            <text:p>28,990.3</text:p>
          </table:table-cell>
          <table:table-cell office:value-type="float" office:value="1732.807" table:style-name="ce14">
            <text:p>1,732.8</text:p>
          </table:table-cell>
          <table:table-cell office:value-type="float" office:value="2691.415" table:style-name="ce14">
            <text:p>2,691.4</text:p>
          </table:table-cell>
          <table:table-cell office:value-type="float" office:value="686.92899999999997" table:style-name="ce14">
            <text:p>686.9</text:p>
          </table:table-cell>
          <table:table-cell office:value-type="float" office:value="29.597999999999999" table:style-name="ce14">
            <text:p>29.6</text:p>
          </table:table-cell>
          <table:table-cell office:value-type="float" office:value="34131.097000000002" table:style-name="ce14">
            <text:p>34,131.1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4</text:p>
          </table:table-cell>
          <table:table-cell office:value-type="float" office:value="1229.1279999999999" table:style-name="ce14">
            <text:p>1,229.1</text:p>
          </table:table-cell>
          <table:table-cell office:value-type="float" office:value="3758.951" table:style-name="ce14">
            <text:p>3,759.0</text:p>
          </table:table-cell>
          <table:table-cell office:value-type="float" office:value="2700.2049999999999" table:style-name="ce14">
            <text:p>2,700.2</text:p>
          </table:table-cell>
          <table:table-cell office:value-type="float" office:value="2632.8119999999999" table:style-name="ce14">
            <text:p>2,632.8</text:p>
          </table:table-cell>
          <table:table-cell office:value-type="float" office:value="3324.8870000000002" table:style-name="ce14">
            <text:p>3,324.9</text:p>
          </table:table-cell>
          <table:table-cell office:value-type="float" office:value="3500.4009999999998" table:style-name="ce14">
            <text:p>3,500.4</text:p>
          </table:table-cell>
          <table:table-cell office:value-type="float" office:value="2968.0329999999999" table:style-name="ce14">
            <text:p>2,968.0</text:p>
          </table:table-cell>
          <table:table-cell office:value-type="float" office:value="5408.6589999999997" table:style-name="ce14">
            <text:p>5,408.7</text:p>
          </table:table-cell>
          <table:table-cell office:value-type="float" office:value="3364.752" table:style-name="ce14">
            <text:p>3,364.8</text:p>
          </table:table-cell>
          <table:table-cell office:value-type="float" office:value="28887.828000000001" table:style-name="ce14">
            <text:p>28,887.8</text:p>
          </table:table-cell>
          <table:table-cell office:value-type="float" office:value="1727.02" table:style-name="ce14">
            <text:p>1,727.0</text:p>
          </table:table-cell>
          <table:table-cell office:value-type="float" office:value="2683.8989999999999" table:style-name="ce14">
            <text:p>2,683.9</text:p>
          </table:table-cell>
          <table:table-cell office:value-type="float" office:value="630.86900000000003" table:style-name="ce14">
            <text:p>630.9</text:p>
          </table:table-cell>
          <table:table-cell office:value-type="float" office:value="28.814" table:style-name="ce14">
            <text:p>28.8</text:p>
          </table:table-cell>
          <table:table-cell office:value-type="float" office:value="33958.43" table:style-name="ce14">
            <text:p>33,958.4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0 Q1</text:p>
          </table:table-cell>
          <table:table-cell office:value-type="float" office:value="1225.8810000000001" table:style-name="ce14">
            <text:p>1,225.9</text:p>
          </table:table-cell>
          <table:table-cell office:value-type="float" office:value="3747.1" table:style-name="ce14">
            <text:p>3,747.1</text:p>
          </table:table-cell>
          <table:table-cell office:value-type="float" office:value="2693.9169999999999" table:style-name="ce14">
            <text:p>2,693.9</text:p>
          </table:table-cell>
          <table:table-cell office:value-type="float" office:value="2638.6" table:style-name="ce14">
            <text:p>2,638.6</text:p>
          </table:table-cell>
          <table:table-cell office:value-type="float" office:value="3313.6010000000001" table:style-name="ce14">
            <text:p>3,313.6</text:p>
          </table:table-cell>
          <table:table-cell office:value-type="float" office:value="3498.3470000000002" table:style-name="ce14">
            <text:p>3,498.3</text:p>
          </table:table-cell>
          <table:table-cell office:value-type="float" office:value="2965.7649999999999" table:style-name="ce14">
            <text:p>2,965.8</text:p>
          </table:table-cell>
          <table:table-cell office:value-type="float" office:value="5415.4740000000002" table:style-name="ce14">
            <text:p>5,415.5</text:p>
          </table:table-cell>
          <table:table-cell office:value-type="float" office:value="3366.0039999999999" table:style-name="ce14">
            <text:p>3,366.0</text:p>
          </table:table-cell>
          <table:table-cell office:value-type="float" office:value="28864.688999999998" table:style-name="ce14">
            <text:p>28,864.7</text:p>
          </table:table-cell>
          <table:table-cell office:value-type="float" office:value="1724.0329999999999" table:style-name="ce14">
            <text:p>1,724.0</text:p>
          </table:table-cell>
          <table:table-cell office:value-type="float" office:value="2681.3159999999998" table:style-name="ce14">
            <text:p>2,681.3</text:p>
          </table:table-cell>
          <table:table-cell office:value-type="float" office:value="709.36199999999997" table:style-name="ce14">
            <text:p>709.4</text:p>
          </table:table-cell>
          <table:table-cell office:value-type="float" office:value="28.134" table:style-name="ce14">
            <text:p>28.1</text:p>
          </table:table-cell>
          <table:table-cell office:value-type="float" office:value="34007.534" table:style-name="ce14">
            <text:p>34,007.5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2</text:p>
          </table:table-cell>
          <table:table-cell office:value-type="float" office:value="1236.7760000000001" table:style-name="ce14">
            <text:p>1,236.8</text:p>
          </table:table-cell>
          <table:table-cell office:value-type="float" office:value="3726.6559999999999" table:style-name="ce14">
            <text:p>3,726.7</text:p>
          </table:table-cell>
          <table:table-cell office:value-type="float" office:value="2716.7860000000001" table:style-name="ce14">
            <text:p>2,716.8</text:p>
          </table:table-cell>
          <table:table-cell office:value-type="float" office:value="2669.145" table:style-name="ce14">
            <text:p>2,669.1</text:p>
          </table:table-cell>
          <table:table-cell office:value-type="float" office:value="3356.8130000000001" table:style-name="ce14">
            <text:p>3,356.8</text:p>
          </table:table-cell>
          <table:table-cell office:value-type="float" office:value="3533.152" table:style-name="ce14">
            <text:p>3,533.2</text:p>
          </table:table-cell>
          <table:table-cell office:value-type="float" office:value="2986.8159999999998" table:style-name="ce14">
            <text:p>2,986.8</text:p>
          </table:table-cell>
          <table:table-cell office:value-type="float" office:value="5476.8639999999996" table:style-name="ce14">
            <text:p>5,476.9</text:p>
          </table:table-cell>
          <table:table-cell office:value-type="float" office:value="3408.5039999999999" table:style-name="ce14">
            <text:p>3,408.5</text:p>
          </table:table-cell>
          <table:table-cell office:value-type="float" office:value="29111.511999999999" table:style-name="ce14">
            <text:p>29,111.5</text:p>
          </table:table-cell>
          <table:table-cell office:value-type="float" office:value="1739.431" table:style-name="ce14">
            <text:p>1,739.4</text:p>
          </table:table-cell>
          <table:table-cell office:value-type="float" office:value="2704.5140000000001" table:style-name="ce14">
            <text:p>2,704.5</text:p>
          </table:table-cell>
          <table:table-cell office:value-type="float" office:value="708.89400000000001" table:style-name="ce14">
            <text:p>708.9</text:p>
          </table:table-cell>
          <table:table-cell office:value-type="float" office:value="27.61" table:style-name="ce14">
            <text:p>27.6</text:p>
          </table:table-cell>
          <table:table-cell office:value-type="float" office:value="34291.961000000003" table:style-name="ce14">
            <text:p>34,292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3</text:p>
          </table:table-cell>
          <table:table-cell office:value-type="float" office:value="1239.175" table:style-name="ce14">
            <text:p>1,239.2</text:p>
          </table:table-cell>
          <table:table-cell office:value-type="float" office:value="3686.7370000000001" table:style-name="ce14">
            <text:p>3,686.7</text:p>
          </table:table-cell>
          <table:table-cell office:value-type="float" office:value="2723.623" table:style-name="ce14">
            <text:p>2,723.6</text:p>
          </table:table-cell>
          <table:table-cell office:value-type="float" office:value="2671.0920000000001" table:style-name="ce14">
            <text:p>2,671.1</text:p>
          </table:table-cell>
          <table:table-cell office:value-type="float" office:value="3390.8910000000001" table:style-name="ce14">
            <text:p>3,390.9</text:p>
          </table:table-cell>
          <table:table-cell office:value-type="float" office:value="3546.4009999999998" table:style-name="ce14">
            <text:p>3,546.4</text:p>
          </table:table-cell>
          <table:table-cell office:value-type="float" office:value="2988.1439999999998" table:style-name="ce14">
            <text:p>2,988.1</text:p>
          </table:table-cell>
          <table:table-cell office:value-type="float" office:value="5503.6930000000002" table:style-name="ce14">
            <text:p>5,503.7</text:p>
          </table:table-cell>
          <table:table-cell office:value-type="float" office:value="3432.5929999999998" table:style-name="ce14">
            <text:p>3,432.6</text:p>
          </table:table-cell>
          <table:table-cell office:value-type="float" office:value="29182.348999999998" table:style-name="ce14">
            <text:p>29,182.3</text:p>
          </table:table-cell>
          <table:table-cell office:value-type="float" office:value="1745.3440000000001" table:style-name="ce14">
            <text:p>1,745.3</text:p>
          </table:table-cell>
          <table:table-cell office:value-type="float" office:value="2714.6329999999998" table:style-name="ce14">
            <text:p>2,714.6</text:p>
          </table:table-cell>
          <table:table-cell office:value-type="float" office:value="730.18200000000002" table:style-name="ce14">
            <text:p>730.2</text:p>
          </table:table-cell>
          <table:table-cell office:value-type="float" office:value="27.155000000000001" table:style-name="ce14">
            <text:p>27.2</text:p>
          </table:table-cell>
          <table:table-cell office:value-type="float" office:value="34399.663" table:style-name="ce14">
            <text:p>34,399.7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4</text:p>
          </table:table-cell>
          <table:table-cell office:value-type="float" office:value="1226.096" table:style-name="ce14">
            <text:p>1,226.1</text:p>
          </table:table-cell>
          <table:table-cell office:value-type="float" office:value="3642.7669999999998" table:style-name="ce14">
            <text:p>3,642.8</text:p>
          </table:table-cell>
          <table:table-cell office:value-type="float" office:value="2699.8110000000001" table:style-name="ce14">
            <text:p>2,699.8</text:p>
          </table:table-cell>
          <table:table-cell office:value-type="float" office:value="2645.8939999999998" table:style-name="ce14">
            <text:p>2,645.9</text:p>
          </table:table-cell>
          <table:table-cell office:value-type="float" office:value="3354.2350000000001" table:style-name="ce14">
            <text:p>3,354.2</text:p>
          </table:table-cell>
          <table:table-cell office:value-type="float" office:value="3522.6819999999998" table:style-name="ce14">
            <text:p>3,522.7</text:p>
          </table:table-cell>
          <table:table-cell office:value-type="float" office:value="2967.3339999999998" table:style-name="ce14">
            <text:p>2,967.3</text:p>
          </table:table-cell>
          <table:table-cell office:value-type="float" office:value="5470.8220000000001" table:style-name="ce14">
            <text:p>5,470.8</text:p>
          </table:table-cell>
          <table:table-cell office:value-type="float" office:value="3413.1179999999999" table:style-name="ce14">
            <text:p>3,413.1</text:p>
          </table:table-cell>
          <table:table-cell office:value-type="float" office:value="28942.758999999998" table:style-name="ce14">
            <text:p>28,942.8</text:p>
          </table:table-cell>
          <table:table-cell office:value-type="float" office:value="1732.9770000000001" table:style-name="ce14">
            <text:p>1,733.0</text:p>
          </table:table-cell>
          <table:table-cell office:value-type="float" office:value="2684.7139999999999" table:style-name="ce14">
            <text:p>2,684.7</text:p>
          </table:table-cell>
          <table:table-cell office:value-type="float" office:value="753.80799999999999" table:style-name="ce14">
            <text:p>753.8</text:p>
          </table:table-cell>
          <table:table-cell office:value-type="float" office:value="5.89" table:style-name="ce14">
            <text:p>5.9</text:p>
          </table:table-cell>
          <table:table-cell office:value-type="float" office:value="34120.148000000001" table:style-name="ce14">
            <text:p>34,120.1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1 Q1</text:p>
          </table:table-cell>
          <table:table-cell office:value-type="float" office:value="1229.3720000000001" table:style-name="ce14">
            <text:p>1,229.4</text:p>
          </table:table-cell>
          <table:table-cell office:value-type="float" office:value="3604.9319999999998" table:style-name="ce14">
            <text:p>3,604.9</text:p>
          </table:table-cell>
          <table:table-cell office:value-type="float" office:value="2710.55" table:style-name="ce14">
            <text:p>2,710.6</text:p>
          </table:table-cell>
          <table:table-cell office:value-type="float" office:value="2659.9490000000001" table:style-name="ce14">
            <text:p>2,659.9</text:p>
          </table:table-cell>
          <table:table-cell office:value-type="float" office:value="3421.652" table:style-name="ce14">
            <text:p>3,421.7</text:p>
          </table:table-cell>
          <table:table-cell office:value-type="float" office:value="3537.01" table:style-name="ce14">
            <text:p>3,537.0</text:p>
          </table:table-cell>
          <table:table-cell office:value-type="float" office:value="2971.0790000000002" table:style-name="ce14">
            <text:p>2,971.1</text:p>
          </table:table-cell>
          <table:table-cell office:value-type="float" office:value="5491.2370000000001" table:style-name="ce14">
            <text:p>5,491.2</text:p>
          </table:table-cell>
          <table:table-cell office:value-type="float" office:value="3429.8690000000001" table:style-name="ce14">
            <text:p>3,429.9</text:p>
          </table:table-cell>
          <table:table-cell office:value-type="float" office:value="29055.65" table:style-name="ce14">
            <text:p>29,055.7</text:p>
          </table:table-cell>
          <table:table-cell office:value-type="float" office:value="1738.058" table:style-name="ce14">
            <text:p>1,738.1</text:p>
          </table:table-cell>
          <table:table-cell office:value-type="float" office:value="2691.1379999999999" table:style-name="ce14">
            <text:p>2,691.1</text:p>
          </table:table-cell>
          <table:table-cell office:value-type="float" office:value="744.67100000000005" table:style-name="ce14">
            <text:p>744.7</text:p>
          </table:table-cell>
          <table:table-cell office:value-type="float" office:value="5.7679999999999998" table:style-name="ce14">
            <text:p>5.8</text:p>
          </table:table-cell>
          <table:table-cell office:value-type="float" office:value="34235.285000000003" table:style-name="ce14">
            <text:p>34,235.3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2</text:p>
          </table:table-cell>
          <table:table-cell office:value-type="float" office:value="1234.1600000000001" table:style-name="ce14">
            <text:p>1,234.2</text:p>
          </table:table-cell>
          <table:table-cell office:value-type="float" office:value="3593.4209999999998" table:style-name="ce14">
            <text:p>3,593.4</text:p>
          </table:table-cell>
          <table:table-cell office:value-type="float" office:value="2726.9659999999999" table:style-name="ce14">
            <text:p>2,727.0</text:p>
          </table:table-cell>
          <table:table-cell office:value-type="float" office:value="2695.02" table:style-name="ce14">
            <text:p>2,695.0</text:p>
          </table:table-cell>
          <table:table-cell office:value-type="float" office:value="3478.24" table:style-name="ce14">
            <text:p>3,478.2</text:p>
          </table:table-cell>
          <table:table-cell office:value-type="float" office:value="3565.8" table:style-name="ce14">
            <text:p>3,565.8</text:p>
          </table:table-cell>
          <table:table-cell office:value-type="float" office:value="2981.3690000000001" table:style-name="ce14">
            <text:p>2,981.4</text:p>
          </table:table-cell>
          <table:table-cell office:value-type="float" office:value="5510.1509999999998" table:style-name="ce14">
            <text:p>5,510.2</text:p>
          </table:table-cell>
          <table:table-cell office:value-type="float" office:value="3455.6480000000001" table:style-name="ce14">
            <text:p>3,455.6</text:p>
          </table:table-cell>
          <table:table-cell office:value-type="float" office:value="29240.775000000001" table:style-name="ce14">
            <text:p>29,240.8</text:p>
          </table:table-cell>
          <table:table-cell office:value-type="float" office:value="1749.9390000000001" table:style-name="ce14">
            <text:p>1,749.9</text:p>
          </table:table-cell>
          <table:table-cell office:value-type="float" office:value="2711.5940000000001" table:style-name="ce14">
            <text:p>2,711.6</text:p>
          </table:table-cell>
          <table:table-cell office:value-type="float" office:value="723.36500000000001" table:style-name="ce14">
            <text:p>723.4</text:p>
          </table:table-cell>
          <table:table-cell office:value-type="float" office:value="5.7210000000000001" table:style-name="ce14">
            <text:p>5.7</text:p>
          </table:table-cell>
          <table:table-cell office:value-type="float" office:value="34431.394" table:style-name="ce14">
            <text:p>34,431.4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3</text:p>
          </table:table-cell>
          <table:table-cell office:value-type="float" office:value="1252.663" table:style-name="ce14">
            <text:p>1,252.7</text:p>
          </table:table-cell>
          <table:table-cell office:value-type="float" office:value="3580.4050000000002" table:style-name="ce14">
            <text:p>3,580.4</text:p>
          </table:table-cell>
          <table:table-cell office:value-type="float" office:value="2729.2020000000002" table:style-name="ce14">
            <text:p>2,729.2</text:p>
          </table:table-cell>
          <table:table-cell office:value-type="float" office:value="2685.6460000000002" table:style-name="ce14">
            <text:p>2,685.6</text:p>
          </table:table-cell>
          <table:table-cell office:value-type="float" office:value="3484.1060000000002" table:style-name="ce14">
            <text:p>3,484.1</text:p>
          </table:table-cell>
          <table:table-cell office:value-type="float" office:value="3572.3119999999999" table:style-name="ce14">
            <text:p>3,572.3</text:p>
          </table:table-cell>
          <table:table-cell office:value-type="float" office:value="2968.1750000000002" table:style-name="ce14">
            <text:p>2,968.2</text:p>
          </table:table-cell>
          <table:table-cell office:value-type="float" office:value="5514.4139999999998" table:style-name="ce14">
            <text:p>5,514.4</text:p>
          </table:table-cell>
          <table:table-cell office:value-type="float" office:value="3464.3290000000002" table:style-name="ce14">
            <text:p>3,464.3</text:p>
          </table:table-cell>
          <table:table-cell office:value-type="float" office:value="29251.252" table:style-name="ce14">
            <text:p>29,251.3</text:p>
          </table:table-cell>
          <table:table-cell office:value-type="float" office:value="1753.7840000000001" table:style-name="ce14">
            <text:p>1,753.8</text:p>
          </table:table-cell>
          <table:table-cell office:value-type="float" office:value="2712.625" table:style-name="ce14">
            <text:p>2,712.6</text:p>
          </table:table-cell>
          <table:table-cell office:value-type="float" office:value="749.029" table:style-name="ce14">
            <text:p>749.0</text:p>
          </table:table-cell>
          <table:table-cell office:value-type="float" office:value="5.5970000000000004" table:style-name="ce14">
            <text:p>5.6</text:p>
          </table:table-cell>
          <table:table-cell office:value-type="float" office:value="34472.286999999997" table:style-name="ce14">
            <text:p>34,472.3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4</text:p>
          </table:table-cell>
          <table:table-cell office:value-type="float" office:value="1261.308" table:style-name="ce14">
            <text:p>1,261.3</text:p>
          </table:table-cell>
          <table:table-cell office:value-type="float" office:value="3553.4949999999999" table:style-name="ce14">
            <text:p>3,553.5</text:p>
          </table:table-cell>
          <table:table-cell office:value-type="float" office:value="2707.87" table:style-name="ce14">
            <text:p>2,707.9</text:p>
          </table:table-cell>
          <table:table-cell office:value-type="float" office:value="2663.3069999999998" table:style-name="ce14">
            <text:p>2,663.3</text:p>
          </table:table-cell>
          <table:table-cell office:value-type="float" office:value="3444.9250000000002" table:style-name="ce14">
            <text:p>3,444.9</text:p>
          </table:table-cell>
          <table:table-cell office:value-type="float" office:value="3547.9580000000001" table:style-name="ce14">
            <text:p>3,548.0</text:p>
          </table:table-cell>
          <table:table-cell office:value-type="float" office:value="2942.6709999999998" table:style-name="ce14">
            <text:p>2,942.7</text:p>
          </table:table-cell>
          <table:table-cell office:value-type="float" office:value="5481.3630000000003" table:style-name="ce14">
            <text:p>5,481.4</text:p>
          </table:table-cell>
          <table:table-cell office:value-type="float" office:value="3466.31" table:style-name="ce14">
            <text:p>3,466.3</text:p>
          </table:table-cell>
          <table:table-cell office:value-type="float" office:value="29069.206999999999" table:style-name="ce14">
            <text:p>29,069.2</text:p>
          </table:table-cell>
          <table:table-cell office:value-type="float" office:value="1742.377" table:style-name="ce14">
            <text:p>1,742.4</text:p>
          </table:table-cell>
          <table:table-cell office:value-type="float" office:value="2690.9070000000002" table:style-name="ce14">
            <text:p>2,690.9</text:p>
          </table:table-cell>
          <table:table-cell office:value-type="float" office:value="720.65700000000004" table:style-name="ce14">
            <text:p>720.7</text:p>
          </table:table-cell>
          <table:table-cell office:value-type="float" office:value="5.4459999999999997" table:style-name="ce14">
            <text:p>5.4</text:p>
          </table:table-cell>
          <table:table-cell office:value-type="float" office:value="34228.593999999997" table:style-name="ce14">
            <text:p>34,228.6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2 Q1</text:p>
          </table:table-cell>
          <table:table-cell office:value-type="float" office:value="1265.2" table:style-name="ce14">
            <text:p>1,265.2</text:p>
          </table:table-cell>
          <table:table-cell office:value-type="float" office:value="3558.2930000000001" table:style-name="ce14">
            <text:p>3,558.3</text:p>
          </table:table-cell>
          <table:table-cell office:value-type="float" office:value="2711.7959999999998" table:style-name="ce14">
            <text:p>2,711.8</text:p>
          </table:table-cell>
          <table:table-cell office:value-type="float" office:value="2671.7849999999999" table:style-name="ce14">
            <text:p>2,671.8</text:p>
          </table:table-cell>
          <table:table-cell office:value-type="float" office:value="3445.7080000000001" table:style-name="ce14">
            <text:p>3,445.7</text:p>
          </table:table-cell>
          <table:table-cell office:value-type="float" office:value="3556.9430000000002" table:style-name="ce14">
            <text:p>3,556.9</text:p>
          </table:table-cell>
          <table:table-cell office:value-type="float" office:value="2942.6089999999999" table:style-name="ce14">
            <text:p>2,942.6</text:p>
          </table:table-cell>
          <table:table-cell office:value-type="float" office:value="5509.53" table:style-name="ce14">
            <text:p>5,509.5</text:p>
          </table:table-cell>
          <table:table-cell office:value-type="float" office:value="3479.21" table:style-name="ce14">
            <text:p>3,479.2</text:p>
          </table:table-cell>
          <table:table-cell office:value-type="float" office:value="29141.074000000001" table:style-name="ce14">
            <text:p>29,141.1</text:p>
          </table:table-cell>
          <table:table-cell office:value-type="float" office:value="1746.162" table:style-name="ce14">
            <text:p>1,746.2</text:p>
          </table:table-cell>
          <table:table-cell office:value-type="float" office:value="2704.0520000000001" table:style-name="ce14">
            <text:p>2,704.1</text:p>
          </table:table-cell>
          <table:table-cell office:value-type="float" office:value="750.67499999999995" table:style-name="ce14">
            <text:p>750.7</text:p>
          </table:table-cell>
          <table:table-cell office:value-type="float" office:value="5.2779999999999996" table:style-name="ce14">
            <text:p>5.3</text:p>
          </table:table-cell>
          <table:table-cell office:value-type="float" office:value="34347.241000000002" table:style-name="ce14">
            <text:p>34,347.2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2</text:p>
          </table:table-cell>
          <table:table-cell office:value-type="float" office:value="1270.182" table:style-name="ce14">
            <text:p>1,270.2</text:p>
          </table:table-cell>
          <table:table-cell office:value-type="float" office:value="3572.357" table:style-name="ce14">
            <text:p>3,572.4</text:p>
          </table:table-cell>
          <table:table-cell office:value-type="float" office:value="2734.1030000000001" table:style-name="ce14">
            <text:p>2,734.1</text:p>
          </table:table-cell>
          <table:table-cell office:value-type="float" office:value="2704.6880000000001" table:style-name="ce14">
            <text:p>2,704.7</text:p>
          </table:table-cell>
          <table:table-cell office:value-type="float" office:value="3459.23" table:style-name="ce14">
            <text:p>3,459.2</text:p>
          </table:table-cell>
          <table:table-cell office:value-type="float" office:value="3584.6669999999999" table:style-name="ce14">
            <text:p>3,584.7</text:p>
          </table:table-cell>
          <table:table-cell office:value-type="float" office:value="2951.9650000000001" table:style-name="ce14">
            <text:p>2,952.0</text:p>
          </table:table-cell>
          <table:table-cell office:value-type="float" office:value="5562.2539999999999" table:style-name="ce14">
            <text:p>5,562.3</text:p>
          </table:table-cell>
          <table:table-cell office:value-type="float" office:value="3508.0349999999999" table:style-name="ce14">
            <text:p>3,508.0</text:p>
          </table:table-cell>
          <table:table-cell office:value-type="float" office:value="29347.481" table:style-name="ce14">
            <text:p>29,347.5</text:p>
          </table:table-cell>
          <table:table-cell office:value-type="float" office:value="1760.4010000000001" table:style-name="ce14">
            <text:p>1,760.4</text:p>
          </table:table-cell>
          <table:table-cell office:value-type="float" office:value="2725.201" table:style-name="ce14">
            <text:p>2,725.2</text:p>
          </table:table-cell>
          <table:table-cell office:value-type="float" office:value="752.60599999999999" table:style-name="ce14">
            <text:p>752.6</text:p>
          </table:table-cell>
          <table:table-cell office:value-type="float" office:value="5.1929999999999996" table:style-name="ce14">
            <text:p>5.2</text:p>
          </table:table-cell>
          <table:table-cell office:value-type="float" office:value="34590.881999999998" table:style-name="ce14">
            <text:p>34,590.9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3</text:p>
          </table:table-cell>
          <table:table-cell office:value-type="float" office:value="1275.771" table:style-name="ce14">
            <text:p>1,275.8</text:p>
          </table:table-cell>
          <table:table-cell office:value-type="float" office:value="3587.77" table:style-name="ce14">
            <text:p>3,587.8</text:p>
          </table:table-cell>
          <table:table-cell office:value-type="float" office:value="2744.87" table:style-name="ce14">
            <text:p>2,744.9</text:p>
          </table:table-cell>
          <table:table-cell office:value-type="float" office:value="2718.6750000000002" table:style-name="ce14">
            <text:p>2,718.7</text:p>
          </table:table-cell>
          <table:table-cell office:value-type="float" office:value="3470.7370000000001" table:style-name="ce14">
            <text:p>3,470.7</text:p>
          </table:table-cell>
          <table:table-cell office:value-type="float" office:value="3607.558" table:style-name="ce14">
            <text:p>3,607.6</text:p>
          </table:table-cell>
          <table:table-cell office:value-type="float" office:value="2953.9560000000001" table:style-name="ce14">
            <text:p>2,954.0</text:p>
          </table:table-cell>
          <table:table-cell office:value-type="float" office:value="5593.8090000000002" table:style-name="ce14">
            <text:p>5,593.8</text:p>
          </table:table-cell>
          <table:table-cell office:value-type="float" office:value="3534.84" table:style-name="ce14">
            <text:p>3,534.8</text:p>
          </table:table-cell>
          <table:table-cell office:value-type="float" office:value="29487.986000000001" table:style-name="ce14">
            <text:p>29,488.0</text:p>
          </table:table-cell>
          <table:table-cell office:value-type="float" office:value="1769.9110000000001" table:style-name="ce14">
            <text:p>1,769.9</text:p>
          </table:table-cell>
          <table:table-cell office:value-type="float" office:value="2741.114" table:style-name="ce14">
            <text:p>2,741.1</text:p>
          </table:table-cell>
          <table:table-cell office:value-type="float" office:value="718.46" table:style-name="ce14">
            <text:p>718.5</text:p>
          </table:table-cell>
          <table:table-cell office:value-type="float" office:value="5.0049999999999999" table:style-name="ce14">
            <text:p>5.0</text:p>
          </table:table-cell>
          <table:table-cell office:value-type="float" office:value="34722.476000000002" table:style-name="ce14">
            <text:p>34,722.5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4</text:p>
          </table:table-cell>
          <table:table-cell office:value-type="float" office:value="1264.9010000000001" table:style-name="ce14">
            <text:p>1,264.9</text:p>
          </table:table-cell>
          <table:table-cell office:value-type="float" office:value="3559.8249999999998" table:style-name="ce14">
            <text:p>3,559.8</text:p>
          </table:table-cell>
          <table:table-cell office:value-type="float" office:value="2720.0210000000002" table:style-name="ce14">
            <text:p>2,720.0</text:p>
          </table:table-cell>
          <table:table-cell office:value-type="float" office:value="2688.701" table:style-name="ce14">
            <text:p>2,688.7</text:p>
          </table:table-cell>
          <table:table-cell office:value-type="float" office:value="3439.5929999999998" table:style-name="ce14">
            <text:p>3,439.6</text:p>
          </table:table-cell>
          <table:table-cell office:value-type="float" office:value="3582.7570000000001" table:style-name="ce14">
            <text:p>3,582.8</text:p>
          </table:table-cell>
          <table:table-cell office:value-type="float" office:value="2933.6680000000001" table:style-name="ce14">
            <text:p>2,933.7</text:p>
          </table:table-cell>
          <table:table-cell office:value-type="float" office:value="5572.34" table:style-name="ce14">
            <text:p>5,572.3</text:p>
          </table:table-cell>
          <table:table-cell office:value-type="float" office:value="3513.0309999999999" table:style-name="ce14">
            <text:p>3,513.0</text:p>
          </table:table-cell>
          <table:table-cell office:value-type="float" office:value="29274.837" table:style-name="ce14">
            <text:p>29,274.8</text:p>
          </table:table-cell>
          <table:table-cell office:value-type="float" office:value="1757.008" table:style-name="ce14">
            <text:p>1,757.0</text:p>
          </table:table-cell>
          <table:table-cell office:value-type="float" office:value="2717.1129999999998" table:style-name="ce14">
            <text:p>2,717.1</text:p>
          </table:table-cell>
          <table:table-cell office:value-type="float" office:value="768.44299999999998" table:style-name="ce14">
            <text:p>768.4</text:p>
          </table:table-cell>
          <table:table-cell office:value-type="float" office:value="4.9210000000000003" table:style-name="ce14">
            <text:p>4.9</text:p>
          </table:table-cell>
          <table:table-cell office:value-type="float" office:value="34522.322" table:style-name="ce14">
            <text:p>34,522.3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3 Q1</text:p>
          </table:table-cell>
          <table:table-cell office:value-type="float" office:value="1264.848" table:style-name="ce14">
            <text:p>1,264.8</text:p>
          </table:table-cell>
          <table:table-cell office:value-type="float" office:value="3566.0540000000001" table:style-name="ce14">
            <text:p>3,566.1</text:p>
          </table:table-cell>
          <table:table-cell office:value-type="float" office:value="2724.7139999999999" table:style-name="ce14">
            <text:p>2,724.7</text:p>
          </table:table-cell>
          <table:table-cell office:value-type="float" office:value="2702.3009999999999" table:style-name="ce14">
            <text:p>2,702.3</text:p>
          </table:table-cell>
          <table:table-cell office:value-type="float" office:value="3435.8530000000001" table:style-name="ce14">
            <text:p>3,435.9</text:p>
          </table:table-cell>
          <table:table-cell office:value-type="float" office:value="3590.9580000000001" table:style-name="ce14">
            <text:p>3,591.0</text:p>
          </table:table-cell>
          <table:table-cell office:value-type="float" office:value="2935.1" table:style-name="ce14">
            <text:p>2,935.1</text:p>
          </table:table-cell>
          <table:table-cell office:value-type="float" office:value="5600.0860000000002" table:style-name="ce14">
            <text:p>5,600.1</text:p>
          </table:table-cell>
          <table:table-cell office:value-type="float" office:value="3524.4259999999999" table:style-name="ce14">
            <text:p>3,524.4</text:p>
          </table:table-cell>
          <table:table-cell office:value-type="float" office:value="29344.34" table:style-name="ce14">
            <text:p>29,344.3</text:p>
          </table:table-cell>
          <table:table-cell office:value-type="float" office:value="1758.2809999999999" table:style-name="ce14">
            <text:p>1,758.3</text:p>
          </table:table-cell>
          <table:table-cell office:value-type="float" office:value="2726.9250000000002" table:style-name="ce14">
            <text:p>2,726.9</text:p>
          </table:table-cell>
          <table:table-cell office:value-type="float" office:value="801.00599999999997" table:style-name="ce14">
            <text:p>801.0</text:p>
          </table:table-cell>
          <table:table-cell office:value-type="float" office:value="4.819" table:style-name="ce14">
            <text:p>4.8</text:p>
          </table:table-cell>
          <table:table-cell office:value-type="float" office:value="34635.370999999999" table:style-name="ce14">
            <text:p>34,635.4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2</text:p>
          </table:table-cell>
          <table:table-cell office:value-type="float" office:value="1279.829" table:style-name="ce14">
            <text:p>1,279.8</text:p>
          </table:table-cell>
          <table:table-cell office:value-type="float" office:value="3604.4490000000001" table:style-name="ce14">
            <text:p>3,604.4</text:p>
          </table:table-cell>
          <table:table-cell office:value-type="float" office:value="2762.951" table:style-name="ce14">
            <text:p>2,763.0</text:p>
          </table:table-cell>
          <table:table-cell office:value-type="float" office:value="2756.058" table:style-name="ce14">
            <text:p>2,756.1</text:p>
          </table:table-cell>
          <table:table-cell office:value-type="float" office:value="3478.1840000000002" table:style-name="ce14">
            <text:p>3,478.2</text:p>
          </table:table-cell>
          <table:table-cell office:value-type="float" office:value="3637.4490000000001" table:style-name="ce14">
            <text:p>3,637.4</text:p>
          </table:table-cell>
          <table:table-cell office:value-type="float" office:value="2961.7260000000001" table:style-name="ce14">
            <text:p>2,961.7</text:p>
          </table:table-cell>
          <table:table-cell office:value-type="float" office:value="5680.6610000000001" table:style-name="ce14">
            <text:p>5,680.7</text:p>
          </table:table-cell>
          <table:table-cell office:value-type="float" office:value="3575.8679999999999" table:style-name="ce14">
            <text:p>3,575.9</text:p>
          </table:table-cell>
          <table:table-cell office:value-type="float" office:value="29737.174999999999" table:style-name="ce14">
            <text:p>29,737.2</text:p>
          </table:table-cell>
          <table:table-cell office:value-type="float" office:value="1780.163" table:style-name="ce14">
            <text:p>1,780.2</text:p>
          </table:table-cell>
          <table:table-cell office:value-type="float" office:value="2767.0810000000001" table:style-name="ce14">
            <text:p>2,767.1</text:p>
          </table:table-cell>
          <table:table-cell office:value-type="float" office:value="752.81399999999996" table:style-name="ce14">
            <text:p>752.8</text:p>
          </table:table-cell>
          <table:table-cell office:value-type="float" office:value="4.7919999999999998" table:style-name="ce14">
            <text:p>4.8</text:p>
          </table:table-cell>
          <table:table-cell office:value-type="float" office:value="35042.025000000001" table:style-name="ce14">
            <text:p>35,042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3</text:p>
          </table:table-cell>
          <table:table-cell office:value-type="float" office:value="1286.1969999999999" table:style-name="ce14">
            <text:p>1,286.2</text:p>
          </table:table-cell>
          <table:table-cell office:value-type="float" office:value="3619.2460000000001" table:style-name="ce14">
            <text:p>3,619.2</text:p>
          </table:table-cell>
          <table:table-cell office:value-type="float" office:value="2747.5369999999998" table:style-name="ce14">
            <text:p>2,747.5</text:p>
          </table:table-cell>
          <table:table-cell office:value-type="float" office:value="2763.6190000000001" table:style-name="ce14">
            <text:p>2,763.6</text:p>
          </table:table-cell>
          <table:table-cell office:value-type="float" office:value="3450.6930000000002" table:style-name="ce14">
            <text:p>3,450.7</text:p>
          </table:table-cell>
          <table:table-cell office:value-type="float" office:value="3741.04" table:style-name="ce14">
            <text:p>3,741.0</text:p>
          </table:table-cell>
          <table:table-cell office:value-type="float" office:value="2966.3490000000002" table:style-name="ce14">
            <text:p>2,966.3</text:p>
          </table:table-cell>
          <table:table-cell office:value-type="float" office:value="5702.4610000000002" table:style-name="ce14">
            <text:p>5,702.5</text:p>
          </table:table-cell>
          <table:table-cell office:value-type="float" office:value="3600.0050000000001" table:style-name="ce14">
            <text:p>3,600.0</text:p>
          </table:table-cell>
          <table:table-cell office:value-type="float" office:value="29877.147000000001" table:style-name="ce14">
            <text:p>29,877.1</text:p>
          </table:table-cell>
          <table:table-cell office:value-type="float" office:value="1789.3979999999999" table:style-name="ce14">
            <text:p>1,789.4</text:p>
          </table:table-cell>
          <table:table-cell office:value-type="float" office:value="2784.0149999999999" table:style-name="ce14">
            <text:p>2,784.0</text:p>
          </table:table-cell>
          <table:table-cell office:value-type="float" office:value="755.44100000000003" table:style-name="ce14">
            <text:p>755.4</text:p>
          </table:table-cell>
          <table:table-cell office:value-type="float" office:value="4.7220000000000004" table:style-name="ce14">
            <text:p>4.7</text:p>
          </table:table-cell>
          <table:table-cell office:value-type="float" office:value="35210.722999999998" table:style-name="ce14">
            <text:p>35,210.7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4</text:p>
          </table:table-cell>
          <table:table-cell office:value-type="float" office:value="1276.58" table:style-name="ce14">
            <text:p>1,276.6</text:p>
          </table:table-cell>
          <table:table-cell office:value-type="float" office:value="3599.4050000000002" table:style-name="ce14">
            <text:p>3,599.4</text:p>
          </table:table-cell>
          <table:table-cell office:value-type="float" office:value="2721.2649999999999" table:style-name="ce14">
            <text:p>2,721.3</text:p>
          </table:table-cell>
          <table:table-cell office:value-type="float" office:value="2739.404" table:style-name="ce14">
            <text:p>2,739.4</text:p>
          </table:table-cell>
          <table:table-cell office:value-type="float" office:value="3423.1" table:style-name="ce14">
            <text:p>3,423.1</text:p>
          </table:table-cell>
          <table:table-cell office:value-type="float" office:value="3727.1010000000001" table:style-name="ce14">
            <text:p>3,727.1</text:p>
          </table:table-cell>
          <table:table-cell office:value-type="float" office:value="2951.9409999999998" table:style-name="ce14">
            <text:p>2,951.9</text:p>
          </table:table-cell>
          <table:table-cell office:value-type="float" office:value="5675.39" table:style-name="ce14">
            <text:p>5,675.4</text:p>
          </table:table-cell>
          <table:table-cell office:value-type="float" office:value="3578.1170000000002" table:style-name="ce14">
            <text:p>3,578.1</text:p>
          </table:table-cell>
          <table:table-cell office:value-type="float" office:value="29692.303" table:style-name="ce14">
            <text:p>29,692.3</text:p>
          </table:table-cell>
          <table:table-cell office:value-type="float" office:value="1774.4549999999999" table:style-name="ce14">
            <text:p>1,774.5</text:p>
          </table:table-cell>
          <table:table-cell office:value-type="float" office:value="2759.2370000000001" table:style-name="ce14">
            <text:p>2,759.2</text:p>
          </table:table-cell>
          <table:table-cell office:value-type="float" office:value="803.85" table:style-name="ce14">
            <text:p>803.9</text:p>
          </table:table-cell>
          <table:table-cell office:value-type="float" office:value="4.6420000000000003" table:style-name="ce14">
            <text:p>4.6</text:p>
          </table:table-cell>
          <table:table-cell office:value-type="float" office:value="35034.487000000001" table:style-name="ce14">
            <text:p>35,034.5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4 Q1</text:p>
          </table:table-cell>
          <table:table-cell office:value-type="float" office:value="1286.7660000000001" table:style-name="ce14">
            <text:p>1,286.8</text:p>
          </table:table-cell>
          <table:table-cell office:value-type="float" office:value="3621.9920000000002" table:style-name="ce14">
            <text:p>3,622.0</text:p>
          </table:table-cell>
          <table:table-cell office:value-type="float" office:value="2742.027" table:style-name="ce14">
            <text:p>2,742.0</text:p>
          </table:table-cell>
          <table:table-cell office:value-type="float" office:value="2758.4279999999999" table:style-name="ce14">
            <text:p>2,758.4</text:p>
          </table:table-cell>
          <table:table-cell office:value-type="float" office:value="3455.799" table:style-name="ce14">
            <text:p>3,455.8</text:p>
          </table:table-cell>
          <table:table-cell office:value-type="float" office:value="3755.8629999999998" table:style-name="ce14">
            <text:p>3,755.9</text:p>
          </table:table-cell>
          <table:table-cell office:value-type="float" office:value="2970.47" table:style-name="ce14">
            <text:p>2,970.5</text:p>
          </table:table-cell>
          <table:table-cell office:value-type="float" office:value="5718.9290000000001" table:style-name="ce14">
            <text:p>5,718.9</text:p>
          </table:table-cell>
          <table:table-cell office:value-type="float" office:value="3603.2730000000001" table:style-name="ce14">
            <text:p>3,603.3</text:p>
          </table:table-cell>
          <table:table-cell office:value-type="float" office:value="29913.546999999999" table:style-name="ce14">
            <text:p>29,913.5</text:p>
          </table:table-cell>
          <table:table-cell office:value-type="float" office:value="1784.623" table:style-name="ce14">
            <text:p>1,784.6</text:p>
          </table:table-cell>
          <table:table-cell office:value-type="float" office:value="2782.4119999999998" table:style-name="ce14">
            <text:p>2,782.4</text:p>
          </table:table-cell>
          <table:table-cell office:value-type="float" office:value="812.15099999999995" table:style-name="ce14">
            <text:p>812.2</text:p>
          </table:table-cell>
          <table:table-cell office:value-type="float" office:value="4.5970000000000004" table:style-name="ce14">
            <text:p>4.6</text:p>
          </table:table-cell>
          <table:table-cell office:value-type="float" office:value="35297.33" table:style-name="ce14">
            <text:p>35,297.3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2</text:p>
          </table:table-cell>
          <table:table-cell office:value-type="float" office:value="1303.663" table:style-name="ce14">
            <text:p>1,303.7</text:p>
          </table:table-cell>
          <table:table-cell office:value-type="float" office:value="3664.5149999999999" table:style-name="ce14">
            <text:p>3,664.5</text:p>
          </table:table-cell>
          <table:table-cell office:value-type="float" office:value="2780.3789999999999" table:style-name="ce14">
            <text:p>2,780.4</text:p>
          </table:table-cell>
          <table:table-cell office:value-type="float" office:value="2812.645" table:style-name="ce14">
            <text:p>2,812.6</text:p>
          </table:table-cell>
          <table:table-cell office:value-type="float" office:value="3502.0419999999999" table:style-name="ce14">
            <text:p>3,502.0</text:p>
          </table:table-cell>
          <table:table-cell office:value-type="float" office:value="3812.1680000000001" table:style-name="ce14">
            <text:p>3,812.2</text:p>
          </table:table-cell>
          <table:table-cell office:value-type="float" office:value="3005.3879999999999" table:style-name="ce14">
            <text:p>3,005.4</text:p>
          </table:table-cell>
          <table:table-cell office:value-type="float" office:value="5804.2280000000001" table:style-name="ce14">
            <text:p>5,804.2</text:p>
          </table:table-cell>
          <table:table-cell office:value-type="float" office:value="3665.288" table:style-name="ce14">
            <text:p>3,665.3</text:p>
          </table:table-cell>
          <table:table-cell office:value-type="float" office:value="30350.315999999999" table:style-name="ce14">
            <text:p>30,350.3</text:p>
          </table:table-cell>
          <table:table-cell office:value-type="float" office:value="1809.9760000000001" table:style-name="ce14">
            <text:p>1,810.0</text:p>
          </table:table-cell>
          <table:table-cell office:value-type="float" office:value="2822.31" table:style-name="ce14">
            <text:p>2,822.3</text:p>
          </table:table-cell>
          <table:table-cell office:value-type="float" office:value="834.07" table:style-name="ce14">
            <text:p>834.1</text:p>
          </table:table-cell>
          <table:table-cell office:value-type="float" office:value="4.7629999999999999" table:style-name="ce14">
            <text:p>4.8</text:p>
          </table:table-cell>
          <table:table-cell office:value-type="float" office:value="35821.434999999998" table:style-name="ce14">
            <text:p>35,821.4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3</text:p>
          </table:table-cell>
          <table:table-cell office:value-type="float" office:value="1314.8969999999999" table:style-name="ce14">
            <text:p>1,314.9</text:p>
          </table:table-cell>
          <table:table-cell office:value-type="float" office:value="3691.9470000000001" table:style-name="ce14">
            <text:p>3,691.9</text:p>
          </table:table-cell>
          <table:table-cell office:value-type="float" office:value="2804.36" table:style-name="ce14">
            <text:p>2,804.4</text:p>
          </table:table-cell>
          <table:table-cell office:value-type="float" office:value="2827.2910000000002" table:style-name="ce14">
            <text:p>2,827.3</text:p>
          </table:table-cell>
          <table:table-cell office:value-type="float" office:value="3535.5030000000002" table:style-name="ce14">
            <text:p>3,535.5</text:p>
          </table:table-cell>
          <table:table-cell office:value-type="float" office:value="3845.61" table:style-name="ce14">
            <text:p>3,845.6</text:p>
          </table:table-cell>
          <table:table-cell office:value-type="float" office:value="3023.5479999999998" table:style-name="ce14">
            <text:p>3,023.5</text:p>
          </table:table-cell>
          <table:table-cell office:value-type="float" office:value="5850.7629999999999" table:style-name="ce14">
            <text:p>5,850.8</text:p>
          </table:table-cell>
          <table:table-cell office:value-type="float" office:value="3701.491" table:style-name="ce14">
            <text:p>3,701.5</text:p>
          </table:table-cell>
          <table:table-cell office:value-type="float" office:value="30595.41" table:style-name="ce14">
            <text:p>30,595.4</text:p>
          </table:table-cell>
          <table:table-cell office:value-type="float" office:value="1824.665" table:style-name="ce14">
            <text:p>1,824.7</text:p>
          </table:table-cell>
          <table:table-cell office:value-type="float" office:value="2849.2249999999999" table:style-name="ce14">
            <text:p>2,849.2</text:p>
          </table:table-cell>
          <table:table-cell office:value-type="float" office:value="887.49199999999996" table:style-name="ce14">
            <text:p>887.5</text:p>
          </table:table-cell>
          <table:table-cell office:value-type="float" office:value="4.6130000000000004" table:style-name="ce14">
            <text:p>4.6</text:p>
          </table:table-cell>
          <table:table-cell office:value-type="float" office:value="36161.404999999999" table:style-name="ce14">
            <text:p>36,161.4</text:p>
          </table:table-cell>
          <table:table-cell office:value-type="float" office:value="1072.0830000000001" table:style-name="ce14">
            <text:p>1,072.1</text:p>
          </table:table-cell>
          <table:table-cell office:value-type="float" office:value="29.977" table:style-name="ce14">
            <text:p>30.0</text:p>
          </table:table-cell>
          <table:table-cell office:value-type="float" office:value="37263.466" table:style-name="ce14">
            <text:p>37,263.5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4</text:p>
          </table:table-cell>
          <table:table-cell office:value-type="float" office:value="1305.172" table:style-name="ce14">
            <text:p>1,305.2</text:p>
          </table:table-cell>
          <table:table-cell office:value-type="float" office:value="3665.482" table:style-name="ce14">
            <text:p>3,665.5</text:p>
          </table:table-cell>
          <table:table-cell office:value-type="float" office:value="2776.5340000000001" table:style-name="ce14">
            <text:p>2,776.5</text:p>
          </table:table-cell>
          <table:table-cell office:value-type="float" office:value="2799.4940000000001" table:style-name="ce14">
            <text:p>2,799.5</text:p>
          </table:table-cell>
          <table:table-cell office:value-type="float" office:value="3509.9670000000001" table:style-name="ce14">
            <text:p>3,510.0</text:p>
          </table:table-cell>
          <table:table-cell office:value-type="float" office:value="3821.7269999999999" table:style-name="ce14">
            <text:p>3,821.7</text:p>
          </table:table-cell>
          <table:table-cell office:value-type="float" office:value="2997.2339999999999" table:style-name="ce14">
            <text:p>2,997.2</text:p>
          </table:table-cell>
          <table:table-cell office:value-type="float" office:value="5811.366" table:style-name="ce14">
            <text:p>5,811.4</text:p>
          </table:table-cell>
          <table:table-cell office:value-type="float" office:value="3674.4189999999999" table:style-name="ce14">
            <text:p>3,674.4</text:p>
          </table:table-cell>
          <table:table-cell office:value-type="float" office:value="30361.395" table:style-name="ce14">
            <text:p>30,361.4</text:p>
          </table:table-cell>
          <table:table-cell office:value-type="float" office:value="1807.2840000000001" table:style-name="ce14">
            <text:p>1,807.3</text:p>
          </table:table-cell>
          <table:table-cell office:value-type="float" office:value="2821.36" table:style-name="ce14">
            <text:p>2,821.4</text:p>
          </table:table-cell>
          <table:table-cell office:value-type="float" office:value="638.59" table:style-name="ce14">
            <text:p>638.6</text:p>
          </table:table-cell>
          <table:table-cell office:value-type="float" office:value="4.4779999999999998" table:style-name="ce14">
            <text:p>4.5</text:p>
          </table:table-cell>
          <table:table-cell office:value-type="float" office:value="35633.107000000004" table:style-name="ce14">
            <text:p>35,633.1</text:p>
          </table:table-cell>
          <table:table-cell office:value-type="float" office:value="1059.8969999999999" table:style-name="ce14">
            <text:p>1,059.9</text:p>
          </table:table-cell>
          <table:table-cell office:value-type="float" office:value="21.83" table:style-name="ce14">
            <text:p>21.8</text:p>
          </table:table-cell>
          <table:table-cell office:value-type="float" office:value="36714.834000000003" table:style-name="ce14">
            <text:p>36,714.8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5 Q1</text:p>
          </table:table-cell>
          <table:table-cell office:value-type="float" office:value="1310.066" table:style-name="ce14">
            <text:p>1,310.1</text:p>
          </table:table-cell>
          <table:table-cell office:value-type="float" office:value="3684.4850000000001" table:style-name="ce14">
            <text:p>3,684.5</text:p>
          </table:table-cell>
          <table:table-cell office:value-type="float" office:value="2789.4859999999999" table:style-name="ce14">
            <text:p>2,789.5</text:p>
          </table:table-cell>
          <table:table-cell office:value-type="float" office:value="2816.8620000000001" table:style-name="ce14">
            <text:p>2,816.9</text:p>
          </table:table-cell>
          <table:table-cell office:value-type="float" office:value="3541.82" table:style-name="ce14">
            <text:p>3,541.8</text:p>
          </table:table-cell>
          <table:table-cell office:value-type="float" office:value="3851.337" table:style-name="ce14">
            <text:p>3,851.3</text:p>
          </table:table-cell>
          <table:table-cell office:value-type="float" office:value="3016.2420000000002" table:style-name="ce14">
            <text:p>3,016.2</text:p>
          </table:table-cell>
          <table:table-cell office:value-type="float" office:value="5847.527" table:style-name="ce14">
            <text:p>5,847.5</text:p>
          </table:table-cell>
          <table:table-cell office:value-type="float" office:value="3696.703" table:style-name="ce14">
            <text:p>3,696.7</text:p>
          </table:table-cell>
          <table:table-cell office:value-type="float" office:value="30554.527999999998" table:style-name="ce14">
            <text:p>30,554.5</text:p>
          </table:table-cell>
          <table:table-cell office:value-type="float" office:value="1812.038" table:style-name="ce14">
            <text:p>1,812.0</text:p>
          </table:table-cell>
          <table:table-cell office:value-type="float" office:value="2837.7809999999999" table:style-name="ce14">
            <text:p>2,837.8</text:p>
          </table:table-cell>
          <table:table-cell office:value-type="float" office:value="601.68200000000002" table:style-name="ce14">
            <text:p>601.7</text:p>
          </table:table-cell>
          <table:table-cell office:value-type="float" office:value="4.4340000000000002" table:style-name="ce14">
            <text:p>4.4</text:p>
          </table:table-cell>
          <table:table-cell office:value-type="float" office:value="35810.463000000003" table:style-name="ce14">
            <text:p>35,810.5</text:p>
          </table:table-cell>
          <table:table-cell office:value-type="float" office:value="1067.4390000000001" table:style-name="ce14">
            <text:p>1,067.4</text:p>
          </table:table-cell>
          <table:table-cell office:value-type="float" office:value="18.321000000000002" table:style-name="ce14">
            <text:p>18.3</text:p>
          </table:table-cell>
          <table:table-cell office:value-type="float" office:value="36896.222999999998" table:style-name="ce14">
            <text:p>36,896.2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2</text:p>
          </table:table-cell>
          <table:table-cell office:value-type="float" office:value="1323.768" table:style-name="ce14">
            <text:p>1,323.8</text:p>
          </table:table-cell>
          <table:table-cell office:value-type="float" office:value="3718.37" table:style-name="ce14">
            <text:p>3,718.4</text:p>
          </table:table-cell>
          <table:table-cell office:value-type="float" office:value="2826.4540000000002" table:style-name="ce14">
            <text:p>2,826.5</text:p>
          </table:table-cell>
          <table:table-cell office:value-type="float" office:value="2863.7159999999999" table:style-name="ce14">
            <text:p>2,863.7</text:p>
          </table:table-cell>
          <table:table-cell office:value-type="float" office:value="3571.1849999999999" table:style-name="ce14">
            <text:p>3,571.2</text:p>
          </table:table-cell>
          <table:table-cell office:value-type="float" office:value="3902.7379999999998" table:style-name="ce14">
            <text:p>3,902.7</text:p>
          </table:table-cell>
          <table:table-cell office:value-type="float" office:value="3046.1460000000002" table:style-name="ce14">
            <text:p>3,046.1</text:p>
          </table:table-cell>
          <table:table-cell office:value-type="float" office:value="5946.1049999999996" table:style-name="ce14">
            <text:p>5,946.1</text:p>
          </table:table-cell>
          <table:table-cell office:value-type="float" office:value="3750.11" table:style-name="ce14">
            <text:p>3,750.1</text:p>
          </table:table-cell>
          <table:table-cell office:value-type="float" office:value="30948.592000000001" table:style-name="ce14">
            <text:p>30,948.6</text:p>
          </table:table-cell>
          <table:table-cell office:value-type="float" office:value="1832.51" table:style-name="ce14">
            <text:p>1,832.5</text:p>
          </table:table-cell>
          <table:table-cell office:value-type="float" office:value="2867.6410000000001" table:style-name="ce14">
            <text:p>2,867.6</text:p>
          </table:table-cell>
          <table:table-cell office:value-type="float" office:value="596.81899999999996" table:style-name="ce14">
            <text:p>596.8</text:p>
          </table:table-cell>
          <table:table-cell office:value-type="float" office:value="4.476" table:style-name="ce14">
            <text:p>4.5</text:p>
          </table:table-cell>
          <table:table-cell office:value-type="float" office:value="36250.038" table:style-name="ce14">
            <text:p>36,250.0</text:p>
          </table:table-cell>
          <table:table-cell office:value-type="float" office:value="1082.5350000000001" table:style-name="ce14">
            <text:p>1,082.5</text:p>
          </table:table-cell>
          <table:table-cell office:value-type="float" office:value="15.871" table:style-name="ce14">
            <text:p>15.9</text:p>
          </table:table-cell>
          <table:table-cell office:value-type="float" office:value="37348.444000000003" table:style-name="ce14">
            <text:p>37,348.4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3</text:p>
          </table:table-cell>
          <table:table-cell office:value-type="float" office:value="1330.075" table:style-name="ce14">
            <text:p>1,330.1</text:p>
          </table:table-cell>
          <table:table-cell office:value-type="float" office:value="3739.26" table:style-name="ce14">
            <text:p>3,739.3</text:p>
          </table:table-cell>
          <table:table-cell office:value-type="float" office:value="2845.6559999999999" table:style-name="ce14">
            <text:p>2,845.7</text:p>
          </table:table-cell>
          <table:table-cell office:value-type="float" office:value="2875.201" table:style-name="ce14">
            <text:p>2,875.2</text:p>
          </table:table-cell>
          <table:table-cell office:value-type="float" office:value="3597.0030000000002" table:style-name="ce14">
            <text:p>3,597.0</text:p>
          </table:table-cell>
          <table:table-cell office:value-type="float" office:value="3933.4679999999998" table:style-name="ce14">
            <text:p>3,933.5</text:p>
          </table:table-cell>
          <table:table-cell office:value-type="float" office:value="3058.3380000000002" table:style-name="ce14">
            <text:p>3,058.3</text:p>
          </table:table-cell>
          <table:table-cell office:value-type="float" office:value="5978.4369999999999" table:style-name="ce14">
            <text:p>5,978.4</text:p>
          </table:table-cell>
          <table:table-cell office:value-type="float" office:value="3784.712" table:style-name="ce14">
            <text:p>3,784.7</text:p>
          </table:table-cell>
          <table:table-cell office:value-type="float" office:value="31142.15" table:style-name="ce14">
            <text:p>31,142.2</text:p>
          </table:table-cell>
          <table:table-cell office:value-type="float" office:value="1842.9390000000001" table:style-name="ce14">
            <text:p>1,842.9</text:p>
          </table:table-cell>
          <table:table-cell office:value-type="float" office:value="2884.7159999999999" table:style-name="ce14">
            <text:p>2,884.7</text:p>
          </table:table-cell>
          <table:table-cell office:value-type="float" office:value="655.35900000000004" table:style-name="ce14">
            <text:p>655.4</text:p>
          </table:table-cell>
          <table:table-cell office:value-type="float" office:value="4.5380000000000003" table:style-name="ce14">
            <text:p>4.5</text:p>
          </table:table-cell>
          <table:table-cell office:value-type="float" office:value="36529.701999999997" table:style-name="ce14">
            <text:p>36,529.7</text:p>
          </table:table-cell>
          <table:table-cell office:value-type="float" office:value="1090.008" table:style-name="ce14">
            <text:p>1,090.0</text:p>
          </table:table-cell>
          <table:table-cell office:value-type="float" office:value="16.042999999999999" table:style-name="ce14">
            <text:p>16.0</text:p>
          </table:table-cell>
          <table:table-cell office:value-type="float" office:value="37635.752999999997" table:style-name="ce14">
            <text:p>37,635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4</text:p>
          </table:table-cell>
          <table:table-cell office:value-type="float" office:value="1322.79" table:style-name="ce14">
            <text:p>1,322.8</text:p>
          </table:table-cell>
          <table:table-cell office:value-type="float" office:value="3725.527" table:style-name="ce14">
            <text:p>3,725.5</text:p>
          </table:table-cell>
          <table:table-cell office:value-type="float" office:value="2830.92" table:style-name="ce14">
            <text:p>2,830.9</text:p>
          </table:table-cell>
          <table:table-cell office:value-type="float" office:value="2859.2179999999998" table:style-name="ce14">
            <text:p>2,859.2</text:p>
          </table:table-cell>
          <table:table-cell office:value-type="float" office:value="3589.672" table:style-name="ce14">
            <text:p>3,589.7</text:p>
          </table:table-cell>
          <table:table-cell office:value-type="float" office:value="3926.5610000000001" table:style-name="ce14">
            <text:p>3,926.6</text:p>
          </table:table-cell>
          <table:table-cell office:value-type="float" office:value="3052.2469999999998" table:style-name="ce14">
            <text:p>3,052.2</text:p>
          </table:table-cell>
          <table:table-cell office:value-type="float" office:value="5963.9830000000002" table:style-name="ce14">
            <text:p>5,964.0</text:p>
          </table:table-cell>
          <table:table-cell office:value-type="float" office:value="3776.4279999999999" table:style-name="ce14">
            <text:p>3,776.4</text:p>
          </table:table-cell>
          <table:table-cell office:value-type="float" office:value="31047.346000000001" table:style-name="ce14">
            <text:p>31,047.3</text:p>
          </table:table-cell>
          <table:table-cell office:value-type="float" office:value="1835.7280000000001" table:style-name="ce14">
            <text:p>1,835.7</text:p>
          </table:table-cell>
          <table:table-cell office:value-type="float" office:value="2862.7570000000001" table:style-name="ce14">
            <text:p>2,862.8</text:p>
          </table:table-cell>
          <table:table-cell office:value-type="float" office:value="717.04399999999998" table:style-name="ce14">
            <text:p>717.0</text:p>
          </table:table-cell>
          <table:table-cell office:value-type="float" office:value="4.6120000000000001" table:style-name="ce14">
            <text:p>4.6</text:p>
          </table:table-cell>
          <table:table-cell office:value-type="float" office:value="36467.487000000001" table:style-name="ce14">
            <text:p>36,467.5</text:p>
          </table:table-cell>
          <table:table-cell office:value-type="float" office:value="1085.4760000000001" table:style-name="ce14">
            <text:p>1,085.5</text:p>
          </table:table-cell>
          <table:table-cell office:value-type="float" office:value="17.606000000000002" table:style-name="ce14">
            <text:p>17.6</text:p>
          </table:table-cell>
          <table:table-cell office:value-type="float" office:value="37570.569000000003" table:style-name="ce14">
            <text:p>37,570.6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6 Q1</text:p>
          </table:table-cell>
          <table:table-cell office:value-type="float" office:value="1334.1489999999999" table:style-name="ce14">
            <text:p>1,334.1</text:p>
          </table:table-cell>
          <table:table-cell office:value-type="float" office:value="3759.0880000000002" table:style-name="ce14">
            <text:p>3,759.1</text:p>
          </table:table-cell>
          <table:table-cell office:value-type="float" office:value="2862.4850000000001" table:style-name="ce14">
            <text:p>2,862.5</text:p>
          </table:table-cell>
          <table:table-cell office:value-type="float" office:value="2887.1109999999999" table:style-name="ce14">
            <text:p>2,887.1</text:p>
          </table:table-cell>
          <table:table-cell office:value-type="float" office:value="3636.8209999999999" table:style-name="ce14">
            <text:p>3,636.8</text:p>
          </table:table-cell>
          <table:table-cell office:value-type="float" office:value="3968.9580000000001" table:style-name="ce14">
            <text:p>3,969.0</text:p>
          </table:table-cell>
          <table:table-cell office:value-type="float" office:value="3075.0439999999999" table:style-name="ce14">
            <text:p>3,075.0</text:p>
          </table:table-cell>
          <table:table-cell office:value-type="float" office:value="6036.53" table:style-name="ce14">
            <text:p>6,036.5</text:p>
          </table:table-cell>
          <table:table-cell office:value-type="float" office:value="3811.4830000000002" table:style-name="ce14">
            <text:p>3,811.5</text:p>
          </table:table-cell>
          <table:table-cell office:value-type="float" office:value="31371.669000000002" table:style-name="ce14">
            <text:p>31,371.7</text:p>
          </table:table-cell>
          <table:table-cell office:value-type="float" office:value="1849.5260000000001" table:style-name="ce14">
            <text:p>1,849.5</text:p>
          </table:table-cell>
          <table:table-cell office:value-type="float" office:value="2893.1210000000001" table:style-name="ce14">
            <text:p>2,893.1</text:p>
          </table:table-cell>
          <table:table-cell office:value-type="float" office:value="598.93499999999995" table:style-name="ce14">
            <text:p>598.9</text:p>
          </table:table-cell>
          <table:table-cell office:value-type="float" office:value="4.7309999999999999" table:style-name="ce14">
            <text:p>4.7</text:p>
          </table:table-cell>
          <table:table-cell office:value-type="float" office:value="36717.982000000004" table:style-name="ce14">
            <text:p>36,718.0</text:p>
          </table:table-cell>
          <table:table-cell office:value-type="float" office:value="1099.203" table:style-name="ce14">
            <text:p>1,099.2</text:p>
          </table:table-cell>
          <table:table-cell office:value-type="float" office:value="13.352" table:style-name="ce14">
            <text:p>13.4</text:p>
          </table:table-cell>
          <table:table-cell office:value-type="float" office:value="37830.536999999997" table:style-name="ce14">
            <text:p>37,830.5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2</text:p>
          </table:table-cell>
          <table:table-cell office:value-type="float" office:value="1342.7940000000001" table:style-name="ce14">
            <text:p>1,342.8</text:p>
          </table:table-cell>
          <table:table-cell office:value-type="float" office:value="3781.3530000000001" table:style-name="ce14">
            <text:p>3,781.4</text:p>
          </table:table-cell>
          <table:table-cell office:value-type="float" office:value="2902.8620000000001" table:style-name="ce14">
            <text:p>2,902.9</text:p>
          </table:table-cell>
          <table:table-cell office:value-type="float" office:value="2914.2370000000001" table:style-name="ce14">
            <text:p>2,914.2</text:p>
          </table:table-cell>
          <table:table-cell office:value-type="float" office:value="3670.8150000000001" table:style-name="ce14">
            <text:p>3,670.8</text:p>
          </table:table-cell>
          <table:table-cell office:value-type="float" office:value="4007.0160000000001" table:style-name="ce14">
            <text:p>4,007.0</text:p>
          </table:table-cell>
          <table:table-cell office:value-type="float" office:value="3090.33" table:style-name="ce14">
            <text:p>3,090.3</text:p>
          </table:table-cell>
          <table:table-cell office:value-type="float" office:value="6102.32" table:style-name="ce14">
            <text:p>6,102.3</text:p>
          </table:table-cell>
          <table:table-cell office:value-type="float" office:value="3827.904" table:style-name="ce14">
            <text:p>3,827.9</text:p>
          </table:table-cell>
          <table:table-cell office:value-type="float" office:value="31639.631000000001" table:style-name="ce14">
            <text:p>31,639.6</text:p>
          </table:table-cell>
          <table:table-cell office:value-type="float" office:value="1864.865" table:style-name="ce14">
            <text:p>1,864.9</text:p>
          </table:table-cell>
          <table:table-cell office:value-type="float" office:value="2913.306" table:style-name="ce14">
            <text:p>2,913.3</text:p>
          </table:table-cell>
          <table:table-cell office:value-type="float" office:value="687.053" table:style-name="ce14">
            <text:p>687.1</text:p>
          </table:table-cell>
          <table:table-cell office:value-type="float" office:value="4.6669999999999998" table:style-name="ce14">
            <text:p>4.7</text:p>
          </table:table-cell>
          <table:table-cell office:value-type="float" office:value="37109.521999999997" table:style-name="ce14">
            <text:p>37,109.5</text:p>
          </table:table-cell>
          <table:table-cell office:value-type="float" office:value="1112.3150000000001" table:style-name="ce14">
            <text:p>1,112.3</text:p>
          </table:table-cell>
          <table:table-cell office:value-type="float" office:value="15.367000000000001" table:style-name="ce14">
            <text:p>15.4</text:p>
          </table:table-cell>
          <table:table-cell office:value-type="float" office:value="38237.203999999998" table:style-name="ce14">
            <text:p>38,237.2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3</text:p>
          </table:table-cell>
          <table:table-cell office:value-type="float" office:value="1348.751" table:style-name="ce14">
            <text:p>1,348.8</text:p>
          </table:table-cell>
          <table:table-cell office:value-type="float" office:value="3772.4169999999999" table:style-name="ce14">
            <text:p>3,772.4</text:p>
          </table:table-cell>
          <table:table-cell office:value-type="float" office:value="2916.598" table:style-name="ce14">
            <text:p>2,916.6</text:p>
          </table:table-cell>
          <table:table-cell office:value-type="float" office:value="2921.1689999999999" table:style-name="ce14">
            <text:p>2,921.2</text:p>
          </table:table-cell>
          <table:table-cell office:value-type="float" office:value="3696.7820000000002" table:style-name="ce14">
            <text:p>3,696.8</text:p>
          </table:table-cell>
          <table:table-cell office:value-type="float" office:value="4032.75" table:style-name="ce14">
            <text:p>4,032.8</text:p>
          </table:table-cell>
          <table:table-cell office:value-type="float" office:value="3094.788" table:style-name="ce14">
            <text:p>3,094.8</text:p>
          </table:table-cell>
          <table:table-cell office:value-type="float" office:value="6134.6890000000003" table:style-name="ce14">
            <text:p>6,134.7</text:p>
          </table:table-cell>
          <table:table-cell office:value-type="float" office:value="3882.502" table:style-name="ce14">
            <text:p>3,882.5</text:p>
          </table:table-cell>
          <table:table-cell office:value-type="float" office:value="31800.446" table:style-name="ce14">
            <text:p>31,800.4</text:p>
          </table:table-cell>
          <table:table-cell office:value-type="float" office:value="1873.943" table:style-name="ce14">
            <text:p>1,873.9</text:p>
          </table:table-cell>
          <table:table-cell office:value-type="float" office:value="2928.32" table:style-name="ce14">
            <text:p>2,928.3</text:p>
          </table:table-cell>
          <table:table-cell office:value-type="float" office:value="760.27200000000005" table:style-name="ce14">
            <text:p>760.3</text:p>
          </table:table-cell>
          <table:table-cell office:value-type="float" office:value="5.1070000000000002" table:style-name="ce14">
            <text:p>5.1</text:p>
          </table:table-cell>
          <table:table-cell office:value-type="float" office:value="37368.088000000003" table:style-name="ce14">
            <text:p>37,368.1</text:p>
          </table:table-cell>
          <table:table-cell office:value-type="float" office:value="1119.855" table:style-name="ce14">
            <text:p>1,119.9</text:p>
          </table:table-cell>
          <table:table-cell office:value-type="float" office:value="16.163" table:style-name="ce14">
            <text:p>16.2</text:p>
          </table:table-cell>
          <table:table-cell office:value-type="float" office:value="38504.106" table:style-name="ce14">
            <text:p>38,504.1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4</text:p>
          </table:table-cell>
          <table:table-cell office:value-type="float" office:value="1343.3240000000001" table:style-name="ce14">
            <text:p>1,343.3</text:p>
          </table:table-cell>
          <table:table-cell office:value-type="float" office:value="3768.9140000000002" table:style-name="ce14">
            <text:p>3,768.9</text:p>
          </table:table-cell>
          <table:table-cell office:value-type="float" office:value="2907.7339999999999" table:style-name="ce14">
            <text:p>2,907.7</text:p>
          </table:table-cell>
          <table:table-cell office:value-type="float" office:value="2915.6959999999999" table:style-name="ce14">
            <text:p>2,915.7</text:p>
          </table:table-cell>
          <table:table-cell office:value-type="float" office:value="3698.5920000000001" table:style-name="ce14">
            <text:p>3,698.6</text:p>
          </table:table-cell>
          <table:table-cell office:value-type="float" office:value="4024.7089999999998" table:style-name="ce14">
            <text:p>4,024.7</text:p>
          </table:table-cell>
          <table:table-cell office:value-type="float" office:value="3091.393" table:style-name="ce14">
            <text:p>3,091.4</text:p>
          </table:table-cell>
          <table:table-cell office:value-type="float" office:value="6131.527" table:style-name="ce14">
            <text:p>6,131.5</text:p>
          </table:table-cell>
          <table:table-cell office:value-type="float" office:value="3881.116" table:style-name="ce14">
            <text:p>3,881.1</text:p>
          </table:table-cell>
          <table:table-cell office:value-type="float" office:value="31763.005000000001" table:style-name="ce14">
            <text:p>31,763.0</text:p>
          </table:table-cell>
          <table:table-cell office:value-type="float" office:value="1868.2650000000001" table:style-name="ce14">
            <text:p>1,868.3</text:p>
          </table:table-cell>
          <table:table-cell office:value-type="float" office:value="2918.8510000000001" table:style-name="ce14">
            <text:p>2,918.9</text:p>
          </table:table-cell>
          <table:table-cell office:value-type="float" office:value="701.59199999999998" table:style-name="ce14">
            <text:p>701.6</text:p>
          </table:table-cell>
          <table:table-cell office:value-type="float" office:value="5.09" table:style-name="ce14">
            <text:p>5.1</text:p>
          </table:table-cell>
          <table:table-cell office:value-type="float" office:value="37256.803" table:style-name="ce14">
            <text:p>37,256.8</text:p>
          </table:table-cell>
          <table:table-cell office:value-type="float" office:value="1116.3" table:style-name="ce14">
            <text:p>1,116.3</text:p>
          </table:table-cell>
          <table:table-cell office:value-type="float" office:value="15.111000000000001" table:style-name="ce14">
            <text:p>15.1</text:p>
          </table:table-cell>
          <table:table-cell office:value-type="float" office:value="38388.214" table:style-name="ce14">
            <text:p>38,388.2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7 Q1</text:p>
          </table:table-cell>
          <table:table-cell office:value-type="float" office:value="1349.412" table:style-name="ce14">
            <text:p>1,349.4</text:p>
          </table:table-cell>
          <table:table-cell office:value-type="float" office:value="3787.9459999999999" table:style-name="ce14">
            <text:p>3,787.9</text:p>
          </table:table-cell>
          <table:table-cell office:value-type="float" office:value="2927.607" table:style-name="ce14">
            <text:p>2,927.6</text:p>
          </table:table-cell>
          <table:table-cell office:value-type="float" office:value="2935.2539999999999" table:style-name="ce14">
            <text:p>2,935.3</text:p>
          </table:table-cell>
          <table:table-cell office:value-type="float" office:value="3736.2719999999999" table:style-name="ce14">
            <text:p>3,736.3</text:p>
          </table:table-cell>
          <table:table-cell office:value-type="float" office:value="4044.65" table:style-name="ce14">
            <text:p>4,044.7</text:p>
          </table:table-cell>
          <table:table-cell office:value-type="float" office:value="3097.6660000000002" table:style-name="ce14">
            <text:p>3,097.7</text:p>
          </table:table-cell>
          <table:table-cell office:value-type="float" office:value="6157.9790000000003" table:style-name="ce14">
            <text:p>6,158.0</text:p>
          </table:table-cell>
          <table:table-cell office:value-type="float" office:value="3927.6619999999998" table:style-name="ce14">
            <text:p>3,927.7</text:p>
          </table:table-cell>
          <table:table-cell office:value-type="float" office:value="31964.448" table:style-name="ce14">
            <text:p>31,964.4</text:p>
          </table:table-cell>
          <table:table-cell office:value-type="float" office:value="1876.5229999999999" table:style-name="ce14">
            <text:p>1,876.5</text:p>
          </table:table-cell>
          <table:table-cell office:value-type="float" office:value="2938.4949999999999" table:style-name="ce14">
            <text:p>2,938.5</text:p>
          </table:table-cell>
          <table:table-cell office:value-type="float" office:value="733.20500000000004" table:style-name="ce14">
            <text:p>733.2</text:p>
          </table:table-cell>
          <table:table-cell office:value-type="float" office:value="5.0309999999999997" table:style-name="ce14">
            <text:p>5.0</text:p>
          </table:table-cell>
          <table:table-cell office:value-type="float" office:value="37517.701999999997" table:style-name="ce14">
            <text:p>37,517.7</text:p>
          </table:table-cell>
          <table:table-cell office:value-type="float" office:value="1127.9059999999999" table:style-name="ce14">
            <text:p>1,127.9</text:p>
          </table:table-cell>
          <table:table-cell office:value-type="float" office:value="15.092000000000001" table:style-name="ce14">
            <text:p>15.1</text:p>
          </table:table-cell>
          <table:table-cell office:value-type="float" office:value="38660.699999999997" table:style-name="ce14">
            <text:p>38,660.7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2</text:p>
          </table:table-cell>
          <table:table-cell office:value-type="float" office:value="1360.8240000000001" table:style-name="ce14">
            <text:p>1,360.8</text:p>
          </table:table-cell>
          <table:table-cell office:value-type="float" office:value="3814.7460000000001" table:style-name="ce14">
            <text:p>3,814.7</text:p>
          </table:table-cell>
          <table:table-cell office:value-type="float" office:value="2956.62" table:style-name="ce14">
            <text:p>2,956.6</text:p>
          </table:table-cell>
          <table:table-cell office:value-type="float" office:value="2977.6010000000001" table:style-name="ce14">
            <text:p>2,977.6</text:p>
          </table:table-cell>
          <table:table-cell office:value-type="float" office:value="3768.056" table:style-name="ce14">
            <text:p>3,768.1</text:p>
          </table:table-cell>
          <table:table-cell office:value-type="float" office:value="4074.2179999999998" table:style-name="ce14">
            <text:p>4,074.2</text:p>
          </table:table-cell>
          <table:table-cell office:value-type="float" office:value="3107.6260000000002" table:style-name="ce14">
            <text:p>3,107.6</text:p>
          </table:table-cell>
          <table:table-cell office:value-type="float" office:value="6210.3519999999999" table:style-name="ce14">
            <text:p>6,210.4</text:p>
          </table:table-cell>
          <table:table-cell office:value-type="float" office:value="3961.047" table:style-name="ce14">
            <text:p>3,961.0</text:p>
          </table:table-cell>
          <table:table-cell office:value-type="float" office:value="32231.09" table:style-name="ce14">
            <text:p>32,231.1</text:p>
          </table:table-cell>
          <table:table-cell office:value-type="float" office:value="1892.107" table:style-name="ce14">
            <text:p>1,892.1</text:p>
          </table:table-cell>
          <table:table-cell office:value-type="float" office:value="2966.5050000000001" table:style-name="ce14">
            <text:p>2,966.5</text:p>
          </table:table-cell>
          <table:table-cell office:value-type="float" office:value="717.57799999999997" table:style-name="ce14">
            <text:p>717.6</text:p>
          </table:table-cell>
          <table:table-cell office:value-type="float" office:value="5.0110000000000001" table:style-name="ce14">
            <text:p>5.0</text:p>
          </table:table-cell>
          <table:table-cell office:value-type="float" office:value="37812.290999999997" table:style-name="ce14">
            <text:p>37,812.3</text:p>
          </table:table-cell>
          <table:table-cell office:value-type="float" office:value="1143.8140000000001" table:style-name="ce14">
            <text:p>1,143.8</text:p>
          </table:table-cell>
          <table:table-cell office:value-type="float" office:value="14.523" table:style-name="ce14">
            <text:p>14.5</text:p>
          </table:table-cell>
          <table:table-cell office:value-type="float" office:value="38970.627999999997" table:style-name="ce14">
            <text:p>38,970.6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3</text:p>
          </table:table-cell>
          <table:table-cell office:value-type="float" office:value="1367.989" table:style-name="ce14">
            <text:p>1,368.0</text:p>
          </table:table-cell>
          <table:table-cell office:value-type="float" office:value="3836.8409999999999" table:style-name="ce14">
            <text:p>3,836.8</text:p>
          </table:table-cell>
          <table:table-cell office:value-type="float" office:value="2977.1880000000001" table:style-name="ce14">
            <text:p>2,977.2</text:p>
          </table:table-cell>
          <table:table-cell office:value-type="float" office:value="2983.7130000000002" table:style-name="ce14">
            <text:p>2,983.7</text:p>
          </table:table-cell>
          <table:table-cell office:value-type="float" office:value="3789.962" table:style-name="ce14">
            <text:p>3,790.0</text:p>
          </table:table-cell>
          <table:table-cell office:value-type="float" office:value="4089.8330000000001" table:style-name="ce14">
            <text:p>4,089.8</text:p>
          </table:table-cell>
          <table:table-cell office:value-type="float" office:value="3105.7710000000002" table:style-name="ce14">
            <text:p>3,105.8</text:p>
          </table:table-cell>
          <table:table-cell office:value-type="float" office:value="6226.5680000000002" table:style-name="ce14">
            <text:p>6,226.6</text:p>
          </table:table-cell>
          <table:table-cell office:value-type="float" office:value="3985.6350000000002" table:style-name="ce14">
            <text:p>3,985.6</text:p>
          </table:table-cell>
          <table:table-cell office:value-type="float" office:value="32363.5" table:style-name="ce14">
            <text:p>32,363.5</text:p>
          </table:table-cell>
          <table:table-cell office:value-type="float" office:value="1901.9059999999999" table:style-name="ce14">
            <text:p>1,901.9</text:p>
          </table:table-cell>
          <table:table-cell office:value-type="float" office:value="2985.9459999999999" table:style-name="ce14">
            <text:p>2,985.9</text:p>
          </table:table-cell>
          <table:table-cell office:value-type="float" office:value="734.06" table:style-name="ce14">
            <text:p>734.1</text:p>
          </table:table-cell>
          <table:table-cell office:value-type="float" office:value="4.774" table:style-name="ce14">
            <text:p>4.8</text:p>
          </table:table-cell>
          <table:table-cell office:value-type="float" office:value="37990.186000000002" table:style-name="ce14">
            <text:p>37,990.2</text:p>
          </table:table-cell>
          <table:table-cell office:value-type="float" office:value="1150.634" table:style-name="ce14">
            <text:p>1,150.6</text:p>
          </table:table-cell>
          <table:table-cell office:value-type="float" office:value="14.677" table:style-name="ce14">
            <text:p>14.7</text:p>
          </table:table-cell>
          <table:table-cell office:value-type="float" office:value="39155.497000000003" table:style-name="ce14">
            <text:p>39,155.5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4</text:p>
          </table:table-cell>
          <table:table-cell office:value-type="float" office:value="1359.597" table:style-name="ce14">
            <text:p>1,359.6</text:p>
          </table:table-cell>
          <table:table-cell office:value-type="float" office:value="3817.835" table:style-name="ce14">
            <text:p>3,817.8</text:p>
          </table:table-cell>
          <table:table-cell office:value-type="float" office:value="2957.4989999999998" table:style-name="ce14">
            <text:p>2,957.5</text:p>
          </table:table-cell>
          <table:table-cell office:value-type="float" office:value="2958.0459999999998" table:style-name="ce14">
            <text:p>2,958.0</text:p>
          </table:table-cell>
          <table:table-cell office:value-type="float" office:value="3763.8389999999999" table:style-name="ce14">
            <text:p>3,763.8</text:p>
          </table:table-cell>
          <table:table-cell office:value-type="float" office:value="4059.86" table:style-name="ce14">
            <text:p>4,059.9</text:p>
          </table:table-cell>
          <table:table-cell office:value-type="float" office:value="3082.43" table:style-name="ce14">
            <text:p>3,082.4</text:p>
          </table:table-cell>
          <table:table-cell office:value-type="float" office:value="6188.201" table:style-name="ce14">
            <text:p>6,188.2</text:p>
          </table:table-cell>
          <table:table-cell office:value-type="float" office:value="3965.864" table:style-name="ce14">
            <text:p>3,965.9</text:p>
          </table:table-cell>
          <table:table-cell office:value-type="float" office:value="32153.170999999998" table:style-name="ce14">
            <text:p>32,153.2</text:p>
          </table:table-cell>
          <table:table-cell office:value-type="float" office:value="1891.1110000000001" table:style-name="ce14">
            <text:p>1,891.1</text:p>
          </table:table-cell>
          <table:table-cell office:value-type="float" office:value="2961.5990000000002" table:style-name="ce14">
            <text:p>2,961.6</text:p>
          </table:table-cell>
          <table:table-cell office:value-type="float" office:value="724.26099999999997" table:style-name="ce14">
            <text:p>724.3</text:p>
          </table:table-cell>
          <table:table-cell office:value-type="float" office:value="4.8499999999999996" table:style-name="ce14">
            <text:p>4.9</text:p>
          </table:table-cell>
          <table:table-cell office:value-type="float" office:value="37734.991999999998" table:style-name="ce14">
            <text:p>37,735.0</text:p>
          </table:table-cell>
          <table:table-cell office:value-type="float" office:value="1143.375" table:style-name="ce14">
            <text:p>1,143.4</text:p>
          </table:table-cell>
          <table:table-cell office:value-type="float" office:value="14.96" table:style-name="ce14">
            <text:p>15.0</text:p>
          </table:table-cell>
          <table:table-cell office:value-type="float" office:value="38893.326999999997" table:style-name="ce14">
            <text:p>38,893.3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8 Q1</text:p>
          </table:table-cell>
          <table:table-cell office:value-type="float" office:value="1366.8" table:style-name="ce14">
            <text:p>1,366.8</text:p>
          </table:table-cell>
          <table:table-cell office:value-type="float" office:value="3828.5810000000001" table:style-name="ce14">
            <text:p>3,828.6</text:p>
          </table:table-cell>
          <table:table-cell office:value-type="float" office:value="2974.5889999999999" table:style-name="ce14">
            <text:p>2,974.6</text:p>
          </table:table-cell>
          <table:table-cell office:value-type="float" office:value="2967.5340000000001" table:style-name="ce14">
            <text:p>2,967.5</text:p>
          </table:table-cell>
          <table:table-cell office:value-type="float" office:value="3769.8649999999998" table:style-name="ce14">
            <text:p>3,769.9</text:p>
          </table:table-cell>
          <table:table-cell office:value-type="float" office:value="4063.181" table:style-name="ce14">
            <text:p>4,063.2</text:p>
          </table:table-cell>
          <table:table-cell office:value-type="float" office:value="3079.335" table:style-name="ce14">
            <text:p>3,079.3</text:p>
          </table:table-cell>
          <table:table-cell office:value-type="float" office:value="6218.8159999999998" table:style-name="ce14">
            <text:p>6,218.8</text:p>
          </table:table-cell>
          <table:table-cell office:value-type="float" office:value="3982.7689999999998" table:style-name="ce14">
            <text:p>3,982.8</text:p>
          </table:table-cell>
          <table:table-cell office:value-type="float" office:value="32251.47" table:style-name="ce14">
            <text:p>32,251.5</text:p>
          </table:table-cell>
          <table:table-cell office:value-type="float" office:value="1895.7360000000001" table:style-name="ce14">
            <text:p>1,895.7</text:p>
          </table:table-cell>
          <table:table-cell office:value-type="float" office:value="2964.422" table:style-name="ce14">
            <text:p>2,964.4</text:p>
          </table:table-cell>
          <table:table-cell office:value-type="float" office:value="774.46299999999997" table:style-name="ce14">
            <text:p>774.5</text:p>
          </table:table-cell>
          <table:table-cell office:value-type="float" office:value="5.056" table:style-name="ce14">
            <text:p>5.1</text:p>
          </table:table-cell>
          <table:table-cell office:value-type="float" office:value="37891.146999999997" table:style-name="ce14">
            <text:p>37,891.1</text:p>
          </table:table-cell>
          <table:table-cell office:value-type="float" office:value="1151.038" table:style-name="ce14">
            <text:p>1,151.0</text:p>
          </table:table-cell>
          <table:table-cell office:value-type="float" office:value="15.801" table:style-name="ce14">
            <text:p>15.8</text:p>
          </table:table-cell>
          <table:table-cell office:value-type="float" office:value="39057.985999999997" table:style-name="ce14">
            <text:p>39,058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2</text:p>
          </table:table-cell>
          <table:table-cell office:value-type="float" office:value="1381.079" table:style-name="ce14">
            <text:p>1,381.1</text:p>
          </table:table-cell>
          <table:table-cell office:value-type="float" office:value="3862.5010000000002" table:style-name="ce14">
            <text:p>3,862.5</text:p>
          </table:table-cell>
          <table:table-cell office:value-type="float" office:value="3008.3209999999999" table:style-name="ce14">
            <text:p>3,008.3</text:p>
          </table:table-cell>
          <table:table-cell office:value-type="float" office:value="3009.8620000000001" table:style-name="ce14">
            <text:p>3,009.9</text:p>
          </table:table-cell>
          <table:table-cell office:value-type="float" office:value="3799.4169999999999" table:style-name="ce14">
            <text:p>3,799.4</text:p>
          </table:table-cell>
          <table:table-cell office:value-type="float" office:value="4089.8330000000001" table:style-name="ce14">
            <text:p>4,089.8</text:p>
          </table:table-cell>
          <table:table-cell office:value-type="float" office:value="3094.9569999999999" table:style-name="ce14">
            <text:p>3,095.0</text:p>
          </table:table-cell>
          <table:table-cell office:value-type="float" office:value="6283.3230000000003" table:style-name="ce14">
            <text:p>6,283.3</text:p>
          </table:table-cell>
          <table:table-cell office:value-type="float" office:value="4019.79" table:style-name="ce14">
            <text:p>4,019.8</text:p>
          </table:table-cell>
          <table:table-cell office:value-type="float" office:value="32549.082999999999" table:style-name="ce14">
            <text:p>32,549.1</text:p>
          </table:table-cell>
          <table:table-cell office:value-type="float" office:value="1916.107" table:style-name="ce14">
            <text:p>1,916.1</text:p>
          </table:table-cell>
          <table:table-cell office:value-type="float" office:value="2992.6469999999999" table:style-name="ce14">
            <text:p>2,992.6</text:p>
          </table:table-cell>
          <table:table-cell office:value-type="float" office:value="735.697" table:style-name="ce14">
            <text:p>735.7</text:p>
          </table:table-cell>
          <table:table-cell office:value-type="float" office:value="4.59" table:style-name="ce14">
            <text:p>4.6</text:p>
          </table:table-cell>
          <table:table-cell office:value-type="float" office:value="38198.124000000003" table:style-name="ce14">
            <text:p>38,198.1</text:p>
          </table:table-cell>
          <table:table-cell office:value-type="float" office:value="1163.5419999999999" table:style-name="ce14">
            <text:p>1,163.5</text:p>
          </table:table-cell>
          <table:table-cell office:value-type="float" office:value="15.317" table:style-name="ce14">
            <text:p>15.3</text:p>
          </table:table-cell>
          <table:table-cell office:value-type="float" office:value="39376.983" table:style-name="ce14">
            <text:p>39,377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3</text:p>
          </table:table-cell>
          <table:table-cell office:value-type="float" office:value="1386.4760000000001" table:style-name="ce14">
            <text:p>1,386.5</text:p>
          </table:table-cell>
          <table:table-cell office:value-type="float" office:value="3887.9160000000002" table:style-name="ce14">
            <text:p>3,887.9</text:p>
          </table:table-cell>
          <table:table-cell office:value-type="float" office:value="3030.085" table:style-name="ce14">
            <text:p>3,030.1</text:p>
          </table:table-cell>
          <table:table-cell office:value-type="float" office:value="3019.1210000000001" table:style-name="ce14">
            <text:p>3,019.1</text:p>
          </table:table-cell>
          <table:table-cell office:value-type="float" office:value="3810.607" table:style-name="ce14">
            <text:p>3,810.6</text:p>
          </table:table-cell>
          <table:table-cell office:value-type="float" office:value="4090.2310000000002" table:style-name="ce14">
            <text:p>4,090.2</text:p>
          </table:table-cell>
          <table:table-cell office:value-type="float" office:value="3089.482" table:style-name="ce14">
            <text:p>3,089.5</text:p>
          </table:table-cell>
          <table:table-cell office:value-type="float" office:value="6308.8289999999997" table:style-name="ce14">
            <text:p>6,308.8</text:p>
          </table:table-cell>
          <table:table-cell office:value-type="float" office:value="4058.6280000000002" table:style-name="ce14">
            <text:p>4,058.6</text:p>
          </table:table-cell>
          <table:table-cell office:value-type="float" office:value="32681.375" table:style-name="ce14">
            <text:p>32,681.4</text:p>
          </table:table-cell>
          <table:table-cell office:value-type="float" office:value="1926.7239999999999" table:style-name="ce14">
            <text:p>1,926.7</text:p>
          </table:table-cell>
          <table:table-cell office:value-type="float" office:value="3008.0540000000001" table:style-name="ce14">
            <text:p>3,008.1</text:p>
          </table:table-cell>
          <table:table-cell office:value-type="float" office:value="747.61800000000005" table:style-name="ce14">
            <text:p>747.6</text:p>
          </table:table-cell>
          <table:table-cell office:value-type="float" office:value="4.37" table:style-name="ce14">
            <text:p>4.4</text:p>
          </table:table-cell>
          <table:table-cell office:value-type="float" office:value="38368.141000000003" table:style-name="ce14">
            <text:p>38,368.1</text:p>
          </table:table-cell>
          <table:table-cell office:value-type="float" office:value="1169.5139999999999" table:style-name="ce14">
            <text:p>1,169.5</text:p>
          </table:table-cell>
          <table:table-cell office:value-type="float" office:value="14.586" table:style-name="ce14">
            <text:p>14.6</text:p>
          </table:table-cell>
          <table:table-cell office:value-type="float" office:value="39552.241000000002" table:style-name="ce14">
            <text:p>39,552.2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4</text:p>
          </table:table-cell>
          <table:table-cell office:value-type="float" office:value="1378.749" table:style-name="ce14">
            <text:p>1,378.7</text:p>
          </table:table-cell>
          <table:table-cell office:value-type="float" office:value="3878.989" table:style-name="ce14">
            <text:p>3,879.0</text:p>
          </table:table-cell>
          <table:table-cell office:value-type="float" office:value="3018.5830000000001" table:style-name="ce14">
            <text:p>3,018.6</text:p>
          </table:table-cell>
          <table:table-cell office:value-type="float" office:value="3001.7950000000001" table:style-name="ce14">
            <text:p>3,001.8</text:p>
          </table:table-cell>
          <table:table-cell office:value-type="float" office:value="3783.5140000000001" table:style-name="ce14">
            <text:p>3,783.5</text:p>
          </table:table-cell>
          <table:table-cell office:value-type="float" office:value="4069.748" table:style-name="ce14">
            <text:p>4,069.7</text:p>
          </table:table-cell>
          <table:table-cell office:value-type="float" office:value="3070.0819999999999" table:style-name="ce14">
            <text:p>3,070.1</text:p>
          </table:table-cell>
          <table:table-cell office:value-type="float" office:value="6278.49" table:style-name="ce14">
            <text:p>6,278.5</text:p>
          </table:table-cell>
          <table:table-cell office:value-type="float" office:value="4050.0810000000001" table:style-name="ce14">
            <text:p>4,050.1</text:p>
          </table:table-cell>
          <table:table-cell office:value-type="float" office:value="32530.030999999999" table:style-name="ce14">
            <text:p>32,530.0</text:p>
          </table:table-cell>
          <table:table-cell office:value-type="float" office:value="1919.442" table:style-name="ce14">
            <text:p>1,919.4</text:p>
          </table:table-cell>
          <table:table-cell office:value-type="float" office:value="2990.7130000000002" table:style-name="ce14">
            <text:p>2,990.7</text:p>
          </table:table-cell>
          <table:table-cell office:value-type="float" office:value="739.62599999999998" table:style-name="ce14">
            <text:p>739.6</text:p>
          </table:table-cell>
          <table:table-cell office:value-type="float" office:value="4.2149999999999999" table:style-name="ce14">
            <text:p>4.2</text:p>
          </table:table-cell>
          <table:table-cell office:value-type="float" office:value="38184.027000000002" table:style-name="ce14">
            <text:p>38,184.0</text:p>
          </table:table-cell>
          <table:table-cell office:value-type="float" office:value="1165.3489999999999" table:style-name="ce14">
            <text:p>1,165.3</text:p>
          </table:table-cell>
          <table:table-cell office:value-type="float" office:value="15.193" table:style-name="ce14">
            <text:p>15.2</text:p>
          </table:table-cell>
          <table:table-cell office:value-type="float" office:value="39364.569000000003" table:style-name="ce14">
            <text:p>39,364.6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9 Q1</text:p>
          </table:table-cell>
          <table:table-cell office:value-type="float" office:value="1385.8040000000001" table:style-name="ce14">
            <text:p>1,385.8</text:p>
          </table:table-cell>
          <table:table-cell office:value-type="float" office:value="3902.5830000000001" table:style-name="ce14">
            <text:p>3,902.6</text:p>
          </table:table-cell>
          <table:table-cell office:value-type="float" office:value="3043.2930000000001" table:style-name="ce14">
            <text:p>3,043.3</text:p>
          </table:table-cell>
          <table:table-cell office:value-type="float" office:value="3025.3440000000001" table:style-name="ce14">
            <text:p>3,025.3</text:p>
          </table:table-cell>
          <table:table-cell office:value-type="float" office:value="3767.6179999999999" table:style-name="ce14">
            <text:p>3,767.6</text:p>
          </table:table-cell>
          <table:table-cell office:value-type="float" office:value="4090.5410000000002" table:style-name="ce14">
            <text:p>4,090.5</text:p>
          </table:table-cell>
          <table:table-cell office:value-type="float" office:value="3073.569" table:style-name="ce14">
            <text:p>3,073.6</text:p>
          </table:table-cell>
          <table:table-cell office:value-type="float" office:value="6312.55" table:style-name="ce14">
            <text:p>6,312.6</text:p>
          </table:table-cell>
          <table:table-cell office:value-type="float" office:value="4109.5829999999996" table:style-name="ce14">
            <text:p>4,109.6</text:p>
          </table:table-cell>
          <table:table-cell office:value-type="float" office:value="32710.884999999998" table:style-name="ce14">
            <text:p>32,710.9</text:p>
          </table:table-cell>
          <table:table-cell office:value-type="float" office:value="1929.5050000000001" table:style-name="ce14">
            <text:p>1,929.5</text:p>
          </table:table-cell>
          <table:table-cell office:value-type="float" office:value="3007.8240000000001" table:style-name="ce14">
            <text:p>3,007.8</text:p>
          </table:table-cell>
          <table:table-cell office:value-type="float" office:value="751.90800000000002" table:style-name="ce14">
            <text:p>751.9</text:p>
          </table:table-cell>
          <table:table-cell office:value-type="float" office:value="4.0119999999999996" table:style-name="ce14">
            <text:p>4.0</text:p>
          </table:table-cell>
          <table:table-cell office:value-type="float" office:value="38404.133999999998" table:style-name="ce14">
            <text:p>38,404.1</text:p>
          </table:table-cell>
          <table:table-cell office:value-type="float" office:value="1175.675" table:style-name="ce14">
            <text:p>1,175.7</text:p>
          </table:table-cell>
          <table:table-cell office:value-type="float" office:value="15.029" table:style-name="ce14">
            <text:p>15.0</text:p>
          </table:table-cell>
          <table:table-cell office:value-type="float" office:value="39594.838000000003" table:style-name="ce14">
            <text:p>39,594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2</text:p>
          </table:table-cell>
          <table:table-cell office:value-type="float" office:value="1398.048" table:style-name="ce14">
            <text:p>1,398.0</text:p>
          </table:table-cell>
          <table:table-cell office:value-type="float" office:value="3933.4180000000001" table:style-name="ce14">
            <text:p>3,933.4</text:p>
          </table:table-cell>
          <table:table-cell office:value-type="float" office:value="3077.2049999999999" table:style-name="ce14">
            <text:p>3,077.2</text:p>
          </table:table-cell>
          <table:table-cell office:value-type="float" office:value="3067.7379999999998" table:style-name="ce14">
            <text:p>3,067.7</text:p>
          </table:table-cell>
          <table:table-cell office:value-type="float" office:value="3779.5549999999998" table:style-name="ce14">
            <text:p>3,779.6</text:p>
          </table:table-cell>
          <table:table-cell office:value-type="float" office:value="4121.9579999999996" table:style-name="ce14">
            <text:p>4,122.0</text:p>
          </table:table-cell>
          <table:table-cell office:value-type="float" office:value="3082.7550000000001" table:style-name="ce14">
            <text:p>3,082.8</text:p>
          </table:table-cell>
          <table:table-cell office:value-type="float" office:value="6363.3230000000003" table:style-name="ce14">
            <text:p>6,363.3</text:p>
          </table:table-cell>
          <table:table-cell office:value-type="float" office:value="4151.8490000000002" table:style-name="ce14">
            <text:p>4,151.8</text:p>
          </table:table-cell>
          <table:table-cell office:value-type="float" office:value="32975.849000000002" table:style-name="ce14">
            <text:p>32,975.8</text:p>
          </table:table-cell>
          <table:table-cell office:value-type="float" office:value="1948" table:style-name="ce14">
            <text:p>1,948.0</text:p>
          </table:table-cell>
          <table:table-cell office:value-type="float" office:value="3040.0970000000002" table:style-name="ce14">
            <text:p>3,040.1</text:p>
          </table:table-cell>
          <table:table-cell office:value-type="float" office:value="732.17100000000005" table:style-name="ce14">
            <text:p>732.2</text:p>
          </table:table-cell>
          <table:table-cell office:value-type="float" office:value="3.8929999999999998" table:style-name="ce14">
            <text:p>3.9</text:p>
          </table:table-cell>
          <table:table-cell office:value-type="float" office:value="38700.01" table:style-name="ce14">
            <text:p>38,700.0</text:p>
          </table:table-cell>
          <table:table-cell office:value-type="float" office:value="1189.8610000000001" table:style-name="ce14">
            <text:p>1,189.9</text:p>
          </table:table-cell>
          <table:table-cell office:value-type="float" office:value="14.679" table:style-name="ce14">
            <text:p>14.7</text:p>
          </table:table-cell>
          <table:table-cell office:value-type="float" office:value="39904.550000000003" table:style-name="ce14">
            <text:p>39,904.6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3</text:p>
          </table:table-cell>
          <table:table-cell office:value-type="float" office:value="1408.3119999999999" table:style-name="ce14">
            <text:p>1,408.3</text:p>
          </table:table-cell>
          <table:table-cell office:value-type="float" office:value="3960.509" table:style-name="ce14">
            <text:p>3,960.5</text:p>
          </table:table-cell>
          <table:table-cell office:value-type="float" office:value="3100.665" table:style-name="ce14">
            <text:p>3,100.7</text:p>
          </table:table-cell>
          <table:table-cell office:value-type="float" office:value="3079.0749999999998" table:style-name="ce14">
            <text:p>3,079.1</text:p>
          </table:table-cell>
          <table:table-cell office:value-type="float" office:value="3791.0610000000001" table:style-name="ce14">
            <text:p>3,791.1</text:p>
          </table:table-cell>
          <table:table-cell office:value-type="float" office:value="4142.5540000000001" table:style-name="ce14">
            <text:p>4,142.6</text:p>
          </table:table-cell>
          <table:table-cell office:value-type="float" office:value="3079.5039999999999" table:style-name="ce14">
            <text:p>3,079.5</text:p>
          </table:table-cell>
          <table:table-cell office:value-type="float" office:value="6378.9489999999996" table:style-name="ce14">
            <text:p>6,378.9</text:p>
          </table:table-cell>
          <table:table-cell office:value-type="float" office:value="4180.8739999999998" table:style-name="ce14">
            <text:p>4,180.9</text:p>
          </table:table-cell>
          <table:table-cell office:value-type="float" office:value="33121.502999999997" table:style-name="ce14">
            <text:p>33,121.5</text:p>
          </table:table-cell>
          <table:table-cell office:value-type="float" office:value="1962.829" table:style-name="ce14">
            <text:p>1,962.8</text:p>
          </table:table-cell>
          <table:table-cell office:value-type="float" office:value="3058.5659999999998" table:style-name="ce14">
            <text:p>3,058.6</text:p>
          </table:table-cell>
          <table:table-cell office:value-type="float" office:value="734.45500000000004" table:style-name="ce14">
            <text:p>734.5</text:p>
          </table:table-cell>
          <table:table-cell office:value-type="float" office:value="3.8180000000000001" table:style-name="ce14">
            <text:p>3.8</text:p>
          </table:table-cell>
          <table:table-cell office:value-type="float" office:value="38881.171000000002" table:style-name="ce14">
            <text:p>38,881.2</text:p>
          </table:table-cell>
          <table:table-cell office:value-type="float" office:value="1198.4059999999999" table:style-name="ce14">
            <text:p>1,198.4</text:p>
          </table:table-cell>
          <table:table-cell office:value-type="float" office:value="13.882" table:style-name="ce14">
            <text:p>13.9</text:p>
          </table:table-cell>
          <table:table-cell office:value-type="float" office:value="40093.459000000003" table:style-name="ce14">
            <text:p>40,093.5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4</text:p>
          </table:table-cell>
          <table:table-cell office:value-type="float" office:value="1400.6949999999999" table:style-name="ce14">
            <text:p>1,400.7</text:p>
          </table:table-cell>
          <table:table-cell office:value-type="float" office:value="3945.7550000000001" table:style-name="ce14">
            <text:p>3,945.8</text:p>
          </table:table-cell>
          <table:table-cell office:value-type="float" office:value="3082.6350000000002" table:style-name="ce14">
            <text:p>3,082.6</text:p>
          </table:table-cell>
          <table:table-cell office:value-type="float" office:value="3057.7179999999998" table:style-name="ce14">
            <text:p>3,057.7</text:p>
          </table:table-cell>
          <table:table-cell office:value-type="float" office:value="3762.7820000000002" table:style-name="ce14">
            <text:p>3,762.8</text:p>
          </table:table-cell>
          <table:table-cell office:value-type="float" office:value="4121.3329999999996" table:style-name="ce14">
            <text:p>4,121.3</text:p>
          </table:table-cell>
          <table:table-cell office:value-type="float" office:value="3060.9879999999998" table:style-name="ce14">
            <text:p>3,061.0</text:p>
          </table:table-cell>
          <table:table-cell office:value-type="float" office:value="6344.3760000000002" table:style-name="ce14">
            <text:p>6,344.4</text:p>
          </table:table-cell>
          <table:table-cell office:value-type="float" office:value="4165.3940000000002" table:style-name="ce14">
            <text:p>4,165.4</text:p>
          </table:table-cell>
          <table:table-cell office:value-type="float" office:value="32941.675999999999" table:style-name="ce14">
            <text:p>32,941.7</text:p>
          </table:table-cell>
          <table:table-cell office:value-type="float" office:value="1956.3050000000001" table:style-name="ce14">
            <text:p>1,956.3</text:p>
          </table:table-cell>
          <table:table-cell office:value-type="float" office:value="3040.779" table:style-name="ce14">
            <text:p>3,040.8</text:p>
          </table:table-cell>
          <table:table-cell office:value-type="float" office:value="740.18299999999999" table:style-name="ce14">
            <text:p>740.2</text:p>
          </table:table-cell>
          <table:table-cell office:value-type="float" office:value="3.7759999999999998" table:style-name="ce14">
            <text:p>3.8</text:p>
          </table:table-cell>
          <table:table-cell office:value-type="float" office:value="38682.718999999997" table:style-name="ce14">
            <text:p>38,682.7</text:p>
          </table:table-cell>
          <table:table-cell office:value-type="float" office:value="1193.1210000000001" table:style-name="ce14">
            <text:p>1,193.1</text:p>
          </table:table-cell>
          <table:table-cell office:value-type="float" office:value="14.622" table:style-name="ce14">
            <text:p>14.6</text:p>
          </table:table-cell>
          <table:table-cell office:value-type="float" office:value="39890.462" table:style-name="ce14">
            <text:p>39,890.5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20 Q1</text:p>
          </table:table-cell>
          <table:table-cell office:value-type="float" office:value="1404.6389999999999" table:style-name="ce14">
            <text:p>1,404.6</text:p>
          </table:table-cell>
          <table:table-cell office:value-type="float" office:value="3951.6419999999998" table:style-name="ce14">
            <text:p>3,951.6</text:p>
          </table:table-cell>
          <table:table-cell office:value-type="float" office:value="3090.94" table:style-name="ce14">
            <text:p>3,090.9</text:p>
          </table:table-cell>
          <table:table-cell office:value-type="float" office:value="3054.7170000000001" table:style-name="ce14">
            <text:p>3,054.7</text:p>
          </table:table-cell>
          <table:table-cell office:value-type="float" office:value="3766.741" table:style-name="ce14">
            <text:p>3,766.7</text:p>
          </table:table-cell>
          <table:table-cell office:value-type="float" office:value="4127.1750000000002" table:style-name="ce14">
            <text:p>4,127.2</text:p>
          </table:table-cell>
          <table:table-cell office:value-type="float" office:value="3051.3910000000001" table:style-name="ce14">
            <text:p>3,051.4</text:p>
          </table:table-cell>
          <table:table-cell office:value-type="float" office:value="6334.5050000000001" table:style-name="ce14">
            <text:p>6,334.5</text:p>
          </table:table-cell>
          <table:table-cell office:value-type="float" office:value="4169.2169999999996" table:style-name="ce14">
            <text:p>4,169.2</text:p>
          </table:table-cell>
          <table:table-cell office:value-type="float" office:value="32950.966999999997" table:style-name="ce14">
            <text:p>32,951.0</text:p>
          </table:table-cell>
          <table:table-cell office:value-type="float" office:value="1956.335" table:style-name="ce14">
            <text:p>1,956.3</text:p>
          </table:table-cell>
          <table:table-cell office:value-type="float" office:value="3046.7240000000002" table:style-name="ce14">
            <text:p>3,046.7</text:p>
          </table:table-cell>
          <table:table-cell office:value-type="float" office:value="374.00299999999999" table:style-name="ce14">
            <text:p>374.0</text:p>
          </table:table-cell>
          <table:table-cell office:value-type="float" office:value="3.79" table:style-name="ce14">
            <text:p>3.8</text:p>
          </table:table-cell>
          <table:table-cell office:value-type="float" office:value="38331.819000000003" table:style-name="ce14">
            <text:p>38,331.8</text:p>
          </table:table-cell>
          <table:table-cell office:value-type="float" office:value="1195.2370000000001" table:style-name="ce14">
            <text:p>1,195.2</text:p>
          </table:table-cell>
          <table:table-cell office:value-type="float" office:value="5.7050000000000001" table:style-name="ce14">
            <text:p>5.7</text:p>
          </table:table-cell>
          <table:table-cell office:value-type="float" office:value="39532.760999999999" table:style-name="ce14">
            <text:p>39,532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2</text:p>
          </table:table-cell>
          <table:table-cell office:value-type="float" office:value="1393.7639999999999" table:style-name="ce14">
            <text:p>1,393.8</text:p>
          </table:table-cell>
          <table:table-cell office:value-type="float" office:value="3912.72" table:style-name="ce14">
            <text:p>3,912.7</text:p>
          </table:table-cell>
          <table:table-cell office:value-type="float" office:value="3068.2139999999999" table:style-name="ce14">
            <text:p>3,068.2</text:p>
          </table:table-cell>
          <table:table-cell office:value-type="float" office:value="3028.6080000000002" table:style-name="ce14">
            <text:p>3,028.6</text:p>
          </table:table-cell>
          <table:table-cell office:value-type="float" office:value="3752.8209999999999" table:style-name="ce14">
            <text:p>3,752.8</text:p>
          </table:table-cell>
          <table:table-cell office:value-type="float" office:value="4091.9360000000001" table:style-name="ce14">
            <text:p>4,091.9</text:p>
          </table:table-cell>
          <table:table-cell office:value-type="float" office:value="3016.348" table:style-name="ce14">
            <text:p>3,016.3</text:p>
          </table:table-cell>
          <table:table-cell office:value-type="float" office:value="6263.5" table:style-name="ce14">
            <text:p>6,263.5</text:p>
          </table:table-cell>
          <table:table-cell office:value-type="float" office:value="4107.9219999999996" table:style-name="ce14">
            <text:p>4,107.9</text:p>
          </table:table-cell>
          <table:table-cell office:value-type="float" office:value="32635.832999999999" table:style-name="ce14">
            <text:p>32,635.8</text:p>
          </table:table-cell>
          <table:table-cell office:value-type="float" office:value="1930.627" table:style-name="ce14">
            <text:p>1,930.6</text:p>
          </table:table-cell>
          <table:table-cell office:value-type="float" office:value="3007.636" table:style-name="ce14">
            <text:p>3,007.6</text:p>
          </table:table-cell>
          <table:table-cell office:value-type="float" office:value="779.09299999999996" table:style-name="ce14">
            <text:p>779.1</text:p>
          </table:table-cell>
          <table:table-cell office:value-type="float" office:value="3.863" table:style-name="ce14">
            <text:p>3.9</text:p>
          </table:table-cell>
          <table:table-cell office:value-type="float" office:value="38357.052000000003" table:style-name="ce14">
            <text:p>38,357.1</text:p>
          </table:table-cell>
          <table:table-cell office:value-type="float" office:value="1184.0920000000001" table:style-name="ce14">
            <text:p>1,184.1</text:p>
          </table:table-cell>
          <table:table-cell office:value-type="float" office:value="16.061" table:style-name="ce14">
            <text:p>16.1</text:p>
          </table:table-cell>
          <table:table-cell office:value-type="float" office:value="39557.205000000002" table:style-name="ce14">
            <text:p>39,557.2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3</text:p>
          </table:table-cell>
          <table:table-cell office:value-type="float" office:value="1415.6849999999999" table:style-name="ce14">
            <text:p>1,415.7</text:p>
          </table:table-cell>
          <table:table-cell office:value-type="float" office:value="4260.21" table:style-name="ce14">
            <text:p>4,260.2</text:p>
          </table:table-cell>
          <table:table-cell office:value-type="float" office:value="3107.4609999999998" table:style-name="ce14">
            <text:p>3,107.5</text:p>
          </table:table-cell>
          <table:table-cell office:value-type="float" office:value="3071.444" table:style-name="ce14">
            <text:p>3,071.4</text:p>
          </table:table-cell>
          <table:table-cell office:value-type="float" office:value="3523.4110000000001" table:style-name="ce14">
            <text:p>3,523.4</text:p>
          </table:table-cell>
          <table:table-cell office:value-type="float" office:value="4142.8630000000003" table:style-name="ce14">
            <text:p>4,142.9</text:p>
          </table:table-cell>
          <table:table-cell office:value-type="float" office:value="3055.4470000000001" table:style-name="ce14">
            <text:p>3,055.4</text:p>
          </table:table-cell>
          <table:table-cell office:value-type="float" office:value="6338.3329999999996" table:style-name="ce14">
            <text:p>6,338.3</text:p>
          </table:table-cell>
          <table:table-cell office:value-type="float" office:value="4165.6869999999999" table:style-name="ce14">
            <text:p>4,165.7</text:p>
          </table:table-cell>
          <table:table-cell office:value-type="float" office:value="33080.540999999997" table:style-name="ce14">
            <text:p>33,080.5</text:p>
          </table:table-cell>
          <table:table-cell office:value-type="float" office:value="1966.703" table:style-name="ce14">
            <text:p>1,966.7</text:p>
          </table:table-cell>
          <table:table-cell office:value-type="float" office:value="3054.0070000000001" table:style-name="ce14">
            <text:p>3,054.0</text:p>
          </table:table-cell>
          <table:table-cell office:value-type="float" office:value="730.90300000000002" table:style-name="ce14">
            <text:p>730.9</text:p>
          </table:table-cell>
          <table:table-cell office:value-type="float" office:value="4.3090000000000002" table:style-name="ce14">
            <text:p>4.3</text:p>
          </table:table-cell>
          <table:table-cell office:value-type="float" office:value="38836.463000000003" table:style-name="ce14">
            <text:p>38,836.5</text:p>
          </table:table-cell>
          <table:table-cell office:value-type="float" office:value="1204.4559999999999" table:style-name="ce14">
            <text:p>1,204.5</text:p>
          </table:table-cell>
          <table:table-cell office:value-type="float" office:value="14.436" table:style-name="ce14">
            <text:p>14.4</text:p>
          </table:table-cell>
          <table:table-cell office:value-type="float" office:value="40055.355000000003" table:style-name="ce14">
            <text:p>40,055.4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4</text:p>
          </table:table-cell>
          <table:table-cell office:value-type="float" office:value="1410.337" table:style-name="ce14">
            <text:p>1,410.3</text:p>
          </table:table-cell>
          <table:table-cell office:value-type="float" office:value="4233.241" table:style-name="ce14">
            <text:p>4,233.2</text:p>
          </table:table-cell>
          <table:table-cell office:value-type="float" office:value="3087.8339999999998" table:style-name="ce14">
            <text:p>3,087.8</text:p>
          </table:table-cell>
          <table:table-cell office:value-type="float" office:value="3053.0410000000002" table:style-name="ce14">
            <text:p>3,053.0</text:p>
          </table:table-cell>
          <table:table-cell office:value-type="float" office:value="3499.6849999999999" table:style-name="ce14">
            <text:p>3,499.7</text:p>
          </table:table-cell>
          <table:table-cell office:value-type="float" office:value="4121.7719999999999" table:style-name="ce14">
            <text:p>4,121.8</text:p>
          </table:table-cell>
          <table:table-cell office:value-type="float" office:value="3041.1329999999998" table:style-name="ce14">
            <text:p>3,041.1</text:p>
          </table:table-cell>
          <table:table-cell office:value-type="float" office:value="6320.2820000000002" table:style-name="ce14">
            <text:p>6,320.3</text:p>
          </table:table-cell>
          <table:table-cell office:value-type="float" office:value="4138.482" table:style-name="ce14">
            <text:p>4,138.5</text:p>
          </table:table-cell>
          <table:table-cell office:value-type="float" office:value="32905.807000000001" table:style-name="ce14">
            <text:p>32,905.8</text:p>
          </table:table-cell>
          <table:table-cell office:value-type="float" office:value="1962.2940000000001" table:style-name="ce14">
            <text:p>1,962.3</text:p>
          </table:table-cell>
          <table:table-cell office:value-type="float" office:value="3042.335" table:style-name="ce14">
            <text:p>3,042.3</text:p>
          </table:table-cell>
          <table:table-cell office:value-type="float" office:value="667.55499999999995" table:style-name="ce14">
            <text:p>667.6</text:p>
          </table:table-cell>
          <table:table-cell office:value-type="float" office:value="3.8029999999999999" table:style-name="ce14">
            <text:p>3.8</text:p>
          </table:table-cell>
          <table:table-cell office:value-type="float" office:value="38581.794000000002" table:style-name="ce14">
            <text:p>38,581.8</text:p>
          </table:table-cell>
          <table:table-cell office:value-type="float" office:value="1206.681" table:style-name="ce14">
            <text:p>1,206.7</text:p>
          </table:table-cell>
          <table:table-cell office:value-type="float" office:value="12.449" table:style-name="ce14">
            <text:p>12.4</text:p>
          </table:table-cell>
          <table:table-cell office:value-type="float" office:value="39800.923999999999" table:style-name="ce14">
            <text:p>39,800.9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21 Q1</text:p>
          </table:table-cell>
          <table:table-cell office:value-type="float" office:value="1412.9190000000001" table:style-name="ce14">
            <text:p>1,412.9</text:p>
          </table:table-cell>
          <table:table-cell office:value-type="float" office:value="4224.6570000000002" table:style-name="ce14">
            <text:p>4,224.7</text:p>
          </table:table-cell>
          <table:table-cell office:value-type="float" office:value="3093.3870000000002" table:style-name="ce14">
            <text:p>3,093.4</text:p>
          </table:table-cell>
          <table:table-cell office:value-type="float" office:value="3060.22" table:style-name="ce14">
            <text:p>3,060.2</text:p>
          </table:table-cell>
          <table:table-cell office:value-type="float" office:value="3497.7890000000002" table:style-name="ce14">
            <text:p>3,497.8</text:p>
          </table:table-cell>
          <table:table-cell office:value-type="float" office:value="4117.3620000000001" table:style-name="ce14">
            <text:p>4,117.4</text:p>
          </table:table-cell>
          <table:table-cell office:value-type="float" office:value="3024.89" table:style-name="ce14">
            <text:p>3,024.9</text:p>
          </table:table-cell>
          <table:table-cell office:value-type="float" office:value="6305.32" table:style-name="ce14">
            <text:p>6,305.3</text:p>
          </table:table-cell>
          <table:table-cell office:value-type="float" office:value="4140.8109999999997" table:style-name="ce14">
            <text:p>4,140.8</text:p>
          </table:table-cell>
          <table:table-cell office:value-type="float" office:value="32877.355000000003" table:style-name="ce14">
            <text:p>32,877.4</text:p>
          </table:table-cell>
          <table:table-cell office:value-type="float" office:value="1962.81" table:style-name="ce14">
            <text:p>1,962.8</text:p>
          </table:table-cell>
          <table:table-cell office:value-type="float" office:value="3044.3519999999999" table:style-name="ce14">
            <text:p>3,044.4</text:p>
          </table:table-cell>
          <table:table-cell office:value-type="float" office:value="758.55200000000002" table:style-name="ce14">
            <text:p>758.6</text:p>
          </table:table-cell>
          <table:table-cell office:value-type="float" office:value="3.87" table:style-name="ce14">
            <text:p>3.9</text:p>
          </table:table-cell>
          <table:table-cell office:value-type="float" office:value="38646.938999999998" table:style-name="ce14">
            <text:p>38,646.9</text:p>
          </table:table-cell>
          <table:table-cell office:value-type="float" office:value="1212.856" table:style-name="ce14">
            <text:p>1,212.9</text:p>
          </table:table-cell>
          <table:table-cell office:value-type="float" office:value="15.012" table:style-name="ce14">
            <text:p>15.0</text:p>
          </table:table-cell>
          <table:table-cell office:value-type="float" office:value="39874.807000000001" table:style-name="ce14">
            <text:p>39,874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1 Q2</text:p>
          </table:table-cell>
          <table:table-cell office:value-type="float" office:value="1436.4480000000001" table:style-name="ce14">
            <text:p>1,436.4</text:p>
          </table:table-cell>
          <table:table-cell office:value-type="float" office:value="4265.4390000000003" table:style-name="ce14">
            <text:p>4,265.4</text:p>
          </table:table-cell>
          <table:table-cell office:value-type="float" office:value="3142.4160000000002" table:style-name="ce14">
            <text:p>3,142.4</text:p>
          </table:table-cell>
          <table:table-cell office:value-type="float" office:value="3117.0140000000001" table:style-name="ce14">
            <text:p>3,117.0</text:p>
          </table:table-cell>
          <table:table-cell office:value-type="float" office:value="3555.1619999999998" table:style-name="ce14">
            <text:p>3,555.2</text:p>
          </table:table-cell>
          <table:table-cell office:value-type="float" office:value="4180.4560000000001" table:style-name="ce14">
            <text:p>4,180.5</text:p>
          </table:table-cell>
          <table:table-cell office:value-type="float" office:value="3043.58" table:style-name="ce14">
            <text:p>3,043.6</text:p>
          </table:table-cell>
          <table:table-cell office:value-type="float" office:value="6398.4089999999997" table:style-name="ce14">
            <text:p>6,398.4</text:p>
          </table:table-cell>
          <table:table-cell office:value-type="float" office:value="4211.97" table:style-name="ce14">
            <text:p>4,212.0</text:p>
          </table:table-cell>
          <table:table-cell office:value-type="float" office:value="33350.894" table:style-name="ce14">
            <text:p>33,350.9</text:p>
          </table:table-cell>
          <table:table-cell office:value-type="float" office:value="1996.799" table:style-name="ce14">
            <text:p>1,996.8</text:p>
          </table:table-cell>
          <table:table-cell office:value-type="float" office:value="3087.7719999999999" table:style-name="ce14">
            <text:p>3,087.8</text:p>
          </table:table-cell>
          <table:table-cell office:value-type="float" office:value="769.44299999999998" table:style-name="ce14">
            <text:p>769.4</text:p>
          </table:table-cell>
          <table:table-cell office:value-type="float" office:value="3.988" table:style-name="ce14">
            <text:p>4.0</text:p>
          </table:table-cell>
          <table:table-cell office:value-type="float" office:value="39208.896000000001" table:style-name="ce14">
            <text:p>39,208.9</text:p>
          </table:table-cell>
          <table:table-cell office:value-type="float" office:value="1233.962" table:style-name="ce14">
            <text:p>1,234.0</text:p>
          </table:table-cell>
          <table:table-cell office:value-type="float" office:value="14.656000000000001" table:style-name="ce14">
            <text:p>14.7</text:p>
          </table:table-cell>
          <table:table-cell office:value-type="float" office:value="40457.514000000003" table:style-name="ce14">
            <text:p>40,457.5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5">
            <text:p>2021 Q3</text:p>
          </table:table-cell>
          <table:table-cell office:value-type="float" office:value="1438.7239999999999" table:style-name="ce16">
            <text:p>1,438.7</text:p>
          </table:table-cell>
          <table:table-cell office:value-type="float" office:value="4263.0559999999996" table:style-name="ce16">
            <text:p>4,263.1</text:p>
          </table:table-cell>
          <table:table-cell office:value-type="float" office:value="3146.6120000000001" table:style-name="ce16">
            <text:p>3,146.6</text:p>
          </table:table-cell>
          <table:table-cell office:value-type="float" office:value="3119.3310000000001" table:style-name="ce16">
            <text:p>3,119.3</text:p>
          </table:table-cell>
          <table:table-cell office:value-type="float" office:value="3555.4209999999998" table:style-name="ce16">
            <text:p>3,555.4</text:p>
          </table:table-cell>
          <table:table-cell office:value-type="float" office:value="4186.3789999999999" table:style-name="ce16">
            <text:p>4,186.4</text:p>
          </table:table-cell>
          <table:table-cell office:value-type="float" office:value="3017.67" table:style-name="ce16">
            <text:p>3,017.7</text:p>
          </table:table-cell>
          <table:table-cell office:value-type="float" office:value="6406.8270000000002" table:style-name="ce16">
            <text:p>6,406.8</text:p>
          </table:table-cell>
          <table:table-cell office:value-type="float" office:value="4220.8530000000001" table:style-name="ce16">
            <text:p>4,220.9</text:p>
          </table:table-cell>
          <table:table-cell office:value-type="float" office:value="33354.873" table:style-name="ce16">
            <text:p>33,354.9</text:p>
          </table:table-cell>
          <table:table-cell office:value-type="float" office:value="2001.1310000000001" table:style-name="ce16">
            <text:p>2,001.1</text:p>
          </table:table-cell>
          <table:table-cell office:value-type="float" office:value="3084.8519999999999" table:style-name="ce16">
            <text:p>3,084.9</text:p>
          </table:table-cell>
          <table:table-cell office:value-type="float" office:value="791.21400000000006" table:style-name="ce16">
            <text:p>791.2</text:p>
          </table:table-cell>
          <table:table-cell office:value-type="float" office:value="4.22" table:style-name="ce16">
            <text:p>4.2</text:p>
          </table:table-cell>
          <table:table-cell office:value-type="float" office:value="39236.29" table:style-name="ce16">
            <text:p>39,236.3</text:p>
          </table:table-cell>
          <table:table-cell office:value-type="float" office:value="1233.663" table:style-name="ce16">
            <text:p>1,233.7</text:p>
          </table:table-cell>
          <table:table-cell office:value-type="float" office:value="15.395" table:style-name="ce16">
            <text:p>15.4</text:p>
          </table:table-cell>
          <table:table-cell office:value-type="float" office:value="40485.347999999998" table:style-name="ce16">
            <text:p>40,485.3</text:p>
          </table:table-cell>
          <table:table-cell table:number-columns-repeated="16365" table:style-name="ce10"/>
        </table:table-row>
        <table:table-row table:style-name="ro1">
          <table:table-cell table:style-name="ce17"/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1. Refers to vehicles that are between keepers with the previous keeper based in Great Britain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2. Refers to vehicles where GB region is unknown due to incomplete postcode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3. Refers to vehicles that are between keepers with the previous keeper based in Northern Ireland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1">
          <table:table-cell table:style-name="ce17"/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13">
            <text:p>Telephone: 020 7944 3077</text:p>
          </table:table-cell>
          <table:table-cell table:number-columns-repeated="15" table:style-name="ce2"/>
          <table:table-cell table:style-name="ce9"/>
          <table:table-cell table:style-name="ce2"/>
          <table:table-cell office:value-type="string" table:style-name="ce9">
            <text:p>Source: DVLA/DfT</text:p>
          </table:table-cell>
          <table:table-cell table:number-columns-repeated="16365" table:style-name="ce3"/>
        </table:table-row>
        <table:table-row table:style-name="ro1">
          <table:table-cell office:value-type="string" table:style-name="ce21">
            <text:p>Email:<text:s/><text:span text:style-name="T2">vehicles.stats@dft.gov.uk</text:span></text:p>
          </table:table-cell>
          <table:table-cell table:number-columns-repeated="15" table:style-name="ce2"/>
          <table:table-cell table:style-name="ce9"/>
          <table:table-cell table:style-name="ce2"/>
          <table:table-cell office:value-type="string" table:style-name="ce9">
            <text:p>Last updated: 13 January 2022</text:p>
          </table:table-cell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22">
            <text:p><text:a xlink:href="https://www.gov.uk/government/publications/vehicles-statistics-guidance"><text:span text:style-name="T1">Notes &amp; definitions:<text:s/></text:span>https://www.gov.uk/government/publications/vehicles-statistics-guidance</text:a></text:p>
          </table:table-cell>
          <table:covered-table-cell table:number-columns-repeated="7"/>
          <table:table-cell table:number-columns-repeated="8" table:style-name="ce2"/>
          <table:table-cell table:style-name="ce9"/>
          <table:table-cell table:style-name="ce2"/>
          <table:table-cell office:value-type="string" table:style-name="ce9">
            <text:p>Next update: April 2022</text:p>
          </table:table-cell>
          <table:table-cell table:number-columns-repeated="16365" table:style-name="ce3"/>
        </table:table-row>
        <table:table-row table:number-rows-repeated="1048494" table:style-name="ro2">
          <table:table-cell table:number-columns-repeated="16384"/>
        </table:table-row>
        <table:named-expressions>
          <table:named-range table:name="Print_Area" table:cell-range-address="VEH0104a_All.$A$1:VEH0104a_All.$S$82" table:base-cell-address="VEH0104a_All.$A$1"/>
          <table:named-range table:name="Print_Titles" table:cell-range-address="VEH0104a_All.$A$1:VEH0104a_All.$XFD$7" table:base-cell-address="VEH0104a_All.$A$1"/>
        </table:named-expressions>
      </table:table>
      <table:table table:name="VEH0104b_Cars" table:style-name="ta1">
        <table:table-column table:style-name="co1" table:default-cell-style-name="ce13"/>
        <table:table-column table:style-name="co2" table:number-columns-repeated="12" table:default-cell-style-name="ce2"/>
        <table:table-column table:style-name="co3" table:number-columns-repeated="2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16365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://www.dft.gov.uk/statistics/series/vehicle-licensing/">Vehicle Licensing Statistics (<text:span text:style-name="T2">https://www.gov.uk/government/collections/vehicles-statistics</text:span>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b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7">
            <text:p>Licensed cars at the end of the quarter by region, Great Britain from 1994 Q4; also United Kingdom from 2014 Q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7" table:style-name="ce2"/>
          <table:table-cell office:value-type="string" table:style-name="ce9">
            <text:p>Thousand</text:p>
          </table:table-cell>
          <table:table-cell table:number-columns-repeated="16365" table:style-name="ce10"/>
        </table:table-row>
        <table:table-row table:style-name="ro3">
          <table:table-cell office:value-type="string" table:style-name="ce11">
            <text:p>Year</text:p>
          </table:table-cell>
          <table:table-cell office:value-type="string" table:style-name="ce12">
            <text:p>North East</text:p>
          </table:table-cell>
          <table:table-cell office:value-type="string" table:style-name="ce12">
            <text:p>North West</text:p>
          </table:table-cell>
          <table:table-cell office:value-type="string" table:style-name="ce12">
            <text:p>Yorkshire and The Humber</text:p>
          </table:table-cell>
          <table:table-cell office:value-type="string" table:style-name="ce12">
            <text:p>East Midlands</text:p>
          </table:table-cell>
          <table:table-cell office:value-type="string" table:style-name="ce12">
            <text:p>West Midlands</text:p>
          </table:table-cell>
          <table:table-cell office:value-type="string" table:style-name="ce12">
            <text:p>East</text:p>
          </table:table-cell>
          <table:table-cell office:value-type="string" table:style-name="ce12">
            <text:p>London</text:p>
          </table:table-cell>
          <table:table-cell office:value-type="string" table:style-name="ce12">
            <text:p>South East</text:p>
          </table:table-cell>
          <table:table-cell office:value-type="string" table:style-name="ce12">
            <text:p>South West</text:p>
          </table:table-cell>
          <table:table-cell office:value-type="string" table:style-name="ce12">
            <text:p>England</text:p>
          </table:table-cell>
          <table:table-cell office:value-type="string" table:style-name="ce12">
            <text:p>Wales</text:p>
          </table:table-cell>
          <table:table-cell office:value-type="string" table:style-name="ce12">
            <text:p>Scotland</text:p>
          </table:table-cell>
          <table:table-cell office:value-type="string" table:style-name="ce12">
            <text:p>Between Keepers: previously GB<text:s/><text:span text:style-name="T3">1</text:span></text:p>
          </table:table-cell>
          <table:table-cell office:value-type="string" table:style-name="ce12">
            <text:p>Region unknown, previously GB<text:s/><text:span text:style-name="T3">2</text:span></text:p>
          </table:table-cell>
          <table:table-cell office:value-type="string" table:style-name="ce12">
            <text:p>Great Britain</text:p>
          </table:table-cell>
          <table:table-cell office:value-type="string" table:style-name="ce12">
            <text:p>Northern Ireland</text:p>
          </table:table-cell>
          <table:table-cell office:value-type="string" table:style-name="ce12">
            <text:p>Between Keepers: previously NI<text:s/><text:span text:style-name="T3">3</text:span></text:p>
          </table:table-cell>
          <table:table-cell office:value-type="string" table:style-name="ce12">
            <text:p>United Kingdom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4 Q4</text:p>
          </table:table-cell>
          <table:table-cell office:value-type="float" office:value="741.74599999999998" table:style-name="ce14">
            <text:p>741.7</text:p>
          </table:table-cell>
          <table:table-cell office:value-type="float" office:value="2364.3879999999999" table:style-name="ce14">
            <text:p>2,364.4</text:p>
          </table:table-cell>
          <table:table-cell office:value-type="float" office:value="1625.0160000000001" table:style-name="ce14">
            <text:p>1,625.0</text:p>
          </table:table-cell>
          <table:table-cell office:value-type="float" office:value="1529.191" table:style-name="ce14">
            <text:p>1,529.2</text:p>
          </table:table-cell>
          <table:table-cell office:value-type="float" office:value="2060.0070000000001" table:style-name="ce14">
            <text:p>2,060.0</text:p>
          </table:table-cell>
          <table:table-cell office:value-type="float" office:value="2165.65" table:style-name="ce14">
            <text:p>2,165.7</text:p>
          </table:table-cell>
          <table:table-cell office:value-type="float" office:value="2266.3789999999999" table:style-name="ce14">
            <text:p>2,266.4</text:p>
          </table:table-cell>
          <table:table-cell office:value-type="float" office:value="3287.4050000000002" table:style-name="ce14">
            <text:p>3,287.4</text:p>
          </table:table-cell>
          <table:table-cell office:value-type="float" office:value="1969.9280000000001" table:style-name="ce14">
            <text:p>1,969.9</text:p>
          </table:table-cell>
          <table:table-cell office:value-type="float" office:value="18009.71" table:style-name="ce14">
            <text:p>18,009.7</text:p>
          </table:table-cell>
          <table:table-cell office:value-type="float" office:value="1006.405" table:style-name="ce14">
            <text:p>1,006.4</text:p>
          </table:table-cell>
          <table:table-cell office:value-type="float" office:value="1588.749" table:style-name="ce14">
            <text:p>1,588.7</text:p>
          </table:table-cell>
          <table:table-cell office:value-type="float" office:value="379.61799999999999" table:style-name="ce14">
            <text:p>379.6</text:p>
          </table:table-cell>
          <table:table-cell office:value-type="float" office:value="214.721" table:style-name="ce14">
            <text:p>214.7</text:p>
          </table:table-cell>
          <table:table-cell office:value-type="float" office:value="21199.203000000001" table:style-name="ce14">
            <text:p>21,199.2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5 Q4</text:p>
          </table:table-cell>
          <table:table-cell office:value-type="float" office:value="750.98" table:style-name="ce14">
            <text:p>751.0</text:p>
          </table:table-cell>
          <table:table-cell office:value-type="float" office:value="2388.2310000000002" table:style-name="ce14">
            <text:p>2,388.2</text:p>
          </table:table-cell>
          <table:table-cell office:value-type="float" office:value="1645.971" table:style-name="ce14">
            <text:p>1,646.0</text:p>
          </table:table-cell>
          <table:table-cell office:value-type="float" office:value="1547.5250000000001" table:style-name="ce14">
            <text:p>1,547.5</text:p>
          </table:table-cell>
          <table:table-cell office:value-type="float" office:value="2094.0169999999998" table:style-name="ce14">
            <text:p>2,094.0</text:p>
          </table:table-cell>
          <table:table-cell office:value-type="float" office:value="2211.058" table:style-name="ce14">
            <text:p>2,211.1</text:p>
          </table:table-cell>
          <table:table-cell office:value-type="float" office:value="2260.9549999999999" table:style-name="ce14">
            <text:p>2,261.0</text:p>
          </table:table-cell>
          <table:table-cell office:value-type="float" office:value="3323.0079999999998" table:style-name="ce14">
            <text:p>3,323.0</text:p>
          </table:table-cell>
          <table:table-cell office:value-type="float" office:value="1990.3920000000001" table:style-name="ce14">
            <text:p>1,990.4</text:p>
          </table:table-cell>
          <table:table-cell office:value-type="float" office:value="18212.136999999999" table:style-name="ce14">
            <text:p>18,212.1</text:p>
          </table:table-cell>
          <table:table-cell office:value-type="float" office:value="1017.441" table:style-name="ce14">
            <text:p>1,017.4</text:p>
          </table:table-cell>
          <table:table-cell office:value-type="float" office:value="1609.4490000000001" table:style-name="ce14">
            <text:p>1,609.4</text:p>
          </table:table-cell>
          <table:table-cell office:value-type="float" office:value="383.76799999999997" table:style-name="ce14">
            <text:p>383.8</text:p>
          </table:table-cell>
          <table:table-cell office:value-type="float" office:value="171.30799999999999" table:style-name="ce14">
            <text:p>171.3</text:p>
          </table:table-cell>
          <table:table-cell office:value-type="float" office:value="21394.102999999999" table:style-name="ce14">
            <text:p>21,394.1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1996 Q4</text:p>
          </table:table-cell>
          <table:table-cell office:value-type="float" office:value="781.63900000000001" table:style-name="ce14">
            <text:p>781.6</text:p>
          </table:table-cell>
          <table:table-cell office:value-type="float" office:value="2495.1419999999998" table:style-name="ce14">
            <text:p>2,495.1</text:p>
          </table:table-cell>
          <table:table-cell office:value-type="float" office:value="1703.9690000000001" table:style-name="ce14">
            <text:p>1,704.0</text:p>
          </table:table-cell>
          <table:table-cell office:value-type="float" office:value="1606.941" table:style-name="ce14">
            <text:p>1,606.9</text:p>
          </table:table-cell>
          <table:table-cell office:value-type="float" office:value="2176.9259999999999" table:style-name="ce14">
            <text:p>2,176.9</text:p>
          </table:table-cell>
          <table:table-cell office:value-type="float" office:value="2293.288" table:style-name="ce14">
            <text:p>2,293.3</text:p>
          </table:table-cell>
          <table:table-cell office:value-type="float" office:value="2336.875" table:style-name="ce14">
            <text:p>2,336.9</text:p>
          </table:table-cell>
          <table:table-cell office:value-type="float" office:value="3464.547" table:style-name="ce14">
            <text:p>3,464.5</text:p>
          </table:table-cell>
          <table:table-cell office:value-type="float" office:value="2105.2570000000001" table:style-name="ce14">
            <text:p>2,105.3</text:p>
          </table:table-cell>
          <table:table-cell office:value-type="float" office:value="18964.583999999999" table:style-name="ce14">
            <text:p>18,964.6</text:p>
          </table:table-cell>
          <table:table-cell office:value-type="float" office:value="1067.3050000000001" table:style-name="ce14">
            <text:p>1,067.3</text:p>
          </table:table-cell>
          <table:table-cell office:value-type="float" office:value="1678.2739999999999" table:style-name="ce14">
            <text:p>1,678.3</text:p>
          </table:table-cell>
          <table:table-cell office:value-type="float" office:value="388.67500000000001" table:style-name="ce14">
            <text:p>388.7</text:p>
          </table:table-cell>
          <table:table-cell office:value-type="float" office:value="138.69999999999999" table:style-name="ce14">
            <text:p>138.7</text:p>
          </table:table-cell>
          <table:table-cell office:value-type="float" office:value="22237.538" table:style-name="ce14">
            <text:p>22,237.5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7 Q4</text:p>
          </table:table-cell>
          <table:table-cell office:value-type="float" office:value="799.91499999999996" table:style-name="ce14">
            <text:p>799.9</text:p>
          </table:table-cell>
          <table:table-cell office:value-type="float" office:value="2586.9180000000001" table:style-name="ce14">
            <text:p>2,586.9</text:p>
          </table:table-cell>
          <table:table-cell office:value-type="float" office:value="1761.682" table:style-name="ce14">
            <text:p>1,761.7</text:p>
          </table:table-cell>
          <table:table-cell office:value-type="float" office:value="1655.1410000000001" table:style-name="ce14">
            <text:p>1,655.1</text:p>
          </table:table-cell>
          <table:table-cell office:value-type="float" office:value="2279.2629999999999" table:style-name="ce14">
            <text:p>2,279.3</text:p>
          </table:table-cell>
          <table:table-cell office:value-type="float" office:value="2371.6509999999998" table:style-name="ce14">
            <text:p>2,371.7</text:p>
          </table:table-cell>
          <table:table-cell office:value-type="float" office:value="2340.8870000000002" table:style-name="ce14">
            <text:p>2,340.9</text:p>
          </table:table-cell>
          <table:table-cell office:value-type="float" office:value="3589.1190000000001" table:style-name="ce14">
            <text:p>3,589.1</text:p>
          </table:table-cell>
          <table:table-cell office:value-type="float" office:value="2157.9140000000002" table:style-name="ce14">
            <text:p>2,157.9</text:p>
          </table:table-cell>
          <table:table-cell office:value-type="float" office:value="19542.490000000002" table:style-name="ce14">
            <text:p>19,542.5</text:p>
          </table:table-cell>
          <table:table-cell office:value-type="float" office:value="1100.7380000000001" table:style-name="ce14">
            <text:p>1,100.7</text:p>
          </table:table-cell>
          <table:table-cell office:value-type="float" office:value="1730.17" table:style-name="ce14">
            <text:p>1,730.2</text:p>
          </table:table-cell>
          <table:table-cell office:value-type="float" office:value="347.46100000000001" table:style-name="ce14">
            <text:p>347.5</text:p>
          </table:table-cell>
          <table:table-cell office:value-type="float" office:value="110.839" table:style-name="ce14">
            <text:p>110.8</text:p>
          </table:table-cell>
          <table:table-cell office:value-type="float" office:value="22831.698" table:style-name="ce14">
            <text:p>22,831.7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8 Q4</text:p>
          </table:table-cell>
          <table:table-cell office:value-type="float" office:value="823.41600000000005" table:style-name="ce14">
            <text:p>823.4</text:p>
          </table:table-cell>
          <table:table-cell office:value-type="float" office:value="2647.0509999999999" table:style-name="ce14">
            <text:p>2,647.1</text:p>
          </table:table-cell>
          <table:table-cell office:value-type="float" office:value="1804.9469999999999" table:style-name="ce14">
            <text:p>1,804.9</text:p>
          </table:table-cell>
          <table:table-cell office:value-type="float" office:value="1699.4" table:style-name="ce14">
            <text:p>1,699.4</text:p>
          </table:table-cell>
          <table:table-cell office:value-type="float" office:value="2288.027" table:style-name="ce14">
            <text:p>2,288.0</text:p>
          </table:table-cell>
          <table:table-cell office:value-type="float" office:value="2428.7150000000001" table:style-name="ce14">
            <text:p>2,428.7</text:p>
          </table:table-cell>
          <table:table-cell office:value-type="float" office:value="2371.2130000000002" table:style-name="ce14">
            <text:p>2,371.2</text:p>
          </table:table-cell>
          <table:table-cell office:value-type="float" office:value="3708.8560000000002" table:style-name="ce14">
            <text:p>3,708.9</text:p>
          </table:table-cell>
          <table:table-cell office:value-type="float" office:value="2229.5810000000001" table:style-name="ce14">
            <text:p>2,229.6</text:p>
          </table:table-cell>
          <table:table-cell office:value-type="float" office:value="20001.205999999998" table:style-name="ce14">
            <text:p>20,001.2</text:p>
          </table:table-cell>
          <table:table-cell office:value-type="float" office:value="1131.4059999999999" table:style-name="ce14">
            <text:p>1,131.4</text:p>
          </table:table-cell>
          <table:table-cell office:value-type="float" office:value="1778.0070000000001" table:style-name="ce14">
            <text:p>1,778.0</text:p>
          </table:table-cell>
          <table:table-cell office:value-type="float" office:value="290.79899999999998" table:style-name="ce14">
            <text:p>290.8</text:p>
          </table:table-cell>
          <table:table-cell office:value-type="float" office:value="91.914000000000001" table:style-name="ce14">
            <text:p>91.9</text:p>
          </table:table-cell>
          <table:table-cell office:value-type="float" office:value="23293.331999999999" table:style-name="ce14">
            <text:p>23,293.3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9 Q4</text:p>
          </table:table-cell>
          <table:table-cell office:value-type="float" office:value="843.08500000000004" table:style-name="ce14">
            <text:p>843.1</text:p>
          </table:table-cell>
          <table:table-cell office:value-type="float" office:value="2692.7240000000002" table:style-name="ce14">
            <text:p>2,692.7</text:p>
          </table:table-cell>
          <table:table-cell office:value-type="float" office:value="1857.9" table:style-name="ce14">
            <text:p>1,857.9</text:p>
          </table:table-cell>
          <table:table-cell office:value-type="float" office:value="1741.6489999999999" table:style-name="ce14">
            <text:p>1,741.6</text:p>
          </table:table-cell>
          <table:table-cell office:value-type="float" office:value="2319.9" table:style-name="ce14">
            <text:p>2,319.9</text:p>
          </table:table-cell>
          <table:table-cell office:value-type="float" office:value="2492.66" table:style-name="ce14">
            <text:p>2,492.7</text:p>
          </table:table-cell>
          <table:table-cell office:value-type="float" office:value="2402.8319999999999" table:style-name="ce14">
            <text:p>2,402.8</text:p>
          </table:table-cell>
          <table:table-cell office:value-type="float" office:value="3813.7939999999999" table:style-name="ce14">
            <text:p>3,813.8</text:p>
          </table:table-cell>
          <table:table-cell office:value-type="float" office:value="2307.806" table:style-name="ce14">
            <text:p>2,307.8</text:p>
          </table:table-cell>
          <table:table-cell office:value-type="float" office:value="20472.349999999999" table:style-name="ce14">
            <text:p>20,472.4</text:p>
          </table:table-cell>
          <table:table-cell office:value-type="float" office:value="1169.2539999999999" table:style-name="ce14">
            <text:p>1,169.3</text:p>
          </table:table-cell>
          <table:table-cell office:value-type="float" office:value="1826.931" table:style-name="ce14">
            <text:p>1,826.9</text:p>
          </table:table-cell>
          <table:table-cell office:value-type="float" office:value="428.00200000000001" table:style-name="ce14">
            <text:p>428.0</text:p>
          </table:table-cell>
          <table:table-cell office:value-type="float" office:value="78.400000000000006" table:style-name="ce14">
            <text:p>78.4</text:p>
          </table:table-cell>
          <table:table-cell office:value-type="float" office:value="23974.937000000002" table:style-name="ce14">
            <text:p>23,974.9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0 Q4</text:p>
          </table:table-cell>
          <table:table-cell office:value-type="float" office:value="866.88199999999995" table:style-name="ce14">
            <text:p>866.9</text:p>
          </table:table-cell>
          <table:table-cell office:value-type="float" office:value="2755.9430000000002" table:style-name="ce14">
            <text:p>2,755.9</text:p>
          </table:table-cell>
          <table:table-cell office:value-type="float" office:value="1908.4090000000001" table:style-name="ce14">
            <text:p>1,908.4</text:p>
          </table:table-cell>
          <table:table-cell office:value-type="float" office:value="1813.7860000000001" table:style-name="ce14">
            <text:p>1,813.8</text:p>
          </table:table-cell>
          <table:table-cell office:value-type="float" office:value="2391.3960000000002" table:style-name="ce14">
            <text:p>2,391.4</text:p>
          </table:table-cell>
          <table:table-cell office:value-type="float" office:value="2570.3110000000001" table:style-name="ce14">
            <text:p>2,570.3</text:p>
          </table:table-cell>
          <table:table-cell office:value-type="float" office:value="2415.9009999999998" table:style-name="ce14">
            <text:p>2,415.9</text:p>
          </table:table-cell>
          <table:table-cell office:value-type="float" office:value="3910.223" table:style-name="ce14">
            <text:p>3,910.2</text:p>
          </table:table-cell>
          <table:table-cell office:value-type="float" office:value="2381.9690000000001" table:style-name="ce14">
            <text:p>2,382.0</text:p>
          </table:table-cell>
          <table:table-cell office:value-type="float" office:value="21014.82" table:style-name="ce14">
            <text:p>21,014.8</text:p>
          </table:table-cell>
          <table:table-cell office:value-type="float" office:value="1169.797" table:style-name="ce14">
            <text:p>1,169.8</text:p>
          </table:table-cell>
          <table:table-cell office:value-type="float" office:value="1875.963" table:style-name="ce14">
            <text:p>1,876.0</text:p>
          </table:table-cell>
          <table:table-cell office:value-type="float" office:value="283.245" table:style-name="ce14">
            <text:p>283.2</text:p>
          </table:table-cell>
          <table:table-cell office:value-type="float" office:value="61.722999999999999" table:style-name="ce14">
            <text:p>61.7</text:p>
          </table:table-cell>
          <table:table-cell office:value-type="float" office:value="24405.547999999999" table:style-name="ce14">
            <text:p>24,405.5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1 Q4</text:p>
          </table:table-cell>
          <table:table-cell office:value-type="float" office:value="893.04200000000003" table:style-name="ce14">
            <text:p>893.0</text:p>
          </table:table-cell>
          <table:table-cell office:value-type="float" office:value="2820" table:style-name="ce14">
            <text:p>2,820.0</text:p>
          </table:table-cell>
          <table:table-cell office:value-type="float" office:value="1931.5450000000001" table:style-name="ce14">
            <text:p>1,931.5</text:p>
          </table:table-cell>
          <table:table-cell office:value-type="float" office:value="1863.0260000000001" table:style-name="ce14">
            <text:p>1,863.0</text:p>
          </table:table-cell>
          <table:table-cell office:value-type="float" office:value="2478.6219999999998" table:style-name="ce14">
            <text:p>2,478.6</text:p>
          </table:table-cell>
          <table:table-cell office:value-type="float" office:value="2639.8049999999998" table:style-name="ce14">
            <text:p>2,639.8</text:p>
          </table:table-cell>
          <table:table-cell office:value-type="float" office:value="2461.6930000000002" table:style-name="ce14">
            <text:p>2,461.7</text:p>
          </table:table-cell>
          <table:table-cell office:value-type="float" office:value="4006.4560000000001" table:style-name="ce14">
            <text:p>4,006.5</text:p>
          </table:table-cell>
          <table:table-cell office:value-type="float" office:value="2447.0430000000001" table:style-name="ce14">
            <text:p>2,447.0</text:p>
          </table:table-cell>
          <table:table-cell office:value-type="float" office:value="21541.232" table:style-name="ce14">
            <text:p>21,541.2</text:p>
          </table:table-cell>
          <table:table-cell office:value-type="float" office:value="1216.9849999999999" table:style-name="ce14">
            <text:p>1,217.0</text:p>
          </table:table-cell>
          <table:table-cell office:value-type="float" office:value="1938.829" table:style-name="ce14">
            <text:p>1,938.8</text:p>
          </table:table-cell>
          <table:table-cell office:value-type="float" office:value="380.48099999999999" table:style-name="ce14">
            <text:p>380.5</text:p>
          </table:table-cell>
          <table:table-cell office:value-type="float" office:value="48.34" table:style-name="ce14">
            <text:p>48.3</text:p>
          </table:table-cell>
          <table:table-cell office:value-type="float" office:value="25125.866999999998" table:style-name="ce14">
            <text:p>25,125.9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2 Q4</text:p>
          </table:table-cell>
          <table:table-cell office:value-type="float" office:value="921.87199999999996" table:style-name="ce14">
            <text:p>921.9</text:p>
          </table:table-cell>
          <table:table-cell office:value-type="float" office:value="2875.8939999999998" table:style-name="ce14">
            <text:p>2,875.9</text:p>
          </table:table-cell>
          <table:table-cell office:value-type="float" office:value="2000.02" table:style-name="ce14">
            <text:p>2,000.0</text:p>
          </table:table-cell>
          <table:table-cell office:value-type="float" office:value="1926.6510000000001" table:style-name="ce14">
            <text:p>1,926.7</text:p>
          </table:table-cell>
          <table:table-cell office:value-type="float" office:value="2562.29" table:style-name="ce14">
            <text:p>2,562.3</text:p>
          </table:table-cell>
          <table:table-cell office:value-type="float" office:value="2694.4830000000002" table:style-name="ce14">
            <text:p>2,694.5</text:p>
          </table:table-cell>
          <table:table-cell office:value-type="float" office:value="2473.6970000000001" table:style-name="ce14">
            <text:p>2,473.7</text:p>
          </table:table-cell>
          <table:table-cell office:value-type="float" office:value="4103.1210000000001" table:style-name="ce14">
            <text:p>4,103.1</text:p>
          </table:table-cell>
          <table:table-cell office:value-type="float" office:value="2494.623" table:style-name="ce14">
            <text:p>2,494.6</text:p>
          </table:table-cell>
          <table:table-cell office:value-type="float" office:value="22052.651000000002" table:style-name="ce14">
            <text:p>22,052.7</text:p>
          </table:table-cell>
          <table:table-cell office:value-type="float" office:value="1269.357" table:style-name="ce14">
            <text:p>1,269.4</text:p>
          </table:table-cell>
          <table:table-cell office:value-type="float" office:value="1993.5250000000001" table:style-name="ce14">
            <text:p>1,993.5</text:p>
          </table:table-cell>
          <table:table-cell office:value-type="float" office:value="427.30799999999999" table:style-name="ce14">
            <text:p>427.3</text:p>
          </table:table-cell>
          <table:table-cell office:value-type="float" office:value="39.088999999999999" table:style-name="ce14">
            <text:p>39.1</text:p>
          </table:table-cell>
          <table:table-cell office:value-type="float" office:value="25781.93" table:style-name="ce14">
            <text:p>25,781.9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3 Q4</text:p>
          </table:table-cell>
          <table:table-cell office:value-type="float" office:value="947.85699999999997" table:style-name="ce14">
            <text:p>947.9</text:p>
          </table:table-cell>
          <table:table-cell office:value-type="float" office:value="2941.748" table:style-name="ce14">
            <text:p>2,941.7</text:p>
          </table:table-cell>
          <table:table-cell office:value-type="float" office:value="2039.4359999999999" table:style-name="ce14">
            <text:p>2,039.4</text:p>
          </table:table-cell>
          <table:table-cell office:value-type="float" office:value="1964.9269999999999" table:style-name="ce14">
            <text:p>1,964.9</text:p>
          </table:table-cell>
          <table:table-cell office:value-type="float" office:value="2612.107" table:style-name="ce14">
            <text:p>2,612.1</text:p>
          </table:table-cell>
          <table:table-cell office:value-type="float" office:value="2711.1149999999998" table:style-name="ce14">
            <text:p>2,711.1</text:p>
          </table:table-cell>
          <table:table-cell office:value-type="float" office:value="2479.902" table:style-name="ce14">
            <text:p>2,479.9</text:p>
          </table:table-cell>
          <table:table-cell office:value-type="float" office:value="4162.6469999999999" table:style-name="ce14">
            <text:p>4,162.6</text:p>
          </table:table-cell>
          <table:table-cell office:value-type="float" office:value="2523.0219999999999" table:style-name="ce14">
            <text:p>2,523.0</text:p>
          </table:table-cell>
          <table:table-cell office:value-type="float" office:value="22382.760999999999" table:style-name="ce14">
            <text:p>22,382.8</text:p>
          </table:table-cell>
          <table:table-cell office:value-type="float" office:value="1305.1959999999999" table:style-name="ce14">
            <text:p>1,305.2</text:p>
          </table:table-cell>
          <table:table-cell office:value-type="float" office:value="2031.0329999999999" table:style-name="ce14">
            <text:p>2,031.0</text:p>
          </table:table-cell>
          <table:table-cell office:value-type="float" office:value="488.40499999999997" table:style-name="ce14">
            <text:p>488.4</text:p>
          </table:table-cell>
          <table:table-cell office:value-type="float" office:value="33.009" table:style-name="ce14">
            <text:p>33.0</text:p>
          </table:table-cell>
          <table:table-cell office:value-type="float" office:value="26240.403999999999" table:style-name="ce14">
            <text:p>26,240.4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4 Q4</text:p>
          </table:table-cell>
          <table:table-cell office:value-type="float" office:value="981.74099999999999" table:style-name="ce14">
            <text:p>981.7</text:p>
          </table:table-cell>
          <table:table-cell office:value-type="float" office:value="3056.2939999999999" table:style-name="ce14">
            <text:p>3,056.3</text:p>
          </table:table-cell>
          <table:table-cell office:value-type="float" office:value="2110.308" table:style-name="ce14">
            <text:p>2,110.3</text:p>
          </table:table-cell>
          <table:table-cell office:value-type="float" office:value="2001.165" table:style-name="ce14">
            <text:p>2,001.2</text:p>
          </table:table-cell>
          <table:table-cell office:value-type="float" office:value="2675.1950000000002" table:style-name="ce14">
            <text:p>2,675.2</text:p>
          </table:table-cell>
          <table:table-cell office:value-type="float" office:value="2757.018" table:style-name="ce14">
            <text:p>2,757.0</text:p>
          </table:table-cell>
          <table:table-cell office:value-type="float" office:value="2523.09" table:style-name="ce14">
            <text:p>2,523.1</text:p>
          </table:table-cell>
          <table:table-cell office:value-type="float" office:value="4248.0730000000003" table:style-name="ce14">
            <text:p>4,248.1</text:p>
          </table:table-cell>
          <table:table-cell office:value-type="float" office:value="2570.8879999999999" table:style-name="ce14">
            <text:p>2,570.9</text:p>
          </table:table-cell>
          <table:table-cell office:value-type="float" office:value="22923.772000000001" table:style-name="ce14">
            <text:p>22,923.8</text:p>
          </table:table-cell>
          <table:table-cell office:value-type="float" office:value="1357.0070000000001" table:style-name="ce14">
            <text:p>1,357.0</text:p>
          </table:table-cell>
          <table:table-cell office:value-type="float" office:value="2076.7739999999999" table:style-name="ce14">
            <text:p>2,076.8</text:p>
          </table:table-cell>
          <table:table-cell office:value-type="float" office:value="647.51199999999994" table:style-name="ce14">
            <text:p>647.5</text:p>
          </table:table-cell>
          <table:table-cell office:value-type="float" office:value="23.033999999999999" table:style-name="ce14">
            <text:p>23.0</text:p>
          </table:table-cell>
          <table:table-cell office:value-type="float" office:value="27028.098999999998" table:style-name="ce14">
            <text:p>27,028.1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5 Q4</text:p>
          </table:table-cell>
          <table:table-cell office:value-type="float" office:value="1005.9160000000001" table:style-name="ce14">
            <text:p>1,005.9</text:p>
          </table:table-cell>
          <table:table-cell office:value-type="float" office:value="3141.0439999999999" table:style-name="ce14">
            <text:p>3,141.0</text:p>
          </table:table-cell>
          <table:table-cell office:value-type="float" office:value="2161.5819999999999" table:style-name="ce14">
            <text:p>2,161.6</text:p>
          </table:table-cell>
          <table:table-cell office:value-type="float" office:value="2064.5459999999998" table:style-name="ce14">
            <text:p>2,064.5</text:p>
          </table:table-cell>
          <table:table-cell office:value-type="float" office:value="2723.8789999999999" table:style-name="ce14">
            <text:p>2,723.9</text:p>
          </table:table-cell>
          <table:table-cell office:value-type="float" office:value="2812.52" table:style-name="ce14">
            <text:p>2,812.5</text:p>
          </table:table-cell>
          <table:table-cell office:value-type="float" office:value="2561.8910000000001" table:style-name="ce14">
            <text:p>2,561.9</text:p>
          </table:table-cell>
          <table:table-cell office:value-type="float" office:value="4344.6549999999997" table:style-name="ce14">
            <text:p>4,344.7</text:p>
          </table:table-cell>
          <table:table-cell office:value-type="float" office:value="2611.8040000000001" table:style-name="ce14">
            <text:p>2,611.8</text:p>
          </table:table-cell>
          <table:table-cell office:value-type="float" office:value="23427.837" table:style-name="ce14">
            <text:p>23,427.8</text:p>
          </table:table-cell>
          <table:table-cell office:value-type="float" office:value="1392.098" table:style-name="ce14">
            <text:p>1,392.1</text:p>
          </table:table-cell>
          <table:table-cell office:value-type="float" office:value="2139.1889999999999" table:style-name="ce14">
            <text:p>2,139.2</text:p>
          </table:table-cell>
          <table:table-cell office:value-type="float" office:value="539.14499999999998" table:style-name="ce14">
            <text:p>539.1</text:p>
          </table:table-cell>
          <table:table-cell office:value-type="float" office:value="22.129000000000001" table:style-name="ce14">
            <text:p>22.1</text:p>
          </table:table-cell>
          <table:table-cell office:value-type="float" office:value="27520.398000000001" table:style-name="ce14">
            <text:p>27,520.4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6 Q4</text:p>
          </table:table-cell>
          <table:table-cell office:value-type="float" office:value="1009.629" table:style-name="ce14">
            <text:p>1,009.6</text:p>
          </table:table-cell>
          <table:table-cell office:value-type="float" office:value="3178.462" table:style-name="ce14">
            <text:p>3,178.5</text:p>
          </table:table-cell>
          <table:table-cell office:value-type="float" office:value="2162.8980000000001" table:style-name="ce14">
            <text:p>2,162.9</text:p>
          </table:table-cell>
          <table:table-cell office:value-type="float" office:value="2070.645" table:style-name="ce14">
            <text:p>2,070.6</text:p>
          </table:table-cell>
          <table:table-cell office:value-type="float" office:value="2673.14" table:style-name="ce14">
            <text:p>2,673.1</text:p>
          </table:table-cell>
          <table:table-cell office:value-type="float" office:value="2817.5189999999998" table:style-name="ce14">
            <text:p>2,817.5</text:p>
          </table:table-cell>
          <table:table-cell office:value-type="float" office:value="2560.1190000000001" table:style-name="ce14">
            <text:p>2,560.1</text:p>
          </table:table-cell>
          <table:table-cell office:value-type="float" office:value="4374.3410000000003" table:style-name="ce14">
            <text:p>4,374.3</text:p>
          </table:table-cell>
          <table:table-cell office:value-type="float" office:value="2617.9760000000001" table:style-name="ce14">
            <text:p>2,618.0</text:p>
          </table:table-cell>
          <table:table-cell office:value-type="float" office:value="23464.728999999999" table:style-name="ce14">
            <text:p>23,464.7</text:p>
          </table:table-cell>
          <table:table-cell office:value-type="float" office:value="1399.951" table:style-name="ce14">
            <text:p>1,400.0</text:p>
          </table:table-cell>
          <table:table-cell office:value-type="float" office:value="2156.8110000000001" table:style-name="ce14">
            <text:p>2,156.8</text:p>
          </table:table-cell>
          <table:table-cell office:value-type="float" office:value="568.03700000000003" table:style-name="ce14">
            <text:p>568.0</text:p>
          </table:table-cell>
          <table:table-cell office:value-type="float" office:value="19.643000000000001" table:style-name="ce14">
            <text:p>19.6</text:p>
          </table:table-cell>
          <table:table-cell office:value-type="float" office:value="27609.170999999998" table:style-name="ce14">
            <text:p>27,609.2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7 Q4</text:p>
          </table:table-cell>
          <table:table-cell office:value-type="float" office:value="1024.0719999999999" table:style-name="ce14">
            <text:p>1,024.1</text:p>
          </table:table-cell>
          <table:table-cell office:value-type="float" office:value="3196.5610000000001" table:style-name="ce14">
            <text:p>3,196.6</text:p>
          </table:table-cell>
          <table:table-cell office:value-type="float" office:value="2204.1610000000001" table:style-name="ce14">
            <text:p>2,204.2</text:p>
          </table:table-cell>
          <table:table-cell office:value-type="float" office:value="2109.8969999999999" table:style-name="ce14">
            <text:p>2,109.9</text:p>
          </table:table-cell>
          <table:table-cell office:value-type="float" office:value="2715.9409999999998" table:style-name="ce14">
            <text:p>2,715.9</text:p>
          </table:table-cell>
          <table:table-cell office:value-type="float" office:value="2854.4009999999998" table:style-name="ce14">
            <text:p>2,854.4</text:p>
          </table:table-cell>
          <table:table-cell office:value-type="float" office:value="2578.953" table:style-name="ce14">
            <text:p>2,579.0</text:p>
          </table:table-cell>
          <table:table-cell office:value-type="float" office:value="4436.6030000000001" table:style-name="ce14">
            <text:p>4,436.6</text:p>
          </table:table-cell>
          <table:table-cell office:value-type="float" office:value="2655.2379999999998" table:style-name="ce14">
            <text:p>2,655.2</text:p>
          </table:table-cell>
          <table:table-cell office:value-type="float" office:value="23775.827000000001" table:style-name="ce14">
            <text:p>23,775.8</text:p>
          </table:table-cell>
          <table:table-cell office:value-type="float" office:value="1420.17" table:style-name="ce14">
            <text:p>1,420.2</text:p>
          </table:table-cell>
          <table:table-cell office:value-type="float" office:value="2200.8249999999998" table:style-name="ce14">
            <text:p>2,200.8</text:p>
          </table:table-cell>
          <table:table-cell office:value-type="float" office:value="584.89099999999996" table:style-name="ce14">
            <text:p>584.9</text:p>
          </table:table-cell>
          <table:table-cell office:value-type="float" office:value="18.550999999999998" table:style-name="ce14">
            <text:p>18.6</text:p>
          </table:table-cell>
          <table:table-cell office:value-type="float" office:value="28000.263999999999" table:style-name="ce14">
            <text:p>28,000.3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8 Q3</text:p>
          </table:table-cell>
          <table:table-cell office:value-type="float" office:value="1037.5160000000001" table:style-name="ce14">
            <text:p>1,037.5</text:p>
          </table:table-cell>
          <table:table-cell office:value-type="float" office:value="3216.038" table:style-name="ce14">
            <text:p>3,216.0</text:p>
          </table:table-cell>
          <table:table-cell office:value-type="float" office:value="2241.4409999999998" table:style-name="ce14">
            <text:p>2,241.4</text:p>
          </table:table-cell>
          <table:table-cell office:value-type="float" office:value="2148.627" table:style-name="ce14">
            <text:p>2,148.6</text:p>
          </table:table-cell>
          <table:table-cell office:value-type="float" office:value="2744.66" table:style-name="ce14">
            <text:p>2,744.7</text:p>
          </table:table-cell>
          <table:table-cell office:value-type="float" office:value="2884.692" table:style-name="ce14">
            <text:p>2,884.7</text:p>
          </table:table-cell>
          <table:table-cell office:value-type="float" office:value="2604.27" table:style-name="ce14">
            <text:p>2,604.3</text:p>
          </table:table-cell>
          <table:table-cell office:value-type="float" office:value="4502.6059999999998" table:style-name="ce14">
            <text:p>4,502.6</text:p>
          </table:table-cell>
          <table:table-cell office:value-type="float" office:value="2693.2849999999999" table:style-name="ce14">
            <text:p>2,693.3</text:p>
          </table:table-cell>
          <table:table-cell office:value-type="float" office:value="24073.134999999998" table:style-name="ce14">
            <text:p>24,073.1</text:p>
          </table:table-cell>
          <table:table-cell office:value-type="float" office:value="1434.0519999999999" table:style-name="ce14">
            <text:p>1,434.1</text:p>
          </table:table-cell>
          <table:table-cell office:value-type="float" office:value="2236.127" table:style-name="ce14">
            <text:p>2,236.1</text:p>
          </table:table-cell>
          <table:table-cell office:value-type="float" office:value="518.92200000000003" table:style-name="ce14">
            <text:p>518.9</text:p>
          </table:table-cell>
          <table:table-cell office:value-type="float" office:value="17.408000000000001" table:style-name="ce14">
            <text:p>17.4</text:p>
          </table:table-cell>
          <table:table-cell office:value-type="float" office:value="28279.644" table:style-name="ce14">
            <text:p>28,279.6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8 Q4</text:p>
          </table:table-cell>
          <table:table-cell office:value-type="float" office:value="1035.4659999999999" table:style-name="ce14">
            <text:p>1,035.5</text:p>
          </table:table-cell>
          <table:table-cell office:value-type="float" office:value="3201.453" table:style-name="ce14">
            <text:p>3,201.5</text:p>
          </table:table-cell>
          <table:table-cell office:value-type="float" office:value="2238.8519999999999" table:style-name="ce14">
            <text:p>2,238.9</text:p>
          </table:table-cell>
          <table:table-cell office:value-type="float" office:value="2141.9780000000001" table:style-name="ce14">
            <text:p>2,142.0</text:p>
          </table:table-cell>
          <table:table-cell office:value-type="float" office:value="2734.3490000000002" table:style-name="ce14">
            <text:p>2,734.3</text:p>
          </table:table-cell>
          <table:table-cell office:value-type="float" office:value="2875.5949999999998" table:style-name="ce14">
            <text:p>2,875.6</text:p>
          </table:table-cell>
          <table:table-cell office:value-type="float" office:value="2594.7469999999998" table:style-name="ce14">
            <text:p>2,594.7</text:p>
          </table:table-cell>
          <table:table-cell office:value-type="float" office:value="4488.16" table:style-name="ce14">
            <text:p>4,488.2</text:p>
          </table:table-cell>
          <table:table-cell office:value-type="float" office:value="2686.0390000000002" table:style-name="ce14">
            <text:p>2,686.0</text:p>
          </table:table-cell>
          <table:table-cell office:value-type="float" office:value="23996.638999999999" table:style-name="ce14">
            <text:p>23,996.6</text:p>
          </table:table-cell>
          <table:table-cell office:value-type="float" office:value="1428.9739999999999" table:style-name="ce14">
            <text:p>1,429.0</text:p>
          </table:table-cell>
          <table:table-cell office:value-type="float" office:value="2233.1869999999999" table:style-name="ce14">
            <text:p>2,233.2</text:p>
          </table:table-cell>
          <table:table-cell office:value-type="float" office:value="484.98399999999998" table:style-name="ce14">
            <text:p>485.0</text:p>
          </table:table-cell>
          <table:table-cell office:value-type="float" office:value="16.917999999999999" table:style-name="ce14">
            <text:p>16.9</text:p>
          </table:table-cell>
          <table:table-cell office:value-type="float" office:value="28160.702000000001" table:style-name="ce14">
            <text:p>28,160.7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9 Q1</text:p>
          </table:table-cell>
          <table:table-cell office:value-type="float" office:value="1038.394" table:style-name="ce14">
            <text:p>1,038.4</text:p>
          </table:table-cell>
          <table:table-cell office:value-type="float" office:value="3196.192" table:style-name="ce14">
            <text:p>3,196.2</text:p>
          </table:table-cell>
          <table:table-cell office:value-type="float" office:value="2233.5859999999998" table:style-name="ce14">
            <text:p>2,233.6</text:p>
          </table:table-cell>
          <table:table-cell office:value-type="float" office:value="2139.39" table:style-name="ce14">
            <text:p>2,139.4</text:p>
          </table:table-cell>
          <table:table-cell office:value-type="float" office:value="2694.7829999999999" table:style-name="ce14">
            <text:p>2,694.8</text:p>
          </table:table-cell>
          <table:table-cell office:value-type="float" office:value="2880.4920000000002" table:style-name="ce14">
            <text:p>2,880.5</text:p>
          </table:table-cell>
          <table:table-cell office:value-type="float" office:value="2563.6350000000002" table:style-name="ce14">
            <text:p>2,563.6</text:p>
          </table:table-cell>
          <table:table-cell office:value-type="float" office:value="4543.6390000000001" table:style-name="ce14">
            <text:p>4,543.6</text:p>
          </table:table-cell>
          <table:table-cell office:value-type="float" office:value="2712.3319999999999" table:style-name="ce14">
            <text:p>2,712.3</text:p>
          </table:table-cell>
          <table:table-cell office:value-type="float" office:value="24002.442999999999" table:style-name="ce14">
            <text:p>24,002.4</text:p>
          </table:table-cell>
          <table:table-cell office:value-type="float" office:value="1427.8520000000001" table:style-name="ce14">
            <text:p>1,427.9</text:p>
          </table:table-cell>
          <table:table-cell office:value-type="float" office:value="2238.9380000000001" table:style-name="ce14">
            <text:p>2,238.9</text:p>
          </table:table-cell>
          <table:table-cell office:value-type="float" office:value="575.40899999999999" table:style-name="ce14">
            <text:p>575.4</text:p>
          </table:table-cell>
          <table:table-cell office:value-type="float" office:value="16.387" table:style-name="ce14">
            <text:p>16.4</text:p>
          </table:table-cell>
          <table:table-cell office:value-type="float" office:value="28261.028999999999" table:style-name="ce14">
            <text:p>28,261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2</text:p>
          </table:table-cell>
          <table:table-cell office:value-type="float" office:value="1038.921" table:style-name="ce14">
            <text:p>1,038.9</text:p>
          </table:table-cell>
          <table:table-cell office:value-type="float" office:value="3191.9879999999998" table:style-name="ce14">
            <text:p>3,192.0</text:p>
          </table:table-cell>
          <table:table-cell office:value-type="float" office:value="2235.8249999999998" table:style-name="ce14">
            <text:p>2,235.8</text:p>
          </table:table-cell>
          <table:table-cell office:value-type="float" office:value="2155.83" table:style-name="ce14">
            <text:p>2,155.8</text:p>
          </table:table-cell>
          <table:table-cell office:value-type="float" office:value="2704.93" table:style-name="ce14">
            <text:p>2,704.9</text:p>
          </table:table-cell>
          <table:table-cell office:value-type="float" office:value="2890.28" table:style-name="ce14">
            <text:p>2,890.3</text:p>
          </table:table-cell>
          <table:table-cell office:value-type="float" office:value="2568.9270000000001" table:style-name="ce14">
            <text:p>2,568.9</text:p>
          </table:table-cell>
          <table:table-cell office:value-type="float" office:value="4545.0810000000001" table:style-name="ce14">
            <text:p>4,545.1</text:p>
          </table:table-cell>
          <table:table-cell office:value-type="float" office:value="2717.01" table:style-name="ce14">
            <text:p>2,717.0</text:p>
          </table:table-cell>
          <table:table-cell office:value-type="float" office:value="24048.792000000001" table:style-name="ce14">
            <text:p>24,048.8</text:p>
          </table:table-cell>
          <table:table-cell office:value-type="float" office:value="1430.8979999999999" table:style-name="ce14">
            <text:p>1,430.9</text:p>
          </table:table-cell>
          <table:table-cell office:value-type="float" office:value="2244.7930000000001" table:style-name="ce14">
            <text:p>2,244.8</text:p>
          </table:table-cell>
          <table:table-cell office:value-type="float" office:value="565.61500000000001" table:style-name="ce14">
            <text:p>565.6</text:p>
          </table:table-cell>
          <table:table-cell office:value-type="float" office:value="15.891999999999999" table:style-name="ce14">
            <text:p>15.9</text:p>
          </table:table-cell>
          <table:table-cell office:value-type="float" office:value="28305.99" table:style-name="ce14">
            <text:p>28,306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3</text:p>
          </table:table-cell>
          <table:table-cell office:value-type="float" office:value="1039.4649999999999" table:style-name="ce14">
            <text:p>1,039.5</text:p>
          </table:table-cell>
          <table:table-cell office:value-type="float" office:value="3169.002" table:style-name="ce14">
            <text:p>3,169.0</text:p>
          </table:table-cell>
          <table:table-cell office:value-type="float" office:value="2239.9560000000001" table:style-name="ce14">
            <text:p>2,240.0</text:p>
          </table:table-cell>
          <table:table-cell office:value-type="float" office:value="2153.723" table:style-name="ce14">
            <text:p>2,153.7</text:p>
          </table:table-cell>
          <table:table-cell office:value-type="float" office:value="2725.4119999999998" table:style-name="ce14">
            <text:p>2,725.4</text:p>
          </table:table-cell>
          <table:table-cell office:value-type="float" office:value="2897.5920000000001" table:style-name="ce14">
            <text:p>2,897.6</text:p>
          </table:table-cell>
          <table:table-cell office:value-type="float" office:value="2565.1779999999999" table:style-name="ce14">
            <text:p>2,565.2</text:p>
          </table:table-cell>
          <table:table-cell office:value-type="float" office:value="4549.0600000000004" table:style-name="ce14">
            <text:p>4,549.1</text:p>
          </table:table-cell>
          <table:table-cell office:value-type="float" office:value="2718.2" table:style-name="ce14">
            <text:p>2,718.2</text:p>
          </table:table-cell>
          <table:table-cell office:value-type="float" office:value="24057.588" table:style-name="ce14">
            <text:p>24,057.6</text:p>
          </table:table-cell>
          <table:table-cell office:value-type="float" office:value="1430.537" table:style-name="ce14">
            <text:p>1,430.5</text:p>
          </table:table-cell>
          <table:table-cell office:value-type="float" office:value="2248.6" table:style-name="ce14">
            <text:p>2,248.6</text:p>
          </table:table-cell>
          <table:table-cell office:value-type="float" office:value="570.39" table:style-name="ce14">
            <text:p>570.4</text:p>
          </table:table-cell>
          <table:table-cell office:value-type="float" office:value="15.48" table:style-name="ce14">
            <text:p>15.5</text:p>
          </table:table-cell>
          <table:table-cell office:value-type="float" office:value="28322.595000000001" table:style-name="ce14">
            <text:p>28,322.6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4</text:p>
          </table:table-cell>
          <table:table-cell office:value-type="float" office:value="1037.9159999999999" table:style-name="ce14">
            <text:p>1,037.9</text:p>
          </table:table-cell>
          <table:table-cell office:value-type="float" office:value="3162.0810000000001" table:style-name="ce14">
            <text:p>3,162.1</text:p>
          </table:table-cell>
          <table:table-cell office:value-type="float" office:value="2238.1439999999998" table:style-name="ce14">
            <text:p>2,238.1</text:p>
          </table:table-cell>
          <table:table-cell office:value-type="float" office:value="2146.1619999999998" table:style-name="ce14">
            <text:p>2,146.2</text:p>
          </table:table-cell>
          <table:table-cell office:value-type="float" office:value="2721.3980000000001" table:style-name="ce14">
            <text:p>2,721.4</text:p>
          </table:table-cell>
          <table:table-cell office:value-type="float" office:value="2896.1550000000002" table:style-name="ce14">
            <text:p>2,896.2</text:p>
          </table:table-cell>
          <table:table-cell office:value-type="float" office:value="2556.73" table:style-name="ce14">
            <text:p>2,556.7</text:p>
          </table:table-cell>
          <table:table-cell office:value-type="float" office:value="4551.6350000000002" table:style-name="ce14">
            <text:p>4,551.6</text:p>
          </table:table-cell>
          <table:table-cell office:value-type="float" office:value="2718.328" table:style-name="ce14">
            <text:p>2,718.3</text:p>
          </table:table-cell>
          <table:table-cell office:value-type="float" office:value="24028.548999999999" table:style-name="ce14">
            <text:p>24,028.5</text:p>
          </table:table-cell>
          <table:table-cell office:value-type="float" office:value="1429.008" table:style-name="ce14">
            <text:p>1,429.0</text:p>
          </table:table-cell>
          <table:table-cell office:value-type="float" office:value="2248.5410000000002" table:style-name="ce14">
            <text:p>2,248.5</text:p>
          </table:table-cell>
          <table:table-cell office:value-type="float" office:value="525.34199999999998" table:style-name="ce14">
            <text:p>525.3</text:p>
          </table:table-cell>
          <table:table-cell office:value-type="float" office:value="15.03" table:style-name="ce14">
            <text:p>15.0</text:p>
          </table:table-cell>
          <table:table-cell office:value-type="float" office:value="28246.47" table:style-name="ce14">
            <text:p>28,246.5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0 Q1</text:p>
          </table:table-cell>
          <table:table-cell office:value-type="float" office:value="1035.989" table:style-name="ce14">
            <text:p>1,036.0</text:p>
          </table:table-cell>
          <table:table-cell office:value-type="float" office:value="3154.8159999999998" table:style-name="ce14">
            <text:p>3,154.8</text:p>
          </table:table-cell>
          <table:table-cell office:value-type="float" office:value="2235.9279999999999" table:style-name="ce14">
            <text:p>2,235.9</text:p>
          </table:table-cell>
          <table:table-cell office:value-type="float" office:value="2151.6419999999998" table:style-name="ce14">
            <text:p>2,151.6</text:p>
          </table:table-cell>
          <table:table-cell office:value-type="float" office:value="2716.0819999999999" table:style-name="ce14">
            <text:p>2,716.1</text:p>
          </table:table-cell>
          <table:table-cell office:value-type="float" office:value="2898.134" table:style-name="ce14">
            <text:p>2,898.1</text:p>
          </table:table-cell>
          <table:table-cell office:value-type="float" office:value="2556.0639999999999" table:style-name="ce14">
            <text:p>2,556.1</text:p>
          </table:table-cell>
          <table:table-cell office:value-type="float" office:value="4563.7169999999996" table:style-name="ce14">
            <text:p>4,563.7</text:p>
          </table:table-cell>
          <table:table-cell office:value-type="float" office:value="2721.223" table:style-name="ce14">
            <text:p>2,721.2</text:p>
          </table:table-cell>
          <table:table-cell office:value-type="float" office:value="24033.595000000001" table:style-name="ce14">
            <text:p>24,033.6</text:p>
          </table:table-cell>
          <table:table-cell office:value-type="float" office:value="1427.35" table:style-name="ce14">
            <text:p>1,427.4</text:p>
          </table:table-cell>
          <table:table-cell office:value-type="float" office:value="2248.3960000000002" table:style-name="ce14">
            <text:p>2,248.4</text:p>
          </table:table-cell>
          <table:table-cell office:value-type="float" office:value="595.87300000000005" table:style-name="ce14">
            <text:p>595.9</text:p>
          </table:table-cell>
          <table:table-cell office:value-type="float" office:value="14.544" table:style-name="ce14">
            <text:p>14.5</text:p>
          </table:table-cell>
          <table:table-cell office:value-type="float" office:value="28319.758000000002" table:style-name="ce14">
            <text:p>28,319.8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2</text:p>
          </table:table-cell>
          <table:table-cell office:value-type="float" office:value="1041.104" table:style-name="ce14">
            <text:p>1,041.1</text:p>
          </table:table-cell>
          <table:table-cell office:value-type="float" office:value="3134.819" table:style-name="ce14">
            <text:p>3,134.8</text:p>
          </table:table-cell>
          <table:table-cell office:value-type="float" office:value="2248.373" table:style-name="ce14">
            <text:p>2,248.4</text:p>
          </table:table-cell>
          <table:table-cell office:value-type="float" office:value="2172.1970000000001" table:style-name="ce14">
            <text:p>2,172.2</text:p>
          </table:table-cell>
          <table:table-cell office:value-type="float" office:value="2744.181" table:style-name="ce14">
            <text:p>2,744.2</text:p>
          </table:table-cell>
          <table:table-cell office:value-type="float" office:value="2919.8209999999999" table:style-name="ce14">
            <text:p>2,919.8</text:p>
          </table:table-cell>
          <table:table-cell office:value-type="float" office:value="2572.8020000000001" table:style-name="ce14">
            <text:p>2,572.8</text:p>
          </table:table-cell>
          <table:table-cell office:value-type="float" office:value="4606.0010000000002" table:style-name="ce14">
            <text:p>4,606.0</text:p>
          </table:table-cell>
          <table:table-cell office:value-type="float" office:value="2744.3110000000001" table:style-name="ce14">
            <text:p>2,744.3</text:p>
          </table:table-cell>
          <table:table-cell office:value-type="float" office:value="24183.609" table:style-name="ce14">
            <text:p>24,183.6</text:p>
          </table:table-cell>
          <table:table-cell office:value-type="float" office:value="1436.566" table:style-name="ce14">
            <text:p>1,436.6</text:p>
          </table:table-cell>
          <table:table-cell office:value-type="float" office:value="2260.0720000000001" table:style-name="ce14">
            <text:p>2,260.1</text:p>
          </table:table-cell>
          <table:table-cell office:value-type="float" office:value="590.98199999999997" table:style-name="ce14">
            <text:p>591.0</text:p>
          </table:table-cell>
          <table:table-cell office:value-type="float" office:value="14.217000000000001" table:style-name="ce14">
            <text:p>14.2</text:p>
          </table:table-cell>
          <table:table-cell office:value-type="float" office:value="28485.446" table:style-name="ce14">
            <text:p>28,485.4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3</text:p>
          </table:table-cell>
          <table:table-cell office:value-type="float" office:value="1044.491" table:style-name="ce14">
            <text:p>1,044.5</text:p>
          </table:table-cell>
          <table:table-cell office:value-type="float" office:value="3109.3470000000002" table:style-name="ce14">
            <text:p>3,109.3</text:p>
          </table:table-cell>
          <table:table-cell office:value-type="float" office:value="2254.8020000000001" table:style-name="ce14">
            <text:p>2,254.8</text:p>
          </table:table-cell>
          <table:table-cell office:value-type="float" office:value="2173.9090000000001" table:style-name="ce14">
            <text:p>2,173.9</text:p>
          </table:table-cell>
          <table:table-cell office:value-type="float" office:value="2766.1030000000001" table:style-name="ce14">
            <text:p>2,766.1</text:p>
          </table:table-cell>
          <table:table-cell office:value-type="float" office:value="2931.665" table:style-name="ce14">
            <text:p>2,931.7</text:p>
          </table:table-cell>
          <table:table-cell office:value-type="float" office:value="2574.79" table:style-name="ce14">
            <text:p>2,574.8</text:p>
          </table:table-cell>
          <table:table-cell office:value-type="float" office:value="4626.8909999999996" table:style-name="ce14">
            <text:p>4,626.9</text:p>
          </table:table-cell>
          <table:table-cell office:value-type="float" office:value="2762.53" table:style-name="ce14">
            <text:p>2,762.5</text:p>
          </table:table-cell>
          <table:table-cell office:value-type="float" office:value="24244.527999999998" table:style-name="ce14">
            <text:p>24,244.5</text:p>
          </table:table-cell>
          <table:table-cell office:value-type="float" office:value="1440.65" table:style-name="ce14">
            <text:p>1,440.7</text:p>
          </table:table-cell>
          <table:table-cell office:value-type="float" office:value="2269.8980000000001" table:style-name="ce14">
            <text:p>2,269.9</text:p>
          </table:table-cell>
          <table:table-cell office:value-type="float" office:value="612.08699999999999" table:style-name="ce14">
            <text:p>612.1</text:p>
          </table:table-cell>
          <table:table-cell office:value-type="float" office:value="13.983000000000001" table:style-name="ce14">
            <text:p>14.0</text:p>
          </table:table-cell>
          <table:table-cell office:value-type="float" office:value="28581.146000000001" table:style-name="ce14">
            <text:p>28,581.1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4</text:p>
          </table:table-cell>
          <table:table-cell office:value-type="float" office:value="1037.2049999999999" table:style-name="ce14">
            <text:p>1,037.2</text:p>
          </table:table-cell>
          <table:table-cell office:value-type="float" office:value="3083.7440000000001" table:style-name="ce14">
            <text:p>3,083.7</text:p>
          </table:table-cell>
          <table:table-cell office:value-type="float" office:value="2241.6550000000002" table:style-name="ce14">
            <text:p>2,241.7</text:p>
          </table:table-cell>
          <table:table-cell office:value-type="float" office:value="2156.8589999999999" table:style-name="ce14">
            <text:p>2,156.9</text:p>
          </table:table-cell>
          <table:table-cell office:value-type="float" office:value="2744.2640000000001" table:style-name="ce14">
            <text:p>2,744.3</text:p>
          </table:table-cell>
          <table:table-cell office:value-type="float" office:value="2920.9870000000001" table:style-name="ce14">
            <text:p>2,921.0</text:p>
          </table:table-cell>
          <table:table-cell office:value-type="float" office:value="2557.3850000000002" table:style-name="ce14">
            <text:p>2,557.4</text:p>
          </table:table-cell>
          <table:table-cell office:value-type="float" office:value="4605.6279999999997" table:style-name="ce14">
            <text:p>4,605.6</text:p>
          </table:table-cell>
          <table:table-cell office:value-type="float" office:value="2750.2620000000002" table:style-name="ce14">
            <text:p>2,750.3</text:p>
          </table:table-cell>
          <table:table-cell office:value-type="float" office:value="24097.989000000001" table:style-name="ce14">
            <text:p>24,098.0</text:p>
          </table:table-cell>
          <table:table-cell office:value-type="float" office:value="1433.3330000000001" table:style-name="ce14">
            <text:p>1,433.3</text:p>
          </table:table-cell>
          <table:table-cell office:value-type="float" office:value="2254.538" table:style-name="ce14">
            <text:p>2,254.5</text:p>
          </table:table-cell>
          <table:table-cell office:value-type="float" office:value="632.13900000000001" table:style-name="ce14">
            <text:p>632.1</text:p>
          </table:table-cell>
          <table:table-cell office:value-type="float" office:value="2.8780000000000001" table:style-name="ce14">
            <text:p>2.9</text:p>
          </table:table-cell>
          <table:table-cell office:value-type="float" office:value="28420.877" table:style-name="ce14">
            <text:p>28,420.9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1 Q1</text:p>
          </table:table-cell>
          <table:table-cell office:value-type="float" office:value="1040.385" table:style-name="ce14">
            <text:p>1,040.4</text:p>
          </table:table-cell>
          <table:table-cell office:value-type="float" office:value="3049" table:style-name="ce14">
            <text:p>3,049.0</text:p>
          </table:table-cell>
          <table:table-cell office:value-type="float" office:value="2250.9760000000001" table:style-name="ce14">
            <text:p>2,251.0</text:p>
          </table:table-cell>
          <table:table-cell office:value-type="float" office:value="2167.299" table:style-name="ce14">
            <text:p>2,167.3</text:p>
          </table:table-cell>
          <table:table-cell office:value-type="float" office:value="2796.52" table:style-name="ce14">
            <text:p>2,796.5</text:p>
          </table:table-cell>
          <table:table-cell office:value-type="float" office:value="2934.22" table:style-name="ce14">
            <text:p>2,934.2</text:p>
          </table:table-cell>
          <table:table-cell office:value-type="float" office:value="2560.1129999999998" table:style-name="ce14">
            <text:p>2,560.1</text:p>
          </table:table-cell>
          <table:table-cell office:value-type="float" office:value="4624.5969999999998" table:style-name="ce14">
            <text:p>4,624.6</text:p>
          </table:table-cell>
          <table:table-cell office:value-type="float" office:value="2763.7950000000001" table:style-name="ce14">
            <text:p>2,763.8</text:p>
          </table:table-cell>
          <table:table-cell office:value-type="float" office:value="24186.904999999999" table:style-name="ce14">
            <text:p>24,186.9</text:p>
          </table:table-cell>
          <table:table-cell office:value-type="float" office:value="1436.9469999999999" table:style-name="ce14">
            <text:p>1,436.9</text:p>
          </table:table-cell>
          <table:table-cell office:value-type="float" office:value="2263.4740000000002" table:style-name="ce14">
            <text:p>2,263.5</text:p>
          </table:table-cell>
          <table:table-cell office:value-type="float" office:value="622.80799999999999" table:style-name="ce14">
            <text:p>622.8</text:p>
          </table:table-cell>
          <table:table-cell office:value-type="float" office:value="2.7890000000000001" table:style-name="ce14">
            <text:p>2.8</text:p>
          </table:table-cell>
          <table:table-cell office:value-type="float" office:value="28512.922999999999" table:style-name="ce14">
            <text:p>28,512.9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2</text:p>
          </table:table-cell>
          <table:table-cell office:value-type="float" office:value="1040.684" table:style-name="ce14">
            <text:p>1,040.7</text:p>
          </table:table-cell>
          <table:table-cell office:value-type="float" office:value="3029.4929999999999" table:style-name="ce14">
            <text:p>3,029.5</text:p>
          </table:table-cell>
          <table:table-cell office:value-type="float" office:value="2256.4490000000001" table:style-name="ce14">
            <text:p>2,256.4</text:p>
          </table:table-cell>
          <table:table-cell office:value-type="float" office:value="2185.9679999999998" table:style-name="ce14">
            <text:p>2,186.0</text:p>
          </table:table-cell>
          <table:table-cell office:value-type="float" office:value="2837.3510000000001" table:style-name="ce14">
            <text:p>2,837.4</text:p>
          </table:table-cell>
          <table:table-cell office:value-type="float" office:value="2948.71" table:style-name="ce14">
            <text:p>2,948.7</text:p>
          </table:table-cell>
          <table:table-cell office:value-type="float" office:value="2567.3780000000002" table:style-name="ce14">
            <text:p>2,567.4</text:p>
          </table:table-cell>
          <table:table-cell office:value-type="float" office:value="4623.3040000000001" table:style-name="ce14">
            <text:p>4,623.3</text:p>
          </table:table-cell>
          <table:table-cell office:value-type="float" office:value="2774.86" table:style-name="ce14">
            <text:p>2,774.9</text:p>
          </table:table-cell>
          <table:table-cell office:value-type="float" office:value="24264.197" table:style-name="ce14">
            <text:p>24,264.2</text:p>
          </table:table-cell>
          <table:table-cell office:value-type="float" office:value="1440.672" table:style-name="ce14">
            <text:p>1,440.7</text:p>
          </table:table-cell>
          <table:table-cell office:value-type="float" office:value="2270.8420000000001" table:style-name="ce14">
            <text:p>2,270.8</text:p>
          </table:table-cell>
          <table:table-cell office:value-type="float" office:value="598.35599999999999" table:style-name="ce14">
            <text:p>598.4</text:p>
          </table:table-cell>
          <table:table-cell office:value-type="float" office:value="2.762" table:style-name="ce14">
            <text:p>2.8</text:p>
          </table:table-cell>
          <table:table-cell office:value-type="float" office:value="28576.829000000002" table:style-name="ce14">
            <text:p>28,576.8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3</text:p>
          </table:table-cell>
          <table:table-cell office:value-type="float" office:value="1043.2070000000001" table:style-name="ce14">
            <text:p>1,043.2</text:p>
          </table:table-cell>
          <table:table-cell office:value-type="float" office:value="3022.2530000000002" table:style-name="ce14">
            <text:p>3,022.3</text:p>
          </table:table-cell>
          <table:table-cell office:value-type="float" office:value="2258.1219999999998" table:style-name="ce14">
            <text:p>2,258.1</text:p>
          </table:table-cell>
          <table:table-cell office:value-type="float" office:value="2179.3409999999999" table:style-name="ce14">
            <text:p>2,179.3</text:p>
          </table:table-cell>
          <table:table-cell office:value-type="float" office:value="2844.181" table:style-name="ce14">
            <text:p>2,844.2</text:p>
          </table:table-cell>
          <table:table-cell office:value-type="float" office:value="2953.5630000000001" table:style-name="ce14">
            <text:p>2,953.6</text:p>
          </table:table-cell>
          <table:table-cell office:value-type="float" office:value="2558.567" table:style-name="ce14">
            <text:p>2,558.6</text:p>
          </table:table-cell>
          <table:table-cell office:value-type="float" office:value="4625.7070000000003" table:style-name="ce14">
            <text:p>4,625.7</text:p>
          </table:table-cell>
          <table:table-cell office:value-type="float" office:value="2780.86" table:style-name="ce14">
            <text:p>2,780.9</text:p>
          </table:table-cell>
          <table:table-cell office:value-type="float" office:value="24265.800999999999" table:style-name="ce14">
            <text:p>24,265.8</text:p>
          </table:table-cell>
          <table:table-cell office:value-type="float" office:value="1443.0250000000001" table:style-name="ce14">
            <text:p>1,443.0</text:p>
          </table:table-cell>
          <table:table-cell office:value-type="float" office:value="2274.3760000000002" table:style-name="ce14">
            <text:p>2,274.4</text:p>
          </table:table-cell>
          <table:table-cell office:value-type="float" office:value="622.21799999999996" table:style-name="ce14">
            <text:p>622.2</text:p>
          </table:table-cell>
          <table:table-cell office:value-type="float" office:value="2.6760000000000002" table:style-name="ce14">
            <text:p>2.7</text:p>
          </table:table-cell>
          <table:table-cell office:value-type="float" office:value="28608.096000000001" table:style-name="ce14">
            <text:p>28,608.1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4</text:p>
          </table:table-cell>
          <table:table-cell office:value-type="float" office:value="1040.0930000000001" table:style-name="ce14">
            <text:p>1,040.1</text:p>
          </table:table-cell>
          <table:table-cell office:value-type="float" office:value="3006.5" table:style-name="ce14">
            <text:p>3,006.5</text:p>
          </table:table-cell>
          <table:table-cell office:value-type="float" office:value="2248.953" table:style-name="ce14">
            <text:p>2,249.0</text:p>
          </table:table-cell>
          <table:table-cell office:value-type="float" office:value="2166.4639999999999" table:style-name="ce14">
            <text:p>2,166.5</text:p>
          </table:table-cell>
          <table:table-cell office:value-type="float" office:value="2823.8589999999999" table:style-name="ce14">
            <text:p>2,823.9</text:p>
          </table:table-cell>
          <table:table-cell office:value-type="float" office:value="2944.297" table:style-name="ce14">
            <text:p>2,944.3</text:p>
          </table:table-cell>
          <table:table-cell office:value-type="float" office:value="2542.7379999999998" table:style-name="ce14">
            <text:p>2,542.7</text:p>
          </table:table-cell>
          <table:table-cell office:value-type="float" office:value="4605.8739999999998" table:style-name="ce14">
            <text:p>4,605.9</text:p>
          </table:table-cell>
          <table:table-cell office:value-type="float" office:value="2789.0569999999998" table:style-name="ce14">
            <text:p>2,789.1</text:p>
          </table:table-cell>
          <table:table-cell office:value-type="float" office:value="24167.834999999999" table:style-name="ce14">
            <text:p>24,167.8</text:p>
          </table:table-cell>
          <table:table-cell office:value-type="float" office:value="1437.5540000000001" table:style-name="ce14">
            <text:p>1,437.6</text:p>
          </table:table-cell>
          <table:table-cell office:value-type="float" office:value="2264.384" table:style-name="ce14">
            <text:p>2,264.4</text:p>
          </table:table-cell>
          <table:table-cell office:value-type="float" office:value="594.91999999999996" table:style-name="ce14">
            <text:p>594.9</text:p>
          </table:table-cell>
          <table:table-cell office:value-type="float" office:value="2.5960000000000001" table:style-name="ce14">
            <text:p>2.6</text:p>
          </table:table-cell>
          <table:table-cell office:value-type="float" office:value="28467.289000000001" table:style-name="ce14">
            <text:p>28,467.3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2 Q1</text:p>
          </table:table-cell>
          <table:table-cell office:value-type="float" office:value="1042.32" table:style-name="ce14">
            <text:p>1,042.3</text:p>
          </table:table-cell>
          <table:table-cell office:value-type="float" office:value="3007.5619999999999" table:style-name="ce14">
            <text:p>3,007.6</text:p>
          </table:table-cell>
          <table:table-cell office:value-type="float" office:value="2256.703" table:style-name="ce14">
            <text:p>2,256.7</text:p>
          </table:table-cell>
          <table:table-cell office:value-type="float" office:value="2174.9250000000002" table:style-name="ce14">
            <text:p>2,174.9</text:p>
          </table:table-cell>
          <table:table-cell office:value-type="float" office:value="2826.9870000000001" table:style-name="ce14">
            <text:p>2,827.0</text:p>
          </table:table-cell>
          <table:table-cell office:value-type="float" office:value="2954.837" table:style-name="ce14">
            <text:p>2,954.8</text:p>
          </table:table-cell>
          <table:table-cell office:value-type="float" office:value="2544.6" table:style-name="ce14">
            <text:p>2,544.6</text:p>
          </table:table-cell>
          <table:table-cell office:value-type="float" office:value="4632.1080000000002" table:style-name="ce14">
            <text:p>4,632.1</text:p>
          </table:table-cell>
          <table:table-cell office:value-type="float" office:value="2799.7779999999998" table:style-name="ce14">
            <text:p>2,799.8</text:p>
          </table:table-cell>
          <table:table-cell office:value-type="float" office:value="24239.82" table:style-name="ce14">
            <text:p>24,239.8</text:p>
          </table:table-cell>
          <table:table-cell office:value-type="float" office:value="1440.4259999999999" table:style-name="ce14">
            <text:p>1,440.4</text:p>
          </table:table-cell>
          <table:table-cell office:value-type="float" office:value="2274.875" table:style-name="ce14">
            <text:p>2,274.9</text:p>
          </table:table-cell>
          <table:table-cell office:value-type="float" office:value="623.39200000000005" table:style-name="ce14">
            <text:p>623.4</text:p>
          </table:table-cell>
          <table:table-cell office:value-type="float" office:value="2.4729999999999999" table:style-name="ce14">
            <text:p>2.5</text:p>
          </table:table-cell>
          <table:table-cell office:value-type="float" office:value="28580.986000000001" table:style-name="ce14">
            <text:p>28,581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2</text:p>
          </table:table-cell>
          <table:table-cell office:value-type="float" office:value="1043.6969999999999" table:style-name="ce14">
            <text:p>1,043.7</text:p>
          </table:table-cell>
          <table:table-cell office:value-type="float" office:value="3011.4" table:style-name="ce14">
            <text:p>3,011.4</text:p>
          </table:table-cell>
          <table:table-cell office:value-type="float" office:value="2267.154" table:style-name="ce14">
            <text:p>2,267.2</text:p>
          </table:table-cell>
          <table:table-cell office:value-type="float" office:value="2194.3409999999999" table:style-name="ce14">
            <text:p>2,194.3</text:p>
          </table:table-cell>
          <table:table-cell office:value-type="float" office:value="2832.127" table:style-name="ce14">
            <text:p>2,832.1</text:p>
          </table:table-cell>
          <table:table-cell office:value-type="float" office:value="2971.1640000000002" table:style-name="ce14">
            <text:p>2,971.2</text:p>
          </table:table-cell>
          <table:table-cell office:value-type="float" office:value="2550.989" table:style-name="ce14">
            <text:p>2,551.0</text:p>
          </table:table-cell>
          <table:table-cell office:value-type="float" office:value="4666.9669999999996" table:style-name="ce14">
            <text:p>4,667.0</text:p>
          </table:table-cell>
          <table:table-cell office:value-type="float" office:value="2813.6260000000002" table:style-name="ce14">
            <text:p>2,813.6</text:p>
          </table:table-cell>
          <table:table-cell office:value-type="float" office:value="24351.465" table:style-name="ce14">
            <text:p>24,351.5</text:p>
          </table:table-cell>
          <table:table-cell office:value-type="float" office:value="1446.9870000000001" table:style-name="ce14">
            <text:p>1,447.0</text:p>
          </table:table-cell>
          <table:table-cell office:value-type="float" office:value="2283.8609999999999" table:style-name="ce14">
            <text:p>2,283.9</text:p>
          </table:table-cell>
          <table:table-cell office:value-type="float" office:value="625.53200000000004" table:style-name="ce14">
            <text:p>625.5</text:p>
          </table:table-cell>
          <table:table-cell office:value-type="float" office:value="2.4169999999999998" table:style-name="ce14">
            <text:p>2.4</text:p>
          </table:table-cell>
          <table:table-cell office:value-type="float" office:value="28710.261999999999" table:style-name="ce14">
            <text:p>28,710.3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3</text:p>
          </table:table-cell>
          <table:table-cell office:value-type="float" office:value="1048.854" table:style-name="ce14">
            <text:p>1,048.9</text:p>
          </table:table-cell>
          <table:table-cell office:value-type="float" office:value="3024.194" table:style-name="ce14">
            <text:p>3,024.2</text:p>
          </table:table-cell>
          <table:table-cell office:value-type="float" office:value="2275.4659999999999" table:style-name="ce14">
            <text:p>2,275.5</text:p>
          </table:table-cell>
          <table:table-cell office:value-type="float" office:value="2202.944" table:style-name="ce14">
            <text:p>2,202.9</text:p>
          </table:table-cell>
          <table:table-cell office:value-type="float" office:value="2842.4609999999998" table:style-name="ce14">
            <text:p>2,842.5</text:p>
          </table:table-cell>
          <table:table-cell office:value-type="float" office:value="2990.2339999999999" table:style-name="ce14">
            <text:p>2,990.2</text:p>
          </table:table-cell>
          <table:table-cell office:value-type="float" office:value="2551.5729999999999" table:style-name="ce14">
            <text:p>2,551.6</text:p>
          </table:table-cell>
          <table:table-cell office:value-type="float" office:value="4691.4279999999999" table:style-name="ce14">
            <text:p>4,691.4</text:p>
          </table:table-cell>
          <table:table-cell office:value-type="float" office:value="2834.6770000000001" table:style-name="ce14">
            <text:p>2,834.7</text:p>
          </table:table-cell>
          <table:table-cell office:value-type="float" office:value="24461.830999999998" table:style-name="ce14">
            <text:p>24,461.8</text:p>
          </table:table-cell>
          <table:table-cell office:value-type="float" office:value="1453.8119999999999" table:style-name="ce14">
            <text:p>1,453.8</text:p>
          </table:table-cell>
          <table:table-cell office:value-type="float" office:value="2297.9769999999999" table:style-name="ce14">
            <text:p>2,298.0</text:p>
          </table:table-cell>
          <table:table-cell office:value-type="float" office:value="597.23400000000004" table:style-name="ce14">
            <text:p>597.2</text:p>
          </table:table-cell>
          <table:table-cell office:value-type="float" office:value="2.3140000000000001" table:style-name="ce14">
            <text:p>2.3</text:p>
          </table:table-cell>
          <table:table-cell office:value-type="float" office:value="28813.168000000001" table:style-name="ce14">
            <text:p>28,813.2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4</text:p>
          </table:table-cell>
          <table:table-cell office:value-type="float" office:value="1043.279" table:style-name="ce14">
            <text:p>1,043.3</text:p>
          </table:table-cell>
          <table:table-cell office:value-type="float" office:value="3008.1930000000002" table:style-name="ce14">
            <text:p>3,008.2</text:p>
          </table:table-cell>
          <table:table-cell office:value-type="float" office:value="2262.3980000000001" table:style-name="ce14">
            <text:p>2,262.4</text:p>
          </table:table-cell>
          <table:table-cell office:value-type="float" office:value="2183.9369999999999" table:style-name="ce14">
            <text:p>2,183.9</text:p>
          </table:table-cell>
          <table:table-cell office:value-type="float" office:value="2824.2809999999999" table:style-name="ce14">
            <text:p>2,824.3</text:p>
          </table:table-cell>
          <table:table-cell office:value-type="float" office:value="2978.7950000000001" table:style-name="ce14">
            <text:p>2,978.8</text:p>
          </table:table-cell>
          <table:table-cell office:value-type="float" office:value="2535.4520000000002" table:style-name="ce14">
            <text:p>2,535.5</text:p>
          </table:table-cell>
          <table:table-cell office:value-type="float" office:value="4683.7790000000005" table:style-name="ce14">
            <text:p>4,683.8</text:p>
          </table:table-cell>
          <table:table-cell office:value-type="float" office:value="2822.7339999999999" table:style-name="ce14">
            <text:p>2,822.7</text:p>
          </table:table-cell>
          <table:table-cell office:value-type="float" office:value="24342.848000000002" table:style-name="ce14">
            <text:p>24,342.8</text:p>
          </table:table-cell>
          <table:table-cell office:value-type="float" office:value="1447.433" table:style-name="ce14">
            <text:p>1,447.4</text:p>
          </table:table-cell>
          <table:table-cell office:value-type="float" office:value="2285.13" table:style-name="ce14">
            <text:p>2,285.1</text:p>
          </table:table-cell>
          <table:table-cell office:value-type="float" office:value="644.78800000000001" table:style-name="ce14">
            <text:p>644.8</text:p>
          </table:table-cell>
          <table:table-cell office:value-type="float" office:value="2.254" table:style-name="ce14">
            <text:p>2.3</text:p>
          </table:table-cell>
          <table:table-cell office:value-type="float" office:value="28722.453000000001" table:style-name="ce14">
            <text:p>28,722.5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3 Q1</text:p>
          </table:table-cell>
          <table:table-cell office:value-type="float" office:value="1045.7260000000001" table:style-name="ce14">
            <text:p>1,045.7</text:p>
          </table:table-cell>
          <table:table-cell office:value-type="float" office:value="3015.6709999999998" table:style-name="ce14">
            <text:p>3,015.7</text:p>
          </table:table-cell>
          <table:table-cell office:value-type="float" office:value="2268.4270000000001" table:style-name="ce14">
            <text:p>2,268.4</text:p>
          </table:table-cell>
          <table:table-cell office:value-type="float" office:value="2196.87" table:style-name="ce14">
            <text:p>2,196.9</text:p>
          </table:table-cell>
          <table:table-cell office:value-type="float" office:value="2825.8719999999998" table:style-name="ce14">
            <text:p>2,825.9</text:p>
          </table:table-cell>
          <table:table-cell office:value-type="float" office:value="2988.5010000000002" table:style-name="ce14">
            <text:p>2,988.5</text:p>
          </table:table-cell>
          <table:table-cell office:value-type="float" office:value="2537.8510000000001" table:style-name="ce14">
            <text:p>2,537.9</text:p>
          </table:table-cell>
          <table:table-cell office:value-type="float" office:value="4711.8059999999996" table:style-name="ce14">
            <text:p>4,711.8</text:p>
          </table:table-cell>
          <table:table-cell office:value-type="float" office:value="2831.395" table:style-name="ce14">
            <text:p>2,831.4</text:p>
          </table:table-cell>
          <table:table-cell office:value-type="float" office:value="24422.118999999999" table:style-name="ce14">
            <text:p>24,422.1</text:p>
          </table:table-cell>
          <table:table-cell office:value-type="float" office:value="1449.1310000000001" table:style-name="ce14">
            <text:p>1,449.1</text:p>
          </table:table-cell>
          <table:table-cell office:value-type="float" office:value="2294.7359999999999" table:style-name="ce14">
            <text:p>2,294.7</text:p>
          </table:table-cell>
          <table:table-cell office:value-type="float" office:value="673.89400000000001" table:style-name="ce14">
            <text:p>673.9</text:p>
          </table:table-cell>
          <table:table-cell office:value-type="float" office:value="2.1819999999999999" table:style-name="ce14">
            <text:p>2.2</text:p>
          </table:table-cell>
          <table:table-cell office:value-type="float" office:value="28842.062000000002" table:style-name="ce14">
            <text:p>28,842.1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2</text:p>
          </table:table-cell>
          <table:table-cell office:value-type="float" office:value="1054.329" table:style-name="ce14">
            <text:p>1,054.3</text:p>
          </table:table-cell>
          <table:table-cell office:value-type="float" office:value="3039.7710000000002" table:style-name="ce14">
            <text:p>3,039.8</text:p>
          </table:table-cell>
          <table:table-cell office:value-type="float" office:value="2289.5810000000001" table:style-name="ce14">
            <text:p>2,289.6</text:p>
          </table:table-cell>
          <table:table-cell office:value-type="float" office:value="2230.9059999999999" table:style-name="ce14">
            <text:p>2,230.9</text:p>
          </table:table-cell>
          <table:table-cell office:value-type="float" office:value="2853.5970000000002" table:style-name="ce14">
            <text:p>2,853.6</text:p>
          </table:table-cell>
          <table:table-cell office:value-type="float" office:value="3015.8589999999999" table:style-name="ce14">
            <text:p>3,015.9</text:p>
          </table:table-cell>
          <table:table-cell office:value-type="float" office:value="2557.864" table:style-name="ce14">
            <text:p>2,557.9</text:p>
          </table:table-cell>
          <table:table-cell office:value-type="float" office:value="4767.0349999999999" table:style-name="ce14">
            <text:p>4,767.0</text:p>
          </table:table-cell>
          <table:table-cell office:value-type="float" office:value="2862.027" table:style-name="ce14">
            <text:p>2,862.0</text:p>
          </table:table-cell>
          <table:table-cell office:value-type="float" office:value="24670.969000000001" table:style-name="ce14">
            <text:p>24,671.0</text:p>
          </table:table-cell>
          <table:table-cell office:value-type="float" office:value="1461.046" table:style-name="ce14">
            <text:p>1,461.0</text:p>
          </table:table-cell>
          <table:table-cell office:value-type="float" office:value="2317.8589999999999" table:style-name="ce14">
            <text:p>2,317.9</text:p>
          </table:table-cell>
          <table:table-cell office:value-type="float" office:value="628.14200000000005" table:style-name="ce14">
            <text:p>628.1</text:p>
          </table:table-cell>
          <table:table-cell office:value-type="float" office:value="2.165" table:style-name="ce14">
            <text:p>2.2</text:p>
          </table:table-cell>
          <table:table-cell office:value-type="float" office:value="29080.181" table:style-name="ce14">
            <text:p>29,080.2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3</text:p>
          </table:table-cell>
          <table:table-cell office:value-type="float" office:value="1059.097" table:style-name="ce14">
            <text:p>1,059.1</text:p>
          </table:table-cell>
          <table:table-cell office:value-type="float" office:value="3051.6990000000001" table:style-name="ce14">
            <text:p>3,051.7</text:p>
          </table:table-cell>
          <table:table-cell office:value-type="float" office:value="2274.223" table:style-name="ce14">
            <text:p>2,274.2</text:p>
          </table:table-cell>
          <table:table-cell office:value-type="float" office:value="2235.5129999999999" table:style-name="ce14">
            <text:p>2,235.5</text:p>
          </table:table-cell>
          <table:table-cell office:value-type="float" office:value="2823.5920000000001" table:style-name="ce14">
            <text:p>2,823.6</text:p>
          </table:table-cell>
          <table:table-cell office:value-type="float" office:value="3105.0419999999999" table:style-name="ce14">
            <text:p>3,105.0</text:p>
          </table:table-cell>
          <table:table-cell office:value-type="float" office:value="2560.239" table:style-name="ce14">
            <text:p>2,560.2</text:p>
          </table:table-cell>
          <table:table-cell office:value-type="float" office:value="4781.75" table:style-name="ce14">
            <text:p>4,781.8</text:p>
          </table:table-cell>
          <table:table-cell office:value-type="float" office:value="2881.2719999999999" table:style-name="ce14">
            <text:p>2,881.3</text:p>
          </table:table-cell>
          <table:table-cell office:value-type="float" office:value="24772.427" table:style-name="ce14">
            <text:p>24,772.4</text:p>
          </table:table-cell>
          <table:table-cell office:value-type="float" office:value="1467.7639999999999" table:style-name="ce14">
            <text:p>1,467.8</text:p>
          </table:table-cell>
          <table:table-cell office:value-type="float" office:value="2331.6669999999999" table:style-name="ce14">
            <text:p>2,331.7</text:p>
          </table:table-cell>
          <table:table-cell office:value-type="float" office:value="632.101" table:style-name="ce14">
            <text:p>632.1</text:p>
          </table:table-cell>
          <table:table-cell office:value-type="float" office:value="2.133" table:style-name="ce14">
            <text:p>2.1</text:p>
          </table:table-cell>
          <table:table-cell office:value-type="float" office:value="29206.092000000001" table:style-name="ce14">
            <text:p>29,206.1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4</text:p>
          </table:table-cell>
          <table:table-cell office:value-type="float" office:value="1054.598" table:style-name="ce14">
            <text:p>1,054.6</text:p>
          </table:table-cell>
          <table:table-cell office:value-type="float" office:value="3042.6840000000002" table:style-name="ce14">
            <text:p>3,042.7</text:p>
          </table:table-cell>
          <table:table-cell office:value-type="float" office:value="2260.502" table:style-name="ce14">
            <text:p>2,260.5</text:p>
          </table:table-cell>
          <table:table-cell office:value-type="float" office:value="2221.9380000000001" table:style-name="ce14">
            <text:p>2,221.9</text:p>
          </table:table-cell>
          <table:table-cell office:value-type="float" office:value="2805.7310000000002" table:style-name="ce14">
            <text:p>2,805.7</text:p>
          </table:table-cell>
          <table:table-cell office:value-type="float" office:value="3103.9119999999998" table:style-name="ce14">
            <text:p>3,103.9</text:p>
          </table:table-cell>
          <table:table-cell office:value-type="float" office:value="2549.2750000000001" table:style-name="ce14">
            <text:p>2,549.3</text:p>
          </table:table-cell>
          <table:table-cell office:value-type="float" office:value="4770.6059999999998" table:style-name="ce14">
            <text:p>4,770.6</text:p>
          </table:table-cell>
          <table:table-cell office:value-type="float" office:value="2872.7739999999999" table:style-name="ce14">
            <text:p>2,872.8</text:p>
          </table:table-cell>
          <table:table-cell office:value-type="float" office:value="24682.02" table:style-name="ce14">
            <text:p>24,682.0</text:p>
          </table:table-cell>
          <table:table-cell office:value-type="float" office:value="1460.2339999999999" table:style-name="ce14">
            <text:p>1,460.2</text:p>
          </table:table-cell>
          <table:table-cell office:value-type="float" office:value="2319.1689999999999" table:style-name="ce14">
            <text:p>2,319.2</text:p>
          </table:table-cell>
          <table:table-cell office:value-type="float" office:value="677.44100000000003" table:style-name="ce14">
            <text:p>677.4</text:p>
          </table:table-cell>
          <table:table-cell office:value-type="float" office:value="2.073" table:style-name="ce14">
            <text:p>2.1</text:p>
          </table:table-cell>
          <table:table-cell office:value-type="float" office:value="29140.937000000002" table:style-name="ce14">
            <text:p>29,140.9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4 Q1</text:p>
          </table:table-cell>
          <table:table-cell office:value-type="float" office:value="1062.752" table:style-name="ce14">
            <text:p>1,062.8</text:p>
          </table:table-cell>
          <table:table-cell office:value-type="float" office:value="3063.902" table:style-name="ce14">
            <text:p>3,063.9</text:p>
          </table:table-cell>
          <table:table-cell office:value-type="float" office:value="2278.2350000000001" table:style-name="ce14">
            <text:p>2,278.2</text:p>
          </table:table-cell>
          <table:table-cell office:value-type="float" office:value="2239.6010000000001" table:style-name="ce14">
            <text:p>2,239.6</text:p>
          </table:table-cell>
          <table:table-cell office:value-type="float" office:value="2831.107" table:style-name="ce14">
            <text:p>2,831.1</text:p>
          </table:table-cell>
          <table:table-cell office:value-type="float" office:value="3128.8719999999998" table:style-name="ce14">
            <text:p>3,128.9</text:p>
          </table:table-cell>
          <table:table-cell office:value-type="float" office:value="2565.116" table:style-name="ce14">
            <text:p>2,565.1</text:p>
          </table:table-cell>
          <table:table-cell office:value-type="float" office:value="4809.2299999999996" table:style-name="ce14">
            <text:p>4,809.2</text:p>
          </table:table-cell>
          <table:table-cell office:value-type="float" office:value="2894.9340000000002" table:style-name="ce14">
            <text:p>2,894.9</text:p>
          </table:table-cell>
          <table:table-cell office:value-type="float" office:value="24873.749" table:style-name="ce14">
            <text:p>24,873.7</text:p>
          </table:table-cell>
          <table:table-cell office:value-type="float" office:value="1468.98" table:style-name="ce14">
            <text:p>1,469.0</text:p>
          </table:table-cell>
          <table:table-cell office:value-type="float" office:value="2340.163" table:style-name="ce14">
            <text:p>2,340.2</text:p>
          </table:table-cell>
          <table:table-cell office:value-type="float" office:value="687.16" table:style-name="ce14">
            <text:p>687.2</text:p>
          </table:table-cell>
          <table:table-cell office:value-type="float" office:value="2.0569999999999999" table:style-name="ce14">
            <text:p>2.1</text:p>
          </table:table-cell>
          <table:table-cell office:value-type="float" office:value="29372.109" table:style-name="ce14">
            <text:p>29,372.1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2</text:p>
          </table:table-cell>
          <table:table-cell office:value-type="float" office:value="1071.8869999999999" table:style-name="ce14">
            <text:p>1,071.9</text:p>
          </table:table-cell>
          <table:table-cell office:value-type="float" office:value="3089.4430000000002" table:style-name="ce14">
            <text:p>3,089.4</text:p>
          </table:table-cell>
          <table:table-cell office:value-type="float" office:value="2299.3789999999999" table:style-name="ce14">
            <text:p>2,299.4</text:p>
          </table:table-cell>
          <table:table-cell office:value-type="float" office:value="2275.4079999999999" table:style-name="ce14">
            <text:p>2,275.4</text:p>
          </table:table-cell>
          <table:table-cell office:value-type="float" office:value="2857.1260000000002" table:style-name="ce14">
            <text:p>2,857.1</text:p>
          </table:table-cell>
          <table:table-cell office:value-type="float" office:value="3163.2829999999999" table:style-name="ce14">
            <text:p>3,163.3</text:p>
          </table:table-cell>
          <table:table-cell office:value-type="float" office:value="2591.7280000000001" table:style-name="ce14">
            <text:p>2,591.7</text:p>
          </table:table-cell>
          <table:table-cell office:value-type="float" office:value="4866.2489999999998" table:style-name="ce14">
            <text:p>4,866.2</text:p>
          </table:table-cell>
          <table:table-cell office:value-type="float" office:value="2932.3310000000001" table:style-name="ce14">
            <text:p>2,932.3</text:p>
          </table:table-cell>
          <table:table-cell office:value-type="float" office:value="25146.833999999999" table:style-name="ce14">
            <text:p>25,146.8</text:p>
          </table:table-cell>
          <table:table-cell office:value-type="float" office:value="1482.9480000000001" table:style-name="ce14">
            <text:p>1,482.9</text:p>
          </table:table-cell>
          <table:table-cell office:value-type="float" office:value="2360.6660000000002" table:style-name="ce14">
            <text:p>2,360.7</text:p>
          </table:table-cell>
          <table:table-cell office:value-type="float" office:value="702.50300000000004" table:style-name="ce14">
            <text:p>702.5</text:p>
          </table:table-cell>
          <table:table-cell office:value-type="float" office:value="2.1840000000000002" table:style-name="ce14">
            <text:p>2.2</text:p>
          </table:table-cell>
          <table:table-cell office:value-type="float" office:value="29695.134999999998" table:style-name="ce14">
            <text:p>29,695.1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3</text:p>
          </table:table-cell>
          <table:table-cell office:value-type="float" office:value="1079.8340000000001" table:style-name="ce14">
            <text:p>1,079.8</text:p>
          </table:table-cell>
          <table:table-cell office:value-type="float" office:value="3109.7060000000001" table:style-name="ce14">
            <text:p>3,109.7</text:p>
          </table:table-cell>
          <table:table-cell office:value-type="float" office:value="2317.3960000000002" table:style-name="ce14">
            <text:p>2,317.4</text:p>
          </table:table-cell>
          <table:table-cell office:value-type="float" office:value="2283.652" table:style-name="ce14">
            <text:p>2,283.7</text:p>
          </table:table-cell>
          <table:table-cell office:value-type="float" office:value="2879.9580000000001" table:style-name="ce14">
            <text:p>2,880.0</text:p>
          </table:table-cell>
          <table:table-cell office:value-type="float" office:value="3189.6129999999998" table:style-name="ce14">
            <text:p>3,189.6</text:p>
          </table:table-cell>
          <table:table-cell office:value-type="float" office:value="2606.3049999999998" table:style-name="ce14">
            <text:p>2,606.3</text:p>
          </table:table-cell>
          <table:table-cell office:value-type="float" office:value="4899.9620000000004" table:style-name="ce14">
            <text:p>4,900.0</text:p>
          </table:table-cell>
          <table:table-cell office:value-type="float" office:value="2959.578" table:style-name="ce14">
            <text:p>2,959.6</text:p>
          </table:table-cell>
          <table:table-cell office:value-type="float" office:value="25326.004000000001" table:style-name="ce14">
            <text:p>25,326.0</text:p>
          </table:table-cell>
          <table:table-cell office:value-type="float" office:value="1493.2080000000001" table:style-name="ce14">
            <text:p>1,493.2</text:p>
          </table:table-cell>
          <table:table-cell office:value-type="float" office:value="2381.2719999999999" table:style-name="ce14">
            <text:p>2,381.3</text:p>
          </table:table-cell>
          <table:table-cell office:value-type="float" office:value="753.30600000000004" table:style-name="ce14">
            <text:p>753.3</text:p>
          </table:table-cell>
          <table:table-cell office:value-type="float" office:value="2.0369999999999999" table:style-name="ce14">
            <text:p>2.0</text:p>
          </table:table-cell>
          <table:table-cell office:value-type="float" office:value="29955.827000000001" table:style-name="ce14">
            <text:p>29,955.8</text:p>
          </table:table-cell>
          <table:table-cell office:value-type="float" office:value="888.86800000000005" table:style-name="ce14">
            <text:p>888.9</text:p>
          </table:table-cell>
          <table:table-cell office:value-type="float" office:value="26.37" table:style-name="ce14">
            <text:p>26.4</text:p>
          </table:table-cell>
          <table:table-cell office:value-type="float" office:value="30871.064999999999" table:style-name="ce14">
            <text:p>30,871.1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4</text:p>
          </table:table-cell>
          <table:table-cell office:value-type="float" office:value="1075.0039999999999" table:style-name="ce14">
            <text:p>1,075.0</text:p>
          </table:table-cell>
          <table:table-cell office:value-type="float" office:value="3098.8449999999998" table:style-name="ce14">
            <text:p>3,098.8</text:p>
          </table:table-cell>
          <table:table-cell office:value-type="float" office:value="2304.549" table:style-name="ce14">
            <text:p>2,304.5</text:p>
          </table:table-cell>
          <table:table-cell office:value-type="float" office:value="2271.1889999999999" table:style-name="ce14">
            <text:p>2,271.2</text:p>
          </table:table-cell>
          <table:table-cell office:value-type="float" office:value="2867.7660000000001" table:style-name="ce14">
            <text:p>2,867.8</text:p>
          </table:table-cell>
          <table:table-cell office:value-type="float" office:value="3182.3820000000001" table:style-name="ce14">
            <text:p>3,182.4</text:p>
          </table:table-cell>
          <table:table-cell office:value-type="float" office:value="2588.373" table:style-name="ce14">
            <text:p>2,588.4</text:p>
          </table:table-cell>
          <table:table-cell office:value-type="float" office:value="4878.1409999999996" table:style-name="ce14">
            <text:p>4,878.1</text:p>
          </table:table-cell>
          <table:table-cell office:value-type="float" office:value="2949.971" table:style-name="ce14">
            <text:p>2,950.0</text:p>
          </table:table-cell>
          <table:table-cell office:value-type="float" office:value="25216.22" table:style-name="ce14">
            <text:p>25,216.2</text:p>
          </table:table-cell>
          <table:table-cell office:value-type="float" office:value="1484.893" table:style-name="ce14">
            <text:p>1,484.9</text:p>
          </table:table-cell>
          <table:table-cell office:value-type="float" office:value="2369.34" table:style-name="ce14">
            <text:p>2,369.3</text:p>
          </table:table-cell>
          <table:table-cell office:value-type="float" office:value="539.06399999999996" table:style-name="ce14">
            <text:p>539.1</text:p>
          </table:table-cell>
          <table:table-cell office:value-type="float" office:value="1.972" table:style-name="ce14">
            <text:p>2.0</text:p>
          </table:table-cell>
          <table:table-cell office:value-type="float" office:value="29611.489000000001" table:style-name="ce14">
            <text:p>29,611.5</text:p>
          </table:table-cell>
          <table:table-cell office:value-type="float" office:value="882.45899999999995" table:style-name="ce14">
            <text:p>882.5</text:p>
          </table:table-cell>
          <table:table-cell office:value-type="float" office:value="19.32" table:style-name="ce14">
            <text:p>19.3</text:p>
          </table:table-cell>
          <table:table-cell office:value-type="float" office:value="30513.268" table:style-name="ce14">
            <text:p>30,513.3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5 Q1</text:p>
          </table:table-cell>
          <table:table-cell office:value-type="float" office:value="1079.787" table:style-name="ce14">
            <text:p>1,079.8</text:p>
          </table:table-cell>
          <table:table-cell office:value-type="float" office:value="3115.3330000000001" table:style-name="ce14">
            <text:p>3,115.3</text:p>
          </table:table-cell>
          <table:table-cell office:value-type="float" office:value="2315.73" table:style-name="ce14">
            <text:p>2,315.7</text:p>
          </table:table-cell>
          <table:table-cell office:value-type="float" office:value="2285.3229999999999" table:style-name="ce14">
            <text:p>2,285.3</text:p>
          </table:table-cell>
          <table:table-cell office:value-type="float" office:value="2894.1930000000002" table:style-name="ce14">
            <text:p>2,894.2</text:p>
          </table:table-cell>
          <table:table-cell office:value-type="float" office:value="3208.011" table:style-name="ce14">
            <text:p>3,208.0</text:p>
          </table:table-cell>
          <table:table-cell office:value-type="float" office:value="2606.0320000000002" table:style-name="ce14">
            <text:p>2,606.0</text:p>
          </table:table-cell>
          <table:table-cell office:value-type="float" office:value="4908.17" table:style-name="ce14">
            <text:p>4,908.2</text:p>
          </table:table-cell>
          <table:table-cell office:value-type="float" office:value="2968.2190000000001" table:style-name="ce14">
            <text:p>2,968.2</text:p>
          </table:table-cell>
          <table:table-cell office:value-type="float" office:value="25380.797999999999" table:style-name="ce14">
            <text:p>25,380.8</text:p>
          </table:table-cell>
          <table:table-cell office:value-type="float" office:value="1488.598" table:style-name="ce14">
            <text:p>1,488.6</text:p>
          </table:table-cell>
          <table:table-cell office:value-type="float" office:value="2382.92" table:style-name="ce14">
            <text:p>2,382.9</text:p>
          </table:table-cell>
          <table:table-cell office:value-type="float" office:value="512.15899999999999" table:style-name="ce14">
            <text:p>512.2</text:p>
          </table:table-cell>
          <table:table-cell office:value-type="float" office:value="1.927" table:style-name="ce14">
            <text:p>1.9</text:p>
          </table:table-cell>
          <table:table-cell office:value-type="float" office:value="29766.401999999998" table:style-name="ce14">
            <text:p>29,766.4</text:p>
          </table:table-cell>
          <table:table-cell office:value-type="float" office:value="889.12199999999996" table:style-name="ce14">
            <text:p>889.1</text:p>
          </table:table-cell>
          <table:table-cell office:value-type="float" office:value="16.280999999999999" table:style-name="ce14">
            <text:p>16.3</text:p>
          </table:table-cell>
          <table:table-cell office:value-type="float" office:value="30671.805" table:style-name="ce14">
            <text:p>30,671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2</text:p>
          </table:table-cell>
          <table:table-cell office:value-type="float" office:value="1087.279" table:style-name="ce14">
            <text:p>1,087.3</text:p>
          </table:table-cell>
          <table:table-cell office:value-type="float" office:value="3133.681" table:style-name="ce14">
            <text:p>3,133.7</text:p>
          </table:table-cell>
          <table:table-cell office:value-type="float" office:value="2337.982" table:style-name="ce14">
            <text:p>2,338.0</text:p>
          </table:table-cell>
          <table:table-cell office:value-type="float" office:value="2316.2370000000001" table:style-name="ce14">
            <text:p>2,316.2</text:p>
          </table:table-cell>
          <table:table-cell office:value-type="float" office:value="2921.364" table:style-name="ce14">
            <text:p>2,921.4</text:p>
          </table:table-cell>
          <table:table-cell office:value-type="float" office:value="3238.893" table:style-name="ce14">
            <text:p>3,238.9</text:p>
          </table:table-cell>
          <table:table-cell office:value-type="float" office:value="2629.9879999999998" table:style-name="ce14">
            <text:p>2,630.0</text:p>
          </table:table-cell>
          <table:table-cell office:value-type="float" office:value="4960.1719999999996" table:style-name="ce14">
            <text:p>4,960.2</text:p>
          </table:table-cell>
          <table:table-cell office:value-type="float" office:value="2998.723" table:style-name="ce14">
            <text:p>2,998.7</text:p>
          </table:table-cell>
          <table:table-cell office:value-type="float" office:value="25624.319" table:style-name="ce14">
            <text:p>25,624.3</text:p>
          </table:table-cell>
          <table:table-cell office:value-type="float" office:value="1499.184" table:style-name="ce14">
            <text:p>1,499.2</text:p>
          </table:table-cell>
          <table:table-cell office:value-type="float" office:value="2395.4810000000002" table:style-name="ce14">
            <text:p>2,395.5</text:p>
          </table:table-cell>
          <table:table-cell office:value-type="float" office:value="509.23599999999999" table:style-name="ce14">
            <text:p>509.2</text:p>
          </table:table-cell>
          <table:table-cell office:value-type="float" office:value="1.974" table:style-name="ce14">
            <text:p>2.0</text:p>
          </table:table-cell>
          <table:table-cell office:value-type="float" office:value="30030.194" table:style-name="ce14">
            <text:p>30,030.2</text:p>
          </table:table-cell>
          <table:table-cell office:value-type="float" office:value="899.952" table:style-name="ce14">
            <text:p>900.0</text:p>
          </table:table-cell>
          <table:table-cell office:value-type="float" office:value="14.288" table:style-name="ce14">
            <text:p>14.3</text:p>
          </table:table-cell>
          <table:table-cell office:value-type="float" office:value="30944.434000000001" table:style-name="ce14">
            <text:p>30,944.4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3</text:p>
          </table:table-cell>
          <table:table-cell office:value-type="float" office:value="1092.1679999999999" table:style-name="ce14">
            <text:p>1,092.2</text:p>
          </table:table-cell>
          <table:table-cell office:value-type="float" office:value="3147.3649999999998" table:style-name="ce14">
            <text:p>3,147.4</text:p>
          </table:table-cell>
          <table:table-cell office:value-type="float" office:value="2353.375" table:style-name="ce14">
            <text:p>2,353.4</text:p>
          </table:table-cell>
          <table:table-cell office:value-type="float" office:value="2321.5929999999998" table:style-name="ce14">
            <text:p>2,321.6</text:p>
          </table:table-cell>
          <table:table-cell office:value-type="float" office:value="2938.62" table:style-name="ce14">
            <text:p>2,938.6</text:p>
          </table:table-cell>
          <table:table-cell office:value-type="float" office:value="3260.9110000000001" table:style-name="ce14">
            <text:p>3,260.9</text:p>
          </table:table-cell>
          <table:table-cell office:value-type="float" office:value="2639.0770000000002" table:style-name="ce14">
            <text:p>2,639.1</text:p>
          </table:table-cell>
          <table:table-cell office:value-type="float" office:value="4979.0770000000002" table:style-name="ce14">
            <text:p>4,979.1</text:p>
          </table:table-cell>
          <table:table-cell office:value-type="float" office:value="3024.4380000000001" table:style-name="ce14">
            <text:p>3,024.4</text:p>
          </table:table-cell>
          <table:table-cell office:value-type="float" office:value="25756.624" table:style-name="ce14">
            <text:p>25,756.6</text:p>
          </table:table-cell>
          <table:table-cell office:value-type="float" office:value="1506.4079999999999" table:style-name="ce14">
            <text:p>1,506.4</text:p>
          </table:table-cell>
          <table:table-cell office:value-type="float" office:value="2406.0219999999999" table:style-name="ce14">
            <text:p>2,406.0</text:p>
          </table:table-cell>
          <table:table-cell office:value-type="float" office:value="562.98099999999999" table:style-name="ce14">
            <text:p>563.0</text:p>
          </table:table-cell>
          <table:table-cell office:value-type="float" office:value="2.0030000000000001" table:style-name="ce14">
            <text:p>2.0</text:p>
          </table:table-cell>
          <table:table-cell office:value-type="float" office:value="30234.038" table:style-name="ce14">
            <text:p>30,234.0</text:p>
          </table:table-cell>
          <table:table-cell office:value-type="float" office:value="905.81100000000004" table:style-name="ce14">
            <text:p>905.8</text:p>
          </table:table-cell>
          <table:table-cell office:value-type="float" office:value="14.493" table:style-name="ce14">
            <text:p>14.5</text:p>
          </table:table-cell>
          <table:table-cell office:value-type="float" office:value="31154.342000000001" table:style-name="ce14">
            <text:p>31,154.3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4</text:p>
          </table:table-cell>
          <table:table-cell office:value-type="float" office:value="1089.6949999999999" table:style-name="ce14">
            <text:p>1,089.7</text:p>
          </table:table-cell>
          <table:table-cell office:value-type="float" office:value="3141.547" table:style-name="ce14">
            <text:p>3,141.5</text:p>
          </table:table-cell>
          <table:table-cell office:value-type="float" office:value="2348.0160000000001" table:style-name="ce14">
            <text:p>2,348.0</text:p>
          </table:table-cell>
          <table:table-cell office:value-type="float" office:value="2314.9" table:style-name="ce14">
            <text:p>2,314.9</text:p>
          </table:table-cell>
          <table:table-cell office:value-type="float" office:value="2938.31" table:style-name="ce14">
            <text:p>2,938.3</text:p>
          </table:table-cell>
          <table:table-cell office:value-type="float" office:value="3263.223" table:style-name="ce14">
            <text:p>3,263.2</text:p>
          </table:table-cell>
          <table:table-cell office:value-type="float" office:value="2635.884" table:style-name="ce14">
            <text:p>2,635.9</text:p>
          </table:table-cell>
          <table:table-cell office:value-type="float" office:value="4973.9120000000003" table:style-name="ce14">
            <text:p>4,973.9</text:p>
          </table:table-cell>
          <table:table-cell office:value-type="float" office:value="3025.0680000000002" table:style-name="ce14">
            <text:p>3,025.1</text:p>
          </table:table-cell>
          <table:table-cell office:value-type="float" office:value="25730.555" table:style-name="ce14">
            <text:p>25,730.6</text:p>
          </table:table-cell>
          <table:table-cell office:value-type="float" office:value="1503.8710000000001" table:style-name="ce14">
            <text:p>1,503.9</text:p>
          </table:table-cell>
          <table:table-cell office:value-type="float" office:value="2394.1950000000002" table:style-name="ce14">
            <text:p>2,394.2</text:p>
          </table:table-cell>
          <table:table-cell office:value-type="float" office:value="619.63699999999994" table:style-name="ce14">
            <text:p>619.6</text:p>
          </table:table-cell>
          <table:table-cell office:value-type="float" office:value="2.036" table:style-name="ce14">
            <text:p>2.0</text:p>
          </table:table-cell>
          <table:table-cell office:value-type="float" office:value="30250.294000000002" table:style-name="ce14">
            <text:p>30,250.3</text:p>
          </table:table-cell>
          <table:table-cell office:value-type="float" office:value="904.24300000000005" table:style-name="ce14">
            <text:p>904.2</text:p>
          </table:table-cell>
          <table:table-cell office:value-type="float" office:value="16.164000000000001" table:style-name="ce14">
            <text:p>16.2</text:p>
          </table:table-cell>
          <table:table-cell office:value-type="float" office:value="31170.701000000001" table:style-name="ce14">
            <text:p>31,170.7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6 Q1</text:p>
          </table:table-cell>
          <table:table-cell office:value-type="float" office:value="1099.48" table:style-name="ce14">
            <text:p>1,099.5</text:p>
          </table:table-cell>
          <table:table-cell office:value-type="float" office:value="3169.8409999999999" table:style-name="ce14">
            <text:p>3,169.8</text:p>
          </table:table-cell>
          <table:table-cell office:value-type="float" office:value="2374.0430000000001" table:style-name="ce14">
            <text:p>2,374.0</text:p>
          </table:table-cell>
          <table:table-cell office:value-type="float" office:value="2340.7910000000002" table:style-name="ce14">
            <text:p>2,340.8</text:p>
          </table:table-cell>
          <table:table-cell office:value-type="float" office:value="2976.6089999999999" table:style-name="ce14">
            <text:p>2,976.6</text:p>
          </table:table-cell>
          <table:table-cell office:value-type="float" office:value="3299.9650000000001" table:style-name="ce14">
            <text:p>3,300.0</text:p>
          </table:table-cell>
          <table:table-cell office:value-type="float" office:value="2657.259" table:style-name="ce14">
            <text:p>2,657.3</text:p>
          </table:table-cell>
          <table:table-cell office:value-type="float" office:value="5038.5659999999998" table:style-name="ce14">
            <text:p>5,038.6</text:p>
          </table:table-cell>
          <table:table-cell office:value-type="float" office:value="3053.0010000000002" table:style-name="ce14">
            <text:p>3,053.0</text:p>
          </table:table-cell>
          <table:table-cell office:value-type="float" office:value="26009.555" table:style-name="ce14">
            <text:p>26,009.6</text:p>
          </table:table-cell>
          <table:table-cell office:value-type="float" office:value="1515.1959999999999" table:style-name="ce14">
            <text:p>1,515.2</text:p>
          </table:table-cell>
          <table:table-cell office:value-type="float" office:value="2419.66" table:style-name="ce14">
            <text:p>2,419.7</text:p>
          </table:table-cell>
          <table:table-cell office:value-type="float" office:value="514.62" table:style-name="ce14">
            <text:p>514.6</text:p>
          </table:table-cell>
          <table:table-cell office:value-type="float" office:value="2.08" table:style-name="ce14">
            <text:p>2.1</text:p>
          </table:table-cell>
          <table:table-cell office:value-type="float" office:value="30461.111000000001" table:style-name="ce14">
            <text:p>30,461.1</text:p>
          </table:table-cell>
          <table:table-cell office:value-type="float" office:value="915.48599999999999" table:style-name="ce14">
            <text:p>915.5</text:p>
          </table:table-cell>
          <table:table-cell office:value-type="float" office:value="12.141" table:style-name="ce14">
            <text:p>12.1</text:p>
          </table:table-cell>
          <table:table-cell office:value-type="float" office:value="31388.738000000001" table:style-name="ce14">
            <text:p>31,388.7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2</text:p>
          </table:table-cell>
          <table:table-cell office:value-type="float" office:value="1102.825" table:style-name="ce14">
            <text:p>1,102.8</text:p>
          </table:table-cell>
          <table:table-cell office:value-type="float" office:value="3177.4920000000002" table:style-name="ce14">
            <text:p>3,177.5</text:p>
          </table:table-cell>
          <table:table-cell office:value-type="float" office:value="2401.2469999999998" table:style-name="ce14">
            <text:p>2,401.2</text:p>
          </table:table-cell>
          <table:table-cell office:value-type="float" office:value="2354.3040000000001" table:style-name="ce14">
            <text:p>2,354.3</text:p>
          </table:table-cell>
          <table:table-cell office:value-type="float" office:value="2991.317" table:style-name="ce14">
            <text:p>2,991.3</text:p>
          </table:table-cell>
          <table:table-cell office:value-type="float" office:value="3321.2240000000002" table:style-name="ce14">
            <text:p>3,321.2</text:p>
          </table:table-cell>
          <table:table-cell office:value-type="float" office:value="2668.07" table:style-name="ce14">
            <text:p>2,668.1</text:p>
          </table:table-cell>
          <table:table-cell office:value-type="float" office:value="5080.634" table:style-name="ce14">
            <text:p>5,080.6</text:p>
          </table:table-cell>
          <table:table-cell office:value-type="float" office:value="3053.04" table:style-name="ce14">
            <text:p>3,053.0</text:p>
          </table:table-cell>
          <table:table-cell office:value-type="float" office:value="26150.152999999998" table:style-name="ce14">
            <text:p>26,150.2</text:p>
          </table:table-cell>
          <table:table-cell office:value-type="float" office:value="1521.4269999999999" table:style-name="ce14">
            <text:p>1,521.4</text:p>
          </table:table-cell>
          <table:table-cell office:value-type="float" office:value="2424.5189999999998" table:style-name="ce14">
            <text:p>2,424.5</text:p>
          </table:table-cell>
          <table:table-cell office:value-type="float" office:value="591.16399999999999" table:style-name="ce14">
            <text:p>591.2</text:p>
          </table:table-cell>
          <table:table-cell office:value-type="float" office:value="2.0289999999999999" table:style-name="ce14">
            <text:p>2.0</text:p>
          </table:table-cell>
          <table:table-cell office:value-type="float" office:value="30689.292000000001" table:style-name="ce14">
            <text:p>30,689.3</text:p>
          </table:table-cell>
          <table:table-cell office:value-type="float" office:value="923.06200000000001" table:style-name="ce14">
            <text:p>923.1</text:p>
          </table:table-cell>
          <table:table-cell office:value-type="float" office:value="13.993" table:style-name="ce14">
            <text:p>14.0</text:p>
          </table:table-cell>
          <table:table-cell office:value-type="float" office:value="31626.347000000002" table:style-name="ce14">
            <text:p>31,626.3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3</text:p>
          </table:table-cell>
          <table:table-cell office:value-type="float" office:value="1106.9870000000001" table:style-name="ce14">
            <text:p>1,107.0</text:p>
          </table:table-cell>
          <table:table-cell office:value-type="float" office:value="3166.355" table:style-name="ce14">
            <text:p>3,166.4</text:p>
          </table:table-cell>
          <table:table-cell office:value-type="float" office:value="2410.3139999999999" table:style-name="ce14">
            <text:p>2,410.3</text:p>
          </table:table-cell>
          <table:table-cell office:value-type="float" office:value="2356.9639999999999" table:style-name="ce14">
            <text:p>2,357.0</text:p>
          </table:table-cell>
          <table:table-cell office:value-type="float" office:value="3008.8220000000001" table:style-name="ce14">
            <text:p>3,008.8</text:p>
          </table:table-cell>
          <table:table-cell office:value-type="float" office:value="3338.3989999999999" table:style-name="ce14">
            <text:p>3,338.4</text:p>
          </table:table-cell>
          <table:table-cell office:value-type="float" office:value="2669.9430000000002" table:style-name="ce14">
            <text:p>2,669.9</text:p>
          </table:table-cell>
          <table:table-cell office:value-type="float" office:value="5100.4480000000003" table:style-name="ce14">
            <text:p>5,100.4</text:p>
          </table:table-cell>
          <table:table-cell office:value-type="float" office:value="3092.5990000000002" table:style-name="ce14">
            <text:p>3,092.6</text:p>
          </table:table-cell>
          <table:table-cell office:value-type="float" office:value="26250.830999999998" table:style-name="ce14">
            <text:p>26,250.8</text:p>
          </table:table-cell>
          <table:table-cell office:value-type="float" office:value="1527.096" table:style-name="ce14">
            <text:p>1,527.1</text:p>
          </table:table-cell>
          <table:table-cell office:value-type="float" office:value="2433.9879999999998" table:style-name="ce14">
            <text:p>2,434.0</text:p>
          </table:table-cell>
          <table:table-cell office:value-type="float" office:value="656.56500000000005" table:style-name="ce14">
            <text:p>656.6</text:p>
          </table:table-cell>
          <table:table-cell office:value-type="float" office:value="2.3620000000000001" table:style-name="ce14">
            <text:p>2.4</text:p>
          </table:table-cell>
          <table:table-cell office:value-type="float" office:value="30870.842000000001" table:style-name="ce14">
            <text:p>30,870.8</text:p>
          </table:table-cell>
          <table:table-cell office:value-type="float" office:value="928.51599999999996" table:style-name="ce14">
            <text:p>928.5</text:p>
          </table:table-cell>
          <table:table-cell office:value-type="float" office:value="14.589" table:style-name="ce14">
            <text:p>14.6</text:p>
          </table:table-cell>
          <table:table-cell office:value-type="float" office:value="31813.947" table:style-name="ce14">
            <text:p>31,813.9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4</text:p>
          </table:table-cell>
          <table:table-cell office:value-type="float" office:value="1106.796" table:style-name="ce14">
            <text:p>1,106.8</text:p>
          </table:table-cell>
          <table:table-cell office:value-type="float" office:value="3171.9140000000002" table:style-name="ce14">
            <text:p>3,171.9</text:p>
          </table:table-cell>
          <table:table-cell office:value-type="float" office:value="2410.877" table:style-name="ce14">
            <text:p>2,410.9</text:p>
          </table:table-cell>
          <table:table-cell office:value-type="float" office:value="2358.8629999999998" table:style-name="ce14">
            <text:p>2,358.9</text:p>
          </table:table-cell>
          <table:table-cell office:value-type="float" office:value="3017.9389999999999" table:style-name="ce14">
            <text:p>3,017.9</text:p>
          </table:table-cell>
          <table:table-cell office:value-type="float" office:value="3342.4" table:style-name="ce14">
            <text:p>3,342.4</text:p>
          </table:table-cell>
          <table:table-cell office:value-type="float" office:value="2668.1610000000001" table:style-name="ce14">
            <text:p>2,668.2</text:p>
          </table:table-cell>
          <table:table-cell office:value-type="float" office:value="5107.3360000000002" table:style-name="ce14">
            <text:p>5,107.3</text:p>
          </table:table-cell>
          <table:table-cell office:value-type="float" office:value="3099.0120000000002" table:style-name="ce14">
            <text:p>3,099.0</text:p>
          </table:table-cell>
          <table:table-cell office:value-type="float" office:value="26283.297999999999" table:style-name="ce14">
            <text:p>26,283.3</text:p>
          </table:table-cell>
          <table:table-cell office:value-type="float" office:value="1527.0809999999999" table:style-name="ce14">
            <text:p>1,527.1</text:p>
          </table:table-cell>
          <table:table-cell office:value-type="float" office:value="2433.096" table:style-name="ce14">
            <text:p>2,433.1</text:p>
          </table:table-cell>
          <table:table-cell office:value-type="float" office:value="604.58000000000004" table:style-name="ce14">
            <text:p>604.6</text:p>
          </table:table-cell>
          <table:table-cell office:value-type="float" office:value="2.3849999999999998" table:style-name="ce14">
            <text:p>2.4</text:p>
          </table:table-cell>
          <table:table-cell office:value-type="float" office:value="30850.44" table:style-name="ce14">
            <text:p>30,850.4</text:p>
          </table:table-cell>
          <table:table-cell office:value-type="float" office:value="927.98500000000001" table:style-name="ce14">
            <text:p>928.0</text:p>
          </table:table-cell>
          <table:table-cell office:value-type="float" office:value="13.834" table:style-name="ce14">
            <text:p>13.8</text:p>
          </table:table-cell>
          <table:table-cell office:value-type="float" office:value="31792.258999999998" table:style-name="ce14">
            <text:p>31,792.3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7 Q1</text:p>
          </table:table-cell>
          <table:table-cell office:value-type="float" office:value="1112.866" table:style-name="ce14">
            <text:p>1,112.9</text:p>
          </table:table-cell>
          <table:table-cell office:value-type="float" office:value="3189.7109999999998" table:style-name="ce14">
            <text:p>3,189.7</text:p>
          </table:table-cell>
          <table:table-cell office:value-type="float" office:value="2427.587" table:style-name="ce14">
            <text:p>2,427.6</text:p>
          </table:table-cell>
          <table:table-cell office:value-type="float" office:value="2375.63" table:style-name="ce14">
            <text:p>2,375.6</text:p>
          </table:table-cell>
          <table:table-cell office:value-type="float" office:value="3045.7559999999999" table:style-name="ce14">
            <text:p>3,045.8</text:p>
          </table:table-cell>
          <table:table-cell office:value-type="float" office:value="3359.0509999999999" table:style-name="ce14">
            <text:p>3,359.1</text:p>
          </table:table-cell>
          <table:table-cell office:value-type="float" office:value="2676.1550000000002" table:style-name="ce14">
            <text:p>2,676.2</text:p>
          </table:table-cell>
          <table:table-cell office:value-type="float" office:value="5134.9660000000003" table:style-name="ce14">
            <text:p>5,135.0</text:p>
          </table:table-cell>
          <table:table-cell office:value-type="float" office:value="3135.7429999999999" table:style-name="ce14">
            <text:p>3,135.7</text:p>
          </table:table-cell>
          <table:table-cell office:value-type="float" office:value="26457.465" table:style-name="ce14">
            <text:p>26,457.5</text:p>
          </table:table-cell>
          <table:table-cell office:value-type="float" office:value="1533.9490000000001" table:style-name="ce14">
            <text:p>1,533.9</text:p>
          </table:table-cell>
          <table:table-cell office:value-type="float" office:value="2448.7130000000002" table:style-name="ce14">
            <text:p>2,448.7</text:p>
          </table:table-cell>
          <table:table-cell office:value-type="float" office:value="631.15700000000004" table:style-name="ce14">
            <text:p>631.2</text:p>
          </table:table-cell>
          <table:table-cell office:value-type="float" office:value="2.2999999999999998" table:style-name="ce14">
            <text:p>2.3</text:p>
          </table:table-cell>
          <table:table-cell office:value-type="float" office:value="31073.583999999999" table:style-name="ce14">
            <text:p>31,073.6</text:p>
          </table:table-cell>
          <table:table-cell office:value-type="float" office:value="936.54899999999998" table:style-name="ce14">
            <text:p>936.5</text:p>
          </table:table-cell>
          <table:table-cell office:value-type="float" office:value="13.715" table:style-name="ce14">
            <text:p>13.7</text:p>
          </table:table-cell>
          <table:table-cell office:value-type="float" office:value="32023.848000000002" table:style-name="ce14">
            <text:p>32,023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2</text:p>
          </table:table-cell>
          <table:table-cell office:value-type="float" office:value="1117.78" table:style-name="ce14">
            <text:p>1,117.8</text:p>
          </table:table-cell>
          <table:table-cell office:value-type="float" office:value="3203.5309999999999" table:style-name="ce14">
            <text:p>3,203.5</text:p>
          </table:table-cell>
          <table:table-cell office:value-type="float" office:value="2442.3670000000002" table:style-name="ce14">
            <text:p>2,442.4</text:p>
          </table:table-cell>
          <table:table-cell office:value-type="float" office:value="2402.261" table:style-name="ce14">
            <text:p>2,402.3</text:p>
          </table:table-cell>
          <table:table-cell office:value-type="float" office:value="3061.72" table:style-name="ce14">
            <text:p>3,061.7</text:p>
          </table:table-cell>
          <table:table-cell office:value-type="float" office:value="3371.873" table:style-name="ce14">
            <text:p>3,371.9</text:p>
          </table:table-cell>
          <table:table-cell office:value-type="float" office:value="2683.6410000000001" table:style-name="ce14">
            <text:p>2,683.6</text:p>
          </table:table-cell>
          <table:table-cell office:value-type="float" office:value="5164.0720000000001" table:style-name="ce14">
            <text:p>5,164.1</text:p>
          </table:table-cell>
          <table:table-cell office:value-type="float" office:value="3149.1039999999998" table:style-name="ce14">
            <text:p>3,149.1</text:p>
          </table:table-cell>
          <table:table-cell office:value-type="float" office:value="26596.348999999998" table:style-name="ce14">
            <text:p>26,596.3</text:p>
          </table:table-cell>
          <table:table-cell office:value-type="float" office:value="1540.0530000000001" table:style-name="ce14">
            <text:p>1,540.1</text:p>
          </table:table-cell>
          <table:table-cell office:value-type="float" office:value="2460.64" table:style-name="ce14">
            <text:p>2,460.6</text:p>
          </table:table-cell>
          <table:table-cell office:value-type="float" office:value="612.85599999999999" table:style-name="ce14">
            <text:p>612.9</text:p>
          </table:table-cell>
          <table:table-cell office:value-type="float" office:value="2.278" table:style-name="ce14">
            <text:p>2.3</text:p>
          </table:table-cell>
          <table:table-cell office:value-type="float" office:value="31212.175999999999" table:style-name="ce14">
            <text:p>31,212.2</text:p>
          </table:table-cell>
          <table:table-cell office:value-type="float" office:value="945.12599999999998" table:style-name="ce14">
            <text:p>945.1</text:p>
          </table:table-cell>
          <table:table-cell office:value-type="float" office:value="13.125" table:style-name="ce14">
            <text:p>13.1</text:p>
          </table:table-cell>
          <table:table-cell office:value-type="float" office:value="32170.427" table:style-name="ce14">
            <text:p>32,170.4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3</text:p>
          </table:table-cell>
          <table:table-cell office:value-type="float" office:value="1123.338" table:style-name="ce14">
            <text:p>1,123.3</text:p>
          </table:table-cell>
          <table:table-cell office:value-type="float" office:value="3221.1039999999998" table:style-name="ce14">
            <text:p>3,221.1</text:p>
          </table:table-cell>
          <table:table-cell office:value-type="float" office:value="2458.165" table:style-name="ce14">
            <text:p>2,458.2</text:p>
          </table:table-cell>
          <table:table-cell office:value-type="float" office:value="2404.3090000000002" table:style-name="ce14">
            <text:p>2,404.3</text:p>
          </table:table-cell>
          <table:table-cell office:value-type="float" office:value="3078.8519999999999" table:style-name="ce14">
            <text:p>3,078.9</text:p>
          </table:table-cell>
          <table:table-cell office:value-type="float" office:value="3382.2109999999998" table:style-name="ce14">
            <text:p>3,382.2</text:p>
          </table:table-cell>
          <table:table-cell office:value-type="float" office:value="2682.2950000000001" table:style-name="ce14">
            <text:p>2,682.3</text:p>
          </table:table-cell>
          <table:table-cell office:value-type="float" office:value="5172.4579999999996" table:style-name="ce14">
            <text:p>5,172.5</text:p>
          </table:table-cell>
          <table:table-cell office:value-type="float" office:value="3164.864" table:style-name="ce14">
            <text:p>3,164.9</text:p>
          </table:table-cell>
          <table:table-cell office:value-type="float" office:value="26687.596000000001" table:style-name="ce14">
            <text:p>26,687.6</text:p>
          </table:table-cell>
          <table:table-cell office:value-type="float" office:value="1546.509" table:style-name="ce14">
            <text:p>1,546.5</text:p>
          </table:table-cell>
          <table:table-cell office:value-type="float" office:value="2474.7620000000002" table:style-name="ce14">
            <text:p>2,474.8</text:p>
          </table:table-cell>
          <table:table-cell office:value-type="float" office:value="628.55600000000004" table:style-name="ce14">
            <text:p>628.6</text:p>
          </table:table-cell>
          <table:table-cell office:value-type="float" office:value="2.113" table:style-name="ce14">
            <text:p>2.1</text:p>
          </table:table-cell>
          <table:table-cell office:value-type="float" office:value="31339.536" table:style-name="ce14">
            <text:p>31,339.5</text:p>
          </table:table-cell>
          <table:table-cell office:value-type="float" office:value="949.99" table:style-name="ce14">
            <text:p>950.0</text:p>
          </table:table-cell>
          <table:table-cell office:value-type="float" office:value="13.295999999999999" table:style-name="ce14">
            <text:p>13.3</text:p>
          </table:table-cell>
          <table:table-cell office:value-type="float" office:value="32302.822" table:style-name="ce14">
            <text:p>32,302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4</text:p>
          </table:table-cell>
          <table:table-cell office:value-type="float" office:value="1119.6849999999999" table:style-name="ce14">
            <text:p>1,119.7</text:p>
          </table:table-cell>
          <table:table-cell office:value-type="float" office:value="3214.835" table:style-name="ce14">
            <text:p>3,214.8</text:p>
          </table:table-cell>
          <table:table-cell office:value-type="float" office:value="2450.5889999999999" table:style-name="ce14">
            <text:p>2,450.6</text:p>
          </table:table-cell>
          <table:table-cell office:value-type="float" office:value="2389.5189999999998" table:style-name="ce14">
            <text:p>2,389.5</text:p>
          </table:table-cell>
          <table:table-cell office:value-type="float" office:value="3063.38" table:style-name="ce14">
            <text:p>3,063.4</text:p>
          </table:table-cell>
          <table:table-cell office:value-type="float" office:value="3365.6370000000002" table:style-name="ce14">
            <text:p>3,365.6</text:p>
          </table:table-cell>
          <table:table-cell office:value-type="float" office:value="2665.8980000000001" table:style-name="ce14">
            <text:p>2,665.9</text:p>
          </table:table-cell>
          <table:table-cell office:value-type="float" office:value="5149.7250000000004" table:style-name="ce14">
            <text:p>5,149.7</text:p>
          </table:table-cell>
          <table:table-cell office:value-type="float" office:value="3156.0790000000002" table:style-name="ce14">
            <text:p>3,156.1</text:p>
          </table:table-cell>
          <table:table-cell office:value-type="float" office:value="26575.347000000002" table:style-name="ce14">
            <text:p>26,575.3</text:p>
          </table:table-cell>
          <table:table-cell office:value-type="float" office:value="1542.05" table:style-name="ce14">
            <text:p>1,542.1</text:p>
          </table:table-cell>
          <table:table-cell office:value-type="float" office:value="2462.3780000000002" table:style-name="ce14">
            <text:p>2,462.4</text:p>
          </table:table-cell>
          <table:table-cell office:value-type="float" office:value="618.19000000000005" table:style-name="ce14">
            <text:p>618.2</text:p>
          </table:table-cell>
          <table:table-cell office:value-type="float" office:value="2.2170000000000001" table:style-name="ce14">
            <text:p>2.2</text:p>
          </table:table-cell>
          <table:table-cell office:value-type="float" office:value="31200.182000000001" table:style-name="ce14">
            <text:p>31,200.2</text:p>
          </table:table-cell>
          <table:table-cell office:value-type="float" office:value="946.14800000000002" table:style-name="ce14">
            <text:p>946.1</text:p>
          </table:table-cell>
          <table:table-cell office:value-type="float" office:value="13.613" table:style-name="ce14">
            <text:p>13.6</text:p>
          </table:table-cell>
          <table:table-cell office:value-type="float" office:value="32159.942999999999" table:style-name="ce14">
            <text:p>32,159.9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8 Q1</text:p>
          </table:table-cell>
          <table:table-cell office:value-type="float" office:value="1122.1949999999999" table:style-name="ce14">
            <text:p>1,122.2</text:p>
          </table:table-cell>
          <table:table-cell office:value-type="float" office:value="3225.4760000000001" table:style-name="ce14">
            <text:p>3,225.5</text:p>
          </table:table-cell>
          <table:table-cell office:value-type="float" office:value="2465.0369999999998" table:style-name="ce14">
            <text:p>2,465.0</text:p>
          </table:table-cell>
          <table:table-cell office:value-type="float" office:value="2399.5949999999998" table:style-name="ce14">
            <text:p>2,399.6</text:p>
          </table:table-cell>
          <table:table-cell office:value-type="float" office:value="3071.8040000000001" table:style-name="ce14">
            <text:p>3,071.8</text:p>
          </table:table-cell>
          <table:table-cell office:value-type="float" office:value="3367.8" table:style-name="ce14">
            <text:p>3,367.8</text:p>
          </table:table-cell>
          <table:table-cell office:value-type="float" office:value="2665.4650000000001" table:style-name="ce14">
            <text:p>2,665.5</text:p>
          </table:table-cell>
          <table:table-cell office:value-type="float" office:value="5177.5039999999999" table:style-name="ce14">
            <text:p>5,177.5</text:p>
          </table:table-cell>
          <table:table-cell office:value-type="float" office:value="3169.6129999999998" table:style-name="ce14">
            <text:p>3,169.6</text:p>
          </table:table-cell>
          <table:table-cell office:value-type="float" office:value="26664.489000000001" table:style-name="ce14">
            <text:p>26,664.5</text:p>
          </table:table-cell>
          <table:table-cell office:value-type="float" office:value="1545.2809999999999" table:style-name="ce14">
            <text:p>1,545.3</text:p>
          </table:table-cell>
          <table:table-cell office:value-type="float" office:value="2468.6489999999999" table:style-name="ce14">
            <text:p>2,468.6</text:p>
          </table:table-cell>
          <table:table-cell office:value-type="float" office:value="666.80899999999997" table:style-name="ce14">
            <text:p>666.8</text:p>
          </table:table-cell>
          <table:table-cell office:value-type="float" office:value="2.4209999999999998" table:style-name="ce14">
            <text:p>2.4</text:p>
          </table:table-cell>
          <table:table-cell office:value-type="float" office:value="31347.649000000001" table:style-name="ce14">
            <text:p>31,347.6</text:p>
          </table:table-cell>
          <table:table-cell office:value-type="float" office:value="951.971" table:style-name="ce14">
            <text:p>952.0</text:p>
          </table:table-cell>
          <table:table-cell office:value-type="float" office:value="14.302" table:style-name="ce14">
            <text:p>14.3</text:p>
          </table:table-cell>
          <table:table-cell office:value-type="float" office:value="32313.921999999999" table:style-name="ce14">
            <text:p>32,313.9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2</text:p>
          </table:table-cell>
          <table:table-cell office:value-type="float" office:value="1128.8720000000001" table:style-name="ce14">
            <text:p>1,128.9</text:p>
          </table:table-cell>
          <table:table-cell office:value-type="float" office:value="3243.154" table:style-name="ce14">
            <text:p>3,243.2</text:p>
          </table:table-cell>
          <table:table-cell office:value-type="float" office:value="2482.3049999999998" table:style-name="ce14">
            <text:p>2,482.3</text:p>
          </table:table-cell>
          <table:table-cell office:value-type="float" office:value="2425.3490000000002" table:style-name="ce14">
            <text:p>2,425.3</text:p>
          </table:table-cell>
          <table:table-cell office:value-type="float" office:value="3087.3290000000002" table:style-name="ce14">
            <text:p>3,087.3</text:p>
          </table:table-cell>
          <table:table-cell office:value-type="float" office:value="3379.4769999999999" table:style-name="ce14">
            <text:p>3,379.5</text:p>
          </table:table-cell>
          <table:table-cell office:value-type="float" office:value="2679.1" table:style-name="ce14">
            <text:p>2,679.1</text:p>
          </table:table-cell>
          <table:table-cell office:value-type="float" office:value="5216.826" table:style-name="ce14">
            <text:p>5,216.8</text:p>
          </table:table-cell>
          <table:table-cell office:value-type="float" office:value="3189.009" table:style-name="ce14">
            <text:p>3,189.0</text:p>
          </table:table-cell>
          <table:table-cell office:value-type="float" office:value="26831.420999999998" table:style-name="ce14">
            <text:p>26,831.4</text:p>
          </table:table-cell>
          <table:table-cell office:value-type="float" office:value="1555.2940000000001" table:style-name="ce14">
            <text:p>1,555.3</text:p>
          </table:table-cell>
          <table:table-cell office:value-type="float" office:value="2483.1950000000002" table:style-name="ce14">
            <text:p>2,483.2</text:p>
          </table:table-cell>
          <table:table-cell office:value-type="float" office:value="626.28399999999999" table:style-name="ce14">
            <text:p>626.3</text:p>
          </table:table-cell>
          <table:table-cell office:value-type="float" office:value="2.0089999999999999" table:style-name="ce14">
            <text:p>2.0</text:p>
          </table:table-cell>
          <table:table-cell office:value-type="float" office:value="31498.203000000001" table:style-name="ce14">
            <text:p>31,498.2</text:p>
          </table:table-cell>
          <table:table-cell office:value-type="float" office:value="959.28700000000003" table:style-name="ce14">
            <text:p>959.3</text:p>
          </table:table-cell>
          <table:table-cell office:value-type="float" office:value="13.858000000000001" table:style-name="ce14">
            <text:p>13.9</text:p>
          </table:table-cell>
          <table:table-cell office:value-type="float" office:value="32471.348000000002" table:style-name="ce14">
            <text:p>32,471.3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3</text:p>
          </table:table-cell>
          <table:table-cell office:value-type="float" office:value="1133.6890000000001" table:style-name="ce14">
            <text:p>1,133.7</text:p>
          </table:table-cell>
          <table:table-cell office:value-type="float" office:value="3261.5439999999999" table:style-name="ce14">
            <text:p>3,261.5</text:p>
          </table:table-cell>
          <table:table-cell office:value-type="float" office:value="2497.7049999999999" table:style-name="ce14">
            <text:p>2,497.7</text:p>
          </table:table-cell>
          <table:table-cell office:value-type="float" office:value="2428.5050000000001" table:style-name="ce14">
            <text:p>2,428.5</text:p>
          </table:table-cell>
          <table:table-cell office:value-type="float" office:value="3094.27" table:style-name="ce14">
            <text:p>3,094.3</text:p>
          </table:table-cell>
          <table:table-cell office:value-type="float" office:value="3374.527" table:style-name="ce14">
            <text:p>3,374.5</text:p>
          </table:table-cell>
          <table:table-cell office:value-type="float" office:value="2674.3249999999998" table:style-name="ce14">
            <text:p>2,674.3</text:p>
          </table:table-cell>
          <table:table-cell office:value-type="float" office:value="5229.3469999999998" table:style-name="ce14">
            <text:p>5,229.3</text:p>
          </table:table-cell>
          <table:table-cell office:value-type="float" office:value="3213.6909999999998" table:style-name="ce14">
            <text:p>3,213.7</text:p>
          </table:table-cell>
          <table:table-cell office:value-type="float" office:value="26907.602999999999" table:style-name="ce14">
            <text:p>26,907.6</text:p>
          </table:table-cell>
          <table:table-cell office:value-type="float" office:value="1562.076" table:style-name="ce14">
            <text:p>1,562.1</text:p>
          </table:table-cell>
          <table:table-cell office:value-type="float" office:value="2491.9250000000002" table:style-name="ce14">
            <text:p>2,491.9</text:p>
          </table:table-cell>
          <table:table-cell office:value-type="float" office:value="638.447" table:style-name="ce14">
            <text:p>638.4</text:p>
          </table:table-cell>
          <table:table-cell office:value-type="float" office:value="1.8480000000000001" table:style-name="ce14">
            <text:p>1.8</text:p>
          </table:table-cell>
          <table:table-cell office:value-type="float" office:value="31601.899000000001" table:style-name="ce14">
            <text:p>31,601.9</text:p>
          </table:table-cell>
          <table:table-cell office:value-type="float" office:value="963.11900000000003" table:style-name="ce14">
            <text:p>963.1</text:p>
          </table:table-cell>
          <table:table-cell office:value-type="float" office:value="13.170999999999999" table:style-name="ce14">
            <text:p>13.2</text:p>
          </table:table-cell>
          <table:table-cell office:value-type="float" office:value="32578.188999999998" table:style-name="ce14">
            <text:p>32,578.2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4</text:p>
          </table:table-cell>
          <table:table-cell office:value-type="float" office:value="1132.6880000000001" table:style-name="ce14">
            <text:p>1,132.7</text:p>
          </table:table-cell>
          <table:table-cell office:value-type="float" office:value="3261.1709999999998" table:style-name="ce14">
            <text:p>3,261.2</text:p>
          </table:table-cell>
          <table:table-cell office:value-type="float" office:value="2496.5639999999999" table:style-name="ce14">
            <text:p>2,496.6</text:p>
          </table:table-cell>
          <table:table-cell office:value-type="float" office:value="2420.8620000000001" table:style-name="ce14">
            <text:p>2,420.9</text:p>
          </table:table-cell>
          <table:table-cell office:value-type="float" office:value="3080.4110000000001" table:style-name="ce14">
            <text:p>3,080.4</text:p>
          </table:table-cell>
          <table:table-cell office:value-type="float" office:value="3364.3629999999998" table:style-name="ce14">
            <text:p>3,364.4</text:p>
          </table:table-cell>
          <table:table-cell office:value-type="float" office:value="2661.194" table:style-name="ce14">
            <text:p>2,661.2</text:p>
          </table:table-cell>
          <table:table-cell office:value-type="float" office:value="5208.1490000000003" table:style-name="ce14">
            <text:p>5,208.1</text:p>
          </table:table-cell>
          <table:table-cell office:value-type="float" office:value="3213.7869999999998" table:style-name="ce14">
            <text:p>3,213.8</text:p>
          </table:table-cell>
          <table:table-cell office:value-type="float" office:value="26839.188999999998" table:style-name="ce14">
            <text:p>26,839.2</text:p>
          </table:table-cell>
          <table:table-cell office:value-type="float" office:value="1559.759" table:style-name="ce14">
            <text:p>1,559.8</text:p>
          </table:table-cell>
          <table:table-cell office:value-type="float" office:value="2485.9589999999998" table:style-name="ce14">
            <text:p>2,486.0</text:p>
          </table:table-cell>
          <table:table-cell office:value-type="float" office:value="630.91999999999996" table:style-name="ce14">
            <text:p>630.9</text:p>
          </table:table-cell>
          <table:table-cell office:value-type="float" office:value="1.77" table:style-name="ce14">
            <text:p>1.8</text:p>
          </table:table-cell>
          <table:table-cell office:value-type="float" office:value="31517.597000000002" table:style-name="ce14">
            <text:p>31,517.6</text:p>
          </table:table-cell>
          <table:table-cell office:value-type="float" office:value="961.827" table:style-name="ce14">
            <text:p>961.8</text:p>
          </table:table-cell>
          <table:table-cell office:value-type="float" office:value="13.834" table:style-name="ce14">
            <text:p>13.8</text:p>
          </table:table-cell>
          <table:table-cell office:value-type="float" office:value="32493.258000000002" table:style-name="ce14">
            <text:p>32,493.3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9 Q1</text:p>
          </table:table-cell>
          <table:table-cell office:value-type="float" office:value="1139.5119999999999" table:style-name="ce14">
            <text:p>1,139.5</text:p>
          </table:table-cell>
          <table:table-cell office:value-type="float" office:value="3282.1320000000001" table:style-name="ce14">
            <text:p>3,282.1</text:p>
          </table:table-cell>
          <table:table-cell office:value-type="float" office:value="2517.0309999999999" table:style-name="ce14">
            <text:p>2,517.0</text:p>
          </table:table-cell>
          <table:table-cell office:value-type="float" office:value="2437.5819999999999" table:style-name="ce14">
            <text:p>2,437.6</text:p>
          </table:table-cell>
          <table:table-cell office:value-type="float" office:value="3071.9679999999998" table:style-name="ce14">
            <text:p>3,072.0</text:p>
          </table:table-cell>
          <table:table-cell office:value-type="float" office:value="3379.7269999999999" table:style-name="ce14">
            <text:p>3,379.7</text:p>
          </table:table-cell>
          <table:table-cell office:value-type="float" office:value="2666.578" table:style-name="ce14">
            <text:p>2,666.6</text:p>
          </table:table-cell>
          <table:table-cell office:value-type="float" office:value="5236.1220000000003" table:style-name="ce14">
            <text:p>5,236.1</text:p>
          </table:table-cell>
          <table:table-cell office:value-type="float" office:value="3250.9830000000002" table:style-name="ce14">
            <text:p>3,251.0</text:p>
          </table:table-cell>
          <table:table-cell office:value-type="float" office:value="26981.634999999998" table:style-name="ce14">
            <text:p>26,981.6</text:p>
          </table:table-cell>
          <table:table-cell office:value-type="float" office:value="1566.46" table:style-name="ce14">
            <text:p>1,566.5</text:p>
          </table:table-cell>
          <table:table-cell office:value-type="float" office:value="2499.2809999999999" table:style-name="ce14">
            <text:p>2,499.3</text:p>
          </table:table-cell>
          <table:table-cell office:value-type="float" office:value="638.20699999999999" table:style-name="ce14">
            <text:p>638.2</text:p>
          </table:table-cell>
          <table:table-cell office:value-type="float" office:value="1.679" table:style-name="ce14">
            <text:p>1.7</text:p>
          </table:table-cell>
          <table:table-cell office:value-type="float" office:value="31687.261999999999" table:style-name="ce14">
            <text:p>31,687.3</text:p>
          </table:table-cell>
          <table:table-cell office:value-type="float" office:value="969.16200000000003" table:style-name="ce14">
            <text:p>969.2</text:p>
          </table:table-cell>
          <table:table-cell office:value-type="float" office:value="13.53" table:style-name="ce14">
            <text:p>13.5</text:p>
          </table:table-cell>
          <table:table-cell office:value-type="float" office:value="32669.954000000002" table:style-name="ce14">
            <text:p>32,67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2</text:p>
          </table:table-cell>
          <table:table-cell office:value-type="float" office:value="1146.576" table:style-name="ce14">
            <text:p>1,146.6</text:p>
          </table:table-cell>
          <table:table-cell office:value-type="float" office:value="3300.6770000000001" table:style-name="ce14">
            <text:p>3,300.7</text:p>
          </table:table-cell>
          <table:table-cell office:value-type="float" office:value="2535.3270000000002" table:style-name="ce14">
            <text:p>2,535.3</text:p>
          </table:table-cell>
          <table:table-cell office:value-type="float" office:value="2464.8739999999998" table:style-name="ce14">
            <text:p>2,464.9</text:p>
          </table:table-cell>
          <table:table-cell office:value-type="float" office:value="3075.46" table:style-name="ce14">
            <text:p>3,075.5</text:p>
          </table:table-cell>
          <table:table-cell office:value-type="float" office:value="3396.0970000000002" table:style-name="ce14">
            <text:p>3,396.1</text:p>
          </table:table-cell>
          <table:table-cell office:value-type="float" office:value="2675.0360000000001" table:style-name="ce14">
            <text:p>2,675.0</text:p>
          </table:table-cell>
          <table:table-cell office:value-type="float" office:value="5262.2709999999997" table:style-name="ce14">
            <text:p>5,262.3</text:p>
          </table:table-cell>
          <table:table-cell office:value-type="float" office:value="3273.2020000000002" table:style-name="ce14">
            <text:p>3,273.2</text:p>
          </table:table-cell>
          <table:table-cell office:value-type="float" office:value="27129.52" table:style-name="ce14">
            <text:p>27,129.5</text:p>
          </table:table-cell>
          <table:table-cell office:value-type="float" office:value="1575.952" table:style-name="ce14">
            <text:p>1,576.0</text:p>
          </table:table-cell>
          <table:table-cell office:value-type="float" office:value="2516.759" table:style-name="ce14">
            <text:p>2,516.8</text:p>
          </table:table-cell>
          <table:table-cell office:value-type="float" office:value="618.62099999999998" table:style-name="ce14">
            <text:p>618.6</text:p>
          </table:table-cell>
          <table:table-cell office:value-type="float" office:value="1.6140000000000001" table:style-name="ce14">
            <text:p>1.6</text:p>
          </table:table-cell>
          <table:table-cell office:value-type="float" office:value="31842.466" table:style-name="ce14">
            <text:p>31,842.5</text:p>
          </table:table-cell>
          <table:table-cell office:value-type="float" office:value="977.72799999999995" table:style-name="ce14">
            <text:p>977.7</text:p>
          </table:table-cell>
          <table:table-cell office:value-type="float" office:value="13.212" table:style-name="ce14">
            <text:p>13.2</text:p>
          </table:table-cell>
          <table:table-cell office:value-type="float" office:value="32833.406000000003" table:style-name="ce14">
            <text:p>32,833.4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3</text:p>
          </table:table-cell>
          <table:table-cell office:value-type="float" office:value="1155.1880000000001" table:style-name="ce14">
            <text:p>1,155.2</text:p>
          </table:table-cell>
          <table:table-cell office:value-type="float" office:value="3323.3620000000001" table:style-name="ce14">
            <text:p>3,323.4</text:p>
          </table:table-cell>
          <table:table-cell office:value-type="float" office:value="2554.0149999999999" table:style-name="ce14">
            <text:p>2,554.0</text:p>
          </table:table-cell>
          <table:table-cell office:value-type="float" office:value="2471.3960000000002" table:style-name="ce14">
            <text:p>2,471.4</text:p>
          </table:table-cell>
          <table:table-cell office:value-type="float" office:value="3083.2840000000001" table:style-name="ce14">
            <text:p>3,083.3</text:p>
          </table:table-cell>
          <table:table-cell office:value-type="float" office:value="3410.44" table:style-name="ce14">
            <text:p>3,410.4</text:p>
          </table:table-cell>
          <table:table-cell office:value-type="float" office:value="2672.9360000000001" table:style-name="ce14">
            <text:p>2,672.9</text:p>
          </table:table-cell>
          <table:table-cell office:value-type="float" office:value="5270.5230000000001" table:style-name="ce14">
            <text:p>5,270.5</text:p>
          </table:table-cell>
          <table:table-cell office:value-type="float" office:value="3292.7420000000002" table:style-name="ce14">
            <text:p>3,292.7</text:p>
          </table:table-cell>
          <table:table-cell office:value-type="float" office:value="27233.885999999999" table:style-name="ce14">
            <text:p>27,233.9</text:p>
          </table:table-cell>
          <table:table-cell office:value-type="float" office:value="1585.6469999999999" table:style-name="ce14">
            <text:p>1,585.6</text:p>
          </table:table-cell>
          <table:table-cell office:value-type="float" office:value="2530.875" table:style-name="ce14">
            <text:p>2,530.9</text:p>
          </table:table-cell>
          <table:table-cell office:value-type="float" office:value="624.17399999999998" table:style-name="ce14">
            <text:p>624.2</text:p>
          </table:table-cell>
          <table:table-cell office:value-type="float" office:value="1.5960000000000001" table:style-name="ce14">
            <text:p>1.6</text:p>
          </table:table-cell>
          <table:table-cell office:value-type="float" office:value="31976.178" table:style-name="ce14">
            <text:p>31,976.2</text:p>
          </table:table-cell>
          <table:table-cell office:value-type="float" office:value="984.52" table:style-name="ce14">
            <text:p>984.5</text:p>
          </table:table-cell>
          <table:table-cell office:value-type="float" office:value="12.507999999999999" table:style-name="ce14">
            <text:p>12.5</text:p>
          </table:table-cell>
          <table:table-cell office:value-type="float" office:value="32973.205999999998" table:style-name="ce14">
            <text:p>32,973.2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4</text:p>
          </table:table-cell>
          <table:table-cell office:value-type="float" office:value="1153.1510000000001" table:style-name="ce14">
            <text:p>1,153.2</text:p>
          </table:table-cell>
          <table:table-cell office:value-type="float" office:value="3318.7339999999999" table:style-name="ce14">
            <text:p>3,318.7</text:p>
          </table:table-cell>
          <table:table-cell office:value-type="float" office:value="2546.8330000000001" table:style-name="ce14">
            <text:p>2,546.8</text:p>
          </table:table-cell>
          <table:table-cell office:value-type="float" office:value="2458.6790000000001" table:style-name="ce14">
            <text:p>2,458.7</text:p>
          </table:table-cell>
          <table:table-cell office:value-type="float" office:value="3067.7280000000001" table:style-name="ce14">
            <text:p>3,067.7</text:p>
          </table:table-cell>
          <table:table-cell office:value-type="float" office:value="3402.9389999999999" table:style-name="ce14">
            <text:p>3,402.9</text:p>
          </table:table-cell>
          <table:table-cell office:value-type="float" office:value="2661.0259999999998" table:style-name="ce14">
            <text:p>2,661.0</text:p>
          </table:table-cell>
          <table:table-cell office:value-type="float" office:value="5248.5079999999998" table:style-name="ce14">
            <text:p>5,248.5</text:p>
          </table:table-cell>
          <table:table-cell office:value-type="float" office:value="3288.5230000000001" table:style-name="ce14">
            <text:p>3,288.5</text:p>
          </table:table-cell>
          <table:table-cell office:value-type="float" office:value="27146.120999999999" table:style-name="ce14">
            <text:p>27,146.1</text:p>
          </table:table-cell>
          <table:table-cell office:value-type="float" office:value="1583.527" table:style-name="ce14">
            <text:p>1,583.5</text:p>
          </table:table-cell>
          <table:table-cell office:value-type="float" office:value="2524.4769999999999" table:style-name="ce14">
            <text:p>2,524.5</text:p>
          </table:table-cell>
          <table:table-cell office:value-type="float" office:value="632.72199999999998" table:style-name="ce14">
            <text:p>632.7</text:p>
          </table:table-cell>
          <table:table-cell office:value-type="float" office:value="1.601" table:style-name="ce14">
            <text:p>1.6</text:p>
          </table:table-cell>
          <table:table-cell office:value-type="float" office:value="31888.448" table:style-name="ce14">
            <text:p>31,888.4</text:p>
          </table:table-cell>
          <table:table-cell office:value-type="float" office:value="982.62800000000004" table:style-name="ce14">
            <text:p>982.6</text:p>
          </table:table-cell>
          <table:table-cell office:value-type="float" office:value="13.244" table:style-name="ce14">
            <text:p>13.2</text:p>
          </table:table-cell>
          <table:table-cell office:value-type="float" office:value="32884.32" table:style-name="ce14">
            <text:p>32,884.3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20 Q1</text:p>
          </table:table-cell>
          <table:table-cell office:value-type="float" office:value="1160.865" table:style-name="ce14">
            <text:p>1,160.9</text:p>
          </table:table-cell>
          <table:table-cell office:value-type="float" office:value="3335.38" table:style-name="ce14">
            <text:p>3,335.4</text:p>
          </table:table-cell>
          <table:table-cell office:value-type="float" office:value="2563.6819999999998" table:style-name="ce14">
            <text:p>2,563.7</text:p>
          </table:table-cell>
          <table:table-cell office:value-type="float" office:value="2464.9839999999999" table:style-name="ce14">
            <text:p>2,465.0</text:p>
          </table:table-cell>
          <table:table-cell office:value-type="float" office:value="3078.5639999999999" table:style-name="ce14">
            <text:p>3,078.6</text:p>
          </table:table-cell>
          <table:table-cell office:value-type="float" office:value="3417.663" table:style-name="ce14">
            <text:p>3,417.7</text:p>
          </table:table-cell>
          <table:table-cell office:value-type="float" office:value="2659.067" table:style-name="ce14">
            <text:p>2,659.1</text:p>
          </table:table-cell>
          <table:table-cell office:value-type="float" office:value="5250.8" table:style-name="ce14">
            <text:p>5,250.8</text:p>
          </table:table-cell>
          <table:table-cell office:value-type="float" office:value="3301.8020000000001" table:style-name="ce14">
            <text:p>3,301.8</text:p>
          </table:table-cell>
          <table:table-cell office:value-type="float" office:value="27232.807000000001" table:style-name="ce14">
            <text:p>27,232.8</text:p>
          </table:table-cell>
          <table:table-cell office:value-type="float" office:value="1588.9680000000001" table:style-name="ce14">
            <text:p>1,589.0</text:p>
          </table:table-cell>
          <table:table-cell office:value-type="float" office:value="2538.7269999999999" table:style-name="ce14">
            <text:p>2,538.7</text:p>
          </table:table-cell>
          <table:table-cell office:value-type="float" office:value="299.32100000000003" table:style-name="ce14">
            <text:p>299.3</text:p>
          </table:table-cell>
          <table:table-cell office:value-type="float" office:value="1.625" table:style-name="ce14">
            <text:p>1.6</text:p>
          </table:table-cell>
          <table:table-cell office:value-type="float" office:value="31661.448" table:style-name="ce14">
            <text:p>31,661.4</text:p>
          </table:table-cell>
          <table:table-cell office:value-type="float" office:value="987.48800000000006" table:style-name="ce14">
            <text:p>987.5</text:p>
          </table:table-cell>
          <table:table-cell office:value-type="float" office:value="4.8170000000000002" table:style-name="ce14">
            <text:p>4.8</text:p>
          </table:table-cell>
          <table:table-cell office:value-type="float" office:value="32653.753000000001" table:style-name="ce14">
            <text:p>32,653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2</text:p>
          </table:table-cell>
          <table:table-cell office:value-type="float" office:value="1148.5530000000001" table:style-name="ce14">
            <text:p>1,148.6</text:p>
          </table:table-cell>
          <table:table-cell office:value-type="float" office:value="3293.4319999999998" table:style-name="ce14">
            <text:p>3,293.4</text:p>
          </table:table-cell>
          <table:table-cell office:value-type="float" office:value="2532.4209999999998" table:style-name="ce14">
            <text:p>2,532.4</text:p>
          </table:table-cell>
          <table:table-cell office:value-type="float" office:value="2433.5279999999998" table:style-name="ce14">
            <text:p>2,433.5</text:p>
          </table:table-cell>
          <table:table-cell office:value-type="float" office:value="3053.7579999999998" table:style-name="ce14">
            <text:p>3,053.8</text:p>
          </table:table-cell>
          <table:table-cell office:value-type="float" office:value="3378.0479999999998" table:style-name="ce14">
            <text:p>3,378.0</text:p>
          </table:table-cell>
          <table:table-cell office:value-type="float" office:value="2628.07" table:style-name="ce14">
            <text:p>2,628.1</text:p>
          </table:table-cell>
          <table:table-cell office:value-type="float" office:value="5176.0060000000003" table:style-name="ce14">
            <text:p>5,176.0</text:p>
          </table:table-cell>
          <table:table-cell office:value-type="float" office:value="3245.0369999999998" table:style-name="ce14">
            <text:p>3,245.0</text:p>
          </table:table-cell>
          <table:table-cell office:value-type="float" office:value="26888.852999999999" table:style-name="ce14">
            <text:p>26,888.9</text:p>
          </table:table-cell>
          <table:table-cell office:value-type="float" office:value="1563.7070000000001" table:style-name="ce14">
            <text:p>1,563.7</text:p>
          </table:table-cell>
          <table:table-cell office:value-type="float" office:value="2497.241" table:style-name="ce14">
            <text:p>2,497.2</text:p>
          </table:table-cell>
          <table:table-cell office:value-type="float" office:value="667.66300000000001" table:style-name="ce14">
            <text:p>667.7</text:p>
          </table:table-cell>
          <table:table-cell office:value-type="float" office:value="1.7030000000000001" table:style-name="ce14">
            <text:p>1.7</text:p>
          </table:table-cell>
          <table:table-cell office:value-type="float" office:value="31619.167000000001" table:style-name="ce14">
            <text:p>31,619.2</text:p>
          </table:table-cell>
          <table:table-cell office:value-type="float" office:value="974.81299999999999" table:style-name="ce14">
            <text:p>974.8</text:p>
          </table:table-cell>
          <table:table-cell office:value-type="float" office:value="14.73" table:style-name="ce14">
            <text:p>14.7</text:p>
          </table:table-cell>
          <table:table-cell office:value-type="float" office:value="32608.71" table:style-name="ce14">
            <text:p>32,608.7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3</text:p>
          </table:table-cell>
          <table:table-cell office:value-type="float" office:value="1160.981" table:style-name="ce14">
            <text:p>1,161.0</text:p>
          </table:table-cell>
          <table:table-cell office:value-type="float" office:value="3539.3829999999998" table:style-name="ce14">
            <text:p>3,539.4</text:p>
          </table:table-cell>
          <table:table-cell office:value-type="float" office:value="2553.6709999999998" table:style-name="ce14">
            <text:p>2,553.7</text:p>
          </table:table-cell>
          <table:table-cell office:value-type="float" office:value="2455.0100000000002" table:style-name="ce14">
            <text:p>2,455.0</text:p>
          </table:table-cell>
          <table:table-cell office:value-type="float" office:value="2878.7190000000001" table:style-name="ce14">
            <text:p>2,878.7</text:p>
          </table:table-cell>
          <table:table-cell office:value-type="float" office:value="3405.26" table:style-name="ce14">
            <text:p>3,405.3</text:p>
          </table:table-cell>
          <table:table-cell office:value-type="float" office:value="2657.9989999999998" table:style-name="ce14">
            <text:p>2,658.0</text:p>
          </table:table-cell>
          <table:table-cell office:value-type="float" office:value="5216.3149999999996" table:style-name="ce14">
            <text:p>5,216.3</text:p>
          </table:table-cell>
          <table:table-cell office:value-type="float" office:value="3271.5920000000001" table:style-name="ce14">
            <text:p>3,271.6</text:p>
          </table:table-cell>
          <table:table-cell office:value-type="float" office:value="27138.93" table:style-name="ce14">
            <text:p>27,138.9</text:p>
          </table:table-cell>
          <table:table-cell office:value-type="float" office:value="1582.441" table:style-name="ce14">
            <text:p>1,582.4</text:p>
          </table:table-cell>
          <table:table-cell office:value-type="float" office:value="2522.8589999999999" table:style-name="ce14">
            <text:p>2,522.9</text:p>
          </table:table-cell>
          <table:table-cell office:value-type="float" office:value="623.13699999999994" table:style-name="ce14">
            <text:p>623.1</text:p>
          </table:table-cell>
          <table:table-cell office:value-type="float" office:value="2.0489999999999999" table:style-name="ce14">
            <text:p>2.0</text:p>
          </table:table-cell>
          <table:table-cell office:value-type="float" office:value="31869.416000000001" table:style-name="ce14">
            <text:p>31,869.4</text:p>
          </table:table-cell>
          <table:table-cell office:value-type="float" office:value="987.44500000000005" table:style-name="ce14">
            <text:p>987.4</text:p>
          </table:table-cell>
          <table:table-cell office:value-type="float" office:value="13.004" table:style-name="ce14">
            <text:p>13.0</text:p>
          </table:table-cell>
          <table:table-cell office:value-type="float" office:value="32869.864999999998" table:style-name="ce14">
            <text:p>32,869.9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4</text:p>
          </table:table-cell>
          <table:table-cell office:value-type="float" office:value="1158.914" table:style-name="ce14">
            <text:p>1,158.9</text:p>
          </table:table-cell>
          <table:table-cell office:value-type="float" office:value="3522.9070000000002" table:style-name="ce14">
            <text:p>3,522.9</text:p>
          </table:table-cell>
          <table:table-cell office:value-type="float" office:value="2546.9209999999998" table:style-name="ce14">
            <text:p>2,546.9</text:p>
          </table:table-cell>
          <table:table-cell office:value-type="float" office:value="2444.9760000000001" table:style-name="ce14">
            <text:p>2,445.0</text:p>
          </table:table-cell>
          <table:table-cell office:value-type="float" office:value="2863.9839999999999" table:style-name="ce14">
            <text:p>2,864.0</text:p>
          </table:table-cell>
          <table:table-cell office:value-type="float" office:value="3393.6689999999999" table:style-name="ce14">
            <text:p>3,393.7</text:p>
          </table:table-cell>
          <table:table-cell office:value-type="float" office:value="2648.0880000000002" table:style-name="ce14">
            <text:p>2,648.1</text:p>
          </table:table-cell>
          <table:table-cell office:value-type="float" office:value="5203.0969999999998" table:style-name="ce14">
            <text:p>5,203.1</text:p>
          </table:table-cell>
          <table:table-cell office:value-type="float" office:value="3253.4960000000001" table:style-name="ce14">
            <text:p>3,253.5</text:p>
          </table:table-cell>
          <table:table-cell office:value-type="float" office:value="27036.052" table:style-name="ce14">
            <text:p>27,036.1</text:p>
          </table:table-cell>
          <table:table-cell office:value-type="float" office:value="1579.1559999999999" table:style-name="ce14">
            <text:p>1,579.2</text:p>
          </table:table-cell>
          <table:table-cell office:value-type="float" office:value="2519.7820000000002" table:style-name="ce14">
            <text:p>2,519.8</text:p>
          </table:table-cell>
          <table:table-cell office:value-type="float" office:value="559.35699999999997" table:style-name="ce14">
            <text:p>559.4</text:p>
          </table:table-cell>
          <table:table-cell office:value-type="float" office:value="1.641" table:style-name="ce14">
            <text:p>1.6</text:p>
          </table:table-cell>
          <table:table-cell office:value-type="float" office:value="31695.988000000001" table:style-name="ce14">
            <text:p>31,696.0</text:p>
          </table:table-cell>
          <table:table-cell office:value-type="float" office:value="990.31200000000001" table:style-name="ce14">
            <text:p>990.3</text:p>
          </table:table-cell>
          <table:table-cell office:value-type="float" office:value="11.108000000000001" table:style-name="ce14">
            <text:p>11.1</text:p>
          </table:table-cell>
          <table:table-cell office:value-type="float" office:value="32697.407999999999" table:style-name="ce14">
            <text:p>32,697.4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21 Q1</text:p>
          </table:table-cell>
          <table:table-cell office:value-type="float" office:value="1159.6780000000001" table:style-name="ce14">
            <text:p>1,159.7</text:p>
          </table:table-cell>
          <table:table-cell office:value-type="float" office:value="3512.855" table:style-name="ce14">
            <text:p>3,512.9</text:p>
          </table:table-cell>
          <table:table-cell office:value-type="float" office:value="2549.0169999999998" table:style-name="ce14">
            <text:p>2,549.0</text:p>
          </table:table-cell>
          <table:table-cell office:value-type="float" office:value="2448.585" table:style-name="ce14">
            <text:p>2,448.6</text:p>
          </table:table-cell>
          <table:table-cell office:value-type="float" office:value="2859.8679999999999" table:style-name="ce14">
            <text:p>2,859.9</text:p>
          </table:table-cell>
          <table:table-cell office:value-type="float" office:value="3386.3879999999999" table:style-name="ce14">
            <text:p>3,386.4</text:p>
          </table:table-cell>
          <table:table-cell office:value-type="float" office:value="2633.7040000000002" table:style-name="ce14">
            <text:p>2,633.7</text:p>
          </table:table-cell>
          <table:table-cell office:value-type="float" office:value="5182.3140000000003" table:style-name="ce14">
            <text:p>5,182.3</text:p>
          </table:table-cell>
          <table:table-cell office:value-type="float" office:value="3248.3359999999998" table:style-name="ce14">
            <text:p>3,248.3</text:p>
          </table:table-cell>
          <table:table-cell office:value-type="float" office:value="26980.744999999999" table:style-name="ce14">
            <text:p>26,980.7</text:p>
          </table:table-cell>
          <table:table-cell office:value-type="float" office:value="1576.93" table:style-name="ce14">
            <text:p>1,576.9</text:p>
          </table:table-cell>
          <table:table-cell office:value-type="float" office:value="2518.5549999999998" table:style-name="ce14">
            <text:p>2,518.6</text:p>
          </table:table-cell>
          <table:table-cell office:value-type="float" office:value="646.13699999999994" table:style-name="ce14">
            <text:p>646.1</text:p>
          </table:table-cell>
          <table:table-cell office:value-type="float" office:value="1.7150000000000001" table:style-name="ce14">
            <text:p>1.7</text:p>
          </table:table-cell>
          <table:table-cell office:value-type="float" office:value="31724.081999999999" table:style-name="ce14">
            <text:p>31,724.1</text:p>
          </table:table-cell>
          <table:table-cell office:value-type="float" office:value="992.40599999999995" table:style-name="ce14">
            <text:p>992.4</text:p>
          </table:table-cell>
          <table:table-cell office:value-type="float" office:value="13.611000000000001" table:style-name="ce14">
            <text:p>13.6</text:p>
          </table:table-cell>
          <table:table-cell office:value-type="float" office:value="32730.098999999998" table:style-name="ce14">
            <text:p>32,730.1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1 Q2</text:p>
          </table:table-cell>
          <table:table-cell office:value-type="float" office:value="1170.6079999999999" table:style-name="ce14">
            <text:p>1,170.6</text:p>
          </table:table-cell>
          <table:table-cell office:value-type="float" office:value="3538.1219999999998" table:style-name="ce14">
            <text:p>3,538.1</text:p>
          </table:table-cell>
          <table:table-cell office:value-type="float" office:value="2575.6320000000001" table:style-name="ce14">
            <text:p>2,575.6</text:p>
          </table:table-cell>
          <table:table-cell office:value-type="float" office:value="2479.9580000000001" table:style-name="ce14">
            <text:p>2,480.0</text:p>
          </table:table-cell>
          <table:table-cell office:value-type="float" office:value="2887.2190000000001" table:style-name="ce14">
            <text:p>2,887.2</text:p>
          </table:table-cell>
          <table:table-cell office:value-type="float" office:value="3422.8270000000002" table:style-name="ce14">
            <text:p>3,422.8</text:p>
          </table:table-cell>
          <table:table-cell office:value-type="float" office:value="2645.241" table:style-name="ce14">
            <text:p>2,645.2</text:p>
          </table:table-cell>
          <table:table-cell office:value-type="float" office:value="5238.7960000000003" table:style-name="ce14">
            <text:p>5,238.8</text:p>
          </table:table-cell>
          <table:table-cell office:value-type="float" office:value="3282.9160000000002" table:style-name="ce14">
            <text:p>3,282.9</text:p>
          </table:table-cell>
          <table:table-cell office:value-type="float" office:value="27241.319" table:style-name="ce14">
            <text:p>27,241.3</text:p>
          </table:table-cell>
          <table:table-cell office:value-type="float" office:value="1593.413" table:style-name="ce14">
            <text:p>1,593.4</text:p>
          </table:table-cell>
          <table:table-cell office:value-type="float" office:value="2539.2800000000002" table:style-name="ce14">
            <text:p>2,539.3</text:p>
          </table:table-cell>
          <table:table-cell office:value-type="float" office:value="654.64300000000003" table:style-name="ce14">
            <text:p>654.6</text:p>
          </table:table-cell>
          <table:table-cell office:value-type="float" office:value="1.8360000000000001" table:style-name="ce14">
            <text:p>1.8</text:p>
          </table:table-cell>
          <table:table-cell office:value-type="float" office:value="32030.491000000002" table:style-name="ce14">
            <text:p>32,030.5</text:p>
          </table:table-cell>
          <table:table-cell office:value-type="float" office:value="1004.077" table:style-name="ce14">
            <text:p>1,004.1</text:p>
          </table:table-cell>
          <table:table-cell office:value-type="float" office:value="13.311" table:style-name="ce14">
            <text:p>13.3</text:p>
          </table:table-cell>
          <table:table-cell office:value-type="float" office:value="33047.879000000001" table:style-name="ce14">
            <text:p>33,047.9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5">
            <text:p>2021 Q3</text:p>
          </table:table-cell>
          <table:table-cell office:value-type="float" office:value="1171.2" table:style-name="ce16">
            <text:p>1,171.2</text:p>
          </table:table-cell>
          <table:table-cell office:value-type="float" office:value="3532.616" table:style-name="ce16">
            <text:p>3,532.6</text:p>
          </table:table-cell>
          <table:table-cell office:value-type="float" office:value="2574.694" table:style-name="ce16">
            <text:p>2,574.7</text:p>
          </table:table-cell>
          <table:table-cell office:value-type="float" office:value="2480.71" table:style-name="ce16">
            <text:p>2,480.7</text:p>
          </table:table-cell>
          <table:table-cell office:value-type="float" office:value="2881.1770000000001" table:style-name="ce16">
            <text:p>2,881.2</text:p>
          </table:table-cell>
          <table:table-cell office:value-type="float" office:value="3422.7460000000001" table:style-name="ce16">
            <text:p>3,422.7</text:p>
          </table:table-cell>
          <table:table-cell office:value-type="float" office:value="2620.6060000000002" table:style-name="ce16">
            <text:p>2,620.6</text:p>
          </table:table-cell>
          <table:table-cell office:value-type="float" office:value="5236.33" table:style-name="ce16">
            <text:p>5,236.3</text:p>
          </table:table-cell>
          <table:table-cell office:value-type="float" office:value="3282.8040000000001" table:style-name="ce16">
            <text:p>3,282.8</text:p>
          </table:table-cell>
          <table:table-cell office:value-type="float" office:value="27202.883000000002" table:style-name="ce16">
            <text:p>27,202.9</text:p>
          </table:table-cell>
          <table:table-cell office:value-type="float" office:value="1593.646" table:style-name="ce16">
            <text:p>1,593.6</text:p>
          </table:table-cell>
          <table:table-cell office:value-type="float" office:value="2530.623" table:style-name="ce16">
            <text:p>2,530.6</text:p>
          </table:table-cell>
          <table:table-cell office:value-type="float" office:value="673.49900000000002" table:style-name="ce16">
            <text:p>673.5</text:p>
          </table:table-cell>
          <table:table-cell office:value-type="float" office:value="2.0449999999999999" table:style-name="ce16">
            <text:p>2.0</text:p>
          </table:table-cell>
          <table:table-cell office:value-type="float" office:value="32002.696" table:style-name="ce16">
            <text:p>32,002.7</text:p>
          </table:table-cell>
          <table:table-cell office:value-type="float" office:value="1002.206" table:style-name="ce16">
            <text:p>1,002.2</text:p>
          </table:table-cell>
          <table:table-cell office:value-type="float" office:value="13.885" table:style-name="ce16">
            <text:p>13.9</text:p>
          </table:table-cell>
          <table:table-cell office:value-type="float" office:value="33018.786999999997" table:style-name="ce16">
            <text:p>33,018.8</text:p>
          </table:table-cell>
          <table:table-cell table:number-columns-repeated="16365" table:style-name="ce10"/>
        </table:table-row>
        <table:table-row table:style-name="ro1">
          <table:table-cell table:style-name="ce17"/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1. Refers to vehicles that are between keepers with the previous keeper based in Great Britain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2. Refers to vehicles where GB region is unknown due to incomplete postcode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3. Refers to vehicles that are between keepers with the previous keeper based in Northern Ireland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1">
          <table:table-cell table:style-name="ce17"/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13">
            <text:p>Telephone: 020 7944 3077</text:p>
          </table:table-cell>
          <table:table-cell table:number-columns-repeated="15" table:style-name="ce2"/>
          <table:table-cell table:style-name="ce9"/>
          <table:table-cell table:style-name="ce2"/>
          <table:table-cell office:value-type="string" table:style-name="ce9">
            <text:p>Source: DVLA/DfT</text:p>
          </table:table-cell>
          <table:table-cell table:number-columns-repeated="16365" table:style-name="ce3"/>
        </table:table-row>
        <table:table-row table:style-name="ro1">
          <table:table-cell office:value-type="string" table:style-name="ce21">
            <text:p>Email:<text:s/><text:span text:style-name="T2">vehicles.stats@dft.gov.uk</text:span></text:p>
          </table:table-cell>
          <table:table-cell table:number-columns-repeated="15" table:style-name="ce2"/>
          <table:table-cell table:style-name="ce9"/>
          <table:table-cell table:style-name="ce2"/>
          <table:table-cell office:value-type="string" table:style-name="ce9">
            <text:p>Last updated: 13 January 2022</text:p>
          </table:table-cell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22">
            <text:p><text:a xlink:href="https://www.gov.uk/government/publications/vehicles-statistics-guidance"><text:span text:style-name="T1">Notes &amp; definitions:<text:s/></text:span>https://www.gov.uk/government/publications/vehicles-statistics-guidance</text:a></text:p>
          </table:table-cell>
          <table:covered-table-cell table:number-columns-repeated="7"/>
          <table:table-cell table:number-columns-repeated="8" table:style-name="ce2"/>
          <table:table-cell table:style-name="ce9"/>
          <table:table-cell table:style-name="ce2"/>
          <table:table-cell office:value-type="string" table:style-name="ce9">
            <text:p>Next update: April 2022</text:p>
          </table:table-cell>
          <table:table-cell table:number-columns-repeated="16365" table:style-name="ce3"/>
        </table:table-row>
        <table:table-row table:number-rows-repeated="1048494" table:style-name="ro2">
          <table:table-cell table:number-columns-repeated="16384"/>
        </table:table-row>
        <table:named-expressions>
          <table:named-range table:name="Print_Area" table:cell-range-address="VEH0104b_Cars.$A$1:VEH0104b_Cars.$S$82" table:base-cell-address="VEH0104b_Cars.$A$1"/>
          <table:named-range table:name="Print_Titles" table:cell-range-address="VEH0104b_Cars.$A$1:VEH0104b_Cars.$XFD$7" table:base-cell-address="VEH0104b_Cars.$A$1"/>
        </table:named-expressions>
      </table:table>
      <table:table table:name="VEH0104c_Motorcycles" table:style-name="ta1">
        <table:table-column table:style-name="co1" table:default-cell-style-name="ce13"/>
        <table:table-column table:style-name="co2" table:number-columns-repeated="12" table:default-cell-style-name="ce2"/>
        <table:table-column table:style-name="co3" table:number-columns-repeated="2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16365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://www.dft.gov.uk/statistics/series/vehicle-licensing/">Vehicle Licensing Statistics (<text:span text:style-name="T2">https://www.gov.uk/government/collections/vehicles-statistics</text:span>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c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7">
            <text:p>Licensed motorcycles, scooters and mopeds at the end of the quarter by region, Great Britain from 1994 Q4; also United Kingdom from 2014 Q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7" table:style-name="ce2"/>
          <table:table-cell office:value-type="string" table:style-name="ce9">
            <text:p>Thousand</text:p>
          </table:table-cell>
          <table:table-cell table:number-columns-repeated="16365" table:style-name="ce10"/>
        </table:table-row>
        <table:table-row table:style-name="ro3">
          <table:table-cell office:value-type="string" table:style-name="ce11">
            <text:p>Year</text:p>
          </table:table-cell>
          <table:table-cell office:value-type="string" table:style-name="ce12">
            <text:p>North East</text:p>
          </table:table-cell>
          <table:table-cell office:value-type="string" table:style-name="ce12">
            <text:p>North West</text:p>
          </table:table-cell>
          <table:table-cell office:value-type="string" table:style-name="ce12">
            <text:p>Yorkshire and The Humber</text:p>
          </table:table-cell>
          <table:table-cell office:value-type="string" table:style-name="ce12">
            <text:p>East Midlands</text:p>
          </table:table-cell>
          <table:table-cell office:value-type="string" table:style-name="ce12">
            <text:p>West Midlands</text:p>
          </table:table-cell>
          <table:table-cell office:value-type="string" table:style-name="ce12">
            <text:p>East</text:p>
          </table:table-cell>
          <table:table-cell office:value-type="string" table:style-name="ce12">
            <text:p>London</text:p>
          </table:table-cell>
          <table:table-cell office:value-type="string" table:style-name="ce12">
            <text:p>South East</text:p>
          </table:table-cell>
          <table:table-cell office:value-type="string" table:style-name="ce12">
            <text:p>South West</text:p>
          </table:table-cell>
          <table:table-cell office:value-type="string" table:style-name="ce12">
            <text:p>England</text:p>
          </table:table-cell>
          <table:table-cell office:value-type="string" table:style-name="ce12">
            <text:p>Wales</text:p>
          </table:table-cell>
          <table:table-cell office:value-type="string" table:style-name="ce12">
            <text:p>Scotland</text:p>
          </table:table-cell>
          <table:table-cell office:value-type="string" table:style-name="ce12">
            <text:p>Between Keepers: previously GB<text:s/><text:span text:style-name="T3">1</text:span></text:p>
          </table:table-cell>
          <table:table-cell office:value-type="string" table:style-name="ce12">
            <text:p>Region unknown, previously GB<text:s/><text:span text:style-name="T3">2</text:span></text:p>
          </table:table-cell>
          <table:table-cell office:value-type="string" table:style-name="ce12">
            <text:p>Great Britain</text:p>
          </table:table-cell>
          <table:table-cell office:value-type="string" table:style-name="ce12">
            <text:p>Northern Ireland</text:p>
          </table:table-cell>
          <table:table-cell office:value-type="string" table:style-name="ce12">
            <text:p>Between Keepers: previously NI<text:s/><text:span text:style-name="T3">3</text:span></text:p>
          </table:table-cell>
          <table:table-cell office:value-type="string" table:style-name="ce12">
            <text:p>United Kingdom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4 Q4</text:p>
          </table:table-cell>
          <table:table-cell office:value-type="float" office:value="16.812000000000001" table:style-name="ce14">
            <text:p>16.8</text:p>
          </table:table-cell>
          <table:table-cell office:value-type="float" office:value="64.424999999999997" table:style-name="ce14">
            <text:p>64.4</text:p>
          </table:table-cell>
          <table:table-cell office:value-type="float" office:value="58.283999999999999" table:style-name="ce14">
            <text:p>58.3</text:p>
          </table:table-cell>
          <table:table-cell office:value-type="float" office:value="60.512" table:style-name="ce14">
            <text:p>60.5</text:p>
          </table:table-cell>
          <table:table-cell office:value-type="float" office:value="60.881999999999998" table:style-name="ce14">
            <text:p>60.9</text:p>
          </table:table-cell>
          <table:table-cell office:value-type="float" office:value="88.221999999999994" table:style-name="ce14">
            <text:p>88.2</text:p>
          </table:table-cell>
          <table:table-cell office:value-type="float" office:value="66.885999999999996" table:style-name="ce14">
            <text:p>66.9</text:p>
          </table:table-cell>
          <table:table-cell office:value-type="float" office:value="123.44" table:style-name="ce14">
            <text:p>123.4</text:p>
          </table:table-cell>
          <table:table-cell office:value-type="float" office:value="95.974000000000004" table:style-name="ce14">
            <text:p>96.0</text:p>
          </table:table-cell>
          <table:table-cell office:value-type="float" office:value="635.43700000000001" table:style-name="ce14">
            <text:p>635.4</text:p>
          </table:table-cell>
          <table:table-cell office:value-type="float" office:value="25.989000000000001" table:style-name="ce14">
            <text:p>26.0</text:p>
          </table:table-cell>
          <table:table-cell office:value-type="float" office:value="28.873000000000001" table:style-name="ce14">
            <text:p>28.9</text:p>
          </table:table-cell>
          <table:table-cell office:value-type="float" office:value="18.03" table:style-name="ce14">
            <text:p>18.0</text:p>
          </table:table-cell>
          <table:table-cell office:value-type="float" office:value="12.593" table:style-name="ce14">
            <text:p>12.6</text:p>
          </table:table-cell>
          <table:table-cell office:value-type="float" office:value="720.92200000000003" table:style-name="ce14">
            <text:p>720.9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5 Q4</text:p>
          </table:table-cell>
          <table:table-cell office:value-type="float" office:value="16.48" table:style-name="ce14">
            <text:p>16.5</text:p>
          </table:table-cell>
          <table:table-cell office:value-type="float" office:value="62.213999999999999" table:style-name="ce14">
            <text:p>62.2</text:p>
          </table:table-cell>
          <table:table-cell office:value-type="float" office:value="56.863999999999997" table:style-name="ce14">
            <text:p>56.9</text:p>
          </table:table-cell>
          <table:table-cell office:value-type="float" office:value="58.862000000000002" table:style-name="ce14">
            <text:p>58.9</text:p>
          </table:table-cell>
          <table:table-cell office:value-type="float" office:value="59.722999999999999" table:style-name="ce14">
            <text:p>59.7</text:p>
          </table:table-cell>
          <table:table-cell office:value-type="float" office:value="86.510999999999996" table:style-name="ce14">
            <text:p>86.5</text:p>
          </table:table-cell>
          <table:table-cell office:value-type="float" office:value="67.174999999999997" table:style-name="ce14">
            <text:p>67.2</text:p>
          </table:table-cell>
          <table:table-cell office:value-type="float" office:value="120.708" table:style-name="ce14">
            <text:p>120.7</text:p>
          </table:table-cell>
          <table:table-cell office:value-type="float" office:value="91.55" table:style-name="ce14">
            <text:p>91.6</text:p>
          </table:table-cell>
          <table:table-cell office:value-type="float" office:value="620.08699999999999" table:style-name="ce14">
            <text:p>620.1</text:p>
          </table:table-cell>
          <table:table-cell office:value-type="float" office:value="25.363" table:style-name="ce14">
            <text:p>25.4</text:p>
          </table:table-cell>
          <table:table-cell office:value-type="float" office:value="28.690999999999999" table:style-name="ce14">
            <text:p>28.7</text:p>
          </table:table-cell>
          <table:table-cell office:value-type="float" office:value="17.582999999999998" table:style-name="ce14">
            <text:p>17.6</text:p>
          </table:table-cell>
          <table:table-cell office:value-type="float" office:value="10.769" table:style-name="ce14">
            <text:p>10.8</text:p>
          </table:table-cell>
          <table:table-cell office:value-type="float" office:value="702.49300000000005" table:style-name="ce14">
            <text:p>702.5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1996 Q4</text:p>
          </table:table-cell>
          <table:table-cell office:value-type="float" office:value="17.501000000000001" table:style-name="ce14">
            <text:p>17.5</text:p>
          </table:table-cell>
          <table:table-cell office:value-type="float" office:value="65.948999999999998" table:style-name="ce14">
            <text:p>65.9</text:p>
          </table:table-cell>
          <table:table-cell office:value-type="float" office:value="58.527999999999999" table:style-name="ce14">
            <text:p>58.5</text:p>
          </table:table-cell>
          <table:table-cell office:value-type="float" office:value="61.039000000000001" table:style-name="ce14">
            <text:p>61.0</text:p>
          </table:table-cell>
          <table:table-cell office:value-type="float" office:value="62.752000000000002" table:style-name="ce14">
            <text:p>62.8</text:p>
          </table:table-cell>
          <table:table-cell office:value-type="float" office:value="89.66" table:style-name="ce14">
            <text:p>89.7</text:p>
          </table:table-cell>
          <table:table-cell office:value-type="float" office:value="73.763999999999996" table:style-name="ce14">
            <text:p>73.8</text:p>
          </table:table-cell>
          <table:table-cell office:value-type="float" office:value="126.64700000000001" table:style-name="ce14">
            <text:p>126.6</text:p>
          </table:table-cell>
          <table:table-cell office:value-type="float" office:value="95.174999999999997" table:style-name="ce14">
            <text:p>95.2</text:p>
          </table:table-cell>
          <table:table-cell office:value-type="float" office:value="651.01499999999999" table:style-name="ce14">
            <text:p>651.0</text:p>
          </table:table-cell>
          <table:table-cell office:value-type="float" office:value="27.030999999999999" table:style-name="ce14">
            <text:p>27.0</text:p>
          </table:table-cell>
          <table:table-cell office:value-type="float" office:value="31.238" table:style-name="ce14">
            <text:p>31.2</text:p>
          </table:table-cell>
          <table:table-cell office:value-type="float" office:value="19.533999999999999" table:style-name="ce14">
            <text:p>19.5</text:p>
          </table:table-cell>
          <table:table-cell office:value-type="float" office:value="9.9380000000000006" table:style-name="ce14">
            <text:p>9.9</text:p>
          </table:table-cell>
          <table:table-cell office:value-type="float" office:value="738.75599999999997" table:style-name="ce14">
            <text:p>738.8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7 Q4</text:p>
          </table:table-cell>
          <table:table-cell office:value-type="float" office:value="19.323" table:style-name="ce14">
            <text:p>19.3</text:p>
          </table:table-cell>
          <table:table-cell office:value-type="float" office:value="67.802999999999997" table:style-name="ce14">
            <text:p>67.8</text:p>
          </table:table-cell>
          <table:table-cell office:value-type="float" office:value="59.487000000000002" table:style-name="ce14">
            <text:p>59.5</text:p>
          </table:table-cell>
          <table:table-cell office:value-type="float" office:value="62.192" table:style-name="ce14">
            <text:p>62.2</text:p>
          </table:table-cell>
          <table:table-cell office:value-type="float" office:value="64.022000000000006" table:style-name="ce14">
            <text:p>64.0</text:p>
          </table:table-cell>
          <table:table-cell office:value-type="float" office:value="92.234999999999999" table:style-name="ce14">
            <text:p>92.2</text:p>
          </table:table-cell>
          <table:table-cell office:value-type="float" office:value="79.817999999999998" table:style-name="ce14">
            <text:p>79.8</text:p>
          </table:table-cell>
          <table:table-cell office:value-type="float" office:value="130.041" table:style-name="ce14">
            <text:p>130.0</text:p>
          </table:table-cell>
          <table:table-cell office:value-type="float" office:value="95.466999999999999" table:style-name="ce14">
            <text:p>95.5</text:p>
          </table:table-cell>
          <table:table-cell office:value-type="float" office:value="670.38800000000003" table:style-name="ce14">
            <text:p>670.4</text:p>
          </table:table-cell>
          <table:table-cell office:value-type="float" office:value="27.757999999999999" table:style-name="ce14">
            <text:p>27.8</text:p>
          </table:table-cell>
          <table:table-cell office:value-type="float" office:value="32.741999999999997" table:style-name="ce14">
            <text:p>32.7</text:p>
          </table:table-cell>
          <table:table-cell office:value-type="float" office:value="12.834" table:style-name="ce14">
            <text:p>12.8</text:p>
          </table:table-cell>
          <table:table-cell office:value-type="float" office:value="8.6349999999999998" table:style-name="ce14">
            <text:p>8.6</text:p>
          </table:table-cell>
          <table:table-cell office:value-type="float" office:value="752.35699999999997" table:style-name="ce14">
            <text:p>752.4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8 Q4</text:p>
          </table:table-cell>
          <table:table-cell office:value-type="float" office:value="21.524999999999999" table:style-name="ce14">
            <text:p>21.5</text:p>
          </table:table-cell>
          <table:table-cell office:value-type="float" office:value="74.891999999999996" table:style-name="ce14">
            <text:p>74.9</text:p>
          </table:table-cell>
          <table:table-cell office:value-type="float" office:value="64.003" table:style-name="ce14">
            <text:p>64.0</text:p>
          </table:table-cell>
          <table:table-cell office:value-type="float" office:value="67.466999999999999" table:style-name="ce14">
            <text:p>67.5</text:p>
          </table:table-cell>
          <table:table-cell office:value-type="float" office:value="68.840999999999994" table:style-name="ce14">
            <text:p>68.8</text:p>
          </table:table-cell>
          <table:table-cell office:value-type="float" office:value="98.998999999999995" table:style-name="ce14">
            <text:p>99.0</text:p>
          </table:table-cell>
          <table:table-cell office:value-type="float" office:value="88.652000000000001" table:style-name="ce14">
            <text:p>88.7</text:p>
          </table:table-cell>
          <table:table-cell office:value-type="float" office:value="141.06299999999999" table:style-name="ce14">
            <text:p>141.1</text:p>
          </table:table-cell>
          <table:table-cell office:value-type="float" office:value="102.562" table:style-name="ce14">
            <text:p>102.6</text:p>
          </table:table-cell>
          <table:table-cell office:value-type="float" office:value="728.00400000000002" table:style-name="ce14">
            <text:p>728.0</text:p>
          </table:table-cell>
          <table:table-cell office:value-type="float" office:value="30.408000000000001" table:style-name="ce14">
            <text:p>30.4</text:p>
          </table:table-cell>
          <table:table-cell office:value-type="float" office:value="36.372999999999998" table:style-name="ce14">
            <text:p>36.4</text:p>
          </table:table-cell>
          <table:table-cell office:value-type="float" office:value="10.648" table:style-name="ce14">
            <text:p>10.6</text:p>
          </table:table-cell>
          <table:table-cell office:value-type="float" office:value="8.3510000000000009" table:style-name="ce14">
            <text:p>8.4</text:p>
          </table:table-cell>
          <table:table-cell office:value-type="float" office:value="813.78399999999999" table:style-name="ce14">
            <text:p>813.8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9 Q4</text:p>
          </table:table-cell>
          <table:table-cell office:value-type="float" office:value="24.872" table:style-name="ce14">
            <text:p>24.9</text:p>
          </table:table-cell>
          <table:table-cell office:value-type="float" office:value="83.012" table:style-name="ce14">
            <text:p>83.0</text:p>
          </table:table-cell>
          <table:table-cell office:value-type="float" office:value="71.117999999999995" table:style-name="ce14">
            <text:p>71.1</text:p>
          </table:table-cell>
          <table:table-cell office:value-type="float" office:value="73.841999999999999" table:style-name="ce14">
            <text:p>73.8</text:p>
          </table:table-cell>
          <table:table-cell office:value-type="float" office:value="73.433999999999997" table:style-name="ce14">
            <text:p>73.4</text:p>
          </table:table-cell>
          <table:table-cell office:value-type="float" office:value="106.054" table:style-name="ce14">
            <text:p>106.1</text:p>
          </table:table-cell>
          <table:table-cell office:value-type="float" office:value="97.97" table:style-name="ce14">
            <text:p>98.0</text:p>
          </table:table-cell>
          <table:table-cell office:value-type="float" office:value="152.72300000000001" table:style-name="ce14">
            <text:p>152.7</text:p>
          </table:table-cell>
          <table:table-cell office:value-type="float" office:value="109.76" table:style-name="ce14">
            <text:p>109.8</text:p>
          </table:table-cell>
          <table:table-cell office:value-type="float" office:value="792.78499999999997" table:style-name="ce14">
            <text:p>792.8</text:p>
          </table:table-cell>
          <table:table-cell office:value-type="float" office:value="32.963999999999999" table:style-name="ce14">
            <text:p>33.0</text:p>
          </table:table-cell>
          <table:table-cell office:value-type="float" office:value="41.465000000000003" table:style-name="ce14">
            <text:p>41.5</text:p>
          </table:table-cell>
          <table:table-cell office:value-type="float" office:value="14.27" table:style-name="ce14">
            <text:p>14.3</text:p>
          </table:table-cell>
          <table:table-cell office:value-type="float" office:value="7.88" table:style-name="ce14">
            <text:p>7.9</text:p>
          </table:table-cell>
          <table:table-cell office:value-type="float" office:value="889.36400000000003" table:style-name="ce14">
            <text:p>889.4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0 Q4</text:p>
          </table:table-cell>
          <table:table-cell office:value-type="float" office:value="28.696000000000002" table:style-name="ce14">
            <text:p>28.7</text:p>
          </table:table-cell>
          <table:table-cell office:value-type="float" office:value="90.82" table:style-name="ce14">
            <text:p>90.8</text:p>
          </table:table-cell>
          <table:table-cell office:value-type="float" office:value="78.081999999999994" table:style-name="ce14">
            <text:p>78.1</text:p>
          </table:table-cell>
          <table:table-cell office:value-type="float" office:value="80.87" table:style-name="ce14">
            <text:p>80.9</text:p>
          </table:table-cell>
          <table:table-cell office:value-type="float" office:value="79.102999999999994" table:style-name="ce14">
            <text:p>79.1</text:p>
          </table:table-cell>
          <table:table-cell office:value-type="float" office:value="112.717" table:style-name="ce14">
            <text:p>112.7</text:p>
          </table:table-cell>
          <table:table-cell office:value-type="float" office:value="106.258" table:style-name="ce14">
            <text:p>106.3</text:p>
          </table:table-cell>
          <table:table-cell office:value-type="float" office:value="163.00399999999999" table:style-name="ce14">
            <text:p>163.0</text:p>
          </table:table-cell>
          <table:table-cell office:value-type="float" office:value="116.73399999999999" table:style-name="ce14">
            <text:p>116.7</text:p>
          </table:table-cell>
          <table:table-cell office:value-type="float" office:value="856.28399999999999" table:style-name="ce14">
            <text:p>856.3</text:p>
          </table:table-cell>
          <table:table-cell office:value-type="float" office:value="35.226999999999997" table:style-name="ce14">
            <text:p>35.2</text:p>
          </table:table-cell>
          <table:table-cell office:value-type="float" office:value="44.679000000000002" table:style-name="ce14">
            <text:p>44.7</text:p>
          </table:table-cell>
          <table:table-cell office:value-type="float" office:value="10.196999999999999" table:style-name="ce14">
            <text:p>10.2</text:p>
          </table:table-cell>
          <table:table-cell office:value-type="float" office:value="7.35" table:style-name="ce14">
            <text:p>7.4</text:p>
          </table:table-cell>
          <table:table-cell office:value-type="float" office:value="953.73699999999997" table:style-name="ce14">
            <text:p>953.7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1 Q4</text:p>
          </table:table-cell>
          <table:table-cell office:value-type="float" office:value="30.515000000000001" table:style-name="ce14">
            <text:p>30.5</text:p>
          </table:table-cell>
          <table:table-cell office:value-type="float" office:value="95.343999999999994" table:style-name="ce14">
            <text:p>95.3</text:p>
          </table:table-cell>
          <table:table-cell office:value-type="float" office:value="83.233999999999995" table:style-name="ce14">
            <text:p>83.2</text:p>
          </table:table-cell>
          <table:table-cell office:value-type="float" office:value="85.623999999999995" table:style-name="ce14">
            <text:p>85.6</text:p>
          </table:table-cell>
          <table:table-cell office:value-type="float" office:value="84.649000000000001" table:style-name="ce14">
            <text:p>84.6</text:p>
          </table:table-cell>
          <table:table-cell office:value-type="float" office:value="118.181" table:style-name="ce14">
            <text:p>118.2</text:p>
          </table:table-cell>
          <table:table-cell office:value-type="float" office:value="110.354" table:style-name="ce14">
            <text:p>110.4</text:p>
          </table:table-cell>
          <table:table-cell office:value-type="float" office:value="173.10400000000001" table:style-name="ce14">
            <text:p>173.1</text:p>
          </table:table-cell>
          <table:table-cell office:value-type="float" office:value="123.67" table:style-name="ce14">
            <text:p>123.7</text:p>
          </table:table-cell>
          <table:table-cell office:value-type="float" office:value="904.67499999999995" table:style-name="ce14">
            <text:p>904.7</text:p>
          </table:table-cell>
          <table:table-cell office:value-type="float" office:value="38.034999999999997" table:style-name="ce14">
            <text:p>38.0</text:p>
          </table:table-cell>
          <table:table-cell office:value-type="float" office:value="47.377000000000002" table:style-name="ce14">
            <text:p>47.4</text:p>
          </table:table-cell>
          <table:table-cell office:value-type="float" office:value="12.978" table:style-name="ce14">
            <text:p>13.0</text:p>
          </table:table-cell>
          <table:table-cell office:value-type="float" office:value="6.8890000000000002" table:style-name="ce14">
            <text:p>6.9</text:p>
          </table:table-cell>
          <table:table-cell office:value-type="float" office:value="1009.954" table:style-name="ce14">
            <text:p>1,01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2 Q4</text:p>
          </table:table-cell>
          <table:table-cell office:value-type="float" office:value="33.396999999999998" table:style-name="ce14">
            <text:p>33.4</text:p>
          </table:table-cell>
          <table:table-cell office:value-type="float" office:value="100.273" table:style-name="ce14">
            <text:p>100.3</text:p>
          </table:table-cell>
          <table:table-cell office:value-type="float" office:value="90.397000000000006" table:style-name="ce14">
            <text:p>90.4</text:p>
          </table:table-cell>
          <table:table-cell office:value-type="float" office:value="92.796000000000006" table:style-name="ce14">
            <text:p>92.8</text:p>
          </table:table-cell>
          <table:table-cell office:value-type="float" office:value="91.838999999999999" table:style-name="ce14">
            <text:p>91.8</text:p>
          </table:table-cell>
          <table:table-cell office:value-type="float" office:value="124.485" table:style-name="ce14">
            <text:p>124.5</text:p>
          </table:table-cell>
          <table:table-cell office:value-type="float" office:value="110.40300000000001" table:style-name="ce14">
            <text:p>110.4</text:p>
          </table:table-cell>
          <table:table-cell office:value-type="float" office:value="181.727" table:style-name="ce14">
            <text:p>181.7</text:p>
          </table:table-cell>
          <table:table-cell office:value-type="float" office:value="129.47200000000001" table:style-name="ce14">
            <text:p>129.5</text:p>
          </table:table-cell>
          <table:table-cell office:value-type="float" office:value="954.78899999999999" table:style-name="ce14">
            <text:p>954.8</text:p>
          </table:table-cell>
          <table:table-cell office:value-type="float" office:value="41.472000000000001" table:style-name="ce14">
            <text:p>41.5</text:p>
          </table:table-cell>
          <table:table-cell office:value-type="float" office:value="51.947000000000003" table:style-name="ce14">
            <text:p>51.9</text:p>
          </table:table-cell>
          <table:table-cell office:value-type="float" office:value="15.414" table:style-name="ce14">
            <text:p>15.4</text:p>
          </table:table-cell>
          <table:table-cell office:value-type="float" office:value="6.4" table:style-name="ce14">
            <text:p>6.4</text:p>
          </table:table-cell>
          <table:table-cell office:value-type="float" office:value="1070.0219999999999" table:style-name="ce14">
            <text:p>1,07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3 Q4</text:p>
          </table:table-cell>
          <table:table-cell office:value-type="float" office:value="36.43" table:style-name="ce14">
            <text:p>36.4</text:p>
          </table:table-cell>
          <table:table-cell office:value-type="float" office:value="107.039" table:style-name="ce14">
            <text:p>107.0</text:p>
          </table:table-cell>
          <table:table-cell office:value-type="float" office:value="95.57" table:style-name="ce14">
            <text:p>95.6</text:p>
          </table:table-cell>
          <table:table-cell office:value-type="float" office:value="98.67" table:style-name="ce14">
            <text:p>98.7</text:p>
          </table:table-cell>
          <table:table-cell office:value-type="float" office:value="97.628" table:style-name="ce14">
            <text:p>97.6</text:p>
          </table:table-cell>
          <table:table-cell office:value-type="float" office:value="130.24799999999999" table:style-name="ce14">
            <text:p>130.2</text:p>
          </table:table-cell>
          <table:table-cell office:value-type="float" office:value="113.88200000000001" table:style-name="ce14">
            <text:p>113.9</text:p>
          </table:table-cell>
          <table:table-cell office:value-type="float" office:value="191.99700000000001" table:style-name="ce14">
            <text:p>192.0</text:p>
          </table:table-cell>
          <table:table-cell office:value-type="float" office:value="136.834" table:style-name="ce14">
            <text:p>136.8</text:p>
          </table:table-cell>
          <table:table-cell office:value-type="float" office:value="1008.298" table:style-name="ce14">
            <text:p>1,008.3</text:p>
          </table:table-cell>
          <table:table-cell office:value-type="float" office:value="45.128999999999998" table:style-name="ce14">
            <text:p>45.1</text:p>
          </table:table-cell>
          <table:table-cell office:value-type="float" office:value="55.811999999999998" table:style-name="ce14">
            <text:p>55.8</text:p>
          </table:table-cell>
          <table:table-cell office:value-type="float" office:value="19.434000000000001" table:style-name="ce14">
            <text:p>19.4</text:p>
          </table:table-cell>
          <table:table-cell office:value-type="float" office:value="6.0090000000000003" table:style-name="ce14">
            <text:p>6.0</text:p>
          </table:table-cell>
          <table:table-cell office:value-type="float" office:value="1134.682" table:style-name="ce14">
            <text:p>1,134.7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4 Q4</text:p>
          </table:table-cell>
          <table:table-cell office:value-type="float" office:value="38.959000000000003" table:style-name="ce14">
            <text:p>39.0</text:p>
          </table:table-cell>
          <table:table-cell office:value-type="float" office:value="111.63500000000001" table:style-name="ce14">
            <text:p>111.6</text:p>
          </table:table-cell>
          <table:table-cell office:value-type="float" office:value="100.108" table:style-name="ce14">
            <text:p>100.1</text:p>
          </table:table-cell>
          <table:table-cell office:value-type="float" office:value="103.742" table:style-name="ce14">
            <text:p>103.7</text:p>
          </table:table-cell>
          <table:table-cell office:value-type="float" office:value="101.468" table:style-name="ce14">
            <text:p>101.5</text:p>
          </table:table-cell>
          <table:table-cell office:value-type="float" office:value="135.828" table:style-name="ce14">
            <text:p>135.8</text:p>
          </table:table-cell>
          <table:table-cell office:value-type="float" office:value="115.496" table:style-name="ce14">
            <text:p>115.5</text:p>
          </table:table-cell>
          <table:table-cell office:value-type="float" office:value="200.11" table:style-name="ce14">
            <text:p>200.1</text:p>
          </table:table-cell>
          <table:table-cell office:value-type="float" office:value="144.553" table:style-name="ce14">
            <text:p>144.6</text:p>
          </table:table-cell>
          <table:table-cell office:value-type="float" office:value="1051.8989999999999" table:style-name="ce14">
            <text:p>1,051.9</text:p>
          </table:table-cell>
          <table:table-cell office:value-type="float" office:value="48.844999999999999" table:style-name="ce14">
            <text:p>48.8</text:p>
          </table:table-cell>
          <table:table-cell office:value-type="float" office:value="59.728000000000002" table:style-name="ce14">
            <text:p>59.7</text:p>
          </table:table-cell>
          <table:table-cell office:value-type="float" office:value="25.266999999999999" table:style-name="ce14">
            <text:p>25.3</text:p>
          </table:table-cell>
          <table:table-cell office:value-type="float" office:value="5.4290000000000003" table:style-name="ce14">
            <text:p>5.4</text:p>
          </table:table-cell>
          <table:table-cell office:value-type="float" office:value="1191.1679999999999" table:style-name="ce14">
            <text:p>1,191.2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5 Q4</text:p>
          </table:table-cell>
          <table:table-cell office:value-type="float" office:value="40.267000000000003" table:style-name="ce14">
            <text:p>40.3</text:p>
          </table:table-cell>
          <table:table-cell office:value-type="float" office:value="113.559" table:style-name="ce14">
            <text:p>113.6</text:p>
          </table:table-cell>
          <table:table-cell office:value-type="float" office:value="101.16200000000001" table:style-name="ce14">
            <text:p>101.2</text:p>
          </table:table-cell>
          <table:table-cell office:value-type="float" office:value="104.751" table:style-name="ce14">
            <text:p>104.8</text:p>
          </table:table-cell>
          <table:table-cell office:value-type="float" office:value="103.622" table:style-name="ce14">
            <text:p>103.6</text:p>
          </table:table-cell>
          <table:table-cell office:value-type="float" office:value="135.70099999999999" table:style-name="ce14">
            <text:p>135.7</text:p>
          </table:table-cell>
          <table:table-cell office:value-type="float" office:value="118.20099999999999" table:style-name="ce14">
            <text:p>118.2</text:p>
          </table:table-cell>
          <table:table-cell office:value-type="float" office:value="202.446" table:style-name="ce14">
            <text:p>202.4</text:p>
          </table:table-cell>
          <table:table-cell office:value-type="float" office:value="146.41300000000001" table:style-name="ce14">
            <text:p>146.4</text:p>
          </table:table-cell>
          <table:table-cell office:value-type="float" office:value="1066.1220000000001" table:style-name="ce14">
            <text:p>1,066.1</text:p>
          </table:table-cell>
          <table:table-cell office:value-type="float" office:value="50.661999999999999" table:style-name="ce14">
            <text:p>50.7</text:p>
          </table:table-cell>
          <table:table-cell office:value-type="float" office:value="62.116999999999997" table:style-name="ce14">
            <text:p>62.1</text:p>
          </table:table-cell>
          <table:table-cell office:value-type="float" office:value="22.553999999999998" table:style-name="ce14">
            <text:p>22.6</text:p>
          </table:table-cell>
          <table:table-cell office:value-type="float" office:value="4.9340000000000002" table:style-name="ce14">
            <text:p>4.9</text:p>
          </table:table-cell>
          <table:table-cell office:value-type="float" office:value="1206.3889999999999" table:style-name="ce14">
            <text:p>1,206.4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6 Q4</text:p>
          </table:table-cell>
          <table:table-cell office:value-type="float" office:value="40.128999999999998" table:style-name="ce14">
            <text:p>40.1</text:p>
          </table:table-cell>
          <table:table-cell office:value-type="float" office:value="112.777" table:style-name="ce14">
            <text:p>112.8</text:p>
          </table:table-cell>
          <table:table-cell office:value-type="float" office:value="100.235" table:style-name="ce14">
            <text:p>100.2</text:p>
          </table:table-cell>
          <table:table-cell office:value-type="float" office:value="104.357" table:style-name="ce14">
            <text:p>104.4</text:p>
          </table:table-cell>
          <table:table-cell office:value-type="float" office:value="102.512" table:style-name="ce14">
            <text:p>102.5</text:p>
          </table:table-cell>
          <table:table-cell office:value-type="float" office:value="136.09100000000001" table:style-name="ce14">
            <text:p>136.1</text:p>
          </table:table-cell>
          <table:table-cell office:value-type="float" office:value="119.31699999999999" table:style-name="ce14">
            <text:p>119.3</text:p>
          </table:table-cell>
          <table:table-cell office:value-type="float" office:value="202.24" table:style-name="ce14">
            <text:p>202.2</text:p>
          </table:table-cell>
          <table:table-cell office:value-type="float" office:value="146.762" table:style-name="ce14">
            <text:p>146.8</text:p>
          </table:table-cell>
          <table:table-cell office:value-type="float" office:value="1064.42" table:style-name="ce14">
            <text:p>1,064.4</text:p>
          </table:table-cell>
          <table:table-cell office:value-type="float" office:value="52.16" table:style-name="ce14">
            <text:p>52.2</text:p>
          </table:table-cell>
          <table:table-cell office:value-type="float" office:value="64.516999999999996" table:style-name="ce14">
            <text:p>64.5</text:p>
          </table:table-cell>
          <table:table-cell office:value-type="float" office:value="23.675999999999998" table:style-name="ce14">
            <text:p>23.7</text:p>
          </table:table-cell>
          <table:table-cell office:value-type="float" office:value="4.7839999999999998" table:style-name="ce14">
            <text:p>4.8</text:p>
          </table:table-cell>
          <table:table-cell office:value-type="float" office:value="1209.557" table:style-name="ce14">
            <text:p>1,209.6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7 Q4</text:p>
          </table:table-cell>
          <table:table-cell office:value-type="float" office:value="41.598999999999997" table:style-name="ce14">
            <text:p>41.6</text:p>
          </table:table-cell>
          <table:table-cell office:value-type="float" office:value="116.999" table:style-name="ce14">
            <text:p>117.0</text:p>
          </table:table-cell>
          <table:table-cell office:value-type="float" office:value="103.629" table:style-name="ce14">
            <text:p>103.6</text:p>
          </table:table-cell>
          <table:table-cell office:value-type="float" office:value="107.73699999999999" table:style-name="ce14">
            <text:p>107.7</text:p>
          </table:table-cell>
          <table:table-cell office:value-type="float" office:value="105.46899999999999" table:style-name="ce14">
            <text:p>105.5</text:p>
          </table:table-cell>
          <table:table-cell office:value-type="float" office:value="139.16800000000001" table:style-name="ce14">
            <text:p>139.2</text:p>
          </table:table-cell>
          <table:table-cell office:value-type="float" office:value="122.714" table:style-name="ce14">
            <text:p>122.7</text:p>
          </table:table-cell>
          <table:table-cell office:value-type="float" office:value="206.89699999999999" table:style-name="ce14">
            <text:p>206.9</text:p>
          </table:table-cell>
          <table:table-cell office:value-type="float" office:value="152.005" table:style-name="ce14">
            <text:p>152.0</text:p>
          </table:table-cell>
          <table:table-cell office:value-type="float" office:value="1096.2170000000001" table:style-name="ce14">
            <text:p>1,096.2</text:p>
          </table:table-cell>
          <table:table-cell office:value-type="float" office:value="54.738999999999997" table:style-name="ce14">
            <text:p>54.7</text:p>
          </table:table-cell>
          <table:table-cell office:value-type="float" office:value="68.792000000000002" table:style-name="ce14">
            <text:p>68.8</text:p>
          </table:table-cell>
          <table:table-cell office:value-type="float" office:value="23.898" table:style-name="ce14">
            <text:p>23.9</text:p>
          </table:table-cell>
          <table:table-cell office:value-type="float" office:value="4.6749999999999998" table:style-name="ce14">
            <text:p>4.7</text:p>
          </table:table-cell>
          <table:table-cell office:value-type="float" office:value="1248.3209999999999" table:style-name="ce14">
            <text:p>1,248.3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8 Q3</text:p>
          </table:table-cell>
          <table:table-cell office:value-type="float" office:value="45.213000000000001" table:style-name="ce14">
            <text:p>45.2</text:p>
          </table:table-cell>
          <table:table-cell office:value-type="float" office:value="125.13" table:style-name="ce14">
            <text:p>125.1</text:p>
          </table:table-cell>
          <table:table-cell office:value-type="float" office:value="110.996" table:style-name="ce14">
            <text:p>111.0</text:p>
          </table:table-cell>
          <table:table-cell office:value-type="float" office:value="114.68" table:style-name="ce14">
            <text:p>114.7</text:p>
          </table:table-cell>
          <table:table-cell office:value-type="float" office:value="112.27800000000001" table:style-name="ce14">
            <text:p>112.3</text:p>
          </table:table-cell>
          <table:table-cell office:value-type="float" office:value="148.435" table:style-name="ce14">
            <text:p>148.4</text:p>
          </table:table-cell>
          <table:table-cell office:value-type="float" office:value="127.221" table:style-name="ce14">
            <text:p>127.2</text:p>
          </table:table-cell>
          <table:table-cell office:value-type="float" office:value="219.05199999999999" table:style-name="ce14">
            <text:p>219.1</text:p>
          </table:table-cell>
          <table:table-cell office:value-type="float" office:value="159.92099999999999" table:style-name="ce14">
            <text:p>159.9</text:p>
          </table:table-cell>
          <table:table-cell office:value-type="float" office:value="1162.9259999999999" table:style-name="ce14">
            <text:p>1,162.9</text:p>
          </table:table-cell>
          <table:table-cell office:value-type="float" office:value="58.953000000000003" table:style-name="ce14">
            <text:p>59.0</text:p>
          </table:table-cell>
          <table:table-cell office:value-type="float" office:value="77.087999999999994" table:style-name="ce14">
            <text:p>77.1</text:p>
          </table:table-cell>
          <table:table-cell office:value-type="float" office:value="25.832999999999998" table:style-name="ce14">
            <text:p>25.8</text:p>
          </table:table-cell>
          <table:table-cell office:value-type="float" office:value="4.6040000000000001" table:style-name="ce14">
            <text:p>4.6</text:p>
          </table:table-cell>
          <table:table-cell office:value-type="float" office:value="1329.404" table:style-name="ce14">
            <text:p>1,329.4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8 Q4</text:p>
          </table:table-cell>
          <table:table-cell office:value-type="float" office:value="42.253999999999998" table:style-name="ce14">
            <text:p>42.3</text:p>
          </table:table-cell>
          <table:table-cell office:value-type="float" office:value="119.815" table:style-name="ce14">
            <text:p>119.8</text:p>
          </table:table-cell>
          <table:table-cell office:value-type="float" office:value="105.40600000000001" table:style-name="ce14">
            <text:p>105.4</text:p>
          </table:table-cell>
          <table:table-cell office:value-type="float" office:value="108.572" table:style-name="ce14">
            <text:p>108.6</text:p>
          </table:table-cell>
          <table:table-cell office:value-type="float" office:value="107.27800000000001" table:style-name="ce14">
            <text:p>107.3</text:p>
          </table:table-cell>
          <table:table-cell office:value-type="float" office:value="143.09399999999999" table:style-name="ce14">
            <text:p>143.1</text:p>
          </table:table-cell>
          <table:table-cell office:value-type="float" office:value="125.749" table:style-name="ce14">
            <text:p>125.7</text:p>
          </table:table-cell>
          <table:table-cell office:value-type="float" office:value="212.56399999999999" table:style-name="ce14">
            <text:p>212.6</text:p>
          </table:table-cell>
          <table:table-cell office:value-type="float" office:value="154.768" table:style-name="ce14">
            <text:p>154.8</text:p>
          </table:table-cell>
          <table:table-cell office:value-type="float" office:value="1119.5" table:style-name="ce14">
            <text:p>1,119.5</text:p>
          </table:table-cell>
          <table:table-cell office:value-type="float" office:value="56.374000000000002" table:style-name="ce14">
            <text:p>56.4</text:p>
          </table:table-cell>
          <table:table-cell office:value-type="float" office:value="71.281999999999996" table:style-name="ce14">
            <text:p>71.3</text:p>
          </table:table-cell>
          <table:table-cell office:value-type="float" office:value="22.89" table:style-name="ce14">
            <text:p>22.9</text:p>
          </table:table-cell>
          <table:table-cell office:value-type="float" office:value="4.5220000000000002" table:style-name="ce14">
            <text:p>4.5</text:p>
          </table:table-cell>
          <table:table-cell office:value-type="float" office:value="1274.568" table:style-name="ce14">
            <text:p>1,274.6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9 Q1</text:p>
          </table:table-cell>
          <table:table-cell office:value-type="float" office:value="42.137" table:style-name="ce14">
            <text:p>42.1</text:p>
          </table:table-cell>
          <table:table-cell office:value-type="float" office:value="119.011" table:style-name="ce14">
            <text:p>119.0</text:p>
          </table:table-cell>
          <table:table-cell office:value-type="float" office:value="104.456" table:style-name="ce14">
            <text:p>104.5</text:p>
          </table:table-cell>
          <table:table-cell office:value-type="float" office:value="107.89100000000001" table:style-name="ce14">
            <text:p>107.9</text:p>
          </table:table-cell>
          <table:table-cell office:value-type="float" office:value="106.822" table:style-name="ce14">
            <text:p>106.8</text:p>
          </table:table-cell>
          <table:table-cell office:value-type="float" office:value="142.03800000000001" table:style-name="ce14">
            <text:p>142.0</text:p>
          </table:table-cell>
          <table:table-cell office:value-type="float" office:value="125.19499999999999" table:style-name="ce14">
            <text:p>125.2</text:p>
          </table:table-cell>
          <table:table-cell office:value-type="float" office:value="211.25800000000001" table:style-name="ce14">
            <text:p>211.3</text:p>
          </table:table-cell>
          <table:table-cell office:value-type="float" office:value="153.65199999999999" table:style-name="ce14">
            <text:p>153.7</text:p>
          </table:table-cell>
          <table:table-cell office:value-type="float" office:value="1112.46" table:style-name="ce14">
            <text:p>1,112.5</text:p>
          </table:table-cell>
          <table:table-cell office:value-type="float" office:value="56.106999999999999" table:style-name="ce14">
            <text:p>56.1</text:p>
          </table:table-cell>
          <table:table-cell office:value-type="float" office:value="71.096999999999994" table:style-name="ce14">
            <text:p>71.1</text:p>
          </table:table-cell>
          <table:table-cell office:value-type="float" office:value="29.053999999999998" table:style-name="ce14">
            <text:p>29.1</text:p>
          </table:table-cell>
          <table:table-cell office:value-type="float" office:value="4.4530000000000003" table:style-name="ce14">
            <text:p>4.5</text:p>
          </table:table-cell>
          <table:table-cell office:value-type="float" office:value="1273.171" table:style-name="ce14">
            <text:p>1,273.2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2</text:p>
          </table:table-cell>
          <table:table-cell office:value-type="float" office:value="45.378999999999998" table:style-name="ce14">
            <text:p>45.4</text:p>
          </table:table-cell>
          <table:table-cell office:value-type="float" office:value="125.392" table:style-name="ce14">
            <text:p>125.4</text:p>
          </table:table-cell>
          <table:table-cell office:value-type="float" office:value="111.253" table:style-name="ce14">
            <text:p>111.3</text:p>
          </table:table-cell>
          <table:table-cell office:value-type="float" office:value="114.86" table:style-name="ce14">
            <text:p>114.9</text:p>
          </table:table-cell>
          <table:table-cell office:value-type="float" office:value="112.498" table:style-name="ce14">
            <text:p>112.5</text:p>
          </table:table-cell>
          <table:table-cell office:value-type="float" office:value="149.38399999999999" table:style-name="ce14">
            <text:p>149.4</text:p>
          </table:table-cell>
          <table:table-cell office:value-type="float" office:value="127.203" table:style-name="ce14">
            <text:p>127.2</text:p>
          </table:table-cell>
          <table:table-cell office:value-type="float" office:value="220.773" table:style-name="ce14">
            <text:p>220.8</text:p>
          </table:table-cell>
          <table:table-cell office:value-type="float" office:value="160.01400000000001" table:style-name="ce14">
            <text:p>160.0</text:p>
          </table:table-cell>
          <table:table-cell office:value-type="float" office:value="1166.7560000000001" table:style-name="ce14">
            <text:p>1,166.8</text:p>
          </table:table-cell>
          <table:table-cell office:value-type="float" office:value="59.787999999999997" table:style-name="ce14">
            <text:p>59.8</text:p>
          </table:table-cell>
          <table:table-cell office:value-type="float" office:value="78.352000000000004" table:style-name="ce14">
            <text:p>78.4</text:p>
          </table:table-cell>
          <table:table-cell office:value-type="float" office:value="32.896999999999998" table:style-name="ce14">
            <text:p>32.9</text:p>
          </table:table-cell>
          <table:table-cell office:value-type="float" office:value="4.4889999999999999" table:style-name="ce14">
            <text:p>4.5</text:p>
          </table:table-cell>
          <table:table-cell office:value-type="float" office:value="1342.2819999999999" table:style-name="ce14">
            <text:p>1,342.3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3</text:p>
          </table:table-cell>
          <table:table-cell office:value-type="float" office:value="45.002000000000002" table:style-name="ce14">
            <text:p>45.0</text:p>
          </table:table-cell>
          <table:table-cell office:value-type="float" office:value="124.812" table:style-name="ce14">
            <text:p>124.8</text:p>
          </table:table-cell>
          <table:table-cell office:value-type="float" office:value="110.6" table:style-name="ce14">
            <text:p>110.6</text:p>
          </table:table-cell>
          <table:table-cell office:value-type="float" office:value="113.979" table:style-name="ce14">
            <text:p>114.0</text:p>
          </table:table-cell>
          <table:table-cell office:value-type="float" office:value="111.801" table:style-name="ce14">
            <text:p>111.8</text:p>
          </table:table-cell>
          <table:table-cell office:value-type="float" office:value="149.27000000000001" table:style-name="ce14">
            <text:p>149.3</text:p>
          </table:table-cell>
          <table:table-cell office:value-type="float" office:value="127.16800000000001" table:style-name="ce14">
            <text:p>127.2</text:p>
          </table:table-cell>
          <table:table-cell office:value-type="float" office:value="220.96600000000001" table:style-name="ce14">
            <text:p>221.0</text:p>
          </table:table-cell>
          <table:table-cell office:value-type="float" office:value="159.51599999999999" table:style-name="ce14">
            <text:p>159.5</text:p>
          </table:table-cell>
          <table:table-cell office:value-type="float" office:value="1163.114" table:style-name="ce14">
            <text:p>1,163.1</text:p>
          </table:table-cell>
          <table:table-cell office:value-type="float" office:value="59.423000000000002" table:style-name="ce14">
            <text:p>59.4</text:p>
          </table:table-cell>
          <table:table-cell office:value-type="float" office:value="77.944999999999993" table:style-name="ce14">
            <text:p>77.9</text:p>
          </table:table-cell>
          <table:table-cell office:value-type="float" office:value="31.241" table:style-name="ce14">
            <text:p>31.2</text:p>
          </table:table-cell>
          <table:table-cell office:value-type="float" office:value="4.4749999999999996" table:style-name="ce14">
            <text:p>4.5</text:p>
          </table:table-cell>
          <table:table-cell office:value-type="float" office:value="1336.1980000000001" table:style-name="ce14">
            <text:p>1,336.2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4</text:p>
          </table:table-cell>
          <table:table-cell office:value-type="float" office:value="41.963000000000001" table:style-name="ce14">
            <text:p>42.0</text:p>
          </table:table-cell>
          <table:table-cell office:value-type="float" office:value="119.282" table:style-name="ce14">
            <text:p>119.3</text:p>
          </table:table-cell>
          <table:table-cell office:value-type="float" office:value="104.40600000000001" table:style-name="ce14">
            <text:p>104.4</text:p>
          </table:table-cell>
          <table:table-cell office:value-type="float" office:value="108.128" table:style-name="ce14">
            <text:p>108.1</text:p>
          </table:table-cell>
          <table:table-cell office:value-type="float" office:value="106.931" table:style-name="ce14">
            <text:p>106.9</text:p>
          </table:table-cell>
          <table:table-cell office:value-type="float" office:value="143.00899999999999" table:style-name="ce14">
            <text:p>143.0</text:p>
          </table:table-cell>
          <table:table-cell office:value-type="float" office:value="125.262" table:style-name="ce14">
            <text:p>125.3</text:p>
          </table:table-cell>
          <table:table-cell office:value-type="float" office:value="213.215" table:style-name="ce14">
            <text:p>213.2</text:p>
          </table:table-cell>
          <table:table-cell office:value-type="float" office:value="153.98500000000001" table:style-name="ce14">
            <text:p>154.0</text:p>
          </table:table-cell>
          <table:table-cell office:value-type="float" office:value="1116.181" table:style-name="ce14">
            <text:p>1,116.2</text:p>
          </table:table-cell>
          <table:table-cell office:value-type="float" office:value="56.529000000000003" table:style-name="ce14">
            <text:p>56.5</text:p>
          </table:table-cell>
          <table:table-cell office:value-type="float" office:value="71.978999999999999" table:style-name="ce14">
            <text:p>72.0</text:p>
          </table:table-cell>
          <table:table-cell office:value-type="float" office:value="26.524999999999999" table:style-name="ce14">
            <text:p>26.5</text:p>
          </table:table-cell>
          <table:table-cell office:value-type="float" office:value="4.4269999999999996" table:style-name="ce14">
            <text:p>4.4</text:p>
          </table:table-cell>
          <table:table-cell office:value-type="float" office:value="1275.6410000000001" table:style-name="ce14">
            <text:p>1,275.6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0 Q1</text:p>
          </table:table-cell>
          <table:table-cell office:value-type="float" office:value="40.655999999999999" table:style-name="ce14">
            <text:p>40.7</text:p>
          </table:table-cell>
          <table:table-cell office:value-type="float" office:value="117.175" table:style-name="ce14">
            <text:p>117.2</text:p>
          </table:table-cell>
          <table:table-cell office:value-type="float" office:value="101.211" table:style-name="ce14">
            <text:p>101.2</text:p>
          </table:table-cell>
          <table:table-cell office:value-type="float" office:value="105.227" table:style-name="ce14">
            <text:p>105.2</text:p>
          </table:table-cell>
          <table:table-cell office:value-type="float" office:value="104.217" table:style-name="ce14">
            <text:p>104.2</text:p>
          </table:table-cell>
          <table:table-cell office:value-type="float" office:value="139.548" table:style-name="ce14">
            <text:p>139.5</text:p>
          </table:table-cell>
          <table:table-cell office:value-type="float" office:value="123.985" table:style-name="ce14">
            <text:p>124.0</text:p>
          </table:table-cell>
          <table:table-cell office:value-type="float" office:value="208.62700000000001" table:style-name="ce14">
            <text:p>208.6</text:p>
          </table:table-cell>
          <table:table-cell office:value-type="float" office:value="151.08600000000001" table:style-name="ce14">
            <text:p>151.1</text:p>
          </table:table-cell>
          <table:table-cell office:value-type="float" office:value="1091.732" table:style-name="ce14">
            <text:p>1,091.7</text:p>
          </table:table-cell>
          <table:table-cell office:value-type="float" office:value="55.259" table:style-name="ce14">
            <text:p>55.3</text:p>
          </table:table-cell>
          <table:table-cell office:value-type="float" office:value="69.935000000000002" table:style-name="ce14">
            <text:p>69.9</text:p>
          </table:table-cell>
          <table:table-cell office:value-type="float" office:value="29.728999999999999" table:style-name="ce14">
            <text:p>29.7</text:p>
          </table:table-cell>
          <table:table-cell office:value-type="float" office:value="4.3650000000000002" table:style-name="ce14">
            <text:p>4.4</text:p>
          </table:table-cell>
          <table:table-cell office:value-type="float" office:value="1251.02" table:style-name="ce14">
            <text:p>1,251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2</text:p>
          </table:table-cell>
          <table:table-cell office:value-type="float" office:value="44.564" table:style-name="ce14">
            <text:p>44.6</text:p>
          </table:table-cell>
          <table:table-cell office:value-type="float" office:value="124.3" table:style-name="ce14">
            <text:p>124.3</text:p>
          </table:table-cell>
          <table:table-cell office:value-type="float" office:value="108.82299999999999" table:style-name="ce14">
            <text:p>108.8</text:p>
          </table:table-cell>
          <table:table-cell office:value-type="float" office:value="112.86499999999999" table:style-name="ce14">
            <text:p>112.9</text:p>
          </table:table-cell>
          <table:table-cell office:value-type="float" office:value="110.78400000000001" table:style-name="ce14">
            <text:p>110.8</text:p>
          </table:table-cell>
          <table:table-cell office:value-type="float" office:value="147.52799999999999" table:style-name="ce14">
            <text:p>147.5</text:p>
          </table:table-cell>
          <table:table-cell office:value-type="float" office:value="126.505" table:style-name="ce14">
            <text:p>126.5</text:p>
          </table:table-cell>
          <table:table-cell office:value-type="float" office:value="218.71799999999999" table:style-name="ce14">
            <text:p>218.7</text:p>
          </table:table-cell>
          <table:table-cell office:value-type="float" office:value="157.976" table:style-name="ce14">
            <text:p>158.0</text:p>
          </table:table-cell>
          <table:table-cell office:value-type="float" office:value="1152.0630000000001" table:style-name="ce14">
            <text:p>1,152.1</text:p>
          </table:table-cell>
          <table:table-cell office:value-type="float" office:value="59.04" table:style-name="ce14">
            <text:p>59.0</text:p>
          </table:table-cell>
          <table:table-cell office:value-type="float" office:value="77.582999999999998" table:style-name="ce14">
            <text:p>77.6</text:p>
          </table:table-cell>
          <table:table-cell office:value-type="float" office:value="32.14" table:style-name="ce14">
            <text:p>32.1</text:p>
          </table:table-cell>
          <table:table-cell office:value-type="float" office:value="4.3650000000000002" table:style-name="ce14">
            <text:p>4.4</text:p>
          </table:table-cell>
          <table:table-cell office:value-type="float" office:value="1325.191" table:style-name="ce14">
            <text:p>1,325.2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3</text:p>
          </table:table-cell>
          <table:table-cell office:value-type="float" office:value="44.347000000000001" table:style-name="ce14">
            <text:p>44.3</text:p>
          </table:table-cell>
          <table:table-cell office:value-type="float" office:value="123.804" table:style-name="ce14">
            <text:p>123.8</text:p>
          </table:table-cell>
          <table:table-cell office:value-type="float" office:value="108.459" table:style-name="ce14">
            <text:p>108.5</text:p>
          </table:table-cell>
          <table:table-cell office:value-type="float" office:value="112.35599999999999" table:style-name="ce14">
            <text:p>112.4</text:p>
          </table:table-cell>
          <table:table-cell office:value-type="float" office:value="110.256" table:style-name="ce14">
            <text:p>110.3</text:p>
          </table:table-cell>
          <table:table-cell office:value-type="float" office:value="147.244" table:style-name="ce14">
            <text:p>147.2</text:p>
          </table:table-cell>
          <table:table-cell office:value-type="float" office:value="126.56699999999999" table:style-name="ce14">
            <text:p>126.6</text:p>
          </table:table-cell>
          <table:table-cell office:value-type="float" office:value="218.523" table:style-name="ce14">
            <text:p>218.5</text:p>
          </table:table-cell>
          <table:table-cell office:value-type="float" office:value="157.93700000000001" table:style-name="ce14">
            <text:p>157.9</text:p>
          </table:table-cell>
          <table:table-cell office:value-type="float" office:value="1149.4929999999999" table:style-name="ce14">
            <text:p>1,149.5</text:p>
          </table:table-cell>
          <table:table-cell office:value-type="float" office:value="59.018999999999998" table:style-name="ce14">
            <text:p>59.0</text:p>
          </table:table-cell>
          <table:table-cell office:value-type="float" office:value="77.353999999999999" table:style-name="ce14">
            <text:p>77.4</text:p>
          </table:table-cell>
          <table:table-cell office:value-type="float" office:value="29.88" table:style-name="ce14">
            <text:p>29.9</text:p>
          </table:table-cell>
          <table:table-cell office:value-type="float" office:value="4.3339999999999996" table:style-name="ce14">
            <text:p>4.3</text:p>
          </table:table-cell>
          <table:table-cell office:value-type="float" office:value="1320.08" table:style-name="ce14">
            <text:p>1,320.1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4</text:p>
          </table:table-cell>
          <table:table-cell office:value-type="float" office:value="40.061" table:style-name="ce14">
            <text:p>40.1</text:p>
          </table:table-cell>
          <table:table-cell office:value-type="float" office:value="116.19" table:style-name="ce14">
            <text:p>116.2</text:p>
          </table:table-cell>
          <table:table-cell office:value-type="float" office:value="100.246" table:style-name="ce14">
            <text:p>100.2</text:p>
          </table:table-cell>
          <table:table-cell office:value-type="float" office:value="103.907" table:style-name="ce14">
            <text:p>103.9</text:p>
          </table:table-cell>
          <table:table-cell office:value-type="float" office:value="103.11799999999999" table:style-name="ce14">
            <text:p>103.1</text:p>
          </table:table-cell>
          <table:table-cell office:value-type="float" office:value="138.52000000000001" table:style-name="ce14">
            <text:p>138.5</text:p>
          </table:table-cell>
          <table:table-cell office:value-type="float" office:value="124.443" table:style-name="ce14">
            <text:p>124.4</text:p>
          </table:table-cell>
          <table:table-cell office:value-type="float" office:value="207.46100000000001" table:style-name="ce14">
            <text:p>207.5</text:p>
          </table:table-cell>
          <table:table-cell office:value-type="float" office:value="149.988" table:style-name="ce14">
            <text:p>150.0</text:p>
          </table:table-cell>
          <table:table-cell office:value-type="float" office:value="1083.934" table:style-name="ce14">
            <text:p>1,083.9</text:p>
          </table:table-cell>
          <table:table-cell office:value-type="float" office:value="55.24" table:style-name="ce14">
            <text:p>55.2</text:p>
          </table:table-cell>
          <table:table-cell office:value-type="float" office:value="68.625" table:style-name="ce14">
            <text:p>68.6</text:p>
          </table:table-cell>
          <table:table-cell office:value-type="float" office:value="25.643999999999998" table:style-name="ce14">
            <text:p>25.6</text:p>
          </table:table-cell>
          <table:table-cell office:value-type="float" office:value="0.92600000000000005" table:style-name="ce14">
            <text:p>0.9</text:p>
          </table:table-cell>
          <table:table-cell office:value-type="float" office:value="1234.3689999999999" table:style-name="ce14">
            <text:p>1,234.4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1 Q1</text:p>
          </table:table-cell>
          <table:table-cell office:value-type="float" office:value="40.183" table:style-name="ce14">
            <text:p>40.2</text:p>
          </table:table-cell>
          <table:table-cell office:value-type="float" office:value="116.62" table:style-name="ce14">
            <text:p>116.6</text:p>
          </table:table-cell>
          <table:table-cell office:value-type="float" office:value="100.672" table:style-name="ce14">
            <text:p>100.7</text:p>
          </table:table-cell>
          <table:table-cell office:value-type="float" office:value="104.021" table:style-name="ce14">
            <text:p>104.0</text:p>
          </table:table-cell>
          <table:table-cell office:value-type="float" office:value="103.53100000000001" table:style-name="ce14">
            <text:p>103.5</text:p>
          </table:table-cell>
          <table:table-cell office:value-type="float" office:value="138.72499999999999" table:style-name="ce14">
            <text:p>138.7</text:p>
          </table:table-cell>
          <table:table-cell office:value-type="float" office:value="124.741" table:style-name="ce14">
            <text:p>124.7</text:p>
          </table:table-cell>
          <table:table-cell office:value-type="float" office:value="207.422" table:style-name="ce14">
            <text:p>207.4</text:p>
          </table:table-cell>
          <table:table-cell office:value-type="float" office:value="149.86699999999999" table:style-name="ce14">
            <text:p>149.9</text:p>
          </table:table-cell>
          <table:table-cell office:value-type="float" office:value="1085.7819999999999" table:style-name="ce14">
            <text:p>1,085.8</text:p>
          </table:table-cell>
          <table:table-cell office:value-type="float" office:value="55.19" table:style-name="ce14">
            <text:p>55.2</text:p>
          </table:table-cell>
          <table:table-cell office:value-type="float" office:value="68.016999999999996" table:style-name="ce14">
            <text:p>68.0</text:p>
          </table:table-cell>
          <table:table-cell office:value-type="float" office:value="26.611999999999998" table:style-name="ce14">
            <text:p>26.6</text:p>
          </table:table-cell>
          <table:table-cell office:value-type="float" office:value="0.92500000000000004" table:style-name="ce14">
            <text:p>0.9</text:p>
          </table:table-cell>
          <table:table-cell office:value-type="float" office:value="1236.5260000000001" table:style-name="ce14">
            <text:p>1,236.5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2</text:p>
          </table:table-cell>
          <table:table-cell office:value-type="float" office:value="44.225999999999999" table:style-name="ce14">
            <text:p>44.2</text:p>
          </table:table-cell>
          <table:table-cell office:value-type="float" office:value="124.12" table:style-name="ce14">
            <text:p>124.1</text:p>
          </table:table-cell>
          <table:table-cell office:value-type="float" office:value="109.047" table:style-name="ce14">
            <text:p>109.0</text:p>
          </table:table-cell>
          <table:table-cell office:value-type="float" office:value="112.55" table:style-name="ce14">
            <text:p>112.6</text:p>
          </table:table-cell>
          <table:table-cell office:value-type="float" office:value="110.44" table:style-name="ce14">
            <text:p>110.4</text:p>
          </table:table-cell>
          <table:table-cell office:value-type="float" office:value="147.38900000000001" table:style-name="ce14">
            <text:p>147.4</text:p>
          </table:table-cell>
          <table:table-cell office:value-type="float" office:value="127.059" table:style-name="ce14">
            <text:p>127.1</text:p>
          </table:table-cell>
          <table:table-cell office:value-type="float" office:value="219.12" table:style-name="ce14">
            <text:p>219.1</text:p>
          </table:table-cell>
          <table:table-cell office:value-type="float" office:value="157.874" table:style-name="ce14">
            <text:p>157.9</text:p>
          </table:table-cell>
          <table:table-cell office:value-type="float" office:value="1151.825" table:style-name="ce14">
            <text:p>1,151.8</text:p>
          </table:table-cell>
          <table:table-cell office:value-type="float" office:value="58.94" table:style-name="ce14">
            <text:p>58.9</text:p>
          </table:table-cell>
          <table:table-cell office:value-type="float" office:value="76.206000000000003" table:style-name="ce14">
            <text:p>76.2</text:p>
          </table:table-cell>
          <table:table-cell office:value-type="float" office:value="28.591000000000001" table:style-name="ce14">
            <text:p>28.6</text:p>
          </table:table-cell>
          <table:table-cell office:value-type="float" office:value="0.93100000000000005" table:style-name="ce14">
            <text:p>0.9</text:p>
          </table:table-cell>
          <table:table-cell office:value-type="float" office:value="1316.4929999999999" table:style-name="ce14">
            <text:p>1,316.5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3</text:p>
          </table:table-cell>
          <table:table-cell office:value-type="float" office:value="43.441000000000003" table:style-name="ce14">
            <text:p>43.4</text:p>
          </table:table-cell>
          <table:table-cell office:value-type="float" office:value="123.80500000000001" table:style-name="ce14">
            <text:p>123.8</text:p>
          </table:table-cell>
          <table:table-cell office:value-type="float" office:value="108.336" table:style-name="ce14">
            <text:p>108.3</text:p>
          </table:table-cell>
          <table:table-cell office:value-type="float" office:value="112.015" table:style-name="ce14">
            <text:p>112.0</text:p>
          </table:table-cell>
          <table:table-cell office:value-type="float" office:value="109.92700000000001" table:style-name="ce14">
            <text:p>109.9</text:p>
          </table:table-cell>
          <table:table-cell office:value-type="float" office:value="147.19300000000001" table:style-name="ce14">
            <text:p>147.2</text:p>
          </table:table-cell>
          <table:table-cell office:value-type="float" office:value="126.992" table:style-name="ce14">
            <text:p>127.0</text:p>
          </table:table-cell>
          <table:table-cell office:value-type="float" office:value="218.75399999999999" table:style-name="ce14">
            <text:p>218.8</text:p>
          </table:table-cell>
          <table:table-cell office:value-type="float" office:value="157.43199999999999" table:style-name="ce14">
            <text:p>157.4</text:p>
          </table:table-cell>
          <table:table-cell office:value-type="float" office:value="1147.895" table:style-name="ce14">
            <text:p>1,147.9</text:p>
          </table:table-cell>
          <table:table-cell office:value-type="float" office:value="58.795999999999999" table:style-name="ce14">
            <text:p>58.8</text:p>
          </table:table-cell>
          <table:table-cell office:value-type="float" office:value="75.311999999999998" table:style-name="ce14">
            <text:p>75.3</text:p>
          </table:table-cell>
          <table:table-cell office:value-type="float" office:value="28.157" table:style-name="ce14">
            <text:p>28.2</text:p>
          </table:table-cell>
          <table:table-cell office:value-type="float" office:value="0.93100000000000005" table:style-name="ce14">
            <text:p>0.9</text:p>
          </table:table-cell>
          <table:table-cell office:value-type="float" office:value="1311.0909999999999" table:style-name="ce14">
            <text:p>1,311.1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4</text:p>
          </table:table-cell>
          <table:table-cell office:value-type="float" office:value="39.444000000000003" table:style-name="ce14">
            <text:p>39.4</text:p>
          </table:table-cell>
          <table:table-cell office:value-type="float" office:value="117.258" table:style-name="ce14">
            <text:p>117.3</text:p>
          </table:table-cell>
          <table:table-cell office:value-type="float" office:value="100.366" table:style-name="ce14">
            <text:p>100.4</text:p>
          </table:table-cell>
          <table:table-cell office:value-type="float" office:value="104.437" table:style-name="ce14">
            <text:p>104.4</text:p>
          </table:table-cell>
          <table:table-cell office:value-type="float" office:value="103.776" table:style-name="ce14">
            <text:p>103.8</text:p>
          </table:table-cell>
          <table:table-cell office:value-type="float" office:value="140.10499999999999" table:style-name="ce14">
            <text:p>140.1</text:p>
          </table:table-cell>
          <table:table-cell office:value-type="float" office:value="125.45399999999999" table:style-name="ce14">
            <text:p>125.5</text:p>
          </table:table-cell>
          <table:table-cell office:value-type="float" office:value="209.73099999999999" table:style-name="ce14">
            <text:p>209.7</text:p>
          </table:table-cell>
          <table:table-cell office:value-type="float" office:value="150.815" table:style-name="ce14">
            <text:p>150.8</text:p>
          </table:table-cell>
          <table:table-cell office:value-type="float" office:value="1091.386" table:style-name="ce14">
            <text:p>1,091.4</text:p>
          </table:table-cell>
          <table:table-cell office:value-type="float" office:value="55.146000000000001" table:style-name="ce14">
            <text:p>55.1</text:p>
          </table:table-cell>
          <table:table-cell office:value-type="float" office:value="66.221999999999994" table:style-name="ce14">
            <text:p>66.2</text:p>
          </table:table-cell>
          <table:table-cell office:value-type="float" office:value="24.651" table:style-name="ce14">
            <text:p>24.7</text:p>
          </table:table-cell>
          <table:table-cell office:value-type="float" office:value="0.91600000000000004" table:style-name="ce14">
            <text:p>0.9</text:p>
          </table:table-cell>
          <table:table-cell office:value-type="float" office:value="1238.3209999999999" table:style-name="ce14">
            <text:p>1,238.3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2 Q1</text:p>
          </table:table-cell>
          <table:table-cell office:value-type="float" office:value="39.716000000000001" table:style-name="ce14">
            <text:p>39.7</text:p>
          </table:table-cell>
          <table:table-cell office:value-type="float" office:value="117.17100000000001" table:style-name="ce14">
            <text:p>117.2</text:p>
          </table:table-cell>
          <table:table-cell office:value-type="float" office:value="100.233" table:style-name="ce14">
            <text:p>100.2</text:p>
          </table:table-cell>
          <table:table-cell office:value-type="float" office:value="104.09399999999999" table:style-name="ce14">
            <text:p>104.1</text:p>
          </table:table-cell>
          <table:table-cell office:value-type="float" office:value="103.697" table:style-name="ce14">
            <text:p>103.7</text:p>
          </table:table-cell>
          <table:table-cell office:value-type="float" office:value="138.911" table:style-name="ce14">
            <text:p>138.9</text:p>
          </table:table-cell>
          <table:table-cell office:value-type="float" office:value="125.634" table:style-name="ce14">
            <text:p>125.6</text:p>
          </table:table-cell>
          <table:table-cell office:value-type="float" office:value="209.48" table:style-name="ce14">
            <text:p>209.5</text:p>
          </table:table-cell>
          <table:table-cell office:value-type="float" office:value="150.22399999999999" table:style-name="ce14">
            <text:p>150.2</text:p>
          </table:table-cell>
          <table:table-cell office:value-type="float" office:value="1089.1600000000001" table:style-name="ce14">
            <text:p>1,089.2</text:p>
          </table:table-cell>
          <table:table-cell office:value-type="float" office:value="54.841999999999999" table:style-name="ce14">
            <text:p>54.8</text:p>
          </table:table-cell>
          <table:table-cell office:value-type="float" office:value="66.492000000000004" table:style-name="ce14">
            <text:p>66.5</text:p>
          </table:table-cell>
          <table:table-cell office:value-type="float" office:value="26.343" table:style-name="ce14">
            <text:p>26.3</text:p>
          </table:table-cell>
          <table:table-cell office:value-type="float" office:value="0.89700000000000002" table:style-name="ce14">
            <text:p>0.9</text:p>
          </table:table-cell>
          <table:table-cell office:value-type="float" office:value="1237.7339999999999" table:style-name="ce14">
            <text:p>1,237.7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2</text:p>
          </table:table-cell>
          <table:table-cell office:value-type="float" office:value="43.22" table:style-name="ce14">
            <text:p>43.2</text:p>
          </table:table-cell>
          <table:table-cell office:value-type="float" office:value="124.25700000000001" table:style-name="ce14">
            <text:p>124.3</text:p>
          </table:table-cell>
          <table:table-cell office:value-type="float" office:value="107.712" table:style-name="ce14">
            <text:p>107.7</text:p>
          </table:table-cell>
          <table:table-cell office:value-type="float" office:value="110.94" table:style-name="ce14">
            <text:p>110.9</text:p>
          </table:table-cell>
          <table:table-cell office:value-type="float" office:value="109.16" table:style-name="ce14">
            <text:p>109.2</text:p>
          </table:table-cell>
          <table:table-cell office:value-type="float" office:value="145.595" table:style-name="ce14">
            <text:p>145.6</text:p>
          </table:table-cell>
          <table:table-cell office:value-type="float" office:value="127.428" table:style-name="ce14">
            <text:p>127.4</text:p>
          </table:table-cell>
          <table:table-cell office:value-type="float" office:value="217.928" table:style-name="ce14">
            <text:p>217.9</text:p>
          </table:table-cell>
          <table:table-cell office:value-type="float" office:value="156.79400000000001" table:style-name="ce14">
            <text:p>156.8</text:p>
          </table:table-cell>
          <table:table-cell office:value-type="float" office:value="1143.0340000000001" table:style-name="ce14">
            <text:p>1,143.0</text:p>
          </table:table-cell>
          <table:table-cell office:value-type="float" office:value="58.44" table:style-name="ce14">
            <text:p>58.4</text:p>
          </table:table-cell>
          <table:table-cell office:value-type="float" office:value="75.209999999999994" table:style-name="ce14">
            <text:p>75.2</text:p>
          </table:table-cell>
          <table:table-cell office:value-type="float" office:value="28.187000000000001" table:style-name="ce14">
            <text:p>28.2</text:p>
          </table:table-cell>
          <table:table-cell office:value-type="float" office:value="0.89600000000000002" table:style-name="ce14">
            <text:p>0.9</text:p>
          </table:table-cell>
          <table:table-cell office:value-type="float" office:value="1305.7670000000001" table:style-name="ce14">
            <text:p>1,305.8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3</text:p>
          </table:table-cell>
          <table:table-cell office:value-type="float" office:value="43.134999999999998" table:style-name="ce14">
            <text:p>43.1</text:p>
          </table:table-cell>
          <table:table-cell office:value-type="float" office:value="124.065" table:style-name="ce14">
            <text:p>124.1</text:p>
          </table:table-cell>
          <table:table-cell office:value-type="float" office:value="107.786" table:style-name="ce14">
            <text:p>107.8</text:p>
          </table:table-cell>
          <table:table-cell office:value-type="float" office:value="111.349" table:style-name="ce14">
            <text:p>111.3</text:p>
          </table:table-cell>
          <table:table-cell office:value-type="float" office:value="108.919" table:style-name="ce14">
            <text:p>108.9</text:p>
          </table:table-cell>
          <table:table-cell office:value-type="float" office:value="146.33500000000001" table:style-name="ce14">
            <text:p>146.3</text:p>
          </table:table-cell>
          <table:table-cell office:value-type="float" office:value="128.28800000000001" table:style-name="ce14">
            <text:p>128.3</text:p>
          </table:table-cell>
          <table:table-cell office:value-type="float" office:value="219.44399999999999" table:style-name="ce14">
            <text:p>219.4</text:p>
          </table:table-cell>
          <table:table-cell office:value-type="float" office:value="156.76599999999999" table:style-name="ce14">
            <text:p>156.8</text:p>
          </table:table-cell>
          <table:table-cell office:value-type="float" office:value="1146.087" table:style-name="ce14">
            <text:p>1,146.1</text:p>
          </table:table-cell>
          <table:table-cell office:value-type="float" office:value="58.564" table:style-name="ce14">
            <text:p>58.6</text:p>
          </table:table-cell>
          <table:table-cell office:value-type="float" office:value="74.893000000000001" table:style-name="ce14">
            <text:p>74.9</text:p>
          </table:table-cell>
          <table:table-cell office:value-type="float" office:value="26.568999999999999" table:style-name="ce14">
            <text:p>26.6</text:p>
          </table:table-cell>
          <table:table-cell office:value-type="float" office:value="0.89200000000000002" table:style-name="ce14">
            <text:p>0.9</text:p>
          </table:table-cell>
          <table:table-cell office:value-type="float" office:value="1307.0050000000001" table:style-name="ce14">
            <text:p>1,307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4</text:p>
          </table:table-cell>
          <table:table-cell office:value-type="float" office:value="38.808" table:style-name="ce14">
            <text:p>38.8</text:p>
          </table:table-cell>
          <table:table-cell office:value-type="float" office:value="115.99299999999999" table:style-name="ce14">
            <text:p>116.0</text:p>
          </table:table-cell>
          <table:table-cell office:value-type="float" office:value="99.171999999999997" table:style-name="ce14">
            <text:p>99.2</text:p>
          </table:table-cell>
          <table:table-cell office:value-type="float" office:value="102.86499999999999" table:style-name="ce14">
            <text:p>102.9</text:p>
          </table:table-cell>
          <table:table-cell office:value-type="float" office:value="101.997" table:style-name="ce14">
            <text:p>102.0</text:p>
          </table:table-cell>
          <table:table-cell office:value-type="float" office:value="137.304" table:style-name="ce14">
            <text:p>137.3</text:p>
          </table:table-cell>
          <table:table-cell office:value-type="float" office:value="125.464" table:style-name="ce14">
            <text:p>125.5</text:p>
          </table:table-cell>
          <table:table-cell office:value-type="float" office:value="208.43" table:style-name="ce14">
            <text:p>208.4</text:p>
          </table:table-cell>
          <table:table-cell office:value-type="float" office:value="148.82400000000001" table:style-name="ce14">
            <text:p>148.8</text:p>
          </table:table-cell>
          <table:table-cell office:value-type="float" office:value="1078.857" table:style-name="ce14">
            <text:p>1,078.9</text:p>
          </table:table-cell>
          <table:table-cell office:value-type="float" office:value="54.375" table:style-name="ce14">
            <text:p>54.4</text:p>
          </table:table-cell>
          <table:table-cell office:value-type="float" office:value="65.683999999999997" table:style-name="ce14">
            <text:p>65.7</text:p>
          </table:table-cell>
          <table:table-cell office:value-type="float" office:value="25.050999999999998" table:style-name="ce14">
            <text:p>25.1</text:p>
          </table:table-cell>
          <table:table-cell office:value-type="float" office:value="0.88200000000000001" table:style-name="ce14">
            <text:p>0.9</text:p>
          </table:table-cell>
          <table:table-cell office:value-type="float" office:value="1224.8489999999999" table:style-name="ce14">
            <text:p>1,224.8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3 Q1</text:p>
          </table:table-cell>
          <table:table-cell office:value-type="float" office:value="37.442" table:style-name="ce14">
            <text:p>37.4</text:p>
          </table:table-cell>
          <table:table-cell office:value-type="float" office:value="114.28" table:style-name="ce14">
            <text:p>114.3</text:p>
          </table:table-cell>
          <table:table-cell office:value-type="float" office:value="96.665999999999997" table:style-name="ce14">
            <text:p>96.7</text:p>
          </table:table-cell>
          <table:table-cell office:value-type="float" office:value="99.882999999999996" table:style-name="ce14">
            <text:p>99.9</text:p>
          </table:table-cell>
          <table:table-cell office:value-type="float" office:value="99.75" table:style-name="ce14">
            <text:p>99.8</text:p>
          </table:table-cell>
          <table:table-cell office:value-type="float" office:value="133.46899999999999" table:style-name="ce14">
            <text:p>133.5</text:p>
          </table:table-cell>
          <table:table-cell office:value-type="float" office:value="123.792" table:style-name="ce14">
            <text:p>123.8</text:p>
          </table:table-cell>
          <table:table-cell office:value-type="float" office:value="204.297" table:style-name="ce14">
            <text:p>204.3</text:p>
          </table:table-cell>
          <table:table-cell office:value-type="float" office:value="145.90299999999999" table:style-name="ce14">
            <text:p>145.9</text:p>
          </table:table-cell>
          <table:table-cell office:value-type="float" office:value="1055.482" table:style-name="ce14">
            <text:p>1,055.5</text:p>
          </table:table-cell>
          <table:table-cell office:value-type="float" office:value="52.921999999999997" table:style-name="ce14">
            <text:p>52.9</text:p>
          </table:table-cell>
          <table:table-cell office:value-type="float" office:value="63.973999999999997" table:style-name="ce14">
            <text:p>64.0</text:p>
          </table:table-cell>
          <table:table-cell office:value-type="float" office:value="25.763000000000002" table:style-name="ce14">
            <text:p>25.8</text:p>
          </table:table-cell>
          <table:table-cell office:value-type="float" office:value="0.86799999999999999" table:style-name="ce14">
            <text:p>0.9</text:p>
          </table:table-cell>
          <table:table-cell office:value-type="float" office:value="1199.009" table:style-name="ce14">
            <text:p>1,199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2</text:p>
          </table:table-cell>
          <table:table-cell office:value-type="float" office:value="42.957000000000001" table:style-name="ce14">
            <text:p>43.0</text:p>
          </table:table-cell>
          <table:table-cell office:value-type="float" office:value="123.967" table:style-name="ce14">
            <text:p>124.0</text:p>
          </table:table-cell>
          <table:table-cell office:value-type="float" office:value="107.66800000000001" table:style-name="ce14">
            <text:p>107.7</text:p>
          </table:table-cell>
          <table:table-cell office:value-type="float" office:value="110.904" table:style-name="ce14">
            <text:p>110.9</text:p>
          </table:table-cell>
          <table:table-cell office:value-type="float" office:value="108.785" table:style-name="ce14">
            <text:p>108.8</text:p>
          </table:table-cell>
          <table:table-cell office:value-type="float" office:value="144.863" table:style-name="ce14">
            <text:p>144.9</text:p>
          </table:table-cell>
          <table:table-cell office:value-type="float" office:value="126.61199999999999" table:style-name="ce14">
            <text:p>126.6</text:p>
          </table:table-cell>
          <table:table-cell office:value-type="float" office:value="218.06399999999999" table:style-name="ce14">
            <text:p>218.1</text:p>
          </table:table-cell>
          <table:table-cell office:value-type="float" office:value="155.739" table:style-name="ce14">
            <text:p>155.7</text:p>
          </table:table-cell>
          <table:table-cell office:value-type="float" office:value="1139.559" table:style-name="ce14">
            <text:p>1,139.6</text:p>
          </table:table-cell>
          <table:table-cell office:value-type="float" office:value="58.564999999999998" table:style-name="ce14">
            <text:p>58.6</text:p>
          </table:table-cell>
          <table:table-cell office:value-type="float" office:value="75.278000000000006" table:style-name="ce14">
            <text:p>75.3</text:p>
          </table:table-cell>
          <table:table-cell office:value-type="float" office:value="28.062000000000001" table:style-name="ce14">
            <text:p>28.1</text:p>
          </table:table-cell>
          <table:table-cell office:value-type="float" office:value="0.877" table:style-name="ce14">
            <text:p>0.9</text:p>
          </table:table-cell>
          <table:table-cell office:value-type="float" office:value="1302.3409999999999" table:style-name="ce14">
            <text:p>1,302.3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3</text:p>
          </table:table-cell>
          <table:table-cell office:value-type="float" office:value="43.363999999999997" table:style-name="ce14">
            <text:p>43.4</text:p>
          </table:table-cell>
          <table:table-cell office:value-type="float" office:value="124.98099999999999" table:style-name="ce14">
            <text:p>125.0</text:p>
          </table:table-cell>
          <table:table-cell office:value-type="float" office:value="109.026" table:style-name="ce14">
            <text:p>109.0</text:p>
          </table:table-cell>
          <table:table-cell office:value-type="float" office:value="112.145" table:style-name="ce14">
            <text:p>112.1</text:p>
          </table:table-cell>
          <table:table-cell office:value-type="float" office:value="110.027" table:style-name="ce14">
            <text:p>110.0</text:p>
          </table:table-cell>
          <table:table-cell office:value-type="float" office:value="146.83699999999999" table:style-name="ce14">
            <text:p>146.8</text:p>
          </table:table-cell>
          <table:table-cell office:value-type="float" office:value="127.416" table:style-name="ce14">
            <text:p>127.4</text:p>
          </table:table-cell>
          <table:table-cell office:value-type="float" office:value="220.56899999999999" table:style-name="ce14">
            <text:p>220.6</text:p>
          </table:table-cell>
          <table:table-cell office:value-type="float" office:value="157.53299999999999" table:style-name="ce14">
            <text:p>157.5</text:p>
          </table:table-cell>
          <table:table-cell office:value-type="float" office:value="1151.8979999999999" table:style-name="ce14">
            <text:p>1,151.9</text:p>
          </table:table-cell>
          <table:table-cell office:value-type="float" office:value="59.581000000000003" table:style-name="ce14">
            <text:p>59.6</text:p>
          </table:table-cell>
          <table:table-cell office:value-type="float" office:value="76.247" table:style-name="ce14">
            <text:p>76.2</text:p>
          </table:table-cell>
          <table:table-cell office:value-type="float" office:value="28.289000000000001" table:style-name="ce14">
            <text:p>28.3</text:p>
          </table:table-cell>
          <table:table-cell office:value-type="float" office:value="0.871" table:style-name="ce14">
            <text:p>0.9</text:p>
          </table:table-cell>
          <table:table-cell office:value-type="float" office:value="1316.886" table:style-name="ce14">
            <text:p>1,316.9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4</text:p>
          </table:table-cell>
          <table:table-cell office:value-type="float" office:value="38.095999999999997" table:style-name="ce14">
            <text:p>38.1</text:p>
          </table:table-cell>
          <table:table-cell office:value-type="float" office:value="115.821" table:style-name="ce14">
            <text:p>115.8</text:p>
          </table:table-cell>
          <table:table-cell office:value-type="float" office:value="98.19" table:style-name="ce14">
            <text:p>98.2</text:p>
          </table:table-cell>
          <table:table-cell office:value-type="float" office:value="101.73699999999999" table:style-name="ce14">
            <text:p>101.7</text:p>
          </table:table-cell>
          <table:table-cell office:value-type="float" office:value="101.232" table:style-name="ce14">
            <text:p>101.2</text:p>
          </table:table-cell>
          <table:table-cell office:value-type="float" office:value="136.477" table:style-name="ce14">
            <text:p>136.5</text:p>
          </table:table-cell>
          <table:table-cell office:value-type="float" office:value="124.96599999999999" table:style-name="ce14">
            <text:p>125.0</text:p>
          </table:table-cell>
          <table:table-cell office:value-type="float" office:value="207.83099999999999" table:style-name="ce14">
            <text:p>207.8</text:p>
          </table:table-cell>
          <table:table-cell office:value-type="float" office:value="147.679" table:style-name="ce14">
            <text:p>147.7</text:p>
          </table:table-cell>
          <table:table-cell office:value-type="float" office:value="1072.029" table:style-name="ce14">
            <text:p>1,072.0</text:p>
          </table:table-cell>
          <table:table-cell office:value-type="float" office:value="54.673999999999999" table:style-name="ce14">
            <text:p>54.7</text:p>
          </table:table-cell>
          <table:table-cell office:value-type="float" office:value="65.965999999999994" table:style-name="ce14">
            <text:p>66.0</text:p>
          </table:table-cell>
          <table:table-cell office:value-type="float" office:value="25.872" table:style-name="ce14">
            <text:p>25.9</text:p>
          </table:table-cell>
          <table:table-cell office:value-type="float" office:value="0.85799999999999998" table:style-name="ce14">
            <text:p>0.9</text:p>
          </table:table-cell>
          <table:table-cell office:value-type="float" office:value="1219.3989999999999" table:style-name="ce14">
            <text:p>1,219.4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4 Q1</text:p>
          </table:table-cell>
          <table:table-cell office:value-type="float" office:value="38.036000000000001" table:style-name="ce14">
            <text:p>38.0</text:p>
          </table:table-cell>
          <table:table-cell office:value-type="float" office:value="115.511" table:style-name="ce14">
            <text:p>115.5</text:p>
          </table:table-cell>
          <table:table-cell office:value-type="float" office:value="98.442999999999998" table:style-name="ce14">
            <text:p>98.4</text:p>
          </table:table-cell>
          <table:table-cell office:value-type="float" office:value="101.98399999999999" table:style-name="ce14">
            <text:p>102.0</text:p>
          </table:table-cell>
          <table:table-cell office:value-type="float" office:value="101.36799999999999" table:style-name="ce14">
            <text:p>101.4</text:p>
          </table:table-cell>
          <table:table-cell office:value-type="float" office:value="136.61000000000001" table:style-name="ce14">
            <text:p>136.6</text:p>
          </table:table-cell>
          <table:table-cell office:value-type="float" office:value="125.371" table:style-name="ce14">
            <text:p>125.4</text:p>
          </table:table-cell>
          <table:table-cell office:value-type="float" office:value="207.376" table:style-name="ce14">
            <text:p>207.4</text:p>
          </table:table-cell>
          <table:table-cell office:value-type="float" office:value="146.672" table:style-name="ce14">
            <text:p>146.7</text:p>
          </table:table-cell>
          <table:table-cell office:value-type="float" office:value="1071.3710000000001" table:style-name="ce14">
            <text:p>1,071.4</text:p>
          </table:table-cell>
          <table:table-cell office:value-type="float" office:value="54.411999999999999" table:style-name="ce14">
            <text:p>54.4</text:p>
          </table:table-cell>
          <table:table-cell office:value-type="float" office:value="65.543000000000006" table:style-name="ce14">
            <text:p>65.5</text:p>
          </table:table-cell>
          <table:table-cell office:value-type="float" office:value="25.863" table:style-name="ce14">
            <text:p>25.9</text:p>
          </table:table-cell>
          <table:table-cell office:value-type="float" office:value="0.85399999999999998" table:style-name="ce14">
            <text:p>0.9</text:p>
          </table:table-cell>
          <table:table-cell office:value-type="float" office:value="1218.0429999999999" table:style-name="ce14">
            <text:p>1,218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2</text:p>
          </table:table-cell>
          <table:table-cell office:value-type="float" office:value="43.542999999999999" table:style-name="ce14">
            <text:p>43.5</text:p>
          </table:table-cell>
          <table:table-cell office:value-type="float" office:value="125.01900000000001" table:style-name="ce14">
            <text:p>125.0</text:p>
          </table:table-cell>
          <table:table-cell office:value-type="float" office:value="109.211" table:style-name="ce14">
            <text:p>109.2</text:p>
          </table:table-cell>
          <table:table-cell office:value-type="float" office:value="112.599" table:style-name="ce14">
            <text:p>112.6</text:p>
          </table:table-cell>
          <table:table-cell office:value-type="float" office:value="111.036" table:style-name="ce14">
            <text:p>111.0</text:p>
          </table:table-cell>
          <table:table-cell office:value-type="float" office:value="147.86099999999999" table:style-name="ce14">
            <text:p>147.9</text:p>
          </table:table-cell>
          <table:table-cell office:value-type="float" office:value="129.12299999999999" table:style-name="ce14">
            <text:p>129.1</text:p>
          </table:table-cell>
          <table:table-cell office:value-type="float" office:value="221.07" table:style-name="ce14">
            <text:p>221.1</text:p>
          </table:table-cell>
          <table:table-cell office:value-type="float" office:value="157.339" table:style-name="ce14">
            <text:p>157.3</text:p>
          </table:table-cell>
          <table:table-cell office:value-type="float" office:value="1156.8009999999999" table:style-name="ce14">
            <text:p>1,156.8</text:p>
          </table:table-cell>
          <table:table-cell office:value-type="float" office:value="60.023000000000003" table:style-name="ce14">
            <text:p>60.0</text:p>
          </table:table-cell>
          <table:table-cell office:value-type="float" office:value="77.534999999999997" table:style-name="ce14">
            <text:p>77.5</text:p>
          </table:table-cell>
          <table:table-cell office:value-type="float" office:value="29.545000000000002" table:style-name="ce14">
            <text:p>29.5</text:p>
          </table:table-cell>
          <table:table-cell office:value-type="float" office:value="0.86799999999999999" table:style-name="ce14">
            <text:p>0.9</text:p>
          </table:table-cell>
          <table:table-cell office:value-type="float" office:value="1324.7719999999999" table:style-name="ce14">
            <text:p>1,324.8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3</text:p>
          </table:table-cell>
          <table:table-cell office:value-type="float" office:value="44.183999999999997" table:style-name="ce14">
            <text:p>44.2</text:p>
          </table:table-cell>
          <table:table-cell office:value-type="float" office:value="126.569" table:style-name="ce14">
            <text:p>126.6</text:p>
          </table:table-cell>
          <table:table-cell office:value-type="float" office:value="110.143" table:style-name="ce14">
            <text:p>110.1</text:p>
          </table:table-cell>
          <table:table-cell office:value-type="float" office:value="113.958" table:style-name="ce14">
            <text:p>114.0</text:p>
          </table:table-cell>
          <table:table-cell office:value-type="float" office:value="112.212" table:style-name="ce14">
            <text:p>112.2</text:p>
          </table:table-cell>
          <table:table-cell office:value-type="float" office:value="149.16900000000001" table:style-name="ce14">
            <text:p>149.2</text:p>
          </table:table-cell>
          <table:table-cell office:value-type="float" office:value="130.47" table:style-name="ce14">
            <text:p>130.5</text:p>
          </table:table-cell>
          <table:table-cell office:value-type="float" office:value="223.69399999999999" table:style-name="ce14">
            <text:p>223.7</text:p>
          </table:table-cell>
          <table:table-cell office:value-type="float" office:value="159.21700000000001" table:style-name="ce14">
            <text:p>159.2</text:p>
          </table:table-cell>
          <table:table-cell office:value-type="float" office:value="1169.616" table:style-name="ce14">
            <text:p>1,169.6</text:p>
          </table:table-cell>
          <table:table-cell office:value-type="float" office:value="61.009" table:style-name="ce14">
            <text:p>61.0</text:p>
          </table:table-cell>
          <table:table-cell office:value-type="float" office:value="79.022999999999996" table:style-name="ce14">
            <text:p>79.0</text:p>
          </table:table-cell>
          <table:table-cell office:value-type="float" office:value="29.62" table:style-name="ce14">
            <text:p>29.6</text:p>
          </table:table-cell>
          <table:table-cell office:value-type="float" office:value="0.86" table:style-name="ce14">
            <text:p>0.9</text:p>
          </table:table-cell>
          <table:table-cell office:value-type="float" office:value="1340.1279999999999" table:style-name="ce14">
            <text:p>1,340.1</text:p>
          </table:table-cell>
          <table:table-cell office:value-type="float" office:value="27.484999999999999" table:style-name="ce14">
            <text:p>27.5</text:p>
          </table:table-cell>
          <table:table-cell office:value-type="float" office:value="0.58499999999999996" table:style-name="ce14">
            <text:p>0.6</text:p>
          </table:table-cell>
          <table:table-cell office:value-type="float" office:value="1368.1980000000001" table:style-name="ce14">
            <text:p>1,368.2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4</text:p>
          </table:table-cell>
          <table:table-cell office:value-type="float" office:value="38.555999999999997" table:style-name="ce14">
            <text:p>38.6</text:p>
          </table:table-cell>
          <table:table-cell office:value-type="float" office:value="115.395" table:style-name="ce14">
            <text:p>115.4</text:p>
          </table:table-cell>
          <table:table-cell office:value-type="float" office:value="98.447999999999993" table:style-name="ce14">
            <text:p>98.4</text:p>
          </table:table-cell>
          <table:table-cell office:value-type="float" office:value="102.58799999999999" table:style-name="ce14">
            <text:p>102.6</text:p>
          </table:table-cell>
          <table:table-cell office:value-type="float" office:value="102.05" table:style-name="ce14">
            <text:p>102.1</text:p>
          </table:table-cell>
          <table:table-cell office:value-type="float" office:value="137.54900000000001" table:style-name="ce14">
            <text:p>137.5</text:p>
          </table:table-cell>
          <table:table-cell office:value-type="float" office:value="124.97799999999999" table:style-name="ce14">
            <text:p>125.0</text:p>
          </table:table-cell>
          <table:table-cell office:value-type="float" office:value="208.398" table:style-name="ce14">
            <text:p>208.4</text:p>
          </table:table-cell>
          <table:table-cell office:value-type="float" office:value="147.596" table:style-name="ce14">
            <text:p>147.6</text:p>
          </table:table-cell>
          <table:table-cell office:value-type="float" office:value="1075.558" table:style-name="ce14">
            <text:p>1,075.6</text:p>
          </table:table-cell>
          <table:table-cell office:value-type="float" office:value="55.261000000000003" table:style-name="ce14">
            <text:p>55.3</text:p>
          </table:table-cell>
          <table:table-cell office:value-type="float" office:value="67.278000000000006" table:style-name="ce14">
            <text:p>67.3</text:p>
          </table:table-cell>
          <table:table-cell office:value-type="float" office:value="17.219000000000001" table:style-name="ce14">
            <text:p>17.2</text:p>
          </table:table-cell>
          <table:table-cell office:value-type="float" office:value="0.85199999999999998" table:style-name="ce14">
            <text:p>0.9</text:p>
          </table:table-cell>
          <table:table-cell office:value-type="float" office:value="1216.1679999999999" table:style-name="ce14">
            <text:p>1,216.2</text:p>
          </table:table-cell>
          <table:table-cell office:value-type="float" office:value="23.727" table:style-name="ce14">
            <text:p>23.7</text:p>
          </table:table-cell>
          <table:table-cell office:value-type="float" office:value="0.317" table:style-name="ce14">
            <text:p>0.3</text:p>
          </table:table-cell>
          <table:table-cell office:value-type="float" office:value="1240.212" table:style-name="ce14">
            <text:p>1,240.2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5 Q1</text:p>
          </table:table-cell>
          <table:table-cell office:value-type="float" office:value="38.171999999999997" table:style-name="ce14">
            <text:p>38.2</text:p>
          </table:table-cell>
          <table:table-cell office:value-type="float" office:value="114.559" table:style-name="ce14">
            <text:p>114.6</text:p>
          </table:table-cell>
          <table:table-cell office:value-type="float" office:value="97.22" table:style-name="ce14">
            <text:p>97.2</text:p>
          </table:table-cell>
          <table:table-cell office:value-type="float" office:value="102.10299999999999" table:style-name="ce14">
            <text:p>102.1</text:p>
          </table:table-cell>
          <table:table-cell office:value-type="float" office:value="101.399" table:style-name="ce14">
            <text:p>101.4</text:p>
          </table:table-cell>
          <table:table-cell office:value-type="float" office:value="136.208" table:style-name="ce14">
            <text:p>136.2</text:p>
          </table:table-cell>
          <table:table-cell office:value-type="float" office:value="124.173" table:style-name="ce14">
            <text:p>124.2</text:p>
          </table:table-cell>
          <table:table-cell office:value-type="float" office:value="206.79400000000001" table:style-name="ce14">
            <text:p>206.8</text:p>
          </table:table-cell>
          <table:table-cell office:value-type="float" office:value="146.291" table:style-name="ce14">
            <text:p>146.3</text:p>
          </table:table-cell>
          <table:table-cell office:value-type="float" office:value="1066.9190000000001" table:style-name="ce14">
            <text:p>1,066.9</text:p>
          </table:table-cell>
          <table:table-cell office:value-type="float" office:value="54.637" table:style-name="ce14">
            <text:p>54.6</text:p>
          </table:table-cell>
          <table:table-cell office:value-type="float" office:value="66.635000000000005" table:style-name="ce14">
            <text:p>66.6</text:p>
          </table:table-cell>
          <table:table-cell office:value-type="float" office:value="15.778" table:style-name="ce14">
            <text:p>15.8</text:p>
          </table:table-cell>
          <table:table-cell office:value-type="float" office:value="0.84199999999999997" table:style-name="ce14">
            <text:p>0.8</text:p>
          </table:table-cell>
          <table:table-cell office:value-type="float" office:value="1204.8109999999999" table:style-name="ce14">
            <text:p>1,204.8</text:p>
          </table:table-cell>
          <table:table-cell office:value-type="float" office:value="23.152000000000001" table:style-name="ce14">
            <text:p>23.2</text:p>
          </table:table-cell>
          <table:table-cell office:value-type="float" office:value="0.26600000000000001" table:style-name="ce14">
            <text:p>0.3</text:p>
          </table:table-cell>
          <table:table-cell office:value-type="float" office:value="1228.229" table:style-name="ce14">
            <text:p>1,228.2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2</text:p>
          </table:table-cell>
          <table:table-cell office:value-type="float" office:value="43.311" table:style-name="ce14">
            <text:p>43.3</text:p>
          </table:table-cell>
          <table:table-cell office:value-type="float" office:value="123.65" table:style-name="ce14">
            <text:p>123.7</text:p>
          </table:table-cell>
          <table:table-cell office:value-type="float" office:value="107.453" table:style-name="ce14">
            <text:p>107.5</text:p>
          </table:table-cell>
          <table:table-cell office:value-type="float" office:value="112.101" table:style-name="ce14">
            <text:p>112.1</text:p>
          </table:table-cell>
          <table:table-cell office:value-type="float" office:value="110.105" table:style-name="ce14">
            <text:p>110.1</text:p>
          </table:table-cell>
          <table:table-cell office:value-type="float" office:value="146.40899999999999" table:style-name="ce14">
            <text:p>146.4</text:p>
          </table:table-cell>
          <table:table-cell office:value-type="float" office:value="127.063" table:style-name="ce14">
            <text:p>127.1</text:p>
          </table:table-cell>
          <table:table-cell office:value-type="float" office:value="220.19" table:style-name="ce14">
            <text:p>220.2</text:p>
          </table:table-cell>
          <table:table-cell office:value-type="float" office:value="156.27099999999999" table:style-name="ce14">
            <text:p>156.3</text:p>
          </table:table-cell>
          <table:table-cell office:value-type="float" office:value="1146.5530000000001" table:style-name="ce14">
            <text:p>1,146.6</text:p>
          </table:table-cell>
          <table:table-cell office:value-type="float" office:value="59.965000000000003" table:style-name="ce14">
            <text:p>60.0</text:p>
          </table:table-cell>
          <table:table-cell office:value-type="float" office:value="76.923000000000002" table:style-name="ce14">
            <text:p>76.9</text:p>
          </table:table-cell>
          <table:table-cell office:value-type="float" office:value="15.656000000000001" table:style-name="ce14">
            <text:p>15.7</text:p>
          </table:table-cell>
          <table:table-cell office:value-type="float" office:value="0.83899999999999997" table:style-name="ce14">
            <text:p>0.8</text:p>
          </table:table-cell>
          <table:table-cell office:value-type="float" office:value="1299.9359999999999" table:style-name="ce14">
            <text:p>1,299.9</text:p>
          </table:table-cell>
          <table:table-cell office:value-type="float" office:value="25.332000000000001" table:style-name="ce14">
            <text:p>25.3</text:p>
          </table:table-cell>
          <table:table-cell office:value-type="float" office:value="0.26500000000000001" table:style-name="ce14">
            <text:p>0.3</text:p>
          </table:table-cell>
          <table:table-cell office:value-type="float" office:value="1325.5329999999999" table:style-name="ce14">
            <text:p>1,325.5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3</text:p>
          </table:table-cell>
          <table:table-cell office:value-type="float" office:value="43.994" table:style-name="ce14">
            <text:p>44.0</text:p>
          </table:table-cell>
          <table:table-cell office:value-type="float" office:value="125.59699999999999" table:style-name="ce14">
            <text:p>125.6</text:p>
          </table:table-cell>
          <table:table-cell office:value-type="float" office:value="108.98099999999999" table:style-name="ce14">
            <text:p>109.0</text:p>
          </table:table-cell>
          <table:table-cell office:value-type="float" office:value="113.646" table:style-name="ce14">
            <text:p>113.6</text:p>
          </table:table-cell>
          <table:table-cell office:value-type="float" office:value="111.877" table:style-name="ce14">
            <text:p>111.9</text:p>
          </table:table-cell>
          <table:table-cell office:value-type="float" office:value="148.11600000000001" table:style-name="ce14">
            <text:p>148.1</text:p>
          </table:table-cell>
          <table:table-cell office:value-type="float" office:value="127.848" table:style-name="ce14">
            <text:p>127.8</text:p>
          </table:table-cell>
          <table:table-cell office:value-type="float" office:value="223.05699999999999" table:style-name="ce14">
            <text:p>223.1</text:p>
          </table:table-cell>
          <table:table-cell office:value-type="float" office:value="158.05799999999999" table:style-name="ce14">
            <text:p>158.1</text:p>
          </table:table-cell>
          <table:table-cell office:value-type="float" office:value="1161.174" table:style-name="ce14">
            <text:p>1,161.2</text:p>
          </table:table-cell>
          <table:table-cell office:value-type="float" office:value="60.429000000000002" table:style-name="ce14">
            <text:p>60.4</text:p>
          </table:table-cell>
          <table:table-cell office:value-type="float" office:value="77.960999999999999" table:style-name="ce14">
            <text:p>78.0</text:p>
          </table:table-cell>
          <table:table-cell office:value-type="float" office:value="14.843" table:style-name="ce14">
            <text:p>14.8</text:p>
          </table:table-cell>
          <table:table-cell office:value-type="float" office:value="0.83499999999999996" table:style-name="ce14">
            <text:p>0.8</text:p>
          </table:table-cell>
          <table:table-cell office:value-type="float" office:value="1315.242" table:style-name="ce14">
            <text:p>1,315.2</text:p>
          </table:table-cell>
          <table:table-cell office:value-type="float" office:value="25.248999999999999" table:style-name="ce14">
            <text:p>25.2</text:p>
          </table:table-cell>
          <table:table-cell office:value-type="float" office:value="0.217" table:style-name="ce14">
            <text:p>0.2</text:p>
          </table:table-cell>
          <table:table-cell office:value-type="float" office:value="1340.7080000000001" table:style-name="ce14">
            <text:p>1,340.7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4</text:p>
          </table:table-cell>
          <table:table-cell office:value-type="float" office:value="39.281999999999996" table:style-name="ce14">
            <text:p>39.3</text:p>
          </table:table-cell>
          <table:table-cell office:value-type="float" office:value="117.675" table:style-name="ce14">
            <text:p>117.7</text:p>
          </table:table-cell>
          <table:table-cell office:value-type="float" office:value="99.555000000000007" table:style-name="ce14">
            <text:p>99.6</text:p>
          </table:table-cell>
          <table:table-cell office:value-type="float" office:value="104.515" table:style-name="ce14">
            <text:p>104.5</text:p>
          </table:table-cell>
          <table:table-cell office:value-type="float" office:value="104.623" table:style-name="ce14">
            <text:p>104.6</text:p>
          </table:table-cell>
          <table:table-cell office:value-type="float" office:value="139.20400000000001" table:style-name="ce14">
            <text:p>139.2</text:p>
          </table:table-cell>
          <table:table-cell office:value-type="float" office:value="125.206" table:style-name="ce14">
            <text:p>125.2</text:p>
          </table:table-cell>
          <table:table-cell office:value-type="float" office:value="212.17400000000001" table:style-name="ce14">
            <text:p>212.2</text:p>
          </table:table-cell>
          <table:table-cell office:value-type="float" office:value="150.04599999999999" table:style-name="ce14">
            <text:p>150.0</text:p>
          </table:table-cell>
          <table:table-cell office:value-type="float" office:value="1092.28" table:style-name="ce14">
            <text:p>1,092.3</text:p>
          </table:table-cell>
          <table:table-cell office:value-type="float" office:value="56.039000000000001" table:style-name="ce14">
            <text:p>56.0</text:p>
          </table:table-cell>
          <table:table-cell office:value-type="float" office:value="68.373999999999995" table:style-name="ce14">
            <text:p>68.4</text:p>
          </table:table-cell>
          <table:table-cell office:value-type="float" office:value="13.257999999999999" table:style-name="ce14">
            <text:p>13.3</text:p>
          </table:table-cell>
          <table:table-cell office:value-type="float" office:value="0.82799999999999996" table:style-name="ce14">
            <text:p>0.8</text:p>
          </table:table-cell>
          <table:table-cell office:value-type="float" office:value="1230.779" table:style-name="ce14">
            <text:p>1,230.8</text:p>
          </table:table-cell>
          <table:table-cell office:value-type="float" office:value="22.149000000000001" table:style-name="ce14">
            <text:p>22.1</text:p>
          </table:table-cell>
          <table:table-cell office:value-type="float" office:value="0.152" table:style-name="ce14">
            <text:p>0.2</text:p>
          </table:table-cell>
          <table:table-cell office:value-type="float" office:value="1253.08" table:style-name="ce14">
            <text:p>1,253.1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6 Q1</text:p>
          </table:table-cell>
          <table:table-cell office:value-type="float" office:value="39.274000000000001" table:style-name="ce14">
            <text:p>39.3</text:p>
          </table:table-cell>
          <table:table-cell office:value-type="float" office:value="117.82899999999999" table:style-name="ce14">
            <text:p>117.8</text:p>
          </table:table-cell>
          <table:table-cell office:value-type="float" office:value="99.590999999999994" table:style-name="ce14">
            <text:p>99.6</text:p>
          </table:table-cell>
          <table:table-cell office:value-type="float" office:value="104.49" table:style-name="ce14">
            <text:p>104.5</text:p>
          </table:table-cell>
          <table:table-cell office:value-type="float" office:value="104.78" table:style-name="ce14">
            <text:p>104.8</text:p>
          </table:table-cell>
          <table:table-cell office:value-type="float" office:value="138.34299999999999" table:style-name="ce14">
            <text:p>138.3</text:p>
          </table:table-cell>
          <table:table-cell office:value-type="float" office:value="124.684" table:style-name="ce14">
            <text:p>124.7</text:p>
          </table:table-cell>
          <table:table-cell office:value-type="float" office:value="211.42500000000001" table:style-name="ce14">
            <text:p>211.4</text:p>
          </table:table-cell>
          <table:table-cell office:value-type="float" office:value="149.52799999999999" table:style-name="ce14">
            <text:p>149.5</text:p>
          </table:table-cell>
          <table:table-cell office:value-type="float" office:value="1089.944" table:style-name="ce14">
            <text:p>1,089.9</text:p>
          </table:table-cell>
          <table:table-cell office:value-type="float" office:value="55.856999999999999" table:style-name="ce14">
            <text:p>55.9</text:p>
          </table:table-cell>
          <table:table-cell office:value-type="float" office:value="68.647000000000006" table:style-name="ce14">
            <text:p>68.6</text:p>
          </table:table-cell>
          <table:table-cell office:value-type="float" office:value="13.53" table:style-name="ce14">
            <text:p>13.5</text:p>
          </table:table-cell>
          <table:table-cell office:value-type="float" office:value="0.83" table:style-name="ce14">
            <text:p>0.8</text:p>
          </table:table-cell>
          <table:table-cell office:value-type="float" office:value="1228.808" table:style-name="ce14">
            <text:p>1,228.8</text:p>
          </table:table-cell>
          <table:table-cell office:value-type="float" office:value="22.154" table:style-name="ce14">
            <text:p>22.2</text:p>
          </table:table-cell>
          <table:table-cell office:value-type="float" office:value="0.187" table:style-name="ce14">
            <text:p>0.2</text:p>
          </table:table-cell>
          <table:table-cell office:value-type="float" office:value="1251.1489999999999" table:style-name="ce14">
            <text:p>1,251.1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2</text:p>
          </table:table-cell>
          <table:table-cell office:value-type="float" office:value="43.625999999999998" table:style-name="ce14">
            <text:p>43.6</text:p>
          </table:table-cell>
          <table:table-cell office:value-type="float" office:value="125.97499999999999" table:style-name="ce14">
            <text:p>126.0</text:p>
          </table:table-cell>
          <table:table-cell office:value-type="float" office:value="108.196" table:style-name="ce14">
            <text:p>108.2</text:p>
          </table:table-cell>
          <table:table-cell office:value-type="float" office:value="113.15600000000001" table:style-name="ce14">
            <text:p>113.2</text:p>
          </table:table-cell>
          <table:table-cell office:value-type="float" office:value="112.03700000000001" table:style-name="ce14">
            <text:p>112.0</text:p>
          </table:table-cell>
          <table:table-cell office:value-type="float" office:value="146.97300000000001" table:style-name="ce14">
            <text:p>147.0</text:p>
          </table:table-cell>
          <table:table-cell office:value-type="float" office:value="126.994" table:style-name="ce14">
            <text:p>127.0</text:p>
          </table:table-cell>
          <table:table-cell office:value-type="float" office:value="223.191" table:style-name="ce14">
            <text:p>223.2</text:p>
          </table:table-cell>
          <table:table-cell office:value-type="float" office:value="157.91900000000001" table:style-name="ce14">
            <text:p>157.9</text:p>
          </table:table-cell>
          <table:table-cell office:value-type="float" office:value="1158.067" table:style-name="ce14">
            <text:p>1,158.1</text:p>
          </table:table-cell>
          <table:table-cell office:value-type="float" office:value="60.551000000000002" table:style-name="ce14">
            <text:p>60.6</text:p>
          </table:table-cell>
          <table:table-cell office:value-type="float" office:value="78.016999999999996" table:style-name="ce14">
            <text:p>78.0</text:p>
          </table:table-cell>
          <table:table-cell office:value-type="float" office:value="16.643999999999998" table:style-name="ce14">
            <text:p>16.6</text:p>
          </table:table-cell>
          <table:table-cell office:value-type="float" office:value="0.82799999999999996" table:style-name="ce14">
            <text:p>0.8</text:p>
          </table:table-cell>
          <table:table-cell office:value-type="float" office:value="1314.107" table:style-name="ce14">
            <text:p>1,314.1</text:p>
          </table:table-cell>
          <table:table-cell office:value-type="float" office:value="24.96" table:style-name="ce14">
            <text:p>25.0</text:p>
          </table:table-cell>
          <table:table-cell office:value-type="float" office:value="0.24" table:style-name="ce14">
            <text:p>0.2</text:p>
          </table:table-cell>
          <table:table-cell office:value-type="float" office:value="1339.307" table:style-name="ce14">
            <text:p>1,339.3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3</text:p>
          </table:table-cell>
          <table:table-cell office:value-type="float" office:value="44.279000000000003" table:style-name="ce14">
            <text:p>44.3</text:p>
          </table:table-cell>
          <table:table-cell office:value-type="float" office:value="127.06100000000001" table:style-name="ce14">
            <text:p>127.1</text:p>
          </table:table-cell>
          <table:table-cell office:value-type="float" office:value="109.867" table:style-name="ce14">
            <text:p>109.9</text:p>
          </table:table-cell>
          <table:table-cell office:value-type="float" office:value="114.32" table:style-name="ce14">
            <text:p>114.3</text:p>
          </table:table-cell>
          <table:table-cell office:value-type="float" office:value="113.297" table:style-name="ce14">
            <text:p>113.3</text:p>
          </table:table-cell>
          <table:table-cell office:value-type="float" office:value="149.619" table:style-name="ce14">
            <text:p>149.6</text:p>
          </table:table-cell>
          <table:table-cell office:value-type="float" office:value="127.81699999999999" table:style-name="ce14">
            <text:p>127.8</text:p>
          </table:table-cell>
          <table:table-cell office:value-type="float" office:value="226.53800000000001" table:style-name="ce14">
            <text:p>226.5</text:p>
          </table:table-cell>
          <table:table-cell office:value-type="float" office:value="159.93799999999999" table:style-name="ce14">
            <text:p>159.9</text:p>
          </table:table-cell>
          <table:table-cell office:value-type="float" office:value="1172.7360000000001" table:style-name="ce14">
            <text:p>1,172.7</text:p>
          </table:table-cell>
          <table:table-cell office:value-type="float" office:value="61.491" table:style-name="ce14">
            <text:p>61.5</text:p>
          </table:table-cell>
          <table:table-cell office:value-type="float" office:value="79.137" table:style-name="ce14">
            <text:p>79.1</text:p>
          </table:table-cell>
          <table:table-cell office:value-type="float" office:value="16.196999999999999" table:style-name="ce14">
            <text:p>16.2</text:p>
          </table:table-cell>
          <table:table-cell office:value-type="float" office:value="0.82599999999999996" table:style-name="ce14">
            <text:p>0.8</text:p>
          </table:table-cell>
          <table:table-cell office:value-type="float" office:value="1330.3869999999999" table:style-name="ce14">
            <text:p>1,330.4</text:p>
          </table:table-cell>
          <table:table-cell office:value-type="float" office:value="24.983000000000001" table:style-name="ce14">
            <text:p>25.0</text:p>
          </table:table-cell>
          <table:table-cell office:value-type="float" office:value="0.24099999999999999" table:style-name="ce14">
            <text:p>0.2</text:p>
          </table:table-cell>
          <table:table-cell office:value-type="float" office:value="1355.6110000000001" table:style-name="ce14">
            <text:p>1,355.6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4</text:p>
          </table:table-cell>
          <table:table-cell office:value-type="float" office:value="39.81" table:style-name="ce14">
            <text:p>39.8</text:p>
          </table:table-cell>
          <table:table-cell office:value-type="float" office:value="119.40300000000001" table:style-name="ce14">
            <text:p>119.4</text:p>
          </table:table-cell>
          <table:table-cell office:value-type="float" office:value="100.72" table:style-name="ce14">
            <text:p>100.7</text:p>
          </table:table-cell>
          <table:table-cell office:value-type="float" office:value="106.068" table:style-name="ce14">
            <text:p>106.1</text:p>
          </table:table-cell>
          <table:table-cell office:value-type="float" office:value="106.20099999999999" table:style-name="ce14">
            <text:p>106.2</text:p>
          </table:table-cell>
          <table:table-cell office:value-type="float" office:value="140.839" table:style-name="ce14">
            <text:p>140.8</text:p>
          </table:table-cell>
          <table:table-cell office:value-type="float" office:value="125.223" table:style-name="ce14">
            <text:p>125.2</text:p>
          </table:table-cell>
          <table:table-cell office:value-type="float" office:value="216.649" table:style-name="ce14">
            <text:p>216.6</text:p>
          </table:table-cell>
          <table:table-cell office:value-type="float" office:value="152.41300000000001" table:style-name="ce14">
            <text:p>152.4</text:p>
          </table:table-cell>
          <table:table-cell office:value-type="float" office:value="1107.326" table:style-name="ce14">
            <text:p>1,107.3</text:p>
          </table:table-cell>
          <table:table-cell office:value-type="float" office:value="57.414000000000001" table:style-name="ce14">
            <text:p>57.4</text:p>
          </table:table-cell>
          <table:table-cell office:value-type="float" office:value="69.75" table:style-name="ce14">
            <text:p>69.8</text:p>
          </table:table-cell>
          <table:table-cell office:value-type="float" office:value="12.766999999999999" table:style-name="ce14">
            <text:p>12.8</text:p>
          </table:table-cell>
          <table:table-cell office:value-type="float" office:value="0.81699999999999995" table:style-name="ce14">
            <text:p>0.8</text:p>
          </table:table-cell>
          <table:table-cell office:value-type="float" office:value="1248.0740000000001" table:style-name="ce14">
            <text:p>1,248.1</text:p>
          </table:table-cell>
          <table:table-cell office:value-type="float" office:value="21.984999999999999" table:style-name="ce14">
            <text:p>22.0</text:p>
          </table:table-cell>
          <table:table-cell office:value-type="float" office:value="0.157" table:style-name="ce14">
            <text:p>0.2</text:p>
          </table:table-cell>
          <table:table-cell office:value-type="float" office:value="1270.2159999999999" table:style-name="ce14">
            <text:p>1,270.2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7 Q1</text:p>
          </table:table-cell>
          <table:table-cell office:value-type="float" office:value="40.142000000000003" table:style-name="ce14">
            <text:p>40.1</text:p>
          </table:table-cell>
          <table:table-cell office:value-type="float" office:value="118.76600000000001" table:style-name="ce14">
            <text:p>118.8</text:p>
          </table:table-cell>
          <table:table-cell office:value-type="float" office:value="100.953" table:style-name="ce14">
            <text:p>101.0</text:p>
          </table:table-cell>
          <table:table-cell office:value-type="float" office:value="105.812" table:style-name="ce14">
            <text:p>105.8</text:p>
          </table:table-cell>
          <table:table-cell office:value-type="float" office:value="105.4" table:style-name="ce14">
            <text:p>105.4</text:p>
          </table:table-cell>
          <table:table-cell office:value-type="float" office:value="139.87799999999999" table:style-name="ce14">
            <text:p>139.9</text:p>
          </table:table-cell>
          <table:table-cell office:value-type="float" office:value="123.807" table:style-name="ce14">
            <text:p>123.8</text:p>
          </table:table-cell>
          <table:table-cell office:value-type="float" office:value="215.61799999999999" table:style-name="ce14">
            <text:p>215.6</text:p>
          </table:table-cell>
          <table:table-cell office:value-type="float" office:value="151.25399999999999" table:style-name="ce14">
            <text:p>151.3</text:p>
          </table:table-cell>
          <table:table-cell office:value-type="float" office:value="1101.6300000000001" table:style-name="ce14">
            <text:p>1,101.6</text:p>
          </table:table-cell>
          <table:table-cell office:value-type="float" office:value="57.069000000000003" table:style-name="ce14">
            <text:p>57.1</text:p>
          </table:table-cell>
          <table:table-cell office:value-type="float" office:value="70.254000000000005" table:style-name="ce14">
            <text:p>70.3</text:p>
          </table:table-cell>
          <table:table-cell office:value-type="float" office:value="16.870999999999999" table:style-name="ce14">
            <text:p>16.9</text:p>
          </table:table-cell>
          <table:table-cell office:value-type="float" office:value="0.83" table:style-name="ce14">
            <text:p>0.8</text:p>
          </table:table-cell>
          <table:table-cell office:value-type="float" office:value="1246.654" table:style-name="ce14">
            <text:p>1,246.7</text:p>
          </table:table-cell>
          <table:table-cell office:value-type="float" office:value="22.216999999999999" table:style-name="ce14">
            <text:p>22.2</text:p>
          </table:table-cell>
          <table:table-cell office:value-type="float" office:value="0.218" table:style-name="ce14">
            <text:p>0.2</text:p>
          </table:table-cell>
          <table:table-cell office:value-type="float" office:value="1269.0889999999999" table:style-name="ce14">
            <text:p>1,269.1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2</text:p>
          </table:table-cell>
          <table:table-cell office:value-type="float" office:value="44.051000000000002" table:style-name="ce14">
            <text:p>44.1</text:p>
          </table:table-cell>
          <table:table-cell office:value-type="float" office:value="126.61499999999999" table:style-name="ce14">
            <text:p>126.6</text:p>
          </table:table-cell>
          <table:table-cell office:value-type="float" office:value="109.587" table:style-name="ce14">
            <text:p>109.6</text:p>
          </table:table-cell>
          <table:table-cell office:value-type="float" office:value="114.258" table:style-name="ce14">
            <text:p>114.3</text:p>
          </table:table-cell>
          <table:table-cell office:value-type="float" office:value="112.56699999999999" table:style-name="ce14">
            <text:p>112.6</text:p>
          </table:table-cell>
          <table:table-cell office:value-type="float" office:value="148.74100000000001" table:style-name="ce14">
            <text:p>148.7</text:p>
          </table:table-cell>
          <table:table-cell office:value-type="float" office:value="125.554" table:style-name="ce14">
            <text:p>125.6</text:p>
          </table:table-cell>
          <table:table-cell office:value-type="float" office:value="227.69499999999999" table:style-name="ce14">
            <text:p>227.7</text:p>
          </table:table-cell>
          <table:table-cell office:value-type="float" office:value="160.23500000000001" table:style-name="ce14">
            <text:p>160.2</text:p>
          </table:table-cell>
          <table:table-cell office:value-type="float" office:value="1169.3030000000001" table:style-name="ce14">
            <text:p>1,169.3</text:p>
          </table:table-cell>
          <table:table-cell office:value-type="float" office:value="61.517000000000003" table:style-name="ce14">
            <text:p>61.5</text:p>
          </table:table-cell>
          <table:table-cell office:value-type="float" office:value="79.543000000000006" table:style-name="ce14">
            <text:p>79.5</text:p>
          </table:table-cell>
          <table:table-cell office:value-type="float" office:value="17.616" table:style-name="ce14">
            <text:p>17.6</text:p>
          </table:table-cell>
          <table:table-cell office:value-type="float" office:value="0.83499999999999996" table:style-name="ce14">
            <text:p>0.8</text:p>
          </table:table-cell>
          <table:table-cell office:value-type="float" office:value="1328.8140000000001" table:style-name="ce14">
            <text:p>1,328.8</text:p>
          </table:table-cell>
          <table:table-cell office:value-type="float" office:value="25.405999999999999" table:style-name="ce14">
            <text:p>25.4</text:p>
          </table:table-cell>
          <table:table-cell office:value-type="float" office:value="0.223" table:style-name="ce14">
            <text:p>0.2</text:p>
          </table:table-cell>
          <table:table-cell office:value-type="float" office:value="1354.443" table:style-name="ce14">
            <text:p>1,354.4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3</text:p>
          </table:table-cell>
          <table:table-cell office:value-type="float" office:value="44.183999999999997" table:style-name="ce14">
            <text:p>44.2</text:p>
          </table:table-cell>
          <table:table-cell office:value-type="float" office:value="126.471" table:style-name="ce14">
            <text:p>126.5</text:p>
          </table:table-cell>
          <table:table-cell office:value-type="float" office:value="109.913" table:style-name="ce14">
            <text:p>109.9</text:p>
          </table:table-cell>
          <table:table-cell office:value-type="float" office:value="114.343" table:style-name="ce14">
            <text:p>114.3</text:p>
          </table:table-cell>
          <table:table-cell office:value-type="float" office:value="112.828" table:style-name="ce14">
            <text:p>112.8</text:p>
          </table:table-cell>
          <table:table-cell office:value-type="float" office:value="148.852" table:style-name="ce14">
            <text:p>148.9</text:p>
          </table:table-cell>
          <table:table-cell office:value-type="float" office:value="124.09399999999999" table:style-name="ce14">
            <text:p>124.1</text:p>
          </table:table-cell>
          <table:table-cell office:value-type="float" office:value="228.434" table:style-name="ce14">
            <text:p>228.4</text:p>
          </table:table-cell>
          <table:table-cell office:value-type="float" office:value="160.839" table:style-name="ce14">
            <text:p>160.8</text:p>
          </table:table-cell>
          <table:table-cell office:value-type="float" office:value="1169.9580000000001" table:style-name="ce14">
            <text:p>1,170.0</text:p>
          </table:table-cell>
          <table:table-cell office:value-type="float" office:value="61.973999999999997" table:style-name="ce14">
            <text:p>62.0</text:p>
          </table:table-cell>
          <table:table-cell office:value-type="float" office:value="80.025999999999996" table:style-name="ce14">
            <text:p>80.0</text:p>
          </table:table-cell>
          <table:table-cell office:value-type="float" office:value="15.672000000000001" table:style-name="ce14">
            <text:p>15.7</text:p>
          </table:table-cell>
          <table:table-cell office:value-type="float" office:value="0.81499999999999995" table:style-name="ce14">
            <text:p>0.8</text:p>
          </table:table-cell>
          <table:table-cell office:value-type="float" office:value="1328.4449999999999" table:style-name="ce14">
            <text:p>1,328.4</text:p>
          </table:table-cell>
          <table:table-cell office:value-type="float" office:value="25.42" table:style-name="ce14">
            <text:p>25.4</text:p>
          </table:table-cell>
          <table:table-cell office:value-type="float" office:value="0.189" table:style-name="ce14">
            <text:p>0.2</text:p>
          </table:table-cell>
          <table:table-cell office:value-type="float" office:value="1354.0540000000001" table:style-name="ce14">
            <text:p>1,354.1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4</text:p>
          </table:table-cell>
          <table:table-cell office:value-type="float" office:value="39.213000000000001" table:style-name="ce14">
            <text:p>39.2</text:p>
          </table:table-cell>
          <table:table-cell office:value-type="float" office:value="116.85" table:style-name="ce14">
            <text:p>116.9</text:p>
          </table:table-cell>
          <table:table-cell office:value-type="float" office:value="100.027" table:style-name="ce14">
            <text:p>100.0</text:p>
          </table:table-cell>
          <table:table-cell office:value-type="float" office:value="104.867" table:style-name="ce14">
            <text:p>104.9</text:p>
          </table:table-cell>
          <table:table-cell office:value-type="float" office:value="104.45399999999999" table:style-name="ce14">
            <text:p>104.5</text:p>
          </table:table-cell>
          <table:table-cell office:value-type="float" office:value="139.02099999999999" table:style-name="ce14">
            <text:p>139.0</text:p>
          </table:table-cell>
          <table:table-cell office:value-type="float" office:value="119.83199999999999" table:style-name="ce14">
            <text:p>119.8</text:p>
          </table:table-cell>
          <table:table-cell office:value-type="float" office:value="215.97300000000001" table:style-name="ce14">
            <text:p>216.0</text:p>
          </table:table-cell>
          <table:table-cell office:value-type="float" office:value="152.38300000000001" table:style-name="ce14">
            <text:p>152.4</text:p>
          </table:table-cell>
          <table:table-cell office:value-type="float" office:value="1092.6199999999999" table:style-name="ce14">
            <text:p>1,092.6</text:p>
          </table:table-cell>
          <table:table-cell office:value-type="float" office:value="57.247999999999998" table:style-name="ce14">
            <text:p>57.2</text:p>
          </table:table-cell>
          <table:table-cell office:value-type="float" office:value="69.759" table:style-name="ce14">
            <text:p>69.8</text:p>
          </table:table-cell>
          <table:table-cell office:value-type="float" office:value="13.157" table:style-name="ce14">
            <text:p>13.2</text:p>
          </table:table-cell>
          <table:table-cell office:value-type="float" office:value="0.80600000000000005" table:style-name="ce14">
            <text:p>0.8</text:p>
          </table:table-cell>
          <table:table-cell office:value-type="float" office:value="1233.5899999999999" table:style-name="ce14">
            <text:p>1,233.6</text:p>
          </table:table-cell>
          <table:table-cell office:value-type="float" office:value="22.134" table:style-name="ce14">
            <text:p>22.1</text:p>
          </table:table-cell>
          <table:table-cell office:value-type="float" office:value="0.13600000000000001" table:style-name="ce14">
            <text:p>0.1</text:p>
          </table:table-cell>
          <table:table-cell office:value-type="float" office:value="1255.8599999999999" table:style-name="ce14">
            <text:p>1,255.9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8 Q1</text:p>
          </table:table-cell>
          <table:table-cell office:value-type="float" office:value="38.558" table:style-name="ce14">
            <text:p>38.6</text:p>
          </table:table-cell>
          <table:table-cell office:value-type="float" office:value="115.48099999999999" table:style-name="ce14">
            <text:p>115.5</text:p>
          </table:table-cell>
          <table:table-cell office:value-type="float" office:value="98.533000000000001" table:style-name="ce14">
            <text:p>98.5</text:p>
          </table:table-cell>
          <table:table-cell office:value-type="float" office:value="103.44799999999999" table:style-name="ce14">
            <text:p>103.4</text:p>
          </table:table-cell>
          <table:table-cell office:value-type="float" office:value="102.35299999999999" table:style-name="ce14">
            <text:p>102.4</text:p>
          </table:table-cell>
          <table:table-cell office:value-type="float" office:value="136.90600000000001" table:style-name="ce14">
            <text:p>136.9</text:p>
          </table:table-cell>
          <table:table-cell office:value-type="float" office:value="117.613" table:style-name="ce14">
            <text:p>117.6</text:p>
          </table:table-cell>
          <table:table-cell office:value-type="float" office:value="213.41800000000001" table:style-name="ce14">
            <text:p>213.4</text:p>
          </table:table-cell>
          <table:table-cell office:value-type="float" office:value="150.14400000000001" table:style-name="ce14">
            <text:p>150.1</text:p>
          </table:table-cell>
          <table:table-cell office:value-type="float" office:value="1076.454" table:style-name="ce14">
            <text:p>1,076.5</text:p>
          </table:table-cell>
          <table:table-cell office:value-type="float" office:value="56.618000000000002" table:style-name="ce14">
            <text:p>56.6</text:p>
          </table:table-cell>
          <table:table-cell office:value-type="float" office:value="68.906999999999996" table:style-name="ce14">
            <text:p>68.9</text:p>
          </table:table-cell>
          <table:table-cell office:value-type="float" office:value="16.311" table:style-name="ce14">
            <text:p>16.3</text:p>
          </table:table-cell>
          <table:table-cell office:value-type="float" office:value="0.80900000000000005" table:style-name="ce14">
            <text:p>0.8</text:p>
          </table:table-cell>
          <table:table-cell office:value-type="float" office:value="1219.0989999999999" table:style-name="ce14">
            <text:p>1,219.1</text:p>
          </table:table-cell>
          <table:table-cell office:value-type="float" office:value="21.814" table:style-name="ce14">
            <text:p>21.8</text:p>
          </table:table-cell>
          <table:table-cell office:value-type="float" office:value="0.24099999999999999" table:style-name="ce14">
            <text:p>0.2</text:p>
          </table:table-cell>
          <table:table-cell office:value-type="float" office:value="1241.154" table:style-name="ce14">
            <text:p>1,241.2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2</text:p>
          </table:table-cell>
          <table:table-cell office:value-type="float" office:value="43.671999999999997" table:style-name="ce14">
            <text:p>43.7</text:p>
          </table:table-cell>
          <table:table-cell office:value-type="float" office:value="125.581" table:style-name="ce14">
            <text:p>125.6</text:p>
          </table:table-cell>
          <table:table-cell office:value-type="float" office:value="109.476" table:style-name="ce14">
            <text:p>109.5</text:p>
          </table:table-cell>
          <table:table-cell office:value-type="float" office:value="114.351" table:style-name="ce14">
            <text:p>114.4</text:p>
          </table:table-cell>
          <table:table-cell office:value-type="float" office:value="111.43300000000001" table:style-name="ce14">
            <text:p>111.4</text:p>
          </table:table-cell>
          <table:table-cell office:value-type="float" office:value="147.85" table:style-name="ce14">
            <text:p>147.9</text:p>
          </table:table-cell>
          <table:table-cell office:value-type="float" office:value="119.126" table:style-name="ce14">
            <text:p>119.1</text:p>
          </table:table-cell>
          <table:table-cell office:value-type="float" office:value="227.29" table:style-name="ce14">
            <text:p>227.3</text:p>
          </table:table-cell>
          <table:table-cell office:value-type="float" office:value="160.87899999999999" table:style-name="ce14">
            <text:p>160.9</text:p>
          </table:table-cell>
          <table:table-cell office:value-type="float" office:value="1159.6579999999999" table:style-name="ce14">
            <text:p>1,159.7</text:p>
          </table:table-cell>
          <table:table-cell office:value-type="float" office:value="62.459000000000003" table:style-name="ce14">
            <text:p>62.5</text:p>
          </table:table-cell>
          <table:table-cell office:value-type="float" office:value="79.501000000000005" table:style-name="ce14">
            <text:p>79.5</text:p>
          </table:table-cell>
          <table:table-cell office:value-type="float" office:value="17.97" table:style-name="ce14">
            <text:p>18.0</text:p>
          </table:table-cell>
          <table:table-cell office:value-type="float" office:value="0.80300000000000005" table:style-name="ce14">
            <text:p>0.8</text:p>
          </table:table-cell>
          <table:table-cell office:value-type="float" office:value="1320.3910000000001" table:style-name="ce14">
            <text:p>1,320.4</text:p>
          </table:table-cell>
          <table:table-cell office:value-type="float" office:value="25.19" table:style-name="ce14">
            <text:p>25.2</text:p>
          </table:table-cell>
          <table:table-cell office:value-type="float" office:value="0.24299999999999999" table:style-name="ce14">
            <text:p>0.2</text:p>
          </table:table-cell>
          <table:table-cell office:value-type="float" office:value="1345.8240000000001" table:style-name="ce14">
            <text:p>1,345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3</text:p>
          </table:table-cell>
          <table:table-cell office:value-type="float" office:value="44.25" table:style-name="ce14">
            <text:p>44.3</text:p>
          </table:table-cell>
          <table:table-cell office:value-type="float" office:value="127.066" table:style-name="ce14">
            <text:p>127.1</text:p>
          </table:table-cell>
          <table:table-cell office:value-type="float" office:value="110.773" table:style-name="ce14">
            <text:p>110.8</text:p>
          </table:table-cell>
          <table:table-cell office:value-type="float" office:value="116.29" table:style-name="ce14">
            <text:p>116.3</text:p>
          </table:table-cell>
          <table:table-cell office:value-type="float" office:value="112.79900000000001" table:style-name="ce14">
            <text:p>112.8</text:p>
          </table:table-cell>
          <table:table-cell office:value-type="float" office:value="150.28299999999999" table:style-name="ce14">
            <text:p>150.3</text:p>
          </table:table-cell>
          <table:table-cell office:value-type="float" office:value="119.05200000000001" table:style-name="ce14">
            <text:p>119.1</text:p>
          </table:table-cell>
          <table:table-cell office:value-type="float" office:value="230.83199999999999" table:style-name="ce14">
            <text:p>230.8</text:p>
          </table:table-cell>
          <table:table-cell office:value-type="float" office:value="163.559" table:style-name="ce14">
            <text:p>163.6</text:p>
          </table:table-cell>
          <table:table-cell office:value-type="float" office:value="1174.904" table:style-name="ce14">
            <text:p>1,174.9</text:p>
          </table:table-cell>
          <table:table-cell office:value-type="float" office:value="63.476999999999997" table:style-name="ce14">
            <text:p>63.5</text:p>
          </table:table-cell>
          <table:table-cell office:value-type="float" office:value="80.823999999999998" table:style-name="ce14">
            <text:p>80.8</text:p>
          </table:table-cell>
          <table:table-cell office:value-type="float" office:value="15.826000000000001" table:style-name="ce14">
            <text:p>15.8</text:p>
          </table:table-cell>
          <table:table-cell office:value-type="float" office:value="0.78600000000000003" table:style-name="ce14">
            <text:p>0.8</text:p>
          </table:table-cell>
          <table:table-cell office:value-type="float" office:value="1335.817" table:style-name="ce14">
            <text:p>1,335.8</text:p>
          </table:table-cell>
          <table:table-cell office:value-type="float" office:value="25.492000000000001" table:style-name="ce14">
            <text:p>25.5</text:p>
          </table:table-cell>
          <table:table-cell office:value-type="float" office:value="0.22900000000000001" table:style-name="ce14">
            <text:p>0.2</text:p>
          </table:table-cell>
          <table:table-cell office:value-type="float" office:value="1361.538" table:style-name="ce14">
            <text:p>1,361.5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4</text:p>
          </table:table-cell>
          <table:table-cell office:value-type="float" office:value="39.277000000000001" table:style-name="ce14">
            <text:p>39.3</text:p>
          </table:table-cell>
          <table:table-cell office:value-type="float" office:value="118.17" table:style-name="ce14">
            <text:p>118.2</text:p>
          </table:table-cell>
          <table:table-cell office:value-type="float" office:value="100.33499999999999" table:style-name="ce14">
            <text:p>100.3</text:p>
          </table:table-cell>
          <table:table-cell office:value-type="float" office:value="106.496" table:style-name="ce14">
            <text:p>106.5</text:p>
          </table:table-cell>
          <table:table-cell office:value-type="float" office:value="104.254" table:style-name="ce14">
            <text:p>104.3</text:p>
          </table:table-cell>
          <table:table-cell office:value-type="float" office:value="141.024" table:style-name="ce14">
            <text:p>141.0</text:p>
          </table:table-cell>
          <table:table-cell office:value-type="float" office:value="115.91200000000001" table:style-name="ce14">
            <text:p>115.9</text:p>
          </table:table-cell>
          <table:table-cell office:value-type="float" office:value="219.37100000000001" table:style-name="ce14">
            <text:p>219.4</text:p>
          </table:table-cell>
          <table:table-cell office:value-type="float" office:value="154.881" table:style-name="ce14">
            <text:p>154.9</text:p>
          </table:table-cell>
          <table:table-cell office:value-type="float" office:value="1099.72" table:style-name="ce14">
            <text:p>1,099.7</text:p>
          </table:table-cell>
          <table:table-cell office:value-type="float" office:value="58.634999999999998" table:style-name="ce14">
            <text:p>58.6</text:p>
          </table:table-cell>
          <table:table-cell office:value-type="float" office:value="70.542000000000002" table:style-name="ce14">
            <text:p>70.5</text:p>
          </table:table-cell>
          <table:table-cell office:value-type="float" office:value="13.016" table:style-name="ce14">
            <text:p>13.0</text:p>
          </table:table-cell>
          <table:table-cell office:value-type="float" office:value="0.77700000000000002" table:style-name="ce14">
            <text:p>0.8</text:p>
          </table:table-cell>
          <table:table-cell office:value-type="float" office:value="1242.69" table:style-name="ce14">
            <text:p>1,242.7</text:p>
          </table:table-cell>
          <table:table-cell office:value-type="float" office:value="22.308" table:style-name="ce14">
            <text:p>22.3</text:p>
          </table:table-cell>
          <table:table-cell office:value-type="float" office:value="0.14399999999999999" table:style-name="ce14">
            <text:p>0.1</text:p>
          </table:table-cell>
          <table:table-cell office:value-type="float" office:value="1265.1420000000001" table:style-name="ce14">
            <text:p>1,265.1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9 Q1</text:p>
          </table:table-cell>
          <table:table-cell office:value-type="float" office:value="40.170999999999999" table:style-name="ce14">
            <text:p>40.2</text:p>
          </table:table-cell>
          <table:table-cell office:value-type="float" office:value="119.104" table:style-name="ce14">
            <text:p>119.1</text:p>
          </table:table-cell>
          <table:table-cell office:value-type="float" office:value="101.923" table:style-name="ce14">
            <text:p>101.9</text:p>
          </table:table-cell>
          <table:table-cell office:value-type="float" office:value="107.9" table:style-name="ce14">
            <text:p>107.9</text:p>
          </table:table-cell>
          <table:table-cell office:value-type="float" office:value="105.02" table:style-name="ce14">
            <text:p>105.0</text:p>
          </table:table-cell>
          <table:table-cell office:value-type="float" office:value="141.97800000000001" table:style-name="ce14">
            <text:p>142.0</text:p>
          </table:table-cell>
          <table:table-cell office:value-type="float" office:value="115.535" table:style-name="ce14">
            <text:p>115.5</text:p>
          </table:table-cell>
          <table:table-cell office:value-type="float" office:value="220.898" table:style-name="ce14">
            <text:p>220.9</text:p>
          </table:table-cell>
          <table:table-cell office:value-type="float" office:value="155.77799999999999" table:style-name="ce14">
            <text:p>155.8</text:p>
          </table:table-cell>
          <table:table-cell office:value-type="float" office:value="1108.307" table:style-name="ce14">
            <text:p>1,108.3</text:p>
          </table:table-cell>
          <table:table-cell office:value-type="float" office:value="59.393999999999998" table:style-name="ce14">
            <text:p>59.4</text:p>
          </table:table-cell>
          <table:table-cell office:value-type="float" office:value="71.667000000000002" table:style-name="ce14">
            <text:p>71.7</text:p>
          </table:table-cell>
          <table:table-cell office:value-type="float" office:value="16.562000000000001" table:style-name="ce14">
            <text:p>16.6</text:p>
          </table:table-cell>
          <table:table-cell office:value-type="float" office:value="0.77500000000000002" table:style-name="ce14">
            <text:p>0.8</text:p>
          </table:table-cell>
          <table:table-cell office:value-type="float" office:value="1256.7049999999999" table:style-name="ce14">
            <text:p>1,256.7</text:p>
          </table:table-cell>
          <table:table-cell office:value-type="float" office:value="22.83" table:style-name="ce14">
            <text:p>22.8</text:p>
          </table:table-cell>
          <table:table-cell office:value-type="float" office:value="0.218" table:style-name="ce14">
            <text:p>0.2</text:p>
          </table:table-cell>
          <table:table-cell office:value-type="float" office:value="1279.7529999999999" table:style-name="ce14">
            <text:p>1,279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2</text:p>
          </table:table-cell>
          <table:table-cell office:value-type="float" office:value="44.08" table:style-name="ce14">
            <text:p>44.1</text:p>
          </table:table-cell>
          <table:table-cell office:value-type="float" office:value="125.928" table:style-name="ce14">
            <text:p>125.9</text:p>
          </table:table-cell>
          <table:table-cell office:value-type="float" office:value="109.70699999999999" table:style-name="ce14">
            <text:p>109.7</text:p>
          </table:table-cell>
          <table:table-cell office:value-type="float" office:value="116.001" table:style-name="ce14">
            <text:p>116.0</text:p>
          </table:table-cell>
          <table:table-cell office:value-type="float" office:value="111.327" table:style-name="ce14">
            <text:p>111.3</text:p>
          </table:table-cell>
          <table:table-cell office:value-type="float" office:value="149.91800000000001" table:style-name="ce14">
            <text:p>149.9</text:p>
          </table:table-cell>
          <table:table-cell office:value-type="float" office:value="116.825" table:style-name="ce14">
            <text:p>116.8</text:p>
          </table:table-cell>
          <table:table-cell office:value-type="float" office:value="231.41800000000001" table:style-name="ce14">
            <text:p>231.4</text:p>
          </table:table-cell>
          <table:table-cell office:value-type="float" office:value="164.01900000000001" table:style-name="ce14">
            <text:p>164.0</text:p>
          </table:table-cell>
          <table:table-cell office:value-type="float" office:value="1169.223" table:style-name="ce14">
            <text:p>1,169.2</text:p>
          </table:table-cell>
          <table:table-cell office:value-type="float" office:value="63.7" table:style-name="ce14">
            <text:p>63.7</text:p>
          </table:table-cell>
          <table:table-cell office:value-type="float" office:value="80.591999999999999" table:style-name="ce14">
            <text:p>80.6</text:p>
          </table:table-cell>
          <table:table-cell office:value-type="float" office:value="17.437000000000001" table:style-name="ce14">
            <text:p>17.4</text:p>
          </table:table-cell>
          <table:table-cell office:value-type="float" office:value="0.76400000000000001" table:style-name="ce14">
            <text:p>0.8</text:p>
          </table:table-cell>
          <table:table-cell office:value-type="float" office:value="1331.7159999999999" table:style-name="ce14">
            <text:p>1,331.7</text:p>
          </table:table-cell>
          <table:table-cell office:value-type="float" office:value="26.17" table:style-name="ce14">
            <text:p>26.2</text:p>
          </table:table-cell>
          <table:table-cell office:value-type="float" office:value="0.246" table:style-name="ce14">
            <text:p>0.2</text:p>
          </table:table-cell>
          <table:table-cell office:value-type="float" office:value="1358.1320000000001" table:style-name="ce14">
            <text:p>1,358.1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3</text:p>
          </table:table-cell>
          <table:table-cell office:value-type="float" office:value="44.351999999999997" table:style-name="ce14">
            <text:p>44.4</text:p>
          </table:table-cell>
          <table:table-cell office:value-type="float" office:value="126.791" table:style-name="ce14">
            <text:p>126.8</text:p>
          </table:table-cell>
          <table:table-cell office:value-type="float" office:value="110.691" table:style-name="ce14">
            <text:p>110.7</text:p>
          </table:table-cell>
          <table:table-cell office:value-type="float" office:value="117.395" table:style-name="ce14">
            <text:p>117.4</text:p>
          </table:table-cell>
          <table:table-cell office:value-type="float" office:value="112.23099999999999" table:style-name="ce14">
            <text:p>112.2</text:p>
          </table:table-cell>
          <table:table-cell office:value-type="float" office:value="151.60400000000001" table:style-name="ce14">
            <text:p>151.6</text:p>
          </table:table-cell>
          <table:table-cell office:value-type="float" office:value="116.843" table:style-name="ce14">
            <text:p>116.8</text:p>
          </table:table-cell>
          <table:table-cell office:value-type="float" office:value="233.86600000000001" table:style-name="ce14">
            <text:p>233.9</text:p>
          </table:table-cell>
          <table:table-cell office:value-type="float" office:value="166.221" table:style-name="ce14">
            <text:p>166.2</text:p>
          </table:table-cell>
          <table:table-cell office:value-type="float" office:value="1179.9939999999999" table:style-name="ce14">
            <text:p>1,180.0</text:p>
          </table:table-cell>
          <table:table-cell office:value-type="float" office:value="64.97" table:style-name="ce14">
            <text:p>65.0</text:p>
          </table:table-cell>
          <table:table-cell office:value-type="float" office:value="81.835999999999999" table:style-name="ce14">
            <text:p>81.8</text:p>
          </table:table-cell>
          <table:table-cell office:value-type="float" office:value="14.839" table:style-name="ce14">
            <text:p>14.8</text:p>
          </table:table-cell>
          <table:table-cell office:value-type="float" office:value="0.755" table:style-name="ce14">
            <text:p>0.8</text:p>
          </table:table-cell>
          <table:table-cell office:value-type="float" office:value="1342.394" table:style-name="ce14">
            <text:p>1,342.4</text:p>
          </table:table-cell>
          <table:table-cell office:value-type="float" office:value="26.375" table:style-name="ce14">
            <text:p>26.4</text:p>
          </table:table-cell>
          <table:table-cell office:value-type="float" office:value="0.186" table:style-name="ce14">
            <text:p>0.2</text:p>
          </table:table-cell>
          <table:table-cell office:value-type="float" office:value="1368.9549999999999" table:style-name="ce14">
            <text:p>1,369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4</text:p>
          </table:table-cell>
          <table:table-cell office:value-type="float" office:value="39.459000000000003" table:style-name="ce14">
            <text:p>39.5</text:p>
          </table:table-cell>
          <table:table-cell office:value-type="float" office:value="117.889" table:style-name="ce14">
            <text:p>117.9</text:p>
          </table:table-cell>
          <table:table-cell office:value-type="float" office:value="100.60899999999999" table:style-name="ce14">
            <text:p>100.6</text:p>
          </table:table-cell>
          <table:table-cell office:value-type="float" office:value="107.834" table:style-name="ce14">
            <text:p>107.8</text:p>
          </table:table-cell>
          <table:table-cell office:value-type="float" office:value="104.053" table:style-name="ce14">
            <text:p>104.1</text:p>
          </table:table-cell>
          <table:table-cell office:value-type="float" office:value="141.899" table:style-name="ce14">
            <text:p>141.9</text:p>
          </table:table-cell>
          <table:table-cell office:value-type="float" office:value="113.7" table:style-name="ce14">
            <text:p>113.7</text:p>
          </table:table-cell>
          <table:table-cell office:value-type="float" office:value="221.87700000000001" table:style-name="ce14">
            <text:p>221.9</text:p>
          </table:table-cell>
          <table:table-cell office:value-type="float" office:value="157.11500000000001" table:style-name="ce14">
            <text:p>157.1</text:p>
          </table:table-cell>
          <table:table-cell office:value-type="float" office:value="1104.4349999999999" table:style-name="ce14">
            <text:p>1,104.4</text:p>
          </table:table-cell>
          <table:table-cell office:value-type="float" office:value="60.244999999999997" table:style-name="ce14">
            <text:p>60.2</text:p>
          </table:table-cell>
          <table:table-cell office:value-type="float" office:value="71.665999999999997" table:style-name="ce14">
            <text:p>71.7</text:p>
          </table:table-cell>
          <table:table-cell office:value-type="float" office:value="13.12" table:style-name="ce14">
            <text:p>13.1</text:p>
          </table:table-cell>
          <table:table-cell office:value-type="float" office:value="0.74299999999999999" table:style-name="ce14">
            <text:p>0.7</text:p>
          </table:table-cell>
          <table:table-cell office:value-type="float" office:value="1250.2090000000001" table:style-name="ce14">
            <text:p>1,250.2</text:p>
          </table:table-cell>
          <table:table-cell office:value-type="float" office:value="23.02" table:style-name="ce14">
            <text:p>23.0</text:p>
          </table:table-cell>
          <table:table-cell office:value-type="float" office:value="0.15" table:style-name="ce14">
            <text:p>0.2</text:p>
          </table:table-cell>
          <table:table-cell office:value-type="float" office:value="1273.3789999999999" table:style-name="ce14">
            <text:p>1,273.4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20 Q1</text:p>
          </table:table-cell>
          <table:table-cell office:value-type="float" office:value="38.942999999999998" table:style-name="ce14">
            <text:p>38.9</text:p>
          </table:table-cell>
          <table:table-cell office:value-type="float" office:value="116.386" table:style-name="ce14">
            <text:p>116.4</text:p>
          </table:table-cell>
          <table:table-cell office:value-type="float" office:value="99.700999999999993" table:style-name="ce14">
            <text:p>99.7</text:p>
          </table:table-cell>
          <table:table-cell office:value-type="float" office:value="106.48699999999999" table:style-name="ce14">
            <text:p>106.5</text:p>
          </table:table-cell>
          <table:table-cell office:value-type="float" office:value="102.372" table:style-name="ce14">
            <text:p>102.4</text:p>
          </table:table-cell>
          <table:table-cell office:value-type="float" office:value="140.202" table:style-name="ce14">
            <text:p>140.2</text:p>
          </table:table-cell>
          <table:table-cell office:value-type="float" office:value="112.526" table:style-name="ce14">
            <text:p>112.5</text:p>
          </table:table-cell>
          <table:table-cell office:value-type="float" office:value="219.244" table:style-name="ce14">
            <text:p>219.2</text:p>
          </table:table-cell>
          <table:table-cell office:value-type="float" office:value="154.876" table:style-name="ce14">
            <text:p>154.9</text:p>
          </table:table-cell>
          <table:table-cell office:value-type="float" office:value="1090.7370000000001" table:style-name="ce14">
            <text:p>1,090.7</text:p>
          </table:table-cell>
          <table:table-cell office:value-type="float" office:value="59.320999999999998" table:style-name="ce14">
            <text:p>59.3</text:p>
          </table:table-cell>
          <table:table-cell office:value-type="float" office:value="70.613" table:style-name="ce14">
            <text:p>70.6</text:p>
          </table:table-cell>
          <table:table-cell office:value-type="float" office:value="8.7479999999999993" table:style-name="ce14">
            <text:p>8.7</text:p>
          </table:table-cell>
          <table:table-cell office:value-type="float" office:value="0.747" table:style-name="ce14">
            <text:p>0.7</text:p>
          </table:table-cell>
          <table:table-cell office:value-type="float" office:value="1230.1659999999999" table:style-name="ce14">
            <text:p>1,230.2</text:p>
          </table:table-cell>
          <table:table-cell office:value-type="float" office:value="22.917999999999999" table:style-name="ce14">
            <text:p>22.9</text:p>
          </table:table-cell>
          <table:table-cell office:value-type="float" office:value="9.1999999999999998E-2" table:style-name="ce14">
            <text:p>0.1</text:p>
          </table:table-cell>
          <table:table-cell office:value-type="float" office:value="1253.1759999999999" table:style-name="ce14">
            <text:p>1,253.2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2</text:p>
          </table:table-cell>
          <table:table-cell office:value-type="float" office:value="43.064999999999998" table:style-name="ce14">
            <text:p>43.1</text:p>
          </table:table-cell>
          <table:table-cell office:value-type="float" office:value="123.01600000000001" table:style-name="ce14">
            <text:p>123.0</text:p>
          </table:table-cell>
          <table:table-cell office:value-type="float" office:value="107.631" table:style-name="ce14">
            <text:p>107.6</text:p>
          </table:table-cell>
          <table:table-cell office:value-type="float" office:value="113.855" table:style-name="ce14">
            <text:p>113.9</text:p>
          </table:table-cell>
          <table:table-cell office:value-type="float" office:value="108.983" table:style-name="ce14">
            <text:p>109.0</text:p>
          </table:table-cell>
          <table:table-cell office:value-type="float" office:value="147.41499999999999" table:style-name="ce14">
            <text:p>147.4</text:p>
          </table:table-cell>
          <table:table-cell office:value-type="float" office:value="114.688" table:style-name="ce14">
            <text:p>114.7</text:p>
          </table:table-cell>
          <table:table-cell office:value-type="float" office:value="227.286" table:style-name="ce14">
            <text:p>227.3</text:p>
          </table:table-cell>
          <table:table-cell office:value-type="float" office:value="161.38900000000001" table:style-name="ce14">
            <text:p>161.4</text:p>
          </table:table-cell>
          <table:table-cell office:value-type="float" office:value="1147.328" table:style-name="ce14">
            <text:p>1,147.3</text:p>
          </table:table-cell>
          <table:table-cell office:value-type="float" office:value="61.487000000000002" table:style-name="ce14">
            <text:p>61.5</text:p>
          </table:table-cell>
          <table:table-cell office:value-type="float" office:value="77.584999999999994" table:style-name="ce14">
            <text:p>77.6</text:p>
          </table:table-cell>
          <table:table-cell office:value-type="float" office:value="17.791" table:style-name="ce14">
            <text:p>17.8</text:p>
          </table:table-cell>
          <table:table-cell office:value-type="float" office:value="0.754" table:style-name="ce14">
            <text:p>0.8</text:p>
          </table:table-cell>
          <table:table-cell office:value-type="float" office:value="1304.9449999999999" table:style-name="ce14">
            <text:p>1,304.9</text:p>
          </table:table-cell>
          <table:table-cell office:value-type="float" office:value="24.899000000000001" table:style-name="ce14">
            <text:p>24.9</text:p>
          </table:table-cell>
          <table:table-cell office:value-type="float" office:value="0.23100000000000001" table:style-name="ce14">
            <text:p>0.2</text:p>
          </table:table-cell>
          <table:table-cell office:value-type="float" office:value="1330.075" table:style-name="ce14">
            <text:p>1,330.1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3</text:p>
          </table:table-cell>
          <table:table-cell office:value-type="float" office:value="45.317999999999998" table:style-name="ce14">
            <text:p>45.3</text:p>
          </table:table-cell>
          <table:table-cell office:value-type="float" office:value="128.233" table:style-name="ce14">
            <text:p>128.2</text:p>
          </table:table-cell>
          <table:table-cell office:value-type="float" office:value="111.91200000000001" table:style-name="ce14">
            <text:p>111.9</text:p>
          </table:table-cell>
          <table:table-cell office:value-type="float" office:value="118.57899999999999" table:style-name="ce14">
            <text:p>118.6</text:p>
          </table:table-cell>
          <table:table-cell office:value-type="float" office:value="113.25" table:style-name="ce14">
            <text:p>113.3</text:p>
          </table:table-cell>
          <table:table-cell office:value-type="float" office:value="153.49" table:style-name="ce14">
            <text:p>153.5</text:p>
          </table:table-cell>
          <table:table-cell office:value-type="float" office:value="119.212" table:style-name="ce14">
            <text:p>119.2</text:p>
          </table:table-cell>
          <table:table-cell office:value-type="float" office:value="235.77500000000001" table:style-name="ce14">
            <text:p>235.8</text:p>
          </table:table-cell>
          <table:table-cell office:value-type="float" office:value="168.17599999999999" table:style-name="ce14">
            <text:p>168.2</text:p>
          </table:table-cell>
          <table:table-cell office:value-type="float" office:value="1193.9449999999999" table:style-name="ce14">
            <text:p>1,193.9</text:p>
          </table:table-cell>
          <table:table-cell office:value-type="float" office:value="65.447999999999993" table:style-name="ce14">
            <text:p>65.4</text:p>
          </table:table-cell>
          <table:table-cell office:value-type="float" office:value="82.245000000000005" table:style-name="ce14">
            <text:p>82.2</text:p>
          </table:table-cell>
          <table:table-cell office:value-type="float" office:value="15.608000000000001" table:style-name="ce14">
            <text:p>15.6</text:p>
          </table:table-cell>
          <table:table-cell office:value-type="float" office:value="0.755" table:style-name="ce14">
            <text:p>0.8</text:p>
          </table:table-cell>
          <table:table-cell office:value-type="float" office:value="1358.001" table:style-name="ce14">
            <text:p>1,358.0</text:p>
          </table:table-cell>
          <table:table-cell office:value-type="float" office:value="26.12" table:style-name="ce14">
            <text:p>26.1</text:p>
          </table:table-cell>
          <table:table-cell office:value-type="float" office:value="0.19900000000000001" table:style-name="ce14">
            <text:p>0.2</text:p>
          </table:table-cell>
          <table:table-cell office:value-type="float" office:value="1384.32" table:style-name="ce14">
            <text:p>1,384.3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4</text:p>
          </table:table-cell>
          <table:table-cell office:value-type="float" office:value="40.767000000000003" table:style-name="ce14">
            <text:p>40.8</text:p>
          </table:table-cell>
          <table:table-cell office:value-type="float" office:value="120.209" table:style-name="ce14">
            <text:p>120.2</text:p>
          </table:table-cell>
          <table:table-cell office:value-type="float" office:value="102.52200000000001" table:style-name="ce14">
            <text:p>102.5</text:p>
          </table:table-cell>
          <table:table-cell office:value-type="float" office:value="109.46599999999999" table:style-name="ce14">
            <text:p>109.5</text:p>
          </table:table-cell>
          <table:table-cell office:value-type="float" office:value="105.54900000000001" table:style-name="ce14">
            <text:p>105.5</text:p>
          </table:table-cell>
          <table:table-cell office:value-type="float" office:value="144.19200000000001" table:style-name="ce14">
            <text:p>144.2</text:p>
          </table:table-cell>
          <table:table-cell office:value-type="float" office:value="117.88800000000001" table:style-name="ce14">
            <text:p>117.9</text:p>
          </table:table-cell>
          <table:table-cell office:value-type="float" office:value="224.90799999999999" table:style-name="ce14">
            <text:p>224.9</text:p>
          </table:table-cell>
          <table:table-cell office:value-type="float" office:value="159.90299999999999" table:style-name="ce14">
            <text:p>159.9</text:p>
          </table:table-cell>
          <table:table-cell office:value-type="float" office:value="1125.404" table:style-name="ce14">
            <text:p>1,125.4</text:p>
          </table:table-cell>
          <table:table-cell office:value-type="float" office:value="61.987000000000002" table:style-name="ce14">
            <text:p>62.0</text:p>
          </table:table-cell>
          <table:table-cell office:value-type="float" office:value="73.367000000000004" table:style-name="ce14">
            <text:p>73.4</text:p>
          </table:table-cell>
          <table:table-cell office:value-type="float" office:value="12.275" table:style-name="ce14">
            <text:p>12.3</text:p>
          </table:table-cell>
          <table:table-cell office:value-type="float" office:value="0.74199999999999999" table:style-name="ce14">
            <text:p>0.7</text:p>
          </table:table-cell>
          <table:table-cell office:value-type="float" office:value="1273.7750000000001" table:style-name="ce14">
            <text:p>1,273.8</text:p>
          </table:table-cell>
          <table:table-cell office:value-type="float" office:value="23.893000000000001" table:style-name="ce14">
            <text:p>23.9</text:p>
          </table:table-cell>
          <table:table-cell office:value-type="float" office:value="0.13400000000000001" table:style-name="ce14">
            <text:p>0.1</text:p>
          </table:table-cell>
          <table:table-cell office:value-type="float" office:value="1297.8019999999999" table:style-name="ce14">
            <text:p>1,297.8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21 Q1</text:p>
          </table:table-cell>
          <table:table-cell office:value-type="float" office:value="40.609000000000002" table:style-name="ce14">
            <text:p>40.6</text:p>
          </table:table-cell>
          <table:table-cell office:value-type="float" office:value="118.934" table:style-name="ce14">
            <text:p>118.9</text:p>
          </table:table-cell>
          <table:table-cell office:value-type="float" office:value="102.04900000000001" table:style-name="ce14">
            <text:p>102.0</text:p>
          </table:table-cell>
          <table:table-cell office:value-type="float" office:value="108.666" table:style-name="ce14">
            <text:p>108.7</text:p>
          </table:table-cell>
          <table:table-cell office:value-type="float" office:value="104.435" table:style-name="ce14">
            <text:p>104.4</text:p>
          </table:table-cell>
          <table:table-cell office:value-type="float" office:value="142.184" table:style-name="ce14">
            <text:p>142.2</text:p>
          </table:table-cell>
          <table:table-cell office:value-type="float" office:value="117.145" table:style-name="ce14">
            <text:p>117.1</text:p>
          </table:table-cell>
          <table:table-cell office:value-type="float" office:value="222.274" table:style-name="ce14">
            <text:p>222.3</text:p>
          </table:table-cell>
          <table:table-cell office:value-type="float" office:value="158.45500000000001" table:style-name="ce14">
            <text:p>158.5</text:p>
          </table:table-cell>
          <table:table-cell office:value-type="float" office:value="1114.751" table:style-name="ce14">
            <text:p>1,114.8</text:p>
          </table:table-cell>
          <table:table-cell office:value-type="float" office:value="61.18" table:style-name="ce14">
            <text:p>61.2</text:p>
          </table:table-cell>
          <table:table-cell office:value-type="float" office:value="73.221999999999994" table:style-name="ce14">
            <text:p>73.2</text:p>
          </table:table-cell>
          <table:table-cell office:value-type="float" office:value="15.861000000000001" table:style-name="ce14">
            <text:p>15.9</text:p>
          </table:table-cell>
          <table:table-cell office:value-type="float" office:value="0.753" table:style-name="ce14">
            <text:p>0.8</text:p>
          </table:table-cell>
          <table:table-cell office:value-type="float" office:value="1265.7670000000001" table:style-name="ce14">
            <text:p>1,265.8</text:p>
          </table:table-cell>
          <table:table-cell office:value-type="float" office:value="24.943000000000001" table:style-name="ce14">
            <text:p>24.9</text:p>
          </table:table-cell>
          <table:table-cell office:value-type="float" office:value="0.2" table:style-name="ce14">
            <text:p>0.2</text:p>
          </table:table-cell>
          <table:table-cell office:value-type="float" office:value="1290.9100000000001" table:style-name="ce14">
            <text:p>1,290.9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1 Q2</text:p>
          </table:table-cell>
          <table:table-cell office:value-type="float" office:value="46.283000000000001" table:style-name="ce14">
            <text:p>46.3</text:p>
          </table:table-cell>
          <table:table-cell office:value-type="float" office:value="130.363" table:style-name="ce14">
            <text:p>130.4</text:p>
          </table:table-cell>
          <table:table-cell office:value-type="float" office:value="113.761" table:style-name="ce14">
            <text:p>113.8</text:p>
          </table:table-cell>
          <table:table-cell office:value-type="float" office:value="121.553" table:style-name="ce14">
            <text:p>121.6</text:p>
          </table:table-cell>
          <table:table-cell office:value-type="float" office:value="114.776" table:style-name="ce14">
            <text:p>114.8</text:p>
          </table:table-cell>
          <table:table-cell office:value-type="float" office:value="154.256" table:style-name="ce14">
            <text:p>154.3</text:p>
          </table:table-cell>
          <table:table-cell office:value-type="float" office:value="121.83199999999999" table:style-name="ce14">
            <text:p>121.8</text:p>
          </table:table-cell>
          <table:table-cell office:value-type="float" office:value="237.821" table:style-name="ce14">
            <text:p>237.8</text:p>
          </table:table-cell>
          <table:table-cell office:value-type="float" office:value="172.17500000000001" table:style-name="ce14">
            <text:p>172.2</text:p>
          </table:table-cell>
          <table:table-cell office:value-type="float" office:value="1212.82" table:style-name="ce14">
            <text:p>1,212.8</text:p>
          </table:table-cell>
          <table:table-cell office:value-type="float" office:value="68.305999999999997" table:style-name="ce14">
            <text:p>68.3</text:p>
          </table:table-cell>
          <table:table-cell office:value-type="float" office:value="84.932000000000002" table:style-name="ce14">
            <text:p>84.9</text:p>
          </table:table-cell>
          <table:table-cell office:value-type="float" office:value="18.312999999999999" table:style-name="ce14">
            <text:p>18.3</text:p>
          </table:table-cell>
          <table:table-cell office:value-type="float" office:value="0.75700000000000001" table:style-name="ce14">
            <text:p>0.8</text:p>
          </table:table-cell>
          <table:table-cell office:value-type="float" office:value="1385.1279999999999" table:style-name="ce14">
            <text:p>1,385.1</text:p>
          </table:table-cell>
          <table:table-cell office:value-type="float" office:value="28.802" table:style-name="ce14">
            <text:p>28.8</text:p>
          </table:table-cell>
          <table:table-cell office:value-type="float" office:value="0.22700000000000001" table:style-name="ce14">
            <text:p>0.2</text:p>
          </table:table-cell>
          <table:table-cell office:value-type="float" office:value="1414.1569999999999" table:style-name="ce14">
            <text:p>1,414.2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5">
            <text:p>2021 Q3</text:p>
          </table:table-cell>
          <table:table-cell office:value-type="float" office:value="46.838000000000001" table:style-name="ce16">
            <text:p>46.8</text:p>
          </table:table-cell>
          <table:table-cell office:value-type="float" office:value="131.63900000000001" table:style-name="ce16">
            <text:p>131.6</text:p>
          </table:table-cell>
          <table:table-cell office:value-type="float" office:value="115.164" table:style-name="ce16">
            <text:p>115.2</text:p>
          </table:table-cell>
          <table:table-cell office:value-type="float" office:value="123.393" table:style-name="ce16">
            <text:p>123.4</text:p>
          </table:table-cell>
          <table:table-cell office:value-type="float" office:value="115.917" table:style-name="ce16">
            <text:p>115.9</text:p>
          </table:table-cell>
          <table:table-cell office:value-type="float" office:value="156.256" table:style-name="ce16">
            <text:p>156.3</text:p>
          </table:table-cell>
          <table:table-cell office:value-type="float" office:value="122.848" table:style-name="ce16">
            <text:p>122.8</text:p>
          </table:table-cell>
          <table:table-cell office:value-type="float" office:value="240.12" table:style-name="ce16">
            <text:p>240.1</text:p>
          </table:table-cell>
          <table:table-cell office:value-type="float" office:value="174.48599999999999" table:style-name="ce16">
            <text:p>174.5</text:p>
          </table:table-cell>
          <table:table-cell office:value-type="float" office:value="1226.6610000000001" table:style-name="ce16">
            <text:p>1,226.7</text:p>
          </table:table-cell>
          <table:table-cell office:value-type="float" office:value="69.56" table:style-name="ce16">
            <text:p>69.6</text:p>
          </table:table-cell>
          <table:table-cell office:value-type="float" office:value="86.409000000000006" table:style-name="ce16">
            <text:p>86.4</text:p>
          </table:table-cell>
          <table:table-cell office:value-type="float" office:value="17.722000000000001" table:style-name="ce16">
            <text:p>17.7</text:p>
          </table:table-cell>
          <table:table-cell office:value-type="float" office:value="0.75900000000000001" table:style-name="ce16">
            <text:p>0.8</text:p>
          </table:table-cell>
          <table:table-cell office:value-type="float" office:value="1401.1110000000001" table:style-name="ce16">
            <text:p>1,401.1</text:p>
          </table:table-cell>
          <table:table-cell office:value-type="float" office:value="29.170999999999999" table:style-name="ce16">
            <text:p>29.2</text:p>
          </table:table-cell>
          <table:table-cell office:value-type="float" office:value="0.23100000000000001" table:style-name="ce16">
            <text:p>0.2</text:p>
          </table:table-cell>
          <table:table-cell office:value-type="float" office:value="1430.5129999999999" table:style-name="ce16">
            <text:p>1,430.5</text:p>
          </table:table-cell>
          <table:table-cell table:number-columns-repeated="16365" table:style-name="ce10"/>
        </table:table-row>
        <table:table-row table:style-name="ro1">
          <table:table-cell table:style-name="ce17"/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1. Refers to vehicles that are between keepers with the previous keeper based in Great Britain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2. Refers to vehicles where GB region is unknown due to incomplete postcode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3. Refers to vehicles that are between keepers with the previous keeper based in Northern Ireland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1">
          <table:table-cell table:style-name="ce17"/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13">
            <text:p>Telephone: 020 7944 3077</text:p>
          </table:table-cell>
          <table:table-cell table:number-columns-repeated="15" table:style-name="ce2"/>
          <table:table-cell table:style-name="ce9"/>
          <table:table-cell table:style-name="ce2"/>
          <table:table-cell office:value-type="string" table:style-name="ce9">
            <text:p>Source: DVLA/DfT</text:p>
          </table:table-cell>
          <table:table-cell table:number-columns-repeated="16365" table:style-name="ce3"/>
        </table:table-row>
        <table:table-row table:style-name="ro1">
          <table:table-cell office:value-type="string" table:style-name="ce21">
            <text:p>Email:<text:s/><text:span text:style-name="T2">vehicles.stats@dft.gov.uk</text:span></text:p>
          </table:table-cell>
          <table:table-cell table:number-columns-repeated="15" table:style-name="ce2"/>
          <table:table-cell table:style-name="ce9"/>
          <table:table-cell table:style-name="ce2"/>
          <table:table-cell office:value-type="string" table:style-name="ce9">
            <text:p>Last updated: 13 January 2022</text:p>
          </table:table-cell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22">
            <text:p><text:a xlink:href="https://www.gov.uk/government/publications/vehicles-statistics-guidance"><text:span text:style-name="T1">Notes &amp; definitions:<text:s/></text:span>https://www.gov.uk/government/publications/vehicles-statistics-guidance</text:a></text:p>
          </table:table-cell>
          <table:covered-table-cell table:number-columns-repeated="7"/>
          <table:table-cell table:number-columns-repeated="8" table:style-name="ce2"/>
          <table:table-cell table:style-name="ce9"/>
          <table:table-cell table:style-name="ce2"/>
          <table:table-cell office:value-type="string" table:style-name="ce9">
            <text:p>Next update: April 2022</text:p>
          </table:table-cell>
          <table:table-cell table:number-columns-repeated="16365" table:style-name="ce3"/>
        </table:table-row>
        <table:table-row table:number-rows-repeated="1048494" table:style-name="ro2">
          <table:table-cell table:number-columns-repeated="16384"/>
        </table:table-row>
        <table:named-expressions>
          <table:named-range table:name="Print_Area" table:cell-range-address="VEH0104c_Motorcycles.$A$1:VEH0104c_Motorcycles.$S$82" table:base-cell-address="VEH0104c_Motorcycles.$A$1"/>
          <table:named-range table:name="Print_Titles" table:cell-range-address="VEH0104c_Motorcycles.$A$1:VEH0104c_Motorcycles.$XFD$7" table:base-cell-address="VEH0104c_Motorcycles.$A$1"/>
        </table:named-expressions>
      </table:table>
      <table:table table:name="VEH0104d_LGVs" table:style-name="ta1">
        <table:table-column table:style-name="co1" table:default-cell-style-name="ce13"/>
        <table:table-column table:style-name="co2" table:number-columns-repeated="12" table:default-cell-style-name="ce2"/>
        <table:table-column table:style-name="co3" table:number-columns-repeated="2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16365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://www.dft.gov.uk/statistics/series/vehicle-licensing/">Vehicle Licensing Statistics (<text:span text:style-name="T2">https://www.gov.uk/government/collections/vehicles-statistics</text:span>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d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7">
            <text:p>Licensed light goods vehicles at the end of the quarter by region, Great Britain from 1994 Q4; also United Kingdom from 2014 Q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7" table:style-name="ce2"/>
          <table:table-cell office:value-type="string" table:style-name="ce9">
            <text:p>Thousand</text:p>
          </table:table-cell>
          <table:table-cell table:number-columns-repeated="16365" table:style-name="ce10"/>
        </table:table-row>
        <table:table-row table:style-name="ro3">
          <table:table-cell office:value-type="string" table:style-name="ce11">
            <text:p>Year</text:p>
          </table:table-cell>
          <table:table-cell office:value-type="string" table:style-name="ce12">
            <text:p>North East</text:p>
          </table:table-cell>
          <table:table-cell office:value-type="string" table:style-name="ce12">
            <text:p>North West</text:p>
          </table:table-cell>
          <table:table-cell office:value-type="string" table:style-name="ce12">
            <text:p>Yorkshire and The Humber</text:p>
          </table:table-cell>
          <table:table-cell office:value-type="string" table:style-name="ce12">
            <text:p>East Midlands</text:p>
          </table:table-cell>
          <table:table-cell office:value-type="string" table:style-name="ce12">
            <text:p>West Midlands</text:p>
          </table:table-cell>
          <table:table-cell office:value-type="string" table:style-name="ce12">
            <text:p>East</text:p>
          </table:table-cell>
          <table:table-cell office:value-type="string" table:style-name="ce12">
            <text:p>London</text:p>
          </table:table-cell>
          <table:table-cell office:value-type="string" table:style-name="ce12">
            <text:p>South East</text:p>
          </table:table-cell>
          <table:table-cell office:value-type="string" table:style-name="ce12">
            <text:p>South West</text:p>
          </table:table-cell>
          <table:table-cell office:value-type="string" table:style-name="ce12">
            <text:p>England</text:p>
          </table:table-cell>
          <table:table-cell office:value-type="string" table:style-name="ce12">
            <text:p>Wales</text:p>
          </table:table-cell>
          <table:table-cell office:value-type="string" table:style-name="ce12">
            <text:p>Scotland</text:p>
          </table:table-cell>
          <table:table-cell office:value-type="string" table:style-name="ce12">
            <text:p>Between Keepers: previously GB<text:s/><text:span text:style-name="T3">1</text:span></text:p>
          </table:table-cell>
          <table:table-cell office:value-type="string" table:style-name="ce12">
            <text:p>Region unknown, previously GB<text:s/><text:span text:style-name="T3">2</text:span></text:p>
          </table:table-cell>
          <table:table-cell office:value-type="string" table:style-name="ce12">
            <text:p>Great Britain</text:p>
          </table:table-cell>
          <table:table-cell office:value-type="string" table:style-name="ce12">
            <text:p>Northern Ireland</text:p>
          </table:table-cell>
          <table:table-cell office:value-type="string" table:style-name="ce12">
            <text:p>Between Keepers: previously NI<text:s/><text:span text:style-name="T3">3</text:span></text:p>
          </table:table-cell>
          <table:table-cell office:value-type="string" table:style-name="ce12">
            <text:p>United Kingdom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4 Q4</text:p>
          </table:table-cell>
          <table:table-cell office:value-type="float" office:value="66.924000000000007" table:style-name="ce14">
            <text:p>66.9</text:p>
          </table:table-cell>
          <table:table-cell office:value-type="float" office:value="223.31399999999999" table:style-name="ce14">
            <text:p>223.3</text:p>
          </table:table-cell>
          <table:table-cell office:value-type="float" office:value="170.82" table:style-name="ce14">
            <text:p>170.8</text:p>
          </table:table-cell>
          <table:table-cell office:value-type="float" office:value="160.57900000000001" table:style-name="ce14">
            <text:p>160.6</text:p>
          </table:table-cell>
          <table:table-cell office:value-type="float" office:value="243.45599999999999" table:style-name="ce14">
            <text:p>243.5</text:p>
          </table:table-cell>
          <table:table-cell office:value-type="float" office:value="221.179" table:style-name="ce14">
            <text:p>221.2</text:p>
          </table:table-cell>
          <table:table-cell office:value-type="float" office:value="200.655" table:style-name="ce14">
            <text:p>200.7</text:p>
          </table:table-cell>
          <table:table-cell office:value-type="float" office:value="301.93" table:style-name="ce14">
            <text:p>301.9</text:p>
          </table:table-cell>
          <table:table-cell office:value-type="float" office:value="212.07" table:style-name="ce14">
            <text:p>212.1</text:p>
          </table:table-cell>
          <table:table-cell office:value-type="float" office:value="1800.9269999999999" table:style-name="ce14">
            <text:p>1,800.9</text:p>
          </table:table-cell>
          <table:table-cell office:value-type="float" office:value="108.131" table:style-name="ce14">
            <text:p>108.1</text:p>
          </table:table-cell>
          <table:table-cell office:value-type="float" office:value="151.84100000000001" table:style-name="ce14">
            <text:p>151.8</text:p>
          </table:table-cell>
          <table:table-cell office:value-type="float" office:value="45.134" table:style-name="ce14">
            <text:p>45.1</text:p>
          </table:table-cell>
          <table:table-cell office:value-type="float" office:value="31.62" table:style-name="ce14">
            <text:p>31.6</text:p>
          </table:table-cell>
          <table:table-cell office:value-type="float" office:value="2137.6529999999998" table:style-name="ce14">
            <text:p>2,137.7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5 Q4</text:p>
          </table:table-cell>
          <table:table-cell office:value-type="float" office:value="65.518000000000001" table:style-name="ce14">
            <text:p>65.5</text:p>
          </table:table-cell>
          <table:table-cell office:value-type="float" office:value="230.16200000000001" table:style-name="ce14">
            <text:p>230.2</text:p>
          </table:table-cell>
          <table:table-cell office:value-type="float" office:value="164.63499999999999" table:style-name="ce14">
            <text:p>164.6</text:p>
          </table:table-cell>
          <table:table-cell office:value-type="float" office:value="155.33600000000001" table:style-name="ce14">
            <text:p>155.3</text:p>
          </table:table-cell>
          <table:table-cell office:value-type="float" office:value="255.05500000000001" table:style-name="ce14">
            <text:p>255.1</text:p>
          </table:table-cell>
          <table:table-cell office:value-type="float" office:value="223.62" table:style-name="ce14">
            <text:p>223.6</text:p>
          </table:table-cell>
          <table:table-cell office:value-type="float" office:value="191.196" table:style-name="ce14">
            <text:p>191.2</text:p>
          </table:table-cell>
          <table:table-cell office:value-type="float" office:value="301.471" table:style-name="ce14">
            <text:p>301.5</text:p>
          </table:table-cell>
          <table:table-cell office:value-type="float" office:value="210.44" table:style-name="ce14">
            <text:p>210.4</text:p>
          </table:table-cell>
          <table:table-cell office:value-type="float" office:value="1797.433" table:style-name="ce14">
            <text:p>1,797.4</text:p>
          </table:table-cell>
          <table:table-cell office:value-type="float" office:value="105.91200000000001" table:style-name="ce14">
            <text:p>105.9</text:p>
          </table:table-cell>
          <table:table-cell office:value-type="float" office:value="149.45599999999999" table:style-name="ce14">
            <text:p>149.5</text:p>
          </table:table-cell>
          <table:table-cell office:value-type="float" office:value="43.67" table:style-name="ce14">
            <text:p>43.7</text:p>
          </table:table-cell>
          <table:table-cell office:value-type="float" office:value="26.303000000000001" table:style-name="ce14">
            <text:p>26.3</text:p>
          </table:table-cell>
          <table:table-cell office:value-type="float" office:value="2122.7739999999999" table:style-name="ce14">
            <text:p>2,122.8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1996 Q4</text:p>
          </table:table-cell>
          <table:table-cell office:value-type="float" office:value="66.725999999999999" table:style-name="ce14">
            <text:p>66.7</text:p>
          </table:table-cell>
          <table:table-cell office:value-type="float" office:value="239.803" table:style-name="ce14">
            <text:p>239.8</text:p>
          </table:table-cell>
          <table:table-cell office:value-type="float" office:value="165.56299999999999" table:style-name="ce14">
            <text:p>165.6</text:p>
          </table:table-cell>
          <table:table-cell office:value-type="float" office:value="160.65100000000001" table:style-name="ce14">
            <text:p>160.7</text:p>
          </table:table-cell>
          <table:table-cell office:value-type="float" office:value="257.06799999999998" table:style-name="ce14">
            <text:p>257.1</text:p>
          </table:table-cell>
          <table:table-cell office:value-type="float" office:value="232.77199999999999" table:style-name="ce14">
            <text:p>232.8</text:p>
          </table:table-cell>
          <table:table-cell office:value-type="float" office:value="192.27500000000001" table:style-name="ce14">
            <text:p>192.3</text:p>
          </table:table-cell>
          <table:table-cell office:value-type="float" office:value="311.31400000000002" table:style-name="ce14">
            <text:p>311.3</text:p>
          </table:table-cell>
          <table:table-cell office:value-type="float" office:value="220.042" table:style-name="ce14">
            <text:p>220.0</text:p>
          </table:table-cell>
          <table:table-cell office:value-type="float" office:value="1846.2139999999999" table:style-name="ce14">
            <text:p>1,846.2</text:p>
          </table:table-cell>
          <table:table-cell office:value-type="float" office:value="110.259" table:style-name="ce14">
            <text:p>110.3</text:p>
          </table:table-cell>
          <table:table-cell office:value-type="float" office:value="152.56200000000001" table:style-name="ce14">
            <text:p>152.6</text:p>
          </table:table-cell>
          <table:table-cell office:value-type="float" office:value="43.213000000000001" table:style-name="ce14">
            <text:p>43.2</text:p>
          </table:table-cell>
          <table:table-cell office:value-type="float" office:value="21.63" table:style-name="ce14">
            <text:p>21.6</text:p>
          </table:table-cell>
          <table:table-cell office:value-type="float" office:value="2173.8780000000002" table:style-name="ce14">
            <text:p>2,173.9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7 Q4</text:p>
          </table:table-cell>
          <table:table-cell office:value-type="float" office:value="67.528000000000006" table:style-name="ce14">
            <text:p>67.5</text:p>
          </table:table-cell>
          <table:table-cell office:value-type="float" office:value="253.292" table:style-name="ce14">
            <text:p>253.3</text:p>
          </table:table-cell>
          <table:table-cell office:value-type="float" office:value="165.20500000000001" table:style-name="ce14">
            <text:p>165.2</text:p>
          </table:table-cell>
          <table:table-cell office:value-type="float" office:value="169.01300000000001" table:style-name="ce14">
            <text:p>169.0</text:p>
          </table:table-cell>
          <table:table-cell office:value-type="float" office:value="265.19600000000003" table:style-name="ce14">
            <text:p>265.2</text:p>
          </table:table-cell>
          <table:table-cell office:value-type="float" office:value="243.12899999999999" table:style-name="ce14">
            <text:p>243.1</text:p>
          </table:table-cell>
          <table:table-cell office:value-type="float" office:value="192.64" table:style-name="ce14">
            <text:p>192.6</text:p>
          </table:table-cell>
          <table:table-cell office:value-type="float" office:value="324.61900000000003" table:style-name="ce14">
            <text:p>324.6</text:p>
          </table:table-cell>
          <table:table-cell office:value-type="float" office:value="226.518" table:style-name="ce14">
            <text:p>226.5</text:p>
          </table:table-cell>
          <table:table-cell office:value-type="float" office:value="1907.14" table:style-name="ce14">
            <text:p>1,907.1</text:p>
          </table:table-cell>
          <table:table-cell office:value-type="float" office:value="112.721" table:style-name="ce14">
            <text:p>112.7</text:p>
          </table:table-cell>
          <table:table-cell office:value-type="float" office:value="155.078" table:style-name="ce14">
            <text:p>155.1</text:p>
          </table:table-cell>
          <table:table-cell office:value-type="float" office:value="38.017000000000003" table:style-name="ce14">
            <text:p>38.0</text:p>
          </table:table-cell>
          <table:table-cell office:value-type="float" office:value="18.225000000000001" table:style-name="ce14">
            <text:p>18.2</text:p>
          </table:table-cell>
          <table:table-cell office:value-type="float" office:value="2231.181" table:style-name="ce14">
            <text:p>2,231.2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8 Q4</text:p>
          </table:table-cell>
          <table:table-cell office:value-type="float" office:value="69.225999999999999" table:style-name="ce14">
            <text:p>69.2</text:p>
          </table:table-cell>
          <table:table-cell office:value-type="float" office:value="262.79700000000003" table:style-name="ce14">
            <text:p>262.8</text:p>
          </table:table-cell>
          <table:table-cell office:value-type="float" office:value="164.512" table:style-name="ce14">
            <text:p>164.5</text:p>
          </table:table-cell>
          <table:table-cell office:value-type="float" office:value="195.80600000000001" table:style-name="ce14">
            <text:p>195.8</text:p>
          </table:table-cell>
          <table:table-cell office:value-type="float" office:value="268.60899999999998" table:style-name="ce14">
            <text:p>268.6</text:p>
          </table:table-cell>
          <table:table-cell office:value-type="float" office:value="245.43" table:style-name="ce14">
            <text:p>245.4</text:p>
          </table:table-cell>
          <table:table-cell office:value-type="float" office:value="191.06800000000001" table:style-name="ce14">
            <text:p>191.1</text:p>
          </table:table-cell>
          <table:table-cell office:value-type="float" office:value="331.93" table:style-name="ce14">
            <text:p>331.9</text:p>
          </table:table-cell>
          <table:table-cell office:value-type="float" office:value="233.06899999999999" table:style-name="ce14">
            <text:p>233.1</text:p>
          </table:table-cell>
          <table:table-cell office:value-type="float" office:value="1962.4469999999999" table:style-name="ce14">
            <text:p>1,962.4</text:p>
          </table:table-cell>
          <table:table-cell office:value-type="float" office:value="114.494" table:style-name="ce14">
            <text:p>114.5</text:p>
          </table:table-cell>
          <table:table-cell office:value-type="float" office:value="154.89699999999999" table:style-name="ce14">
            <text:p>154.9</text:p>
          </table:table-cell>
          <table:table-cell office:value-type="float" office:value="30.344999999999999" table:style-name="ce14">
            <text:p>30.3</text:p>
          </table:table-cell>
          <table:table-cell office:value-type="float" office:value="15.843999999999999" table:style-name="ce14">
            <text:p>15.8</text:p>
          </table:table-cell>
          <table:table-cell office:value-type="float" office:value="2278.027" table:style-name="ce14">
            <text:p>2,278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9 Q4</text:p>
          </table:table-cell>
          <table:table-cell office:value-type="float" office:value="70.744" table:style-name="ce14">
            <text:p>70.7</text:p>
          </table:table-cell>
          <table:table-cell office:value-type="float" office:value="264.911" table:style-name="ce14">
            <text:p>264.9</text:p>
          </table:table-cell>
          <table:table-cell office:value-type="float" office:value="167.28899999999999" table:style-name="ce14">
            <text:p>167.3</text:p>
          </table:table-cell>
          <table:table-cell office:value-type="float" office:value="198.97399999999999" table:style-name="ce14">
            <text:p>199.0</text:p>
          </table:table-cell>
          <table:table-cell office:value-type="float" office:value="274.81299999999999" table:style-name="ce14">
            <text:p>274.8</text:p>
          </table:table-cell>
          <table:table-cell office:value-type="float" office:value="251.804" table:style-name="ce14">
            <text:p>251.8</text:p>
          </table:table-cell>
          <table:table-cell office:value-type="float" office:value="193.185" table:style-name="ce14">
            <text:p>193.2</text:p>
          </table:table-cell>
          <table:table-cell office:value-type="float" office:value="348.26600000000002" table:style-name="ce14">
            <text:p>348.3</text:p>
          </table:table-cell>
          <table:table-cell office:value-type="float" office:value="242.89099999999999" table:style-name="ce14">
            <text:p>242.9</text:p>
          </table:table-cell>
          <table:table-cell office:value-type="float" office:value="2012.877" table:style-name="ce14">
            <text:p>2,012.9</text:p>
          </table:table-cell>
          <table:table-cell office:value-type="float" office:value="116.852" table:style-name="ce14">
            <text:p>116.9</text:p>
          </table:table-cell>
          <table:table-cell office:value-type="float" office:value="159.19" table:style-name="ce14">
            <text:p>159.2</text:p>
          </table:table-cell>
          <table:table-cell office:value-type="float" office:value="39.661999999999999" table:style-name="ce14">
            <text:p>39.7</text:p>
          </table:table-cell>
          <table:table-cell office:value-type="float" office:value="13.579000000000001" table:style-name="ce14">
            <text:p>13.6</text:p>
          </table:table-cell>
          <table:table-cell office:value-type="float" office:value="2342.16" table:style-name="ce14">
            <text:p>2,342.2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0 Q4</text:p>
          </table:table-cell>
          <table:table-cell office:value-type="float" office:value="72.126999999999995" table:style-name="ce14">
            <text:p>72.1</text:p>
          </table:table-cell>
          <table:table-cell office:value-type="float" office:value="273.10700000000003" table:style-name="ce14">
            <text:p>273.1</text:p>
          </table:table-cell>
          <table:table-cell office:value-type="float" office:value="170.50399999999999" table:style-name="ce14">
            <text:p>170.5</text:p>
          </table:table-cell>
          <table:table-cell office:value-type="float" office:value="205.90799999999999" table:style-name="ce14">
            <text:p>205.9</text:p>
          </table:table-cell>
          <table:table-cell office:value-type="float" office:value="284.37900000000002" table:style-name="ce14">
            <text:p>284.4</text:p>
          </table:table-cell>
          <table:table-cell office:value-type="float" office:value="257.58600000000001" table:style-name="ce14">
            <text:p>257.6</text:p>
          </table:table-cell>
          <table:table-cell office:value-type="float" office:value="191.14599999999999" table:style-name="ce14">
            <text:p>191.1</text:p>
          </table:table-cell>
          <table:table-cell office:value-type="float" office:value="359.56200000000001" table:style-name="ce14">
            <text:p>359.6</text:p>
          </table:table-cell>
          <table:table-cell office:value-type="float" office:value="251.589" table:style-name="ce14">
            <text:p>251.6</text:p>
          </table:table-cell>
          <table:table-cell office:value-type="float" office:value="2065.9079999999999" table:style-name="ce14">
            <text:p>2,065.9</text:p>
          </table:table-cell>
          <table:table-cell office:value-type="float" office:value="114.886" table:style-name="ce14">
            <text:p>114.9</text:p>
          </table:table-cell>
          <table:table-cell office:value-type="float" office:value="162.68799999999999" table:style-name="ce14">
            <text:p>162.7</text:p>
          </table:table-cell>
          <table:table-cell office:value-type="float" office:value="27.919" table:style-name="ce14">
            <text:p>27.9</text:p>
          </table:table-cell>
          <table:table-cell office:value-type="float" office:value="11.189" table:style-name="ce14">
            <text:p>11.2</text:p>
          </table:table-cell>
          <table:table-cell office:value-type="float" office:value="2382.59" table:style-name="ce14">
            <text:p>2,382.6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1 Q4</text:p>
          </table:table-cell>
          <table:table-cell office:value-type="float" office:value="73.56" table:style-name="ce14">
            <text:p>73.6</text:p>
          </table:table-cell>
          <table:table-cell office:value-type="float" office:value="281.64" table:style-name="ce14">
            <text:p>281.6</text:p>
          </table:table-cell>
          <table:table-cell office:value-type="float" office:value="173.43799999999999" table:style-name="ce14">
            <text:p>173.4</text:p>
          </table:table-cell>
          <table:table-cell office:value-type="float" office:value="215.71600000000001" table:style-name="ce14">
            <text:p>215.7</text:p>
          </table:table-cell>
          <table:table-cell office:value-type="float" office:value="293.548" table:style-name="ce14">
            <text:p>293.5</text:p>
          </table:table-cell>
          <table:table-cell office:value-type="float" office:value="266.05099999999999" table:style-name="ce14">
            <text:p>266.1</text:p>
          </table:table-cell>
          <table:table-cell office:value-type="float" office:value="193.05500000000001" table:style-name="ce14">
            <text:p>193.1</text:p>
          </table:table-cell>
          <table:table-cell office:value-type="float" office:value="373.99299999999999" table:style-name="ce14">
            <text:p>374.0</text:p>
          </table:table-cell>
          <table:table-cell office:value-type="float" office:value="259.91500000000002" table:style-name="ce14">
            <text:p>259.9</text:p>
          </table:table-cell>
          <table:table-cell office:value-type="float" office:value="2130.9160000000002" table:style-name="ce14">
            <text:p>2,130.9</text:p>
          </table:table-cell>
          <table:table-cell office:value-type="float" office:value="118.398" table:style-name="ce14">
            <text:p>118.4</text:p>
          </table:table-cell>
          <table:table-cell office:value-type="float" office:value="167.77500000000001" table:style-name="ce14">
            <text:p>167.8</text:p>
          </table:table-cell>
          <table:table-cell office:value-type="float" office:value="34.622999999999998" table:style-name="ce14">
            <text:p>34.6</text:p>
          </table:table-cell>
          <table:table-cell office:value-type="float" office:value="9.6679999999999993" table:style-name="ce14">
            <text:p>9.7</text:p>
          </table:table-cell>
          <table:table-cell office:value-type="float" office:value="2461.38" table:style-name="ce14">
            <text:p>2,461.4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2 Q4</text:p>
          </table:table-cell>
          <table:table-cell office:value-type="float" office:value="77.287999999999997" table:style-name="ce14">
            <text:p>77.3</text:p>
          </table:table-cell>
          <table:table-cell office:value-type="float" office:value="282.49799999999999" table:style-name="ce14">
            <text:p>282.5</text:p>
          </table:table-cell>
          <table:table-cell office:value-type="float" office:value="181.97900000000001" table:style-name="ce14">
            <text:p>182.0</text:p>
          </table:table-cell>
          <table:table-cell office:value-type="float" office:value="220.56299999999999" table:style-name="ce14">
            <text:p>220.6</text:p>
          </table:table-cell>
          <table:table-cell office:value-type="float" office:value="307.88200000000001" table:style-name="ce14">
            <text:p>307.9</text:p>
          </table:table-cell>
          <table:table-cell office:value-type="float" office:value="273.96699999999998" table:style-name="ce14">
            <text:p>274.0</text:p>
          </table:table-cell>
          <table:table-cell office:value-type="float" office:value="193.958" table:style-name="ce14">
            <text:p>194.0</text:p>
          </table:table-cell>
          <table:table-cell office:value-type="float" office:value="388.66800000000001" table:style-name="ce14">
            <text:p>388.7</text:p>
          </table:table-cell>
          <table:table-cell office:value-type="float" office:value="270.05599999999998" table:style-name="ce14">
            <text:p>270.1</text:p>
          </table:table-cell>
          <table:table-cell office:value-type="float" office:value="2196.8589999999999" table:style-name="ce14">
            <text:p>2,196.9</text:p>
          </table:table-cell>
          <table:table-cell office:value-type="float" office:value="124.43300000000001" table:style-name="ce14">
            <text:p>124.4</text:p>
          </table:table-cell>
          <table:table-cell office:value-type="float" office:value="174.64599999999999" table:style-name="ce14">
            <text:p>174.6</text:p>
          </table:table-cell>
          <table:table-cell office:value-type="float" office:value="37.823999999999998" table:style-name="ce14">
            <text:p>37.8</text:p>
          </table:table-cell>
          <table:table-cell office:value-type="float" office:value="8.4979999999999993" table:style-name="ce14">
            <text:p>8.5</text:p>
          </table:table-cell>
          <table:table-cell office:value-type="float" office:value="2542.2600000000002" table:style-name="ce14">
            <text:p>2,542.3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3 Q4</text:p>
          </table:table-cell>
          <table:table-cell office:value-type="float" office:value="81.091999999999999" table:style-name="ce14">
            <text:p>81.1</text:p>
          </table:table-cell>
          <table:table-cell office:value-type="float" office:value="294.66699999999997" table:style-name="ce14">
            <text:p>294.7</text:p>
          </table:table-cell>
          <table:table-cell office:value-type="float" office:value="193.18700000000001" table:style-name="ce14">
            <text:p>193.2</text:p>
          </table:table-cell>
          <table:table-cell office:value-type="float" office:value="226.54" table:style-name="ce14">
            <text:p>226.5</text:p>
          </table:table-cell>
          <table:table-cell office:value-type="float" office:value="327.5" table:style-name="ce14">
            <text:p>327.5</text:p>
          </table:table-cell>
          <table:table-cell office:value-type="float" office:value="281.428" table:style-name="ce14">
            <text:p>281.4</text:p>
          </table:table-cell>
          <table:table-cell office:value-type="float" office:value="198.03800000000001" table:style-name="ce14">
            <text:p>198.0</text:p>
          </table:table-cell>
          <table:table-cell office:value-type="float" office:value="404.471" table:style-name="ce14">
            <text:p>404.5</text:p>
          </table:table-cell>
          <table:table-cell office:value-type="float" office:value="280.27600000000001" table:style-name="ce14">
            <text:p>280.3</text:p>
          </table:table-cell>
          <table:table-cell office:value-type="float" office:value="2287.1990000000001" table:style-name="ce14">
            <text:p>2,287.2</text:p>
          </table:table-cell>
          <table:table-cell office:value-type="float" office:value="132.58699999999999" table:style-name="ce14">
            <text:p>132.6</text:p>
          </table:table-cell>
          <table:table-cell office:value-type="float" office:value="183.49799999999999" table:style-name="ce14">
            <text:p>183.5</text:p>
          </table:table-cell>
          <table:table-cell office:value-type="float" office:value="41.981000000000002" table:style-name="ce14">
            <text:p>42.0</text:p>
          </table:table-cell>
          <table:table-cell office:value-type="float" office:value="7.6479999999999997" table:style-name="ce14">
            <text:p>7.6</text:p>
          </table:table-cell>
          <table:table-cell office:value-type="float" office:value="2652.913" table:style-name="ce14">
            <text:p>2,652.9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4 Q4</text:p>
          </table:table-cell>
          <table:table-cell office:value-type="float" office:value="89.203999999999994" table:style-name="ce14">
            <text:p>89.2</text:p>
          </table:table-cell>
          <table:table-cell office:value-type="float" office:value="317.24099999999999" table:style-name="ce14">
            <text:p>317.2</text:p>
          </table:table-cell>
          <table:table-cell office:value-type="float" office:value="209.43299999999999" table:style-name="ce14">
            <text:p>209.4</text:p>
          </table:table-cell>
          <table:table-cell office:value-type="float" office:value="235.77600000000001" table:style-name="ce14">
            <text:p>235.8</text:p>
          </table:table-cell>
          <table:table-cell office:value-type="float" office:value="339.09100000000001" table:style-name="ce14">
            <text:p>339.1</text:p>
          </table:table-cell>
          <table:table-cell office:value-type="float" office:value="289.51900000000001" table:style-name="ce14">
            <text:p>289.5</text:p>
          </table:table-cell>
          <table:table-cell office:value-type="float" office:value="206.964" table:style-name="ce14">
            <text:p>207.0</text:p>
          </table:table-cell>
          <table:table-cell office:value-type="float" office:value="435.62900000000002" table:style-name="ce14">
            <text:p>435.6</text:p>
          </table:table-cell>
          <table:table-cell office:value-type="float" office:value="297.38099999999997" table:style-name="ce14">
            <text:p>297.4</text:p>
          </table:table-cell>
          <table:table-cell office:value-type="float" office:value="2420.2379999999998" table:style-name="ce14">
            <text:p>2,420.2</text:p>
          </table:table-cell>
          <table:table-cell office:value-type="float" office:value="143.27600000000001" table:style-name="ce14">
            <text:p>143.3</text:p>
          </table:table-cell>
          <table:table-cell office:value-type="float" office:value="194.482" table:style-name="ce14">
            <text:p>194.5</text:p>
          </table:table-cell>
          <table:table-cell office:value-type="float" office:value="57.819000000000003" table:style-name="ce14">
            <text:p>57.8</text:p>
          </table:table-cell>
          <table:table-cell office:value-type="float" office:value="6.625" table:style-name="ce14">
            <text:p>6.6</text:p>
          </table:table-cell>
          <table:table-cell office:value-type="float" office:value="2822.44" table:style-name="ce14">
            <text:p>2,822.4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5 Q4</text:p>
          </table:table-cell>
          <table:table-cell office:value-type="float" office:value="96.176000000000002" table:style-name="ce14">
            <text:p>96.2</text:p>
          </table:table-cell>
          <table:table-cell office:value-type="float" office:value="329.798" table:style-name="ce14">
            <text:p>329.8</text:p>
          </table:table-cell>
          <table:table-cell office:value-type="float" office:value="222.32900000000001" table:style-name="ce14">
            <text:p>222.3</text:p>
          </table:table-cell>
          <table:table-cell office:value-type="float" office:value="248.61699999999999" table:style-name="ce14">
            <text:p>248.6</text:p>
          </table:table-cell>
          <table:table-cell office:value-type="float" office:value="345.142" table:style-name="ce14">
            <text:p>345.1</text:p>
          </table:table-cell>
          <table:table-cell office:value-type="float" office:value="301.06700000000001" table:style-name="ce14">
            <text:p>301.1</text:p>
          </table:table-cell>
          <table:table-cell office:value-type="float" office:value="212.27600000000001" table:style-name="ce14">
            <text:p>212.3</text:p>
          </table:table-cell>
          <table:table-cell office:value-type="float" office:value="459.42" table:style-name="ce14">
            <text:p>459.4</text:p>
          </table:table-cell>
          <table:table-cell office:value-type="float" office:value="307.96600000000001" table:style-name="ce14">
            <text:p>308.0</text:p>
          </table:table-cell>
          <table:table-cell office:value-type="float" office:value="2522.7910000000002" table:style-name="ce14">
            <text:p>2,522.8</text:p>
          </table:table-cell>
          <table:table-cell office:value-type="float" office:value="151.036" table:style-name="ce14">
            <text:p>151.0</text:p>
          </table:table-cell>
          <table:table-cell office:value-type="float" office:value="209.851" table:style-name="ce14">
            <text:p>209.9</text:p>
          </table:table-cell>
          <table:table-cell office:value-type="float" office:value="53.350999999999999" table:style-name="ce14">
            <text:p>53.4</text:p>
          </table:table-cell>
          <table:table-cell office:value-type="float" office:value="6.3470000000000004" table:style-name="ce14">
            <text:p>6.3</text:p>
          </table:table-cell>
          <table:table-cell office:value-type="float" office:value="2943.3760000000002" table:style-name="ce14">
            <text:p>2,943.4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6 Q4</text:p>
          </table:table-cell>
          <table:table-cell office:value-type="float" office:value="98.896000000000001" table:style-name="ce14">
            <text:p>98.9</text:p>
          </table:table-cell>
          <table:table-cell office:value-type="float" office:value="338.26400000000001" table:style-name="ce14">
            <text:p>338.3</text:p>
          </table:table-cell>
          <table:table-cell office:value-type="float" office:value="231.83500000000001" table:style-name="ce14">
            <text:p>231.8</text:p>
          </table:table-cell>
          <table:table-cell office:value-type="float" office:value="251.54300000000001" table:style-name="ce14">
            <text:p>251.5</text:p>
          </table:table-cell>
          <table:table-cell office:value-type="float" office:value="352.99900000000002" table:style-name="ce14">
            <text:p>353.0</text:p>
          </table:table-cell>
          <table:table-cell office:value-type="float" office:value="308.685" table:style-name="ce14">
            <text:p>308.7</text:p>
          </table:table-cell>
          <table:table-cell office:value-type="float" office:value="215.059" table:style-name="ce14">
            <text:p>215.1</text:p>
          </table:table-cell>
          <table:table-cell office:value-type="float" office:value="465.23399999999998" table:style-name="ce14">
            <text:p>465.2</text:p>
          </table:table-cell>
          <table:table-cell office:value-type="float" office:value="318.77600000000001" table:style-name="ce14">
            <text:p>318.8</text:p>
          </table:table-cell>
          <table:table-cell office:value-type="float" office:value="2581.2910000000002" table:style-name="ce14">
            <text:p>2,581.3</text:p>
          </table:table-cell>
          <table:table-cell office:value-type="float" office:value="156.976" table:style-name="ce14">
            <text:p>157.0</text:p>
          </table:table-cell>
          <table:table-cell office:value-type="float" office:value="221.21" table:style-name="ce14">
            <text:p>221.2</text:p>
          </table:table-cell>
          <table:table-cell office:value-type="float" office:value="57.606000000000002" table:style-name="ce14">
            <text:p>57.6</text:p>
          </table:table-cell>
          <table:table-cell office:value-type="float" office:value="5.992" table:style-name="ce14">
            <text:p>6.0</text:p>
          </table:table-cell>
          <table:table-cell office:value-type="float" office:value="3023.0749999999998" table:style-name="ce14">
            <text:p>3,023.1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7 Q4</text:p>
          </table:table-cell>
          <table:table-cell office:value-type="float" office:value="104.566" table:style-name="ce14">
            <text:p>104.6</text:p>
          </table:table-cell>
          <table:table-cell office:value-type="float" office:value="351.35700000000003" table:style-name="ce14">
            <text:p>351.4</text:p>
          </table:table-cell>
          <table:table-cell office:value-type="float" office:value="244.44499999999999" table:style-name="ce14">
            <text:p>244.4</text:p>
          </table:table-cell>
          <table:table-cell office:value-type="float" office:value="259.02100000000002" table:style-name="ce14">
            <text:p>259.0</text:p>
          </table:table-cell>
          <table:table-cell office:value-type="float" office:value="369.34" table:style-name="ce14">
            <text:p>369.3</text:p>
          </table:table-cell>
          <table:table-cell office:value-type="float" office:value="321.91699999999997" table:style-name="ce14">
            <text:p>321.9</text:p>
          </table:table-cell>
          <table:table-cell office:value-type="float" office:value="221.96799999999999" table:style-name="ce14">
            <text:p>222.0</text:p>
          </table:table-cell>
          <table:table-cell office:value-type="float" office:value="479.06" table:style-name="ce14">
            <text:p>479.1</text:p>
          </table:table-cell>
          <table:table-cell office:value-type="float" office:value="332.31400000000002" table:style-name="ce14">
            <text:p>332.3</text:p>
          </table:table-cell>
          <table:table-cell office:value-type="float" office:value="2683.9879999999998" table:style-name="ce14">
            <text:p>2,684.0</text:p>
          </table:table-cell>
          <table:table-cell office:value-type="float" office:value="163.21799999999999" table:style-name="ce14">
            <text:p>163.2</text:p>
          </table:table-cell>
          <table:table-cell office:value-type="float" office:value="234.012" table:style-name="ce14">
            <text:p>234.0</text:p>
          </table:table-cell>
          <table:table-cell office:value-type="float" office:value="61.932000000000002" table:style-name="ce14">
            <text:p>61.9</text:p>
          </table:table-cell>
          <table:table-cell office:value-type="float" office:value="5.7350000000000003" table:style-name="ce14">
            <text:p>5.7</text:p>
          </table:table-cell>
          <table:table-cell office:value-type="float" office:value="3148.8850000000002" table:style-name="ce14">
            <text:p>3,148.9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8 Q3</text:p>
          </table:table-cell>
          <table:table-cell office:value-type="float" office:value="110.28" table:style-name="ce14">
            <text:p>110.3</text:p>
          </table:table-cell>
          <table:table-cell office:value-type="float" office:value="358.21800000000002" table:style-name="ce14">
            <text:p>358.2</text:p>
          </table:table-cell>
          <table:table-cell office:value-type="float" office:value="250.91" table:style-name="ce14">
            <text:p>250.9</text:p>
          </table:table-cell>
          <table:table-cell office:value-type="float" office:value="262.56299999999999" table:style-name="ce14">
            <text:p>262.6</text:p>
          </table:table-cell>
          <table:table-cell office:value-type="float" office:value="376.464" table:style-name="ce14">
            <text:p>376.5</text:p>
          </table:table-cell>
          <table:table-cell office:value-type="float" office:value="330.12400000000002" table:style-name="ce14">
            <text:p>330.1</text:p>
          </table:table-cell>
          <table:table-cell office:value-type="float" office:value="225.60599999999999" table:style-name="ce14">
            <text:p>225.6</text:p>
          </table:table-cell>
          <table:table-cell office:value-type="float" office:value="492.28100000000001" table:style-name="ce14">
            <text:p>492.3</text:p>
          </table:table-cell>
          <table:table-cell office:value-type="float" office:value="344.34100000000001" table:style-name="ce14">
            <text:p>344.3</text:p>
          </table:table-cell>
          <table:table-cell office:value-type="float" office:value="2750.7869999999998" table:style-name="ce14">
            <text:p>2,750.8</text:p>
          </table:table-cell>
          <table:table-cell office:value-type="float" office:value="166.47399999999999" table:style-name="ce14">
            <text:p>166.5</text:p>
          </table:table-cell>
          <table:table-cell office:value-type="float" office:value="241.54900000000001" table:style-name="ce14">
            <text:p>241.5</text:p>
          </table:table-cell>
          <table:table-cell office:value-type="float" office:value="58.207000000000001" table:style-name="ce14">
            <text:p>58.2</text:p>
          </table:table-cell>
          <table:table-cell office:value-type="float" office:value="5.4349999999999996" table:style-name="ce14">
            <text:p>5.4</text:p>
          </table:table-cell>
          <table:table-cell office:value-type="float" office:value="3222.4520000000002" table:style-name="ce14">
            <text:p>3,222.5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8 Q4</text:p>
          </table:table-cell>
          <table:table-cell office:value-type="float" office:value="110.43" table:style-name="ce14">
            <text:p>110.4</text:p>
          </table:table-cell>
          <table:table-cell office:value-type="float" office:value="355.173" table:style-name="ce14">
            <text:p>355.2</text:p>
          </table:table-cell>
          <table:table-cell office:value-type="float" office:value="246.977" table:style-name="ce14">
            <text:p>247.0</text:p>
          </table:table-cell>
          <table:table-cell office:value-type="float" office:value="260.43099999999998" table:style-name="ce14">
            <text:p>260.4</text:p>
          </table:table-cell>
          <table:table-cell office:value-type="float" office:value="373.40600000000001" table:style-name="ce14">
            <text:p>373.4</text:p>
          </table:table-cell>
          <table:table-cell office:value-type="float" office:value="326.55200000000002" table:style-name="ce14">
            <text:p>326.6</text:p>
          </table:table-cell>
          <table:table-cell office:value-type="float" office:value="223.279" table:style-name="ce14">
            <text:p>223.3</text:p>
          </table:table-cell>
          <table:table-cell office:value-type="float" office:value="488.28899999999999" table:style-name="ce14">
            <text:p>488.3</text:p>
          </table:table-cell>
          <table:table-cell office:value-type="float" office:value="340.01299999999998" table:style-name="ce14">
            <text:p>340.0</text:p>
          </table:table-cell>
          <table:table-cell office:value-type="float" office:value="2724.55" table:style-name="ce14">
            <text:p>2,724.6</text:p>
          </table:table-cell>
          <table:table-cell office:value-type="float" office:value="164.52799999999999" table:style-name="ce14">
            <text:p>164.5</text:p>
          </table:table-cell>
          <table:table-cell office:value-type="float" office:value="239.715" table:style-name="ce14">
            <text:p>239.7</text:p>
          </table:table-cell>
          <table:table-cell office:value-type="float" office:value="57.343000000000004" table:style-name="ce14">
            <text:p>57.3</text:p>
          </table:table-cell>
          <table:table-cell office:value-type="float" office:value="5.2670000000000003" table:style-name="ce14">
            <text:p>5.3</text:p>
          </table:table-cell>
          <table:table-cell office:value-type="float" office:value="3191.4029999999998" table:style-name="ce14">
            <text:p>3,191.4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9 Q1</text:p>
          </table:table-cell>
          <table:table-cell office:value-type="float" office:value="109.617" table:style-name="ce14">
            <text:p>109.6</text:p>
          </table:table-cell>
          <table:table-cell office:value-type="float" office:value="351.94" table:style-name="ce14">
            <text:p>351.9</text:p>
          </table:table-cell>
          <table:table-cell office:value-type="float" office:value="243.87" table:style-name="ce14">
            <text:p>243.9</text:p>
          </table:table-cell>
          <table:table-cell office:value-type="float" office:value="258.52" table:style-name="ce14">
            <text:p>258.5</text:p>
          </table:table-cell>
          <table:table-cell office:value-type="float" office:value="360.64499999999998" table:style-name="ce14">
            <text:p>360.6</text:p>
          </table:table-cell>
          <table:table-cell office:value-type="float" office:value="325.74299999999999" table:style-name="ce14">
            <text:p>325.7</text:p>
          </table:table-cell>
          <table:table-cell office:value-type="float" office:value="217.49799999999999" table:style-name="ce14">
            <text:p>217.5</text:p>
          </table:table-cell>
          <table:table-cell office:value-type="float" office:value="496.142" table:style-name="ce14">
            <text:p>496.1</text:p>
          </table:table-cell>
          <table:table-cell office:value-type="float" office:value="349.59300000000002" table:style-name="ce14">
            <text:p>349.6</text:p>
          </table:table-cell>
          <table:table-cell office:value-type="float" office:value="2713.5680000000002" table:style-name="ce14">
            <text:p>2,713.6</text:p>
          </table:table-cell>
          <table:table-cell office:value-type="float" office:value="164.453" table:style-name="ce14">
            <text:p>164.5</text:p>
          </table:table-cell>
          <table:table-cell office:value-type="float" office:value="239.67500000000001" table:style-name="ce14">
            <text:p>239.7</text:p>
          </table:table-cell>
          <table:table-cell office:value-type="float" office:value="65.433999999999997" table:style-name="ce14">
            <text:p>65.4</text:p>
          </table:table-cell>
          <table:table-cell office:value-type="float" office:value="5.1130000000000004" table:style-name="ce14">
            <text:p>5.1</text:p>
          </table:table-cell>
          <table:table-cell office:value-type="float" office:value="3188.2429999999999" table:style-name="ce14">
            <text:p>3,188.2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2</text:p>
          </table:table-cell>
          <table:table-cell office:value-type="float" office:value="109.502" table:style-name="ce14">
            <text:p>109.5</text:p>
          </table:table-cell>
          <table:table-cell office:value-type="float" office:value="350.762" table:style-name="ce14">
            <text:p>350.8</text:p>
          </table:table-cell>
          <table:table-cell office:value-type="float" office:value="244.661" table:style-name="ce14">
            <text:p>244.7</text:p>
          </table:table-cell>
          <table:table-cell office:value-type="float" office:value="261.2" table:style-name="ce14">
            <text:p>261.2</text:p>
          </table:table-cell>
          <table:table-cell office:value-type="float" office:value="366.495" table:style-name="ce14">
            <text:p>366.5</text:p>
          </table:table-cell>
          <table:table-cell office:value-type="float" office:value="329.01" table:style-name="ce14">
            <text:p>329.0</text:p>
          </table:table-cell>
          <table:table-cell office:value-type="float" office:value="217.517" table:style-name="ce14">
            <text:p>217.5</text:p>
          </table:table-cell>
          <table:table-cell office:value-type="float" office:value="496.536" table:style-name="ce14">
            <text:p>496.5</text:p>
          </table:table-cell>
          <table:table-cell office:value-type="float" office:value="355.26299999999998" table:style-name="ce14">
            <text:p>355.3</text:p>
          </table:table-cell>
          <table:table-cell office:value-type="float" office:value="2730.9459999999999" table:style-name="ce14">
            <text:p>2,730.9</text:p>
          </table:table-cell>
          <table:table-cell office:value-type="float" office:value="167.05500000000001" table:style-name="ce14">
            <text:p>167.1</text:p>
          </table:table-cell>
          <table:table-cell office:value-type="float" office:value="242.17400000000001" table:style-name="ce14">
            <text:p>242.2</text:p>
          </table:table-cell>
          <table:table-cell office:value-type="float" office:value="63.716000000000001" table:style-name="ce14">
            <text:p>63.7</text:p>
          </table:table-cell>
          <table:table-cell office:value-type="float" office:value="5.008" table:style-name="ce14">
            <text:p>5.0</text:p>
          </table:table-cell>
          <table:table-cell office:value-type="float" office:value="3208.8989999999999" table:style-name="ce14">
            <text:p>3,208.9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3</text:p>
          </table:table-cell>
          <table:table-cell office:value-type="float" office:value="109.328" table:style-name="ce14">
            <text:p>109.3</text:p>
          </table:table-cell>
          <table:table-cell office:value-type="float" office:value="348.637" table:style-name="ce14">
            <text:p>348.6</text:p>
          </table:table-cell>
          <table:table-cell office:value-type="float" office:value="245.03899999999999" table:style-name="ce14">
            <text:p>245.0</text:p>
          </table:table-cell>
          <table:table-cell office:value-type="float" office:value="261.50400000000002" table:style-name="ce14">
            <text:p>261.5</text:p>
          </table:table-cell>
          <table:table-cell office:value-type="float" office:value="365.512" table:style-name="ce14">
            <text:p>365.5</text:p>
          </table:table-cell>
          <table:table-cell office:value-type="float" office:value="329.584" table:style-name="ce14">
            <text:p>329.6</text:p>
          </table:table-cell>
          <table:table-cell office:value-type="float" office:value="216.71199999999999" table:style-name="ce14">
            <text:p>216.7</text:p>
          </table:table-cell>
          <table:table-cell office:value-type="float" office:value="497.00799999999998" table:style-name="ce14">
            <text:p>497.0</text:p>
          </table:table-cell>
          <table:table-cell office:value-type="float" office:value="356.18299999999999" table:style-name="ce14">
            <text:p>356.2</text:p>
          </table:table-cell>
          <table:table-cell office:value-type="float" office:value="2729.5070000000001" table:style-name="ce14">
            <text:p>2,729.5</text:p>
          </table:table-cell>
          <table:table-cell office:value-type="float" office:value="167.71299999999999" table:style-name="ce14">
            <text:p>167.7</text:p>
          </table:table-cell>
          <table:table-cell office:value-type="float" office:value="242.875" table:style-name="ce14">
            <text:p>242.9</text:p>
          </table:table-cell>
          <table:table-cell office:value-type="float" office:value="62.142000000000003" table:style-name="ce14">
            <text:p>62.1</text:p>
          </table:table-cell>
          <table:table-cell office:value-type="float" office:value="4.8760000000000003" table:style-name="ce14">
            <text:p>4.9</text:p>
          </table:table-cell>
          <table:table-cell office:value-type="float" office:value="3207.1129999999998" table:style-name="ce14">
            <text:p>3,207.1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4</text:p>
          </table:table-cell>
          <table:table-cell office:value-type="float" office:value="108.273" table:style-name="ce14">
            <text:p>108.3</text:p>
          </table:table-cell>
          <table:table-cell office:value-type="float" office:value="342.61700000000002" table:style-name="ce14">
            <text:p>342.6</text:p>
          </table:table-cell>
          <table:table-cell office:value-type="float" office:value="245.49299999999999" table:style-name="ce14">
            <text:p>245.5</text:p>
          </table:table-cell>
          <table:table-cell office:value-type="float" office:value="261.59500000000003" table:style-name="ce14">
            <text:p>261.6</text:p>
          </table:table-cell>
          <table:table-cell office:value-type="float" office:value="364.34800000000001" table:style-name="ce14">
            <text:p>364.3</text:p>
          </table:table-cell>
          <table:table-cell office:value-type="float" office:value="328.21199999999999" table:style-name="ce14">
            <text:p>328.2</text:p>
          </table:table-cell>
          <table:table-cell office:value-type="float" office:value="215.49299999999999" table:style-name="ce14">
            <text:p>215.5</text:p>
          </table:table-cell>
          <table:table-cell office:value-type="float" office:value="494.74900000000002" table:style-name="ce14">
            <text:p>494.7</text:p>
          </table:table-cell>
          <table:table-cell office:value-type="float" office:value="353.27699999999999" table:style-name="ce14">
            <text:p>353.3</text:p>
          </table:table-cell>
          <table:table-cell office:value-type="float" office:value="2714.0569999999998" table:style-name="ce14">
            <text:p>2,714.1</text:p>
          </table:table-cell>
          <table:table-cell office:value-type="float" office:value="166.89400000000001" table:style-name="ce14">
            <text:p>166.9</text:p>
          </table:table-cell>
          <table:table-cell office:value-type="float" office:value="241.964" table:style-name="ce14">
            <text:p>242.0</text:p>
          </table:table-cell>
          <table:table-cell office:value-type="float" office:value="56.938000000000002" table:style-name="ce14">
            <text:p>56.9</text:p>
          </table:table-cell>
          <table:table-cell office:value-type="float" office:value="4.694" table:style-name="ce14">
            <text:p>4.7</text:p>
          </table:table-cell>
          <table:table-cell office:value-type="float" office:value="3184.547" table:style-name="ce14">
            <text:p>3,184.5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0 Q1</text:p>
          </table:table-cell>
          <table:table-cell office:value-type="float" office:value="108.211" table:style-name="ce14">
            <text:p>108.2</text:p>
          </table:table-cell>
          <table:table-cell office:value-type="float" office:value="340.96899999999999" table:style-name="ce14">
            <text:p>341.0</text:p>
          </table:table-cell>
          <table:table-cell office:value-type="float" office:value="245.25700000000001" table:style-name="ce14">
            <text:p>245.3</text:p>
          </table:table-cell>
          <table:table-cell office:value-type="float" office:value="265.298" table:style-name="ce14">
            <text:p>265.3</text:p>
          </table:table-cell>
          <table:table-cell office:value-type="float" office:value="362.35300000000001" table:style-name="ce14">
            <text:p>362.4</text:p>
          </table:table-cell>
          <table:table-cell office:value-type="float" office:value="328.09100000000001" table:style-name="ce14">
            <text:p>328.1</text:p>
          </table:table-cell>
          <table:table-cell office:value-type="float" office:value="215.23400000000001" table:style-name="ce14">
            <text:p>215.2</text:p>
          </table:table-cell>
          <table:table-cell office:value-type="float" office:value="494.82299999999998" table:style-name="ce14">
            <text:p>494.8</text:p>
          </table:table-cell>
          <table:table-cell office:value-type="float" office:value="354.47199999999998" table:style-name="ce14">
            <text:p>354.5</text:p>
          </table:table-cell>
          <table:table-cell office:value-type="float" office:value="2714.7080000000001" table:style-name="ce14">
            <text:p>2,714.7</text:p>
          </table:table-cell>
          <table:table-cell office:value-type="float" office:value="167.071" table:style-name="ce14">
            <text:p>167.1</text:p>
          </table:table-cell>
          <table:table-cell office:value-type="float" office:value="242.066" table:style-name="ce14">
            <text:p>242.1</text:p>
          </table:table-cell>
          <table:table-cell office:value-type="float" office:value="60.091000000000001" table:style-name="ce14">
            <text:p>60.1</text:p>
          </table:table-cell>
          <table:table-cell office:value-type="float" office:value="4.6239999999999997" table:style-name="ce14">
            <text:p>4.6</text:p>
          </table:table-cell>
          <table:table-cell office:value-type="float" office:value="3188.56" table:style-name="ce14">
            <text:p>3,188.6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2</text:p>
          </table:table-cell>
          <table:table-cell office:value-type="float" office:value="109.589" table:style-name="ce14">
            <text:p>109.6</text:p>
          </table:table-cell>
          <table:table-cell office:value-type="float" office:value="332.38600000000002" table:style-name="ce14">
            <text:p>332.4</text:p>
          </table:table-cell>
          <table:table-cell office:value-type="float" office:value="247.3" table:style-name="ce14">
            <text:p>247.3</text:p>
          </table:table-cell>
          <table:table-cell office:value-type="float" office:value="265.38499999999999" table:style-name="ce14">
            <text:p>265.4</text:p>
          </table:table-cell>
          <table:table-cell office:value-type="float" office:value="370.78399999999999" table:style-name="ce14">
            <text:p>370.8</text:p>
          </table:table-cell>
          <table:table-cell office:value-type="float" office:value="331.61900000000003" table:style-name="ce14">
            <text:p>331.6</text:p>
          </table:table-cell>
          <table:table-cell office:value-type="float" office:value="216.67" table:style-name="ce14">
            <text:p>216.7</text:p>
          </table:table-cell>
          <table:table-cell office:value-type="float" office:value="501.73" table:style-name="ce14">
            <text:p>501.7</text:p>
          </table:table-cell>
          <table:table-cell office:value-type="float" office:value="364.29899999999998" table:style-name="ce14">
            <text:p>364.3</text:p>
          </table:table-cell>
          <table:table-cell office:value-type="float" office:value="2739.7620000000002" table:style-name="ce14">
            <text:p>2,739.8</text:p>
          </table:table-cell>
          <table:table-cell office:value-type="float" office:value="168.58099999999999" table:style-name="ce14">
            <text:p>168.6</text:p>
          </table:table-cell>
          <table:table-cell office:value-type="float" office:value="245.06399999999999" table:style-name="ce14">
            <text:p>245.1</text:p>
          </table:table-cell>
          <table:table-cell office:value-type="float" office:value="61.798999999999999" table:style-name="ce14">
            <text:p>61.8</text:p>
          </table:table-cell>
          <table:table-cell office:value-type="float" office:value="4.4669999999999996" table:style-name="ce14">
            <text:p>4.5</text:p>
          </table:table-cell>
          <table:table-cell office:value-type="float" office:value="3219.6729999999998" table:style-name="ce14">
            <text:p>3,219.7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3</text:p>
          </table:table-cell>
          <table:table-cell office:value-type="float" office:value="108.55200000000001" table:style-name="ce14">
            <text:p>108.6</text:p>
          </table:table-cell>
          <table:table-cell office:value-type="float" office:value="318.08600000000001" table:style-name="ce14">
            <text:p>318.1</text:p>
          </table:table-cell>
          <table:table-cell office:value-type="float" office:value="247.04599999999999" table:style-name="ce14">
            <text:p>247.0</text:p>
          </table:table-cell>
          <table:table-cell office:value-type="float" office:value="265.81599999999997" table:style-name="ce14">
            <text:p>265.8</text:p>
          </table:table-cell>
          <table:table-cell office:value-type="float" office:value="383.51799999999997" table:style-name="ce14">
            <text:p>383.5</text:p>
          </table:table-cell>
          <table:table-cell office:value-type="float" office:value="332.28399999999999" table:style-name="ce14">
            <text:p>332.3</text:p>
          </table:table-cell>
          <table:table-cell office:value-type="float" office:value="215.72" table:style-name="ce14">
            <text:p>215.7</text:p>
          </table:table-cell>
          <table:table-cell office:value-type="float" office:value="507.42899999999997" table:style-name="ce14">
            <text:p>507.4</text:p>
          </table:table-cell>
          <table:table-cell office:value-type="float" office:value="368.68299999999999" table:style-name="ce14">
            <text:p>368.7</text:p>
          </table:table-cell>
          <table:table-cell office:value-type="float" office:value="2747.134" table:style-name="ce14">
            <text:p>2,747.1</text:p>
          </table:table-cell>
          <table:table-cell office:value-type="float" office:value="169.80699999999999" table:style-name="ce14">
            <text:p>169.8</text:p>
          </table:table-cell>
          <table:table-cell office:value-type="float" office:value="245.52600000000001" table:style-name="ce14">
            <text:p>245.5</text:p>
          </table:table-cell>
          <table:table-cell office:value-type="float" office:value="64.048000000000002" table:style-name="ce14">
            <text:p>64.0</text:p>
          </table:table-cell>
          <table:table-cell office:value-type="float" office:value="4.3780000000000001" table:style-name="ce14">
            <text:p>4.4</text:p>
          </table:table-cell>
          <table:table-cell office:value-type="float" office:value="3230.893" table:style-name="ce14">
            <text:p>3,230.9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4</text:p>
          </table:table-cell>
          <table:table-cell office:value-type="float" office:value="107.774" table:style-name="ce14">
            <text:p>107.8</text:p>
          </table:table-cell>
          <table:table-cell office:value-type="float" office:value="308.68900000000002" table:style-name="ce14">
            <text:p>308.7</text:p>
          </table:table-cell>
          <table:table-cell office:value-type="float" office:value="245.17599999999999" table:style-name="ce14">
            <text:p>245.2</text:p>
          </table:table-cell>
          <table:table-cell office:value-type="float" office:value="267.23700000000002" table:style-name="ce14">
            <text:p>267.2</text:p>
          </table:table-cell>
          <table:table-cell office:value-type="float" office:value="377.89699999999999" table:style-name="ce14">
            <text:p>377.9</text:p>
          </table:table-cell>
          <table:table-cell office:value-type="float" office:value="329.44099999999997" table:style-name="ce14">
            <text:p>329.4</text:p>
          </table:table-cell>
          <table:table-cell office:value-type="float" office:value="214.69" table:style-name="ce14">
            <text:p>214.7</text:p>
          </table:table-cell>
          <table:table-cell office:value-type="float" office:value="507.43599999999998" table:style-name="ce14">
            <text:p>507.4</text:p>
          </table:table-cell>
          <table:table-cell office:value-type="float" office:value="369.55500000000001" table:style-name="ce14">
            <text:p>369.6</text:p>
          </table:table-cell>
          <table:table-cell office:value-type="float" office:value="2727.895" table:style-name="ce14">
            <text:p>2,727.9</text:p>
          </table:table-cell>
          <table:table-cell office:value-type="float" office:value="168.73599999999999" table:style-name="ce14">
            <text:p>168.7</text:p>
          </table:table-cell>
          <table:table-cell office:value-type="float" office:value="240.23599999999999" table:style-name="ce14">
            <text:p>240.2</text:p>
          </table:table-cell>
          <table:table-cell office:value-type="float" office:value="69.912999999999997" table:style-name="ce14">
            <text:p>69.9</text:p>
          </table:table-cell>
          <table:table-cell office:value-type="float" office:value="1.0109999999999999" table:style-name="ce14">
            <text:p>1.0</text:p>
          </table:table-cell>
          <table:table-cell office:value-type="float" office:value="3207.7910000000002" table:style-name="ce14">
            <text:p>3,207.8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1 Q1</text:p>
          </table:table-cell>
          <table:table-cell office:value-type="float" office:value="107.745" table:style-name="ce14">
            <text:p>107.7</text:p>
          </table:table-cell>
          <table:table-cell office:value-type="float" office:value="304.52300000000002" table:style-name="ce14">
            <text:p>304.5</text:p>
          </table:table-cell>
          <table:table-cell office:value-type="float" office:value="246.095" table:style-name="ce14">
            <text:p>246.1</text:p>
          </table:table-cell>
          <table:table-cell office:value-type="float" office:value="270.47199999999998" table:style-name="ce14">
            <text:p>270.5</text:p>
          </table:table-cell>
          <table:table-cell office:value-type="float" office:value="392.13499999999999" table:style-name="ce14">
            <text:p>392.1</text:p>
          </table:table-cell>
          <table:table-cell office:value-type="float" office:value="330.49599999999998" table:style-name="ce14">
            <text:p>330.5</text:p>
          </table:table-cell>
          <table:table-cell office:value-type="float" office:value="215.501" table:style-name="ce14">
            <text:p>215.5</text:p>
          </table:table-cell>
          <table:table-cell office:value-type="float" office:value="509.57299999999998" table:style-name="ce14">
            <text:p>509.6</text:p>
          </table:table-cell>
          <table:table-cell office:value-type="float" office:value="371.91399999999999" table:style-name="ce14">
            <text:p>371.9</text:p>
          </table:table-cell>
          <table:table-cell office:value-type="float" office:value="2748.4540000000002" table:style-name="ce14">
            <text:p>2,748.5</text:p>
          </table:table-cell>
          <table:table-cell office:value-type="float" office:value="169.935" table:style-name="ce14">
            <text:p>169.9</text:p>
          </table:table-cell>
          <table:table-cell office:value-type="float" office:value="238.11600000000001" table:style-name="ce14">
            <text:p>238.1</text:p>
          </table:table-cell>
          <table:table-cell office:value-type="float" office:value="68.998999999999995" table:style-name="ce14">
            <text:p>69.0</text:p>
          </table:table-cell>
          <table:table-cell office:value-type="float" office:value="1.0009999999999999" table:style-name="ce14">
            <text:p>1.0</text:p>
          </table:table-cell>
          <table:table-cell office:value-type="float" office:value="3226.5050000000001" table:style-name="ce14">
            <text:p>3,226.5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2</text:p>
          </table:table-cell>
          <table:table-cell office:value-type="float" office:value="107.55500000000001" table:style-name="ce14">
            <text:p>107.6</text:p>
          </table:table-cell>
          <table:table-cell office:value-type="float" office:value="303.65199999999999" table:style-name="ce14">
            <text:p>303.7</text:p>
          </table:table-cell>
          <table:table-cell office:value-type="float" office:value="247.32599999999999" table:style-name="ce14">
            <text:p>247.3</text:p>
          </table:table-cell>
          <table:table-cell office:value-type="float" office:value="274.96600000000001" table:style-name="ce14">
            <text:p>275.0</text:p>
          </table:table-cell>
          <table:table-cell office:value-type="float" office:value="399.47699999999998" table:style-name="ce14">
            <text:p>399.5</text:p>
          </table:table-cell>
          <table:table-cell office:value-type="float" office:value="334.02699999999999" table:style-name="ce14">
            <text:p>334.0</text:p>
          </table:table-cell>
          <table:table-cell office:value-type="float" office:value="216.066" table:style-name="ce14">
            <text:p>216.1</text:p>
          </table:table-cell>
          <table:table-cell office:value-type="float" office:value="516.846" table:style-name="ce14">
            <text:p>516.8</text:p>
          </table:table-cell>
          <table:table-cell office:value-type="float" office:value="376.47699999999998" table:style-name="ce14">
            <text:p>376.5</text:p>
          </table:table-cell>
          <table:table-cell office:value-type="float" office:value="2776.3919999999998" table:style-name="ce14">
            <text:p>2,776.4</text:p>
          </table:table-cell>
          <table:table-cell office:value-type="float" office:value="172.988" table:style-name="ce14">
            <text:p>173.0</text:p>
          </table:table-cell>
          <table:table-cell office:value-type="float" office:value="241.65" table:style-name="ce14">
            <text:p>241.7</text:p>
          </table:table-cell>
          <table:table-cell office:value-type="float" office:value="68.887" table:style-name="ce14">
            <text:p>68.9</text:p>
          </table:table-cell>
          <table:table-cell office:value-type="float" office:value="0.98199999999999998" table:style-name="ce14">
            <text:p>1.0</text:p>
          </table:table-cell>
          <table:table-cell office:value-type="float" office:value="3260.8989999999999" table:style-name="ce14">
            <text:p>3,260.9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3</text:p>
          </table:table-cell>
          <table:table-cell office:value-type="float" office:value="123.816" table:style-name="ce14">
            <text:p>123.8</text:p>
          </table:table-cell>
          <table:table-cell office:value-type="float" office:value="297.80099999999999" table:style-name="ce14">
            <text:p>297.8</text:p>
          </table:table-cell>
          <table:table-cell office:value-type="float" office:value="248.054" table:style-name="ce14">
            <text:p>248.1</text:p>
          </table:table-cell>
          <table:table-cell office:value-type="float" office:value="272.798" table:style-name="ce14">
            <text:p>272.8</text:p>
          </table:table-cell>
          <table:table-cell office:value-type="float" office:value="399.024" table:style-name="ce14">
            <text:p>399.0</text:p>
          </table:table-cell>
          <table:table-cell office:value-type="float" office:value="334.88799999999998" table:style-name="ce14">
            <text:p>334.9</text:p>
          </table:table-cell>
          <table:table-cell office:value-type="float" office:value="212.137" table:style-name="ce14">
            <text:p>212.1</text:p>
          </table:table-cell>
          <table:table-cell office:value-type="float" office:value="518.44000000000005" table:style-name="ce14">
            <text:p>518.4</text:p>
          </table:table-cell>
          <table:table-cell office:value-type="float" office:value="378.80900000000003" table:style-name="ce14">
            <text:p>378.8</text:p>
          </table:table-cell>
          <table:table-cell office:value-type="float" office:value="2785.7669999999998" table:style-name="ce14">
            <text:p>2,785.8</text:p>
          </table:table-cell>
          <table:table-cell office:value-type="float" office:value="173.976" table:style-name="ce14">
            <text:p>174.0</text:p>
          </table:table-cell>
          <table:table-cell office:value-type="float" office:value="239.721" table:style-name="ce14">
            <text:p>239.7</text:p>
          </table:table-cell>
          <table:table-cell office:value-type="float" office:value="70.956000000000003" table:style-name="ce14">
            <text:p>71.0</text:p>
          </table:table-cell>
          <table:table-cell office:value-type="float" office:value="0.95699999999999996" table:style-name="ce14">
            <text:p>1.0</text:p>
          </table:table-cell>
          <table:table-cell office:value-type="float" office:value="3271.377" table:style-name="ce14">
            <text:p>3,271.4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4</text:p>
          </table:table-cell>
          <table:table-cell office:value-type="float" office:value="139.97399999999999" table:style-name="ce14">
            <text:p>140.0</text:p>
          </table:table-cell>
          <table:table-cell office:value-type="float" office:value="294.54899999999998" table:style-name="ce14">
            <text:p>294.5</text:p>
          </table:table-cell>
          <table:table-cell office:value-type="float" office:value="244.31800000000001" table:style-name="ce14">
            <text:p>244.3</text:p>
          </table:table-cell>
          <table:table-cell office:value-type="float" office:value="270.91699999999997" table:style-name="ce14">
            <text:p>270.9</text:p>
          </table:table-cell>
          <table:table-cell office:value-type="float" office:value="387.81200000000001" table:style-name="ce14">
            <text:p>387.8</text:p>
          </table:table-cell>
          <table:table-cell office:value-type="float" office:value="328.26400000000001" table:style-name="ce14">
            <text:p>328.3</text:p>
          </table:table-cell>
          <table:table-cell office:value-type="float" office:value="205.185" table:style-name="ce14">
            <text:p>205.2</text:p>
          </table:table-cell>
          <table:table-cell office:value-type="float" office:value="515.37300000000005" table:style-name="ce14">
            <text:p>515.4</text:p>
          </table:table-cell>
          <table:table-cell office:value-type="float" office:value="379.44099999999997" table:style-name="ce14">
            <text:p>379.4</text:p>
          </table:table-cell>
          <table:table-cell office:value-type="float" office:value="2765.8330000000001" table:style-name="ce14">
            <text:p>2,765.8</text:p>
          </table:table-cell>
          <table:table-cell office:value-type="float" office:value="172.21899999999999" table:style-name="ce14">
            <text:p>172.2</text:p>
          </table:table-cell>
          <table:table-cell office:value-type="float" office:value="237.57" table:style-name="ce14">
            <text:p>237.6</text:p>
          </table:table-cell>
          <table:table-cell office:value-type="float" office:value="71.741" table:style-name="ce14">
            <text:p>71.7</text:p>
          </table:table-cell>
          <table:table-cell office:value-type="float" office:value="0.93" table:style-name="ce14">
            <text:p>0.9</text:p>
          </table:table-cell>
          <table:table-cell office:value-type="float" office:value="3248.2930000000001" table:style-name="ce14">
            <text:p>3,248.3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2 Q1</text:p>
          </table:table-cell>
          <table:table-cell office:value-type="float" office:value="141.452" table:style-name="ce14">
            <text:p>141.5</text:p>
          </table:table-cell>
          <table:table-cell office:value-type="float" office:value="294.50299999999999" table:style-name="ce14">
            <text:p>294.5</text:p>
          </table:table-cell>
          <table:table-cell office:value-type="float" office:value="244.27600000000001" table:style-name="ce14">
            <text:p>244.3</text:p>
          </table:table-cell>
          <table:table-cell office:value-type="float" office:value="271.322" table:style-name="ce14">
            <text:p>271.3</text:p>
          </table:table-cell>
          <table:table-cell office:value-type="float" office:value="385.43900000000002" table:style-name="ce14">
            <text:p>385.4</text:p>
          </table:table-cell>
          <table:table-cell office:value-type="float" office:value="328.233" table:style-name="ce14">
            <text:p>328.2</text:p>
          </table:table-cell>
          <table:table-cell office:value-type="float" office:value="202.79" table:style-name="ce14">
            <text:p>202.8</text:p>
          </table:table-cell>
          <table:table-cell office:value-type="float" office:value="517.95100000000002" table:style-name="ce14">
            <text:p>518.0</text:p>
          </table:table-cell>
          <table:table-cell office:value-type="float" office:value="381.911" table:style-name="ce14">
            <text:p>381.9</text:p>
          </table:table-cell>
          <table:table-cell office:value-type="float" office:value="2767.877" table:style-name="ce14">
            <text:p>2,767.9</text:p>
          </table:table-cell>
          <table:table-cell office:value-type="float" office:value="173.08099999999999" table:style-name="ce14">
            <text:p>173.1</text:p>
          </table:table-cell>
          <table:table-cell office:value-type="float" office:value="239.125" table:style-name="ce14">
            <text:p>239.1</text:p>
          </table:table-cell>
          <table:table-cell office:value-type="float" office:value="71.19" table:style-name="ce14">
            <text:p>71.2</text:p>
          </table:table-cell>
          <table:table-cell office:value-type="float" office:value="0.92" table:style-name="ce14">
            <text:p>0.9</text:p>
          </table:table-cell>
          <table:table-cell office:value-type="float" office:value="3252.1930000000002" table:style-name="ce14">
            <text:p>3,252.2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2</text:p>
          </table:table-cell>
          <table:table-cell office:value-type="float" office:value="141.143" table:style-name="ce14">
            <text:p>141.1</text:p>
          </table:table-cell>
          <table:table-cell office:value-type="float" office:value="296.31299999999999" table:style-name="ce14">
            <text:p>296.3</text:p>
          </table:table-cell>
          <table:table-cell office:value-type="float" office:value="247.03" table:style-name="ce14">
            <text:p>247.0</text:p>
          </table:table-cell>
          <table:table-cell office:value-type="float" office:value="275.755" table:style-name="ce14">
            <text:p>275.8</text:p>
          </table:table-cell>
          <table:table-cell office:value-type="float" office:value="386.89" table:style-name="ce14">
            <text:p>386.9</text:p>
          </table:table-cell>
          <table:table-cell office:value-type="float" office:value="331.54300000000001" table:style-name="ce14">
            <text:p>331.5</text:p>
          </table:table-cell>
          <table:table-cell office:value-type="float" office:value="203.04499999999999" table:style-name="ce14">
            <text:p>203.0</text:p>
          </table:table-cell>
          <table:table-cell office:value-type="float" office:value="524.61599999999999" table:style-name="ce14">
            <text:p>524.6</text:p>
          </table:table-cell>
          <table:table-cell office:value-type="float" office:value="387.7" table:style-name="ce14">
            <text:p>387.7</text:p>
          </table:table-cell>
          <table:table-cell office:value-type="float" office:value="2794.0349999999999" table:style-name="ce14">
            <text:p>2,794.0</text:p>
          </table:table-cell>
          <table:table-cell office:value-type="float" office:value="175.85900000000001" table:style-name="ce14">
            <text:p>175.9</text:p>
          </table:table-cell>
          <table:table-cell office:value-type="float" office:value="241.40299999999999" table:style-name="ce14">
            <text:p>241.4</text:p>
          </table:table-cell>
          <table:table-cell office:value-type="float" office:value="70.554000000000002" table:style-name="ce14">
            <text:p>70.6</text:p>
          </table:table-cell>
          <table:table-cell office:value-type="float" office:value="0.90900000000000003" table:style-name="ce14">
            <text:p>0.9</text:p>
          </table:table-cell>
          <table:table-cell office:value-type="float" office:value="3282.76" table:style-name="ce14">
            <text:p>3,282.8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3</text:p>
          </table:table-cell>
          <table:table-cell office:value-type="float" office:value="141.386" table:style-name="ce14">
            <text:p>141.4</text:p>
          </table:table-cell>
          <table:table-cell office:value-type="float" office:value="297.69499999999999" table:style-name="ce14">
            <text:p>297.7</text:p>
          </table:table-cell>
          <table:table-cell office:value-type="float" office:value="248.24100000000001" table:style-name="ce14">
            <text:p>248.2</text:p>
          </table:table-cell>
          <table:table-cell office:value-type="float" office:value="279.63900000000001" table:style-name="ce14">
            <text:p>279.6</text:p>
          </table:table-cell>
          <table:table-cell office:value-type="float" office:value="387.24599999999998" table:style-name="ce14">
            <text:p>387.2</text:p>
          </table:table-cell>
          <table:table-cell office:value-type="float" office:value="333.16800000000001" table:style-name="ce14">
            <text:p>333.2</text:p>
          </table:table-cell>
          <table:table-cell office:value-type="float" office:value="203.988" table:style-name="ce14">
            <text:p>204.0</text:p>
          </table:table-cell>
          <table:table-cell office:value-type="float" office:value="528.58100000000002" table:style-name="ce14">
            <text:p>528.6</text:p>
          </table:table-cell>
          <table:table-cell office:value-type="float" office:value="392.69499999999999" table:style-name="ce14">
            <text:p>392.7</text:p>
          </table:table-cell>
          <table:table-cell office:value-type="float" office:value="2812.6390000000001" table:style-name="ce14">
            <text:p>2,812.6</text:p>
          </table:table-cell>
          <table:table-cell office:value-type="float" office:value="177.523" table:style-name="ce14">
            <text:p>177.5</text:p>
          </table:table-cell>
          <table:table-cell office:value-type="float" office:value="243.244" table:style-name="ce14">
            <text:p>243.2</text:p>
          </table:table-cell>
          <table:table-cell office:value-type="float" office:value="67.165999999999997" table:style-name="ce14">
            <text:p>67.2</text:p>
          </table:table-cell>
          <table:table-cell office:value-type="float" office:value="0.83599999999999997" table:style-name="ce14">
            <text:p>0.8</text:p>
          </table:table-cell>
          <table:table-cell office:value-type="float" office:value="3301.4079999999999" table:style-name="ce14">
            <text:p>3,301.4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4</text:p>
          </table:table-cell>
          <table:table-cell office:value-type="float" office:value="141.01400000000001" table:style-name="ce14">
            <text:p>141.0</text:p>
          </table:table-cell>
          <table:table-cell office:value-type="float" office:value="294.48599999999999" table:style-name="ce14">
            <text:p>294.5</text:p>
          </table:table-cell>
          <table:table-cell office:value-type="float" office:value="245.95699999999999" table:style-name="ce14">
            <text:p>246.0</text:p>
          </table:table-cell>
          <table:table-cell office:value-type="float" office:value="277.96699999999998" table:style-name="ce14">
            <text:p>278.0</text:p>
          </table:table-cell>
          <table:table-cell office:value-type="float" office:value="382.03500000000003" table:style-name="ce14">
            <text:p>382.0</text:p>
          </table:table-cell>
          <table:table-cell office:value-type="float" office:value="330.28" table:style-name="ce14">
            <text:p>330.3</text:p>
          </table:table-cell>
          <table:table-cell office:value-type="float" office:value="202.989" table:style-name="ce14">
            <text:p>203.0</text:p>
          </table:table-cell>
          <table:table-cell office:value-type="float" office:value="526.44899999999996" table:style-name="ce14">
            <text:p>526.4</text:p>
          </table:table-cell>
          <table:table-cell office:value-type="float" office:value="391.12599999999998" table:style-name="ce14">
            <text:p>391.1</text:p>
          </table:table-cell>
          <table:table-cell office:value-type="float" office:value="2792.3029999999999" table:style-name="ce14">
            <text:p>2,792.3</text:p>
          </table:table-cell>
          <table:table-cell office:value-type="float" office:value="175.994" table:style-name="ce14">
            <text:p>176.0</text:p>
          </table:table-cell>
          <table:table-cell office:value-type="float" office:value="241.488" table:style-name="ce14">
            <text:p>241.5</text:p>
          </table:table-cell>
          <table:table-cell office:value-type="float" office:value="69.991" table:style-name="ce14">
            <text:p>70.0</text:p>
          </table:table-cell>
          <table:table-cell office:value-type="float" office:value="0.83899999999999997" table:style-name="ce14">
            <text:p>0.8</text:p>
          </table:table-cell>
          <table:table-cell office:value-type="float" office:value="3280.6149999999998" table:style-name="ce14">
            <text:p>3,280.6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3 Q1</text:p>
          </table:table-cell>
          <table:table-cell office:value-type="float" office:value="139.92599999999999" table:style-name="ce14">
            <text:p>139.9</text:p>
          </table:table-cell>
          <table:table-cell office:value-type="float" office:value="295.54300000000001" table:style-name="ce14">
            <text:p>295.5</text:p>
          </table:table-cell>
          <table:table-cell office:value-type="float" office:value="246.84800000000001" table:style-name="ce14">
            <text:p>246.8</text:p>
          </table:table-cell>
          <table:table-cell office:value-type="float" office:value="281.80599999999998" table:style-name="ce14">
            <text:p>281.8</text:p>
          </table:table-cell>
          <table:table-cell office:value-type="float" office:value="380.10500000000002" table:style-name="ce14">
            <text:p>380.1</text:p>
          </table:table-cell>
          <table:table-cell office:value-type="float" office:value="331.42700000000002" table:style-name="ce14">
            <text:p>331.4</text:p>
          </table:table-cell>
          <table:table-cell office:value-type="float" office:value="203.46799999999999" table:style-name="ce14">
            <text:p>203.5</text:p>
          </table:table-cell>
          <table:table-cell office:value-type="float" office:value="529.54300000000001" table:style-name="ce14">
            <text:p>529.5</text:p>
          </table:table-cell>
          <table:table-cell office:value-type="float" office:value="396.40199999999999" table:style-name="ce14">
            <text:p>396.4</text:p>
          </table:table-cell>
          <table:table-cell office:value-type="float" office:value="2805.0680000000002" table:style-name="ce14">
            <text:p>2,805.1</text:p>
          </table:table-cell>
          <table:table-cell office:value-type="float" office:value="176.92400000000001" table:style-name="ce14">
            <text:p>176.9</text:p>
          </table:table-cell>
          <table:table-cell office:value-type="float" office:value="243.32" table:style-name="ce14">
            <text:p>243.3</text:p>
          </table:table-cell>
          <table:table-cell office:value-type="float" office:value="72.003" table:style-name="ce14">
            <text:p>72.0</text:p>
          </table:table-cell>
          <table:table-cell office:value-type="float" office:value="0.83499999999999996" table:style-name="ce14">
            <text:p>0.8</text:p>
          </table:table-cell>
          <table:table-cell office:value-type="float" office:value="3298.15" table:style-name="ce14">
            <text:p>3,298.2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2</text:p>
          </table:table-cell>
          <table:table-cell office:value-type="float" office:value="140.15100000000001" table:style-name="ce14">
            <text:p>140.2</text:p>
          </table:table-cell>
          <table:table-cell office:value-type="float" office:value="299.08999999999997" table:style-name="ce14">
            <text:p>299.1</text:p>
          </table:table-cell>
          <table:table-cell office:value-type="float" office:value="251.54" table:style-name="ce14">
            <text:p>251.5</text:p>
          </table:table-cell>
          <table:table-cell office:value-type="float" office:value="288.38600000000002" table:style-name="ce14">
            <text:p>288.4</text:p>
          </table:table-cell>
          <table:table-cell office:value-type="float" office:value="384.48899999999998" table:style-name="ce14">
            <text:p>384.5</text:p>
          </table:table-cell>
          <table:table-cell office:value-type="float" office:value="336.69200000000001" table:style-name="ce14">
            <text:p>336.7</text:p>
          </table:table-cell>
          <table:table-cell office:value-type="float" office:value="205.30600000000001" table:style-name="ce14">
            <text:p>205.3</text:p>
          </table:table-cell>
          <table:table-cell office:value-type="float" office:value="539.34199999999998" table:style-name="ce14">
            <text:p>539.3</text:p>
          </table:table-cell>
          <table:table-cell office:value-type="float" office:value="404.67" table:style-name="ce14">
            <text:p>404.7</text:p>
          </table:table-cell>
          <table:table-cell office:value-type="float" office:value="2849.6660000000002" table:style-name="ce14">
            <text:p>2,849.7</text:p>
          </table:table-cell>
          <table:table-cell office:value-type="float" office:value="180.11600000000001" table:style-name="ce14">
            <text:p>180.1</text:p>
          </table:table-cell>
          <table:table-cell office:value-type="float" office:value="247.666" table:style-name="ce14">
            <text:p>247.7</text:p>
          </table:table-cell>
          <table:table-cell office:value-type="float" office:value="67.963999999999999" table:style-name="ce14">
            <text:p>68.0</text:p>
          </table:table-cell>
          <table:table-cell office:value-type="float" office:value="0.81399999999999995" table:style-name="ce14">
            <text:p>0.8</text:p>
          </table:table-cell>
          <table:table-cell office:value-type="float" office:value="3346.2260000000001" table:style-name="ce14">
            <text:p>3,346.2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3</text:p>
          </table:table-cell>
          <table:table-cell office:value-type="float" office:value="141.45099999999999" table:style-name="ce14">
            <text:p>141.5</text:p>
          </table:table-cell>
          <table:table-cell office:value-type="float" office:value="300.68700000000001" table:style-name="ce14">
            <text:p>300.7</text:p>
          </table:table-cell>
          <table:table-cell office:value-type="float" office:value="249.358" table:style-name="ce14">
            <text:p>249.4</text:p>
          </table:table-cell>
          <table:table-cell office:value-type="float" office:value="288.83600000000001" table:style-name="ce14">
            <text:p>288.8</text:p>
          </table:table-cell>
          <table:table-cell office:value-type="float" office:value="384.30500000000001" table:style-name="ce14">
            <text:p>384.3</text:p>
          </table:table-cell>
          <table:table-cell office:value-type="float" office:value="347.803" table:style-name="ce14">
            <text:p>347.8</text:p>
          </table:table-cell>
          <table:table-cell office:value-type="float" office:value="206.26400000000001" table:style-name="ce14">
            <text:p>206.3</text:p>
          </table:table-cell>
          <table:table-cell office:value-type="float" office:value="542.67100000000005" table:style-name="ce14">
            <text:p>542.7</text:p>
          </table:table-cell>
          <table:table-cell office:value-type="float" office:value="406.971" table:style-name="ce14">
            <text:p>407.0</text:p>
          </table:table-cell>
          <table:table-cell office:value-type="float" office:value="2868.346" table:style-name="ce14">
            <text:p>2,868.3</text:p>
          </table:table-cell>
          <table:table-cell office:value-type="float" office:value="181.18199999999999" table:style-name="ce14">
            <text:p>181.2</text:p>
          </table:table-cell>
          <table:table-cell office:value-type="float" office:value="248.72399999999999" table:style-name="ce14">
            <text:p>248.7</text:p>
          </table:table-cell>
          <table:table-cell office:value-type="float" office:value="66.861000000000004" table:style-name="ce14">
            <text:p>66.9</text:p>
          </table:table-cell>
          <table:table-cell office:value-type="float" office:value="0.79600000000000004" table:style-name="ce14">
            <text:p>0.8</text:p>
          </table:table-cell>
          <table:table-cell office:value-type="float" office:value="3365.9090000000001" table:style-name="ce14">
            <text:p>3,365.9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4</text:p>
          </table:table-cell>
          <table:table-cell office:value-type="float" office:value="142.02799999999999" table:style-name="ce14">
            <text:p>142.0</text:p>
          </table:table-cell>
          <table:table-cell office:value-type="float" office:value="298.64699999999999" table:style-name="ce14">
            <text:p>298.6</text:p>
          </table:table-cell>
          <table:table-cell office:value-type="float" office:value="248.00200000000001" table:style-name="ce14">
            <text:p>248.0</text:p>
          </table:table-cell>
          <table:table-cell office:value-type="float" office:value="289.13799999999998" table:style-name="ce14">
            <text:p>289.1</text:p>
          </table:table-cell>
          <table:table-cell office:value-type="float" office:value="383.25099999999998" table:style-name="ce14">
            <text:p>383.3</text:p>
          </table:table-cell>
          <table:table-cell office:value-type="float" office:value="345.95100000000002" table:style-name="ce14">
            <text:p>346.0</text:p>
          </table:table-cell>
          <table:table-cell office:value-type="float" office:value="205.577" table:style-name="ce14">
            <text:p>205.6</text:p>
          </table:table-cell>
          <table:table-cell office:value-type="float" office:value="540.01900000000001" table:style-name="ce14">
            <text:p>540.0</text:p>
          </table:table-cell>
          <table:table-cell office:value-type="float" office:value="403.64299999999997" table:style-name="ce14">
            <text:p>403.6</text:p>
          </table:table-cell>
          <table:table-cell office:value-type="float" office:value="2856.2559999999999" table:style-name="ce14">
            <text:p>2,856.3</text:p>
          </table:table-cell>
          <table:table-cell office:value-type="float" office:value="179.048" table:style-name="ce14">
            <text:p>179.0</text:p>
          </table:table-cell>
          <table:table-cell office:value-type="float" office:value="247.429" table:style-name="ce14">
            <text:p>247.4</text:p>
          </table:table-cell>
          <table:table-cell office:value-type="float" office:value="70.355999999999995" table:style-name="ce14">
            <text:p>70.4</text:p>
          </table:table-cell>
          <table:table-cell office:value-type="float" office:value="0.80500000000000005" table:style-name="ce14">
            <text:p>0.8</text:p>
          </table:table-cell>
          <table:table-cell office:value-type="float" office:value="3353.8939999999998" table:style-name="ce14">
            <text:p>3,353.9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4 Q1</text:p>
          </table:table-cell>
          <table:table-cell office:value-type="float" office:value="143.863" table:style-name="ce14">
            <text:p>143.9</text:p>
          </table:table-cell>
          <table:table-cell office:value-type="float" office:value="300.62099999999998" table:style-name="ce14">
            <text:p>300.6</text:p>
          </table:table-cell>
          <table:table-cell office:value-type="float" office:value="250.71100000000001" table:style-name="ce14">
            <text:p>250.7</text:p>
          </table:table-cell>
          <table:table-cell office:value-type="float" office:value="290.60700000000003" table:style-name="ce14">
            <text:p>290.6</text:p>
          </table:table-cell>
          <table:table-cell office:value-type="float" office:value="390.577" table:style-name="ce14">
            <text:p>390.6</text:p>
          </table:table-cell>
          <table:table-cell office:value-type="float" office:value="349.43799999999999" table:style-name="ce14">
            <text:p>349.4</text:p>
          </table:table-cell>
          <table:table-cell office:value-type="float" office:value="207.74700000000001" table:style-name="ce14">
            <text:p>207.7</text:p>
          </table:table-cell>
          <table:table-cell office:value-type="float" office:value="545.24699999999996" table:style-name="ce14">
            <text:p>545.2</text:p>
          </table:table-cell>
          <table:table-cell office:value-type="float" office:value="407.21199999999999" table:style-name="ce14">
            <text:p>407.2</text:p>
          </table:table-cell>
          <table:table-cell office:value-type="float" office:value="2886.0230000000001" table:style-name="ce14">
            <text:p>2,886.0</text:p>
          </table:table-cell>
          <table:table-cell office:value-type="float" office:value="180.517" table:style-name="ce14">
            <text:p>180.5</text:p>
          </table:table-cell>
          <table:table-cell office:value-type="float" office:value="249.46899999999999" table:style-name="ce14">
            <text:p>249.5</text:p>
          </table:table-cell>
          <table:table-cell office:value-type="float" office:value="69.617000000000004" table:style-name="ce14">
            <text:p>69.6</text:p>
          </table:table-cell>
          <table:table-cell office:value-type="float" office:value="0.79100000000000004" table:style-name="ce14">
            <text:p>0.8</text:p>
          </table:table-cell>
          <table:table-cell office:value-type="float" office:value="3386.4169999999999" table:style-name="ce14">
            <text:p>3,386.4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2</text:p>
          </table:table-cell>
          <table:table-cell office:value-type="float" office:value="145.59899999999999" table:style-name="ce14">
            <text:p>145.6</text:p>
          </table:table-cell>
          <table:table-cell office:value-type="float" office:value="306.61799999999999" table:style-name="ce14">
            <text:p>306.6</text:p>
          </table:table-cell>
          <table:table-cell office:value-type="float" office:value="255.477" table:style-name="ce14">
            <text:p>255.5</text:p>
          </table:table-cell>
          <table:table-cell office:value-type="float" office:value="297.26499999999999" table:style-name="ce14">
            <text:p>297.3</text:p>
          </table:table-cell>
          <table:table-cell office:value-type="float" office:value="399.56" table:style-name="ce14">
            <text:p>399.6</text:p>
          </table:table-cell>
          <table:table-cell office:value-type="float" office:value="357.553" table:style-name="ce14">
            <text:p>357.6</text:p>
          </table:table-cell>
          <table:table-cell office:value-type="float" office:value="211.14500000000001" table:style-name="ce14">
            <text:p>211.1</text:p>
          </table:table-cell>
          <table:table-cell office:value-type="float" office:value="556.21900000000005" table:style-name="ce14">
            <text:p>556.2</text:p>
          </table:table-cell>
          <table:table-cell office:value-type="float" office:value="419.00900000000001" table:style-name="ce14">
            <text:p>419.0</text:p>
          </table:table-cell>
          <table:table-cell office:value-type="float" office:value="2948.4450000000002" table:style-name="ce14">
            <text:p>2,948.4</text:p>
          </table:table-cell>
          <table:table-cell office:value-type="float" office:value="185.15600000000001" table:style-name="ce14">
            <text:p>185.2</text:p>
          </table:table-cell>
          <table:table-cell office:value-type="float" office:value="255.191" table:style-name="ce14">
            <text:p>255.2</text:p>
          </table:table-cell>
          <table:table-cell office:value-type="float" office:value="72.141000000000005" table:style-name="ce14">
            <text:p>72.1</text:p>
          </table:table-cell>
          <table:table-cell office:value-type="float" office:value="0.79900000000000004" table:style-name="ce14">
            <text:p>0.8</text:p>
          </table:table-cell>
          <table:table-cell office:value-type="float" office:value="3461.732" table:style-name="ce14">
            <text:p>3,461.7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3</text:p>
          </table:table-cell>
          <table:table-cell office:value-type="float" office:value="147.74799999999999" table:style-name="ce14">
            <text:p>147.7</text:p>
          </table:table-cell>
          <table:table-cell office:value-type="float" office:value="310.54599999999999" table:style-name="ce14">
            <text:p>310.5</text:p>
          </table:table-cell>
          <table:table-cell office:value-type="float" office:value="259.08300000000003" table:style-name="ce14">
            <text:p>259.1</text:p>
          </table:table-cell>
          <table:table-cell office:value-type="float" office:value="301.31599999999997" table:style-name="ce14">
            <text:p>301.3</text:p>
          </table:table-cell>
          <table:table-cell office:value-type="float" office:value="406.36799999999999" table:style-name="ce14">
            <text:p>406.4</text:p>
          </table:table-cell>
          <table:table-cell office:value-type="float" office:value="363.37700000000001" table:style-name="ce14">
            <text:p>363.4</text:p>
          </table:table-cell>
          <table:table-cell office:value-type="float" office:value="213.245" table:style-name="ce14">
            <text:p>213.2</text:p>
          </table:table-cell>
          <table:table-cell office:value-type="float" office:value="564.38400000000001" table:style-name="ce14">
            <text:p>564.4</text:p>
          </table:table-cell>
          <table:table-cell office:value-type="float" office:value="424.798" table:style-name="ce14">
            <text:p>424.8</text:p>
          </table:table-cell>
          <table:table-cell office:value-type="float" office:value="2990.8649999999998" table:style-name="ce14">
            <text:p>2,990.9</text:p>
          </table:table-cell>
          <table:table-cell office:value-type="float" office:value="187.459" table:style-name="ce14">
            <text:p>187.5</text:p>
          </table:table-cell>
          <table:table-cell office:value-type="float" office:value="258.81299999999999" table:style-name="ce14">
            <text:p>258.8</text:p>
          </table:table-cell>
          <table:table-cell office:value-type="float" office:value="73.869" table:style-name="ce14">
            <text:p>73.9</text:p>
          </table:table-cell>
          <table:table-cell office:value-type="float" office:value="0.78800000000000003" table:style-name="ce14">
            <text:p>0.8</text:p>
          </table:table-cell>
          <table:table-cell office:value-type="float" office:value="3511.7939999999999" table:style-name="ce14">
            <text:p>3,511.8</text:p>
          </table:table-cell>
          <table:table-cell office:value-type="float" office:value="98.037999999999997" table:style-name="ce14">
            <text:p>98.0</text:p>
          </table:table-cell>
          <table:table-cell office:value-type="float" office:value="2.2170000000000001" table:style-name="ce14">
            <text:p>2.2</text:p>
          </table:table-cell>
          <table:table-cell office:value-type="float" office:value="3612.049" table:style-name="ce14">
            <text:p>3,612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4</text:p>
          </table:table-cell>
          <table:table-cell office:value-type="float" office:value="148.733" table:style-name="ce14">
            <text:p>148.7</text:p>
          </table:table-cell>
          <table:table-cell office:value-type="float" office:value="307.512" table:style-name="ce14">
            <text:p>307.5</text:p>
          </table:table-cell>
          <table:table-cell office:value-type="float" office:value="256.73200000000003" table:style-name="ce14">
            <text:p>256.7</text:p>
          </table:table-cell>
          <table:table-cell office:value-type="float" office:value="298.92899999999997" table:style-name="ce14">
            <text:p>298.9</text:p>
          </table:table-cell>
          <table:table-cell office:value-type="float" office:value="404.53899999999999" table:style-name="ce14">
            <text:p>404.5</text:p>
          </table:table-cell>
          <table:table-cell office:value-type="float" office:value="359.94400000000002" table:style-name="ce14">
            <text:p>359.9</text:p>
          </table:table-cell>
          <table:table-cell office:value-type="float" office:value="210.85400000000001" table:style-name="ce14">
            <text:p>210.9</text:p>
          </table:table-cell>
          <table:table-cell office:value-type="float" office:value="563.40599999999995" table:style-name="ce14">
            <text:p>563.4</text:p>
          </table:table-cell>
          <table:table-cell office:value-type="float" office:value="420.495" table:style-name="ce14">
            <text:p>420.5</text:p>
          </table:table-cell>
          <table:table-cell office:value-type="float" office:value="2971.1439999999998" table:style-name="ce14">
            <text:p>2,971.1</text:p>
          </table:table-cell>
          <table:table-cell office:value-type="float" office:value="185.16800000000001" table:style-name="ce14">
            <text:p>185.2</text:p>
          </table:table-cell>
          <table:table-cell office:value-type="float" office:value="256.01100000000002" table:style-name="ce14">
            <text:p>256.0</text:p>
          </table:table-cell>
          <table:table-cell office:value-type="float" office:value="58.216000000000001" table:style-name="ce14">
            <text:p>58.2</text:p>
          </table:table-cell>
          <table:table-cell office:value-type="float" office:value="0.74099999999999999" table:style-name="ce14">
            <text:p>0.7</text:p>
          </table:table-cell>
          <table:table-cell office:value-type="float" office:value="3471.28" table:style-name="ce14">
            <text:p>3,471.3</text:p>
          </table:table-cell>
          <table:table-cell office:value-type="float" office:value="96.731999999999999" table:style-name="ce14">
            <text:p>96.7</text:p>
          </table:table-cell>
          <table:table-cell office:value-type="float" office:value="1.601" table:style-name="ce14">
            <text:p>1.6</text:p>
          </table:table-cell>
          <table:table-cell office:value-type="float" office:value="3569.6129999999998" table:style-name="ce14">
            <text:p>3,569.6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5 Q1</text:p>
          </table:table-cell>
          <table:table-cell office:value-type="float" office:value="149.00899999999999" table:style-name="ce14">
            <text:p>149.0</text:p>
          </table:table-cell>
          <table:table-cell office:value-type="float" office:value="311.27199999999999" table:style-name="ce14">
            <text:p>311.3</text:p>
          </table:table-cell>
          <table:table-cell office:value-type="float" office:value="259.7" table:style-name="ce14">
            <text:p>259.7</text:p>
          </table:table-cell>
          <table:table-cell office:value-type="float" office:value="303.012" table:style-name="ce14">
            <text:p>303.0</text:p>
          </table:table-cell>
          <table:table-cell office:value-type="float" office:value="410.077" table:style-name="ce14">
            <text:p>410.1</text:p>
          </table:table-cell>
          <table:table-cell office:value-type="float" office:value="365.18099999999998" table:style-name="ce14">
            <text:p>365.2</text:p>
          </table:table-cell>
          <table:table-cell office:value-type="float" office:value="212.51599999999999" table:style-name="ce14">
            <text:p>212.5</text:p>
          </table:table-cell>
          <table:table-cell office:value-type="float" office:value="570.71199999999999" table:style-name="ce14">
            <text:p>570.7</text:p>
          </table:table-cell>
          <table:table-cell office:value-type="float" office:value="425.68599999999998" table:style-name="ce14">
            <text:p>425.7</text:p>
          </table:table-cell>
          <table:table-cell office:value-type="float" office:value="3007.165" table:style-name="ce14">
            <text:p>3,007.2</text:p>
          </table:table-cell>
          <table:table-cell office:value-type="float" office:value="186.59100000000001" table:style-name="ce14">
            <text:p>186.6</text:p>
          </table:table-cell>
          <table:table-cell office:value-type="float" office:value="259.76" table:style-name="ce14">
            <text:p>259.8</text:p>
          </table:table-cell>
          <table:table-cell office:value-type="float" office:value="53.34" table:style-name="ce14">
            <text:p>53.3</text:p>
          </table:table-cell>
          <table:table-cell office:value-type="float" office:value="0.753" table:style-name="ce14">
            <text:p>0.8</text:p>
          </table:table-cell>
          <table:table-cell office:value-type="float" office:value="3507.6089999999999" table:style-name="ce14">
            <text:p>3,507.6</text:p>
          </table:table-cell>
          <table:table-cell office:value-type="float" office:value="98.168000000000006" table:style-name="ce14">
            <text:p>98.2</text:p>
          </table:table-cell>
          <table:table-cell office:value-type="float" office:value="1.393" table:style-name="ce14">
            <text:p>1.4</text:p>
          </table:table-cell>
          <table:table-cell office:value-type="float" office:value="3607.17" table:style-name="ce14">
            <text:p>3,607.2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2</text:p>
          </table:table-cell>
          <table:table-cell office:value-type="float" office:value="149.33500000000001" table:style-name="ce14">
            <text:p>149.3</text:p>
          </table:table-cell>
          <table:table-cell office:value-type="float" office:value="316.358" table:style-name="ce14">
            <text:p>316.4</text:p>
          </table:table-cell>
          <table:table-cell office:value-type="float" office:value="262.70299999999997" table:style-name="ce14">
            <text:p>262.7</text:p>
          </table:table-cell>
          <table:table-cell office:value-type="float" office:value="307.46199999999999" table:style-name="ce14">
            <text:p>307.5</text:p>
          </table:table-cell>
          <table:table-cell office:value-type="float" office:value="403.55099999999999" table:style-name="ce14">
            <text:p>403.6</text:p>
          </table:table-cell>
          <table:table-cell office:value-type="float" office:value="373.40699999999998" table:style-name="ce14">
            <text:p>373.4</text:p>
          </table:table-cell>
          <table:table-cell office:value-type="float" office:value="215.208" table:style-name="ce14">
            <text:p>215.2</text:p>
          </table:table-cell>
          <table:table-cell office:value-type="float" office:value="599.03700000000003" table:style-name="ce14">
            <text:p>599.0</text:p>
          </table:table-cell>
          <table:table-cell office:value-type="float" office:value="436.12599999999998" table:style-name="ce14">
            <text:p>436.1</text:p>
          </table:table-cell>
          <table:table-cell office:value-type="float" office:value="3063.1869999999999" table:style-name="ce14">
            <text:p>3,063.2</text:p>
          </table:table-cell>
          <table:table-cell office:value-type="float" office:value="190.21600000000001" table:style-name="ce14">
            <text:p>190.2</text:p>
          </table:table-cell>
          <table:table-cell office:value-type="float" office:value="265.10700000000003" table:style-name="ce14">
            <text:p>265.1</text:p>
          </table:table-cell>
          <table:table-cell office:value-type="float" office:value="53.563000000000002" table:style-name="ce14">
            <text:p>53.6</text:p>
          </table:table-cell>
          <table:table-cell office:value-type="float" office:value="0.76900000000000002" table:style-name="ce14">
            <text:p>0.8</text:p>
          </table:table-cell>
          <table:table-cell office:value-type="float" office:value="3572.8420000000001" table:style-name="ce14">
            <text:p>3,572.8</text:p>
          </table:table-cell>
          <table:table-cell office:value-type="float" office:value="100.003" table:style-name="ce14">
            <text:p>100.0</text:p>
          </table:table-cell>
          <table:table-cell office:value-type="float" office:value="1.028" table:style-name="ce14">
            <text:p>1.0</text:p>
          </table:table-cell>
          <table:table-cell office:value-type="float" office:value="3673.873" table:style-name="ce14">
            <text:p>3,673.9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3</text:p>
          </table:table-cell>
          <table:table-cell office:value-type="float" office:value="150.196" table:style-name="ce14">
            <text:p>150.2</text:p>
          </table:table-cell>
          <table:table-cell office:value-type="float" office:value="321.137" table:style-name="ce14">
            <text:p>321.1</text:p>
          </table:table-cell>
          <table:table-cell office:value-type="float" office:value="263.351" table:style-name="ce14">
            <text:p>263.4</text:p>
          </table:table-cell>
          <table:table-cell office:value-type="float" office:value="311.64600000000002" table:style-name="ce14">
            <text:p>311.6</text:p>
          </table:table-cell>
          <table:table-cell office:value-type="float" office:value="409.38200000000001" table:style-name="ce14">
            <text:p>409.4</text:p>
          </table:table-cell>
          <table:table-cell office:value-type="float" office:value="379.27199999999999" table:style-name="ce14">
            <text:p>379.3</text:p>
          </table:table-cell>
          <table:table-cell office:value-type="float" office:value="217.09899999999999" table:style-name="ce14">
            <text:p>217.1</text:p>
          </table:table-cell>
          <table:table-cell office:value-type="float" office:value="608.58399999999995" table:style-name="ce14">
            <text:p>608.6</text:p>
          </table:table-cell>
          <table:table-cell office:value-type="float" office:value="441.59399999999999" table:style-name="ce14">
            <text:p>441.6</text:p>
          </table:table-cell>
          <table:table-cell office:value-type="float" office:value="3102.261" table:style-name="ce14">
            <text:p>3,102.3</text:p>
          </table:table-cell>
          <table:table-cell office:value-type="float" office:value="192.37100000000001" table:style-name="ce14">
            <text:p>192.4</text:p>
          </table:table-cell>
          <table:table-cell office:value-type="float" office:value="269.34699999999998" table:style-name="ce14">
            <text:p>269.3</text:p>
          </table:table-cell>
          <table:table-cell office:value-type="float" office:value="58.920999999999999" table:style-name="ce14">
            <text:p>58.9</text:p>
          </table:table-cell>
          <table:table-cell office:value-type="float" office:value="0.80500000000000005" table:style-name="ce14">
            <text:p>0.8</text:p>
          </table:table-cell>
          <table:table-cell office:value-type="float" office:value="3623.7049999999999" table:style-name="ce14">
            <text:p>3,623.7</text:p>
          </table:table-cell>
          <table:table-cell office:value-type="float" office:value="101.235" table:style-name="ce14">
            <text:p>101.2</text:p>
          </table:table-cell>
          <table:table-cell office:value-type="float" office:value="1.07" table:style-name="ce14">
            <text:p>1.1</text:p>
          </table:table-cell>
          <table:table-cell office:value-type="float" office:value="3726.01" table:style-name="ce14">
            <text:p>3,726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4</text:p>
          </table:table-cell>
          <table:table-cell office:value-type="float" office:value="150.38800000000001" table:style-name="ce14">
            <text:p>150.4</text:p>
          </table:table-cell>
          <table:table-cell office:value-type="float" office:value="321.41899999999998" table:style-name="ce14">
            <text:p>321.4</text:p>
          </table:table-cell>
          <table:table-cell office:value-type="float" office:value="263.83499999999998" table:style-name="ce14">
            <text:p>263.8</text:p>
          </table:table-cell>
          <table:table-cell office:value-type="float" office:value="311.98700000000002" table:style-name="ce14">
            <text:p>312.0</text:p>
          </table:table-cell>
          <table:table-cell office:value-type="float" office:value="410.21100000000001" table:style-name="ce14">
            <text:p>410.2</text:p>
          </table:table-cell>
          <table:table-cell office:value-type="float" office:value="379.65600000000001" table:style-name="ce14">
            <text:p>379.7</text:p>
          </table:table-cell>
          <table:table-cell office:value-type="float" office:value="216.95500000000001" table:style-name="ce14">
            <text:p>217.0</text:p>
          </table:table-cell>
          <table:table-cell office:value-type="float" office:value="610.93499999999995" table:style-name="ce14">
            <text:p>610.9</text:p>
          </table:table-cell>
          <table:table-cell office:value-type="float" office:value="441.13400000000001" table:style-name="ce14">
            <text:p>441.1</text:p>
          </table:table-cell>
          <table:table-cell office:value-type="float" office:value="3106.52" table:style-name="ce14">
            <text:p>3,106.5</text:p>
          </table:table-cell>
          <table:table-cell office:value-type="float" office:value="192.261" table:style-name="ce14">
            <text:p>192.3</text:p>
          </table:table-cell>
          <table:table-cell office:value-type="float" office:value="269.185" table:style-name="ce14">
            <text:p>269.2</text:p>
          </table:table-cell>
          <table:table-cell office:value-type="float" office:value="64.760999999999996" table:style-name="ce14">
            <text:p>64.8</text:p>
          </table:table-cell>
          <table:table-cell office:value-type="float" office:value="0.85099999999999998" table:style-name="ce14">
            <text:p>0.9</text:p>
          </table:table-cell>
          <table:table-cell office:value-type="float" office:value="3633.578" table:style-name="ce14">
            <text:p>3,633.6</text:p>
          </table:table-cell>
          <table:table-cell office:value-type="float" office:value="101.386" table:style-name="ce14">
            <text:p>101.4</text:p>
          </table:table-cell>
          <table:table-cell office:value-type="float" office:value="1.0720000000000001" table:style-name="ce14">
            <text:p>1.1</text:p>
          </table:table-cell>
          <table:table-cell office:value-type="float" office:value="3736.0360000000001" table:style-name="ce14">
            <text:p>3,736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6 Q1</text:p>
          </table:table-cell>
          <table:table-cell office:value-type="float" office:value="151.608" table:style-name="ce14">
            <text:p>151.6</text:p>
          </table:table-cell>
          <table:table-cell office:value-type="float" office:value="326.22500000000002" table:style-name="ce14">
            <text:p>326.2</text:p>
          </table:table-cell>
          <table:table-cell office:value-type="float" office:value="268.52300000000002" table:style-name="ce14">
            <text:p>268.5</text:p>
          </table:table-cell>
          <table:table-cell office:value-type="float" office:value="314.30200000000002" table:style-name="ce14">
            <text:p>314.3</text:p>
          </table:table-cell>
          <table:table-cell office:value-type="float" office:value="418.44200000000001" table:style-name="ce14">
            <text:p>418.4</text:p>
          </table:table-cell>
          <table:table-cell office:value-type="float" office:value="385.58800000000002" table:style-name="ce14">
            <text:p>385.6</text:p>
          </table:table-cell>
          <table:table-cell office:value-type="float" office:value="218.834" table:style-name="ce14">
            <text:p>218.8</text:p>
          </table:table-cell>
          <table:table-cell office:value-type="float" office:value="619.21" table:style-name="ce14">
            <text:p>619.2</text:p>
          </table:table-cell>
          <table:table-cell office:value-type="float" office:value="448.12099999999998" table:style-name="ce14">
            <text:p>448.1</text:p>
          </table:table-cell>
          <table:table-cell office:value-type="float" office:value="3150.8530000000001" table:style-name="ce14">
            <text:p>3,150.9</text:p>
          </table:table-cell>
          <table:table-cell office:value-type="float" office:value="194.71899999999999" table:style-name="ce14">
            <text:p>194.7</text:p>
          </table:table-cell>
          <table:table-cell office:value-type="float" office:value="273.53300000000002" table:style-name="ce14">
            <text:p>273.5</text:p>
          </table:table-cell>
          <table:table-cell office:value-type="float" office:value="54.334000000000003" table:style-name="ce14">
            <text:p>54.3</text:p>
          </table:table-cell>
          <table:table-cell office:value-type="float" office:value="0.92500000000000004" table:style-name="ce14">
            <text:p>0.9</text:p>
          </table:table-cell>
          <table:table-cell office:value-type="float" office:value="3674.364" table:style-name="ce14">
            <text:p>3,674.4</text:p>
          </table:table-cell>
          <table:table-cell office:value-type="float" office:value="103.33199999999999" table:style-name="ce14">
            <text:p>103.3</text:p>
          </table:table-cell>
          <table:table-cell office:value-type="float" office:value="0.83799999999999997" table:style-name="ce14">
            <text:p>0.8</text:p>
          </table:table-cell>
          <table:table-cell office:value-type="float" office:value="3778.5340000000001" table:style-name="ce14">
            <text:p>3,778.5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2</text:p>
          </table:table-cell>
          <table:table-cell office:value-type="float" office:value="152.21299999999999" table:style-name="ce14">
            <text:p>152.2</text:p>
          </table:table-cell>
          <table:table-cell office:value-type="float" office:value="330.96800000000002" table:style-name="ce14">
            <text:p>331.0</text:p>
          </table:table-cell>
          <table:table-cell office:value-type="float" office:value="271.827" table:style-name="ce14">
            <text:p>271.8</text:p>
          </table:table-cell>
          <table:table-cell office:value-type="float" office:value="318.61" table:style-name="ce14">
            <text:p>318.6</text:p>
          </table:table-cell>
          <table:table-cell office:value-type="float" office:value="429.10300000000001" table:style-name="ce14">
            <text:p>429.1</text:p>
          </table:table-cell>
          <table:table-cell office:value-type="float" office:value="392.53199999999998" table:style-name="ce14">
            <text:p>392.5</text:p>
          </table:table-cell>
          <table:table-cell office:value-type="float" office:value="220.40899999999999" table:style-name="ce14">
            <text:p>220.4</text:p>
          </table:table-cell>
          <table:table-cell office:value-type="float" office:value="629.36599999999999" table:style-name="ce14">
            <text:p>629.4</text:p>
          </table:table-cell>
          <table:table-cell office:value-type="float" office:value="453.80599999999998" table:style-name="ce14">
            <text:p>453.8</text:p>
          </table:table-cell>
          <table:table-cell office:value-type="float" office:value="3198.8339999999998" table:style-name="ce14">
            <text:p>3,198.8</text:p>
          </table:table-cell>
          <table:table-cell office:value-type="float" office:value="198.04599999999999" table:style-name="ce14">
            <text:p>198.0</text:p>
          </table:table-cell>
          <table:table-cell office:value-type="float" office:value="278.30900000000003" table:style-name="ce14">
            <text:p>278.3</text:p>
          </table:table-cell>
          <table:table-cell office:value-type="float" office:value="60.610999999999997" table:style-name="ce14">
            <text:p>60.6</text:p>
          </table:table-cell>
          <table:table-cell office:value-type="float" office:value="0.92500000000000004" table:style-name="ce14">
            <text:p>0.9</text:p>
          </table:table-cell>
          <table:table-cell office:value-type="float" office:value="3736.7249999999999" table:style-name="ce14">
            <text:p>3,736.7</text:p>
          </table:table-cell>
          <table:table-cell office:value-type="float" office:value="105.57599999999999" table:style-name="ce14">
            <text:p>105.6</text:p>
          </table:table-cell>
          <table:table-cell office:value-type="float" office:value="0.92" table:style-name="ce14">
            <text:p>0.9</text:p>
          </table:table-cell>
          <table:table-cell office:value-type="float" office:value="3843.221" table:style-name="ce14">
            <text:p>3,843.2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3</text:p>
          </table:table-cell>
          <table:table-cell office:value-type="float" office:value="153.13499999999999" table:style-name="ce14">
            <text:p>153.1</text:p>
          </table:table-cell>
          <table:table-cell office:value-type="float" office:value="330.97300000000001" table:style-name="ce14">
            <text:p>331.0</text:p>
          </table:table-cell>
          <table:table-cell office:value-type="float" office:value="273.38900000000001" table:style-name="ce14">
            <text:p>273.4</text:p>
          </table:table-cell>
          <table:table-cell office:value-type="float" office:value="320.30900000000003" table:style-name="ce14">
            <text:p>320.3</text:p>
          </table:table-cell>
          <table:table-cell office:value-type="float" office:value="436.04500000000002" table:style-name="ce14">
            <text:p>436.0</text:p>
          </table:table-cell>
          <table:table-cell office:value-type="float" office:value="397.75400000000002" table:style-name="ce14">
            <text:p>397.8</text:p>
          </table:table-cell>
          <table:table-cell office:value-type="float" office:value="221.78" table:style-name="ce14">
            <text:p>221.8</text:p>
          </table:table-cell>
          <table:table-cell office:value-type="float" office:value="637.16700000000003" table:style-name="ce14">
            <text:p>637.2</text:p>
          </table:table-cell>
          <table:table-cell office:value-type="float" office:value="464.75900000000001" table:style-name="ce14">
            <text:p>464.8</text:p>
          </table:table-cell>
          <table:table-cell office:value-type="float" office:value="3235.3110000000001" table:style-name="ce14">
            <text:p>3,235.3</text:p>
          </table:table-cell>
          <table:table-cell office:value-type="float" office:value="200.12700000000001" table:style-name="ce14">
            <text:p>200.1</text:p>
          </table:table-cell>
          <table:table-cell office:value-type="float" office:value="281.85000000000002" table:style-name="ce14">
            <text:p>281.9</text:p>
          </table:table-cell>
          <table:table-cell office:value-type="float" office:value="67.424999999999997" table:style-name="ce14">
            <text:p>67.4</text:p>
          </table:table-cell>
          <table:table-cell office:value-type="float" office:value="1.038" table:style-name="ce14">
            <text:p>1.0</text:p>
          </table:table-cell>
          <table:table-cell office:value-type="float" office:value="3785.7510000000002" table:style-name="ce14">
            <text:p>3,785.8</text:p>
          </table:table-cell>
          <table:table-cell office:value-type="float" office:value="106.771" table:style-name="ce14">
            <text:p>106.8</text:p>
          </table:table-cell>
          <table:table-cell office:value-type="float" office:value="1.085" table:style-name="ce14">
            <text:p>1.1</text:p>
          </table:table-cell>
          <table:table-cell office:value-type="float" office:value="3893.607" table:style-name="ce14">
            <text:p>3,893.6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4</text:p>
          </table:table-cell>
          <table:table-cell office:value-type="float" office:value="152.61600000000001" table:style-name="ce14">
            <text:p>152.6</text:p>
          </table:table-cell>
          <table:table-cell office:value-type="float" office:value="330.11900000000003" table:style-name="ce14">
            <text:p>330.1</text:p>
          </table:table-cell>
          <table:table-cell office:value-type="float" office:value="273.08" table:style-name="ce14">
            <text:p>273.1</text:p>
          </table:table-cell>
          <table:table-cell office:value-type="float" office:value="321.322" table:style-name="ce14">
            <text:p>321.3</text:p>
          </table:table-cell>
          <table:table-cell office:value-type="float" office:value="436.48899999999998" table:style-name="ce14">
            <text:p>436.5</text:p>
          </table:table-cell>
          <table:table-cell office:value-type="float" office:value="397.29899999999998" table:style-name="ce14">
            <text:p>397.3</text:p>
          </table:table-cell>
          <table:table-cell office:value-type="float" office:value="220.65600000000001" table:style-name="ce14">
            <text:p>220.7</text:p>
          </table:table-cell>
          <table:table-cell office:value-type="float" office:value="637.56500000000005" table:style-name="ce14">
            <text:p>637.6</text:p>
          </table:table-cell>
          <table:table-cell office:value-type="float" office:value="465.05700000000002" table:style-name="ce14">
            <text:p>465.1</text:p>
          </table:table-cell>
          <table:table-cell office:value-type="float" office:value="3234.203" table:style-name="ce14">
            <text:p>3,234.2</text:p>
          </table:table-cell>
          <table:table-cell office:value-type="float" office:value="199.10900000000001" table:style-name="ce14">
            <text:p>199.1</text:p>
          </table:table-cell>
          <table:table-cell office:value-type="float" office:value="282.589" table:style-name="ce14">
            <text:p>282.6</text:p>
          </table:table-cell>
          <table:table-cell office:value-type="float" office:value="65.066999999999993" table:style-name="ce14">
            <text:p>65.1</text:p>
          </table:table-cell>
          <table:table-cell office:value-type="float" office:value="1.016" table:style-name="ce14">
            <text:p>1.0</text:p>
          </table:table-cell>
          <table:table-cell office:value-type="float" office:value="3781.9839999999999" table:style-name="ce14">
            <text:p>3,782.0</text:p>
          </table:table-cell>
          <table:table-cell office:value-type="float" office:value="106.777" table:style-name="ce14">
            <text:p>106.8</text:p>
          </table:table-cell>
          <table:table-cell office:value-type="float" office:value="0.92" table:style-name="ce14">
            <text:p>0.9</text:p>
          </table:table-cell>
          <table:table-cell office:value-type="float" office:value="3889.681" table:style-name="ce14">
            <text:p>3,889.7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7 Q1</text:p>
          </table:table-cell>
          <table:table-cell office:value-type="float" office:value="152.209" table:style-name="ce14">
            <text:p>152.2</text:p>
          </table:table-cell>
          <table:table-cell office:value-type="float" office:value="333.11099999999999" table:style-name="ce14">
            <text:p>333.1</text:p>
          </table:table-cell>
          <table:table-cell office:value-type="float" office:value="275.87" table:style-name="ce14">
            <text:p>275.9</text:p>
          </table:table-cell>
          <table:table-cell office:value-type="float" office:value="324.23200000000003" table:style-name="ce14">
            <text:p>324.2</text:p>
          </table:table-cell>
          <table:table-cell office:value-type="float" office:value="447.26400000000001" table:style-name="ce14">
            <text:p>447.3</text:p>
          </table:table-cell>
          <table:table-cell office:value-type="float" office:value="402.22500000000002" table:style-name="ce14">
            <text:p>402.2</text:p>
          </table:table-cell>
          <table:table-cell office:value-type="float" office:value="219.43600000000001" table:style-name="ce14">
            <text:p>219.4</text:p>
          </table:table-cell>
          <table:table-cell office:value-type="float" office:value="637.48500000000001" table:style-name="ce14">
            <text:p>637.5</text:p>
          </table:table-cell>
          <table:table-cell office:value-type="float" office:value="473.95499999999998" table:style-name="ce14">
            <text:p>474.0</text:p>
          </table:table-cell>
          <table:table-cell office:value-type="float" office:value="3265.7869999999998" table:style-name="ce14">
            <text:p>3,265.8</text:p>
          </table:table-cell>
          <table:table-cell office:value-type="float" office:value="200.67" table:style-name="ce14">
            <text:p>200.7</text:p>
          </table:table-cell>
          <table:table-cell office:value-type="float" office:value="286.02800000000002" table:style-name="ce14">
            <text:p>286.0</text:p>
          </table:table-cell>
          <table:table-cell office:value-type="float" office:value="66.197999999999993" table:style-name="ce14">
            <text:p>66.2</text:p>
          </table:table-cell>
          <table:table-cell office:value-type="float" office:value="1.0249999999999999" table:style-name="ce14">
            <text:p>1.0</text:p>
          </table:table-cell>
          <table:table-cell office:value-type="float" office:value="3819.7080000000001" table:style-name="ce14">
            <text:p>3,819.7</text:p>
          </table:table-cell>
          <table:table-cell office:value-type="float" office:value="108.94" table:style-name="ce14">
            <text:p>108.9</text:p>
          </table:table-cell>
          <table:table-cell office:value-type="float" office:value="0.92100000000000004" table:style-name="ce14">
            <text:p>0.9</text:p>
          </table:table-cell>
          <table:table-cell office:value-type="float" office:value="3929.569" table:style-name="ce14">
            <text:p>3,929.6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2</text:p>
          </table:table-cell>
          <table:table-cell office:value-type="float" office:value="153.995" table:style-name="ce14">
            <text:p>154.0</text:p>
          </table:table-cell>
          <table:table-cell office:value-type="float" office:value="336.19900000000001" table:style-name="ce14">
            <text:p>336.2</text:p>
          </table:table-cell>
          <table:table-cell office:value-type="float" office:value="279.363" table:style-name="ce14">
            <text:p>279.4</text:p>
          </table:table-cell>
          <table:table-cell office:value-type="float" office:value="329.43" table:style-name="ce14">
            <text:p>329.4</text:p>
          </table:table-cell>
          <table:table-cell office:value-type="float" office:value="453.44400000000002" table:style-name="ce14">
            <text:p>453.4</text:p>
          </table:table-cell>
          <table:table-cell office:value-type="float" office:value="407.81099999999998" table:style-name="ce14">
            <text:p>407.8</text:p>
          </table:table-cell>
          <table:table-cell office:value-type="float" office:value="219.94800000000001" table:style-name="ce14">
            <text:p>219.9</text:p>
          </table:table-cell>
          <table:table-cell office:value-type="float" office:value="645.98800000000006" table:style-name="ce14">
            <text:p>646.0</text:p>
          </table:table-cell>
          <table:table-cell office:value-type="float" office:value="482.02699999999999" table:style-name="ce14">
            <text:p>482.0</text:p>
          </table:table-cell>
          <table:table-cell office:value-type="float" office:value="3308.2049999999999" table:style-name="ce14">
            <text:p>3,308.2</text:p>
          </table:table-cell>
          <table:table-cell office:value-type="float" office:value="203.874" table:style-name="ce14">
            <text:p>203.9</text:p>
          </table:table-cell>
          <table:table-cell office:value-type="float" office:value="290.41699999999997" table:style-name="ce14">
            <text:p>290.4</text:p>
          </table:table-cell>
          <table:table-cell office:value-type="float" office:value="66.462000000000003" table:style-name="ce14">
            <text:p>66.5</text:p>
          </table:table-cell>
          <table:table-cell office:value-type="float" office:value="1.0289999999999999" table:style-name="ce14">
            <text:p>1.0</text:p>
          </table:table-cell>
          <table:table-cell office:value-type="float" office:value="3869.9870000000001" table:style-name="ce14">
            <text:p>3,870.0</text:p>
          </table:table-cell>
          <table:table-cell office:value-type="float" office:value="111.169" table:style-name="ce14">
            <text:p>111.2</text:p>
          </table:table-cell>
          <table:table-cell office:value-type="float" office:value="0.92800000000000005" table:style-name="ce14">
            <text:p>0.9</text:p>
          </table:table-cell>
          <table:table-cell office:value-type="float" office:value="3982.0839999999998" table:style-name="ce14">
            <text:p>3,982.1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3</text:p>
          </table:table-cell>
          <table:table-cell office:value-type="float" office:value="155.45500000000001" table:style-name="ce14">
            <text:p>155.5</text:p>
          </table:table-cell>
          <table:table-cell office:value-type="float" office:value="340.35399999999998" table:style-name="ce14">
            <text:p>340.4</text:p>
          </table:table-cell>
          <table:table-cell office:value-type="float" office:value="282.197" table:style-name="ce14">
            <text:p>282.2</text:p>
          </table:table-cell>
          <table:table-cell office:value-type="float" office:value="332.34300000000002" table:style-name="ce14">
            <text:p>332.3</text:p>
          </table:table-cell>
          <table:table-cell office:value-type="float" office:value="456.87900000000002" table:style-name="ce14">
            <text:p>456.9</text:p>
          </table:table-cell>
          <table:table-cell office:value-type="float" office:value="412.51900000000001" table:style-name="ce14">
            <text:p>412.5</text:p>
          </table:table-cell>
          <table:table-cell office:value-type="float" office:value="221.065" table:style-name="ce14">
            <text:p>221.1</text:p>
          </table:table-cell>
          <table:table-cell office:value-type="float" office:value="651.94899999999996" table:style-name="ce14">
            <text:p>651.9</text:p>
          </table:table-cell>
          <table:table-cell office:value-type="float" office:value="489.786" table:style-name="ce14">
            <text:p>489.8</text:p>
          </table:table-cell>
          <table:table-cell office:value-type="float" office:value="3342.547" table:style-name="ce14">
            <text:p>3,342.5</text:p>
          </table:table-cell>
          <table:table-cell office:value-type="float" office:value="206.32300000000001" table:style-name="ce14">
            <text:p>206.3</text:p>
          </table:table-cell>
          <table:table-cell office:value-type="float" office:value="294.46899999999999" table:style-name="ce14">
            <text:p>294.5</text:p>
          </table:table-cell>
          <table:table-cell office:value-type="float" office:value="68.338999999999999" table:style-name="ce14">
            <text:p>68.3</text:p>
          </table:table-cell>
          <table:table-cell office:value-type="float" office:value="0.98199999999999998" table:style-name="ce14">
            <text:p>1.0</text:p>
          </table:table-cell>
          <table:table-cell office:value-type="float" office:value="3912.66" table:style-name="ce14">
            <text:p>3,912.7</text:p>
          </table:table-cell>
          <table:table-cell office:value-type="float" office:value="112.206" table:style-name="ce14">
            <text:p>112.2</text:p>
          </table:table-cell>
          <table:table-cell office:value-type="float" office:value="0.93700000000000006" table:style-name="ce14">
            <text:p>0.9</text:p>
          </table:table-cell>
          <table:table-cell office:value-type="float" office:value="4025.8029999999999" table:style-name="ce14">
            <text:p>4,025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4</text:p>
          </table:table-cell>
          <table:table-cell office:value-type="float" office:value="156.083" table:style-name="ce14">
            <text:p>156.1</text:p>
          </table:table-cell>
          <table:table-cell office:value-type="float" office:value="338.995" table:style-name="ce14">
            <text:p>339.0</text:p>
          </table:table-cell>
          <table:table-cell office:value-type="float" office:value="280.14299999999997" table:style-name="ce14">
            <text:p>280.1</text:p>
          </table:table-cell>
          <table:table-cell office:value-type="float" office:value="331.53399999999999" table:style-name="ce14">
            <text:p>331.5</text:p>
          </table:table-cell>
          <table:table-cell office:value-type="float" office:value="455.29300000000001" table:style-name="ce14">
            <text:p>455.3</text:p>
          </table:table-cell>
          <table:table-cell office:value-type="float" office:value="410.07400000000001" table:style-name="ce14">
            <text:p>410.1</text:p>
          </table:table-cell>
          <table:table-cell office:value-type="float" office:value="219.41499999999999" table:style-name="ce14">
            <text:p>219.4</text:p>
          </table:table-cell>
          <table:table-cell office:value-type="float" office:value="650.04100000000005" table:style-name="ce14">
            <text:p>650.0</text:p>
          </table:table-cell>
          <table:table-cell office:value-type="float" office:value="488.25599999999997" table:style-name="ce14">
            <text:p>488.3</text:p>
          </table:table-cell>
          <table:table-cell office:value-type="float" office:value="3329.8339999999998" table:style-name="ce14">
            <text:p>3,329.8</text:p>
          </table:table-cell>
          <table:table-cell office:value-type="float" office:value="205.08799999999999" table:style-name="ce14">
            <text:p>205.1</text:p>
          </table:table-cell>
          <table:table-cell office:value-type="float" office:value="293.59100000000001" table:style-name="ce14">
            <text:p>293.6</text:p>
          </table:table-cell>
          <table:table-cell office:value-type="float" office:value="68.665999999999997" table:style-name="ce14">
            <text:p>68.7</text:p>
          </table:table-cell>
          <table:table-cell office:value-type="float" office:value="0.97" table:style-name="ce14">
            <text:p>1.0</text:p>
          </table:table-cell>
          <table:table-cell office:value-type="float" office:value="3898.1489999999999" table:style-name="ce14">
            <text:p>3,898.1</text:p>
          </table:table-cell>
          <table:table-cell office:value-type="float" office:value="112.205" table:style-name="ce14">
            <text:p>112.2</text:p>
          </table:table-cell>
          <table:table-cell office:value-type="float" office:value="0.96799999999999997" table:style-name="ce14">
            <text:p>1.0</text:p>
          </table:table-cell>
          <table:table-cell office:value-type="float" office:value="4011.3220000000001" table:style-name="ce14">
            <text:p>4,011.3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8 Q1</text:p>
          </table:table-cell>
          <table:table-cell office:value-type="float" office:value="161.48099999999999" table:style-name="ce14">
            <text:p>161.5</text:p>
          </table:table-cell>
          <table:table-cell office:value-type="float" office:value="341.78699999999998" table:style-name="ce14">
            <text:p>341.8</text:p>
          </table:table-cell>
          <table:table-cell office:value-type="float" office:value="283.65300000000002" table:style-name="ce14">
            <text:p>283.7</text:p>
          </table:table-cell>
          <table:table-cell office:value-type="float" office:value="333.11599999999999" table:style-name="ce14">
            <text:p>333.1</text:p>
          </table:table-cell>
          <table:table-cell office:value-type="float" office:value="456.69600000000003" table:style-name="ce14">
            <text:p>456.7</text:p>
          </table:table-cell>
          <table:table-cell office:value-type="float" office:value="413.92399999999998" table:style-name="ce14">
            <text:p>413.9</text:p>
          </table:table-cell>
          <table:table-cell office:value-type="float" office:value="219.86699999999999" table:style-name="ce14">
            <text:p>219.9</text:p>
          </table:table-cell>
          <table:table-cell office:value-type="float" office:value="656.28700000000003" table:style-name="ce14">
            <text:p>656.3</text:p>
          </table:table-cell>
          <table:table-cell office:value-type="float" office:value="494.83499999999998" table:style-name="ce14">
            <text:p>494.8</text:p>
          </table:table-cell>
          <table:table-cell office:value-type="float" office:value="3361.6460000000002" table:style-name="ce14">
            <text:p>3,361.6</text:p>
          </table:table-cell>
          <table:table-cell office:value-type="float" office:value="207.042" table:style-name="ce14">
            <text:p>207.0</text:p>
          </table:table-cell>
          <table:table-cell office:value-type="float" office:value="291.952" table:style-name="ce14">
            <text:p>292.0</text:p>
          </table:table-cell>
          <table:table-cell office:value-type="float" office:value="68.631" table:style-name="ce14">
            <text:p>68.6</text:p>
          </table:table-cell>
          <table:table-cell office:value-type="float" office:value="0.98499999999999999" table:style-name="ce14">
            <text:p>1.0</text:p>
          </table:table-cell>
          <table:table-cell office:value-type="float" office:value="3930.2559999999999" table:style-name="ce14">
            <text:p>3,930.3</text:p>
          </table:table-cell>
          <table:table-cell office:value-type="float" office:value="114.006" table:style-name="ce14">
            <text:p>114.0</text:p>
          </table:table-cell>
          <table:table-cell office:value-type="float" office:value="1.0089999999999999" table:style-name="ce14">
            <text:p>1.0</text:p>
          </table:table-cell>
          <table:table-cell office:value-type="float" office:value="4045.2710000000002" table:style-name="ce14">
            <text:p>4,045.3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2</text:p>
          </table:table-cell>
          <table:table-cell office:value-type="float" office:value="164.02500000000001" table:style-name="ce14">
            <text:p>164.0</text:p>
          </table:table-cell>
          <table:table-cell office:value-type="float" office:value="346.97199999999998" table:style-name="ce14">
            <text:p>347.0</text:p>
          </table:table-cell>
          <table:table-cell office:value-type="float" office:value="288.279" table:style-name="ce14">
            <text:p>288.3</text:p>
          </table:table-cell>
          <table:table-cell office:value-type="float" office:value="337.84899999999999" table:style-name="ce14">
            <text:p>337.8</text:p>
          </table:table-cell>
          <table:table-cell office:value-type="float" office:value="460.61500000000001" table:style-name="ce14">
            <text:p>460.6</text:p>
          </table:table-cell>
          <table:table-cell office:value-type="float" office:value="418.85199999999998" table:style-name="ce14">
            <text:p>418.9</text:p>
          </table:table-cell>
          <table:table-cell office:value-type="float" office:value="220.17400000000001" table:style-name="ce14">
            <text:p>220.2</text:p>
          </table:table-cell>
          <table:table-cell office:value-type="float" office:value="666.07600000000002" table:style-name="ce14">
            <text:p>666.1</text:p>
          </table:table-cell>
          <table:table-cell office:value-type="float" office:value="500.47899999999998" table:style-name="ce14">
            <text:p>500.5</text:p>
          </table:table-cell>
          <table:table-cell office:value-type="float" office:value="3403.3209999999999" table:style-name="ce14">
            <text:p>3,403.3</text:p>
          </table:table-cell>
          <table:table-cell office:value-type="float" office:value="210.86500000000001" table:style-name="ce14">
            <text:p>210.9</text:p>
          </table:table-cell>
          <table:table-cell office:value-type="float" office:value="294.68700000000001" table:style-name="ce14">
            <text:p>294.7</text:p>
          </table:table-cell>
          <table:table-cell office:value-type="float" office:value="68.513000000000005" table:style-name="ce14">
            <text:p>68.5</text:p>
          </table:table-cell>
          <table:table-cell office:value-type="float" office:value="0.93500000000000005" table:style-name="ce14">
            <text:p>0.9</text:p>
          </table:table-cell>
          <table:table-cell office:value-type="float" office:value="3978.3209999999999" table:style-name="ce14">
            <text:p>3,978.3</text:p>
          </table:table-cell>
          <table:table-cell office:value-type="float" office:value="115.47799999999999" table:style-name="ce14">
            <text:p>115.5</text:p>
          </table:table-cell>
          <table:table-cell office:value-type="float" office:value="0.94499999999999995" table:style-name="ce14">
            <text:p>0.9</text:p>
          </table:table-cell>
          <table:table-cell office:value-type="float" office:value="4094.7440000000001" table:style-name="ce14">
            <text:p>4,094.7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3</text:p>
          </table:table-cell>
          <table:table-cell office:value-type="float" office:value="164.11699999999999" table:style-name="ce14">
            <text:p>164.1</text:p>
          </table:table-cell>
          <table:table-cell office:value-type="float" office:value="351.46499999999997" table:style-name="ce14">
            <text:p>351.5</text:p>
          </table:table-cell>
          <table:table-cell office:value-type="float" office:value="291.45499999999998" table:style-name="ce14">
            <text:p>291.5</text:p>
          </table:table-cell>
          <table:table-cell office:value-type="float" office:value="340.36" table:style-name="ce14">
            <text:p>340.4</text:p>
          </table:table-cell>
          <table:table-cell office:value-type="float" office:value="462.08499999999998" table:style-name="ce14">
            <text:p>462.1</text:p>
          </table:table-cell>
          <table:table-cell office:value-type="float" office:value="420.47800000000001" table:style-name="ce14">
            <text:p>420.5</text:p>
          </table:table-cell>
          <table:table-cell office:value-type="float" office:value="219.53100000000001" table:style-name="ce14">
            <text:p>219.5</text:p>
          </table:table-cell>
          <table:table-cell office:value-type="float" office:value="673.7" table:style-name="ce14">
            <text:p>673.7</text:p>
          </table:table-cell>
          <table:table-cell office:value-type="float" office:value="509.923" table:style-name="ce14">
            <text:p>509.9</text:p>
          </table:table-cell>
          <table:table-cell office:value-type="float" office:value="3433.114" table:style-name="ce14">
            <text:p>3,433.1</text:p>
          </table:table-cell>
          <table:table-cell office:value-type="float" office:value="212.953" table:style-name="ce14">
            <text:p>213.0</text:p>
          </table:table-cell>
          <table:table-cell office:value-type="float" office:value="297.99599999999998" table:style-name="ce14">
            <text:p>298.0</text:p>
          </table:table-cell>
          <table:table-cell office:value-type="float" office:value="70.36" table:style-name="ce14">
            <text:p>70.4</text:p>
          </table:table-cell>
          <table:table-cell office:value-type="float" office:value="0.89900000000000002" table:style-name="ce14">
            <text:p>0.9</text:p>
          </table:table-cell>
          <table:table-cell office:value-type="float" office:value="4015.3220000000001" table:style-name="ce14">
            <text:p>4,015.3</text:p>
          </table:table-cell>
          <table:table-cell office:value-type="float" office:value="116.589" table:style-name="ce14">
            <text:p>116.6</text:p>
          </table:table-cell>
          <table:table-cell office:value-type="float" office:value="0.93400000000000005" table:style-name="ce14">
            <text:p>0.9</text:p>
          </table:table-cell>
          <table:table-cell office:value-type="float" office:value="4132.8450000000003" table:style-name="ce14">
            <text:p>4,132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4</text:p>
          </table:table-cell>
          <table:table-cell office:value-type="float" office:value="162.964" table:style-name="ce14">
            <text:p>163.0</text:p>
          </table:table-cell>
          <table:table-cell office:value-type="float" office:value="351.947" table:style-name="ce14">
            <text:p>351.9</text:p>
          </table:table-cell>
          <table:table-cell office:value-type="float" office:value="291.85199999999998" table:style-name="ce14">
            <text:p>291.9</text:p>
          </table:table-cell>
          <table:table-cell office:value-type="float" office:value="340.16500000000002" table:style-name="ce14">
            <text:p>340.2</text:p>
          </table:table-cell>
          <table:table-cell office:value-type="float" office:value="458.11599999999999" table:style-name="ce14">
            <text:p>458.1</text:p>
          </table:table-cell>
          <table:table-cell office:value-type="float" office:value="420.25900000000001" table:style-name="ce14">
            <text:p>420.3</text:p>
          </table:table-cell>
          <table:table-cell office:value-type="float" office:value="217.304" table:style-name="ce14">
            <text:p>217.3</text:p>
          </table:table-cell>
          <table:table-cell office:value-type="float" office:value="675.49599999999998" table:style-name="ce14">
            <text:p>675.5</text:p>
          </table:table-cell>
          <table:table-cell office:value-type="float" office:value="511.61599999999999" table:style-name="ce14">
            <text:p>511.6</text:p>
          </table:table-cell>
          <table:table-cell office:value-type="float" office:value="3429.7190000000001" table:style-name="ce14">
            <text:p>3,429.7</text:p>
          </table:table-cell>
          <table:table-cell office:value-type="float" office:value="212.166" table:style-name="ce14">
            <text:p>212.2</text:p>
          </table:table-cell>
          <table:table-cell office:value-type="float" office:value="297.55500000000001" table:style-name="ce14">
            <text:p>297.6</text:p>
          </table:table-cell>
          <table:table-cell office:value-type="float" office:value="69.599999999999994" table:style-name="ce14">
            <text:p>69.6</text:p>
          </table:table-cell>
          <table:table-cell office:value-type="float" office:value="0.84699999999999998" table:style-name="ce14">
            <text:p>0.8</text:p>
          </table:table-cell>
          <table:table-cell office:value-type="float" office:value="4009.8870000000002" table:style-name="ce14">
            <text:p>4,009.9</text:p>
          </table:table-cell>
          <table:table-cell office:value-type="float" office:value="116.70699999999999" table:style-name="ce14">
            <text:p>116.7</text:p>
          </table:table-cell>
          <table:table-cell office:value-type="float" office:value="0.96199999999999997" table:style-name="ce14">
            <text:p>1.0</text:p>
          </table:table-cell>
          <table:table-cell office:value-type="float" office:value="4127.5559999999996" table:style-name="ce14">
            <text:p>4,127.6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9 Q1</text:p>
          </table:table-cell>
          <table:table-cell office:value-type="float" office:value="162.696" table:style-name="ce14">
            <text:p>162.7</text:p>
          </table:table-cell>
          <table:table-cell office:value-type="float" office:value="355.18099999999998" table:style-name="ce14">
            <text:p>355.2</text:p>
          </table:table-cell>
          <table:table-cell office:value-type="float" office:value="295.65199999999999" table:style-name="ce14">
            <text:p>295.7</text:p>
          </table:table-cell>
          <table:table-cell office:value-type="float" office:value="346.36" table:style-name="ce14">
            <text:p>346.4</text:p>
          </table:table-cell>
          <table:table-cell office:value-type="float" office:value="451.14800000000002" table:style-name="ce14">
            <text:p>451.1</text:p>
          </table:table-cell>
          <table:table-cell office:value-type="float" office:value="425.59" table:style-name="ce14">
            <text:p>425.6</text:p>
          </table:table-cell>
          <table:table-cell office:value-type="float" office:value="217.28800000000001" table:style-name="ce14">
            <text:p>217.3</text:p>
          </table:table-cell>
          <table:table-cell office:value-type="float" office:value="681.63099999999997" table:style-name="ce14">
            <text:p>681.6</text:p>
          </table:table-cell>
          <table:table-cell office:value-type="float" office:value="528.154" table:style-name="ce14">
            <text:p>528.2</text:p>
          </table:table-cell>
          <table:table-cell office:value-type="float" office:value="3463.7" table:style-name="ce14">
            <text:p>3,463.7</text:p>
          </table:table-cell>
          <table:table-cell office:value-type="float" office:value="214.892" table:style-name="ce14">
            <text:p>214.9</text:p>
          </table:table-cell>
          <table:table-cell office:value-type="float" office:value="301.03899999999999" table:style-name="ce14">
            <text:p>301.0</text:p>
          </table:table-cell>
          <table:table-cell office:value-type="float" office:value="71.411000000000001" table:style-name="ce14">
            <text:p>71.4</text:p>
          </table:table-cell>
          <table:table-cell office:value-type="float" office:value="0.77600000000000002" table:style-name="ce14">
            <text:p>0.8</text:p>
          </table:table-cell>
          <table:table-cell office:value-type="float" office:value="4051.8180000000002" table:style-name="ce14">
            <text:p>4,051.8</text:p>
          </table:table-cell>
          <table:table-cell office:value-type="float" office:value="118.755" table:style-name="ce14">
            <text:p>118.8</text:p>
          </table:table-cell>
          <table:table-cell office:value-type="float" office:value="1.0289999999999999" table:style-name="ce14">
            <text:p>1.0</text:p>
          </table:table-cell>
          <table:table-cell office:value-type="float" office:value="4171.6019999999999" table:style-name="ce14">
            <text:p>4,171.6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2</text:p>
          </table:table-cell>
          <table:table-cell office:value-type="float" office:value="163.59200000000001" table:style-name="ce14">
            <text:p>163.6</text:p>
          </table:table-cell>
          <table:table-cell office:value-type="float" office:value="359.77300000000002" table:style-name="ce14">
            <text:p>359.8</text:p>
          </table:table-cell>
          <table:table-cell office:value-type="float" office:value="301.67200000000003" table:style-name="ce14">
            <text:p>301.7</text:p>
          </table:table-cell>
          <table:table-cell office:value-type="float" office:value="351.61599999999999" table:style-name="ce14">
            <text:p>351.6</text:p>
          </table:table-cell>
          <table:table-cell office:value-type="float" office:value="451.66" table:style-name="ce14">
            <text:p>451.7</text:p>
          </table:table-cell>
          <table:table-cell office:value-type="float" office:value="431.13299999999998" table:style-name="ce14">
            <text:p>431.1</text:p>
          </table:table-cell>
          <table:table-cell office:value-type="float" office:value="216.863" table:style-name="ce14">
            <text:p>216.9</text:p>
          </table:table-cell>
          <table:table-cell office:value-type="float" office:value="694.03499999999997" table:style-name="ce14">
            <text:p>694.0</text:p>
          </table:table-cell>
          <table:table-cell office:value-type="float" office:value="536.29899999999998" table:style-name="ce14">
            <text:p>536.3</text:p>
          </table:table-cell>
          <table:table-cell office:value-type="float" office:value="3506.643" table:style-name="ce14">
            <text:p>3,506.6</text:p>
          </table:table-cell>
          <table:table-cell office:value-type="float" office:value="218.536" table:style-name="ce14">
            <text:p>218.5</text:p>
          </table:table-cell>
          <table:table-cell office:value-type="float" office:value="305.51499999999999" table:style-name="ce14">
            <text:p>305.5</text:p>
          </table:table-cell>
          <table:table-cell office:value-type="float" office:value="71.435000000000002" table:style-name="ce14">
            <text:p>71.4</text:p>
          </table:table-cell>
          <table:table-cell office:value-type="float" office:value="0.75" table:style-name="ce14">
            <text:p>0.8</text:p>
          </table:table-cell>
          <table:table-cell office:value-type="float" office:value="4102.8789999999999" table:style-name="ce14">
            <text:p>4,102.9</text:p>
          </table:table-cell>
          <table:table-cell office:value-type="float" office:value="120.768" table:style-name="ce14">
            <text:p>120.8</text:p>
          </table:table-cell>
          <table:table-cell office:value-type="float" office:value="1" table:style-name="ce14">
            <text:p>1.0</text:p>
          </table:table-cell>
          <table:table-cell office:value-type="float" office:value="4224.6469999999999" table:style-name="ce14">
            <text:p>4,224.6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3</text:p>
          </table:table-cell>
          <table:table-cell office:value-type="float" office:value="164.917" table:style-name="ce14">
            <text:p>164.9</text:p>
          </table:table-cell>
          <table:table-cell office:value-type="float" office:value="363.50400000000002" table:style-name="ce14">
            <text:p>363.5</text:p>
          </table:table-cell>
          <table:table-cell office:value-type="float" office:value="305.46199999999999" table:style-name="ce14">
            <text:p>305.5</text:p>
          </table:table-cell>
          <table:table-cell office:value-type="float" office:value="354.28399999999999" table:style-name="ce14">
            <text:p>354.3</text:p>
          </table:table-cell>
          <table:table-cell office:value-type="float" office:value="454.36900000000003" table:style-name="ce14">
            <text:p>454.4</text:p>
          </table:table-cell>
          <table:table-cell office:value-type="float" office:value="434.67899999999997" table:style-name="ce14">
            <text:p>434.7</text:p>
          </table:table-cell>
          <table:table-cell office:value-type="float" office:value="216.065" table:style-name="ce14">
            <text:p>216.1</text:p>
          </table:table-cell>
          <table:table-cell office:value-type="float" office:value="698.76400000000001" table:style-name="ce14">
            <text:p>698.8</text:p>
          </table:table-cell>
          <table:table-cell office:value-type="float" office:value="542.75400000000002" table:style-name="ce14">
            <text:p>542.8</text:p>
          </table:table-cell>
          <table:table-cell office:value-type="float" office:value="3534.7979999999998" table:style-name="ce14">
            <text:p>3,534.8</text:p>
          </table:table-cell>
          <table:table-cell office:value-type="float" office:value="221.809" table:style-name="ce14">
            <text:p>221.8</text:p>
          </table:table-cell>
          <table:table-cell office:value-type="float" office:value="308.23700000000002" table:style-name="ce14">
            <text:p>308.2</text:p>
          </table:table-cell>
          <table:table-cell office:value-type="float" office:value="71.489000000000004" table:style-name="ce14">
            <text:p>71.5</text:p>
          </table:table-cell>
          <table:table-cell office:value-type="float" office:value="0.70899999999999996" table:style-name="ce14">
            <text:p>0.7</text:p>
          </table:table-cell>
          <table:table-cell office:value-type="float" office:value="4137.0420000000004" table:style-name="ce14">
            <text:p>4,137.0</text:p>
          </table:table-cell>
          <table:table-cell office:value-type="float" office:value="121.994" table:style-name="ce14">
            <text:p>122.0</text:p>
          </table:table-cell>
          <table:table-cell office:value-type="float" office:value="0.96199999999999997" table:style-name="ce14">
            <text:p>1.0</text:p>
          </table:table-cell>
          <table:table-cell office:value-type="float" office:value="4259.9979999999996" table:style-name="ce14">
            <text:p>4,26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4</text:p>
          </table:table-cell>
          <table:table-cell office:value-type="float" office:value="164.601" table:style-name="ce14">
            <text:p>164.6</text:p>
          </table:table-cell>
          <table:table-cell office:value-type="float" office:value="362.36500000000001" table:style-name="ce14">
            <text:p>362.4</text:p>
          </table:table-cell>
          <table:table-cell office:value-type="float" office:value="304.77100000000002" table:style-name="ce14">
            <text:p>304.8</text:p>
          </table:table-cell>
          <table:table-cell office:value-type="float" office:value="355.17099999999999" table:style-name="ce14">
            <text:p>355.2</text:p>
          </table:table-cell>
          <table:table-cell office:value-type="float" office:value="450.86799999999999" table:style-name="ce14">
            <text:p>450.9</text:p>
          </table:table-cell>
          <table:table-cell office:value-type="float" office:value="431.66899999999998" table:style-name="ce14">
            <text:p>431.7</text:p>
          </table:table-cell>
          <table:table-cell office:value-type="float" office:value="213.09200000000001" table:style-name="ce14">
            <text:p>213.1</text:p>
          </table:table-cell>
          <table:table-cell office:value-type="float" office:value="698.654" table:style-name="ce14">
            <text:p>698.7</text:p>
          </table:table-cell>
          <table:table-cell office:value-type="float" office:value="540.78700000000003" table:style-name="ce14">
            <text:p>540.8</text:p>
          </table:table-cell>
          <table:table-cell office:value-type="float" office:value="3521.9780000000001" table:style-name="ce14">
            <text:p>3,522.0</text:p>
          </table:table-cell>
          <table:table-cell office:value-type="float" office:value="221.77699999999999" table:style-name="ce14">
            <text:p>221.8</text:p>
          </table:table-cell>
          <table:table-cell office:value-type="float" office:value="307.56700000000001" table:style-name="ce14">
            <text:p>307.6</text:p>
          </table:table-cell>
          <table:table-cell office:value-type="float" office:value="71.245999999999995" table:style-name="ce14">
            <text:p>71.2</text:p>
          </table:table-cell>
          <table:table-cell office:value-type="float" office:value="0.68700000000000006" table:style-name="ce14">
            <text:p>0.7</text:p>
          </table:table-cell>
          <table:table-cell office:value-type="float" office:value="4123.2550000000001" table:style-name="ce14">
            <text:p>4,123.3</text:p>
          </table:table-cell>
          <table:table-cell office:value-type="float" office:value="122.10899999999999" table:style-name="ce14">
            <text:p>122.1</text:p>
          </table:table-cell>
          <table:table-cell office:value-type="float" office:value="0.98399999999999999" table:style-name="ce14">
            <text:p>1.0</text:p>
          </table:table-cell>
          <table:table-cell office:value-type="float" office:value="4246.348" table:style-name="ce14">
            <text:p>4,246.3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20 Q1</text:p>
          </table:table-cell>
          <table:table-cell office:value-type="float" office:value="163.60599999999999" table:style-name="ce14">
            <text:p>163.6</text:p>
          </table:table-cell>
          <table:table-cell office:value-type="float" office:value="359.61799999999999" table:style-name="ce14">
            <text:p>359.6</text:p>
          </table:table-cell>
          <table:table-cell office:value-type="float" office:value="303.22699999999998" table:style-name="ce14">
            <text:p>303.2</text:p>
          </table:table-cell>
          <table:table-cell office:value-type="float" office:value="352.73700000000002" table:style-name="ce14">
            <text:p>352.7</text:p>
          </table:table-cell>
          <table:table-cell office:value-type="float" office:value="450.733" table:style-name="ce14">
            <text:p>450.7</text:p>
          </table:table-cell>
          <table:table-cell office:value-type="float" office:value="429.85300000000001" table:style-name="ce14">
            <text:p>429.9</text:p>
          </table:table-cell>
          <table:table-cell office:value-type="float" office:value="210.143" table:style-name="ce14">
            <text:p>210.1</text:p>
          </table:table-cell>
          <table:table-cell office:value-type="float" office:value="695.721" table:style-name="ce14">
            <text:p>695.7</text:p>
          </table:table-cell>
          <table:table-cell office:value-type="float" office:value="538.86599999999999" table:style-name="ce14">
            <text:p>538.9</text:p>
          </table:table-cell>
          <table:table-cell office:value-type="float" office:value="3504.5039999999999" table:style-name="ce14">
            <text:p>3,504.5</text:p>
          </table:table-cell>
          <table:table-cell office:value-type="float" office:value="220.595" table:style-name="ce14">
            <text:p>220.6</text:p>
          </table:table-cell>
          <table:table-cell office:value-type="float" office:value="306.40300000000002" table:style-name="ce14">
            <text:p>306.4</text:p>
          </table:table-cell>
          <table:table-cell office:value-type="float" office:value="46.978000000000002" table:style-name="ce14">
            <text:p>47.0</text:p>
          </table:table-cell>
          <table:table-cell office:value-type="float" office:value="0.68" table:style-name="ce14">
            <text:p>0.7</text:p>
          </table:table-cell>
          <table:table-cell office:value-type="float" office:value="4079.16" table:style-name="ce14">
            <text:p>4,079.2</text:p>
          </table:table-cell>
          <table:table-cell office:value-type="float" office:value="121.878" table:style-name="ce14">
            <text:p>121.9</text:p>
          </table:table-cell>
          <table:table-cell office:value-type="float" office:value="0.61699999999999999" table:style-name="ce14">
            <text:p>0.6</text:p>
          </table:table-cell>
          <table:table-cell office:value-type="float" office:value="4201.6549999999997" table:style-name="ce14">
            <text:p>4,201.7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2</text:p>
          </table:table-cell>
          <table:table-cell office:value-type="float" office:value="161.01400000000001" table:style-name="ce14">
            <text:p>161.0</text:p>
          </table:table-cell>
          <table:table-cell office:value-type="float" office:value="360.11900000000003" table:style-name="ce14">
            <text:p>360.1</text:p>
          </table:table-cell>
          <table:table-cell office:value-type="float" office:value="304.887" table:style-name="ce14">
            <text:p>304.9</text:p>
          </table:table-cell>
          <table:table-cell office:value-type="float" office:value="352.274" table:style-name="ce14">
            <text:p>352.3</text:p>
          </table:table-cell>
          <table:table-cell office:value-type="float" office:value="457.56299999999999" table:style-name="ce14">
            <text:p>457.6</text:p>
          </table:table-cell>
          <table:table-cell office:value-type="float" office:value="430.48" table:style-name="ce14">
            <text:p>430.5</text:p>
          </table:table-cell>
          <table:table-cell office:value-type="float" office:value="207.72" table:style-name="ce14">
            <text:p>207.7</text:p>
          </table:table-cell>
          <table:table-cell office:value-type="float" office:value="696.89800000000002" table:style-name="ce14">
            <text:p>696.9</text:p>
          </table:table-cell>
          <table:table-cell office:value-type="float" office:value="530.88499999999999" table:style-name="ce14">
            <text:p>530.9</text:p>
          </table:table-cell>
          <table:table-cell office:value-type="float" office:value="3501.84" table:style-name="ce14">
            <text:p>3,501.8</text:p>
          </table:table-cell>
          <table:table-cell office:value-type="float" office:value="219.78399999999999" table:style-name="ce14">
            <text:p>219.8</text:p>
          </table:table-cell>
          <table:table-cell office:value-type="float" office:value="303.45999999999998" table:style-name="ce14">
            <text:p>303.5</text:p>
          </table:table-cell>
          <table:table-cell office:value-type="float" office:value="72.165999999999997" table:style-name="ce14">
            <text:p>72.2</text:p>
          </table:table-cell>
          <table:table-cell office:value-type="float" office:value="0.67800000000000005" table:style-name="ce14">
            <text:p>0.7</text:p>
          </table:table-cell>
          <table:table-cell office:value-type="float" office:value="4097.9279999999999" table:style-name="ce14">
            <text:p>4,097.9</text:p>
          </table:table-cell>
          <table:table-cell office:value-type="float" office:value="121.98399999999999" table:style-name="ce14">
            <text:p>122.0</text:p>
          </table:table-cell>
          <table:table-cell office:value-type="float" office:value="0.89300000000000002" table:style-name="ce14">
            <text:p>0.9</text:p>
          </table:table-cell>
          <table:table-cell office:value-type="float" office:value="4220.8050000000003" table:style-name="ce14">
            <text:p>4,220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3</text:p>
          </table:table-cell>
          <table:table-cell office:value-type="float" office:value="166.364" table:style-name="ce14">
            <text:p>166.4</text:p>
          </table:table-cell>
          <table:table-cell office:value-type="float" office:value="449.04199999999997" table:style-name="ce14">
            <text:p>449.0</text:p>
          </table:table-cell>
          <table:table-cell office:value-type="float" office:value="313.79599999999999" table:style-name="ce14">
            <text:p>313.8</text:p>
          </table:table-cell>
          <table:table-cell office:value-type="float" office:value="363.79300000000001" table:style-name="ce14">
            <text:p>363.8</text:p>
          </table:table-cell>
          <table:table-cell office:value-type="float" office:value="395.613" table:style-name="ce14">
            <text:p>395.6</text:p>
          </table:table-cell>
          <table:table-cell office:value-type="float" office:value="441.37400000000002" table:style-name="ce14">
            <text:p>441.4</text:p>
          </table:table-cell>
          <table:table-cell office:value-type="float" office:value="210.911" table:style-name="ce14">
            <text:p>210.9</text:p>
          </table:table-cell>
          <table:table-cell office:value-type="float" office:value="713.76400000000001" table:style-name="ce14">
            <text:p>713.8</text:p>
          </table:table-cell>
          <table:table-cell office:value-type="float" office:value="546.16800000000001" table:style-name="ce14">
            <text:p>546.2</text:p>
          </table:table-cell>
          <table:table-cell office:value-type="float" office:value="3600.8249999999998" table:style-name="ce14">
            <text:p>3,600.8</text:p>
          </table:table-cell>
          <table:table-cell office:value-type="float" office:value="228.416" table:style-name="ce14">
            <text:p>228.4</text:p>
          </table:table-cell>
          <table:table-cell office:value-type="float" office:value="314.99400000000003" table:style-name="ce14">
            <text:p>315.0</text:p>
          </table:table-cell>
          <table:table-cell office:value-type="float" office:value="70.343999999999994" table:style-name="ce14">
            <text:p>70.3</text:p>
          </table:table-cell>
          <table:table-cell office:value-type="float" office:value="0.77700000000000002" table:style-name="ce14">
            <text:p>0.8</text:p>
          </table:table-cell>
          <table:table-cell office:value-type="float" office:value="4215.3559999999998" table:style-name="ce14">
            <text:p>4,215.4</text:p>
          </table:table-cell>
          <table:table-cell office:value-type="float" office:value="126.105" table:style-name="ce14">
            <text:p>126.1</text:p>
          </table:table-cell>
          <table:table-cell office:value-type="float" office:value="1.0489999999999999" table:style-name="ce14">
            <text:p>1.0</text:p>
          </table:table-cell>
          <table:table-cell office:value-type="float" office:value="4342.51" table:style-name="ce14">
            <text:p>4,342.5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4</text:p>
          </table:table-cell>
          <table:table-cell office:value-type="float" office:value="167.73400000000001" table:style-name="ce14">
            <text:p>167.7</text:p>
          </table:table-cell>
          <table:table-cell office:value-type="float" office:value="446.61700000000002" table:style-name="ce14">
            <text:p>446.6</text:p>
          </table:table-cell>
          <table:table-cell office:value-type="float" office:value="313.77300000000002" table:style-name="ce14">
            <text:p>313.8</text:p>
          </table:table-cell>
          <table:table-cell office:value-type="float" office:value="364.43799999999999" table:style-name="ce14">
            <text:p>364.4</text:p>
          </table:table-cell>
          <table:table-cell office:value-type="float" office:value="394.19799999999998" table:style-name="ce14">
            <text:p>394.2</text:p>
          </table:table-cell>
          <table:table-cell office:value-type="float" office:value="441.79399999999998" table:style-name="ce14">
            <text:p>441.8</text:p>
          </table:table-cell>
          <table:table-cell office:value-type="float" office:value="209.351" table:style-name="ce14">
            <text:p>209.4</text:p>
          </table:table-cell>
          <table:table-cell office:value-type="float" office:value="717.68200000000002" table:style-name="ce14">
            <text:p>717.7</text:p>
          </table:table-cell>
          <table:table-cell office:value-type="float" office:value="545.49900000000002" table:style-name="ce14">
            <text:p>545.5</text:p>
          </table:table-cell>
          <table:table-cell office:value-type="float" office:value="3601.0859999999998" table:style-name="ce14">
            <text:p>3,601.1</text:p>
          </table:table-cell>
          <table:table-cell office:value-type="float" office:value="229.64" table:style-name="ce14">
            <text:p>229.6</text:p>
          </table:table-cell>
          <table:table-cell office:value-type="float" office:value="315.63900000000001" table:style-name="ce14">
            <text:p>315.6</text:p>
          </table:table-cell>
          <table:table-cell office:value-type="float" office:value="73.298000000000002" table:style-name="ce14">
            <text:p>73.3</text:p>
          </table:table-cell>
          <table:table-cell office:value-type="float" office:value="0.71299999999999997" table:style-name="ce14">
            <text:p>0.7</text:p>
          </table:table-cell>
          <table:table-cell office:value-type="float" office:value="4220.3760000000002" table:style-name="ce14">
            <text:p>4,220.4</text:p>
          </table:table-cell>
          <table:table-cell office:value-type="float" office:value="127.032" table:style-name="ce14">
            <text:p>127.0</text:p>
          </table:table-cell>
          <table:table-cell office:value-type="float" office:value="0.97399999999999998" table:style-name="ce14">
            <text:p>1.0</text:p>
          </table:table-cell>
          <table:table-cell office:value-type="float" office:value="4348.3819999999996" table:style-name="ce14">
            <text:p>4,348.4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21 Q1</text:p>
          </table:table-cell>
          <table:table-cell office:value-type="float" office:value="169.571" table:style-name="ce14">
            <text:p>169.6</text:p>
          </table:table-cell>
          <table:table-cell office:value-type="float" office:value="449.67599999999999" table:style-name="ce14">
            <text:p>449.7</text:p>
          </table:table-cell>
          <table:table-cell office:value-type="float" office:value="317.14" table:style-name="ce14">
            <text:p>317.1</text:p>
          </table:table-cell>
          <table:table-cell office:value-type="float" office:value="368.774" table:style-name="ce14">
            <text:p>368.8</text:p>
          </table:table-cell>
          <table:table-cell office:value-type="float" office:value="397.19" table:style-name="ce14">
            <text:p>397.2</text:p>
          </table:table-cell>
          <table:table-cell office:value-type="float" office:value="446.04700000000003" table:style-name="ce14">
            <text:p>446.0</text:p>
          </table:table-cell>
          <table:table-cell office:value-type="float" office:value="209.255" table:style-name="ce14">
            <text:p>209.3</text:p>
          </table:table-cell>
          <table:table-cell office:value-type="float" office:value="726.85400000000004" table:style-name="ce14">
            <text:p>726.9</text:p>
          </table:table-cell>
          <table:table-cell office:value-type="float" office:value="552.94000000000005" table:style-name="ce14">
            <text:p>552.9</text:p>
          </table:table-cell>
          <table:table-cell office:value-type="float" office:value="3637.4470000000001" table:style-name="ce14">
            <text:p>3,637.4</text:p>
          </table:table-cell>
          <table:table-cell office:value-type="float" office:value="232.41200000000001" table:style-name="ce14">
            <text:p>232.4</text:p>
          </table:table-cell>
          <table:table-cell office:value-type="float" office:value="318.46899999999999" table:style-name="ce14">
            <text:p>318.5</text:p>
          </table:table-cell>
          <table:table-cell office:value-type="float" office:value="74.784000000000006" table:style-name="ce14">
            <text:p>74.8</text:p>
          </table:table-cell>
          <table:table-cell office:value-type="float" office:value="0.69599999999999995" table:style-name="ce14">
            <text:p>0.7</text:p>
          </table:table-cell>
          <table:table-cell office:value-type="float" office:value="4263.808" table:style-name="ce14">
            <text:p>4,263.8</text:p>
          </table:table-cell>
          <table:table-cell office:value-type="float" office:value="129.506" table:style-name="ce14">
            <text:p>129.5</text:p>
          </table:table-cell>
          <table:table-cell office:value-type="float" office:value="0.98" table:style-name="ce14">
            <text:p>1.0</text:p>
          </table:table-cell>
          <table:table-cell office:value-type="float" office:value="4394.2939999999999" table:style-name="ce14">
            <text:p>4,394.3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1 Q2</text:p>
          </table:table-cell>
          <table:table-cell office:value-type="float" office:value="175.66200000000001" table:style-name="ce14">
            <text:p>175.7</text:p>
          </table:table-cell>
          <table:table-cell office:value-type="float" office:value="457.24299999999999" table:style-name="ce14">
            <text:p>457.2</text:p>
          </table:table-cell>
          <table:table-cell office:value-type="float" office:value="325.173" table:style-name="ce14">
            <text:p>325.2</text:p>
          </table:table-cell>
          <table:table-cell office:value-type="float" office:value="378.48500000000001" table:style-name="ce14">
            <text:p>378.5</text:p>
          </table:table-cell>
          <table:table-cell office:value-type="float" office:value="407.8" table:style-name="ce14">
            <text:p>407.8</text:p>
          </table:table-cell>
          <table:table-cell office:value-type="float" office:value="457.77699999999999" table:style-name="ce14">
            <text:p>457.8</text:p>
          </table:table-cell>
          <table:table-cell office:value-type="float" office:value="210.41800000000001" table:style-name="ce14">
            <text:p>210.4</text:p>
          </table:table-cell>
          <table:table-cell office:value-type="float" office:value="744.56600000000003" table:style-name="ce14">
            <text:p>744.6</text:p>
          </table:table-cell>
          <table:table-cell office:value-type="float" office:value="571.24400000000003" table:style-name="ce14">
            <text:p>571.2</text:p>
          </table:table-cell>
          <table:table-cell office:value-type="float" office:value="3728.3679999999999" table:style-name="ce14">
            <text:p>3,728.4</text:p>
          </table:table-cell>
          <table:table-cell office:value-type="float" office:value="240.94" table:style-name="ce14">
            <text:p>240.9</text:p>
          </table:table-cell>
          <table:table-cell office:value-type="float" office:value="327.05799999999999" table:style-name="ce14">
            <text:p>327.1</text:p>
          </table:table-cell>
          <table:table-cell office:value-type="float" office:value="74.183000000000007" table:style-name="ce14">
            <text:p>74.2</text:p>
          </table:table-cell>
          <table:table-cell office:value-type="float" office:value="0.68700000000000006" table:style-name="ce14">
            <text:p>0.7</text:p>
          </table:table-cell>
          <table:table-cell office:value-type="float" office:value="4371.2359999999999" table:style-name="ce14">
            <text:p>4,371.2</text:p>
          </table:table-cell>
          <table:table-cell office:value-type="float" office:value="133.51499999999999" table:style-name="ce14">
            <text:p>133.5</text:p>
          </table:table-cell>
          <table:table-cell office:value-type="float" office:value="0.93400000000000005" table:style-name="ce14">
            <text:p>0.9</text:p>
          </table:table-cell>
          <table:table-cell office:value-type="float" office:value="4505.6850000000004" table:style-name="ce14">
            <text:p>4,505.7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5">
            <text:p>2021 Q3</text:p>
          </table:table-cell>
          <table:table-cell office:value-type="float" office:value="176.42099999999999" table:style-name="ce16">
            <text:p>176.4</text:p>
          </table:table-cell>
          <table:table-cell office:value-type="float" office:value="458.387" table:style-name="ce16">
            <text:p>458.4</text:p>
          </table:table-cell>
          <table:table-cell office:value-type="float" office:value="327.36399999999998" table:style-name="ce16">
            <text:p>327.4</text:p>
          </table:table-cell>
          <table:table-cell office:value-type="float" office:value="379.435" table:style-name="ce16">
            <text:p>379.4</text:p>
          </table:table-cell>
          <table:table-cell office:value-type="float" office:value="409.91699999999997" table:style-name="ce16">
            <text:p>409.9</text:p>
          </table:table-cell>
          <table:table-cell office:value-type="float" office:value="461.07799999999997" table:style-name="ce16">
            <text:p>461.1</text:p>
          </table:table-cell>
          <table:table-cell office:value-type="float" office:value="207.6" table:style-name="ce16">
            <text:p>207.6</text:p>
          </table:table-cell>
          <table:table-cell office:value-type="float" office:value="752.43600000000004" table:style-name="ce16">
            <text:p>752.4</text:p>
          </table:table-cell>
          <table:table-cell office:value-type="float" office:value="576.13800000000003" table:style-name="ce16">
            <text:p>576.1</text:p>
          </table:table-cell>
          <table:table-cell office:value-type="float" office:value="3748.7759999999998" table:style-name="ce16">
            <text:p>3,748.8</text:p>
          </table:table-cell>
          <table:table-cell office:value-type="float" office:value="243.14" table:style-name="ce16">
            <text:p>243.1</text:p>
          </table:table-cell>
          <table:table-cell office:value-type="float" office:value="330.03300000000002" table:style-name="ce16">
            <text:p>330.0</text:p>
          </table:table-cell>
          <table:table-cell office:value-type="float" office:value="77.206999999999994" table:style-name="ce16">
            <text:p>77.2</text:p>
          </table:table-cell>
          <table:table-cell office:value-type="float" office:value="0.70399999999999996" table:style-name="ce16">
            <text:p>0.7</text:p>
          </table:table-cell>
          <table:table-cell office:value-type="float" office:value="4399.8599999999997" table:style-name="ce16">
            <text:p>4,399.9</text:p>
          </table:table-cell>
          <table:table-cell office:value-type="float" office:value="134.09" table:style-name="ce16">
            <text:p>134.1</text:p>
          </table:table-cell>
          <table:table-cell office:value-type="float" office:value="1.028" table:style-name="ce16">
            <text:p>1.0</text:p>
          </table:table-cell>
          <table:table-cell office:value-type="float" office:value="4534.9780000000001" table:style-name="ce16">
            <text:p>4,535.0</text:p>
          </table:table-cell>
          <table:table-cell table:number-columns-repeated="16365" table:style-name="ce10"/>
        </table:table-row>
        <table:table-row table:style-name="ro1">
          <table:table-cell table:style-name="ce17"/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1. Refers to vehicles that are between keepers with the previous keeper based in Great Britain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2. Refers to vehicles where GB region is unknown due to incomplete postcode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3. Refers to vehicles that are between keepers with the previous keeper based in Northern Ireland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1">
          <table:table-cell table:style-name="ce17"/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13">
            <text:p>Telephone: 020 7944 3077</text:p>
          </table:table-cell>
          <table:table-cell table:number-columns-repeated="15" table:style-name="ce2"/>
          <table:table-cell table:style-name="ce9"/>
          <table:table-cell table:style-name="ce2"/>
          <table:table-cell office:value-type="string" table:style-name="ce9">
            <text:p>Source: DVLA/DfT</text:p>
          </table:table-cell>
          <table:table-cell table:number-columns-repeated="16365" table:style-name="ce3"/>
        </table:table-row>
        <table:table-row table:style-name="ro1">
          <table:table-cell office:value-type="string" table:style-name="ce21">
            <text:p>Email:<text:s/><text:span text:style-name="T2">vehicles.stats@dft.gov.uk</text:span></text:p>
          </table:table-cell>
          <table:table-cell table:number-columns-repeated="15" table:style-name="ce2"/>
          <table:table-cell table:style-name="ce9"/>
          <table:table-cell table:style-name="ce2"/>
          <table:table-cell office:value-type="string" table:style-name="ce9">
            <text:p>Last updated: 13 January 2022</text:p>
          </table:table-cell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22">
            <text:p><text:a xlink:href="https://www.gov.uk/government/publications/vehicles-statistics-guidance"><text:span text:style-name="T1">Notes &amp; definitions:<text:s/></text:span>https://www.gov.uk/government/publications/vehicles-statistics-guidance</text:a></text:p>
          </table:table-cell>
          <table:covered-table-cell table:number-columns-repeated="7"/>
          <table:table-cell table:number-columns-repeated="8" table:style-name="ce2"/>
          <table:table-cell table:style-name="ce9"/>
          <table:table-cell table:style-name="ce2"/>
          <table:table-cell office:value-type="string" table:style-name="ce9">
            <text:p>Next update: April 2022</text:p>
          </table:table-cell>
          <table:table-cell table:number-columns-repeated="16365" table:style-name="ce3"/>
        </table:table-row>
        <table:table-row table:number-rows-repeated="1048494" table:style-name="ro2">
          <table:table-cell table:number-columns-repeated="16384"/>
        </table:table-row>
        <table:named-expressions>
          <table:named-range table:name="Print_Area" table:cell-range-address="VEH0104d_LGVs.$A$1:VEH0104d_LGVs.$S$82" table:base-cell-address="VEH0104d_LGVs.$A$1"/>
          <table:named-range table:name="Print_Titles" table:cell-range-address="VEH0104d_LGVs.$A$1:VEH0104d_LGVs.$XFD$7" table:base-cell-address="VEH0104d_LGVs.$A$1"/>
        </table:named-expressions>
      </table:table>
      <table:table table:name="VEH0104e_HGVs" table:style-name="ta1">
        <table:table-column table:style-name="co1" table:default-cell-style-name="ce13"/>
        <table:table-column table:style-name="co2" table:number-columns-repeated="12" table:default-cell-style-name="ce2"/>
        <table:table-column table:style-name="co3" table:number-columns-repeated="2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16365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://www.dft.gov.uk/statistics/series/vehicle-licensing/">Vehicle Licensing Statistics (<text:span text:style-name="T2">https://www.gov.uk/government/collections/vehicles-statistics</text:span>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e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7">
            <text:p>Licensed heavy goods vehicles at the end of the quarter by region, Great Britain from 1994 Q4; also United Kingdom from 2014 Q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7" table:style-name="ce2"/>
          <table:table-cell office:value-type="string" table:style-name="ce9">
            <text:p>Thousand</text:p>
          </table:table-cell>
          <table:table-cell table:number-columns-repeated="16365" table:style-name="ce10"/>
        </table:table-row>
        <table:table-row table:style-name="ro3">
          <table:table-cell office:value-type="string" table:style-name="ce11">
            <text:p>Year</text:p>
          </table:table-cell>
          <table:table-cell office:value-type="string" table:style-name="ce12">
            <text:p>North East</text:p>
          </table:table-cell>
          <table:table-cell office:value-type="string" table:style-name="ce12">
            <text:p>North West</text:p>
          </table:table-cell>
          <table:table-cell office:value-type="string" table:style-name="ce12">
            <text:p>Yorkshire and The Humber</text:p>
          </table:table-cell>
          <table:table-cell office:value-type="string" table:style-name="ce12">
            <text:p>East Midlands</text:p>
          </table:table-cell>
          <table:table-cell office:value-type="string" table:style-name="ce12">
            <text:p>West Midlands</text:p>
          </table:table-cell>
          <table:table-cell office:value-type="string" table:style-name="ce12">
            <text:p>East</text:p>
          </table:table-cell>
          <table:table-cell office:value-type="string" table:style-name="ce12">
            <text:p>London</text:p>
          </table:table-cell>
          <table:table-cell office:value-type="string" table:style-name="ce12">
            <text:p>South East</text:p>
          </table:table-cell>
          <table:table-cell office:value-type="string" table:style-name="ce12">
            <text:p>South West</text:p>
          </table:table-cell>
          <table:table-cell office:value-type="string" table:style-name="ce12">
            <text:p>England</text:p>
          </table:table-cell>
          <table:table-cell office:value-type="string" table:style-name="ce12">
            <text:p>Wales</text:p>
          </table:table-cell>
          <table:table-cell office:value-type="string" table:style-name="ce12">
            <text:p>Scotland</text:p>
          </table:table-cell>
          <table:table-cell office:value-type="string" table:style-name="ce12">
            <text:p>Between Keepers: previously GB<text:s/><text:span text:style-name="T3">1</text:span></text:p>
          </table:table-cell>
          <table:table-cell office:value-type="string" table:style-name="ce12">
            <text:p>Region unknown, previously GB<text:s/><text:span text:style-name="T3">2</text:span></text:p>
          </table:table-cell>
          <table:table-cell office:value-type="string" table:style-name="ce12">
            <text:p>Great Britain</text:p>
          </table:table-cell>
          <table:table-cell office:value-type="string" table:style-name="ce12">
            <text:p>Northern Ireland</text:p>
          </table:table-cell>
          <table:table-cell office:value-type="string" table:style-name="ce12">
            <text:p>Between Keepers: previously NI<text:s/><text:span text:style-name="T3">3</text:span></text:p>
          </table:table-cell>
          <table:table-cell office:value-type="string" table:style-name="ce12">
            <text:p>United Kingdom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4 Q4</text:p>
          </table:table-cell>
          <table:table-cell office:value-type="float" office:value="13.747999999999999" table:style-name="ce14">
            <text:p>13.7</text:p>
          </table:table-cell>
          <table:table-cell office:value-type="float" office:value="54.03" table:style-name="ce14">
            <text:p>54.0</text:p>
          </table:table-cell>
          <table:table-cell office:value-type="float" office:value="42.11" table:style-name="ce14">
            <text:p>42.1</text:p>
          </table:table-cell>
          <table:table-cell office:value-type="float" office:value="35.518999999999998" table:style-name="ce14">
            <text:p>35.5</text:p>
          </table:table-cell>
          <table:table-cell office:value-type="float" office:value="49.686999999999998" table:style-name="ce14">
            <text:p>49.7</text:p>
          </table:table-cell>
          <table:table-cell office:value-type="float" office:value="42.914000000000001" table:style-name="ce14">
            <text:p>42.9</text:p>
          </table:table-cell>
          <table:table-cell office:value-type="float" office:value="33.692999999999998" table:style-name="ce14">
            <text:p>33.7</text:p>
          </table:table-cell>
          <table:table-cell office:value-type="float" office:value="49.609000000000002" table:style-name="ce14">
            <text:p>49.6</text:p>
          </table:table-cell>
          <table:table-cell office:value-type="float" office:value="35.588999999999999" table:style-name="ce14">
            <text:p>35.6</text:p>
          </table:table-cell>
          <table:table-cell office:value-type="float" office:value="356.899" table:style-name="ce14">
            <text:p>356.9</text:p>
          </table:table-cell>
          <table:table-cell office:value-type="float" office:value="18.431000000000001" table:style-name="ce14">
            <text:p>18.4</text:p>
          </table:table-cell>
          <table:table-cell office:value-type="float" office:value="31.681000000000001" table:style-name="ce14">
            <text:p>31.7</text:p>
          </table:table-cell>
          <table:table-cell office:value-type="float" office:value="6.859" table:style-name="ce14">
            <text:p>6.9</text:p>
          </table:table-cell>
          <table:table-cell office:value-type="float" office:value="7.0359999999999996" table:style-name="ce14">
            <text:p>7.0</text:p>
          </table:table-cell>
          <table:table-cell office:value-type="float" office:value="420.90600000000001" table:style-name="ce14">
            <text:p>420.9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5 Q4</text:p>
          </table:table-cell>
          <table:table-cell office:value-type="float" office:value="13.574999999999999" table:style-name="ce14">
            <text:p>13.6</text:p>
          </table:table-cell>
          <table:table-cell office:value-type="float" office:value="56.728999999999999" table:style-name="ce14">
            <text:p>56.7</text:p>
          </table:table-cell>
          <table:table-cell office:value-type="float" office:value="41.267000000000003" table:style-name="ce14">
            <text:p>41.3</text:p>
          </table:table-cell>
          <table:table-cell office:value-type="float" office:value="35.668999999999997" table:style-name="ce14">
            <text:p>35.7</text:p>
          </table:table-cell>
          <table:table-cell office:value-type="float" office:value="50.621000000000002" table:style-name="ce14">
            <text:p>50.6</text:p>
          </table:table-cell>
          <table:table-cell office:value-type="float" office:value="43.500999999999998" table:style-name="ce14">
            <text:p>43.5</text:p>
          </table:table-cell>
          <table:table-cell office:value-type="float" office:value="31.876999999999999" table:style-name="ce14">
            <text:p>31.9</text:p>
          </table:table-cell>
          <table:table-cell office:value-type="float" office:value="51.569000000000003" table:style-name="ce14">
            <text:p>51.6</text:p>
          </table:table-cell>
          <table:table-cell office:value-type="float" office:value="35.430999999999997" table:style-name="ce14">
            <text:p>35.4</text:p>
          </table:table-cell>
          <table:table-cell office:value-type="float" office:value="360.23899999999998" table:style-name="ce14">
            <text:p>360.2</text:p>
          </table:table-cell>
          <table:table-cell office:value-type="float" office:value="18.59" table:style-name="ce14">
            <text:p>18.6</text:p>
          </table:table-cell>
          <table:table-cell office:value-type="float" office:value="31.72" table:style-name="ce14">
            <text:p>31.7</text:p>
          </table:table-cell>
          <table:table-cell office:value-type="float" office:value="6.2279999999999998" table:style-name="ce14">
            <text:p>6.2</text:p>
          </table:table-cell>
          <table:table-cell office:value-type="float" office:value="6.0919999999999996" table:style-name="ce14">
            <text:p>6.1</text:p>
          </table:table-cell>
          <table:table-cell office:value-type="float" office:value="422.86900000000003" table:style-name="ce14">
            <text:p>422.9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1996 Q4</text:p>
          </table:table-cell>
          <table:table-cell office:value-type="float" office:value="13.657999999999999" table:style-name="ce14">
            <text:p>13.7</text:p>
          </table:table-cell>
          <table:table-cell office:value-type="float" office:value="59.421999999999997" table:style-name="ce14">
            <text:p>59.4</text:p>
          </table:table-cell>
          <table:table-cell office:value-type="float" office:value="41.551000000000002" table:style-name="ce14">
            <text:p>41.6</text:p>
          </table:table-cell>
          <table:table-cell office:value-type="float" office:value="36.762" table:style-name="ce14">
            <text:p>36.8</text:p>
          </table:table-cell>
          <table:table-cell office:value-type="float" office:value="51.103000000000002" table:style-name="ce14">
            <text:p>51.1</text:p>
          </table:table-cell>
          <table:table-cell office:value-type="float" office:value="45.183" table:style-name="ce14">
            <text:p>45.2</text:p>
          </table:table-cell>
          <table:table-cell office:value-type="float" office:value="31.893000000000001" table:style-name="ce14">
            <text:p>31.9</text:p>
          </table:table-cell>
          <table:table-cell office:value-type="float" office:value="52.295000000000002" table:style-name="ce14">
            <text:p>52.3</text:p>
          </table:table-cell>
          <table:table-cell office:value-type="float" office:value="35.683" table:style-name="ce14">
            <text:p>35.7</text:p>
          </table:table-cell>
          <table:table-cell office:value-type="float" office:value="367.55" table:style-name="ce14">
            <text:p>367.6</text:p>
          </table:table-cell>
          <table:table-cell office:value-type="float" office:value="18.766999999999999" table:style-name="ce14">
            <text:p>18.8</text:p>
          </table:table-cell>
          <table:table-cell office:value-type="float" office:value="32.43" table:style-name="ce14">
            <text:p>32.4</text:p>
          </table:table-cell>
          <table:table-cell office:value-type="float" office:value="5.8719999999999999" table:style-name="ce14">
            <text:p>5.9</text:p>
          </table:table-cell>
          <table:table-cell office:value-type="float" office:value="5.2830000000000004" table:style-name="ce14">
            <text:p>5.3</text:p>
          </table:table-cell>
          <table:table-cell office:value-type="float" office:value="429.90199999999999" table:style-name="ce14">
            <text:p>429.9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7 Q4</text:p>
          </table:table-cell>
          <table:table-cell office:value-type="float" office:value="13.738" table:style-name="ce14">
            <text:p>13.7</text:p>
          </table:table-cell>
          <table:table-cell office:value-type="float" office:value="63.253999999999998" table:style-name="ce14">
            <text:p>63.3</text:p>
          </table:table-cell>
          <table:table-cell office:value-type="float" office:value="40.590000000000003" table:style-name="ce14">
            <text:p>40.6</text:p>
          </table:table-cell>
          <table:table-cell office:value-type="float" office:value="37.970999999999997" table:style-name="ce14">
            <text:p>38.0</text:p>
          </table:table-cell>
          <table:table-cell office:value-type="float" office:value="51.603000000000002" table:style-name="ce14">
            <text:p>51.6</text:p>
          </table:table-cell>
          <table:table-cell office:value-type="float" office:value="46.084000000000003" table:style-name="ce14">
            <text:p>46.1</text:p>
          </table:table-cell>
          <table:table-cell office:value-type="float" office:value="32.119999999999997" table:style-name="ce14">
            <text:p>32.1</text:p>
          </table:table-cell>
          <table:table-cell office:value-type="float" office:value="54.220999999999997" table:style-name="ce14">
            <text:p>54.2</text:p>
          </table:table-cell>
          <table:table-cell office:value-type="float" office:value="36.292000000000002" table:style-name="ce14">
            <text:p>36.3</text:p>
          </table:table-cell>
          <table:table-cell office:value-type="float" office:value="375.87299999999999" table:style-name="ce14">
            <text:p>375.9</text:p>
          </table:table-cell>
          <table:table-cell office:value-type="float" office:value="18.789000000000001" table:style-name="ce14">
            <text:p>18.8</text:p>
          </table:table-cell>
          <table:table-cell office:value-type="float" office:value="31.225999999999999" table:style-name="ce14">
            <text:p>31.2</text:p>
          </table:table-cell>
          <table:table-cell office:value-type="float" office:value="5.5910000000000002" table:style-name="ce14">
            <text:p>5.6</text:p>
          </table:table-cell>
          <table:table-cell office:value-type="float" office:value="4.5199999999999996" table:style-name="ce14">
            <text:p>4.5</text:p>
          </table:table-cell>
          <table:table-cell office:value-type="float" office:value="435.99900000000002" table:style-name="ce14">
            <text:p>436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8 Q4</text:p>
          </table:table-cell>
          <table:table-cell office:value-type="float" office:value="13.95" table:style-name="ce14">
            <text:p>14.0</text:p>
          </table:table-cell>
          <table:table-cell office:value-type="float" office:value="63.767000000000003" table:style-name="ce14">
            <text:p>63.8</text:p>
          </table:table-cell>
          <table:table-cell office:value-type="float" office:value="40.253999999999998" table:style-name="ce14">
            <text:p>40.3</text:p>
          </table:table-cell>
          <table:table-cell office:value-type="float" office:value="41.265000000000001" table:style-name="ce14">
            <text:p>41.3</text:p>
          </table:table-cell>
          <table:table-cell office:value-type="float" office:value="53.875" table:style-name="ce14">
            <text:p>53.9</text:p>
          </table:table-cell>
          <table:table-cell office:value-type="float" office:value="46.83" table:style-name="ce14">
            <text:p>46.8</text:p>
          </table:table-cell>
          <table:table-cell office:value-type="float" office:value="31.32" table:style-name="ce14">
            <text:p>31.3</text:p>
          </table:table-cell>
          <table:table-cell office:value-type="float" office:value="54.744999999999997" table:style-name="ce14">
            <text:p>54.7</text:p>
          </table:table-cell>
          <table:table-cell office:value-type="float" office:value="36.932000000000002" table:style-name="ce14">
            <text:p>36.9</text:p>
          </table:table-cell>
          <table:table-cell office:value-type="float" office:value="382.93799999999999" table:style-name="ce14">
            <text:p>382.9</text:p>
          </table:table-cell>
          <table:table-cell office:value-type="float" office:value="18.417000000000002" table:style-name="ce14">
            <text:p>18.4</text:p>
          </table:table-cell>
          <table:table-cell office:value-type="float" office:value="31.076000000000001" table:style-name="ce14">
            <text:p>31.1</text:p>
          </table:table-cell>
          <table:table-cell office:value-type="float" office:value="4.2460000000000004" table:style-name="ce14">
            <text:p>4.2</text:p>
          </table:table-cell>
          <table:table-cell office:value-type="float" office:value="4.1470000000000002" table:style-name="ce14">
            <text:p>4.1</text:p>
          </table:table-cell>
          <table:table-cell office:value-type="float" office:value="440.82400000000001" table:style-name="ce14">
            <text:p>440.8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9 Q4</text:p>
          </table:table-cell>
          <table:table-cell office:value-type="float" office:value="14.563000000000001" table:style-name="ce14">
            <text:p>14.6</text:p>
          </table:table-cell>
          <table:table-cell office:value-type="float" office:value="64.236000000000004" table:style-name="ce14">
            <text:p>64.2</text:p>
          </table:table-cell>
          <table:table-cell office:value-type="float" office:value="41.625999999999998" table:style-name="ce14">
            <text:p>41.6</text:p>
          </table:table-cell>
          <table:table-cell office:value-type="float" office:value="43.021000000000001" table:style-name="ce14">
            <text:p>43.0</text:p>
          </table:table-cell>
          <table:table-cell office:value-type="float" office:value="56.344000000000001" table:style-name="ce14">
            <text:p>56.3</text:p>
          </table:table-cell>
          <table:table-cell office:value-type="float" office:value="50.649000000000001" table:style-name="ce14">
            <text:p>50.6</text:p>
          </table:table-cell>
          <table:table-cell office:value-type="float" office:value="31.358000000000001" table:style-name="ce14">
            <text:p>31.4</text:p>
          </table:table-cell>
          <table:table-cell office:value-type="float" office:value="58.540999999999997" table:style-name="ce14">
            <text:p>58.5</text:p>
          </table:table-cell>
          <table:table-cell office:value-type="float" office:value="37.262999999999998" table:style-name="ce14">
            <text:p>37.3</text:p>
          </table:table-cell>
          <table:table-cell office:value-type="float" office:value="397.601" table:style-name="ce14">
            <text:p>397.6</text:p>
          </table:table-cell>
          <table:table-cell office:value-type="float" office:value="18.946000000000002" table:style-name="ce14">
            <text:p>18.9</text:p>
          </table:table-cell>
          <table:table-cell office:value-type="float" office:value="32.018000000000001" table:style-name="ce14">
            <text:p>32.0</text:p>
          </table:table-cell>
          <table:table-cell office:value-type="float" office:value="7.008" table:style-name="ce14">
            <text:p>7.0</text:p>
          </table:table-cell>
          <table:table-cell office:value-type="float" office:value="3.6110000000000002" table:style-name="ce14">
            <text:p>3.6</text:p>
          </table:table-cell>
          <table:table-cell office:value-type="float" office:value="459.18400000000003" table:style-name="ce14">
            <text:p>459.2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0 Q4</text:p>
          </table:table-cell>
          <table:table-cell office:value-type="float" office:value="15.337" table:style-name="ce14">
            <text:p>15.3</text:p>
          </table:table-cell>
          <table:table-cell office:value-type="float" office:value="65.998000000000005" table:style-name="ce14">
            <text:p>66.0</text:p>
          </table:table-cell>
          <table:table-cell office:value-type="float" office:value="43.146999999999998" table:style-name="ce14">
            <text:p>43.1</text:p>
          </table:table-cell>
          <table:table-cell office:value-type="float" office:value="44.01" table:style-name="ce14">
            <text:p>44.0</text:p>
          </table:table-cell>
          <table:table-cell office:value-type="float" office:value="57.372999999999998" table:style-name="ce14">
            <text:p>57.4</text:p>
          </table:table-cell>
          <table:table-cell office:value-type="float" office:value="54.377000000000002" table:style-name="ce14">
            <text:p>54.4</text:p>
          </table:table-cell>
          <table:table-cell office:value-type="float" office:value="30.510999999999999" table:style-name="ce14">
            <text:p>30.5</text:p>
          </table:table-cell>
          <table:table-cell office:value-type="float" office:value="61.191000000000003" table:style-name="ce14">
            <text:p>61.2</text:p>
          </table:table-cell>
          <table:table-cell office:value-type="float" office:value="38.938000000000002" table:style-name="ce14">
            <text:p>38.9</text:p>
          </table:table-cell>
          <table:table-cell office:value-type="float" office:value="410.88200000000001" table:style-name="ce14">
            <text:p>410.9</text:p>
          </table:table-cell>
          <table:table-cell office:value-type="float" office:value="19.178999999999998" table:style-name="ce14">
            <text:p>19.2</text:p>
          </table:table-cell>
          <table:table-cell office:value-type="float" office:value="34.005000000000003" table:style-name="ce14">
            <text:p>34.0</text:p>
          </table:table-cell>
          <table:table-cell office:value-type="float" office:value="4.508" table:style-name="ce14">
            <text:p>4.5</text:p>
          </table:table-cell>
          <table:table-cell office:value-type="float" office:value="2.907" table:style-name="ce14">
            <text:p>2.9</text:p>
          </table:table-cell>
          <table:table-cell office:value-type="float" office:value="471.48099999999999" table:style-name="ce14">
            <text:p>471.5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1 Q4</text:p>
          </table:table-cell>
          <table:table-cell office:value-type="float" office:value="15.635999999999999" table:style-name="ce14">
            <text:p>15.6</text:p>
          </table:table-cell>
          <table:table-cell office:value-type="float" office:value="65.701999999999998" table:style-name="ce14">
            <text:p>65.7</text:p>
          </table:table-cell>
          <table:table-cell office:value-type="float" office:value="42.521000000000001" table:style-name="ce14">
            <text:p>42.5</text:p>
          </table:table-cell>
          <table:table-cell office:value-type="float" office:value="46.929000000000002" table:style-name="ce14">
            <text:p>46.9</text:p>
          </table:table-cell>
          <table:table-cell office:value-type="float" office:value="58.808" table:style-name="ce14">
            <text:p>58.8</text:p>
          </table:table-cell>
          <table:table-cell office:value-type="float" office:value="54.591000000000001" table:style-name="ce14">
            <text:p>54.6</text:p>
          </table:table-cell>
          <table:table-cell office:value-type="float" office:value="29.745999999999999" table:style-name="ce14">
            <text:p>29.7</text:p>
          </table:table-cell>
          <table:table-cell office:value-type="float" office:value="61.454999999999998" table:style-name="ce14">
            <text:p>61.5</text:p>
          </table:table-cell>
          <table:table-cell office:value-type="float" office:value="40.582000000000001" table:style-name="ce14">
            <text:p>40.6</text:p>
          </table:table-cell>
          <table:table-cell office:value-type="float" office:value="415.97" table:style-name="ce14">
            <text:p>416.0</text:p>
          </table:table-cell>
          <table:table-cell office:value-type="float" office:value="19.593" table:style-name="ce14">
            <text:p>19.6</text:p>
          </table:table-cell>
          <table:table-cell office:value-type="float" office:value="33.628999999999998" table:style-name="ce14">
            <text:p>33.6</text:p>
          </table:table-cell>
          <table:table-cell office:value-type="float" office:value="5.7469999999999999" table:style-name="ce14">
            <text:p>5.7</text:p>
          </table:table-cell>
          <table:table-cell office:value-type="float" office:value="2.5459999999999998" table:style-name="ce14">
            <text:p>2.5</text:p>
          </table:table-cell>
          <table:table-cell office:value-type="float" office:value="477.48500000000001" table:style-name="ce14">
            <text:p>477.5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2 Q4</text:p>
          </table:table-cell>
          <table:table-cell office:value-type="float" office:value="16.266999999999999" table:style-name="ce14">
            <text:p>16.3</text:p>
          </table:table-cell>
          <table:table-cell office:value-type="float" office:value="64.977000000000004" table:style-name="ce14">
            <text:p>65.0</text:p>
          </table:table-cell>
          <table:table-cell office:value-type="float" office:value="43.771000000000001" table:style-name="ce14">
            <text:p>43.8</text:p>
          </table:table-cell>
          <table:table-cell office:value-type="float" office:value="47.152999999999999" table:style-name="ce14">
            <text:p>47.2</text:p>
          </table:table-cell>
          <table:table-cell office:value-type="float" office:value="63.02" table:style-name="ce14">
            <text:p>63.0</text:p>
          </table:table-cell>
          <table:table-cell office:value-type="float" office:value="54.863999999999997" table:style-name="ce14">
            <text:p>54.9</text:p>
          </table:table-cell>
          <table:table-cell office:value-type="float" office:value="29.103999999999999" table:style-name="ce14">
            <text:p>29.1</text:p>
          </table:table-cell>
          <table:table-cell office:value-type="float" office:value="61.761000000000003" table:style-name="ce14">
            <text:p>61.8</text:p>
          </table:table-cell>
          <table:table-cell office:value-type="float" office:value="40.832000000000001" table:style-name="ce14">
            <text:p>40.8</text:p>
          </table:table-cell>
          <table:table-cell office:value-type="float" office:value="421.74900000000002" table:style-name="ce14">
            <text:p>421.7</text:p>
          </table:table-cell>
          <table:table-cell office:value-type="float" office:value="20.417999999999999" table:style-name="ce14">
            <text:p>20.4</text:p>
          </table:table-cell>
          <table:table-cell office:value-type="float" office:value="34.057000000000002" table:style-name="ce14">
            <text:p>34.1</text:p>
          </table:table-cell>
          <table:table-cell office:value-type="float" office:value="6.9859999999999998" table:style-name="ce14">
            <text:p>7.0</text:p>
          </table:table-cell>
          <table:table-cell office:value-type="float" office:value="2.2330000000000001" table:style-name="ce14">
            <text:p>2.2</text:p>
          </table:table-cell>
          <table:table-cell office:value-type="float" office:value="485.44299999999998" table:style-name="ce14">
            <text:p>485.4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3 Q4</text:p>
          </table:table-cell>
          <table:table-cell office:value-type="float" office:value="16.457000000000001" table:style-name="ce14">
            <text:p>16.5</text:p>
          </table:table-cell>
          <table:table-cell office:value-type="float" office:value="62.646999999999998" table:style-name="ce14">
            <text:p>62.6</text:p>
          </table:table-cell>
          <table:table-cell office:value-type="float" office:value="45.41" table:style-name="ce14">
            <text:p>45.4</text:p>
          </table:table-cell>
          <table:table-cell office:value-type="float" office:value="48.41" table:style-name="ce14">
            <text:p>48.4</text:p>
          </table:table-cell>
          <table:table-cell office:value-type="float" office:value="65.555999999999997" table:style-name="ce14">
            <text:p>65.6</text:p>
          </table:table-cell>
          <table:table-cell office:value-type="float" office:value="54.621000000000002" table:style-name="ce14">
            <text:p>54.6</text:p>
          </table:table-cell>
          <table:table-cell office:value-type="float" office:value="27.42" table:style-name="ce14">
            <text:p>27.4</text:p>
          </table:table-cell>
          <table:table-cell office:value-type="float" office:value="63.77" table:style-name="ce14">
            <text:p>63.8</text:p>
          </table:table-cell>
          <table:table-cell office:value-type="float" office:value="42.372" table:style-name="ce14">
            <text:p>42.4</text:p>
          </table:table-cell>
          <table:table-cell office:value-type="float" office:value="426.66300000000001" table:style-name="ce14">
            <text:p>426.7</text:p>
          </table:table-cell>
          <table:table-cell office:value-type="float" office:value="20.952000000000002" table:style-name="ce14">
            <text:p>21.0</text:p>
          </table:table-cell>
          <table:table-cell office:value-type="float" office:value="34.892000000000003" table:style-name="ce14">
            <text:p>34.9</text:p>
          </table:table-cell>
          <table:table-cell office:value-type="float" office:value="6.8440000000000003" table:style-name="ce14">
            <text:p>6.8</text:p>
          </table:table-cell>
          <table:table-cell office:value-type="float" office:value="1.7689999999999999" table:style-name="ce14">
            <text:p>1.8</text:p>
          </table:table-cell>
          <table:table-cell office:value-type="float" office:value="491.12" table:style-name="ce14">
            <text:p>491.1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4 Q4</text:p>
          </table:table-cell>
          <table:table-cell office:value-type="float" office:value="16.995000000000001" table:style-name="ce14">
            <text:p>17.0</text:p>
          </table:table-cell>
          <table:table-cell office:value-type="float" office:value="62.469000000000001" table:style-name="ce14">
            <text:p>62.5</text:p>
          </table:table-cell>
          <table:table-cell office:value-type="float" office:value="50.773000000000003" table:style-name="ce14">
            <text:p>50.8</text:p>
          </table:table-cell>
          <table:table-cell office:value-type="float" office:value="49.566000000000003" table:style-name="ce14">
            <text:p>49.6</text:p>
          </table:table-cell>
          <table:table-cell office:value-type="float" office:value="62.101999999999997" table:style-name="ce14">
            <text:p>62.1</text:p>
          </table:table-cell>
          <table:table-cell office:value-type="float" office:value="54.783000000000001" table:style-name="ce14">
            <text:p>54.8</text:p>
          </table:table-cell>
          <table:table-cell office:value-type="float" office:value="26.401" table:style-name="ce14">
            <text:p>26.4</text:p>
          </table:table-cell>
          <table:table-cell office:value-type="float" office:value="65.662999999999997" table:style-name="ce14">
            <text:p>65.7</text:p>
          </table:table-cell>
          <table:table-cell office:value-type="float" office:value="47.997999999999998" table:style-name="ce14">
            <text:p>48.0</text:p>
          </table:table-cell>
          <table:table-cell office:value-type="float" office:value="436.75" table:style-name="ce14">
            <text:p>436.8</text:p>
          </table:table-cell>
          <table:table-cell office:value-type="float" office:value="21.704999999999998" table:style-name="ce14">
            <text:p>21.7</text:p>
          </table:table-cell>
          <table:table-cell office:value-type="float" office:value="36.445" table:style-name="ce14">
            <text:p>36.4</text:p>
          </table:table-cell>
          <table:table-cell office:value-type="float" office:value="9.4190000000000005" table:style-name="ce14">
            <text:p>9.4</text:p>
          </table:table-cell>
          <table:table-cell office:value-type="float" office:value="1.458" table:style-name="ce14">
            <text:p>1.5</text:p>
          </table:table-cell>
          <table:table-cell office:value-type="float" office:value="505.77699999999999" table:style-name="ce14">
            <text:p>505.8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5 Q4</text:p>
          </table:table-cell>
          <table:table-cell office:value-type="float" office:value="16.908999999999999" table:style-name="ce14">
            <text:p>16.9</text:p>
          </table:table-cell>
          <table:table-cell office:value-type="float" office:value="65.281999999999996" table:style-name="ce14">
            <text:p>65.3</text:p>
          </table:table-cell>
          <table:table-cell office:value-type="float" office:value="52.16" table:style-name="ce14">
            <text:p>52.2</text:p>
          </table:table-cell>
          <table:table-cell office:value-type="float" office:value="50.816000000000003" table:style-name="ce14">
            <text:p>50.8</text:p>
          </table:table-cell>
          <table:table-cell office:value-type="float" office:value="61.03" table:style-name="ce14">
            <text:p>61.0</text:p>
          </table:table-cell>
          <table:table-cell office:value-type="float" office:value="53.978000000000002" table:style-name="ce14">
            <text:p>54.0</text:p>
          </table:table-cell>
          <table:table-cell office:value-type="float" office:value="26.268999999999998" table:style-name="ce14">
            <text:p>26.3</text:p>
          </table:table-cell>
          <table:table-cell office:value-type="float" office:value="66.959000000000003" table:style-name="ce14">
            <text:p>67.0</text:p>
          </table:table-cell>
          <table:table-cell office:value-type="float" office:value="45.735999999999997" table:style-name="ce14">
            <text:p>45.7</text:p>
          </table:table-cell>
          <table:table-cell office:value-type="float" office:value="439.13900000000001" table:style-name="ce14">
            <text:p>439.1</text:p>
          </table:table-cell>
          <table:table-cell office:value-type="float" office:value="22.04" table:style-name="ce14">
            <text:p>22.0</text:p>
          </table:table-cell>
          <table:table-cell office:value-type="float" office:value="37.706000000000003" table:style-name="ce14">
            <text:p>37.7</text:p>
          </table:table-cell>
          <table:table-cell office:value-type="float" office:value="7.9640000000000004" table:style-name="ce14">
            <text:p>8.0</text:p>
          </table:table-cell>
          <table:table-cell office:value-type="float" office:value="1.3340000000000001" table:style-name="ce14">
            <text:p>1.3</text:p>
          </table:table-cell>
          <table:table-cell office:value-type="float" office:value="508.18299999999999" table:style-name="ce14">
            <text:p>508.2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6 Q4</text:p>
          </table:table-cell>
          <table:table-cell office:value-type="float" office:value="16.837" table:style-name="ce14">
            <text:p>16.8</text:p>
          </table:table-cell>
          <table:table-cell office:value-type="float" office:value="65.126999999999995" table:style-name="ce14">
            <text:p>65.1</text:p>
          </table:table-cell>
          <table:table-cell office:value-type="float" office:value="50.927" table:style-name="ce14">
            <text:p>50.9</text:p>
          </table:table-cell>
          <table:table-cell office:value-type="float" office:value="50.893999999999998" table:style-name="ce14">
            <text:p>50.9</text:p>
          </table:table-cell>
          <table:table-cell office:value-type="float" office:value="63.470999999999997" table:style-name="ce14">
            <text:p>63.5</text:p>
          </table:table-cell>
          <table:table-cell office:value-type="float" office:value="52.610999999999997" table:style-name="ce14">
            <text:p>52.6</text:p>
          </table:table-cell>
          <table:table-cell office:value-type="float" office:value="26.053000000000001" table:style-name="ce14">
            <text:p>26.1</text:p>
          </table:table-cell>
          <table:table-cell office:value-type="float" office:value="66.619" table:style-name="ce14">
            <text:p>66.6</text:p>
          </table:table-cell>
          <table:table-cell office:value-type="float" office:value="45.472000000000001" table:style-name="ce14">
            <text:p>45.5</text:p>
          </table:table-cell>
          <table:table-cell office:value-type="float" office:value="438.01100000000002" table:style-name="ce14">
            <text:p>438.0</text:p>
          </table:table-cell>
          <table:table-cell office:value-type="float" office:value="22.45" table:style-name="ce14">
            <text:p>22.5</text:p>
          </table:table-cell>
          <table:table-cell office:value-type="float" office:value="38.496000000000002" table:style-name="ce14">
            <text:p>38.5</text:p>
          </table:table-cell>
          <table:table-cell office:value-type="float" office:value="8.1340000000000003" table:style-name="ce14">
            <text:p>8.1</text:p>
          </table:table-cell>
          <table:table-cell office:value-type="float" office:value="1.1779999999999999" table:style-name="ce14">
            <text:p>1.2</text:p>
          </table:table-cell>
          <table:table-cell office:value-type="float" office:value="508.26900000000001" table:style-name="ce14">
            <text:p>508.3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7 Q4</text:p>
          </table:table-cell>
          <table:table-cell office:value-type="float" office:value="16.681999999999999" table:style-name="ce14">
            <text:p>16.7</text:p>
          </table:table-cell>
          <table:table-cell office:value-type="float" office:value="66.296999999999997" table:style-name="ce14">
            <text:p>66.3</text:p>
          </table:table-cell>
          <table:table-cell office:value-type="float" office:value="50.511000000000003" table:style-name="ce14">
            <text:p>50.5</text:p>
          </table:table-cell>
          <table:table-cell office:value-type="float" office:value="51.075000000000003" table:style-name="ce14">
            <text:p>51.1</text:p>
          </table:table-cell>
          <table:table-cell office:value-type="float" office:value="67.415999999999997" table:style-name="ce14">
            <text:p>67.4</text:p>
          </table:table-cell>
          <table:table-cell office:value-type="float" office:value="51.267000000000003" table:style-name="ce14">
            <text:p>51.3</text:p>
          </table:table-cell>
          <table:table-cell office:value-type="float" office:value="24.498999999999999" table:style-name="ce14">
            <text:p>24.5</text:p>
          </table:table-cell>
          <table:table-cell office:value-type="float" office:value="66.572000000000003" table:style-name="ce14">
            <text:p>66.6</text:p>
          </table:table-cell>
          <table:table-cell office:value-type="float" office:value="45.536999999999999" table:style-name="ce14">
            <text:p>45.5</text:p>
          </table:table-cell>
          <table:table-cell office:value-type="float" office:value="439.85599999999999" table:style-name="ce14">
            <text:p>439.9</text:p>
          </table:table-cell>
          <table:table-cell office:value-type="float" office:value="22.756" table:style-name="ce14">
            <text:p>22.8</text:p>
          </table:table-cell>
          <table:table-cell office:value-type="float" office:value="38.381" table:style-name="ce14">
            <text:p>38.4</text:p>
          </table:table-cell>
          <table:table-cell office:value-type="float" office:value="8.7170000000000005" table:style-name="ce14">
            <text:p>8.7</text:p>
          </table:table-cell>
          <table:table-cell office:value-type="float" office:value="1.1279999999999999" table:style-name="ce14">
            <text:p>1.1</text:p>
          </table:table-cell>
          <table:table-cell office:value-type="float" office:value="510.83800000000002" table:style-name="ce14">
            <text:p>510.8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8 Q3</text:p>
          </table:table-cell>
          <table:table-cell office:value-type="float" office:value="16.635999999999999" table:style-name="ce14">
            <text:p>16.6</text:p>
          </table:table-cell>
          <table:table-cell office:value-type="float" office:value="67.331000000000003" table:style-name="ce14">
            <text:p>67.3</text:p>
          </table:table-cell>
          <table:table-cell office:value-type="float" office:value="50.311999999999998" table:style-name="ce14">
            <text:p>50.3</text:p>
          </table:table-cell>
          <table:table-cell office:value-type="float" office:value="50.869" table:style-name="ce14">
            <text:p>50.9</text:p>
          </table:table-cell>
          <table:table-cell office:value-type="float" office:value="68.239999999999995" table:style-name="ce14">
            <text:p>68.2</text:p>
          </table:table-cell>
          <table:table-cell office:value-type="float" office:value="50.790999999999997" table:style-name="ce14">
            <text:p>50.8</text:p>
          </table:table-cell>
          <table:table-cell office:value-type="float" office:value="23.285" table:style-name="ce14">
            <text:p>23.3</text:p>
          </table:table-cell>
          <table:table-cell office:value-type="float" office:value="65.320999999999998" table:style-name="ce14">
            <text:p>65.3</text:p>
          </table:table-cell>
          <table:table-cell office:value-type="float" office:value="45.661000000000001" table:style-name="ce14">
            <text:p>45.7</text:p>
          </table:table-cell>
          <table:table-cell office:value-type="float" office:value="438.44600000000003" table:style-name="ce14">
            <text:p>438.4</text:p>
          </table:table-cell>
          <table:table-cell office:value-type="float" office:value="22.742999999999999" table:style-name="ce14">
            <text:p>22.7</text:p>
          </table:table-cell>
          <table:table-cell office:value-type="float" office:value="38.265000000000001" table:style-name="ce14">
            <text:p>38.3</text:p>
          </table:table-cell>
          <table:table-cell office:value-type="float" office:value="8.1769999999999996" table:style-name="ce14">
            <text:p>8.2</text:p>
          </table:table-cell>
          <table:table-cell office:value-type="float" office:value="1.0580000000000001" table:style-name="ce14">
            <text:p>1.1</text:p>
          </table:table-cell>
          <table:table-cell office:value-type="float" office:value="508.68900000000002" table:style-name="ce14">
            <text:p>508.7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8 Q4</text:p>
          </table:table-cell>
          <table:table-cell office:value-type="float" office:value="16.306000000000001" table:style-name="ce14">
            <text:p>16.3</text:p>
          </table:table-cell>
          <table:table-cell office:value-type="float" office:value="65.891000000000005" table:style-name="ce14">
            <text:p>65.9</text:p>
          </table:table-cell>
          <table:table-cell office:value-type="float" office:value="49.325000000000003" table:style-name="ce14">
            <text:p>49.3</text:p>
          </table:table-cell>
          <table:table-cell office:value-type="float" office:value="49.554000000000002" table:style-name="ce14">
            <text:p>49.6</text:p>
          </table:table-cell>
          <table:table-cell office:value-type="float" office:value="66.625" table:style-name="ce14">
            <text:p>66.6</text:p>
          </table:table-cell>
          <table:table-cell office:value-type="float" office:value="49.539000000000001" table:style-name="ce14">
            <text:p>49.5</text:p>
          </table:table-cell>
          <table:table-cell office:value-type="float" office:value="22.395" table:style-name="ce14">
            <text:p>22.4</text:p>
          </table:table-cell>
          <table:table-cell office:value-type="float" office:value="63.32" table:style-name="ce14">
            <text:p>63.3</text:p>
          </table:table-cell>
          <table:table-cell office:value-type="float" office:value="44.386000000000003" table:style-name="ce14">
            <text:p>44.4</text:p>
          </table:table-cell>
          <table:table-cell office:value-type="float" office:value="427.34100000000001" table:style-name="ce14">
            <text:p>427.3</text:p>
          </table:table-cell>
          <table:table-cell office:value-type="float" office:value="22.056999999999999" table:style-name="ce14">
            <text:p>22.1</text:p>
          </table:table-cell>
          <table:table-cell office:value-type="float" office:value="37.590000000000003" table:style-name="ce14">
            <text:p>37.6</text:p>
          </table:table-cell>
          <table:table-cell office:value-type="float" office:value="7.9189999999999996" table:style-name="ce14">
            <text:p>7.9</text:p>
          </table:table-cell>
          <table:table-cell office:value-type="float" office:value="1.0049999999999999" table:style-name="ce14">
            <text:p>1.0</text:p>
          </table:table-cell>
          <table:table-cell office:value-type="float" office:value="495.91199999999998" table:style-name="ce14">
            <text:p>495.9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9 Q1</text:p>
          </table:table-cell>
          <table:table-cell office:value-type="float" office:value="15.98" table:style-name="ce14">
            <text:p>16.0</text:p>
          </table:table-cell>
          <table:table-cell office:value-type="float" office:value="64.634" table:style-name="ce14">
            <text:p>64.6</text:p>
          </table:table-cell>
          <table:table-cell office:value-type="float" office:value="49.103999999999999" table:style-name="ce14">
            <text:p>49.1</text:p>
          </table:table-cell>
          <table:table-cell office:value-type="float" office:value="48.558" table:style-name="ce14">
            <text:p>48.6</text:p>
          </table:table-cell>
          <table:table-cell office:value-type="float" office:value="65.349999999999994" table:style-name="ce14">
            <text:p>65.4</text:p>
          </table:table-cell>
          <table:table-cell office:value-type="float" office:value="48.463000000000001" table:style-name="ce14">
            <text:p>48.5</text:p>
          </table:table-cell>
          <table:table-cell office:value-type="float" office:value="21.8" table:style-name="ce14">
            <text:p>21.8</text:p>
          </table:table-cell>
          <table:table-cell office:value-type="float" office:value="62.095999999999997" table:style-name="ce14">
            <text:p>62.1</text:p>
          </table:table-cell>
          <table:table-cell office:value-type="float" office:value="43.671999999999997" table:style-name="ce14">
            <text:p>43.7</text:p>
          </table:table-cell>
          <table:table-cell office:value-type="float" office:value="419.65699999999998" table:style-name="ce14">
            <text:p>419.7</text:p>
          </table:table-cell>
          <table:table-cell office:value-type="float" office:value="21.803000000000001" table:style-name="ce14">
            <text:p>21.8</text:p>
          </table:table-cell>
          <table:table-cell office:value-type="float" office:value="37.140999999999998" table:style-name="ce14">
            <text:p>37.1</text:p>
          </table:table-cell>
          <table:table-cell office:value-type="float" office:value="8.3829999999999991" table:style-name="ce14">
            <text:p>8.4</text:p>
          </table:table-cell>
          <table:table-cell office:value-type="float" office:value="0.92300000000000004" table:style-name="ce14">
            <text:p>0.9</text:p>
          </table:table-cell>
          <table:table-cell office:value-type="float" office:value="487.90699999999998" table:style-name="ce14">
            <text:p>487.9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2</text:p>
          </table:table-cell>
          <table:table-cell office:value-type="float" office:value="15.936" table:style-name="ce14">
            <text:p>15.9</text:p>
          </table:table-cell>
          <table:table-cell office:value-type="float" office:value="64.057000000000002" table:style-name="ce14">
            <text:p>64.1</text:p>
          </table:table-cell>
          <table:table-cell office:value-type="float" office:value="48.97" table:style-name="ce14">
            <text:p>49.0</text:p>
          </table:table-cell>
          <table:table-cell office:value-type="float" office:value="46.563000000000002" table:style-name="ce14">
            <text:p>46.6</text:p>
          </table:table-cell>
          <table:table-cell office:value-type="float" office:value="65.013000000000005" table:style-name="ce14">
            <text:p>65.0</text:p>
          </table:table-cell>
          <table:table-cell office:value-type="float" office:value="48.835999999999999" table:style-name="ce14">
            <text:p>48.8</text:p>
          </table:table-cell>
          <table:table-cell office:value-type="float" office:value="21.492000000000001" table:style-name="ce14">
            <text:p>21.5</text:p>
          </table:table-cell>
          <table:table-cell office:value-type="float" office:value="64.227000000000004" table:style-name="ce14">
            <text:p>64.2</text:p>
          </table:table-cell>
          <table:table-cell office:value-type="float" office:value="44.418999999999997" table:style-name="ce14">
            <text:p>44.4</text:p>
          </table:table-cell>
          <table:table-cell office:value-type="float" office:value="419.51299999999998" table:style-name="ce14">
            <text:p>419.5</text:p>
          </table:table-cell>
          <table:table-cell office:value-type="float" office:value="22.157" table:style-name="ce14">
            <text:p>22.2</text:p>
          </table:table-cell>
          <table:table-cell office:value-type="float" office:value="37.284999999999997" table:style-name="ce14">
            <text:p>37.3</text:p>
          </table:table-cell>
          <table:table-cell office:value-type="float" office:value="8.31" table:style-name="ce14">
            <text:p>8.3</text:p>
          </table:table-cell>
          <table:table-cell office:value-type="float" office:value="0.88300000000000001" table:style-name="ce14">
            <text:p>0.9</text:p>
          </table:table-cell>
          <table:table-cell office:value-type="float" office:value="488.14800000000002" table:style-name="ce14">
            <text:p>488.1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3</text:p>
          </table:table-cell>
          <table:table-cell office:value-type="float" office:value="15.945" table:style-name="ce14">
            <text:p>15.9</text:p>
          </table:table-cell>
          <table:table-cell office:value-type="float" office:value="63.774999999999999" table:style-name="ce14">
            <text:p>63.8</text:p>
          </table:table-cell>
          <table:table-cell office:value-type="float" office:value="47.914999999999999" table:style-name="ce14">
            <text:p>47.9</text:p>
          </table:table-cell>
          <table:table-cell office:value-type="float" office:value="46.573" table:style-name="ce14">
            <text:p>46.6</text:p>
          </table:table-cell>
          <table:table-cell office:value-type="float" office:value="65.087999999999994" table:style-name="ce14">
            <text:p>65.1</text:p>
          </table:table-cell>
          <table:table-cell office:value-type="float" office:value="50.125999999999998" table:style-name="ce14">
            <text:p>50.1</text:p>
          </table:table-cell>
          <table:table-cell office:value-type="float" office:value="21.175999999999998" table:style-name="ce14">
            <text:p>21.2</text:p>
          </table:table-cell>
          <table:table-cell office:value-type="float" office:value="64.013000000000005" table:style-name="ce14">
            <text:p>64.0</text:p>
          </table:table-cell>
          <table:table-cell office:value-type="float" office:value="44.323999999999998" table:style-name="ce14">
            <text:p>44.3</text:p>
          </table:table-cell>
          <table:table-cell office:value-type="float" office:value="418.935" table:style-name="ce14">
            <text:p>418.9</text:p>
          </table:table-cell>
          <table:table-cell office:value-type="float" office:value="22.227" table:style-name="ce14">
            <text:p>22.2</text:p>
          </table:table-cell>
          <table:table-cell office:value-type="float" office:value="37.607999999999997" table:style-name="ce14">
            <text:p>37.6</text:p>
          </table:table-cell>
          <table:table-cell office:value-type="float" office:value="7.8559999999999999" table:style-name="ce14">
            <text:p>7.9</text:p>
          </table:table-cell>
          <table:table-cell office:value-type="float" office:value="0.875" table:style-name="ce14">
            <text:p>0.9</text:p>
          </table:table-cell>
          <table:table-cell office:value-type="float" office:value="487.50099999999998" table:style-name="ce14">
            <text:p>487.5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4</text:p>
          </table:table-cell>
          <table:table-cell office:value-type="float" office:value="15.634" table:style-name="ce14">
            <text:p>15.6</text:p>
          </table:table-cell>
          <table:table-cell office:value-type="float" office:value="62.911999999999999" table:style-name="ce14">
            <text:p>62.9</text:p>
          </table:table-cell>
          <table:table-cell office:value-type="float" office:value="47.042999999999999" table:style-name="ce14">
            <text:p>47.0</text:p>
          </table:table-cell>
          <table:table-cell office:value-type="float" office:value="45.448999999999998" table:style-name="ce14">
            <text:p>45.4</text:p>
          </table:table-cell>
          <table:table-cell office:value-type="float" office:value="63.762999999999998" table:style-name="ce14">
            <text:p>63.8</text:p>
          </table:table-cell>
          <table:table-cell office:value-type="float" office:value="49.375999999999998" table:style-name="ce14">
            <text:p>49.4</text:p>
          </table:table-cell>
          <table:table-cell office:value-type="float" office:value="20.634" table:style-name="ce14">
            <text:p>20.6</text:p>
          </table:table-cell>
          <table:table-cell office:value-type="float" office:value="62.933999999999997" table:style-name="ce14">
            <text:p>62.9</text:p>
          </table:table-cell>
          <table:table-cell office:value-type="float" office:value="43.31" table:style-name="ce14">
            <text:p>43.3</text:p>
          </table:table-cell>
          <table:table-cell office:value-type="float" office:value="411.05500000000001" table:style-name="ce14">
            <text:p>411.1</text:p>
          </table:table-cell>
          <table:table-cell office:value-type="float" office:value="21.695" table:style-name="ce14">
            <text:p>21.7</text:p>
          </table:table-cell>
          <table:table-cell office:value-type="float" office:value="37.209000000000003" table:style-name="ce14">
            <text:p>37.2</text:p>
          </table:table-cell>
          <table:table-cell office:value-type="float" office:value="6.992" table:style-name="ce14">
            <text:p>7.0</text:p>
          </table:table-cell>
          <table:table-cell office:value-type="float" office:value="0.83199999999999996" table:style-name="ce14">
            <text:p>0.8</text:p>
          </table:table-cell>
          <table:table-cell office:value-type="float" office:value="477.78300000000002" table:style-name="ce14">
            <text:p>477.8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0 Q1</text:p>
          </table:table-cell>
          <table:table-cell office:value-type="float" office:value="15.587" table:style-name="ce14">
            <text:p>15.6</text:p>
          </table:table-cell>
          <table:table-cell office:value-type="float" office:value="62.052" table:style-name="ce14">
            <text:p>62.1</text:p>
          </table:table-cell>
          <table:table-cell office:value-type="float" office:value="46.561" table:style-name="ce14">
            <text:p>46.6</text:p>
          </table:table-cell>
          <table:table-cell office:value-type="float" office:value="44.972999999999999" table:style-name="ce14">
            <text:p>45.0</text:p>
          </table:table-cell>
          <table:table-cell office:value-type="float" office:value="62.847000000000001" table:style-name="ce14">
            <text:p>62.8</text:p>
          </table:table-cell>
          <table:table-cell office:value-type="float" office:value="48.823" table:style-name="ce14">
            <text:p>48.8</text:p>
          </table:table-cell>
          <table:table-cell office:value-type="float" office:value="20.452000000000002" table:style-name="ce14">
            <text:p>20.5</text:p>
          </table:table-cell>
          <table:table-cell office:value-type="float" office:value="62.109000000000002" table:style-name="ce14">
            <text:p>62.1</text:p>
          </table:table-cell>
          <table:table-cell office:value-type="float" office:value="42.988999999999997" table:style-name="ce14">
            <text:p>43.0</text:p>
          </table:table-cell>
          <table:table-cell office:value-type="float" office:value="406.39299999999997" table:style-name="ce14">
            <text:p>406.4</text:p>
          </table:table-cell>
          <table:table-cell office:value-type="float" office:value="21.44" table:style-name="ce14">
            <text:p>21.4</text:p>
          </table:table-cell>
          <table:table-cell office:value-type="float" office:value="36.81" table:style-name="ce14">
            <text:p>36.8</text:p>
          </table:table-cell>
          <table:table-cell office:value-type="float" office:value="7.25" table:style-name="ce14">
            <text:p>7.3</text:p>
          </table:table-cell>
          <table:table-cell office:value-type="float" office:value="0.79" table:style-name="ce14">
            <text:p>0.8</text:p>
          </table:table-cell>
          <table:table-cell office:value-type="float" office:value="472.68299999999999" table:style-name="ce14">
            <text:p>472.7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2</text:p>
          </table:table-cell>
          <table:table-cell office:value-type="float" office:value="15.763999999999999" table:style-name="ce14">
            <text:p>15.8</text:p>
          </table:table-cell>
          <table:table-cell office:value-type="float" office:value="62.423000000000002" table:style-name="ce14">
            <text:p>62.4</text:p>
          </table:table-cell>
          <table:table-cell office:value-type="float" office:value="46.712000000000003" table:style-name="ce14">
            <text:p>46.7</text:p>
          </table:table-cell>
          <table:table-cell office:value-type="float" office:value="46.085000000000001" table:style-name="ce14">
            <text:p>46.1</text:p>
          </table:table-cell>
          <table:table-cell office:value-type="float" office:value="62.262999999999998" table:style-name="ce14">
            <text:p>62.3</text:p>
          </table:table-cell>
          <table:table-cell office:value-type="float" office:value="49.265000000000001" table:style-name="ce14">
            <text:p>49.3</text:p>
          </table:table-cell>
          <table:table-cell office:value-type="float" office:value="20.542999999999999" table:style-name="ce14">
            <text:p>20.5</text:p>
          </table:table-cell>
          <table:table-cell office:value-type="float" office:value="62.878" table:style-name="ce14">
            <text:p>62.9</text:p>
          </table:table-cell>
          <table:table-cell office:value-type="float" office:value="43.649000000000001" table:style-name="ce14">
            <text:p>43.6</text:p>
          </table:table-cell>
          <table:table-cell office:value-type="float" office:value="409.58199999999999" table:style-name="ce14">
            <text:p>409.6</text:p>
          </table:table-cell>
          <table:table-cell office:value-type="float" office:value="21.803000000000001" table:style-name="ce14">
            <text:p>21.8</text:p>
          </table:table-cell>
          <table:table-cell office:value-type="float" office:value="37.052999999999997" table:style-name="ce14">
            <text:p>37.1</text:p>
          </table:table-cell>
          <table:table-cell office:value-type="float" office:value="7.3540000000000001" table:style-name="ce14">
            <text:p>7.4</text:p>
          </table:table-cell>
          <table:table-cell office:value-type="float" office:value="0.76500000000000001" table:style-name="ce14">
            <text:p>0.8</text:p>
          </table:table-cell>
          <table:table-cell office:value-type="float" office:value="476.55700000000002" table:style-name="ce14">
            <text:p>476.6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3</text:p>
          </table:table-cell>
          <table:table-cell office:value-type="float" office:value="15.705" table:style-name="ce14">
            <text:p>15.7</text:p>
          </table:table-cell>
          <table:table-cell office:value-type="float" office:value="62.389000000000003" table:style-name="ce14">
            <text:p>62.4</text:p>
          </table:table-cell>
          <table:table-cell office:value-type="float" office:value="46.720999999999997" table:style-name="ce14">
            <text:p>46.7</text:p>
          </table:table-cell>
          <table:table-cell office:value-type="float" office:value="45.792000000000002" table:style-name="ce14">
            <text:p>45.8</text:p>
          </table:table-cell>
          <table:table-cell office:value-type="float" office:value="61.872" table:style-name="ce14">
            <text:p>61.9</text:p>
          </table:table-cell>
          <table:table-cell office:value-type="float" office:value="49.243000000000002" table:style-name="ce14">
            <text:p>49.2</text:p>
          </table:table-cell>
          <table:table-cell office:value-type="float" office:value="20.687999999999999" table:style-name="ce14">
            <text:p>20.7</text:p>
          </table:table-cell>
          <table:table-cell office:value-type="float" office:value="62.551000000000002" table:style-name="ce14">
            <text:p>62.6</text:p>
          </table:table-cell>
          <table:table-cell office:value-type="float" office:value="44.222999999999999" table:style-name="ce14">
            <text:p>44.2</text:p>
          </table:table-cell>
          <table:table-cell office:value-type="float" office:value="409.18400000000003" table:style-name="ce14">
            <text:p>409.2</text:p>
          </table:table-cell>
          <table:table-cell office:value-type="float" office:value="21.835999999999999" table:style-name="ce14">
            <text:p>21.8</text:p>
          </table:table-cell>
          <table:table-cell office:value-type="float" office:value="36.787999999999997" table:style-name="ce14">
            <text:p>36.8</text:p>
          </table:table-cell>
          <table:table-cell office:value-type="float" office:value="7.7469999999999999" table:style-name="ce14">
            <text:p>7.7</text:p>
          </table:table-cell>
          <table:table-cell office:value-type="float" office:value="0.72599999999999998" table:style-name="ce14">
            <text:p>0.7</text:p>
          </table:table-cell>
          <table:table-cell office:value-type="float" office:value="476.28100000000001" table:style-name="ce14">
            <text:p>476.3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4</text:p>
          </table:table-cell>
          <table:table-cell office:value-type="float" office:value="15.231999999999999" table:style-name="ce14">
            <text:p>15.2</text:p>
          </table:table-cell>
          <table:table-cell office:value-type="float" office:value="61.664999999999999" table:style-name="ce14">
            <text:p>61.7</text:p>
          </table:table-cell>
          <table:table-cell office:value-type="float" office:value="46.533999999999999" table:style-name="ce14">
            <text:p>46.5</text:p>
          </table:table-cell>
          <table:table-cell office:value-type="float" office:value="44.953000000000003" table:style-name="ce14">
            <text:p>45.0</text:p>
          </table:table-cell>
          <table:table-cell office:value-type="float" office:value="60.375999999999998" table:style-name="ce14">
            <text:p>60.4</text:p>
          </table:table-cell>
          <table:table-cell office:value-type="float" office:value="48.454999999999998" table:style-name="ce14">
            <text:p>48.5</text:p>
          </table:table-cell>
          <table:table-cell office:value-type="float" office:value="20.509" table:style-name="ce14">
            <text:p>20.5</text:p>
          </table:table-cell>
          <table:table-cell office:value-type="float" office:value="61.984999999999999" table:style-name="ce14">
            <text:p>62.0</text:p>
          </table:table-cell>
          <table:table-cell office:value-type="float" office:value="44.302999999999997" table:style-name="ce14">
            <text:p>44.3</text:p>
          </table:table-cell>
          <table:table-cell office:value-type="float" office:value="404.012" table:style-name="ce14">
            <text:p>404.0</text:p>
          </table:table-cell>
          <table:table-cell office:value-type="float" office:value="21.238" table:style-name="ce14">
            <text:p>21.2</text:p>
          </table:table-cell>
          <table:table-cell office:value-type="float" office:value="36.371000000000002" table:style-name="ce14">
            <text:p>36.4</text:p>
          </table:table-cell>
          <table:table-cell office:value-type="float" office:value="8.3819999999999997" table:style-name="ce14">
            <text:p>8.4</text:p>
          </table:table-cell>
          <table:table-cell office:value-type="float" office:value="0.125" table:style-name="ce14">
            <text:p>0.1</text:p>
          </table:table-cell>
          <table:table-cell office:value-type="float" office:value="470.12799999999999" table:style-name="ce14">
            <text:p>470.1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1 Q1</text:p>
          </table:table-cell>
          <table:table-cell office:value-type="float" office:value="15.238" table:style-name="ce14">
            <text:p>15.2</text:p>
          </table:table-cell>
          <table:table-cell office:value-type="float" office:value="61.631999999999998" table:style-name="ce14">
            <text:p>61.6</text:p>
          </table:table-cell>
          <table:table-cell office:value-type="float" office:value="46.222000000000001" table:style-name="ce14">
            <text:p>46.2</text:p>
          </table:table-cell>
          <table:table-cell office:value-type="float" office:value="45.055" table:style-name="ce14">
            <text:p>45.1</text:p>
          </table:table-cell>
          <table:table-cell office:value-type="float" office:value="60.255000000000003" table:style-name="ce14">
            <text:p>60.3</text:p>
          </table:table-cell>
          <table:table-cell office:value-type="float" office:value="48.076999999999998" table:style-name="ce14">
            <text:p>48.1</text:p>
          </table:table-cell>
          <table:table-cell office:value-type="float" office:value="20.364999999999998" table:style-name="ce14">
            <text:p>20.4</text:p>
          </table:table-cell>
          <table:table-cell office:value-type="float" office:value="61.65" table:style-name="ce14">
            <text:p>61.7</text:p>
          </table:table-cell>
          <table:table-cell office:value-type="float" office:value="44.061" table:style-name="ce14">
            <text:p>44.1</text:p>
          </table:table-cell>
          <table:table-cell office:value-type="float" office:value="402.55500000000001" table:style-name="ce14">
            <text:p>402.6</text:p>
          </table:table-cell>
          <table:table-cell office:value-type="float" office:value="21.24" table:style-name="ce14">
            <text:p>21.2</text:p>
          </table:table-cell>
          <table:table-cell office:value-type="float" office:value="36.119999999999997" table:style-name="ce14">
            <text:p>36.1</text:p>
          </table:table-cell>
          <table:table-cell office:value-type="float" office:value="7.9640000000000004" table:style-name="ce14">
            <text:p>8.0</text:p>
          </table:table-cell>
          <table:table-cell office:value-type="float" office:value="0.115" table:style-name="ce14">
            <text:p>0.1</text:p>
          </table:table-cell>
          <table:table-cell office:value-type="float" office:value="467.99400000000003" table:style-name="ce14">
            <text:p>468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2</text:p>
          </table:table-cell>
          <table:table-cell office:value-type="float" office:value="15.384" table:style-name="ce14">
            <text:p>15.4</text:p>
          </table:table-cell>
          <table:table-cell office:value-type="float" office:value="61.829000000000001" table:style-name="ce14">
            <text:p>61.8</text:p>
          </table:table-cell>
          <table:table-cell office:value-type="float" office:value="46.497" table:style-name="ce14">
            <text:p>46.5</text:p>
          </table:table-cell>
          <table:table-cell office:value-type="float" office:value="47.375999999999998" table:style-name="ce14">
            <text:p>47.4</text:p>
          </table:table-cell>
          <table:table-cell office:value-type="float" office:value="60.621000000000002" table:style-name="ce14">
            <text:p>60.6</text:p>
          </table:table-cell>
          <table:table-cell office:value-type="float" office:value="48.460999999999999" table:style-name="ce14">
            <text:p>48.5</text:p>
          </table:table-cell>
          <table:table-cell office:value-type="float" office:value="20.591999999999999" table:style-name="ce14">
            <text:p>20.6</text:p>
          </table:table-cell>
          <table:table-cell office:value-type="float" office:value="60.383000000000003" table:style-name="ce14">
            <text:p>60.4</text:p>
          </table:table-cell>
          <table:table-cell office:value-type="float" office:value="44.51" table:style-name="ce14">
            <text:p>44.5</text:p>
          </table:table-cell>
          <table:table-cell office:value-type="float" office:value="405.65300000000002" table:style-name="ce14">
            <text:p>405.7</text:p>
          </table:table-cell>
          <table:table-cell office:value-type="float" office:value="21.562999999999999" table:style-name="ce14">
            <text:p>21.6</text:p>
          </table:table-cell>
          <table:table-cell office:value-type="float" office:value="36.420999999999999" table:style-name="ce14">
            <text:p>36.4</text:p>
          </table:table-cell>
          <table:table-cell office:value-type="float" office:value="8.3490000000000002" table:style-name="ce14">
            <text:p>8.3</text:p>
          </table:table-cell>
          <table:table-cell office:value-type="float" office:value="0.115" table:style-name="ce14">
            <text:p>0.1</text:p>
          </table:table-cell>
          <table:table-cell office:value-type="float" office:value="472.101" table:style-name="ce14">
            <text:p>472.1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3</text:p>
          </table:table-cell>
          <table:table-cell office:value-type="float" office:value="15.554" table:style-name="ce14">
            <text:p>15.6</text:p>
          </table:table-cell>
          <table:table-cell office:value-type="float" office:value="62.012" table:style-name="ce14">
            <text:p>62.0</text:p>
          </table:table-cell>
          <table:table-cell office:value-type="float" office:value="46.484999999999999" table:style-name="ce14">
            <text:p>46.5</text:p>
          </table:table-cell>
          <table:table-cell office:value-type="float" office:value="46.877000000000002" table:style-name="ce14">
            <text:p>46.9</text:p>
          </table:table-cell>
          <table:table-cell office:value-type="float" office:value="59.917000000000002" table:style-name="ce14">
            <text:p>59.9</text:p>
          </table:table-cell>
          <table:table-cell office:value-type="float" office:value="48.746000000000002" table:style-name="ce14">
            <text:p>48.7</text:p>
          </table:table-cell>
          <table:table-cell office:value-type="float" office:value="20.317" table:style-name="ce14">
            <text:p>20.3</text:p>
          </table:table-cell>
          <table:table-cell office:value-type="float" office:value="60.311" table:style-name="ce14">
            <text:p>60.3</text:p>
          </table:table-cell>
          <table:table-cell office:value-type="float" office:value="44.542000000000002" table:style-name="ce14">
            <text:p>44.5</text:p>
          </table:table-cell>
          <table:table-cell office:value-type="float" office:value="404.76100000000002" table:style-name="ce14">
            <text:p>404.8</text:p>
          </table:table-cell>
          <table:table-cell office:value-type="float" office:value="21.47" table:style-name="ce14">
            <text:p>21.5</text:p>
          </table:table-cell>
          <table:table-cell office:value-type="float" office:value="36.287999999999997" table:style-name="ce14">
            <text:p>36.3</text:p>
          </table:table-cell>
          <table:table-cell office:value-type="float" office:value="8.4489999999999998" table:style-name="ce14">
            <text:p>8.4</text:p>
          </table:table-cell>
          <table:table-cell office:value-type="float" office:value="0.114" table:style-name="ce14">
            <text:p>0.1</text:p>
          </table:table-cell>
          <table:table-cell office:value-type="float" office:value="471.08199999999999" table:style-name="ce14">
            <text:p>471.1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4</text:p>
          </table:table-cell>
          <table:table-cell office:value-type="float" office:value="15.271000000000001" table:style-name="ce14">
            <text:p>15.3</text:p>
          </table:table-cell>
          <table:table-cell office:value-type="float" office:value="61.110999999999997" table:style-name="ce14">
            <text:p>61.1</text:p>
          </table:table-cell>
          <table:table-cell office:value-type="float" office:value="46.063000000000002" table:style-name="ce14">
            <text:p>46.1</text:p>
          </table:table-cell>
          <table:table-cell office:value-type="float" office:value="46.703000000000003" table:style-name="ce14">
            <text:p>46.7</text:p>
          </table:table-cell>
          <table:table-cell office:value-type="float" office:value="58.665999999999997" table:style-name="ce14">
            <text:p>58.7</text:p>
          </table:table-cell>
          <table:table-cell office:value-type="float" office:value="48.276000000000003" table:style-name="ce14">
            <text:p>48.3</text:p>
          </table:table-cell>
          <table:table-cell office:value-type="float" office:value="19.771999999999998" table:style-name="ce14">
            <text:p>19.8</text:p>
          </table:table-cell>
          <table:table-cell office:value-type="float" office:value="59.244999999999997" table:style-name="ce14">
            <text:p>59.2</text:p>
          </table:table-cell>
          <table:table-cell office:value-type="float" office:value="44.290999999999997" table:style-name="ce14">
            <text:p>44.3</text:p>
          </table:table-cell>
          <table:table-cell office:value-type="float" office:value="399.39800000000002" table:style-name="ce14">
            <text:p>399.4</text:p>
          </table:table-cell>
          <table:table-cell office:value-type="float" office:value="20.95" table:style-name="ce14">
            <text:p>21.0</text:p>
          </table:table-cell>
          <table:table-cell office:value-type="float" office:value="35.624000000000002" table:style-name="ce14">
            <text:p>35.6</text:p>
          </table:table-cell>
          <table:table-cell office:value-type="float" office:value="9.4039999999999999" table:style-name="ce14">
            <text:p>9.4</text:p>
          </table:table-cell>
          <table:table-cell office:value-type="float" office:value="9.7000000000000003E-2" table:style-name="ce14">
            <text:p>0.1</text:p>
          </table:table-cell>
          <table:table-cell office:value-type="float" office:value="465.47300000000001" table:style-name="ce14">
            <text:p>465.5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2 Q1</text:p>
          </table:table-cell>
          <table:table-cell office:value-type="float" office:value="15.269" table:style-name="ce14">
            <text:p>15.3</text:p>
          </table:table-cell>
          <table:table-cell office:value-type="float" office:value="64.313999999999993" table:style-name="ce14">
            <text:p>64.3</text:p>
          </table:table-cell>
          <table:table-cell office:value-type="float" office:value="42.265000000000001" table:style-name="ce14">
            <text:p>42.3</text:p>
          </table:table-cell>
          <table:table-cell office:value-type="float" office:value="46.518999999999998" table:style-name="ce14">
            <text:p>46.5</text:p>
          </table:table-cell>
          <table:table-cell office:value-type="float" office:value="58.488999999999997" table:style-name="ce14">
            <text:p>58.5</text:p>
          </table:table-cell>
          <table:table-cell office:value-type="float" office:value="47.808" table:style-name="ce14">
            <text:p>47.8</text:p>
          </table:table-cell>
          <table:table-cell office:value-type="float" office:value="19.739000000000001" table:style-name="ce14">
            <text:p>19.7</text:p>
          </table:table-cell>
          <table:table-cell office:value-type="float" office:value="58.642000000000003" table:style-name="ce14">
            <text:p>58.6</text:p>
          </table:table-cell>
          <table:table-cell office:value-type="float" office:value="44.100999999999999" table:style-name="ce14">
            <text:p>44.1</text:p>
          </table:table-cell>
          <table:table-cell office:value-type="float" office:value="397.14600000000002" table:style-name="ce14">
            <text:p>397.1</text:p>
          </table:table-cell>
          <table:table-cell office:value-type="float" office:value="20.878" table:style-name="ce14">
            <text:p>20.9</text:p>
          </table:table-cell>
          <table:table-cell office:value-type="float" office:value="35.433" table:style-name="ce14">
            <text:p>35.4</text:p>
          </table:table-cell>
          <table:table-cell office:value-type="float" office:value="8.7439999999999998" table:style-name="ce14">
            <text:p>8.7</text:p>
          </table:table-cell>
          <table:table-cell office:value-type="float" office:value="9.5000000000000001E-2" table:style-name="ce14">
            <text:p>0.1</text:p>
          </table:table-cell>
          <table:table-cell office:value-type="float" office:value="462.29599999999999" table:style-name="ce14">
            <text:p>462.3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2</text:p>
          </table:table-cell>
          <table:table-cell office:value-type="float" office:value="15.272" table:style-name="ce14">
            <text:p>15.3</text:p>
          </table:table-cell>
          <table:table-cell office:value-type="float" office:value="64.512" table:style-name="ce14">
            <text:p>64.5</text:p>
          </table:table-cell>
          <table:table-cell office:value-type="float" office:value="42.786000000000001" table:style-name="ce14">
            <text:p>42.8</text:p>
          </table:table-cell>
          <table:table-cell office:value-type="float" office:value="47.435000000000002" table:style-name="ce14">
            <text:p>47.4</text:p>
          </table:table-cell>
          <table:table-cell office:value-type="float" office:value="58.850999999999999" table:style-name="ce14">
            <text:p>58.9</text:p>
          </table:table-cell>
          <table:table-cell office:value-type="float" office:value="47.686999999999998" table:style-name="ce14">
            <text:p>47.7</text:p>
          </table:table-cell>
          <table:table-cell office:value-type="float" office:value="19.63" table:style-name="ce14">
            <text:p>19.6</text:p>
          </table:table-cell>
          <table:table-cell office:value-type="float" office:value="59.512" table:style-name="ce14">
            <text:p>59.5</text:p>
          </table:table-cell>
          <table:table-cell office:value-type="float" office:value="44.98" table:style-name="ce14">
            <text:p>45.0</text:p>
          </table:table-cell>
          <table:table-cell office:value-type="float" office:value="400.66500000000002" table:style-name="ce14">
            <text:p>400.7</text:p>
          </table:table-cell>
          <table:table-cell office:value-type="float" office:value="21.2" table:style-name="ce14">
            <text:p>21.2</text:p>
          </table:table-cell>
          <table:table-cell office:value-type="float" office:value="35.633000000000003" table:style-name="ce14">
            <text:p>35.6</text:p>
          </table:table-cell>
          <table:table-cell office:value-type="float" office:value="8.0340000000000007" table:style-name="ce14">
            <text:p>8.0</text:p>
          </table:table-cell>
          <table:table-cell office:value-type="float" office:value="9.6000000000000002E-2" table:style-name="ce14">
            <text:p>0.1</text:p>
          </table:table-cell>
          <table:table-cell office:value-type="float" office:value="465.62799999999999" table:style-name="ce14">
            <text:p>465.6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3</text:p>
          </table:table-cell>
          <table:table-cell office:value-type="float" office:value="15.244" table:style-name="ce14">
            <text:p>15.2</text:p>
          </table:table-cell>
          <table:table-cell office:value-type="float" office:value="64.763000000000005" table:style-name="ce14">
            <text:p>64.8</text:p>
          </table:table-cell>
          <table:table-cell office:value-type="float" office:value="42.718000000000004" table:style-name="ce14">
            <text:p>42.7</text:p>
          </table:table-cell>
          <table:table-cell office:value-type="float" office:value="47.595999999999997" table:style-name="ce14">
            <text:p>47.6</text:p>
          </table:table-cell>
          <table:table-cell office:value-type="float" office:value="59.085000000000001" table:style-name="ce14">
            <text:p>59.1</text:p>
          </table:table-cell>
          <table:table-cell office:value-type="float" office:value="47.453000000000003" table:style-name="ce14">
            <text:p>47.5</text:p>
          </table:table-cell>
          <table:table-cell office:value-type="float" office:value="19.574999999999999" table:style-name="ce14">
            <text:p>19.6</text:p>
          </table:table-cell>
          <table:table-cell office:value-type="float" office:value="60.075000000000003" table:style-name="ce14">
            <text:p>60.1</text:p>
          </table:table-cell>
          <table:table-cell office:value-type="float" office:value="44.600999999999999" table:style-name="ce14">
            <text:p>44.6</text:p>
          </table:table-cell>
          <table:table-cell office:value-type="float" office:value="401.11" table:style-name="ce14">
            <text:p>401.1</text:p>
          </table:table-cell>
          <table:table-cell office:value-type="float" office:value="21.158999999999999" table:style-name="ce14">
            <text:p>21.2</text:p>
          </table:table-cell>
          <table:table-cell office:value-type="float" office:value="35.654000000000003" table:style-name="ce14">
            <text:p>35.7</text:p>
          </table:table-cell>
          <table:table-cell office:value-type="float" office:value="7.6420000000000003" table:style-name="ce14">
            <text:p>7.6</text:p>
          </table:table-cell>
          <table:table-cell office:value-type="float" office:value="0.10199999999999999" table:style-name="ce14">
            <text:p>0.1</text:p>
          </table:table-cell>
          <table:table-cell office:value-type="float" office:value="465.66699999999997" table:style-name="ce14">
            <text:p>465.7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4</text:p>
          </table:table-cell>
          <table:table-cell office:value-type="float" office:value="14.875999999999999" table:style-name="ce14">
            <text:p>14.9</text:p>
          </table:table-cell>
          <table:table-cell office:value-type="float" office:value="64.414000000000001" table:style-name="ce14">
            <text:p>64.4</text:p>
          </table:table-cell>
          <table:table-cell office:value-type="float" office:value="41.98" table:style-name="ce14">
            <text:p>42.0</text:p>
          </table:table-cell>
          <table:table-cell office:value-type="float" office:value="46.994999999999997" table:style-name="ce14">
            <text:p>47.0</text:p>
          </table:table-cell>
          <table:table-cell office:value-type="float" office:value="58.423000000000002" table:style-name="ce14">
            <text:p>58.4</text:p>
          </table:table-cell>
          <table:table-cell office:value-type="float" office:value="46.497" table:style-name="ce14">
            <text:p>46.5</text:p>
          </table:table-cell>
          <table:table-cell office:value-type="float" office:value="19.628" table:style-name="ce14">
            <text:p>19.6</text:p>
          </table:table-cell>
          <table:table-cell office:value-type="float" office:value="59.581000000000003" table:style-name="ce14">
            <text:p>59.6</text:p>
          </table:table-cell>
          <table:table-cell office:value-type="float" office:value="43.898000000000003" table:style-name="ce14">
            <text:p>43.9</text:p>
          </table:table-cell>
          <table:table-cell office:value-type="float" office:value="396.29199999999997" table:style-name="ce14">
            <text:p>396.3</text:p>
          </table:table-cell>
          <table:table-cell office:value-type="float" office:value="20.760999999999999" table:style-name="ce14">
            <text:p>20.8</text:p>
          </table:table-cell>
          <table:table-cell office:value-type="float" office:value="35.441000000000003" table:style-name="ce14">
            <text:p>35.4</text:p>
          </table:table-cell>
          <table:table-cell office:value-type="float" office:value="8.0289999999999999" table:style-name="ce14">
            <text:p>8.0</text:p>
          </table:table-cell>
          <table:table-cell office:value-type="float" office:value="9.2999999999999999E-2" table:style-name="ce14">
            <text:p>0.1</text:p>
          </table:table-cell>
          <table:table-cell office:value-type="float" office:value="460.61599999999999" table:style-name="ce14">
            <text:p>460.6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3 Q1</text:p>
          </table:table-cell>
          <table:table-cell office:value-type="float" office:value="14.699" table:style-name="ce14">
            <text:p>14.7</text:p>
          </table:table-cell>
          <table:table-cell office:value-type="float" office:value="63.655000000000001" table:style-name="ce14">
            <text:p>63.7</text:p>
          </table:table-cell>
          <table:table-cell office:value-type="float" office:value="41.895000000000003" table:style-name="ce14">
            <text:p>41.9</text:p>
          </table:table-cell>
          <table:table-cell office:value-type="float" office:value="46.820999999999998" table:style-name="ce14">
            <text:p>46.8</text:p>
          </table:table-cell>
          <table:table-cell office:value-type="float" office:value="56.994" table:style-name="ce14">
            <text:p>57.0</text:p>
          </table:table-cell>
          <table:table-cell office:value-type="float" office:value="47.259" table:style-name="ce14">
            <text:p>47.3</text:p>
          </table:table-cell>
          <table:table-cell office:value-type="float" office:value="19.684999999999999" table:style-name="ce14">
            <text:p>19.7</text:p>
          </table:table-cell>
          <table:table-cell office:value-type="float" office:value="59.69" table:style-name="ce14">
            <text:p>59.7</text:p>
          </table:table-cell>
          <table:table-cell office:value-type="float" office:value="43.813000000000002" table:style-name="ce14">
            <text:p>43.8</text:p>
          </table:table-cell>
          <table:table-cell office:value-type="float" office:value="394.51100000000002" table:style-name="ce14">
            <text:p>394.5</text:p>
          </table:table-cell>
          <table:table-cell office:value-type="float" office:value="20.600999999999999" table:style-name="ce14">
            <text:p>20.6</text:p>
          </table:table-cell>
          <table:table-cell office:value-type="float" office:value="35.192999999999998" table:style-name="ce14">
            <text:p>35.2</text:p>
          </table:table-cell>
          <table:table-cell office:value-type="float" office:value="7.899" table:style-name="ce14">
            <text:p>7.9</text:p>
          </table:table-cell>
          <table:table-cell office:value-type="float" office:value="0.09" table:style-name="ce14">
            <text:p>0.1</text:p>
          </table:table-cell>
          <table:table-cell office:value-type="float" office:value="458.29399999999998" table:style-name="ce14">
            <text:p>458.3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2</text:p>
          </table:table-cell>
          <table:table-cell office:value-type="float" office:value="14.930999999999999" table:style-name="ce14">
            <text:p>14.9</text:p>
          </table:table-cell>
          <table:table-cell office:value-type="float" office:value="63.677999999999997" table:style-name="ce14">
            <text:p>63.7</text:p>
          </table:table-cell>
          <table:table-cell office:value-type="float" office:value="42.173999999999999" table:style-name="ce14">
            <text:p>42.2</text:p>
          </table:table-cell>
          <table:table-cell office:value-type="float" office:value="47.503999999999998" table:style-name="ce14">
            <text:p>47.5</text:p>
          </table:table-cell>
          <table:table-cell office:value-type="float" office:value="57.414000000000001" table:style-name="ce14">
            <text:p>57.4</text:p>
          </table:table-cell>
          <table:table-cell office:value-type="float" office:value="48.186999999999998" table:style-name="ce14">
            <text:p>48.2</text:p>
          </table:table-cell>
          <table:table-cell office:value-type="float" office:value="19.66" table:style-name="ce14">
            <text:p>19.7</text:p>
          </table:table-cell>
          <table:table-cell office:value-type="float" office:value="61.427999999999997" table:style-name="ce14">
            <text:p>61.4</text:p>
          </table:table-cell>
          <table:table-cell office:value-type="float" office:value="44.777999999999999" table:style-name="ce14">
            <text:p>44.8</text:p>
          </table:table-cell>
          <table:table-cell office:value-type="float" office:value="399.75400000000002" table:style-name="ce14">
            <text:p>399.8</text:p>
          </table:table-cell>
          <table:table-cell office:value-type="float" office:value="21.068999999999999" table:style-name="ce14">
            <text:p>21.1</text:p>
          </table:table-cell>
          <table:table-cell office:value-type="float" office:value="35.500999999999998" table:style-name="ce14">
            <text:p>35.5</text:p>
          </table:table-cell>
          <table:table-cell office:value-type="float" office:value="7.2240000000000002" table:style-name="ce14">
            <text:p>7.2</text:p>
          </table:table-cell>
          <table:table-cell office:value-type="float" office:value="8.4000000000000005E-2" table:style-name="ce14">
            <text:p>0.1</text:p>
          </table:table-cell>
          <table:table-cell office:value-type="float" office:value="463.63200000000001" table:style-name="ce14">
            <text:p>463.6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3</text:p>
          </table:table-cell>
          <table:table-cell office:value-type="float" office:value="14.843999999999999" table:style-name="ce14">
            <text:p>14.8</text:p>
          </table:table-cell>
          <table:table-cell office:value-type="float" office:value="64.019000000000005" table:style-name="ce14">
            <text:p>64.0</text:p>
          </table:table-cell>
          <table:table-cell office:value-type="float" office:value="42.387" table:style-name="ce14">
            <text:p>42.4</text:p>
          </table:table-cell>
          <table:table-cell office:value-type="float" office:value="47.838000000000001" table:style-name="ce14">
            <text:p>47.8</text:p>
          </table:table-cell>
          <table:table-cell office:value-type="float" office:value="57.939" table:style-name="ce14">
            <text:p>57.9</text:p>
          </table:table-cell>
          <table:table-cell office:value-type="float" office:value="48.493000000000002" table:style-name="ce14">
            <text:p>48.5</text:p>
          </table:table-cell>
          <table:table-cell office:value-type="float" office:value="19.719000000000001" table:style-name="ce14">
            <text:p>19.7</text:p>
          </table:table-cell>
          <table:table-cell office:value-type="float" office:value="61.837000000000003" table:style-name="ce14">
            <text:p>61.8</text:p>
          </table:table-cell>
          <table:table-cell office:value-type="float" office:value="44.787999999999997" table:style-name="ce14">
            <text:p>44.8</text:p>
          </table:table-cell>
          <table:table-cell office:value-type="float" office:value="401.86399999999998" table:style-name="ce14">
            <text:p>401.9</text:p>
          </table:table-cell>
          <table:table-cell office:value-type="float" office:value="21.158000000000001" table:style-name="ce14">
            <text:p>21.2</text:p>
          </table:table-cell>
          <table:table-cell office:value-type="float" office:value="35.802999999999997" table:style-name="ce14">
            <text:p>35.8</text:p>
          </table:table-cell>
          <table:table-cell office:value-type="float" office:value="7.6079999999999997" table:style-name="ce14">
            <text:p>7.6</text:p>
          </table:table-cell>
          <table:table-cell office:value-type="float" office:value="8.6999999999999994E-2" table:style-name="ce14">
            <text:p>0.1</text:p>
          </table:table-cell>
          <table:table-cell office:value-type="float" office:value="466.52" table:style-name="ce14">
            <text:p>466.5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4</text:p>
          </table:table-cell>
          <table:table-cell office:value-type="float" office:value="14.73" table:style-name="ce14">
            <text:p>14.7</text:p>
          </table:table-cell>
          <table:table-cell office:value-type="float" office:value="65.203999999999994" table:style-name="ce14">
            <text:p>65.2</text:p>
          </table:table-cell>
          <table:table-cell office:value-type="float" office:value="42.356999999999999" table:style-name="ce14">
            <text:p>42.4</text:p>
          </table:table-cell>
          <table:table-cell office:value-type="float" office:value="47.902000000000001" table:style-name="ce14">
            <text:p>47.9</text:p>
          </table:table-cell>
          <table:table-cell office:value-type="float" office:value="58.2" table:style-name="ce14">
            <text:p>58.2</text:p>
          </table:table-cell>
          <table:table-cell office:value-type="float" office:value="48.441000000000003" table:style-name="ce14">
            <text:p>48.4</text:p>
          </table:table-cell>
          <table:table-cell office:value-type="float" office:value="19.831" table:style-name="ce14">
            <text:p>19.8</text:p>
          </table:table-cell>
          <table:table-cell office:value-type="float" office:value="61.953000000000003" table:style-name="ce14">
            <text:p>62.0</text:p>
          </table:table-cell>
          <table:table-cell office:value-type="float" office:value="44.786000000000001" table:style-name="ce14">
            <text:p>44.8</text:p>
          </table:table-cell>
          <table:table-cell office:value-type="float" office:value="403.404" table:style-name="ce14">
            <text:p>403.4</text:p>
          </table:table-cell>
          <table:table-cell office:value-type="float" office:value="20.978000000000002" table:style-name="ce14">
            <text:p>21.0</text:p>
          </table:table-cell>
          <table:table-cell office:value-type="float" office:value="35.713999999999999" table:style-name="ce14">
            <text:p>35.7</text:p>
          </table:table-cell>
          <table:table-cell office:value-type="float" office:value="8.6989999999999998" table:style-name="ce14">
            <text:p>8.7</text:p>
          </table:table-cell>
          <table:table-cell office:value-type="float" office:value="8.1000000000000003E-2" table:style-name="ce14">
            <text:p>0.1</text:p>
          </table:table-cell>
          <table:table-cell office:value-type="float" office:value="468.87599999999998" table:style-name="ce14">
            <text:p>468.9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4 Q1</text:p>
          </table:table-cell>
          <table:table-cell office:value-type="float" office:value="14.714" table:style-name="ce14">
            <text:p>14.7</text:p>
          </table:table-cell>
          <table:table-cell office:value-type="float" office:value="64.63" table:style-name="ce14">
            <text:p>64.6</text:p>
          </table:table-cell>
          <table:table-cell office:value-type="float" office:value="42.238" table:style-name="ce14">
            <text:p>42.2</text:p>
          </table:table-cell>
          <table:table-cell office:value-type="float" office:value="47.478000000000002" table:style-name="ce14">
            <text:p>47.5</text:p>
          </table:table-cell>
          <table:table-cell office:value-type="float" office:value="57.814999999999998" table:style-name="ce14">
            <text:p>57.8</text:p>
          </table:table-cell>
          <table:table-cell office:value-type="float" office:value="48.341999999999999" table:style-name="ce14">
            <text:p>48.3</text:p>
          </table:table-cell>
          <table:table-cell office:value-type="float" office:value="19.754999999999999" table:style-name="ce14">
            <text:p>19.8</text:p>
          </table:table-cell>
          <table:table-cell office:value-type="float" office:value="61.957000000000001" table:style-name="ce14">
            <text:p>62.0</text:p>
          </table:table-cell>
          <table:table-cell office:value-type="float" office:value="44.774000000000001" table:style-name="ce14">
            <text:p>44.8</text:p>
          </table:table-cell>
          <table:table-cell office:value-type="float" office:value="401.70299999999997" table:style-name="ce14">
            <text:p>401.7</text:p>
          </table:table-cell>
          <table:table-cell office:value-type="float" office:value="20.888000000000002" table:style-name="ce14">
            <text:p>20.9</text:p>
          </table:table-cell>
          <table:table-cell office:value-type="float" office:value="35.808999999999997" table:style-name="ce14">
            <text:p>35.8</text:p>
          </table:table-cell>
          <table:table-cell office:value-type="float" office:value="7.3819999999999997" table:style-name="ce14">
            <text:p>7.4</text:p>
          </table:table-cell>
          <table:table-cell office:value-type="float" office:value="7.8E-2" table:style-name="ce14">
            <text:p>0.1</text:p>
          </table:table-cell>
          <table:table-cell office:value-type="float" office:value="465.86" table:style-name="ce14">
            <text:p>465.9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2</text:p>
          </table:table-cell>
          <table:table-cell office:value-type="float" office:value="14.927" table:style-name="ce14">
            <text:p>14.9</text:p>
          </table:table-cell>
          <table:table-cell office:value-type="float" office:value="64.930999999999997" table:style-name="ce14">
            <text:p>64.9</text:p>
          </table:table-cell>
          <table:table-cell office:value-type="float" office:value="43.055999999999997" table:style-name="ce14">
            <text:p>43.1</text:p>
          </table:table-cell>
          <table:table-cell office:value-type="float" office:value="48.000999999999998" table:style-name="ce14">
            <text:p>48.0</text:p>
          </table:table-cell>
          <table:table-cell office:value-type="float" office:value="58.302999999999997" table:style-name="ce14">
            <text:p>58.3</text:p>
          </table:table-cell>
          <table:table-cell office:value-type="float" office:value="49.325000000000003" table:style-name="ce14">
            <text:p>49.3</text:p>
          </table:table-cell>
          <table:table-cell office:value-type="float" office:value="20.001999999999999" table:style-name="ce14">
            <text:p>20.0</text:p>
          </table:table-cell>
          <table:table-cell office:value-type="float" office:value="63.895000000000003" table:style-name="ce14">
            <text:p>63.9</text:p>
          </table:table-cell>
          <table:table-cell office:value-type="float" office:value="45.46" table:style-name="ce14">
            <text:p>45.5</text:p>
          </table:table-cell>
          <table:table-cell office:value-type="float" office:value="407.9" table:style-name="ce14">
            <text:p>407.9</text:p>
          </table:table-cell>
          <table:table-cell office:value-type="float" office:value="21.378" table:style-name="ce14">
            <text:p>21.4</text:p>
          </table:table-cell>
          <table:table-cell office:value-type="float" office:value="36.29" table:style-name="ce14">
            <text:p>36.3</text:p>
          </table:table-cell>
          <table:table-cell office:value-type="float" office:value="7.5519999999999996" table:style-name="ce14">
            <text:p>7.6</text:p>
          </table:table-cell>
          <table:table-cell office:value-type="float" office:value="8.2000000000000003E-2" table:style-name="ce14">
            <text:p>0.1</text:p>
          </table:table-cell>
          <table:table-cell office:value-type="float" office:value="473.202" table:style-name="ce14">
            <text:p>473.2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3</text:p>
          </table:table-cell>
          <table:table-cell office:value-type="float" office:value="15.042" table:style-name="ce14">
            <text:p>15.0</text:p>
          </table:table-cell>
          <table:table-cell office:value-type="float" office:value="65.727000000000004" table:style-name="ce14">
            <text:p>65.7</text:p>
          </table:table-cell>
          <table:table-cell office:value-type="float" office:value="43.591999999999999" table:style-name="ce14">
            <text:p>43.6</text:p>
          </table:table-cell>
          <table:table-cell office:value-type="float" office:value="48.406999999999996" table:style-name="ce14">
            <text:p>48.4</text:p>
          </table:table-cell>
          <table:table-cell office:value-type="float" office:value="60.213000000000001" table:style-name="ce14">
            <text:p>60.2</text:p>
          </table:table-cell>
          <table:table-cell office:value-type="float" office:value="48.311" table:style-name="ce14">
            <text:p>48.3</text:p>
          </table:table-cell>
          <table:table-cell office:value-type="float" office:value="20.184000000000001" table:style-name="ce14">
            <text:p>20.2</text:p>
          </table:table-cell>
          <table:table-cell office:value-type="float" office:value="64.668000000000006" table:style-name="ce14">
            <text:p>64.7</text:p>
          </table:table-cell>
          <table:table-cell office:value-type="float" office:value="45.795999999999999" table:style-name="ce14">
            <text:p>45.8</text:p>
          </table:table-cell>
          <table:table-cell office:value-type="float" office:value="411.94" table:style-name="ce14">
            <text:p>411.9</text:p>
          </table:table-cell>
          <table:table-cell office:value-type="float" office:value="21.574999999999999" table:style-name="ce14">
            <text:p>21.6</text:p>
          </table:table-cell>
          <table:table-cell office:value-type="float" office:value="36.633000000000003" table:style-name="ce14">
            <text:p>36.6</text:p>
          </table:table-cell>
          <table:table-cell office:value-type="float" office:value="8.5690000000000008" table:style-name="ce14">
            <text:p>8.6</text:p>
          </table:table-cell>
          <table:table-cell office:value-type="float" office:value="0.10199999999999999" table:style-name="ce14">
            <text:p>0.1</text:p>
          </table:table-cell>
          <table:table-cell office:value-type="float" office:value="478.81900000000002" table:style-name="ce14">
            <text:p>478.8</text:p>
          </table:table-cell>
          <table:table-cell office:value-type="float" office:value="23.073" table:style-name="ce14">
            <text:p>23.1</text:p>
          </table:table-cell>
          <table:table-cell office:value-type="float" office:value="0.38800000000000001" table:style-name="ce14">
            <text:p>0.4</text:p>
          </table:table-cell>
          <table:table-cell office:value-type="float" office:value="502.28" table:style-name="ce14">
            <text:p>502.3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4</text:p>
          </table:table-cell>
          <table:table-cell office:value-type="float" office:value="15.041" table:style-name="ce14">
            <text:p>15.0</text:p>
          </table:table-cell>
          <table:table-cell office:value-type="float" office:value="65.563999999999993" table:style-name="ce14">
            <text:p>65.6</text:p>
          </table:table-cell>
          <table:table-cell office:value-type="float" office:value="43.552" table:style-name="ce14">
            <text:p>43.6</text:p>
          </table:table-cell>
          <table:table-cell office:value-type="float" office:value="47.792000000000002" table:style-name="ce14">
            <text:p>47.8</text:p>
          </table:table-cell>
          <table:table-cell office:value-type="float" office:value="59.98" table:style-name="ce14">
            <text:p>60.0</text:p>
          </table:table-cell>
          <table:table-cell office:value-type="float" office:value="47.912999999999997" table:style-name="ce14">
            <text:p>47.9</text:p>
          </table:table-cell>
          <table:table-cell office:value-type="float" office:value="20.111000000000001" table:style-name="ce14">
            <text:p>20.1</text:p>
          </table:table-cell>
          <table:table-cell office:value-type="float" office:value="64.103999999999999" table:style-name="ce14">
            <text:p>64.1</text:p>
          </table:table-cell>
          <table:table-cell office:value-type="float" office:value="45.411999999999999" table:style-name="ce14">
            <text:p>45.4</text:p>
          </table:table-cell>
          <table:table-cell office:value-type="float" office:value="409.46899999999999" table:style-name="ce14">
            <text:p>409.5</text:p>
          </table:table-cell>
          <table:table-cell office:value-type="float" office:value="21.169" table:style-name="ce14">
            <text:p>21.2</text:p>
          </table:table-cell>
          <table:table-cell office:value-type="float" office:value="36.439" table:style-name="ce14">
            <text:p>36.4</text:p>
          </table:table-cell>
          <table:table-cell office:value-type="float" office:value="6.7619999999999996" table:style-name="ce14">
            <text:p>6.8</text:p>
          </table:table-cell>
          <table:table-cell office:value-type="float" office:value="9.2999999999999999E-2" table:style-name="ce14">
            <text:p>0.1</text:p>
          </table:table-cell>
          <table:table-cell office:value-type="float" office:value="473.93200000000002" table:style-name="ce14">
            <text:p>473.9</text:p>
          </table:table-cell>
          <table:table-cell office:value-type="float" office:value="22.559000000000001" table:style-name="ce14">
            <text:p>22.6</text:p>
          </table:table-cell>
          <table:table-cell office:value-type="float" office:value="0.28199999999999997" table:style-name="ce14">
            <text:p>0.3</text:p>
          </table:table-cell>
          <table:table-cell office:value-type="float" office:value="496.77300000000002" table:style-name="ce14">
            <text:p>496.8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5 Q1</text:p>
          </table:table-cell>
          <table:table-cell office:value-type="float" office:value="15.19" table:style-name="ce14">
            <text:p>15.2</text:p>
          </table:table-cell>
          <table:table-cell office:value-type="float" office:value="65.248999999999995" table:style-name="ce14">
            <text:p>65.2</text:p>
          </table:table-cell>
          <table:table-cell office:value-type="float" office:value="43.439" table:style-name="ce14">
            <text:p>43.4</text:p>
          </table:table-cell>
          <table:table-cell office:value-type="float" office:value="47.671999999999997" table:style-name="ce14">
            <text:p>47.7</text:p>
          </table:table-cell>
          <table:table-cell office:value-type="float" office:value="60.558" table:style-name="ce14">
            <text:p>60.6</text:p>
          </table:table-cell>
          <table:table-cell office:value-type="float" office:value="48.029000000000003" table:style-name="ce14">
            <text:p>48.0</text:p>
          </table:table-cell>
          <table:table-cell office:value-type="float" office:value="20.302" table:style-name="ce14">
            <text:p>20.3</text:p>
          </table:table-cell>
          <table:table-cell office:value-type="float" office:value="64.335999999999999" table:style-name="ce14">
            <text:p>64.3</text:p>
          </table:table-cell>
          <table:table-cell office:value-type="float" office:value="45.331000000000003" table:style-name="ce14">
            <text:p>45.3</text:p>
          </table:table-cell>
          <table:table-cell office:value-type="float" office:value="410.10599999999999" table:style-name="ce14">
            <text:p>410.1</text:p>
          </table:table-cell>
          <table:table-cell office:value-type="float" office:value="21.303000000000001" table:style-name="ce14">
            <text:p>21.3</text:p>
          </table:table-cell>
          <table:table-cell office:value-type="float" office:value="36.256" table:style-name="ce14">
            <text:p>36.3</text:p>
          </table:table-cell>
          <table:table-cell office:value-type="float" office:value="5.24" table:style-name="ce14">
            <text:p>5.2</text:p>
          </table:table-cell>
          <table:table-cell office:value-type="float" office:value="9.5000000000000001E-2" table:style-name="ce14">
            <text:p>0.1</text:p>
          </table:table-cell>
          <table:table-cell office:value-type="float" office:value="473" table:style-name="ce14">
            <text:p>473.0</text:p>
          </table:table-cell>
          <table:table-cell office:value-type="float" office:value="22.539000000000001" table:style-name="ce14">
            <text:p>22.5</text:p>
          </table:table-cell>
          <table:table-cell office:value-type="float" office:value="0.19400000000000001" table:style-name="ce14">
            <text:p>0.2</text:p>
          </table:table-cell>
          <table:table-cell office:value-type="float" office:value="495.733" table:style-name="ce14">
            <text:p>495.7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2</text:p>
          </table:table-cell>
          <table:table-cell office:value-type="float" office:value="15.461" table:style-name="ce14">
            <text:p>15.5</text:p>
          </table:table-cell>
          <table:table-cell office:value-type="float" office:value="65.626000000000005" table:style-name="ce14">
            <text:p>65.6</text:p>
          </table:table-cell>
          <table:table-cell office:value-type="float" office:value="43.76" table:style-name="ce14">
            <text:p>43.8</text:p>
          </table:table-cell>
          <table:table-cell office:value-type="float" office:value="48.613999999999997" table:style-name="ce14">
            <text:p>48.6</text:p>
          </table:table-cell>
          <table:table-cell office:value-type="float" office:value="59.441000000000003" table:style-name="ce14">
            <text:p>59.4</text:p>
          </table:table-cell>
          <table:table-cell office:value-type="float" office:value="48.652999999999999" table:style-name="ce14">
            <text:p>48.7</text:p>
          </table:table-cell>
          <table:table-cell office:value-type="float" office:value="20.442" table:style-name="ce14">
            <text:p>20.4</text:p>
          </table:table-cell>
          <table:table-cell office:value-type="float" office:value="67.459000000000003" table:style-name="ce14">
            <text:p>67.5</text:p>
          </table:table-cell>
          <table:table-cell office:value-type="float" office:value="46.091000000000001" table:style-name="ce14">
            <text:p>46.1</text:p>
          </table:table-cell>
          <table:table-cell office:value-type="float" office:value="415.54700000000003" table:style-name="ce14">
            <text:p>415.5</text:p>
          </table:table-cell>
          <table:table-cell office:value-type="float" office:value="21.568999999999999" table:style-name="ce14">
            <text:p>21.6</text:p>
          </table:table-cell>
          <table:table-cell office:value-type="float" office:value="36.671999999999997" table:style-name="ce14">
            <text:p>36.7</text:p>
          </table:table-cell>
          <table:table-cell office:value-type="float" office:value="5.5220000000000002" table:style-name="ce14">
            <text:p>5.5</text:p>
          </table:table-cell>
          <table:table-cell office:value-type="float" office:value="8.8999999999999996E-2" table:style-name="ce14">
            <text:p>0.1</text:p>
          </table:table-cell>
          <table:table-cell office:value-type="float" office:value="479.399" table:style-name="ce14">
            <text:p>479.4</text:p>
          </table:table-cell>
          <table:table-cell office:value-type="float" office:value="22.86" table:style-name="ce14">
            <text:p>22.9</text:p>
          </table:table-cell>
          <table:table-cell office:value-type="float" office:value="0.17899999999999999" table:style-name="ce14">
            <text:p>0.2</text:p>
          </table:table-cell>
          <table:table-cell office:value-type="float" office:value="502.43799999999999" table:style-name="ce14">
            <text:p>502.4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3</text:p>
          </table:table-cell>
          <table:table-cell office:value-type="float" office:value="15.602" table:style-name="ce14">
            <text:p>15.6</text:p>
          </table:table-cell>
          <table:table-cell office:value-type="float" office:value="65.834000000000003" table:style-name="ce14">
            <text:p>65.8</text:p>
          </table:table-cell>
          <table:table-cell office:value-type="float" office:value="44.765000000000001" table:style-name="ce14">
            <text:p>44.8</text:p>
          </table:table-cell>
          <table:table-cell office:value-type="float" office:value="48.481999999999999" table:style-name="ce14">
            <text:p>48.5</text:p>
          </table:table-cell>
          <table:table-cell office:value-type="float" office:value="60.05" table:style-name="ce14">
            <text:p>60.1</text:p>
          </table:table-cell>
          <table:table-cell office:value-type="float" office:value="49.088000000000001" table:style-name="ce14">
            <text:p>49.1</text:p>
          </table:table-cell>
          <table:table-cell office:value-type="float" office:value="20.67" table:style-name="ce14">
            <text:p>20.7</text:p>
          </table:table-cell>
          <table:table-cell office:value-type="float" office:value="67.884" table:style-name="ce14">
            <text:p>67.9</text:p>
          </table:table-cell>
          <table:table-cell office:value-type="float" office:value="46.594000000000001" table:style-name="ce14">
            <text:p>46.6</text:p>
          </table:table-cell>
          <table:table-cell office:value-type="float" office:value="418.96899999999999" table:style-name="ce14">
            <text:p>419.0</text:p>
          </table:table-cell>
          <table:table-cell office:value-type="float" office:value="21.63" table:style-name="ce14">
            <text:p>21.6</text:p>
          </table:table-cell>
          <table:table-cell office:value-type="float" office:value="37.249000000000002" table:style-name="ce14">
            <text:p>37.2</text:p>
          </table:table-cell>
          <table:table-cell office:value-type="float" office:value="5.8310000000000004" table:style-name="ce14">
            <text:p>5.8</text:p>
          </table:table-cell>
          <table:table-cell office:value-type="float" office:value="9.0999999999999998E-2" table:style-name="ce14">
            <text:p>0.1</text:p>
          </table:table-cell>
          <table:table-cell office:value-type="float" office:value="483.77" table:style-name="ce14">
            <text:p>483.8</text:p>
          </table:table-cell>
          <table:table-cell office:value-type="float" office:value="22.826000000000001" table:style-name="ce14">
            <text:p>22.8</text:p>
          </table:table-cell>
          <table:table-cell office:value-type="float" office:value="0.16500000000000001" table:style-name="ce14">
            <text:p>0.2</text:p>
          </table:table-cell>
          <table:table-cell office:value-type="float" office:value="506.76100000000002" table:style-name="ce14">
            <text:p>506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4</text:p>
          </table:table-cell>
          <table:table-cell office:value-type="float" office:value="15.491" table:style-name="ce14">
            <text:p>15.5</text:p>
          </table:table-cell>
          <table:table-cell office:value-type="float" office:value="65.938000000000002" table:style-name="ce14">
            <text:p>65.9</text:p>
          </table:table-cell>
          <table:table-cell office:value-type="float" office:value="44.540999999999997" table:style-name="ce14">
            <text:p>44.5</text:p>
          </table:table-cell>
          <table:table-cell office:value-type="float" office:value="48.448999999999998" table:style-name="ce14">
            <text:p>48.4</text:p>
          </table:table-cell>
          <table:table-cell office:value-type="float" office:value="59.822000000000003" table:style-name="ce14">
            <text:p>59.8</text:p>
          </table:table-cell>
          <table:table-cell office:value-type="float" office:value="49.088999999999999" table:style-name="ce14">
            <text:p>49.1</text:p>
          </table:table-cell>
          <table:table-cell office:value-type="float" office:value="20.603000000000002" table:style-name="ce14">
            <text:p>20.6</text:p>
          </table:table-cell>
          <table:table-cell office:value-type="float" office:value="67.991" table:style-name="ce14">
            <text:p>68.0</text:p>
          </table:table-cell>
          <table:table-cell office:value-type="float" office:value="46.250999999999998" table:style-name="ce14">
            <text:p>46.3</text:p>
          </table:table-cell>
          <table:table-cell office:value-type="float" office:value="418.17500000000001" table:style-name="ce14">
            <text:p>418.2</text:p>
          </table:table-cell>
          <table:table-cell office:value-type="float" office:value="21.382000000000001" table:style-name="ce14">
            <text:p>21.4</text:p>
          </table:table-cell>
          <table:table-cell office:value-type="float" office:value="36.985999999999997" table:style-name="ce14">
            <text:p>37.0</text:p>
          </table:table-cell>
          <table:table-cell office:value-type="float" office:value="6.7279999999999998" table:style-name="ce14">
            <text:p>6.7</text:p>
          </table:table-cell>
          <table:table-cell office:value-type="float" office:value="0.09" table:style-name="ce14">
            <text:p>0.1</text:p>
          </table:table-cell>
          <table:table-cell office:value-type="float" office:value="483.36099999999999" table:style-name="ce14">
            <text:p>483.4</text:p>
          </table:table-cell>
          <table:table-cell office:value-type="float" office:value="22.722000000000001" table:style-name="ce14">
            <text:p>22.7</text:p>
          </table:table-cell>
          <table:table-cell office:value-type="float" office:value="0.128" table:style-name="ce14">
            <text:p>0.1</text:p>
          </table:table-cell>
          <table:table-cell office:value-type="float" office:value="506.21100000000001" table:style-name="ce14">
            <text:p>506.2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6 Q1</text:p>
          </table:table-cell>
          <table:table-cell office:value-type="float" office:value="15.643000000000001" table:style-name="ce14">
            <text:p>15.6</text:p>
          </table:table-cell>
          <table:table-cell office:value-type="float" office:value="65.885000000000005" table:style-name="ce14">
            <text:p>65.9</text:p>
          </table:table-cell>
          <table:table-cell office:value-type="float" office:value="45.121000000000002" table:style-name="ce14">
            <text:p>45.1</text:p>
          </table:table-cell>
          <table:table-cell office:value-type="float" office:value="48.238999999999997" table:style-name="ce14">
            <text:p>48.2</text:p>
          </table:table-cell>
          <table:table-cell office:value-type="float" office:value="60.088000000000001" table:style-name="ce14">
            <text:p>60.1</text:p>
          </table:table-cell>
          <table:table-cell office:value-type="float" office:value="49.298999999999999" table:style-name="ce14">
            <text:p>49.3</text:p>
          </table:table-cell>
          <table:table-cell office:value-type="float" office:value="20.614999999999998" table:style-name="ce14">
            <text:p>20.6</text:p>
          </table:table-cell>
          <table:table-cell office:value-type="float" office:value="67.867000000000004" table:style-name="ce14">
            <text:p>67.9</text:p>
          </table:table-cell>
          <table:table-cell office:value-type="float" office:value="46.505000000000003" table:style-name="ce14">
            <text:p>46.5</text:p>
          </table:table-cell>
          <table:table-cell office:value-type="float" office:value="419.262" table:style-name="ce14">
            <text:p>419.3</text:p>
          </table:table-cell>
          <table:table-cell office:value-type="float" office:value="21.434000000000001" table:style-name="ce14">
            <text:p>21.4</text:p>
          </table:table-cell>
          <table:table-cell office:value-type="float" office:value="36.841000000000001" table:style-name="ce14">
            <text:p>36.8</text:p>
          </table:table-cell>
          <table:table-cell office:value-type="float" office:value="4.8639999999999999" table:style-name="ce14">
            <text:p>4.9</text:p>
          </table:table-cell>
          <table:table-cell office:value-type="float" office:value="8.6999999999999994E-2" table:style-name="ce14">
            <text:p>0.1</text:p>
          </table:table-cell>
          <table:table-cell office:value-type="float" office:value="482.488" table:style-name="ce14">
            <text:p>482.5</text:p>
          </table:table-cell>
          <table:table-cell office:value-type="float" office:value="22.975999999999999" table:style-name="ce14">
            <text:p>23.0</text:p>
          </table:table-cell>
          <table:table-cell office:value-type="float" office:value="0.113" table:style-name="ce14">
            <text:p>0.1</text:p>
          </table:table-cell>
          <table:table-cell office:value-type="float" office:value="505.577" table:style-name="ce14">
            <text:p>505.6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2</text:p>
          </table:table-cell>
          <table:table-cell office:value-type="float" office:value="15.82" table:style-name="ce14">
            <text:p>15.8</text:p>
          </table:table-cell>
          <table:table-cell office:value-type="float" office:value="66.67" table:style-name="ce14">
            <text:p>66.7</text:p>
          </table:table-cell>
          <table:table-cell office:value-type="float" office:value="45.743000000000002" table:style-name="ce14">
            <text:p>45.7</text:p>
          </table:table-cell>
          <table:table-cell office:value-type="float" office:value="48.335999999999999" table:style-name="ce14">
            <text:p>48.3</text:p>
          </table:table-cell>
          <table:table-cell office:value-type="float" office:value="60.875" table:style-name="ce14">
            <text:p>60.9</text:p>
          </table:table-cell>
          <table:table-cell office:value-type="float" office:value="49.871000000000002" table:style-name="ce14">
            <text:p>49.9</text:p>
          </table:table-cell>
          <table:table-cell office:value-type="float" office:value="20.972000000000001" table:style-name="ce14">
            <text:p>21.0</text:p>
          </table:table-cell>
          <table:table-cell office:value-type="float" office:value="68.918999999999997" table:style-name="ce14">
            <text:p>68.9</text:p>
          </table:table-cell>
          <table:table-cell office:value-type="float" office:value="47.826000000000001" table:style-name="ce14">
            <text:p>47.8</text:p>
          </table:table-cell>
          <table:table-cell office:value-type="float" office:value="425.03199999999998" table:style-name="ce14">
            <text:p>425.0</text:p>
          </table:table-cell>
          <table:table-cell office:value-type="float" office:value="21.728000000000002" table:style-name="ce14">
            <text:p>21.7</text:p>
          </table:table-cell>
          <table:table-cell office:value-type="float" office:value="37.545000000000002" table:style-name="ce14">
            <text:p>37.5</text:p>
          </table:table-cell>
          <table:table-cell office:value-type="float" office:value="5.8579999999999997" table:style-name="ce14">
            <text:p>5.9</text:p>
          </table:table-cell>
          <table:table-cell office:value-type="float" office:value="7.6999999999999999E-2" table:style-name="ce14">
            <text:p>0.1</text:p>
          </table:table-cell>
          <table:table-cell office:value-type="float" office:value="490.24" table:style-name="ce14">
            <text:p>490.2</text:p>
          </table:table-cell>
          <table:table-cell office:value-type="float" office:value="23.387" table:style-name="ce14">
            <text:p>23.4</text:p>
          </table:table-cell>
          <table:table-cell office:value-type="float" office:value="0.128" table:style-name="ce14">
            <text:p>0.1</text:p>
          </table:table-cell>
          <table:table-cell office:value-type="float" office:value="513.755" table:style-name="ce14">
            <text:p>513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3</text:p>
          </table:table-cell>
          <table:table-cell office:value-type="float" office:value="15.840999999999999" table:style-name="ce14">
            <text:p>15.8</text:p>
          </table:table-cell>
          <table:table-cell office:value-type="float" office:value="67.325000000000003" table:style-name="ce14">
            <text:p>67.3</text:p>
          </table:table-cell>
          <table:table-cell office:value-type="float" office:value="46.378" table:style-name="ce14">
            <text:p>46.4</text:p>
          </table:table-cell>
          <table:table-cell office:value-type="float" office:value="49.348999999999997" table:style-name="ce14">
            <text:p>49.3</text:p>
          </table:table-cell>
          <table:table-cell office:value-type="float" office:value="60.369" table:style-name="ce14">
            <text:p>60.4</text:p>
          </table:table-cell>
          <table:table-cell office:value-type="float" office:value="50.137" table:style-name="ce14">
            <text:p>50.1</text:p>
          </table:table-cell>
          <table:table-cell office:value-type="float" office:value="20.88" table:style-name="ce14">
            <text:p>20.9</text:p>
          </table:table-cell>
          <table:table-cell office:value-type="float" office:value="69.366" table:style-name="ce14">
            <text:p>69.4</text:p>
          </table:table-cell>
          <table:table-cell office:value-type="float" office:value="48.197000000000003" table:style-name="ce14">
            <text:p>48.2</text:p>
          </table:table-cell>
          <table:table-cell office:value-type="float" office:value="427.84199999999998" table:style-name="ce14">
            <text:p>427.8</text:p>
          </table:table-cell>
          <table:table-cell office:value-type="float" office:value="21.760999999999999" table:style-name="ce14">
            <text:p>21.8</text:p>
          </table:table-cell>
          <table:table-cell office:value-type="float" office:value="37.828000000000003" table:style-name="ce14">
            <text:p>37.8</text:p>
          </table:table-cell>
          <table:table-cell office:value-type="float" office:value="6.7039999999999997" table:style-name="ce14">
            <text:p>6.7</text:p>
          </table:table-cell>
          <table:table-cell office:value-type="float" office:value="8.1000000000000003E-2" table:style-name="ce14">
            <text:p>0.1</text:p>
          </table:table-cell>
          <table:table-cell office:value-type="float" office:value="494.21600000000001" table:style-name="ce14">
            <text:p>494.2</text:p>
          </table:table-cell>
          <table:table-cell office:value-type="float" office:value="23.523" table:style-name="ce14">
            <text:p>23.5</text:p>
          </table:table-cell>
          <table:table-cell office:value-type="float" office:value="0.15" table:style-name="ce14">
            <text:p>0.2</text:p>
          </table:table-cell>
          <table:table-cell office:value-type="float" office:value="517.88900000000001" table:style-name="ce14">
            <text:p>517.9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4</text:p>
          </table:table-cell>
          <table:table-cell office:value-type="float" office:value="15.68" table:style-name="ce14">
            <text:p>15.7</text:p>
          </table:table-cell>
          <table:table-cell office:value-type="float" office:value="67.375" table:style-name="ce14">
            <text:p>67.4</text:p>
          </table:table-cell>
          <table:table-cell office:value-type="float" office:value="46.634" table:style-name="ce14">
            <text:p>46.6</text:p>
          </table:table-cell>
          <table:table-cell office:value-type="float" office:value="49.576999999999998" table:style-name="ce14">
            <text:p>49.6</text:p>
          </table:table-cell>
          <table:table-cell office:value-type="float" office:value="60.112000000000002" table:style-name="ce14">
            <text:p>60.1</text:p>
          </table:table-cell>
          <table:table-cell office:value-type="float" office:value="49.91" table:style-name="ce14">
            <text:p>49.9</text:p>
          </table:table-cell>
          <table:table-cell office:value-type="float" office:value="20.995000000000001" table:style-name="ce14">
            <text:p>21.0</text:p>
          </table:table-cell>
          <table:table-cell office:value-type="float" office:value="69.096000000000004" table:style-name="ce14">
            <text:p>69.1</text:p>
          </table:table-cell>
          <table:table-cell office:value-type="float" office:value="47.67" table:style-name="ce14">
            <text:p>47.7</text:p>
          </table:table-cell>
          <table:table-cell office:value-type="float" office:value="427.04899999999998" table:style-name="ce14">
            <text:p>427.0</text:p>
          </table:table-cell>
          <table:table-cell office:value-type="float" office:value="21.611999999999998" table:style-name="ce14">
            <text:p>21.6</text:p>
          </table:table-cell>
          <table:table-cell office:value-type="float" office:value="38.049999999999997" table:style-name="ce14">
            <text:p>38.1</text:p>
          </table:table-cell>
          <table:table-cell office:value-type="float" office:value="6.8490000000000002" table:style-name="ce14">
            <text:p>6.8</text:p>
          </table:table-cell>
          <table:table-cell office:value-type="float" office:value="7.8E-2" table:style-name="ce14">
            <text:p>0.1</text:p>
          </table:table-cell>
          <table:table-cell office:value-type="float" office:value="493.63799999999998" table:style-name="ce14">
            <text:p>493.6</text:p>
          </table:table-cell>
          <table:table-cell office:value-type="float" office:value="23.395" table:style-name="ce14">
            <text:p>23.4</text:p>
          </table:table-cell>
          <table:table-cell office:value-type="float" office:value="0.111" table:style-name="ce14">
            <text:p>0.1</text:p>
          </table:table-cell>
          <table:table-cell office:value-type="float" office:value="517.14400000000001" table:style-name="ce14">
            <text:p>517.1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7 Q1</text:p>
          </table:table-cell>
          <table:table-cell office:value-type="float" office:value="15.769" table:style-name="ce14">
            <text:p>15.8</text:p>
          </table:table-cell>
          <table:table-cell office:value-type="float" office:value="66.393000000000001" table:style-name="ce14">
            <text:p>66.4</text:p>
          </table:table-cell>
          <table:table-cell office:value-type="float" office:value="46.807000000000002" table:style-name="ce14">
            <text:p>46.8</text:p>
          </table:table-cell>
          <table:table-cell office:value-type="float" office:value="49.792999999999999" table:style-name="ce14">
            <text:p>49.8</text:p>
          </table:table-cell>
          <table:table-cell office:value-type="float" office:value="60.146999999999998" table:style-name="ce14">
            <text:p>60.1</text:p>
          </table:table-cell>
          <table:table-cell office:value-type="float" office:value="49.832000000000001" table:style-name="ce14">
            <text:p>49.8</text:p>
          </table:table-cell>
          <table:table-cell office:value-type="float" office:value="20.588999999999999" table:style-name="ce14">
            <text:p>20.6</text:p>
          </table:table-cell>
          <table:table-cell office:value-type="float" office:value="68.945999999999998" table:style-name="ce14">
            <text:p>68.9</text:p>
          </table:table-cell>
          <table:table-cell office:value-type="float" office:value="47.76" table:style-name="ce14">
            <text:p>47.8</text:p>
          </table:table-cell>
          <table:table-cell office:value-type="float" office:value="426.036" table:style-name="ce14">
            <text:p>426.0</text:p>
          </table:table-cell>
          <table:table-cell office:value-type="float" office:value="21.658000000000001" table:style-name="ce14">
            <text:p>21.7</text:p>
          </table:table-cell>
          <table:table-cell office:value-type="float" office:value="37.863999999999997" table:style-name="ce14">
            <text:p>37.9</text:p>
          </table:table-cell>
          <table:table-cell office:value-type="float" office:value="5.9640000000000004" table:style-name="ce14">
            <text:p>6.0</text:p>
          </table:table-cell>
          <table:table-cell office:value-type="float" office:value="7.8E-2" table:style-name="ce14">
            <text:p>0.1</text:p>
          </table:table-cell>
          <table:table-cell office:value-type="float" office:value="491.6" table:style-name="ce14">
            <text:p>491.6</text:p>
          </table:table-cell>
          <table:table-cell office:value-type="float" office:value="23.661999999999999" table:style-name="ce14">
            <text:p>23.7</text:p>
          </table:table-cell>
          <table:table-cell office:value-type="float" office:value="0.14099999999999999" table:style-name="ce14">
            <text:p>0.1</text:p>
          </table:table-cell>
          <table:table-cell office:value-type="float" office:value="515.40300000000002" table:style-name="ce14">
            <text:p>515.4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2</text:p>
          </table:table-cell>
          <table:table-cell office:value-type="float" office:value="16.044" table:style-name="ce14">
            <text:p>16.0</text:p>
          </table:table-cell>
          <table:table-cell office:value-type="float" office:value="67.134" table:style-name="ce14">
            <text:p>67.1</text:p>
          </table:table-cell>
          <table:table-cell office:value-type="float" office:value="47.691000000000003" table:style-name="ce14">
            <text:p>47.7</text:p>
          </table:table-cell>
          <table:table-cell office:value-type="float" office:value="50.252000000000002" table:style-name="ce14">
            <text:p>50.3</text:p>
          </table:table-cell>
          <table:table-cell office:value-type="float" office:value="61.002000000000002" table:style-name="ce14">
            <text:p>61.0</text:p>
          </table:table-cell>
          <table:table-cell office:value-type="float" office:value="50.603000000000002" table:style-name="ce14">
            <text:p>50.6</text:p>
          </table:table-cell>
          <table:table-cell office:value-type="float" office:value="20.542000000000002" table:style-name="ce14">
            <text:p>20.5</text:p>
          </table:table-cell>
          <table:table-cell office:value-type="float" office:value="69.938000000000002" table:style-name="ce14">
            <text:p>69.9</text:p>
          </table:table-cell>
          <table:table-cell office:value-type="float" office:value="48.390999999999998" table:style-name="ce14">
            <text:p>48.4</text:p>
          </table:table-cell>
          <table:table-cell office:value-type="float" office:value="431.59699999999998" table:style-name="ce14">
            <text:p>431.6</text:p>
          </table:table-cell>
          <table:table-cell office:value-type="float" office:value="22.055" table:style-name="ce14">
            <text:p>22.1</text:p>
          </table:table-cell>
          <table:table-cell office:value-type="float" office:value="38.427999999999997" table:style-name="ce14">
            <text:p>38.4</text:p>
          </table:table-cell>
          <table:table-cell office:value-type="float" office:value="6.5650000000000004" table:style-name="ce14">
            <text:p>6.6</text:p>
          </table:table-cell>
          <table:table-cell office:value-type="float" office:value="7.4999999999999997E-2" table:style-name="ce14">
            <text:p>0.1</text:p>
          </table:table-cell>
          <table:table-cell office:value-type="float" office:value="498.72" table:style-name="ce14">
            <text:p>498.7</text:p>
          </table:table-cell>
          <table:table-cell office:value-type="float" office:value="23.998999999999999" table:style-name="ce14">
            <text:p>24.0</text:p>
          </table:table-cell>
          <table:table-cell office:value-type="float" office:value="0.14599999999999999" table:style-name="ce14">
            <text:p>0.1</text:p>
          </table:table-cell>
          <table:table-cell office:value-type="float" office:value="522.86500000000001" table:style-name="ce14">
            <text:p>522.9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3</text:p>
          </table:table-cell>
          <table:table-cell office:value-type="float" office:value="15.981" table:style-name="ce14">
            <text:p>16.0</text:p>
          </table:table-cell>
          <table:table-cell office:value-type="float" office:value="67.185000000000002" table:style-name="ce14">
            <text:p>67.2</text:p>
          </table:table-cell>
          <table:table-cell office:value-type="float" office:value="48.578000000000003" table:style-name="ce14">
            <text:p>48.6</text:p>
          </table:table-cell>
          <table:table-cell office:value-type="float" office:value="50.591999999999999" table:style-name="ce14">
            <text:p>50.6</text:p>
          </table:table-cell>
          <table:table-cell office:value-type="float" office:value="61.287999999999997" table:style-name="ce14">
            <text:p>61.3</text:p>
          </table:table-cell>
          <table:table-cell office:value-type="float" office:value="50.6" table:style-name="ce14">
            <text:p>50.6</text:p>
          </table:table-cell>
          <table:table-cell office:value-type="float" office:value="20.39" table:style-name="ce14">
            <text:p>20.4</text:p>
          </table:table-cell>
          <table:table-cell office:value-type="float" office:value="70.400999999999996" table:style-name="ce14">
            <text:p>70.4</text:p>
          </table:table-cell>
          <table:table-cell office:value-type="float" office:value="48.877000000000002" table:style-name="ce14">
            <text:p>48.9</text:p>
          </table:table-cell>
          <table:table-cell office:value-type="float" office:value="433.892" table:style-name="ce14">
            <text:p>433.9</text:p>
          </table:table-cell>
          <table:table-cell office:value-type="float" office:value="22.254000000000001" table:style-name="ce14">
            <text:p>22.3</text:p>
          </table:table-cell>
          <table:table-cell office:value-type="float" office:value="38.642000000000003" table:style-name="ce14">
            <text:p>38.6</text:p>
          </table:table-cell>
          <table:table-cell office:value-type="float" office:value="6.617" table:style-name="ce14">
            <text:p>6.6</text:p>
          </table:table-cell>
          <table:table-cell office:value-type="float" office:value="0.08" table:style-name="ce14">
            <text:p>0.1</text:p>
          </table:table-cell>
          <table:table-cell office:value-type="float" office:value="501.48500000000001" table:style-name="ce14">
            <text:p>501.5</text:p>
          </table:table-cell>
          <table:table-cell office:value-type="float" office:value="24.065999999999999" table:style-name="ce14">
            <text:p>24.1</text:p>
          </table:table-cell>
          <table:table-cell office:value-type="float" office:value="0.154" table:style-name="ce14">
            <text:p>0.2</text:p>
          </table:table-cell>
          <table:table-cell office:value-type="float" office:value="525.70500000000004" table:style-name="ce14">
            <text:p>525.7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4</text:p>
          </table:table-cell>
          <table:table-cell office:value-type="float" office:value="15.754" table:style-name="ce14">
            <text:p>15.8</text:p>
          </table:table-cell>
          <table:table-cell office:value-type="float" office:value="66.888000000000005" table:style-name="ce14">
            <text:p>66.9</text:p>
          </table:table-cell>
          <table:table-cell office:value-type="float" office:value="49.023000000000003" table:style-name="ce14">
            <text:p>49.0</text:p>
          </table:table-cell>
          <table:table-cell office:value-type="float" office:value="50.591999999999999" table:style-name="ce14">
            <text:p>50.6</text:p>
          </table:table-cell>
          <table:table-cell office:value-type="float" office:value="61.02" table:style-name="ce14">
            <text:p>61.0</text:p>
          </table:table-cell>
          <table:table-cell office:value-type="float" office:value="50.345999999999997" table:style-name="ce14">
            <text:p>50.3</text:p>
          </table:table-cell>
          <table:table-cell office:value-type="float" office:value="20.067" table:style-name="ce14">
            <text:p>20.1</text:p>
          </table:table-cell>
          <table:table-cell office:value-type="float" office:value="70.162999999999997" table:style-name="ce14">
            <text:p>70.2</text:p>
          </table:table-cell>
          <table:table-cell office:value-type="float" office:value="48.052" table:style-name="ce14">
            <text:p>48.1</text:p>
          </table:table-cell>
          <table:table-cell office:value-type="float" office:value="431.90499999999997" table:style-name="ce14">
            <text:p>431.9</text:p>
          </table:table-cell>
          <table:table-cell office:value-type="float" office:value="21.991" table:style-name="ce14">
            <text:p>22.0</text:p>
          </table:table-cell>
          <table:table-cell office:value-type="float" office:value="38.222999999999999" table:style-name="ce14">
            <text:p>38.2</text:p>
          </table:table-cell>
          <table:table-cell office:value-type="float" office:value="7.1580000000000004" table:style-name="ce14">
            <text:p>7.2</text:p>
          </table:table-cell>
          <table:table-cell office:value-type="float" office:value="7.5999999999999998E-2" table:style-name="ce14">
            <text:p>0.1</text:p>
          </table:table-cell>
          <table:table-cell office:value-type="float" office:value="499.35300000000001" table:style-name="ce14">
            <text:p>499.4</text:p>
          </table:table-cell>
          <table:table-cell office:value-type="float" office:value="23.856999999999999" table:style-name="ce14">
            <text:p>23.9</text:p>
          </table:table-cell>
          <table:table-cell office:value-type="float" office:value="0.126" table:style-name="ce14">
            <text:p>0.1</text:p>
          </table:table-cell>
          <table:table-cell office:value-type="float" office:value="523.33600000000001" table:style-name="ce14">
            <text:p>523.3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8 Q1</text:p>
          </table:table-cell>
          <table:table-cell office:value-type="float" office:value="15.778" table:style-name="ce14">
            <text:p>15.8</text:p>
          </table:table-cell>
          <table:table-cell office:value-type="float" office:value="65.853999999999999" table:style-name="ce14">
            <text:p>65.9</text:p>
          </table:table-cell>
          <table:table-cell office:value-type="float" office:value="50.42" table:style-name="ce14">
            <text:p>50.4</text:p>
          </table:table-cell>
          <table:table-cell office:value-type="float" office:value="50.506" table:style-name="ce14">
            <text:p>50.5</text:p>
          </table:table-cell>
          <table:table-cell office:value-type="float" office:value="59.396000000000001" table:style-name="ce14">
            <text:p>59.4</text:p>
          </table:table-cell>
          <table:table-cell office:value-type="float" office:value="50.360999999999997" table:style-name="ce14">
            <text:p>50.4</text:p>
          </table:table-cell>
          <table:table-cell office:value-type="float" office:value="20.010000000000002" table:style-name="ce14">
            <text:p>20.0</text:p>
          </table:table-cell>
          <table:table-cell office:value-type="float" office:value="70.128" table:style-name="ce14">
            <text:p>70.1</text:p>
          </table:table-cell>
          <table:table-cell office:value-type="float" office:value="47.798999999999999" table:style-name="ce14">
            <text:p>47.8</text:p>
          </table:table-cell>
          <table:table-cell office:value-type="float" office:value="430.25200000000001" table:style-name="ce14">
            <text:p>430.3</text:p>
          </table:table-cell>
          <table:table-cell office:value-type="float" office:value="22.062999999999999" table:style-name="ce14">
            <text:p>22.1</text:p>
          </table:table-cell>
          <table:table-cell office:value-type="float" office:value="37.662999999999997" table:style-name="ce14">
            <text:p>37.7</text:p>
          </table:table-cell>
          <table:table-cell office:value-type="float" office:value="6.6159999999999997" table:style-name="ce14">
            <text:p>6.6</text:p>
          </table:table-cell>
          <table:table-cell office:value-type="float" office:value="7.4999999999999997E-2" table:style-name="ce14">
            <text:p>0.1</text:p>
          </table:table-cell>
          <table:table-cell office:value-type="float" office:value="496.66899999999998" table:style-name="ce14">
            <text:p>496.7</text:p>
          </table:table-cell>
          <table:table-cell office:value-type="float" office:value="23.942" table:style-name="ce14">
            <text:p>23.9</text:p>
          </table:table-cell>
          <table:table-cell office:value-type="float" office:value="0.13700000000000001" table:style-name="ce14">
            <text:p>0.1</text:p>
          </table:table-cell>
          <table:table-cell office:value-type="float" office:value="520.74800000000005" table:style-name="ce14">
            <text:p>520.7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2</text:p>
          </table:table-cell>
          <table:table-cell office:value-type="float" office:value="15.63" table:style-name="ce14">
            <text:p>15.6</text:p>
          </table:table-cell>
          <table:table-cell office:value-type="float" office:value="66.384" table:style-name="ce14">
            <text:p>66.4</text:p>
          </table:table-cell>
          <table:table-cell office:value-type="float" office:value="51.216999999999999" table:style-name="ce14">
            <text:p>51.2</text:p>
          </table:table-cell>
          <table:table-cell office:value-type="float" office:value="51.101999999999997" table:style-name="ce14">
            <text:p>51.1</text:p>
          </table:table-cell>
          <table:table-cell office:value-type="float" office:value="60.366999999999997" table:style-name="ce14">
            <text:p>60.4</text:p>
          </table:table-cell>
          <table:table-cell office:value-type="float" office:value="50.335000000000001" table:style-name="ce14">
            <text:p>50.3</text:p>
          </table:table-cell>
          <table:table-cell office:value-type="float" office:value="20.253" table:style-name="ce14">
            <text:p>20.3</text:p>
          </table:table-cell>
          <table:table-cell office:value-type="float" office:value="71.424000000000007" table:style-name="ce14">
            <text:p>71.4</text:p>
          </table:table-cell>
          <table:table-cell office:value-type="float" office:value="48.296999999999997" table:style-name="ce14">
            <text:p>48.3</text:p>
          </table:table-cell>
          <table:table-cell office:value-type="float" office:value="435.00900000000001" table:style-name="ce14">
            <text:p>435.0</text:p>
          </table:table-cell>
          <table:table-cell office:value-type="float" office:value="22.384" table:style-name="ce14">
            <text:p>22.4</text:p>
          </table:table-cell>
          <table:table-cell office:value-type="float" office:value="36.895000000000003" table:style-name="ce14">
            <text:p>36.9</text:p>
          </table:table-cell>
          <table:table-cell office:value-type="float" office:value="6.5659999999999998" table:style-name="ce14">
            <text:p>6.6</text:p>
          </table:table-cell>
          <table:table-cell office:value-type="float" office:value="7.5999999999999998E-2" table:style-name="ce14">
            <text:p>0.1</text:p>
          </table:table-cell>
          <table:table-cell office:value-type="float" office:value="500.93" table:style-name="ce14">
            <text:p>500.9</text:p>
          </table:table-cell>
          <table:table-cell office:value-type="float" office:value="24.167999999999999" table:style-name="ce14">
            <text:p>24.2</text:p>
          </table:table-cell>
          <table:table-cell office:value-type="float" office:value="0.151" table:style-name="ce14">
            <text:p>0.2</text:p>
          </table:table-cell>
          <table:table-cell office:value-type="float" office:value="525.24900000000002" table:style-name="ce14">
            <text:p>525.2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3</text:p>
          </table:table-cell>
          <table:table-cell office:value-type="float" office:value="15.395" table:style-name="ce14">
            <text:p>15.4</text:p>
          </table:table-cell>
          <table:table-cell office:value-type="float" office:value="66.584000000000003" table:style-name="ce14">
            <text:p>66.6</text:p>
          </table:table-cell>
          <table:table-cell office:value-type="float" office:value="51.331000000000003" table:style-name="ce14">
            <text:p>51.3</text:p>
          </table:table-cell>
          <table:table-cell office:value-type="float" office:value="51.521000000000001" table:style-name="ce14">
            <text:p>51.5</text:p>
          </table:table-cell>
          <table:table-cell office:value-type="float" office:value="61.179000000000002" table:style-name="ce14">
            <text:p>61.2</text:p>
          </table:table-cell>
          <table:table-cell office:value-type="float" office:value="50.218000000000004" table:style-name="ce14">
            <text:p>50.2</text:p>
          </table:table-cell>
          <table:table-cell office:value-type="float" office:value="20.256" table:style-name="ce14">
            <text:p>20.3</text:p>
          </table:table-cell>
          <table:table-cell office:value-type="float" office:value="71.325000000000003" table:style-name="ce14">
            <text:p>71.3</text:p>
          </table:table-cell>
          <table:table-cell office:value-type="float" office:value="48.249000000000002" table:style-name="ce14">
            <text:p>48.2</text:p>
          </table:table-cell>
          <table:table-cell office:value-type="float" office:value="436.05799999999999" table:style-name="ce14">
            <text:p>436.1</text:p>
          </table:table-cell>
          <table:table-cell office:value-type="float" office:value="22.422999999999998" table:style-name="ce14">
            <text:p>22.4</text:p>
          </table:table-cell>
          <table:table-cell office:value-type="float" office:value="37.134" table:style-name="ce14">
            <text:p>37.1</text:p>
          </table:table-cell>
          <table:table-cell office:value-type="float" office:value="6.5750000000000002" table:style-name="ce14">
            <text:p>6.6</text:p>
          </table:table-cell>
          <table:table-cell office:value-type="float" office:value="7.5999999999999998E-2" table:style-name="ce14">
            <text:p>0.1</text:p>
          </table:table-cell>
          <table:table-cell office:value-type="float" office:value="502.26600000000002" table:style-name="ce14">
            <text:p>502.3</text:p>
          </table:table-cell>
          <table:table-cell office:value-type="float" office:value="24.346" table:style-name="ce14">
            <text:p>24.3</text:p>
          </table:table-cell>
          <table:table-cell office:value-type="float" office:value="0.13200000000000001" table:style-name="ce14">
            <text:p>0.1</text:p>
          </table:table-cell>
          <table:table-cell office:value-type="float" office:value="526.74400000000003" table:style-name="ce14">
            <text:p>526.7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4</text:p>
          </table:table-cell>
          <table:table-cell office:value-type="float" office:value="15.148999999999999" table:style-name="ce14">
            <text:p>15.1</text:p>
          </table:table-cell>
          <table:table-cell office:value-type="float" office:value="66.727000000000004" table:style-name="ce14">
            <text:p>66.7</text:p>
          </table:table-cell>
          <table:table-cell office:value-type="float" office:value="51.262999999999998" table:style-name="ce14">
            <text:p>51.3</text:p>
          </table:table-cell>
          <table:table-cell office:value-type="float" office:value="51.993000000000002" table:style-name="ce14">
            <text:p>52.0</text:p>
          </table:table-cell>
          <table:table-cell office:value-type="float" office:value="60.893999999999998" table:style-name="ce14">
            <text:p>60.9</text:p>
          </table:table-cell>
          <table:table-cell office:value-type="float" office:value="49.853000000000002" table:style-name="ce14">
            <text:p>49.9</text:p>
          </table:table-cell>
          <table:table-cell office:value-type="float" office:value="20.073" table:style-name="ce14">
            <text:p>20.1</text:p>
          </table:table-cell>
          <table:table-cell office:value-type="float" office:value="72.069000000000003" table:style-name="ce14">
            <text:p>72.1</text:p>
          </table:table-cell>
          <table:table-cell office:value-type="float" office:value="45.067" table:style-name="ce14">
            <text:p>45.1</text:p>
          </table:table-cell>
          <table:table-cell office:value-type="float" office:value="433.08800000000002" table:style-name="ce14">
            <text:p>433.1</text:p>
          </table:table-cell>
          <table:table-cell office:value-type="float" office:value="22.228999999999999" table:style-name="ce14">
            <text:p>22.2</text:p>
          </table:table-cell>
          <table:table-cell office:value-type="float" office:value="36.780999999999999" table:style-name="ce14">
            <text:p>36.8</text:p>
          </table:table-cell>
          <table:table-cell office:value-type="float" office:value="8.1199999999999992" table:style-name="ce14">
            <text:p>8.1</text:p>
          </table:table-cell>
          <table:table-cell office:value-type="float" office:value="6.9000000000000006E-2" table:style-name="ce14">
            <text:p>0.1</text:p>
          </table:table-cell>
          <table:table-cell office:value-type="float" office:value="500.28699999999998" table:style-name="ce14">
            <text:p>500.3</text:p>
          </table:table-cell>
          <table:table-cell office:value-type="float" office:value="24.16" table:style-name="ce14">
            <text:p>24.2</text:p>
          </table:table-cell>
          <table:table-cell office:value-type="float" office:value="0.11899999999999999" table:style-name="ce14">
            <text:p>0.1</text:p>
          </table:table-cell>
          <table:table-cell office:value-type="float" office:value="524.56600000000003" table:style-name="ce14">
            <text:p>524.6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9 Q1</text:p>
          </table:table-cell>
          <table:table-cell office:value-type="float" office:value="15.214" table:style-name="ce14">
            <text:p>15.2</text:p>
          </table:table-cell>
          <table:table-cell office:value-type="float" office:value="66.2" table:style-name="ce14">
            <text:p>66.2</text:p>
          </table:table-cell>
          <table:table-cell office:value-type="float" office:value="51.432000000000002" table:style-name="ce14">
            <text:p>51.4</text:p>
          </table:table-cell>
          <table:table-cell office:value-type="float" office:value="51.993000000000002" table:style-name="ce14">
            <text:p>52.0</text:p>
          </table:table-cell>
          <table:table-cell office:value-type="float" office:value="61.167999999999999" table:style-name="ce14">
            <text:p>61.2</text:p>
          </table:table-cell>
          <table:table-cell office:value-type="float" office:value="49.878999999999998" table:style-name="ce14">
            <text:p>49.9</text:p>
          </table:table-cell>
          <table:table-cell office:value-type="float" office:value="19.895" table:style-name="ce14">
            <text:p>19.9</text:p>
          </table:table-cell>
          <table:table-cell office:value-type="float" office:value="71.897999999999996" table:style-name="ce14">
            <text:p>71.9</text:p>
          </table:table-cell>
          <table:table-cell office:value-type="float" office:value="44.55" table:style-name="ce14">
            <text:p>44.6</text:p>
          </table:table-cell>
          <table:table-cell office:value-type="float" office:value="432.22899999999998" table:style-name="ce14">
            <text:p>432.2</text:p>
          </table:table-cell>
          <table:table-cell office:value-type="float" office:value="22.271999999999998" table:style-name="ce14">
            <text:p>22.3</text:p>
          </table:table-cell>
          <table:table-cell office:value-type="float" office:value="36.628" table:style-name="ce14">
            <text:p>36.6</text:p>
          </table:table-cell>
          <table:table-cell office:value-type="float" office:value="7.077" table:style-name="ce14">
            <text:p>7.1</text:p>
          </table:table-cell>
          <table:table-cell office:value-type="float" office:value="5.1999999999999998E-2" table:style-name="ce14">
            <text:p>0.1</text:p>
          </table:table-cell>
          <table:table-cell office:value-type="float" office:value="498.25799999999998" table:style-name="ce14">
            <text:p>498.3</text:p>
          </table:table-cell>
          <table:table-cell office:value-type="float" office:value="24.344000000000001" table:style-name="ce14">
            <text:p>24.3</text:p>
          </table:table-cell>
          <table:table-cell office:value-type="float" office:value="0.12" table:style-name="ce14">
            <text:p>0.1</text:p>
          </table:table-cell>
          <table:table-cell office:value-type="float" office:value="522.72199999999998" table:style-name="ce14">
            <text:p>522.7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2</text:p>
          </table:table-cell>
          <table:table-cell office:value-type="float" office:value="15.471" table:style-name="ce14">
            <text:p>15.5</text:p>
          </table:table-cell>
          <table:table-cell office:value-type="float" office:value="66.426000000000002" table:style-name="ce14">
            <text:p>66.4</text:p>
          </table:table-cell>
          <table:table-cell office:value-type="float" office:value="52.445999999999998" table:style-name="ce14">
            <text:p>52.4</text:p>
          </table:table-cell>
          <table:table-cell office:value-type="float" office:value="52.841000000000001" table:style-name="ce14">
            <text:p>52.8</text:p>
          </table:table-cell>
          <table:table-cell office:value-type="float" office:value="62.113" table:style-name="ce14">
            <text:p>62.1</text:p>
          </table:table-cell>
          <table:table-cell office:value-type="float" office:value="50.637999999999998" table:style-name="ce14">
            <text:p>50.6</text:p>
          </table:table-cell>
          <table:table-cell office:value-type="float" office:value="19.948" table:style-name="ce14">
            <text:p>19.9</text:p>
          </table:table-cell>
          <table:table-cell office:value-type="float" office:value="72.55" table:style-name="ce14">
            <text:p>72.6</text:p>
          </table:table-cell>
          <table:table-cell office:value-type="float" office:value="45.612000000000002" table:style-name="ce14">
            <text:p>45.6</text:p>
          </table:table-cell>
          <table:table-cell office:value-type="float" office:value="438.04500000000002" table:style-name="ce14">
            <text:p>438.0</text:p>
          </table:table-cell>
          <table:table-cell office:value-type="float" office:value="22.741" table:style-name="ce14">
            <text:p>22.7</text:p>
          </table:table-cell>
          <table:table-cell office:value-type="float" office:value="37.125" table:style-name="ce14">
            <text:p>37.1</text:p>
          </table:table-cell>
          <table:table-cell office:value-type="float" office:value="7.1349999999999998" table:style-name="ce14">
            <text:p>7.1</text:p>
          </table:table-cell>
          <table:table-cell office:value-type="float" office:value="4.5999999999999999E-2" table:style-name="ce14">
            <text:p>-</text:p>
          </table:table-cell>
          <table:table-cell office:value-type="float" office:value="505.09199999999998" table:style-name="ce14">
            <text:p>505.1</text:p>
          </table:table-cell>
          <table:table-cell office:value-type="float" office:value="24.594000000000001" table:style-name="ce14">
            <text:p>24.6</text:p>
          </table:table-cell>
          <table:table-cell office:value-type="float" office:value="0.124" table:style-name="ce14">
            <text:p>0.1</text:p>
          </table:table-cell>
          <table:table-cell office:value-type="float" office:value="529.80999999999995" table:style-name="ce14">
            <text:p>529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3</text:p>
          </table:table-cell>
          <table:table-cell office:value-type="float" office:value="15.412000000000001" table:style-name="ce14">
            <text:p>15.4</text:p>
          </table:table-cell>
          <table:table-cell office:value-type="float" office:value="65.972999999999999" table:style-name="ce14">
            <text:p>66.0</text:p>
          </table:table-cell>
          <table:table-cell office:value-type="float" office:value="52.262" table:style-name="ce14">
            <text:p>52.3</text:p>
          </table:table-cell>
          <table:table-cell office:value-type="float" office:value="53.21" table:style-name="ce14">
            <text:p>53.2</text:p>
          </table:table-cell>
          <table:table-cell office:value-type="float" office:value="61.875999999999998" table:style-name="ce14">
            <text:p>61.9</text:p>
          </table:table-cell>
          <table:table-cell office:value-type="float" office:value="50.953000000000003" table:style-name="ce14">
            <text:p>51.0</text:p>
          </table:table-cell>
          <table:table-cell office:value-type="float" office:value="19.831" table:style-name="ce14">
            <text:p>19.8</text:p>
          </table:table-cell>
          <table:table-cell office:value-type="float" office:value="72.337000000000003" table:style-name="ce14">
            <text:p>72.3</text:p>
          </table:table-cell>
          <table:table-cell office:value-type="float" office:value="45.249000000000002" table:style-name="ce14">
            <text:p>45.2</text:p>
          </table:table-cell>
          <table:table-cell office:value-type="float" office:value="437.10300000000001" table:style-name="ce14">
            <text:p>437.1</text:p>
          </table:table-cell>
          <table:table-cell office:value-type="float" office:value="22.77" table:style-name="ce14">
            <text:p>22.8</text:p>
          </table:table-cell>
          <table:table-cell office:value-type="float" office:value="36.960999999999999" table:style-name="ce14">
            <text:p>37.0</text:p>
          </table:table-cell>
          <table:table-cell office:value-type="float" office:value="6.8550000000000004" table:style-name="ce14">
            <text:p>6.9</text:p>
          </table:table-cell>
          <table:table-cell office:value-type="float" office:value="4.9000000000000002E-2" table:style-name="ce14">
            <text:p>-</text:p>
          </table:table-cell>
          <table:table-cell office:value-type="float" office:value="503.738" table:style-name="ce14">
            <text:p>503.7</text:p>
          </table:table-cell>
          <table:table-cell office:value-type="float" office:value="24.395" table:style-name="ce14">
            <text:p>24.4</text:p>
          </table:table-cell>
          <table:table-cell office:value-type="float" office:value="0.127" table:style-name="ce14">
            <text:p>0.1</text:p>
          </table:table-cell>
          <table:table-cell office:value-type="float" office:value="528.26" table:style-name="ce14">
            <text:p>528.3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4</text:p>
          </table:table-cell>
          <table:table-cell office:value-type="float" office:value="15.199" table:style-name="ce14">
            <text:p>15.2</text:p>
          </table:table-cell>
          <table:table-cell office:value-type="float" office:value="65.995999999999995" table:style-name="ce14">
            <text:p>66.0</text:p>
          </table:table-cell>
          <table:table-cell office:value-type="float" office:value="52.015999999999998" table:style-name="ce14">
            <text:p>52.0</text:p>
          </table:table-cell>
          <table:table-cell office:value-type="float" office:value="53.561999999999998" table:style-name="ce14">
            <text:p>53.6</text:p>
          </table:table-cell>
          <table:table-cell office:value-type="float" office:value="61.164000000000001" table:style-name="ce14">
            <text:p>61.2</text:p>
          </table:table-cell>
          <table:table-cell office:value-type="float" office:value="50.613" table:style-name="ce14">
            <text:p>50.6</text:p>
          </table:table-cell>
          <table:table-cell office:value-type="float" office:value="19.736000000000001" table:style-name="ce14">
            <text:p>19.7</text:p>
          </table:table-cell>
          <table:table-cell office:value-type="float" office:value="72.078999999999994" table:style-name="ce14">
            <text:p>72.1</text:p>
          </table:table-cell>
          <table:table-cell office:value-type="float" office:value="44.62" table:style-name="ce14">
            <text:p>44.6</text:p>
          </table:table-cell>
          <table:table-cell office:value-type="float" office:value="434.98500000000001" table:style-name="ce14">
            <text:p>435.0</text:p>
          </table:table-cell>
          <table:table-cell office:value-type="float" office:value="22.451000000000001" table:style-name="ce14">
            <text:p>22.5</text:p>
          </table:table-cell>
          <table:table-cell office:value-type="float" office:value="36.837000000000003" table:style-name="ce14">
            <text:p>36.8</text:p>
          </table:table-cell>
          <table:table-cell office:value-type="float" office:value="7.1589999999999998" table:style-name="ce14">
            <text:p>7.2</text:p>
          </table:table-cell>
          <table:table-cell office:value-type="float" office:value="4.4999999999999998E-2" table:style-name="ce14">
            <text:p>-</text:p>
          </table:table-cell>
          <table:table-cell office:value-type="float" office:value="501.47699999999998" table:style-name="ce14">
            <text:p>501.5</text:p>
          </table:table-cell>
          <table:table-cell office:value-type="float" office:value="24.158000000000001" table:style-name="ce14">
            <text:p>24.2</text:p>
          </table:table-cell>
          <table:table-cell office:value-type="float" office:value="0.11799999999999999" table:style-name="ce14">
            <text:p>0.1</text:p>
          </table:table-cell>
          <table:table-cell office:value-type="float" office:value="525.75300000000004" table:style-name="ce14">
            <text:p>525.8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20 Q1</text:p>
          </table:table-cell>
          <table:table-cell office:value-type="float" office:value="14.206" table:style-name="ce14">
            <text:p>14.2</text:p>
          </table:table-cell>
          <table:table-cell office:value-type="float" office:value="62.076999999999998" table:style-name="ce14">
            <text:p>62.1</text:p>
          </table:table-cell>
          <table:table-cell office:value-type="float" office:value="48.116999999999997" table:style-name="ce14">
            <text:p>48.1</text:p>
          </table:table-cell>
          <table:table-cell office:value-type="float" office:value="50.530999999999999" table:style-name="ce14">
            <text:p>50.5</text:p>
          </table:table-cell>
          <table:table-cell office:value-type="float" office:value="57.975000000000001" table:style-name="ce14">
            <text:p>58.0</text:p>
          </table:table-cell>
          <table:table-cell office:value-type="float" office:value="47.533000000000001" table:style-name="ce14">
            <text:p>47.5</text:p>
          </table:table-cell>
          <table:table-cell office:value-type="float" office:value="18.922000000000001" table:style-name="ce14">
            <text:p>18.9</text:p>
          </table:table-cell>
          <table:table-cell office:value-type="float" office:value="68.284000000000006" table:style-name="ce14">
            <text:p>68.3</text:p>
          </table:table-cell>
          <table:table-cell office:value-type="float" office:value="41.957999999999998" table:style-name="ce14">
            <text:p>42.0</text:p>
          </table:table-cell>
          <table:table-cell office:value-type="float" office:value="409.60300000000001" table:style-name="ce14">
            <text:p>409.6</text:p>
          </table:table-cell>
          <table:table-cell office:value-type="float" office:value="21.052" table:style-name="ce14">
            <text:p>21.1</text:p>
          </table:table-cell>
          <table:table-cell office:value-type="float" office:value="34.601999999999997" table:style-name="ce14">
            <text:p>34.6</text:p>
          </table:table-cell>
          <table:table-cell office:value-type="float" office:value="4.8979999999999997" table:style-name="ce14">
            <text:p>4.9</text:p>
          </table:table-cell>
          <table:table-cell office:value-type="float" office:value="4.2000000000000003E-2" table:style-name="ce14">
            <text:p>-</text:p>
          </table:table-cell>
          <table:table-cell office:value-type="float" office:value="470.197" table:style-name="ce14">
            <text:p>470.2</text:p>
          </table:table-cell>
          <table:table-cell office:value-type="float" office:value="22.472999999999999" table:style-name="ce14">
            <text:p>22.5</text:p>
          </table:table-cell>
          <table:table-cell office:value-type="float" office:value="9.1999999999999998E-2" table:style-name="ce14">
            <text:p>0.1</text:p>
          </table:table-cell>
          <table:table-cell office:value-type="float" office:value="492.762" table:style-name="ce14">
            <text:p>492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2</text:p>
          </table:table-cell>
          <table:table-cell office:value-type="float" office:value="14.337999999999999" table:style-name="ce14">
            <text:p>14.3</text:p>
          </table:table-cell>
          <table:table-cell office:value-type="float" office:value="60.651000000000003" table:style-name="ce14">
            <text:p>60.7</text:p>
          </table:table-cell>
          <table:table-cell office:value-type="float" office:value="48.738999999999997" table:style-name="ce14">
            <text:p>48.7</text:p>
          </table:table-cell>
          <table:table-cell office:value-type="float" office:value="50.598999999999997" table:style-name="ce14">
            <text:p>50.6</text:p>
          </table:table-cell>
          <table:table-cell office:value-type="float" office:value="57.125999999999998" table:style-name="ce14">
            <text:p>57.1</text:p>
          </table:table-cell>
          <table:table-cell office:value-type="float" office:value="47.234999999999999" table:style-name="ce14">
            <text:p>47.2</text:p>
          </table:table-cell>
          <table:table-cell office:value-type="float" office:value="18.381" table:style-name="ce14">
            <text:p>18.4</text:p>
          </table:table-cell>
          <table:table-cell office:value-type="float" office:value="66.819999999999993" table:style-name="ce14">
            <text:p>66.8</text:p>
          </table:table-cell>
          <table:table-cell office:value-type="float" office:value="41.56" table:style-name="ce14">
            <text:p>41.6</text:p>
          </table:table-cell>
          <table:table-cell office:value-type="float" office:value="405.44900000000001" table:style-name="ce14">
            <text:p>405.4</text:p>
          </table:table-cell>
          <table:table-cell office:value-type="float" office:value="20.67" table:style-name="ce14">
            <text:p>20.7</text:p>
          </table:table-cell>
          <table:table-cell office:value-type="float" office:value="33.871000000000002" table:style-name="ce14">
            <text:p>33.9</text:p>
          </table:table-cell>
          <table:table-cell office:value-type="float" office:value="6.7080000000000002" table:style-name="ce14">
            <text:p>6.7</text:p>
          </table:table-cell>
          <table:table-cell office:value-type="float" office:value="4.2000000000000003E-2" table:style-name="ce14">
            <text:p>-</text:p>
          </table:table-cell>
          <table:table-cell office:value-type="float" office:value="466.74" table:style-name="ce14">
            <text:p>466.7</text:p>
          </table:table-cell>
          <table:table-cell office:value-type="float" office:value="22.693000000000001" table:style-name="ce14">
            <text:p>22.7</text:p>
          </table:table-cell>
          <table:table-cell office:value-type="float" office:value="0.122" table:style-name="ce14">
            <text:p>0.1</text:p>
          </table:table-cell>
          <table:table-cell office:value-type="float" office:value="489.55500000000001" table:style-name="ce14">
            <text:p>489.6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3</text:p>
          </table:table-cell>
          <table:table-cell office:value-type="float" office:value="14.919" table:style-name="ce14">
            <text:p>14.9</text:p>
          </table:table-cell>
          <table:table-cell office:value-type="float" office:value="62.868000000000002" table:style-name="ce14">
            <text:p>62.9</text:p>
          </table:table-cell>
          <table:table-cell office:value-type="float" office:value="50.097999999999999" table:style-name="ce14">
            <text:p>50.1</text:p>
          </table:table-cell>
          <table:table-cell office:value-type="float" office:value="52.273000000000003" table:style-name="ce14">
            <text:p>52.3</text:p>
          </table:table-cell>
          <table:table-cell office:value-type="float" office:value="58.417000000000002" table:style-name="ce14">
            <text:p>58.4</text:p>
          </table:table-cell>
          <table:table-cell office:value-type="float" office:value="49.755000000000003" table:style-name="ce14">
            <text:p>49.8</text:p>
          </table:table-cell>
          <table:table-cell office:value-type="float" office:value="18.696000000000002" table:style-name="ce14">
            <text:p>18.7</text:p>
          </table:table-cell>
          <table:table-cell office:value-type="float" office:value="69.557000000000002" table:style-name="ce14">
            <text:p>69.6</text:p>
          </table:table-cell>
          <table:table-cell office:value-type="float" office:value="43.676000000000002" table:style-name="ce14">
            <text:p>43.7</text:p>
          </table:table-cell>
          <table:table-cell office:value-type="float" office:value="420.25900000000001" table:style-name="ce14">
            <text:p>420.3</text:p>
          </table:table-cell>
          <table:table-cell office:value-type="float" office:value="21.815000000000001" table:style-name="ce14">
            <text:p>21.8</text:p>
          </table:table-cell>
          <table:table-cell office:value-type="float" office:value="35.057000000000002" table:style-name="ce14">
            <text:p>35.1</text:p>
          </table:table-cell>
          <table:table-cell office:value-type="float" office:value="6.88" table:style-name="ce14">
            <text:p>6.9</text:p>
          </table:table-cell>
          <table:table-cell office:value-type="float" office:value="0.05" table:style-name="ce14">
            <text:p>0.1</text:p>
          </table:table-cell>
          <table:table-cell office:value-type="float" office:value="484.06099999999998" table:style-name="ce14">
            <text:p>484.1</text:p>
          </table:table-cell>
          <table:table-cell office:value-type="float" office:value="23.780999999999999" table:style-name="ce14">
            <text:p>23.8</text:p>
          </table:table-cell>
          <table:table-cell office:value-type="float" office:value="0.104" table:style-name="ce14">
            <text:p>0.1</text:p>
          </table:table-cell>
          <table:table-cell office:value-type="float" office:value="507.94600000000003" table:style-name="ce14">
            <text:p>507.9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4</text:p>
          </table:table-cell>
          <table:table-cell office:value-type="float" office:value="14.895" table:style-name="ce14">
            <text:p>14.9</text:p>
          </table:table-cell>
          <table:table-cell office:value-type="float" office:value="63.030999999999999" table:style-name="ce14">
            <text:p>63.0</text:p>
          </table:table-cell>
          <table:table-cell office:value-type="float" office:value="47.249000000000002" table:style-name="ce14">
            <text:p>47.2</text:p>
          </table:table-cell>
          <table:table-cell office:value-type="float" office:value="52.889000000000003" table:style-name="ce14">
            <text:p>52.9</text:p>
          </table:table-cell>
          <table:table-cell office:value-type="float" office:value="58.915999999999997" table:style-name="ce14">
            <text:p>58.9</text:p>
          </table:table-cell>
          <table:table-cell office:value-type="float" office:value="49.957999999999998" table:style-name="ce14">
            <text:p>50.0</text:p>
          </table:table-cell>
          <table:table-cell office:value-type="float" office:value="18.594999999999999" table:style-name="ce14">
            <text:p>18.6</text:p>
          </table:table-cell>
          <table:table-cell office:value-type="float" office:value="72.459999999999994" table:style-name="ce14">
            <text:p>72.5</text:p>
          </table:table-cell>
          <table:table-cell office:value-type="float" office:value="43.593000000000004" table:style-name="ce14">
            <text:p>43.6</text:p>
          </table:table-cell>
          <table:table-cell office:value-type="float" office:value="421.58600000000001" table:style-name="ce14">
            <text:p>421.6</text:p>
          </table:table-cell>
          <table:table-cell office:value-type="float" office:value="21.689" table:style-name="ce14">
            <text:p>21.7</text:p>
          </table:table-cell>
          <table:table-cell office:value-type="float" office:value="34.970999999999997" table:style-name="ce14">
            <text:p>35.0</text:p>
          </table:table-cell>
          <table:table-cell office:value-type="float" office:value="7.6139999999999999" table:style-name="ce14">
            <text:p>7.6</text:p>
          </table:table-cell>
          <table:table-cell office:value-type="float" office:value="4.2000000000000003E-2" table:style-name="ce14">
            <text:p>-</text:p>
          </table:table-cell>
          <table:table-cell office:value-type="float" office:value="485.90199999999999" table:style-name="ce14">
            <text:p>485.9</text:p>
          </table:table-cell>
          <table:table-cell office:value-type="float" office:value="24.032" table:style-name="ce14">
            <text:p>24.0</text:p>
          </table:table-cell>
          <table:table-cell office:value-type="float" office:value="0.14199999999999999" table:style-name="ce14">
            <text:p>0.1</text:p>
          </table:table-cell>
          <table:table-cell office:value-type="float" office:value="510.07600000000002" table:style-name="ce14">
            <text:p>510.1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21 Q1</text:p>
          </table:table-cell>
          <table:table-cell office:value-type="float" office:value="14.933999999999999" table:style-name="ce14">
            <text:p>14.9</text:p>
          </table:table-cell>
          <table:table-cell office:value-type="float" office:value="62.720999999999997" table:style-name="ce14">
            <text:p>62.7</text:p>
          </table:table-cell>
          <table:table-cell office:value-type="float" office:value="47.527000000000001" table:style-name="ce14">
            <text:p>47.5</text:p>
          </table:table-cell>
          <table:table-cell office:value-type="float" office:value="52.817999999999998" table:style-name="ce14">
            <text:p>52.8</text:p>
          </table:table-cell>
          <table:table-cell office:value-type="float" office:value="59.338999999999999" table:style-name="ce14">
            <text:p>59.3</text:p>
          </table:table-cell>
          <table:table-cell office:value-type="float" office:value="50.529000000000003" table:style-name="ce14">
            <text:p>50.5</text:p>
          </table:table-cell>
          <table:table-cell office:value-type="float" office:value="18.355" table:style-name="ce14">
            <text:p>18.4</text:p>
          </table:table-cell>
          <table:table-cell office:value-type="float" office:value="71.84" table:style-name="ce14">
            <text:p>71.8</text:p>
          </table:table-cell>
          <table:table-cell office:value-type="float" office:value="43.875" table:style-name="ce14">
            <text:p>43.9</text:p>
          </table:table-cell>
          <table:table-cell office:value-type="float" office:value="421.93799999999999" table:style-name="ce14">
            <text:p>421.9</text:p>
          </table:table-cell>
          <table:table-cell office:value-type="float" office:value="21.695" table:style-name="ce14">
            <text:p>21.7</text:p>
          </table:table-cell>
          <table:table-cell office:value-type="float" office:value="34.948999999999998" table:style-name="ce14">
            <text:p>34.9</text:p>
          </table:table-cell>
          <table:table-cell office:value-type="float" office:value="6.907" table:style-name="ce14">
            <text:p>6.9</text:p>
          </table:table-cell>
          <table:table-cell office:value-type="float" office:value="4.3999999999999997E-2" table:style-name="ce14">
            <text:p>-</text:p>
          </table:table-cell>
          <table:table-cell office:value-type="float" office:value="485.53300000000002" table:style-name="ce14">
            <text:p>485.5</text:p>
          </table:table-cell>
          <table:table-cell office:value-type="float" office:value="24.175000000000001" table:style-name="ce14">
            <text:p>24.2</text:p>
          </table:table-cell>
          <table:table-cell office:value-type="float" office:value="0.127" table:style-name="ce14">
            <text:p>0.1</text:p>
          </table:table-cell>
          <table:table-cell office:value-type="float" office:value="509.83499999999998" table:style-name="ce14">
            <text:p>509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1 Q2</text:p>
          </table:table-cell>
          <table:table-cell office:value-type="float" office:value="15.385999999999999" table:style-name="ce14">
            <text:p>15.4</text:p>
          </table:table-cell>
          <table:table-cell office:value-type="float" office:value="57.712000000000003" table:style-name="ce14">
            <text:p>57.7</text:p>
          </table:table-cell>
          <table:table-cell office:value-type="float" office:value="49.014000000000003" table:style-name="ce14">
            <text:p>49.0</text:p>
          </table:table-cell>
          <table:table-cell office:value-type="float" office:value="54.651000000000003" table:style-name="ce14">
            <text:p>54.7</text:p>
          </table:table-cell>
          <table:table-cell office:value-type="float" office:value="67.307000000000002" table:style-name="ce14">
            <text:p>67.3</text:p>
          </table:table-cell>
          <table:table-cell office:value-type="float" office:value="52.136000000000003" table:style-name="ce14">
            <text:p>52.1</text:p>
          </table:table-cell>
          <table:table-cell office:value-type="float" office:value="18.640999999999998" table:style-name="ce14">
            <text:p>18.6</text:p>
          </table:table-cell>
          <table:table-cell office:value-type="float" office:value="73.891999999999996" table:style-name="ce14">
            <text:p>73.9</text:p>
          </table:table-cell>
          <table:table-cell office:value-type="float" office:value="46.029000000000003" table:style-name="ce14">
            <text:p>46.0</text:p>
          </table:table-cell>
          <table:table-cell office:value-type="float" office:value="434.76799999999997" table:style-name="ce14">
            <text:p>434.8</text:p>
          </table:table-cell>
          <table:table-cell office:value-type="float" office:value="22.713999999999999" table:style-name="ce14">
            <text:p>22.7</text:p>
          </table:table-cell>
          <table:table-cell office:value-type="float" office:value="36.106000000000002" table:style-name="ce14">
            <text:p>36.1</text:p>
          </table:table-cell>
          <table:table-cell office:value-type="float" office:value="7.149" table:style-name="ce14">
            <text:p>7.1</text:p>
          </table:table-cell>
          <table:table-cell office:value-type="float" office:value="4.2999999999999997E-2" table:style-name="ce14">
            <text:p>-</text:p>
          </table:table-cell>
          <table:table-cell office:value-type="float" office:value="500.78" table:style-name="ce14">
            <text:p>500.8</text:p>
          </table:table-cell>
          <table:table-cell office:value-type="float" office:value="24.933" table:style-name="ce14">
            <text:p>24.9</text:p>
          </table:table-cell>
          <table:table-cell office:value-type="float" office:value="9.8000000000000004E-2" table:style-name="ce14">
            <text:p>0.1</text:p>
          </table:table-cell>
          <table:table-cell office:value-type="float" office:value="525.81100000000004" table:style-name="ce14">
            <text:p>525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5">
            <text:p>2021 Q3</text:p>
          </table:table-cell>
          <table:table-cell office:value-type="float" office:value="15.548" table:style-name="ce16">
            <text:p>15.5</text:p>
          </table:table-cell>
          <table:table-cell office:value-type="float" office:value="57.756" table:style-name="ce16">
            <text:p>57.8</text:p>
          </table:table-cell>
          <table:table-cell office:value-type="float" office:value="50.015000000000001" table:style-name="ce16">
            <text:p>50.0</text:p>
          </table:table-cell>
          <table:table-cell office:value-type="float" office:value="52.997" table:style-name="ce16">
            <text:p>53.0</text:p>
          </table:table-cell>
          <table:table-cell office:value-type="float" office:value="69.817999999999998" table:style-name="ce16">
            <text:p>69.8</text:p>
          </table:table-cell>
          <table:table-cell office:value-type="float" office:value="52.301000000000002" table:style-name="ce16">
            <text:p>52.3</text:p>
          </table:table-cell>
          <table:table-cell office:value-type="float" office:value="18.954999999999998" table:style-name="ce16">
            <text:p>19.0</text:p>
          </table:table-cell>
          <table:table-cell office:value-type="float" office:value="74.043999999999997" table:style-name="ce16">
            <text:p>74.0</text:p>
          </table:table-cell>
          <table:table-cell office:value-type="float" office:value="46.734000000000002" table:style-name="ce16">
            <text:p>46.7</text:p>
          </table:table-cell>
          <table:table-cell office:value-type="float" office:value="438.16800000000001" table:style-name="ce16">
            <text:p>438.2</text:p>
          </table:table-cell>
          <table:table-cell office:value-type="float" office:value="23.157" table:style-name="ce16">
            <text:p>23.2</text:p>
          </table:table-cell>
          <table:table-cell office:value-type="float" office:value="36.482999999999997" table:style-name="ce16">
            <text:p>36.5</text:p>
          </table:table-cell>
          <table:table-cell office:value-type="float" office:value="7.3689999999999998" table:style-name="ce16">
            <text:p>7.4</text:p>
          </table:table-cell>
          <table:table-cell office:value-type="float" office:value="4.5999999999999999E-2" table:style-name="ce16">
            <text:p>-</text:p>
          </table:table-cell>
          <table:table-cell office:value-type="float" office:value="505.22300000000001" table:style-name="ce16">
            <text:p>505.2</text:p>
          </table:table-cell>
          <table:table-cell office:value-type="float" office:value="24.914999999999999" table:style-name="ce16">
            <text:p>24.9</text:p>
          </table:table-cell>
          <table:table-cell office:value-type="float" office:value="0.14399999999999999" table:style-name="ce16">
            <text:p>0.1</text:p>
          </table:table-cell>
          <table:table-cell office:value-type="float" office:value="530.28200000000004" table:style-name="ce16">
            <text:p>530.3</text:p>
          </table:table-cell>
          <table:table-cell table:number-columns-repeated="16365" table:style-name="ce10"/>
        </table:table-row>
        <table:table-row table:style-name="ro1">
          <table:table-cell table:style-name="ce17"/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1. Refers to vehicles that are between keepers with the previous keeper based in Great Britain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2. Refers to vehicles where GB region is unknown due to incomplete postcode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3. Refers to vehicles that are between keepers with the previous keeper based in Northern Ireland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1">
          <table:table-cell table:style-name="ce17"/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13">
            <text:p>Telephone: 020 7944 3077</text:p>
          </table:table-cell>
          <table:table-cell table:number-columns-repeated="15" table:style-name="ce2"/>
          <table:table-cell table:style-name="ce9"/>
          <table:table-cell table:style-name="ce2"/>
          <table:table-cell office:value-type="string" table:style-name="ce9">
            <text:p>Source: DVLA/DfT</text:p>
          </table:table-cell>
          <table:table-cell table:number-columns-repeated="16365" table:style-name="ce3"/>
        </table:table-row>
        <table:table-row table:style-name="ro1">
          <table:table-cell office:value-type="string" table:style-name="ce21">
            <text:p>Email:<text:s/><text:span text:style-name="T2">vehicles.stats@dft.gov.uk</text:span></text:p>
          </table:table-cell>
          <table:table-cell table:number-columns-repeated="15" table:style-name="ce2"/>
          <table:table-cell table:style-name="ce9"/>
          <table:table-cell table:style-name="ce2"/>
          <table:table-cell office:value-type="string" table:style-name="ce9">
            <text:p>Last updated: 13 January 2022</text:p>
          </table:table-cell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22">
            <text:p><text:a xlink:href="https://www.gov.uk/government/publications/vehicles-statistics-guidance"><text:span text:style-name="T1">Notes &amp; definitions:<text:s/></text:span>https://www.gov.uk/government/publications/vehicles-statistics-guidance</text:a></text:p>
          </table:table-cell>
          <table:covered-table-cell table:number-columns-repeated="7"/>
          <table:table-cell table:number-columns-repeated="8" table:style-name="ce2"/>
          <table:table-cell table:style-name="ce9"/>
          <table:table-cell table:style-name="ce2"/>
          <table:table-cell office:value-type="string" table:style-name="ce9">
            <text:p>Next update: April 2022</text:p>
          </table:table-cell>
          <table:table-cell table:number-columns-repeated="16365" table:style-name="ce3"/>
        </table:table-row>
        <table:table-row table:number-rows-repeated="1048494" table:style-name="ro2">
          <table:table-cell table:number-columns-repeated="16384"/>
        </table:table-row>
        <table:named-expressions>
          <table:named-range table:name="Print_Area" table:cell-range-address="VEH0104e_HGVs.$A$1:VEH0104e_HGVs.$S$82" table:base-cell-address="VEH0104e_HGVs.$A$1"/>
          <table:named-range table:name="Print_Titles" table:cell-range-address="VEH0104e_HGVs.$A$1:VEH0104e_HGVs.$XFD$7" table:base-cell-address="VEH0104e_HGVs.$A$1"/>
        </table:named-expressions>
      </table:table>
      <table:table table:name="VEH0104f_Buses_&amp;_coaches" table:style-name="ta1">
        <table:table-column table:style-name="co1" table:default-cell-style-name="ce13"/>
        <table:table-column table:style-name="co2" table:number-columns-repeated="12" table:default-cell-style-name="ce2"/>
        <table:table-column table:style-name="co3" table:number-columns-repeated="2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16365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://www.dft.gov.uk/statistics/series/vehicle-licensing/">Vehicle Licensing Statistics (<text:span text:style-name="T2">https://www.gov.uk/government/collections/vehicles-statistics</text:span>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f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7">
            <text:p>Licensed buses &amp; coaches at the end of the quarter by region, Great Britain from 1994 Q4; also United Kingdom from 2014 Q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7" table:style-name="ce2"/>
          <table:table-cell office:value-type="string" table:style-name="ce9">
            <text:p>Thousand</text:p>
          </table:table-cell>
          <table:table-cell table:number-columns-repeated="16365" table:style-name="ce10"/>
        </table:table-row>
        <table:table-row table:style-name="ro3">
          <table:table-cell office:value-type="string" table:style-name="ce11">
            <text:p>Year</text:p>
          </table:table-cell>
          <table:table-cell office:value-type="string" table:style-name="ce12">
            <text:p>North East</text:p>
          </table:table-cell>
          <table:table-cell office:value-type="string" table:style-name="ce12">
            <text:p>North West</text:p>
          </table:table-cell>
          <table:table-cell office:value-type="string" table:style-name="ce12">
            <text:p>Yorkshire and The Humber</text:p>
          </table:table-cell>
          <table:table-cell office:value-type="string" table:style-name="ce12">
            <text:p>East Midlands</text:p>
          </table:table-cell>
          <table:table-cell office:value-type="string" table:style-name="ce12">
            <text:p>West Midlands</text:p>
          </table:table-cell>
          <table:table-cell office:value-type="string" table:style-name="ce12">
            <text:p>East</text:p>
          </table:table-cell>
          <table:table-cell office:value-type="string" table:style-name="ce12">
            <text:p>London</text:p>
          </table:table-cell>
          <table:table-cell office:value-type="string" table:style-name="ce12">
            <text:p>South East</text:p>
          </table:table-cell>
          <table:table-cell office:value-type="string" table:style-name="ce12">
            <text:p>South West</text:p>
          </table:table-cell>
          <table:table-cell office:value-type="string" table:style-name="ce12">
            <text:p>England</text:p>
          </table:table-cell>
          <table:table-cell office:value-type="string" table:style-name="ce12">
            <text:p>Wales</text:p>
          </table:table-cell>
          <table:table-cell office:value-type="string" table:style-name="ce12">
            <text:p>Scotland</text:p>
          </table:table-cell>
          <table:table-cell office:value-type="string" table:style-name="ce12">
            <text:p>Between Keepers: previously GB<text:s/><text:span text:style-name="T3">1</text:span></text:p>
          </table:table-cell>
          <table:table-cell office:value-type="string" table:style-name="ce12">
            <text:p>Region unknown, previously GB<text:s/><text:span text:style-name="T3">2</text:span></text:p>
          </table:table-cell>
          <table:table-cell office:value-type="string" table:style-name="ce12">
            <text:p>Great Britain</text:p>
          </table:table-cell>
          <table:table-cell office:value-type="string" table:style-name="ce12">
            <text:p>Northern Ireland</text:p>
          </table:table-cell>
          <table:table-cell office:value-type="string" table:style-name="ce12">
            <text:p>Between Keepers: previously NI<text:s/><text:span text:style-name="T3">3</text:span></text:p>
          </table:table-cell>
          <table:table-cell office:value-type="string" table:style-name="ce12">
            <text:p>United Kingdom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4 Q4</text:p>
          </table:table-cell>
          <table:table-cell office:value-type="float" office:value="6.2629999999999999" table:style-name="ce14">
            <text:p>6.3</text:p>
          </table:table-cell>
          <table:table-cell office:value-type="float" office:value="16.533999999999999" table:style-name="ce14">
            <text:p>16.5</text:p>
          </table:table-cell>
          <table:table-cell office:value-type="float" office:value="12.785" table:style-name="ce14">
            <text:p>12.8</text:p>
          </table:table-cell>
          <table:table-cell office:value-type="float" office:value="10.494999999999999" table:style-name="ce14">
            <text:p>10.5</text:p>
          </table:table-cell>
          <table:table-cell office:value-type="float" office:value="13.714" table:style-name="ce14">
            <text:p>13.7</text:p>
          </table:table-cell>
          <table:table-cell office:value-type="float" office:value="13.68" table:style-name="ce14">
            <text:p>13.7</text:p>
          </table:table-cell>
          <table:table-cell office:value-type="float" office:value="18.274000000000001" table:style-name="ce14">
            <text:p>18.3</text:p>
          </table:table-cell>
          <table:table-cell office:value-type="float" office:value="20.280999999999999" table:style-name="ce14">
            <text:p>20.3</text:p>
          </table:table-cell>
          <table:table-cell office:value-type="float" office:value="13.336" table:style-name="ce14">
            <text:p>13.3</text:p>
          </table:table-cell>
          <table:table-cell office:value-type="float" office:value="125.36199999999999" table:style-name="ce14">
            <text:p>125.4</text:p>
          </table:table-cell>
          <table:table-cell office:value-type="float" office:value="8.3569999999999993" table:style-name="ce14">
            <text:p>8.4</text:p>
          </table:table-cell>
          <table:table-cell office:value-type="float" office:value="15.599" table:style-name="ce14">
            <text:p>15.6</text:p>
          </table:table-cell>
          <table:table-cell office:value-type="float" office:value="2.6379999999999999" table:style-name="ce14">
            <text:p>2.6</text:p>
          </table:table-cell>
          <table:table-cell office:value-type="float" office:value="1.784" table:style-name="ce14">
            <text:p>1.8</text:p>
          </table:table-cell>
          <table:table-cell office:value-type="float" office:value="153.74" table:style-name="ce14">
            <text:p>153.7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5 Q4</text:p>
          </table:table-cell>
          <table:table-cell office:value-type="float" office:value="6.2789999999999999" table:style-name="ce14">
            <text:p>6.3</text:p>
          </table:table-cell>
          <table:table-cell office:value-type="float" office:value="16.309999999999999" table:style-name="ce14">
            <text:p>16.3</text:p>
          </table:table-cell>
          <table:table-cell office:value-type="float" office:value="12.525" table:style-name="ce14">
            <text:p>12.5</text:p>
          </table:table-cell>
          <table:table-cell office:value-type="float" office:value="10.611000000000001" table:style-name="ce14">
            <text:p>10.6</text:p>
          </table:table-cell>
          <table:table-cell office:value-type="float" office:value="14.061" table:style-name="ce14">
            <text:p>14.1</text:p>
          </table:table-cell>
          <table:table-cell office:value-type="float" office:value="13.904999999999999" table:style-name="ce14">
            <text:p>13.9</text:p>
          </table:table-cell>
          <table:table-cell office:value-type="float" office:value="18.311" table:style-name="ce14">
            <text:p>18.3</text:p>
          </table:table-cell>
          <table:table-cell office:value-type="float" office:value="20.558" table:style-name="ce14">
            <text:p>20.6</text:p>
          </table:table-cell>
          <table:table-cell office:value-type="float" office:value="13.239000000000001" table:style-name="ce14">
            <text:p>13.2</text:p>
          </table:table-cell>
          <table:table-cell office:value-type="float" office:value="125.79900000000001" table:style-name="ce14">
            <text:p>125.8</text:p>
          </table:table-cell>
          <table:table-cell office:value-type="float" office:value="8.2319999999999993" table:style-name="ce14">
            <text:p>8.2</text:p>
          </table:table-cell>
          <table:table-cell office:value-type="float" office:value="15.407999999999999" table:style-name="ce14">
            <text:p>15.4</text:p>
          </table:table-cell>
          <table:table-cell office:value-type="float" office:value="2.5179999999999998" table:style-name="ce14">
            <text:p>2.5</text:p>
          </table:table-cell>
          <table:table-cell office:value-type="float" office:value="1.508" table:style-name="ce14">
            <text:p>1.5</text:p>
          </table:table-cell>
          <table:table-cell office:value-type="float" office:value="153.465" table:style-name="ce14">
            <text:p>153.5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1996 Q4</text:p>
          </table:table-cell>
          <table:table-cell office:value-type="float" office:value="6.2889999999999997" table:style-name="ce14">
            <text:p>6.3</text:p>
          </table:table-cell>
          <table:table-cell office:value-type="float" office:value="16.7" table:style-name="ce14">
            <text:p>16.7</text:p>
          </table:table-cell>
          <table:table-cell office:value-type="float" office:value="12.769" table:style-name="ce14">
            <text:p>12.8</text:p>
          </table:table-cell>
          <table:table-cell office:value-type="float" office:value="10.813000000000001" table:style-name="ce14">
            <text:p>10.8</text:p>
          </table:table-cell>
          <table:table-cell office:value-type="float" office:value="14.634" table:style-name="ce14">
            <text:p>14.6</text:p>
          </table:table-cell>
          <table:table-cell office:value-type="float" office:value="14.151999999999999" table:style-name="ce14">
            <text:p>14.2</text:p>
          </table:table-cell>
          <table:table-cell office:value-type="float" office:value="18.873000000000001" table:style-name="ce14">
            <text:p>18.9</text:p>
          </table:table-cell>
          <table:table-cell office:value-type="float" office:value="21.361000000000001" table:style-name="ce14">
            <text:p>21.4</text:p>
          </table:table-cell>
          <table:table-cell office:value-type="float" office:value="13.840999999999999" table:style-name="ce14">
            <text:p>13.8</text:p>
          </table:table-cell>
          <table:table-cell office:value-type="float" office:value="129.43199999999999" table:style-name="ce14">
            <text:p>129.4</text:p>
          </table:table-cell>
          <table:table-cell office:value-type="float" office:value="8.5050000000000008" table:style-name="ce14">
            <text:p>8.5</text:p>
          </table:table-cell>
          <table:table-cell office:value-type="float" office:value="15.904" table:style-name="ce14">
            <text:p>15.9</text:p>
          </table:table-cell>
          <table:table-cell office:value-type="float" office:value="2.4140000000000001" table:style-name="ce14">
            <text:p>2.4</text:p>
          </table:table-cell>
          <table:table-cell office:value-type="float" office:value="1.383" table:style-name="ce14">
            <text:p>1.4</text:p>
          </table:table-cell>
          <table:table-cell office:value-type="float" office:value="157.63800000000001" table:style-name="ce14">
            <text:p>157.6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7 Q4</text:p>
          </table:table-cell>
          <table:table-cell office:value-type="float" office:value="6.3659999999999997" table:style-name="ce14">
            <text:p>6.4</text:p>
          </table:table-cell>
          <table:table-cell office:value-type="float" office:value="17.350999999999999" table:style-name="ce14">
            <text:p>17.4</text:p>
          </table:table-cell>
          <table:table-cell office:value-type="float" office:value="12.532" table:style-name="ce14">
            <text:p>12.5</text:p>
          </table:table-cell>
          <table:table-cell office:value-type="float" office:value="11.250999999999999" table:style-name="ce14">
            <text:p>11.3</text:p>
          </table:table-cell>
          <table:table-cell office:value-type="float" office:value="14.664" table:style-name="ce14">
            <text:p>14.7</text:p>
          </table:table-cell>
          <table:table-cell office:value-type="float" office:value="14.738" table:style-name="ce14">
            <text:p>14.7</text:p>
          </table:table-cell>
          <table:table-cell office:value-type="float" office:value="18.518000000000001" table:style-name="ce14">
            <text:p>18.5</text:p>
          </table:table-cell>
          <table:table-cell office:value-type="float" office:value="22.206" table:style-name="ce14">
            <text:p>22.2</text:p>
          </table:table-cell>
          <table:table-cell office:value-type="float" office:value="14.324" table:style-name="ce14">
            <text:p>14.3</text:p>
          </table:table-cell>
          <table:table-cell office:value-type="float" office:value="131.94999999999999" table:style-name="ce14">
            <text:p>132.0</text:p>
          </table:table-cell>
          <table:table-cell office:value-type="float" office:value="8.8089999999999993" table:style-name="ce14">
            <text:p>8.8</text:p>
          </table:table-cell>
          <table:table-cell office:value-type="float" office:value="16.399999999999999" table:style-name="ce14">
            <text:p>16.4</text:p>
          </table:table-cell>
          <table:table-cell office:value-type="float" office:value="2.375" table:style-name="ce14">
            <text:p>2.4</text:p>
          </table:table-cell>
          <table:table-cell office:value-type="float" office:value="1.1870000000000001" table:style-name="ce14">
            <text:p>1.2</text:p>
          </table:table-cell>
          <table:table-cell office:value-type="float" office:value="160.721" table:style-name="ce14">
            <text:p>160.7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8 Q4</text:p>
          </table:table-cell>
          <table:table-cell office:value-type="float" office:value="6.5830000000000002" table:style-name="ce14">
            <text:p>6.6</text:p>
          </table:table-cell>
          <table:table-cell office:value-type="float" office:value="17.428000000000001" table:style-name="ce14">
            <text:p>17.4</text:p>
          </table:table-cell>
          <table:table-cell office:value-type="float" office:value="12.054" table:style-name="ce14">
            <text:p>12.1</text:p>
          </table:table-cell>
          <table:table-cell office:value-type="float" office:value="12.914999999999999" table:style-name="ce14">
            <text:p>12.9</text:p>
          </table:table-cell>
          <table:table-cell office:value-type="float" office:value="14.654999999999999" table:style-name="ce14">
            <text:p>14.7</text:p>
          </table:table-cell>
          <table:table-cell office:value-type="float" office:value="14.736000000000001" table:style-name="ce14">
            <text:p>14.7</text:p>
          </table:table-cell>
          <table:table-cell office:value-type="float" office:value="18.52" table:style-name="ce14">
            <text:p>18.5</text:p>
          </table:table-cell>
          <table:table-cell office:value-type="float" office:value="22.073" table:style-name="ce14">
            <text:p>22.1</text:p>
          </table:table-cell>
          <table:table-cell office:value-type="float" office:value="14.599" table:style-name="ce14">
            <text:p>14.6</text:p>
          </table:table-cell>
          <table:table-cell office:value-type="float" office:value="133.56299999999999" table:style-name="ce14">
            <text:p>133.6</text:p>
          </table:table-cell>
          <table:table-cell office:value-type="float" office:value="8.968" table:style-name="ce14">
            <text:p>9.0</text:p>
          </table:table-cell>
          <table:table-cell office:value-type="float" office:value="15.926" table:style-name="ce14">
            <text:p>15.9</text:p>
          </table:table-cell>
          <table:table-cell office:value-type="float" office:value="1.8049999999999999" table:style-name="ce14">
            <text:p>1.8</text:p>
          </table:table-cell>
          <table:table-cell office:value-type="float" office:value="1.05" table:style-name="ce14">
            <text:p>1.1</text:p>
          </table:table-cell>
          <table:table-cell office:value-type="float" office:value="161.31200000000001" table:style-name="ce14">
            <text:p>161.3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9 Q4</text:p>
          </table:table-cell>
          <table:table-cell office:value-type="float" office:value="6.8049999999999997" table:style-name="ce14">
            <text:p>6.8</text:p>
          </table:table-cell>
          <table:table-cell office:value-type="float" office:value="18.501000000000001" table:style-name="ce14">
            <text:p>18.5</text:p>
          </table:table-cell>
          <table:table-cell office:value-type="float" office:value="12.475" table:style-name="ce14">
            <text:p>12.5</text:p>
          </table:table-cell>
          <table:table-cell office:value-type="float" office:value="13.233000000000001" table:style-name="ce14">
            <text:p>13.2</text:p>
          </table:table-cell>
          <table:table-cell office:value-type="float" office:value="15.098000000000001" table:style-name="ce14">
            <text:p>15.1</text:p>
          </table:table-cell>
          <table:table-cell office:value-type="float" office:value="15.510999999999999" table:style-name="ce14">
            <text:p>15.5</text:p>
          </table:table-cell>
          <table:table-cell office:value-type="float" office:value="19.414000000000001" table:style-name="ce14">
            <text:p>19.4</text:p>
          </table:table-cell>
          <table:table-cell office:value-type="float" office:value="22.622" table:style-name="ce14">
            <text:p>22.6</text:p>
          </table:table-cell>
          <table:table-cell office:value-type="float" office:value="15.403" table:style-name="ce14">
            <text:p>15.4</text:p>
          </table:table-cell>
          <table:table-cell office:value-type="float" office:value="139.06200000000001" table:style-name="ce14">
            <text:p>139.1</text:p>
          </table:table-cell>
          <table:table-cell office:value-type="float" office:value="9.3569999999999993" table:style-name="ce14">
            <text:p>9.4</text:p>
          </table:table-cell>
          <table:table-cell office:value-type="float" office:value="16.495000000000001" table:style-name="ce14">
            <text:p>16.5</text:p>
          </table:table-cell>
          <table:table-cell office:value-type="float" office:value="2.266" table:style-name="ce14">
            <text:p>2.3</text:p>
          </table:table-cell>
          <table:table-cell office:value-type="float" office:value="0.94099999999999995" table:style-name="ce14">
            <text:p>0.9</text:p>
          </table:table-cell>
          <table:table-cell office:value-type="float" office:value="168.12100000000001" table:style-name="ce14">
            <text:p>168.1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0 Q4</text:p>
          </table:table-cell>
          <table:table-cell office:value-type="float" office:value="7.0140000000000002" table:style-name="ce14">
            <text:p>7.0</text:p>
          </table:table-cell>
          <table:table-cell office:value-type="float" office:value="19.402999999999999" table:style-name="ce14">
            <text:p>19.4</text:p>
          </table:table-cell>
          <table:table-cell office:value-type="float" office:value="12.856999999999999" table:style-name="ce14">
            <text:p>12.9</text:p>
          </table:table-cell>
          <table:table-cell office:value-type="float" office:value="13.656000000000001" table:style-name="ce14">
            <text:p>13.7</text:p>
          </table:table-cell>
          <table:table-cell office:value-type="float" office:value="15.742000000000001" table:style-name="ce14">
            <text:p>15.7</text:p>
          </table:table-cell>
          <table:table-cell office:value-type="float" office:value="15.877000000000001" table:style-name="ce14">
            <text:p>15.9</text:p>
          </table:table-cell>
          <table:table-cell office:value-type="float" office:value="19.902999999999999" table:style-name="ce14">
            <text:p>19.9</text:p>
          </table:table-cell>
          <table:table-cell office:value-type="float" office:value="23.248999999999999" table:style-name="ce14">
            <text:p>23.2</text:p>
          </table:table-cell>
          <table:table-cell office:value-type="float" office:value="15.946999999999999" table:style-name="ce14">
            <text:p>15.9</text:p>
          </table:table-cell>
          <table:table-cell office:value-type="float" office:value="143.648" table:style-name="ce14">
            <text:p>143.6</text:p>
          </table:table-cell>
          <table:table-cell office:value-type="float" office:value="9.76" table:style-name="ce14">
            <text:p>9.8</text:p>
          </table:table-cell>
          <table:table-cell office:value-type="float" office:value="16.818999999999999" table:style-name="ce14">
            <text:p>16.8</text:p>
          </table:table-cell>
          <table:table-cell office:value-type="float" office:value="1.5369999999999999" table:style-name="ce14">
            <text:p>1.5</text:p>
          </table:table-cell>
          <table:table-cell office:value-type="float" office:value="0.80100000000000005" table:style-name="ce14">
            <text:p>0.8</text:p>
          </table:table-cell>
          <table:table-cell office:value-type="float" office:value="172.565" table:style-name="ce14">
            <text:p>172.6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1 Q4</text:p>
          </table:table-cell>
          <table:table-cell office:value-type="float" office:value="7.0439999999999996" table:style-name="ce14">
            <text:p>7.0</text:p>
          </table:table-cell>
          <table:table-cell office:value-type="float" office:value="19.082999999999998" table:style-name="ce14">
            <text:p>19.1</text:p>
          </table:table-cell>
          <table:table-cell office:value-type="float" office:value="12.936999999999999" table:style-name="ce14">
            <text:p>12.9</text:p>
          </table:table-cell>
          <table:table-cell office:value-type="float" office:value="13.153" table:style-name="ce14">
            <text:p>13.2</text:p>
          </table:table-cell>
          <table:table-cell office:value-type="float" office:value="15.984999999999999" table:style-name="ce14">
            <text:p>16.0</text:p>
          </table:table-cell>
          <table:table-cell office:value-type="float" office:value="15.709" table:style-name="ce14">
            <text:p>15.7</text:p>
          </table:table-cell>
          <table:table-cell office:value-type="float" office:value="19.771999999999998" table:style-name="ce14">
            <text:p>19.8</text:p>
          </table:table-cell>
          <table:table-cell office:value-type="float" office:value="23.347000000000001" table:style-name="ce14">
            <text:p>23.3</text:p>
          </table:table-cell>
          <table:table-cell office:value-type="float" office:value="15.513999999999999" table:style-name="ce14">
            <text:p>15.5</text:p>
          </table:table-cell>
          <table:table-cell office:value-type="float" office:value="142.54400000000001" table:style-name="ce14">
            <text:p>142.5</text:p>
          </table:table-cell>
          <table:table-cell office:value-type="float" office:value="9.8089999999999993" table:style-name="ce14">
            <text:p>9.8</text:p>
          </table:table-cell>
          <table:table-cell office:value-type="float" office:value="16.829000000000001" table:style-name="ce14">
            <text:p>16.8</text:p>
          </table:table-cell>
          <table:table-cell office:value-type="float" office:value="1.8089999999999999" table:style-name="ce14">
            <text:p>1.8</text:p>
          </table:table-cell>
          <table:table-cell office:value-type="float" office:value="0.627" table:style-name="ce14">
            <text:p>0.6</text:p>
          </table:table-cell>
          <table:table-cell office:value-type="float" office:value="171.61799999999999" table:style-name="ce14">
            <text:p>171.6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2 Q4</text:p>
          </table:table-cell>
          <table:table-cell office:value-type="float" office:value="6.9989999999999997" table:style-name="ce14">
            <text:p>7.0</text:p>
          </table:table-cell>
          <table:table-cell office:value-type="float" office:value="19.212" table:style-name="ce14">
            <text:p>19.2</text:p>
          </table:table-cell>
          <table:table-cell office:value-type="float" office:value="12.992000000000001" table:style-name="ce14">
            <text:p>13.0</text:p>
          </table:table-cell>
          <table:table-cell office:value-type="float" office:value="13.304" table:style-name="ce14">
            <text:p>13.3</text:p>
          </table:table-cell>
          <table:table-cell office:value-type="float" office:value="16.207999999999998" table:style-name="ce14">
            <text:p>16.2</text:p>
          </table:table-cell>
          <table:table-cell office:value-type="float" office:value="15.634" table:style-name="ce14">
            <text:p>15.6</text:p>
          </table:table-cell>
          <table:table-cell office:value-type="float" office:value="19.488" table:style-name="ce14">
            <text:p>19.5</text:p>
          </table:table-cell>
          <table:table-cell office:value-type="float" office:value="24.315000000000001" table:style-name="ce14">
            <text:p>24.3</text:p>
          </table:table-cell>
          <table:table-cell office:value-type="float" office:value="15.797000000000001" table:style-name="ce14">
            <text:p>15.8</text:p>
          </table:table-cell>
          <table:table-cell office:value-type="float" office:value="143.94900000000001" table:style-name="ce14">
            <text:p>143.9</text:p>
          </table:table-cell>
          <table:table-cell office:value-type="float" office:value="9.7799999999999994" table:style-name="ce14">
            <text:p>9.8</text:p>
          </table:table-cell>
          <table:table-cell office:value-type="float" office:value="16.893000000000001" table:style-name="ce14">
            <text:p>16.9</text:p>
          </table:table-cell>
          <table:table-cell office:value-type="float" office:value="1.847" table:style-name="ce14">
            <text:p>1.8</text:p>
          </table:table-cell>
          <table:table-cell office:value-type="float" office:value="0.52500000000000002" table:style-name="ce14">
            <text:p>0.5</text:p>
          </table:table-cell>
          <table:table-cell office:value-type="float" office:value="172.994" table:style-name="ce14">
            <text:p>173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3 Q4</text:p>
          </table:table-cell>
          <table:table-cell office:value-type="float" office:value="7.077" table:style-name="ce14">
            <text:p>7.1</text:p>
          </table:table-cell>
          <table:table-cell office:value-type="float" office:value="19.513999999999999" table:style-name="ce14">
            <text:p>19.5</text:p>
          </table:table-cell>
          <table:table-cell office:value-type="float" office:value="13.132" table:style-name="ce14">
            <text:p>13.1</text:p>
          </table:table-cell>
          <table:table-cell office:value-type="float" office:value="13.557" table:style-name="ce14">
            <text:p>13.6</text:p>
          </table:table-cell>
          <table:table-cell office:value-type="float" office:value="15.742000000000001" table:style-name="ce14">
            <text:p>15.7</text:p>
          </table:table-cell>
          <table:table-cell office:value-type="float" office:value="15.79" table:style-name="ce14">
            <text:p>15.8</text:p>
          </table:table-cell>
          <table:table-cell office:value-type="float" office:value="19.856999999999999" table:style-name="ce14">
            <text:p>19.9</text:p>
          </table:table-cell>
          <table:table-cell office:value-type="float" office:value="24.358000000000001" table:style-name="ce14">
            <text:p>24.4</text:p>
          </table:table-cell>
          <table:table-cell office:value-type="float" office:value="15.97" table:style-name="ce14">
            <text:p>16.0</text:p>
          </table:table-cell>
          <table:table-cell office:value-type="float" office:value="144.99700000000001" table:style-name="ce14">
            <text:p>145.0</text:p>
          </table:table-cell>
          <table:table-cell office:value-type="float" office:value="10.016" table:style-name="ce14">
            <text:p>10.0</text:p>
          </table:table-cell>
          <table:table-cell office:value-type="float" office:value="17.13" table:style-name="ce14">
            <text:p>17.1</text:p>
          </table:table-cell>
          <table:table-cell office:value-type="float" office:value="2.08" table:style-name="ce14">
            <text:p>2.1</text:p>
          </table:table-cell>
          <table:table-cell office:value-type="float" office:value="0.46800000000000003" table:style-name="ce14">
            <text:p>0.5</text:p>
          </table:table-cell>
          <table:table-cell office:value-type="float" office:value="174.691" table:style-name="ce14">
            <text:p>174.7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4 Q4</text:p>
          </table:table-cell>
          <table:table-cell office:value-type="float" office:value="7.093" table:style-name="ce14">
            <text:p>7.1</text:p>
          </table:table-cell>
          <table:table-cell office:value-type="float" office:value="19.994" table:style-name="ce14">
            <text:p>20.0</text:p>
          </table:table-cell>
          <table:table-cell office:value-type="float" office:value="13.207000000000001" table:style-name="ce14">
            <text:p>13.2</text:p>
          </table:table-cell>
          <table:table-cell office:value-type="float" office:value="13.571" table:style-name="ce14">
            <text:p>13.6</text:p>
          </table:table-cell>
          <table:table-cell office:value-type="float" office:value="15.693" table:style-name="ce14">
            <text:p>15.7</text:p>
          </table:table-cell>
          <table:table-cell office:value-type="float" office:value="15.680999999999999" table:style-name="ce14">
            <text:p>15.7</text:p>
          </table:table-cell>
          <table:table-cell office:value-type="float" office:value="19.791" table:style-name="ce14">
            <text:p>19.8</text:p>
          </table:table-cell>
          <table:table-cell office:value-type="float" office:value="24.800999999999998" table:style-name="ce14">
            <text:p>24.8</text:p>
          </table:table-cell>
          <table:table-cell office:value-type="float" office:value="16.425000000000001" table:style-name="ce14">
            <text:p>16.4</text:p>
          </table:table-cell>
          <table:table-cell office:value-type="float" office:value="146.256" table:style-name="ce14">
            <text:p>146.3</text:p>
          </table:table-cell>
          <table:table-cell office:value-type="float" office:value="10.284000000000001" table:style-name="ce14">
            <text:p>10.3</text:p>
          </table:table-cell>
          <table:table-cell office:value-type="float" office:value="17.553000000000001" table:style-name="ce14">
            <text:p>17.6</text:p>
          </table:table-cell>
          <table:table-cell office:value-type="float" office:value="2.8220000000000001" table:style-name="ce14">
            <text:p>2.8</text:p>
          </table:table-cell>
          <table:table-cell office:value-type="float" office:value="0.74399999999999999" table:style-name="ce14">
            <text:p>0.7</text:p>
          </table:table-cell>
          <table:table-cell office:value-type="float" office:value="177.65899999999999" table:style-name="ce14">
            <text:p>177.7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5 Q4</text:p>
          </table:table-cell>
          <table:table-cell office:value-type="float" office:value="7.181" table:style-name="ce14">
            <text:p>7.2</text:p>
          </table:table-cell>
          <table:table-cell office:value-type="float" office:value="20.21" table:style-name="ce14">
            <text:p>20.2</text:p>
          </table:table-cell>
          <table:table-cell office:value-type="float" office:value="13.302" table:style-name="ce14">
            <text:p>13.3</text:p>
          </table:table-cell>
          <table:table-cell office:value-type="float" office:value="13.815" table:style-name="ce14">
            <text:p>13.8</text:p>
          </table:table-cell>
          <table:table-cell office:value-type="float" office:value="16.062000000000001" table:style-name="ce14">
            <text:p>16.1</text:p>
          </table:table-cell>
          <table:table-cell office:value-type="float" office:value="15.571" table:style-name="ce14">
            <text:p>15.6</text:p>
          </table:table-cell>
          <table:table-cell office:value-type="float" office:value="20.187000000000001" table:style-name="ce14">
            <text:p>20.2</text:p>
          </table:table-cell>
          <table:table-cell office:value-type="float" office:value="24.606999999999999" table:style-name="ce14">
            <text:p>24.6</text:p>
          </table:table-cell>
          <table:table-cell office:value-type="float" office:value="16.454000000000001" table:style-name="ce14">
            <text:p>16.5</text:p>
          </table:table-cell>
          <table:table-cell office:value-type="float" office:value="147.38900000000001" table:style-name="ce14">
            <text:p>147.4</text:p>
          </table:table-cell>
          <table:table-cell office:value-type="float" office:value="10.585000000000001" table:style-name="ce14">
            <text:p>10.6</text:p>
          </table:table-cell>
          <table:table-cell office:value-type="float" office:value="17.84" table:style-name="ce14">
            <text:p>17.8</text:p>
          </table:table-cell>
          <table:table-cell office:value-type="float" office:value="2.2650000000000001" table:style-name="ce14">
            <text:p>2.3</text:p>
          </table:table-cell>
          <table:table-cell office:value-type="float" office:value="0.35799999999999998" table:style-name="ce14">
            <text:p>0.4</text:p>
          </table:table-cell>
          <table:table-cell office:value-type="float" office:value="178.43700000000001" table:style-name="ce14">
            <text:p>178.4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6 Q4</text:p>
          </table:table-cell>
          <table:table-cell office:value-type="float" office:value="6.9109999999999996" table:style-name="ce14">
            <text:p>6.9</text:p>
          </table:table-cell>
          <table:table-cell office:value-type="float" office:value="19.763000000000002" table:style-name="ce14">
            <text:p>19.8</text:p>
          </table:table-cell>
          <table:table-cell office:value-type="float" office:value="13.329000000000001" table:style-name="ce14">
            <text:p>13.3</text:p>
          </table:table-cell>
          <table:table-cell office:value-type="float" office:value="13.72" table:style-name="ce14">
            <text:p>13.7</text:p>
          </table:table-cell>
          <table:table-cell office:value-type="float" office:value="16.192" table:style-name="ce14">
            <text:p>16.2</text:p>
          </table:table-cell>
          <table:table-cell office:value-type="float" office:value="15.334" table:style-name="ce14">
            <text:p>15.3</text:p>
          </table:table-cell>
          <table:table-cell office:value-type="float" office:value="20.126999999999999" table:style-name="ce14">
            <text:p>20.1</text:p>
          </table:table-cell>
          <table:table-cell office:value-type="float" office:value="24.385999999999999" table:style-name="ce14">
            <text:p>24.4</text:p>
          </table:table-cell>
          <table:table-cell office:value-type="float" office:value="16.459" table:style-name="ce14">
            <text:p>16.5</text:p>
          </table:table-cell>
          <table:table-cell office:value-type="float" office:value="146.221" table:style-name="ce14">
            <text:p>146.2</text:p>
          </table:table-cell>
          <table:table-cell office:value-type="float" office:value="10.647" table:style-name="ce14">
            <text:p>10.6</text:p>
          </table:table-cell>
          <table:table-cell office:value-type="float" office:value="17.507000000000001" table:style-name="ce14">
            <text:p>17.5</text:p>
          </table:table-cell>
          <table:table-cell office:value-type="float" office:value="2.3359999999999999" table:style-name="ce14">
            <text:p>2.3</text:p>
          </table:table-cell>
          <table:table-cell office:value-type="float" office:value="0.313" table:style-name="ce14">
            <text:p>0.3</text:p>
          </table:table-cell>
          <table:table-cell office:value-type="float" office:value="177.024" table:style-name="ce14">
            <text:p>177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7 Q4</text:p>
          </table:table-cell>
          <table:table-cell office:value-type="float" office:value="6.859" table:style-name="ce14">
            <text:p>6.9</text:p>
          </table:table-cell>
          <table:table-cell office:value-type="float" office:value="19.588000000000001" table:style-name="ce14">
            <text:p>19.6</text:p>
          </table:table-cell>
          <table:table-cell office:value-type="float" office:value="13.516" table:style-name="ce14">
            <text:p>13.5</text:p>
          </table:table-cell>
          <table:table-cell office:value-type="float" office:value="13.374000000000001" table:style-name="ce14">
            <text:p>13.4</text:p>
          </table:table-cell>
          <table:table-cell office:value-type="float" office:value="16.408000000000001" table:style-name="ce14">
            <text:p>16.4</text:p>
          </table:table-cell>
          <table:table-cell office:value-type="float" office:value="15.323" table:style-name="ce14">
            <text:p>15.3</text:p>
          </table:table-cell>
          <table:table-cell office:value-type="float" office:value="20.329999999999998" table:style-name="ce14">
            <text:p>20.3</text:p>
          </table:table-cell>
          <table:table-cell office:value-type="float" office:value="24.195" table:style-name="ce14">
            <text:p>24.2</text:p>
          </table:table-cell>
          <table:table-cell office:value-type="float" office:value="16.433" table:style-name="ce14">
            <text:p>16.4</text:p>
          </table:table-cell>
          <table:table-cell office:value-type="float" office:value="146.02600000000001" table:style-name="ce14">
            <text:p>146.0</text:p>
          </table:table-cell>
          <table:table-cell office:value-type="float" office:value="10.62" table:style-name="ce14">
            <text:p>10.6</text:p>
          </table:table-cell>
          <table:table-cell office:value-type="float" office:value="17.533999999999999" table:style-name="ce14">
            <text:p>17.5</text:p>
          </table:table-cell>
          <table:table-cell office:value-type="float" office:value="2.4430000000000001" table:style-name="ce14">
            <text:p>2.4</text:p>
          </table:table-cell>
          <table:table-cell office:value-type="float" office:value="0.30599999999999999" table:style-name="ce14">
            <text:p>0.3</text:p>
          </table:table-cell>
          <table:table-cell office:value-type="float" office:value="176.929" table:style-name="ce14">
            <text:p>176.9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8 Q3</text:p>
          </table:table-cell>
          <table:table-cell office:value-type="float" office:value="7.0570000000000004" table:style-name="ce14">
            <text:p>7.1</text:p>
          </table:table-cell>
          <table:table-cell office:value-type="float" office:value="19.343" table:style-name="ce14">
            <text:p>19.3</text:p>
          </table:table-cell>
          <table:table-cell office:value-type="float" office:value="13.643000000000001" table:style-name="ce14">
            <text:p>13.6</text:p>
          </table:table-cell>
          <table:table-cell office:value-type="float" office:value="13.462" table:style-name="ce14">
            <text:p>13.5</text:p>
          </table:table-cell>
          <table:table-cell office:value-type="float" office:value="16.597999999999999" table:style-name="ce14">
            <text:p>16.6</text:p>
          </table:table-cell>
          <table:table-cell office:value-type="float" office:value="15.298999999999999" table:style-name="ce14">
            <text:p>15.3</text:p>
          </table:table-cell>
          <table:table-cell office:value-type="float" office:value="20.227" table:style-name="ce14">
            <text:p>20.2</text:p>
          </table:table-cell>
          <table:table-cell office:value-type="float" office:value="24.571000000000002" table:style-name="ce14">
            <text:p>24.6</text:p>
          </table:table-cell>
          <table:table-cell office:value-type="float" office:value="16.582000000000001" table:style-name="ce14">
            <text:p>16.6</text:p>
          </table:table-cell>
          <table:table-cell office:value-type="float" office:value="146.78200000000001" table:style-name="ce14">
            <text:p>146.8</text:p>
          </table:table-cell>
          <table:table-cell office:value-type="float" office:value="10.656000000000001" table:style-name="ce14">
            <text:p>10.7</text:p>
          </table:table-cell>
          <table:table-cell office:value-type="float" office:value="17.599" table:style-name="ce14">
            <text:p>17.6</text:p>
          </table:table-cell>
          <table:table-cell office:value-type="float" office:value="2.3860000000000001" table:style-name="ce14">
            <text:p>2.4</text:p>
          </table:table-cell>
          <table:table-cell office:value-type="float" office:value="0.30099999999999999" table:style-name="ce14">
            <text:p>0.3</text:p>
          </table:table-cell>
          <table:table-cell office:value-type="float" office:value="177.72399999999999" table:style-name="ce14">
            <text:p>177.7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8 Q4</text:p>
          </table:table-cell>
          <table:table-cell office:value-type="float" office:value="6.9660000000000002" table:style-name="ce14">
            <text:p>7.0</text:p>
          </table:table-cell>
          <table:table-cell office:value-type="float" office:value="19.068999999999999" table:style-name="ce14">
            <text:p>19.1</text:p>
          </table:table-cell>
          <table:table-cell office:value-type="float" office:value="13.507" table:style-name="ce14">
            <text:p>13.5</text:p>
          </table:table-cell>
          <table:table-cell office:value-type="float" office:value="13.294" table:style-name="ce14">
            <text:p>13.3</text:p>
          </table:table-cell>
          <table:table-cell office:value-type="float" office:value="16.411999999999999" table:style-name="ce14">
            <text:p>16.4</text:p>
          </table:table-cell>
          <table:table-cell office:value-type="float" office:value="15.102" table:style-name="ce14">
            <text:p>15.1</text:p>
          </table:table-cell>
          <table:table-cell office:value-type="float" office:value="19.978000000000002" table:style-name="ce14">
            <text:p>20.0</text:p>
          </table:table-cell>
          <table:table-cell office:value-type="float" office:value="24.454000000000001" table:style-name="ce14">
            <text:p>24.5</text:p>
          </table:table-cell>
          <table:table-cell office:value-type="float" office:value="16.468" table:style-name="ce14">
            <text:p>16.5</text:p>
          </table:table-cell>
          <table:table-cell office:value-type="float" office:value="145.25" table:style-name="ce14">
            <text:p>145.3</text:p>
          </table:table-cell>
          <table:table-cell office:value-type="float" office:value="10.608000000000001" table:style-name="ce14">
            <text:p>10.6</text:p>
          </table:table-cell>
          <table:table-cell office:value-type="float" office:value="17.193999999999999" table:style-name="ce14">
            <text:p>17.2</text:p>
          </table:table-cell>
          <table:table-cell office:value-type="float" office:value="2.113" table:style-name="ce14">
            <text:p>2.1</text:p>
          </table:table-cell>
          <table:table-cell office:value-type="float" office:value="0.28899999999999998" table:style-name="ce14">
            <text:p>0.3</text:p>
          </table:table-cell>
          <table:table-cell office:value-type="float" office:value="175.45400000000001" table:style-name="ce14">
            <text:p>175.5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9 Q1</text:p>
          </table:table-cell>
          <table:table-cell office:value-type="float" office:value="6.8869999999999996" table:style-name="ce14">
            <text:p>6.9</text:p>
          </table:table-cell>
          <table:table-cell office:value-type="float" office:value="18.919" table:style-name="ce14">
            <text:p>18.9</text:p>
          </table:table-cell>
          <table:table-cell office:value-type="float" office:value="13.596" table:style-name="ce14">
            <text:p>13.6</text:p>
          </table:table-cell>
          <table:table-cell office:value-type="float" office:value="13.212" table:style-name="ce14">
            <text:p>13.2</text:p>
          </table:table-cell>
          <table:table-cell office:value-type="float" office:value="16.138000000000002" table:style-name="ce14">
            <text:p>16.1</text:p>
          </table:table-cell>
          <table:table-cell office:value-type="float" office:value="14.912000000000001" table:style-name="ce14">
            <text:p>14.9</text:p>
          </table:table-cell>
          <table:table-cell office:value-type="float" office:value="19.853000000000002" table:style-name="ce14">
            <text:p>19.9</text:p>
          </table:table-cell>
          <table:table-cell office:value-type="float" office:value="24.457000000000001" table:style-name="ce14">
            <text:p>24.5</text:p>
          </table:table-cell>
          <table:table-cell office:value-type="float" office:value="16.643000000000001" table:style-name="ce14">
            <text:p>16.6</text:p>
          </table:table-cell>
          <table:table-cell office:value-type="float" office:value="144.61699999999999" table:style-name="ce14">
            <text:p>144.6</text:p>
          </table:table-cell>
          <table:table-cell office:value-type="float" office:value="10.6" table:style-name="ce14">
            <text:p>10.6</text:p>
          </table:table-cell>
          <table:table-cell office:value-type="float" office:value="17.036999999999999" table:style-name="ce14">
            <text:p>17.0</text:p>
          </table:table-cell>
          <table:table-cell office:value-type="float" office:value="2.2370000000000001" table:style-name="ce14">
            <text:p>2.2</text:p>
          </table:table-cell>
          <table:table-cell office:value-type="float" office:value="0.28299999999999997" table:style-name="ce14">
            <text:p>0.3</text:p>
          </table:table-cell>
          <table:table-cell office:value-type="float" office:value="174.774" table:style-name="ce14">
            <text:p>174.8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2</text:p>
          </table:table-cell>
          <table:table-cell office:value-type="float" office:value="6.97" table:style-name="ce14">
            <text:p>7.0</text:p>
          </table:table-cell>
          <table:table-cell office:value-type="float" office:value="19.045000000000002" table:style-name="ce14">
            <text:p>19.0</text:p>
          </table:table-cell>
          <table:table-cell office:value-type="float" office:value="13.644" table:style-name="ce14">
            <text:p>13.6</text:p>
          </table:table-cell>
          <table:table-cell office:value-type="float" office:value="13.27" table:style-name="ce14">
            <text:p>13.3</text:p>
          </table:table-cell>
          <table:table-cell office:value-type="float" office:value="16.292000000000002" table:style-name="ce14">
            <text:p>16.3</text:p>
          </table:table-cell>
          <table:table-cell office:value-type="float" office:value="15.085000000000001" table:style-name="ce14">
            <text:p>15.1</text:p>
          </table:table-cell>
          <table:table-cell office:value-type="float" office:value="19.895" table:style-name="ce14">
            <text:p>19.9</text:p>
          </table:table-cell>
          <table:table-cell office:value-type="float" office:value="24.794" table:style-name="ce14">
            <text:p>24.8</text:p>
          </table:table-cell>
          <table:table-cell office:value-type="float" office:value="16.866" table:style-name="ce14">
            <text:p>16.9</text:p>
          </table:table-cell>
          <table:table-cell office:value-type="float" office:value="145.86099999999999" table:style-name="ce14">
            <text:p>145.9</text:p>
          </table:table-cell>
          <table:table-cell office:value-type="float" office:value="10.561" table:style-name="ce14">
            <text:p>10.6</text:p>
          </table:table-cell>
          <table:table-cell office:value-type="float" office:value="17.059000000000001" table:style-name="ce14">
            <text:p>17.1</text:p>
          </table:table-cell>
          <table:table-cell office:value-type="float" office:value="2.161" table:style-name="ce14">
            <text:p>2.2</text:p>
          </table:table-cell>
          <table:table-cell office:value-type="float" office:value="0.27200000000000002" table:style-name="ce14">
            <text:p>0.3</text:p>
          </table:table-cell>
          <table:table-cell office:value-type="float" office:value="175.91399999999999" table:style-name="ce14">
            <text:p>175.9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3</text:p>
          </table:table-cell>
          <table:table-cell office:value-type="float" office:value="7.0220000000000002" table:style-name="ce14">
            <text:p>7.0</text:p>
          </table:table-cell>
          <table:table-cell office:value-type="float" office:value="18.922999999999998" table:style-name="ce14">
            <text:p>18.9</text:p>
          </table:table-cell>
          <table:table-cell office:value-type="float" office:value="13.471" table:style-name="ce14">
            <text:p>13.5</text:p>
          </table:table-cell>
          <table:table-cell office:value-type="float" office:value="13.347" table:style-name="ce14">
            <text:p>13.3</text:p>
          </table:table-cell>
          <table:table-cell office:value-type="float" office:value="16.195" table:style-name="ce14">
            <text:p>16.2</text:p>
          </table:table-cell>
          <table:table-cell office:value-type="float" office:value="14.955" table:style-name="ce14">
            <text:p>15.0</text:p>
          </table:table-cell>
          <table:table-cell office:value-type="float" office:value="19.876999999999999" table:style-name="ce14">
            <text:p>19.9</text:p>
          </table:table-cell>
          <table:table-cell office:value-type="float" office:value="25.024999999999999" table:style-name="ce14">
            <text:p>25.0</text:p>
          </table:table-cell>
          <table:table-cell office:value-type="float" office:value="17.012" table:style-name="ce14">
            <text:p>17.0</text:p>
          </table:table-cell>
          <table:table-cell office:value-type="float" office:value="145.827" table:style-name="ce14">
            <text:p>145.8</text:p>
          </table:table-cell>
          <table:table-cell office:value-type="float" office:value="10.638999999999999" table:style-name="ce14">
            <text:p>10.6</text:p>
          </table:table-cell>
          <table:table-cell office:value-type="float" office:value="16.946000000000002" table:style-name="ce14">
            <text:p>16.9</text:p>
          </table:table-cell>
          <table:table-cell office:value-type="float" office:value="2.1219999999999999" table:style-name="ce14">
            <text:p>2.1</text:p>
          </table:table-cell>
          <table:table-cell office:value-type="float" office:value="0.27400000000000002" table:style-name="ce14">
            <text:p>0.3</text:p>
          </table:table-cell>
          <table:table-cell office:value-type="float" office:value="175.80799999999999" table:style-name="ce14">
            <text:p>175.8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4</text:p>
          </table:table-cell>
          <table:table-cell office:value-type="float" office:value="6.8970000000000002" table:style-name="ce14">
            <text:p>6.9</text:p>
          </table:table-cell>
          <table:table-cell office:value-type="float" office:value="18.562000000000001" table:style-name="ce14">
            <text:p>18.6</text:p>
          </table:table-cell>
          <table:table-cell office:value-type="float" office:value="13.34" table:style-name="ce14">
            <text:p>13.3</text:p>
          </table:table-cell>
          <table:table-cell office:value-type="float" office:value="13.122" table:style-name="ce14">
            <text:p>13.1</text:p>
          </table:table-cell>
          <table:table-cell office:value-type="float" office:value="16.169" table:style-name="ce14">
            <text:p>16.2</text:p>
          </table:table-cell>
          <table:table-cell office:value-type="float" office:value="14.81" table:style-name="ce14">
            <text:p>14.8</text:p>
          </table:table-cell>
          <table:table-cell office:value-type="float" office:value="19.71" table:style-name="ce14">
            <text:p>19.7</text:p>
          </table:table-cell>
          <table:table-cell office:value-type="float" office:value="24.748999999999999" table:style-name="ce14">
            <text:p>24.7</text:p>
          </table:table-cell>
          <table:table-cell office:value-type="float" office:value="16.806999999999999" table:style-name="ce14">
            <text:p>16.8</text:p>
          </table:table-cell>
          <table:table-cell office:value-type="float" office:value="144.166" table:style-name="ce14">
            <text:p>144.2</text:p>
          </table:table-cell>
          <table:table-cell office:value-type="float" office:value="10.537000000000001" table:style-name="ce14">
            <text:p>10.5</text:p>
          </table:table-cell>
          <table:table-cell office:value-type="float" office:value="16.716000000000001" table:style-name="ce14">
            <text:p>16.7</text:p>
          </table:table-cell>
          <table:table-cell office:value-type="float" office:value="2.0459999999999998" table:style-name="ce14">
            <text:p>2.0</text:p>
          </table:table-cell>
          <table:table-cell office:value-type="float" office:value="0.26300000000000001" table:style-name="ce14">
            <text:p>0.3</text:p>
          </table:table-cell>
          <table:table-cell office:value-type="float" office:value="173.72800000000001" table:style-name="ce14">
            <text:p>173.7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0 Q1</text:p>
          </table:table-cell>
          <table:table-cell office:value-type="float" office:value="6.9130000000000003" table:style-name="ce14">
            <text:p>6.9</text:p>
          </table:table-cell>
          <table:table-cell office:value-type="float" office:value="18.472999999999999" table:style-name="ce14">
            <text:p>18.5</text:p>
          </table:table-cell>
          <table:table-cell office:value-type="float" office:value="13.167999999999999" table:style-name="ce14">
            <text:p>13.2</text:p>
          </table:table-cell>
          <table:table-cell office:value-type="float" office:value="13.095000000000001" table:style-name="ce14">
            <text:p>13.1</text:p>
          </table:table-cell>
          <table:table-cell office:value-type="float" office:value="15.975" table:style-name="ce14">
            <text:p>16.0</text:p>
          </table:table-cell>
          <table:table-cell office:value-type="float" office:value="14.733000000000001" table:style-name="ce14">
            <text:p>14.7</text:p>
          </table:table-cell>
          <table:table-cell office:value-type="float" office:value="19.66" table:style-name="ce14">
            <text:p>19.7</text:p>
          </table:table-cell>
          <table:table-cell office:value-type="float" office:value="24.641999999999999" table:style-name="ce14">
            <text:p>24.6</text:p>
          </table:table-cell>
          <table:table-cell office:value-type="float" office:value="16.77" table:style-name="ce14">
            <text:p>16.8</text:p>
          </table:table-cell>
          <table:table-cell office:value-type="float" office:value="143.429" table:style-name="ce14">
            <text:p>143.4</text:p>
          </table:table-cell>
          <table:table-cell office:value-type="float" office:value="10.429" table:style-name="ce14">
            <text:p>10.4</text:p>
          </table:table-cell>
          <table:table-cell office:value-type="float" office:value="16.68" table:style-name="ce14">
            <text:p>16.7</text:p>
          </table:table-cell>
          <table:table-cell office:value-type="float" office:value="2.0409999999999999" table:style-name="ce14">
            <text:p>2.0</text:p>
          </table:table-cell>
          <table:table-cell office:value-type="float" office:value="0.26200000000000001" table:style-name="ce14">
            <text:p>0.3</text:p>
          </table:table-cell>
          <table:table-cell office:value-type="float" office:value="172.84100000000001" table:style-name="ce14">
            <text:p>172.8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2</text:p>
          </table:table-cell>
          <table:table-cell office:value-type="float" office:value="6.89" table:style-name="ce14">
            <text:p>6.9</text:p>
          </table:table-cell>
          <table:table-cell office:value-type="float" office:value="18.300999999999998" table:style-name="ce14">
            <text:p>18.3</text:p>
          </table:table-cell>
          <table:table-cell office:value-type="float" office:value="12.99" table:style-name="ce14">
            <text:p>13.0</text:p>
          </table:table-cell>
          <table:table-cell office:value-type="float" office:value="13.205" table:style-name="ce14">
            <text:p>13.2</text:p>
          </table:table-cell>
          <table:table-cell office:value-type="float" office:value="16.074000000000002" table:style-name="ce14">
            <text:p>16.1</text:p>
          </table:table-cell>
          <table:table-cell office:value-type="float" office:value="14.757999999999999" table:style-name="ce14">
            <text:p>14.8</text:p>
          </table:table-cell>
          <table:table-cell office:value-type="float" office:value="19.716999999999999" table:style-name="ce14">
            <text:p>19.7</text:p>
          </table:table-cell>
          <table:table-cell office:value-type="float" office:value="24.882999999999999" table:style-name="ce14">
            <text:p>24.9</text:p>
          </table:table-cell>
          <table:table-cell office:value-type="float" office:value="17.001000000000001" table:style-name="ce14">
            <text:p>17.0</text:p>
          </table:table-cell>
          <table:table-cell office:value-type="float" office:value="143.81899999999999" table:style-name="ce14">
            <text:p>143.8</text:p>
          </table:table-cell>
          <table:table-cell office:value-type="float" office:value="10.356999999999999" table:style-name="ce14">
            <text:p>10.4</text:p>
          </table:table-cell>
          <table:table-cell office:value-type="float" office:value="16.7" table:style-name="ce14">
            <text:p>16.7</text:p>
          </table:table-cell>
          <table:table-cell office:value-type="float" office:value="2.1280000000000001" table:style-name="ce14">
            <text:p>2.1</text:p>
          </table:table-cell>
          <table:table-cell office:value-type="float" office:value="0.26500000000000001" table:style-name="ce14">
            <text:p>0.3</text:p>
          </table:table-cell>
          <table:table-cell office:value-type="float" office:value="173.26900000000001" table:style-name="ce14">
            <text:p>173.3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3</text:p>
          </table:table-cell>
          <table:table-cell office:value-type="float" office:value="6.9770000000000003" table:style-name="ce14">
            <text:p>7.0</text:p>
          </table:table-cell>
          <table:table-cell office:value-type="float" office:value="18.303000000000001" table:style-name="ce14">
            <text:p>18.3</text:p>
          </table:table-cell>
          <table:table-cell office:value-type="float" office:value="13.124000000000001" table:style-name="ce14">
            <text:p>13.1</text:p>
          </table:table-cell>
          <table:table-cell office:value-type="float" office:value="13.252000000000001" table:style-name="ce14">
            <text:p>13.3</text:p>
          </table:table-cell>
          <table:table-cell office:value-type="float" office:value="16.152000000000001" table:style-name="ce14">
            <text:p>16.2</text:p>
          </table:table-cell>
          <table:table-cell office:value-type="float" office:value="14.829000000000001" table:style-name="ce14">
            <text:p>14.8</text:p>
          </table:table-cell>
          <table:table-cell office:value-type="float" office:value="19.667999999999999" table:style-name="ce14">
            <text:p>19.7</text:p>
          </table:table-cell>
          <table:table-cell office:value-type="float" office:value="24.797999999999998" table:style-name="ce14">
            <text:p>24.8</text:p>
          </table:table-cell>
          <table:table-cell office:value-type="float" office:value="17.157" table:style-name="ce14">
            <text:p>17.2</text:p>
          </table:table-cell>
          <table:table-cell office:value-type="float" office:value="144.26" table:style-name="ce14">
            <text:p>144.3</text:p>
          </table:table-cell>
          <table:table-cell office:value-type="float" office:value="10.551" table:style-name="ce14">
            <text:p>10.6</text:p>
          </table:table-cell>
          <table:table-cell office:value-type="float" office:value="16.625" table:style-name="ce14">
            <text:p>16.6</text:p>
          </table:table-cell>
          <table:table-cell office:value-type="float" office:value="2.234" table:style-name="ce14">
            <text:p>2.2</text:p>
          </table:table-cell>
          <table:table-cell office:value-type="float" office:value="0.252" table:style-name="ce14">
            <text:p>0.3</text:p>
          </table:table-cell>
          <table:table-cell office:value-type="float" office:value="173.922" table:style-name="ce14">
            <text:p>173.9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4</text:p>
          </table:table-cell>
          <table:table-cell office:value-type="float" office:value="6.8380000000000001" table:style-name="ce14">
            <text:p>6.8</text:p>
          </table:table-cell>
          <table:table-cell office:value-type="float" office:value="17.751000000000001" table:style-name="ce14">
            <text:p>17.8</text:p>
          </table:table-cell>
          <table:table-cell office:value-type="float" office:value="12.933999999999999" table:style-name="ce14">
            <text:p>12.9</text:p>
          </table:table-cell>
          <table:table-cell office:value-type="float" office:value="13.07" table:style-name="ce14">
            <text:p>13.1</text:p>
          </table:table-cell>
          <table:table-cell office:value-type="float" office:value="15.83" table:style-name="ce14">
            <text:p>15.8</text:p>
          </table:table-cell>
          <table:table-cell office:value-type="float" office:value="14.506" table:style-name="ce14">
            <text:p>14.5</text:p>
          </table:table-cell>
          <table:table-cell office:value-type="float" office:value="19.626000000000001" table:style-name="ce14">
            <text:p>19.6</text:p>
          </table:table-cell>
          <table:table-cell office:value-type="float" office:value="24.655000000000001" table:style-name="ce14">
            <text:p>24.7</text:p>
          </table:table-cell>
          <table:table-cell office:value-type="float" office:value="16.904" table:style-name="ce14">
            <text:p>16.9</text:p>
          </table:table-cell>
          <table:table-cell office:value-type="float" office:value="142.114" table:style-name="ce14">
            <text:p>142.1</text:p>
          </table:table-cell>
          <table:table-cell office:value-type="float" office:value="10.458" table:style-name="ce14">
            <text:p>10.5</text:p>
          </table:table-cell>
          <table:table-cell office:value-type="float" office:value="16.286000000000001" table:style-name="ce14">
            <text:p>16.3</text:p>
          </table:table-cell>
          <table:table-cell office:value-type="float" office:value="2.302" table:style-name="ce14">
            <text:p>2.3</text:p>
          </table:table-cell>
          <table:table-cell office:value-type="float" office:value="4.2999999999999997E-2" table:style-name="ce14">
            <text:p>-</text:p>
          </table:table-cell>
          <table:table-cell office:value-type="float" office:value="171.203" table:style-name="ce14">
            <text:p>171.2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1 Q1</text:p>
          </table:table-cell>
          <table:table-cell office:value-type="float" office:value="6.7290000000000001" table:style-name="ce14">
            <text:p>6.7</text:p>
          </table:table-cell>
          <table:table-cell office:value-type="float" office:value="17.667000000000002" table:style-name="ce14">
            <text:p>17.7</text:p>
          </table:table-cell>
          <table:table-cell office:value-type="float" office:value="12.957000000000001" table:style-name="ce14">
            <text:p>13.0</text:p>
          </table:table-cell>
          <table:table-cell office:value-type="float" office:value="12.898" table:style-name="ce14">
            <text:p>12.9</text:p>
          </table:table-cell>
          <table:table-cell office:value-type="float" office:value="15.85" table:style-name="ce14">
            <text:p>15.9</text:p>
          </table:table-cell>
          <table:table-cell office:value-type="float" office:value="14.385999999999999" table:style-name="ce14">
            <text:p>14.4</text:p>
          </table:table-cell>
          <table:table-cell office:value-type="float" office:value="19.52" table:style-name="ce14">
            <text:p>19.5</text:p>
          </table:table-cell>
          <table:table-cell office:value-type="float" office:value="23.984000000000002" table:style-name="ce14">
            <text:p>24.0</text:p>
          </table:table-cell>
          <table:table-cell office:value-type="float" office:value="17.408000000000001" table:style-name="ce14">
            <text:p>17.4</text:p>
          </table:table-cell>
          <table:table-cell office:value-type="float" office:value="141.399" table:style-name="ce14">
            <text:p>141.4</text:p>
          </table:table-cell>
          <table:table-cell office:value-type="float" office:value="10.381" table:style-name="ce14">
            <text:p>10.4</text:p>
          </table:table-cell>
          <table:table-cell office:value-type="float" office:value="16.283000000000001" table:style-name="ce14">
            <text:p>16.3</text:p>
          </table:table-cell>
          <table:table-cell office:value-type="float" office:value="2.302" table:style-name="ce14">
            <text:p>2.3</text:p>
          </table:table-cell>
          <table:table-cell office:value-type="float" office:value="4.1000000000000002E-2" table:style-name="ce14">
            <text:p>-</text:p>
          </table:table-cell>
          <table:table-cell office:value-type="float" office:value="170.40600000000001" table:style-name="ce14">
            <text:p>170.4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2</text:p>
          </table:table-cell>
          <table:table-cell office:value-type="float" office:value="6.7519999999999998" table:style-name="ce14">
            <text:p>6.8</text:p>
          </table:table-cell>
          <table:table-cell office:value-type="float" office:value="17.504000000000001" table:style-name="ce14">
            <text:p>17.5</text:p>
          </table:table-cell>
          <table:table-cell office:value-type="float" office:value="13.016" table:style-name="ce14">
            <text:p>13.0</text:p>
          </table:table-cell>
          <table:table-cell office:value-type="float" office:value="12.808999999999999" table:style-name="ce14">
            <text:p>12.8</text:p>
          </table:table-cell>
          <table:table-cell office:value-type="float" office:value="15.958" table:style-name="ce14">
            <text:p>16.0</text:p>
          </table:table-cell>
          <table:table-cell office:value-type="float" office:value="14.603999999999999" table:style-name="ce14">
            <text:p>14.6</text:p>
          </table:table-cell>
          <table:table-cell office:value-type="float" office:value="19.484999999999999" table:style-name="ce14">
            <text:p>19.5</text:p>
          </table:table-cell>
          <table:table-cell office:value-type="float" office:value="24.280999999999999" table:style-name="ce14">
            <text:p>24.3</text:p>
          </table:table-cell>
          <table:table-cell office:value-type="float" office:value="17.683" table:style-name="ce14">
            <text:p>17.7</text:p>
          </table:table-cell>
          <table:table-cell office:value-type="float" office:value="142.09200000000001" table:style-name="ce14">
            <text:p>142.1</text:p>
          </table:table-cell>
          <table:table-cell office:value-type="float" office:value="10.319000000000001" table:style-name="ce14">
            <text:p>10.3</text:p>
          </table:table-cell>
          <table:table-cell office:value-type="float" office:value="16.338000000000001" table:style-name="ce14">
            <text:p>16.3</text:p>
          </table:table-cell>
          <table:table-cell office:value-type="float" office:value="2.238" table:style-name="ce14">
            <text:p>2.2</text:p>
          </table:table-cell>
          <table:table-cell office:value-type="float" office:value="4.1000000000000002E-2" table:style-name="ce14">
            <text:p>-</text:p>
          </table:table-cell>
          <table:table-cell office:value-type="float" office:value="171.02799999999999" table:style-name="ce14">
            <text:p>171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3</text:p>
          </table:table-cell>
          <table:table-cell office:value-type="float" office:value="7.02" table:style-name="ce14">
            <text:p>7.0</text:p>
          </table:table-cell>
          <table:table-cell office:value-type="float" office:value="17.282" table:style-name="ce14">
            <text:p>17.3</text:p>
          </table:table-cell>
          <table:table-cell office:value-type="float" office:value="12.859" table:style-name="ce14">
            <text:p>12.9</text:p>
          </table:table-cell>
          <table:table-cell office:value-type="float" office:value="12.741" table:style-name="ce14">
            <text:p>12.7</text:p>
          </table:table-cell>
          <table:table-cell office:value-type="float" office:value="16.117999999999999" table:style-name="ce14">
            <text:p>16.1</text:p>
          </table:table-cell>
          <table:table-cell office:value-type="float" office:value="14.519" table:style-name="ce14">
            <text:p>14.5</text:p>
          </table:table-cell>
          <table:table-cell office:value-type="float" office:value="19.233000000000001" table:style-name="ce14">
            <text:p>19.2</text:p>
          </table:table-cell>
          <table:table-cell office:value-type="float" office:value="24.202999999999999" table:style-name="ce14">
            <text:p>24.2</text:p>
          </table:table-cell>
          <table:table-cell office:value-type="float" office:value="17.565000000000001" table:style-name="ce14">
            <text:p>17.6</text:p>
          </table:table-cell>
          <table:table-cell office:value-type="float" office:value="141.54" table:style-name="ce14">
            <text:p>141.5</text:p>
          </table:table-cell>
          <table:table-cell office:value-type="float" office:value="10.467000000000001" table:style-name="ce14">
            <text:p>10.5</text:p>
          </table:table-cell>
          <table:table-cell office:value-type="float" office:value="16.219000000000001" table:style-name="ce14">
            <text:p>16.2</text:p>
          </table:table-cell>
          <table:table-cell office:value-type="float" office:value="2.355" table:style-name="ce14">
            <text:p>2.4</text:p>
          </table:table-cell>
          <table:table-cell office:value-type="float" office:value="3.9E-2" table:style-name="ce14">
            <text:p>-</text:p>
          </table:table-cell>
          <table:table-cell office:value-type="float" office:value="170.62" table:style-name="ce14">
            <text:p>170.6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4</text:p>
          </table:table-cell>
          <table:table-cell office:value-type="float" office:value="7.0570000000000004" table:style-name="ce14">
            <text:p>7.1</text:p>
          </table:table-cell>
          <table:table-cell office:value-type="float" office:value="17.097000000000001" table:style-name="ce14">
            <text:p>17.1</text:p>
          </table:table-cell>
          <table:table-cell office:value-type="float" office:value="12.733000000000001" table:style-name="ce14">
            <text:p>12.7</text:p>
          </table:table-cell>
          <table:table-cell office:value-type="float" office:value="12.587999999999999" table:style-name="ce14">
            <text:p>12.6</text:p>
          </table:table-cell>
          <table:table-cell office:value-type="float" office:value="15.712" table:style-name="ce14">
            <text:p>15.7</text:p>
          </table:table-cell>
          <table:table-cell office:value-type="float" office:value="14.113" table:style-name="ce14">
            <text:p>14.1</text:p>
          </table:table-cell>
          <table:table-cell office:value-type="float" office:value="18.792000000000002" table:style-name="ce14">
            <text:p>18.8</text:p>
          </table:table-cell>
          <table:table-cell office:value-type="float" office:value="23.888999999999999" table:style-name="ce14">
            <text:p>23.9</text:p>
          </table:table-cell>
          <table:table-cell office:value-type="float" office:value="17.370999999999999" table:style-name="ce14">
            <text:p>17.4</text:p>
          </table:table-cell>
          <table:table-cell office:value-type="float" office:value="139.352" table:style-name="ce14">
            <text:p>139.4</text:p>
          </table:table-cell>
          <table:table-cell office:value-type="float" office:value="10.281000000000001" table:style-name="ce14">
            <text:p>10.3</text:p>
          </table:table-cell>
          <table:table-cell office:value-type="float" office:value="15.9" table:style-name="ce14">
            <text:p>15.9</text:p>
          </table:table-cell>
          <table:table-cell office:value-type="float" office:value="2.4870000000000001" table:style-name="ce14">
            <text:p>2.5</text:p>
          </table:table-cell>
          <table:table-cell office:value-type="float" office:value="4.2000000000000003E-2" table:style-name="ce14">
            <text:p>-</text:p>
          </table:table-cell>
          <table:table-cell office:value-type="float" office:value="168.06200000000001" table:style-name="ce14">
            <text:p>168.1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2 Q1</text:p>
          </table:table-cell>
          <table:table-cell office:value-type="float" office:value="7.0279999999999996" table:style-name="ce14">
            <text:p>7.0</text:p>
          </table:table-cell>
          <table:table-cell office:value-type="float" office:value="17.042999999999999" table:style-name="ce14">
            <text:p>17.0</text:p>
          </table:table-cell>
          <table:table-cell office:value-type="float" office:value="12.725" table:style-name="ce14">
            <text:p>12.7</text:p>
          </table:table-cell>
          <table:table-cell office:value-type="float" office:value="12.58" table:style-name="ce14">
            <text:p>12.6</text:p>
          </table:table-cell>
          <table:table-cell office:value-type="float" office:value="15.723000000000001" table:style-name="ce14">
            <text:p>15.7</text:p>
          </table:table-cell>
          <table:table-cell office:value-type="float" office:value="14.106999999999999" table:style-name="ce14">
            <text:p>14.1</text:p>
          </table:table-cell>
          <table:table-cell office:value-type="float" office:value="19.010999999999999" table:style-name="ce14">
            <text:p>19.0</text:p>
          </table:table-cell>
          <table:table-cell office:value-type="float" office:value="23.581" table:style-name="ce14">
            <text:p>23.6</text:p>
          </table:table-cell>
          <table:table-cell office:value-type="float" office:value="17.475000000000001" table:style-name="ce14">
            <text:p>17.5</text:p>
          </table:table-cell>
          <table:table-cell office:value-type="float" office:value="139.273" table:style-name="ce14">
            <text:p>139.3</text:p>
          </table:table-cell>
          <table:table-cell office:value-type="float" office:value="10.238" table:style-name="ce14">
            <text:p>10.2</text:p>
          </table:table-cell>
          <table:table-cell office:value-type="float" office:value="15.786" table:style-name="ce14">
            <text:p>15.8</text:p>
          </table:table-cell>
          <table:table-cell office:value-type="float" office:value="2.3050000000000002" table:style-name="ce14">
            <text:p>2.3</text:p>
          </table:table-cell>
          <table:table-cell office:value-type="float" office:value="3.7999999999999999E-2" table:style-name="ce14">
            <text:p>-</text:p>
          </table:table-cell>
          <table:table-cell office:value-type="float" office:value="167.64" table:style-name="ce14">
            <text:p>167.6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2</text:p>
          </table:table-cell>
          <table:table-cell office:value-type="float" office:value="6.915" table:style-name="ce14">
            <text:p>6.9</text:p>
          </table:table-cell>
          <table:table-cell office:value-type="float" office:value="17.027000000000001" table:style-name="ce14">
            <text:p>17.0</text:p>
          </table:table-cell>
          <table:table-cell office:value-type="float" office:value="12.872999999999999" table:style-name="ce14">
            <text:p>12.9</text:p>
          </table:table-cell>
          <table:table-cell office:value-type="float" office:value="12.673" table:style-name="ce14">
            <text:p>12.7</text:p>
          </table:table-cell>
          <table:table-cell office:value-type="float" office:value="15.903" table:style-name="ce14">
            <text:p>15.9</text:p>
          </table:table-cell>
          <table:table-cell office:value-type="float" office:value="14.279" table:style-name="ce14">
            <text:p>14.3</text:p>
          </table:table-cell>
          <table:table-cell office:value-type="float" office:value="19.623999999999999" table:style-name="ce14">
            <text:p>19.6</text:p>
          </table:table-cell>
          <table:table-cell office:value-type="float" office:value="23.858000000000001" table:style-name="ce14">
            <text:p>23.9</text:p>
          </table:table-cell>
          <table:table-cell office:value-type="float" office:value="17.669" table:style-name="ce14">
            <text:p>17.7</text:p>
          </table:table-cell>
          <table:table-cell office:value-type="float" office:value="140.821" table:style-name="ce14">
            <text:p>140.8</text:p>
          </table:table-cell>
          <table:table-cell office:value-type="float" office:value="10.189" table:style-name="ce14">
            <text:p>10.2</text:p>
          </table:table-cell>
          <table:table-cell office:value-type="float" office:value="15.869" table:style-name="ce14">
            <text:p>15.9</text:p>
          </table:table-cell>
          <table:table-cell office:value-type="float" office:value="2.2069999999999999" table:style-name="ce14">
            <text:p>2.2</text:p>
          </table:table-cell>
          <table:table-cell office:value-type="float" office:value="3.6999999999999998E-2" table:style-name="ce14">
            <text:p>-</text:p>
          </table:table-cell>
          <table:table-cell office:value-type="float" office:value="169.12299999999999" table:style-name="ce14">
            <text:p>169.1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3</text:p>
          </table:table-cell>
          <table:table-cell office:value-type="float" office:value="6.9130000000000003" table:style-name="ce14">
            <text:p>6.9</text:p>
          </table:table-cell>
          <table:table-cell office:value-type="float" office:value="17.117000000000001" table:style-name="ce14">
            <text:p>17.1</text:p>
          </table:table-cell>
          <table:table-cell office:value-type="float" office:value="13.073" table:style-name="ce14">
            <text:p>13.1</text:p>
          </table:table-cell>
          <table:table-cell office:value-type="float" office:value="12.728999999999999" table:style-name="ce14">
            <text:p>12.7</text:p>
          </table:table-cell>
          <table:table-cell office:value-type="float" office:value="15.84" table:style-name="ce14">
            <text:p>15.8</text:p>
          </table:table-cell>
          <table:table-cell office:value-type="float" office:value="14.259" table:style-name="ce14">
            <text:p>14.3</text:p>
          </table:table-cell>
          <table:table-cell office:value-type="float" office:value="19.097000000000001" table:style-name="ce14">
            <text:p>19.1</text:p>
          </table:table-cell>
          <table:table-cell office:value-type="float" office:value="23.773" table:style-name="ce14">
            <text:p>23.8</text:p>
          </table:table-cell>
          <table:table-cell office:value-type="float" office:value="17.777000000000001" table:style-name="ce14">
            <text:p>17.8</text:p>
          </table:table-cell>
          <table:table-cell office:value-type="float" office:value="140.578" table:style-name="ce14">
            <text:p>140.6</text:p>
          </table:table-cell>
          <table:table-cell office:value-type="float" office:value="10.401" table:style-name="ce14">
            <text:p>10.4</text:p>
          </table:table-cell>
          <table:table-cell office:value-type="float" office:value="15.746" table:style-name="ce14">
            <text:p>15.7</text:p>
          </table:table-cell>
          <table:table-cell office:value-type="float" office:value="2.2789999999999999" table:style-name="ce14">
            <text:p>2.3</text:p>
          </table:table-cell>
          <table:table-cell office:value-type="float" office:value="3.5999999999999997E-2" table:style-name="ce14">
            <text:p>-</text:p>
          </table:table-cell>
          <table:table-cell office:value-type="float" office:value="169.04" table:style-name="ce14">
            <text:p>169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4</text:p>
          </table:table-cell>
          <table:table-cell office:value-type="float" office:value="6.7569999999999997" table:style-name="ce14">
            <text:p>6.8</text:p>
          </table:table-cell>
          <table:table-cell office:value-type="float" office:value="16.917000000000002" table:style-name="ce14">
            <text:p>16.9</text:p>
          </table:table-cell>
          <table:table-cell office:value-type="float" office:value="12.801" table:style-name="ce14">
            <text:p>12.8</text:p>
          </table:table-cell>
          <table:table-cell office:value-type="float" office:value="12.446" table:style-name="ce14">
            <text:p>12.4</text:p>
          </table:table-cell>
          <table:table-cell office:value-type="float" office:value="15.64" table:style-name="ce14">
            <text:p>15.6</text:p>
          </table:table-cell>
          <table:table-cell office:value-type="float" office:value="14.015000000000001" table:style-name="ce14">
            <text:p>14.0</text:p>
          </table:table-cell>
          <table:table-cell office:value-type="float" office:value="18.806000000000001" table:style-name="ce14">
            <text:p>18.8</text:p>
          </table:table-cell>
          <table:table-cell office:value-type="float" office:value="23.324000000000002" table:style-name="ce14">
            <text:p>23.3</text:p>
          </table:table-cell>
          <table:table-cell office:value-type="float" office:value="17.852" table:style-name="ce14">
            <text:p>17.9</text:p>
          </table:table-cell>
          <table:table-cell office:value-type="float" office:value="138.55799999999999" table:style-name="ce14">
            <text:p>138.6</text:p>
          </table:table-cell>
          <table:table-cell office:value-type="float" office:value="9.9190000000000005" table:style-name="ce14">
            <text:p>9.9</text:p>
          </table:table-cell>
          <table:table-cell office:value-type="float" office:value="15.567" table:style-name="ce14">
            <text:p>15.6</text:p>
          </table:table-cell>
          <table:table-cell office:value-type="float" office:value="2.2160000000000002" table:style-name="ce14">
            <text:p>2.2</text:p>
          </table:table-cell>
          <table:table-cell office:value-type="float" office:value="3.6999999999999998E-2" table:style-name="ce14">
            <text:p>-</text:p>
          </table:table-cell>
          <table:table-cell office:value-type="float" office:value="166.297" table:style-name="ce14">
            <text:p>166.3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3 Q1</text:p>
          </table:table-cell>
          <table:table-cell office:value-type="float" office:value="6.77" table:style-name="ce14">
            <text:p>6.8</text:p>
          </table:table-cell>
          <table:table-cell office:value-type="float" office:value="16.942" table:style-name="ce14">
            <text:p>16.9</text:p>
          </table:table-cell>
          <table:table-cell office:value-type="float" office:value="12.786" table:style-name="ce14">
            <text:p>12.8</text:p>
          </table:table-cell>
          <table:table-cell office:value-type="float" office:value="12.201000000000001" table:style-name="ce14">
            <text:p>12.2</text:p>
          </table:table-cell>
          <table:table-cell office:value-type="float" office:value="15.701000000000001" table:style-name="ce14">
            <text:p>15.7</text:p>
          </table:table-cell>
          <table:table-cell office:value-type="float" office:value="14.073" table:style-name="ce14">
            <text:p>14.1</text:p>
          </table:table-cell>
          <table:table-cell office:value-type="float" office:value="18.856000000000002" table:style-name="ce14">
            <text:p>18.9</text:p>
          </table:table-cell>
          <table:table-cell office:value-type="float" office:value="23.212" table:style-name="ce14">
            <text:p>23.2</text:p>
          </table:table-cell>
          <table:table-cell office:value-type="float" office:value="17.87" table:style-name="ce14">
            <text:p>17.9</text:p>
          </table:table-cell>
          <table:table-cell office:value-type="float" office:value="138.411" table:style-name="ce14">
            <text:p>138.4</text:p>
          </table:table-cell>
          <table:table-cell office:value-type="float" office:value="9.8930000000000007" table:style-name="ce14">
            <text:p>9.9</text:p>
          </table:table-cell>
          <table:table-cell office:value-type="float" office:value="15.579000000000001" table:style-name="ce14">
            <text:p>15.6</text:p>
          </table:table-cell>
          <table:table-cell office:value-type="float" office:value="2.2280000000000002" table:style-name="ce14">
            <text:p>2.2</text:p>
          </table:table-cell>
          <table:table-cell office:value-type="float" office:value="3.3000000000000002E-2" table:style-name="ce14">
            <text:p>-</text:p>
          </table:table-cell>
          <table:table-cell office:value-type="float" office:value="166.14400000000001" table:style-name="ce14">
            <text:p>166.1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2</text:p>
          </table:table-cell>
          <table:table-cell office:value-type="float" office:value="6.8179999999999996" table:style-name="ce14">
            <text:p>6.8</text:p>
          </table:table-cell>
          <table:table-cell office:value-type="float" office:value="16.939" table:style-name="ce14">
            <text:p>16.9</text:p>
          </table:table-cell>
          <table:table-cell office:value-type="float" office:value="12.852" table:style-name="ce14">
            <text:p>12.9</text:p>
          </table:table-cell>
          <table:table-cell office:value-type="float" office:value="12.573" table:style-name="ce14">
            <text:p>12.6</text:p>
          </table:table-cell>
          <table:table-cell office:value-type="float" office:value="15.519" table:style-name="ce14">
            <text:p>15.5</text:p>
          </table:table-cell>
          <table:table-cell office:value-type="float" office:value="14.231" table:style-name="ce14">
            <text:p>14.2</text:p>
          </table:table-cell>
          <table:table-cell office:value-type="float" office:value="20.3" table:style-name="ce14">
            <text:p>20.3</text:p>
          </table:table-cell>
          <table:table-cell office:value-type="float" office:value="22.094999999999999" table:style-name="ce14">
            <text:p>22.1</text:p>
          </table:table-cell>
          <table:table-cell office:value-type="float" office:value="18.199000000000002" table:style-name="ce14">
            <text:p>18.2</text:p>
          </table:table-cell>
          <table:table-cell office:value-type="float" office:value="139.52600000000001" table:style-name="ce14">
            <text:p>139.5</text:p>
          </table:table-cell>
          <table:table-cell office:value-type="float" office:value="9.9629999999999992" table:style-name="ce14">
            <text:p>10.0</text:p>
          </table:table-cell>
          <table:table-cell office:value-type="float" office:value="15.625" table:style-name="ce14">
            <text:p>15.6</text:p>
          </table:table-cell>
          <table:table-cell office:value-type="float" office:value="2.0950000000000002" table:style-name="ce14">
            <text:p>2.1</text:p>
          </table:table-cell>
          <table:table-cell office:value-type="float" office:value="3.5000000000000003E-2" table:style-name="ce14">
            <text:p>-</text:p>
          </table:table-cell>
          <table:table-cell office:value-type="float" office:value="167.244" table:style-name="ce14">
            <text:p>167.2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3</text:p>
          </table:table-cell>
          <table:table-cell office:value-type="float" office:value="6.8070000000000004" table:style-name="ce14">
            <text:p>6.8</text:p>
          </table:table-cell>
          <table:table-cell office:value-type="float" office:value="16.873999999999999" table:style-name="ce14">
            <text:p>16.9</text:p>
          </table:table-cell>
          <table:table-cell office:value-type="float" office:value="12.776999999999999" table:style-name="ce14">
            <text:p>12.8</text:p>
          </table:table-cell>
          <table:table-cell office:value-type="float" office:value="12.398" table:style-name="ce14">
            <text:p>12.4</text:p>
          </table:table-cell>
          <table:table-cell office:value-type="float" office:value="15.455" table:style-name="ce14">
            <text:p>15.5</text:p>
          </table:table-cell>
          <table:table-cell office:value-type="float" office:value="14.319000000000001" table:style-name="ce14">
            <text:p>14.3</text:p>
          </table:table-cell>
          <table:table-cell office:value-type="float" office:value="20.359000000000002" table:style-name="ce14">
            <text:p>20.4</text:p>
          </table:table-cell>
          <table:table-cell office:value-type="float" office:value="21.957999999999998" table:style-name="ce14">
            <text:p>22.0</text:p>
          </table:table-cell>
          <table:table-cell office:value-type="float" office:value="18.335999999999999" table:style-name="ce14">
            <text:p>18.3</text:p>
          </table:table-cell>
          <table:table-cell office:value-type="float" office:value="139.28299999999999" table:style-name="ce14">
            <text:p>139.3</text:p>
          </table:table-cell>
          <table:table-cell office:value-type="float" office:value="10.000999999999999" table:style-name="ce14">
            <text:p>10.0</text:p>
          </table:table-cell>
          <table:table-cell office:value-type="float" office:value="15.65" table:style-name="ce14">
            <text:p>15.7</text:p>
          </table:table-cell>
          <table:table-cell office:value-type="float" office:value="2.097" table:style-name="ce14">
            <text:p>2.1</text:p>
          </table:table-cell>
          <table:table-cell office:value-type="float" office:value="3.7999999999999999E-2" table:style-name="ce14">
            <text:p>-</text:p>
          </table:table-cell>
          <table:table-cell office:value-type="float" office:value="167.06899999999999" table:style-name="ce14">
            <text:p>167.1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4</text:p>
          </table:table-cell>
          <table:table-cell office:value-type="float" office:value="6.6369999999999996" table:style-name="ce14">
            <text:p>6.6</text:p>
          </table:table-cell>
          <table:table-cell office:value-type="float" office:value="16.582999999999998" table:style-name="ce14">
            <text:p>16.6</text:p>
          </table:table-cell>
          <table:table-cell office:value-type="float" office:value="12.5" table:style-name="ce14">
            <text:p>12.5</text:p>
          </table:table-cell>
          <table:table-cell office:value-type="float" office:value="12.233000000000001" table:style-name="ce14">
            <text:p>12.2</text:p>
          </table:table-cell>
          <table:table-cell office:value-type="float" office:value="15.317" table:style-name="ce14">
            <text:p>15.3</text:p>
          </table:table-cell>
          <table:table-cell office:value-type="float" office:value="13.976000000000001" table:style-name="ce14">
            <text:p>14.0</text:p>
          </table:table-cell>
          <table:table-cell office:value-type="float" office:value="20.058" table:style-name="ce14">
            <text:p>20.1</text:p>
          </table:table-cell>
          <table:table-cell office:value-type="float" office:value="21.710999999999999" table:style-name="ce14">
            <text:p>21.7</text:p>
          </table:table-cell>
          <table:table-cell office:value-type="float" office:value="18.195" table:style-name="ce14">
            <text:p>18.2</text:p>
          </table:table-cell>
          <table:table-cell office:value-type="float" office:value="137.21" table:style-name="ce14">
            <text:p>137.2</text:p>
          </table:table-cell>
          <table:table-cell office:value-type="float" office:value="9.8130000000000006" table:style-name="ce14">
            <text:p>9.8</text:p>
          </table:table-cell>
          <table:table-cell office:value-type="float" office:value="15.268000000000001" table:style-name="ce14">
            <text:p>15.3</text:p>
          </table:table-cell>
          <table:table-cell office:value-type="float" office:value="2.1309999999999998" table:style-name="ce14">
            <text:p>2.1</text:p>
          </table:table-cell>
          <table:table-cell office:value-type="float" office:value="3.9E-2" table:style-name="ce14">
            <text:p>-</text:p>
          </table:table-cell>
          <table:table-cell office:value-type="float" office:value="164.46100000000001" table:style-name="ce14">
            <text:p>164.5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4 Q1</text:p>
          </table:table-cell>
          <table:table-cell office:value-type="float" office:value="6.726" table:style-name="ce14">
            <text:p>6.7</text:p>
          </table:table-cell>
          <table:table-cell office:value-type="float" office:value="16.46" table:style-name="ce14">
            <text:p>16.5</text:p>
          </table:table-cell>
          <table:table-cell office:value-type="float" office:value="12.478" table:style-name="ce14">
            <text:p>12.5</text:p>
          </table:table-cell>
          <table:table-cell office:value-type="float" office:value="12.204000000000001" table:style-name="ce14">
            <text:p>12.2</text:p>
          </table:table-cell>
          <table:table-cell office:value-type="float" office:value="15.24" table:style-name="ce14">
            <text:p>15.2</text:p>
          </table:table-cell>
          <table:table-cell office:value-type="float" office:value="13.941000000000001" table:style-name="ce14">
            <text:p>13.9</text:p>
          </table:table-cell>
          <table:table-cell office:value-type="float" office:value="20.100999999999999" table:style-name="ce14">
            <text:p>20.1</text:p>
          </table:table-cell>
          <table:table-cell office:value-type="float" office:value="21.465" table:style-name="ce14">
            <text:p>21.5</text:p>
          </table:table-cell>
          <table:table-cell office:value-type="float" office:value="18.297000000000001" table:style-name="ce14">
            <text:p>18.3</text:p>
          </table:table-cell>
          <table:table-cell office:value-type="float" office:value="136.91200000000001" table:style-name="ce14">
            <text:p>136.9</text:p>
          </table:table-cell>
          <table:table-cell office:value-type="float" office:value="9.7420000000000009" table:style-name="ce14">
            <text:p>9.7</text:p>
          </table:table-cell>
          <table:table-cell office:value-type="float" office:value="15.307" table:style-name="ce14">
            <text:p>15.3</text:p>
          </table:table-cell>
          <table:table-cell office:value-type="float" office:value="2.0830000000000002" table:style-name="ce14">
            <text:p>2.1</text:p>
          </table:table-cell>
          <table:table-cell office:value-type="float" office:value="3.7999999999999999E-2" table:style-name="ce14">
            <text:p>-</text:p>
          </table:table-cell>
          <table:table-cell office:value-type="float" office:value="164.08199999999999" table:style-name="ce14">
            <text:p>164.1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2</text:p>
          </table:table-cell>
          <table:table-cell office:value-type="float" office:value="6.7610000000000001" table:style-name="ce14">
            <text:p>6.8</text:p>
          </table:table-cell>
          <table:table-cell office:value-type="float" office:value="16.625" table:style-name="ce14">
            <text:p>16.6</text:p>
          </table:table-cell>
          <table:table-cell office:value-type="float" office:value="12.542" table:style-name="ce14">
            <text:p>12.5</text:p>
          </table:table-cell>
          <table:table-cell office:value-type="float" office:value="12.166" table:style-name="ce14">
            <text:p>12.2</text:p>
          </table:table-cell>
          <table:table-cell office:value-type="float" office:value="15.282999999999999" table:style-name="ce14">
            <text:p>15.3</text:p>
          </table:table-cell>
          <table:table-cell office:value-type="float" office:value="14.08" table:style-name="ce14">
            <text:p>14.1</text:p>
          </table:table-cell>
          <table:table-cell office:value-type="float" office:value="20.556000000000001" table:style-name="ce14">
            <text:p>20.6</text:p>
          </table:table-cell>
          <table:table-cell office:value-type="float" office:value="21.719000000000001" table:style-name="ce14">
            <text:p>21.7</text:p>
          </table:table-cell>
          <table:table-cell office:value-type="float" office:value="18.561" table:style-name="ce14">
            <text:p>18.6</text:p>
          </table:table-cell>
          <table:table-cell office:value-type="float" office:value="138.29300000000001" table:style-name="ce14">
            <text:p>138.3</text:p>
          </table:table-cell>
          <table:table-cell office:value-type="float" office:value="9.6690000000000005" table:style-name="ce14">
            <text:p>9.7</text:p>
          </table:table-cell>
          <table:table-cell office:value-type="float" office:value="15.558999999999999" table:style-name="ce14">
            <text:p>15.6</text:p>
          </table:table-cell>
          <table:table-cell office:value-type="float" office:value="2.0870000000000002" table:style-name="ce14">
            <text:p>2.1</text:p>
          </table:table-cell>
          <table:table-cell office:value-type="float" office:value="0.04" table:style-name="ce14">
            <text:p>-</text:p>
          </table:table-cell>
          <table:table-cell office:value-type="float" office:value="165.648" table:style-name="ce14">
            <text:p>165.6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3</text:p>
          </table:table-cell>
          <table:table-cell office:value-type="float" office:value="6.8239999999999998" table:style-name="ce14">
            <text:p>6.8</text:p>
          </table:table-cell>
          <table:table-cell office:value-type="float" office:value="16.802" table:style-name="ce14">
            <text:p>16.8</text:p>
          </table:table-cell>
          <table:table-cell office:value-type="float" office:value="12.582000000000001" table:style-name="ce14">
            <text:p>12.6</text:p>
          </table:table-cell>
          <table:table-cell office:value-type="float" office:value="12.185" table:style-name="ce14">
            <text:p>12.2</text:p>
          </table:table-cell>
          <table:table-cell office:value-type="float" office:value="15.336" table:style-name="ce14">
            <text:p>15.3</text:p>
          </table:table-cell>
          <table:table-cell office:value-type="float" office:value="14.051" table:style-name="ce14">
            <text:p>14.1</text:p>
          </table:table-cell>
          <table:table-cell office:value-type="float" office:value="20.282" table:style-name="ce14">
            <text:p>20.3</text:p>
          </table:table-cell>
          <table:table-cell office:value-type="float" office:value="22.024999999999999" table:style-name="ce14">
            <text:p>22.0</text:p>
          </table:table-cell>
          <table:table-cell office:value-type="float" office:value="18.649000000000001" table:style-name="ce14">
            <text:p>18.6</text:p>
          </table:table-cell>
          <table:table-cell office:value-type="float" office:value="138.73599999999999" table:style-name="ce14">
            <text:p>138.7</text:p>
          </table:table-cell>
          <table:table-cell office:value-type="float" office:value="9.9239999999999995" table:style-name="ce14">
            <text:p>9.9</text:p>
          </table:table-cell>
          <table:table-cell office:value-type="float" office:value="15.656000000000001" table:style-name="ce14">
            <text:p>15.7</text:p>
          </table:table-cell>
          <table:table-cell office:value-type="float" office:value="2.1739999999999999" table:style-name="ce14">
            <text:p>2.2</text:p>
          </table:table-cell>
          <table:table-cell office:value-type="float" office:value="3.6999999999999998E-2" table:style-name="ce14">
            <text:p>-</text:p>
          </table:table-cell>
          <table:table-cell office:value-type="float" office:value="166.52699999999999" table:style-name="ce14">
            <text:p>166.5</text:p>
          </table:table-cell>
          <table:table-cell office:value-type="float" office:value="5.6029999999999998" table:style-name="ce14">
            <text:p>5.6</text:p>
          </table:table-cell>
          <table:table-cell office:value-type="float" office:value="0.107" table:style-name="ce14">
            <text:p>0.1</text:p>
          </table:table-cell>
          <table:table-cell office:value-type="float" office:value="172.23699999999999" table:style-name="ce14">
            <text:p>172.2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4</text:p>
          </table:table-cell>
          <table:table-cell office:value-type="float" office:value="6.7380000000000004" table:style-name="ce14">
            <text:p>6.7</text:p>
          </table:table-cell>
          <table:table-cell office:value-type="float" office:value="16.428999999999998" table:style-name="ce14">
            <text:p>16.4</text:p>
          </table:table-cell>
          <table:table-cell office:value-type="float" office:value="12.321" table:style-name="ce14">
            <text:p>12.3</text:p>
          </table:table-cell>
          <table:table-cell office:value-type="float" office:value="12.022" table:style-name="ce14">
            <text:p>12.0</text:p>
          </table:table-cell>
          <table:table-cell office:value-type="float" office:value="14.925000000000001" table:style-name="ce14">
            <text:p>14.9</text:p>
          </table:table-cell>
          <table:table-cell office:value-type="float" office:value="13.866" table:style-name="ce14">
            <text:p>13.9</text:p>
          </table:table-cell>
          <table:table-cell office:value-type="float" office:value="20.108000000000001" table:style-name="ce14">
            <text:p>20.1</text:p>
          </table:table-cell>
          <table:table-cell office:value-type="float" office:value="21.725999999999999" table:style-name="ce14">
            <text:p>21.7</text:p>
          </table:table-cell>
          <table:table-cell office:value-type="float" office:value="18.393000000000001" table:style-name="ce14">
            <text:p>18.4</text:p>
          </table:table-cell>
          <table:table-cell office:value-type="float" office:value="136.52799999999999" table:style-name="ce14">
            <text:p>136.5</text:p>
          </table:table-cell>
          <table:table-cell office:value-type="float" office:value="9.6259999999999994" table:style-name="ce14">
            <text:p>9.6</text:p>
          </table:table-cell>
          <table:table-cell office:value-type="float" office:value="15.286" table:style-name="ce14">
            <text:p>15.3</text:p>
          </table:table-cell>
          <table:table-cell office:value-type="float" office:value="1.575" table:style-name="ce14">
            <text:p>1.6</text:p>
          </table:table-cell>
          <table:table-cell office:value-type="float" office:value="3.5999999999999997E-2" table:style-name="ce14">
            <text:p>-</text:p>
          </table:table-cell>
          <table:table-cell office:value-type="float" office:value="163.05099999999999" table:style-name="ce14">
            <text:p>163.1</text:p>
          </table:table-cell>
          <table:table-cell office:value-type="float" office:value="5.52" table:style-name="ce14">
            <text:p>5.5</text:p>
          </table:table-cell>
          <table:table-cell office:value-type="float" office:value="6.9000000000000006E-2" table:style-name="ce14">
            <text:p>0.1</text:p>
          </table:table-cell>
          <table:table-cell office:value-type="float" office:value="168.64" table:style-name="ce14">
            <text:p>168.6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5 Q1</text:p>
          </table:table-cell>
          <table:table-cell office:value-type="float" office:value="6.673" table:style-name="ce14">
            <text:p>6.7</text:p>
          </table:table-cell>
          <table:table-cell office:value-type="float" office:value="16.317" table:style-name="ce14">
            <text:p>16.3</text:p>
          </table:table-cell>
          <table:table-cell office:value-type="float" office:value="12.32" table:style-name="ce14">
            <text:p>12.3</text:p>
          </table:table-cell>
          <table:table-cell office:value-type="float" office:value="11.946" table:style-name="ce14">
            <text:p>11.9</text:p>
          </table:table-cell>
          <table:table-cell office:value-type="float" office:value="14.714" table:style-name="ce14">
            <text:p>14.7</text:p>
          </table:table-cell>
          <table:table-cell office:value-type="float" office:value="13.932" table:style-name="ce14">
            <text:p>13.9</text:p>
          </table:table-cell>
          <table:table-cell office:value-type="float" office:value="20.311" table:style-name="ce14">
            <text:p>20.3</text:p>
          </table:table-cell>
          <table:table-cell office:value-type="float" office:value="21.71" table:style-name="ce14">
            <text:p>21.7</text:p>
          </table:table-cell>
          <table:table-cell office:value-type="float" office:value="18.475999999999999" table:style-name="ce14">
            <text:p>18.5</text:p>
          </table:table-cell>
          <table:table-cell office:value-type="float" office:value="136.399" table:style-name="ce14">
            <text:p>136.4</text:p>
          </table:table-cell>
          <table:table-cell office:value-type="float" office:value="9.6829999999999998" table:style-name="ce14">
            <text:p>9.7</text:p>
          </table:table-cell>
          <table:table-cell office:value-type="float" office:value="15.207000000000001" table:style-name="ce14">
            <text:p>15.2</text:p>
          </table:table-cell>
          <table:table-cell office:value-type="float" office:value="1.3009999999999999" table:style-name="ce14">
            <text:p>1.3</text:p>
          </table:table-cell>
          <table:table-cell office:value-type="float" office:value="4.1000000000000002E-2" table:style-name="ce14">
            <text:p>-</text:p>
          </table:table-cell>
          <table:table-cell office:value-type="float" office:value="162.631" table:style-name="ce14">
            <text:p>162.6</text:p>
          </table:table-cell>
          <table:table-cell office:value-type="float" office:value="5.59" table:style-name="ce14">
            <text:p>5.6</text:p>
          </table:table-cell>
          <table:table-cell office:value-type="float" office:value="3.9E-2" table:style-name="ce14">
            <text:p>-</text:p>
          </table:table-cell>
          <table:table-cell office:value-type="float" office:value="168.26" table:style-name="ce14">
            <text:p>168.3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2</text:p>
          </table:table-cell>
          <table:table-cell office:value-type="float" office:value="6.7320000000000002" table:style-name="ce14">
            <text:p>6.7</text:p>
          </table:table-cell>
          <table:table-cell office:value-type="float" office:value="16.411000000000001" table:style-name="ce14">
            <text:p>16.4</text:p>
          </table:table-cell>
          <table:table-cell office:value-type="float" office:value="12.47" table:style-name="ce14">
            <text:p>12.5</text:p>
          </table:table-cell>
          <table:table-cell office:value-type="float" office:value="11.701000000000001" table:style-name="ce14">
            <text:p>11.7</text:p>
          </table:table-cell>
          <table:table-cell office:value-type="float" office:value="14.677" table:style-name="ce14">
            <text:p>14.7</text:p>
          </table:table-cell>
          <table:table-cell office:value-type="float" office:value="14.183" table:style-name="ce14">
            <text:p>14.2</text:p>
          </table:table-cell>
          <table:table-cell office:value-type="float" office:value="20.451000000000001" table:style-name="ce14">
            <text:p>20.5</text:p>
          </table:table-cell>
          <table:table-cell office:value-type="float" office:value="22.315999999999999" table:style-name="ce14">
            <text:p>22.3</text:p>
          </table:table-cell>
          <table:table-cell office:value-type="float" office:value="18.763999999999999" table:style-name="ce14">
            <text:p>18.8</text:p>
          </table:table-cell>
          <table:table-cell office:value-type="float" office:value="137.70500000000001" table:style-name="ce14">
            <text:p>137.7</text:p>
          </table:table-cell>
          <table:table-cell office:value-type="float" office:value="9.7789999999999999" table:style-name="ce14">
            <text:p>9.8</text:p>
          </table:table-cell>
          <table:table-cell office:value-type="float" office:value="15.314" table:style-name="ce14">
            <text:p>15.3</text:p>
          </table:table-cell>
          <table:table-cell office:value-type="float" office:value="1.3560000000000001" table:style-name="ce14">
            <text:p>1.4</text:p>
          </table:table-cell>
          <table:table-cell office:value-type="float" office:value="4.5999999999999999E-2" table:style-name="ce14">
            <text:p>-</text:p>
          </table:table-cell>
          <table:table-cell office:value-type="float" office:value="164.2" table:style-name="ce14">
            <text:p>164.2</text:p>
          </table:table-cell>
          <table:table-cell office:value-type="float" office:value="5.23" table:style-name="ce14">
            <text:p>5.2</text:p>
          </table:table-cell>
          <table:table-cell office:value-type="float" office:value="3.3000000000000002E-2" table:style-name="ce14">
            <text:p>-</text:p>
          </table:table-cell>
          <table:table-cell office:value-type="float" office:value="169.46299999999999" table:style-name="ce14">
            <text:p>169.5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3</text:p>
          </table:table-cell>
          <table:table-cell office:value-type="float" office:value="6.6059999999999999" table:style-name="ce14">
            <text:p>6.6</text:p>
          </table:table-cell>
          <table:table-cell office:value-type="float" office:value="16.402000000000001" table:style-name="ce14">
            <text:p>16.4</text:p>
          </table:table-cell>
          <table:table-cell office:value-type="float" office:value="12.432" table:style-name="ce14">
            <text:p>12.4</text:p>
          </table:table-cell>
          <table:table-cell office:value-type="float" office:value="11.592000000000001" table:style-name="ce14">
            <text:p>11.6</text:p>
          </table:table-cell>
          <table:table-cell office:value-type="float" office:value="14.644" table:style-name="ce14">
            <text:p>14.6</text:p>
          </table:table-cell>
          <table:table-cell office:value-type="float" office:value="14.183999999999999" table:style-name="ce14">
            <text:p>14.2</text:p>
          </table:table-cell>
          <table:table-cell office:value-type="float" office:value="20.536999999999999" table:style-name="ce14">
            <text:p>20.5</text:p>
          </table:table-cell>
          <table:table-cell office:value-type="float" office:value="22.422999999999998" table:style-name="ce14">
            <text:p>22.4</text:p>
          </table:table-cell>
          <table:table-cell office:value-type="float" office:value="18.963000000000001" table:style-name="ce14">
            <text:p>19.0</text:p>
          </table:table-cell>
          <table:table-cell office:value-type="float" office:value="137.78299999999999" table:style-name="ce14">
            <text:p>137.8</text:p>
          </table:table-cell>
          <table:table-cell office:value-type="float" office:value="9.7089999999999996" table:style-name="ce14">
            <text:p>9.7</text:p>
          </table:table-cell>
          <table:table-cell office:value-type="float" office:value="15.321" table:style-name="ce14">
            <text:p>15.3</text:p>
          </table:table-cell>
          <table:table-cell office:value-type="float" office:value="1.4490000000000001" table:style-name="ce14">
            <text:p>1.4</text:p>
          </table:table-cell>
          <table:table-cell office:value-type="float" office:value="0.05" table:style-name="ce14">
            <text:p>0.1</text:p>
          </table:table-cell>
          <table:table-cell office:value-type="float" office:value="164.31200000000001" table:style-name="ce14">
            <text:p>164.3</text:p>
          </table:table-cell>
          <table:table-cell office:value-type="float" office:value="5.54" table:style-name="ce14">
            <text:p>5.5</text:p>
          </table:table-cell>
          <table:table-cell office:value-type="float" office:value="3.7999999999999999E-2" table:style-name="ce14">
            <text:p>-</text:p>
          </table:table-cell>
          <table:table-cell office:value-type="float" office:value="169.89" table:style-name="ce14">
            <text:p>169.9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4</text:p>
          </table:table-cell>
          <table:table-cell office:value-type="float" office:value="6.5090000000000003" table:style-name="ce14">
            <text:p>6.5</text:p>
          </table:table-cell>
          <table:table-cell office:value-type="float" office:value="16.251999999999999" table:style-name="ce14">
            <text:p>16.3</text:p>
          </table:table-cell>
          <table:table-cell office:value-type="float" office:value="12.32" table:style-name="ce14">
            <text:p>12.3</text:p>
          </table:table-cell>
          <table:table-cell office:value-type="float" office:value="11.414" table:style-name="ce14">
            <text:p>11.4</text:p>
          </table:table-cell>
          <table:table-cell office:value-type="float" office:value="14.404" table:style-name="ce14">
            <text:p>14.4</text:p>
          </table:table-cell>
          <table:table-cell office:value-type="float" office:value="13.973000000000001" table:style-name="ce14">
            <text:p>14.0</text:p>
          </table:table-cell>
          <table:table-cell office:value-type="float" office:value="20.492999999999999" table:style-name="ce14">
            <text:p>20.5</text:p>
          </table:table-cell>
          <table:table-cell office:value-type="float" office:value="22.123000000000001" table:style-name="ce14">
            <text:p>22.1</text:p>
          </table:table-cell>
          <table:table-cell office:value-type="float" office:value="18.890999999999998" table:style-name="ce14">
            <text:p>18.9</text:p>
          </table:table-cell>
          <table:table-cell office:value-type="float" office:value="136.37899999999999" table:style-name="ce14">
            <text:p>136.4</text:p>
          </table:table-cell>
          <table:table-cell office:value-type="float" office:value="9.6120000000000001" table:style-name="ce14">
            <text:p>9.6</text:p>
          </table:table-cell>
          <table:table-cell office:value-type="float" office:value="15.177" table:style-name="ce14">
            <text:p>15.2</text:p>
          </table:table-cell>
          <table:table-cell office:value-type="float" office:value="1.4650000000000001" table:style-name="ce14">
            <text:p>1.5</text:p>
          </table:table-cell>
          <table:table-cell office:value-type="float" office:value="6.3E-2" table:style-name="ce14">
            <text:p>0.1</text:p>
          </table:table-cell>
          <table:table-cell office:value-type="float" office:value="162.696" table:style-name="ce14">
            <text:p>162.7</text:p>
          </table:table-cell>
          <table:table-cell office:value-type="float" office:value="5.5030000000000001" table:style-name="ce14">
            <text:p>5.5</text:p>
          </table:table-cell>
          <table:table-cell office:value-type="float" office:value="2.1000000000000001E-2" table:style-name="ce14">
            <text:p>-</text:p>
          </table:table-cell>
          <table:table-cell office:value-type="float" office:value="168.22" table:style-name="ce14">
            <text:p>168.2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6 Q1</text:p>
          </table:table-cell>
          <table:table-cell office:value-type="float" office:value="6.5060000000000002" table:style-name="ce14">
            <text:p>6.5</text:p>
          </table:table-cell>
          <table:table-cell office:value-type="float" office:value="16.216000000000001" table:style-name="ce14">
            <text:p>16.2</text:p>
          </table:table-cell>
          <table:table-cell office:value-type="float" office:value="12.249000000000001" table:style-name="ce14">
            <text:p>12.2</text:p>
          </table:table-cell>
          <table:table-cell office:value-type="float" office:value="11.272" table:style-name="ce14">
            <text:p>11.3</text:p>
          </table:table-cell>
          <table:table-cell office:value-type="float" office:value="14.412000000000001" table:style-name="ce14">
            <text:p>14.4</text:p>
          </table:table-cell>
          <table:table-cell office:value-type="float" office:value="13.903" table:style-name="ce14">
            <text:p>13.9</text:p>
          </table:table-cell>
          <table:table-cell office:value-type="float" office:value="20.516999999999999" table:style-name="ce14">
            <text:p>20.5</text:p>
          </table:table-cell>
          <table:table-cell office:value-type="float" office:value="22.177" table:style-name="ce14">
            <text:p>22.2</text:p>
          </table:table-cell>
          <table:table-cell office:value-type="float" office:value="18.806999999999999" table:style-name="ce14">
            <text:p>18.8</text:p>
          </table:table-cell>
          <table:table-cell office:value-type="float" office:value="136.059" table:style-name="ce14">
            <text:p>136.1</text:p>
          </table:table-cell>
          <table:table-cell office:value-type="float" office:value="9.4930000000000003" table:style-name="ce14">
            <text:p>9.5</text:p>
          </table:table-cell>
          <table:table-cell office:value-type="float" office:value="15.22" table:style-name="ce14">
            <text:p>15.2</text:p>
          </table:table-cell>
          <table:table-cell office:value-type="float" office:value="1.2130000000000001" table:style-name="ce14">
            <text:p>1.2</text:p>
          </table:table-cell>
          <table:table-cell office:value-type="float" office:value="6.8000000000000005E-2" table:style-name="ce14">
            <text:p>0.1</text:p>
          </table:table-cell>
          <table:table-cell office:value-type="float" office:value="162.053" table:style-name="ce14">
            <text:p>162.1</text:p>
          </table:table-cell>
          <table:table-cell office:value-type="float" office:value="5.5279999999999996" table:style-name="ce14">
            <text:p>5.5</text:p>
          </table:table-cell>
          <table:table-cell office:value-type="float" office:value="1.7999999999999999E-2" table:style-name="ce14">
            <text:p>-</text:p>
          </table:table-cell>
          <table:table-cell office:value-type="float" office:value="167.59899999999999" table:style-name="ce14">
            <text:p>167.6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2</text:p>
          </table:table-cell>
          <table:table-cell office:value-type="float" office:value="6.5789999999999997" table:style-name="ce14">
            <text:p>6.6</text:p>
          </table:table-cell>
          <table:table-cell office:value-type="float" office:value="16.341999999999999" table:style-name="ce14">
            <text:p>16.3</text:p>
          </table:table-cell>
          <table:table-cell office:value-type="float" office:value="12.494999999999999" table:style-name="ce14">
            <text:p>12.5</text:p>
          </table:table-cell>
          <table:table-cell office:value-type="float" office:value="11.231999999999999" table:style-name="ce14">
            <text:p>11.2</text:p>
          </table:table-cell>
          <table:table-cell office:value-type="float" office:value="14.411" table:style-name="ce14">
            <text:p>14.4</text:p>
          </table:table-cell>
          <table:table-cell office:value-type="float" office:value="13.984999999999999" table:style-name="ce14">
            <text:p>14.0</text:p>
          </table:table-cell>
          <table:table-cell office:value-type="float" office:value="20.696000000000002" table:style-name="ce14">
            <text:p>20.7</text:p>
          </table:table-cell>
          <table:table-cell office:value-type="float" office:value="22.45" table:style-name="ce14">
            <text:p>22.5</text:p>
          </table:table-cell>
          <table:table-cell office:value-type="float" office:value="18.946000000000002" table:style-name="ce14">
            <text:p>18.9</text:p>
          </table:table-cell>
          <table:table-cell office:value-type="float" office:value="137.136" table:style-name="ce14">
            <text:p>137.1</text:p>
          </table:table-cell>
          <table:table-cell office:value-type="float" office:value="9.5030000000000001" table:style-name="ce14">
            <text:p>9.5</text:p>
          </table:table-cell>
          <table:table-cell office:value-type="float" office:value="15.284000000000001" table:style-name="ce14">
            <text:p>15.3</text:p>
          </table:table-cell>
          <table:table-cell office:value-type="float" office:value="1.4319999999999999" table:style-name="ce14">
            <text:p>1.4</text:p>
          </table:table-cell>
          <table:table-cell office:value-type="float" office:value="6.8000000000000005E-2" table:style-name="ce14">
            <text:p>0.1</text:p>
          </table:table-cell>
          <table:table-cell office:value-type="float" office:value="163.423" table:style-name="ce14">
            <text:p>163.4</text:p>
          </table:table-cell>
          <table:table-cell office:value-type="float" office:value="5.194" table:style-name="ce14">
            <text:p>5.2</text:p>
          </table:table-cell>
          <table:table-cell office:value-type="float" office:value="2.1999999999999999E-2" table:style-name="ce14">
            <text:p>-</text:p>
          </table:table-cell>
          <table:table-cell office:value-type="float" office:value="168.63900000000001" table:style-name="ce14">
            <text:p>168.6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3</text:p>
          </table:table-cell>
          <table:table-cell office:value-type="float" office:value="6.4859999999999998" table:style-name="ce14">
            <text:p>6.5</text:p>
          </table:table-cell>
          <table:table-cell office:value-type="float" office:value="16.347000000000001" table:style-name="ce14">
            <text:p>16.3</text:p>
          </table:table-cell>
          <table:table-cell office:value-type="float" office:value="12.391999999999999" table:style-name="ce14">
            <text:p>12.4</text:p>
          </table:table-cell>
          <table:table-cell office:value-type="float" office:value="10.971" table:style-name="ce14">
            <text:p>11.0</text:p>
          </table:table-cell>
          <table:table-cell office:value-type="float" office:value="14.497" table:style-name="ce14">
            <text:p>14.5</text:p>
          </table:table-cell>
          <table:table-cell office:value-type="float" office:value="13.805999999999999" table:style-name="ce14">
            <text:p>13.8</text:p>
          </table:table-cell>
          <table:table-cell office:value-type="float" office:value="20.872" table:style-name="ce14">
            <text:p>20.9</text:p>
          </table:table-cell>
          <table:table-cell office:value-type="float" office:value="22.55" table:style-name="ce14">
            <text:p>22.6</text:p>
          </table:table-cell>
          <table:table-cell office:value-type="float" office:value="19.262" table:style-name="ce14">
            <text:p>19.3</text:p>
          </table:table-cell>
          <table:table-cell office:value-type="float" office:value="137.18299999999999" table:style-name="ce14">
            <text:p>137.2</text:p>
          </table:table-cell>
          <table:table-cell office:value-type="float" office:value="9.2850000000000001" table:style-name="ce14">
            <text:p>9.3</text:p>
          </table:table-cell>
          <table:table-cell office:value-type="float" office:value="15.173" table:style-name="ce14">
            <text:p>15.2</text:p>
          </table:table-cell>
          <table:table-cell office:value-type="float" office:value="1.651" table:style-name="ce14">
            <text:p>1.7</text:p>
          </table:table-cell>
          <table:table-cell office:value-type="float" office:value="6.5000000000000002E-2" table:style-name="ce14">
            <text:p>0.1</text:p>
          </table:table-cell>
          <table:table-cell office:value-type="float" office:value="163.357" table:style-name="ce14">
            <text:p>163.4</text:p>
          </table:table-cell>
          <table:table-cell office:value-type="float" office:value="5.5739999999999998" table:style-name="ce14">
            <text:p>5.6</text:p>
          </table:table-cell>
          <table:table-cell office:value-type="float" office:value="2.8000000000000001E-2" table:style-name="ce14">
            <text:p>-</text:p>
          </table:table-cell>
          <table:table-cell office:value-type="float" office:value="168.959" table:style-name="ce14">
            <text:p>169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4</text:p>
          </table:table-cell>
          <table:table-cell office:value-type="float" office:value="6.4340000000000002" table:style-name="ce14">
            <text:p>6.4</text:p>
          </table:table-cell>
          <table:table-cell office:value-type="float" office:value="16.138000000000002" table:style-name="ce14">
            <text:p>16.1</text:p>
          </table:table-cell>
          <table:table-cell office:value-type="float" office:value="12.191000000000001" table:style-name="ce14">
            <text:p>12.2</text:p>
          </table:table-cell>
          <table:table-cell office:value-type="float" office:value="10.804" table:style-name="ce14">
            <text:p>10.8</text:p>
          </table:table-cell>
          <table:table-cell office:value-type="float" office:value="14.292" table:style-name="ce14">
            <text:p>14.3</text:p>
          </table:table-cell>
          <table:table-cell office:value-type="float" office:value="13.596" table:style-name="ce14">
            <text:p>13.6</text:p>
          </table:table-cell>
          <table:table-cell office:value-type="float" office:value="20.812000000000001" table:style-name="ce14">
            <text:p>20.8</text:p>
          </table:table-cell>
          <table:table-cell office:value-type="float" office:value="22.468" table:style-name="ce14">
            <text:p>22.5</text:p>
          </table:table-cell>
          <table:table-cell office:value-type="float" office:value="19.018000000000001" table:style-name="ce14">
            <text:p>19.0</text:p>
          </table:table-cell>
          <table:table-cell office:value-type="float" office:value="135.75299999999999" table:style-name="ce14">
            <text:p>135.8</text:p>
          </table:table-cell>
          <table:table-cell office:value-type="float" office:value="9.2219999999999995" table:style-name="ce14">
            <text:p>9.2</text:p>
          </table:table-cell>
          <table:table-cell office:value-type="float" office:value="14.917999999999999" table:style-name="ce14">
            <text:p>14.9</text:p>
          </table:table-cell>
          <table:table-cell office:value-type="float" office:value="1.5389999999999999" table:style-name="ce14">
            <text:p>1.5</text:p>
          </table:table-cell>
          <table:table-cell office:value-type="float" office:value="6.8000000000000005E-2" table:style-name="ce14">
            <text:p>0.1</text:p>
          </table:table-cell>
          <table:table-cell office:value-type="float" office:value="161.5" table:style-name="ce14">
            <text:p>161.5</text:p>
          </table:table-cell>
          <table:table-cell office:value-type="float" office:value="5.5359999999999996" table:style-name="ce14">
            <text:p>5.5</text:p>
          </table:table-cell>
          <table:table-cell office:value-type="float" office:value="0.02" table:style-name="ce14">
            <text:p>-</text:p>
          </table:table-cell>
          <table:table-cell office:value-type="float" office:value="167.05600000000001" table:style-name="ce14">
            <text:p>167.1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7 Q1</text:p>
          </table:table-cell>
          <table:table-cell office:value-type="float" office:value="6.3780000000000001" table:style-name="ce14">
            <text:p>6.4</text:p>
          </table:table-cell>
          <table:table-cell office:value-type="float" office:value="16.128" table:style-name="ce14">
            <text:p>16.1</text:p>
          </table:table-cell>
          <table:table-cell office:value-type="float" office:value="12.071999999999999" table:style-name="ce14">
            <text:p>12.1</text:p>
          </table:table-cell>
          <table:table-cell office:value-type="float" office:value="10.565" table:style-name="ce14">
            <text:p>10.6</text:p>
          </table:table-cell>
          <table:table-cell office:value-type="float" office:value="14.105" table:style-name="ce14">
            <text:p>14.1</text:p>
          </table:table-cell>
          <table:table-cell office:value-type="float" office:value="13.009" table:style-name="ce14">
            <text:p>13.0</text:p>
          </table:table-cell>
          <table:table-cell office:value-type="float" office:value="20.843" table:style-name="ce14">
            <text:p>20.8</text:p>
          </table:table-cell>
          <table:table-cell office:value-type="float" office:value="22.248999999999999" table:style-name="ce14">
            <text:p>22.2</text:p>
          </table:table-cell>
          <table:table-cell office:value-type="float" office:value="19.965" table:style-name="ce14">
            <text:p>20.0</text:p>
          </table:table-cell>
          <table:table-cell office:value-type="float" office:value="135.31399999999999" table:style-name="ce14">
            <text:p>135.3</text:p>
          </table:table-cell>
          <table:table-cell office:value-type="float" office:value="9.2289999999999992" table:style-name="ce14">
            <text:p>9.2</text:p>
          </table:table-cell>
          <table:table-cell office:value-type="float" office:value="14.867000000000001" table:style-name="ce14">
            <text:p>14.9</text:p>
          </table:table-cell>
          <table:table-cell office:value-type="float" office:value="1.5189999999999999" table:style-name="ce14">
            <text:p>1.5</text:p>
          </table:table-cell>
          <table:table-cell office:value-type="float" office:value="6.5000000000000002E-2" table:style-name="ce14">
            <text:p>0.1</text:p>
          </table:table-cell>
          <table:table-cell office:value-type="float" office:value="160.994" table:style-name="ce14">
            <text:p>161.0</text:p>
          </table:table-cell>
          <table:table-cell office:value-type="float" office:value="5.61" table:style-name="ce14">
            <text:p>5.6</text:p>
          </table:table-cell>
          <table:table-cell office:value-type="float" office:value="0.03" table:style-name="ce14">
            <text:p>-</text:p>
          </table:table-cell>
          <table:table-cell office:value-type="float" office:value="166.63399999999999" table:style-name="ce14">
            <text:p>166.6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2</text:p>
          </table:table-cell>
          <table:table-cell office:value-type="float" office:value="6.4160000000000004" table:style-name="ce14">
            <text:p>6.4</text:p>
          </table:table-cell>
          <table:table-cell office:value-type="float" office:value="16.100000000000001" table:style-name="ce14">
            <text:p>16.1</text:p>
          </table:table-cell>
          <table:table-cell office:value-type="float" office:value="12.112" table:style-name="ce14">
            <text:p>12.1</text:p>
          </table:table-cell>
          <table:table-cell office:value-type="float" office:value="10.673999999999999" table:style-name="ce14">
            <text:p>10.7</text:p>
          </table:table-cell>
          <table:table-cell office:value-type="float" office:value="14.105" table:style-name="ce14">
            <text:p>14.1</text:p>
          </table:table-cell>
          <table:table-cell office:value-type="float" office:value="13.06" table:style-name="ce14">
            <text:p>13.1</text:p>
          </table:table-cell>
          <table:table-cell office:value-type="float" office:value="20.831" table:style-name="ce14">
            <text:p>20.8</text:p>
          </table:table-cell>
          <table:table-cell office:value-type="float" office:value="22.460999999999999" table:style-name="ce14">
            <text:p>22.5</text:p>
          </table:table-cell>
          <table:table-cell office:value-type="float" office:value="20.050999999999998" table:style-name="ce14">
            <text:p>20.1</text:p>
          </table:table-cell>
          <table:table-cell office:value-type="float" office:value="135.81" table:style-name="ce14">
            <text:p>135.8</text:p>
          </table:table-cell>
          <table:table-cell office:value-type="float" office:value="9.3350000000000009" table:style-name="ce14">
            <text:p>9.3</text:p>
          </table:table-cell>
          <table:table-cell office:value-type="float" office:value="14.907999999999999" table:style-name="ce14">
            <text:p>14.9</text:p>
          </table:table-cell>
          <table:table-cell office:value-type="float" office:value="1.5649999999999999" table:style-name="ce14">
            <text:p>1.6</text:p>
          </table:table-cell>
          <table:table-cell office:value-type="float" office:value="6.4000000000000001E-2" table:style-name="ce14">
            <text:p>0.1</text:p>
          </table:table-cell>
          <table:table-cell office:value-type="float" office:value="161.68199999999999" table:style-name="ce14">
            <text:p>161.7</text:p>
          </table:table-cell>
          <table:table-cell office:value-type="float" office:value="5.351" table:style-name="ce14">
            <text:p>5.4</text:p>
          </table:table-cell>
          <table:table-cell office:value-type="float" office:value="3.9E-2" table:style-name="ce14">
            <text:p>-</text:p>
          </table:table-cell>
          <table:table-cell office:value-type="float" office:value="167.072" table:style-name="ce14">
            <text:p>167.1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3</text:p>
          </table:table-cell>
          <table:table-cell office:value-type="float" office:value="6.335" table:style-name="ce14">
            <text:p>6.3</text:p>
          </table:table-cell>
          <table:table-cell office:value-type="float" office:value="16.053000000000001" table:style-name="ce14">
            <text:p>16.1</text:p>
          </table:table-cell>
          <table:table-cell office:value-type="float" office:value="12.082000000000001" table:style-name="ce14">
            <text:p>12.1</text:p>
          </table:table-cell>
          <table:table-cell office:value-type="float" office:value="10.598000000000001" table:style-name="ce14">
            <text:p>10.6</text:p>
          </table:table-cell>
          <table:table-cell office:value-type="float" office:value="14.026999999999999" table:style-name="ce14">
            <text:p>14.0</text:p>
          </table:table-cell>
          <table:table-cell office:value-type="float" office:value="12.978" table:style-name="ce14">
            <text:p>13.0</text:p>
          </table:table-cell>
          <table:table-cell office:value-type="float" office:value="20.628" table:style-name="ce14">
            <text:p>20.6</text:p>
          </table:table-cell>
          <table:table-cell office:value-type="float" office:value="22.364999999999998" table:style-name="ce14">
            <text:p>22.4</text:p>
          </table:table-cell>
          <table:table-cell office:value-type="float" office:value="20.071000000000002" table:style-name="ce14">
            <text:p>20.1</text:p>
          </table:table-cell>
          <table:table-cell office:value-type="float" office:value="135.137" table:style-name="ce14">
            <text:p>135.1</text:p>
          </table:table-cell>
          <table:table-cell office:value-type="float" office:value="9.3580000000000005" table:style-name="ce14">
            <text:p>9.4</text:p>
          </table:table-cell>
          <table:table-cell office:value-type="float" office:value="14.891999999999999" table:style-name="ce14">
            <text:p>14.9</text:p>
          </table:table-cell>
          <table:table-cell office:value-type="float" office:value="1.5189999999999999" table:style-name="ce14">
            <text:p>1.5</text:p>
          </table:table-cell>
          <table:table-cell office:value-type="float" office:value="6.5000000000000002E-2" table:style-name="ce14">
            <text:p>0.1</text:p>
          </table:table-cell>
          <table:table-cell office:value-type="float" office:value="160.971" table:style-name="ce14">
            <text:p>161.0</text:p>
          </table:table-cell>
          <table:table-cell office:value-type="float" office:value="5.6660000000000004" table:style-name="ce14">
            <text:p>5.7</text:p>
          </table:table-cell>
          <table:table-cell office:value-type="float" office:value="2.8000000000000001E-2" table:style-name="ce14">
            <text:p>-</text:p>
          </table:table-cell>
          <table:table-cell office:value-type="float" office:value="166.66499999999999" table:style-name="ce14">
            <text:p>166.7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4</text:p>
          </table:table-cell>
          <table:table-cell office:value-type="float" office:value="6.298" table:style-name="ce14">
            <text:p>6.3</text:p>
          </table:table-cell>
          <table:table-cell office:value-type="float" office:value="15.81" table:style-name="ce14">
            <text:p>15.8</text:p>
          </table:table-cell>
          <table:table-cell office:value-type="float" office:value="11.882" table:style-name="ce14">
            <text:p>11.9</text:p>
          </table:table-cell>
          <table:table-cell office:value-type="float" office:value="10.451000000000001" table:style-name="ce14">
            <text:p>10.5</text:p>
          </table:table-cell>
          <table:table-cell office:value-type="float" office:value="13.744" table:style-name="ce14">
            <text:p>13.7</text:p>
          </table:table-cell>
          <table:table-cell office:value-type="float" office:value="12.686" table:style-name="ce14">
            <text:p>12.7</text:p>
          </table:table-cell>
          <table:table-cell office:value-type="float" office:value="20.321000000000002" table:style-name="ce14">
            <text:p>20.3</text:p>
          </table:table-cell>
          <table:table-cell office:value-type="float" office:value="21.843" table:style-name="ce14">
            <text:p>21.8</text:p>
          </table:table-cell>
          <table:table-cell office:value-type="float" office:value="19.858000000000001" table:style-name="ce14">
            <text:p>19.9</text:p>
          </table:table-cell>
          <table:table-cell office:value-type="float" office:value="132.893" table:style-name="ce14">
            <text:p>132.9</text:p>
          </table:table-cell>
          <table:table-cell office:value-type="float" office:value="9.2270000000000003" table:style-name="ce14">
            <text:p>9.2</text:p>
          </table:table-cell>
          <table:table-cell office:value-type="float" office:value="14.667" table:style-name="ce14">
            <text:p>14.7</text:p>
          </table:table-cell>
          <table:table-cell office:value-type="float" office:value="1.577" table:style-name="ce14">
            <text:p>1.6</text:p>
          </table:table-cell>
          <table:table-cell office:value-type="float" office:value="6.8000000000000005E-2" table:style-name="ce14">
            <text:p>0.1</text:p>
          </table:table-cell>
          <table:table-cell office:value-type="float" office:value="158.43199999999999" table:style-name="ce14">
            <text:p>158.4</text:p>
          </table:table-cell>
          <table:table-cell office:value-type="float" office:value="5.5739999999999998" table:style-name="ce14">
            <text:p>5.6</text:p>
          </table:table-cell>
          <table:table-cell office:value-type="float" office:value="0.02" table:style-name="ce14">
            <text:p>-</text:p>
          </table:table-cell>
          <table:table-cell office:value-type="float" office:value="164.02600000000001" table:style-name="ce14">
            <text:p>164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8 Q1</text:p>
          </table:table-cell>
          <table:table-cell office:value-type="float" office:value="6.2640000000000002" table:style-name="ce14">
            <text:p>6.3</text:p>
          </table:table-cell>
          <table:table-cell office:value-type="float" office:value="15.685" table:style-name="ce14">
            <text:p>15.7</text:p>
          </table:table-cell>
          <table:table-cell office:value-type="float" office:value="11.784000000000001" table:style-name="ce14">
            <text:p>11.8</text:p>
          </table:table-cell>
          <table:table-cell office:value-type="float" office:value="10.388" table:style-name="ce14">
            <text:p>10.4</text:p>
          </table:table-cell>
          <table:table-cell office:value-type="float" office:value="13.718999999999999" table:style-name="ce14">
            <text:p>13.7</text:p>
          </table:table-cell>
          <table:table-cell office:value-type="float" office:value="12.574999999999999" table:style-name="ce14">
            <text:p>12.6</text:p>
          </table:table-cell>
          <table:table-cell office:value-type="float" office:value="20.088999999999999" table:style-name="ce14">
            <text:p>20.1</text:p>
          </table:table-cell>
          <table:table-cell office:value-type="float" office:value="21.838999999999999" table:style-name="ce14">
            <text:p>21.8</text:p>
          </table:table-cell>
          <table:table-cell office:value-type="float" office:value="19.806999999999999" table:style-name="ce14">
            <text:p>19.8</text:p>
          </table:table-cell>
          <table:table-cell office:value-type="float" office:value="132.15" table:style-name="ce14">
            <text:p>132.2</text:p>
          </table:table-cell>
          <table:table-cell office:value-type="float" office:value="9.1669999999999998" table:style-name="ce14">
            <text:p>9.2</text:p>
          </table:table-cell>
          <table:table-cell office:value-type="float" office:value="14.622999999999999" table:style-name="ce14">
            <text:p>14.6</text:p>
          </table:table-cell>
          <table:table-cell office:value-type="float" office:value="1.5069999999999999" table:style-name="ce14">
            <text:p>1.5</text:p>
          </table:table-cell>
          <table:table-cell office:value-type="float" office:value="5.5E-2" table:style-name="ce14">
            <text:p>0.1</text:p>
          </table:table-cell>
          <table:table-cell office:value-type="float" office:value="157.50200000000001" table:style-name="ce14">
            <text:p>157.5</text:p>
          </table:table-cell>
          <table:table-cell office:value-type="float" office:value="5.5469999999999997" table:style-name="ce14">
            <text:p>5.5</text:p>
          </table:table-cell>
          <table:table-cell office:value-type="float" office:value="2.3E-2" table:style-name="ce14">
            <text:p>-</text:p>
          </table:table-cell>
          <table:table-cell office:value-type="float" office:value="163.072" table:style-name="ce14">
            <text:p>163.1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2</text:p>
          </table:table-cell>
          <table:table-cell office:value-type="float" office:value="6.242" table:style-name="ce14">
            <text:p>6.2</text:p>
          </table:table-cell>
          <table:table-cell office:value-type="float" office:value="15.781000000000001" table:style-name="ce14">
            <text:p>15.8</text:p>
          </table:table-cell>
          <table:table-cell office:value-type="float" office:value="11.856999999999999" table:style-name="ce14">
            <text:p>11.9</text:p>
          </table:table-cell>
          <table:table-cell office:value-type="float" office:value="10.407999999999999" table:style-name="ce14">
            <text:p>10.4</text:p>
          </table:table-cell>
          <table:table-cell office:value-type="float" office:value="13.907999999999999" table:style-name="ce14">
            <text:p>13.9</text:p>
          </table:table-cell>
          <table:table-cell office:value-type="float" office:value="12.592000000000001" table:style-name="ce14">
            <text:p>12.6</text:p>
          </table:table-cell>
          <table:table-cell office:value-type="float" office:value="20.018999999999998" table:style-name="ce14">
            <text:p>20.0</text:p>
          </table:table-cell>
          <table:table-cell office:value-type="float" office:value="21.908999999999999" table:style-name="ce14">
            <text:p>21.9</text:p>
          </table:table-cell>
          <table:table-cell office:value-type="float" office:value="19.77" table:style-name="ce14">
            <text:p>19.8</text:p>
          </table:table-cell>
          <table:table-cell office:value-type="float" office:value="132.48599999999999" table:style-name="ce14">
            <text:p>132.5</text:p>
          </table:table-cell>
          <table:table-cell office:value-type="float" office:value="9.1989999999999998" table:style-name="ce14">
            <text:p>9.2</text:p>
          </table:table-cell>
          <table:table-cell office:value-type="float" office:value="14.699" table:style-name="ce14">
            <text:p>14.7</text:p>
          </table:table-cell>
          <table:table-cell office:value-type="float" office:value="1.53" table:style-name="ce14">
            <text:p>1.5</text:p>
          </table:table-cell>
          <table:table-cell office:value-type="float" office:value="5.5E-2" table:style-name="ce14">
            <text:p>0.1</text:p>
          </table:table-cell>
          <table:table-cell office:value-type="float" office:value="157.96899999999999" table:style-name="ce14">
            <text:p>158.0</text:p>
          </table:table-cell>
          <table:table-cell office:value-type="float" office:value="5.4429999999999996" table:style-name="ce14">
            <text:p>5.4</text:p>
          </table:table-cell>
          <table:table-cell office:value-type="float" office:value="2.1999999999999999E-2" table:style-name="ce14">
            <text:p>-</text:p>
          </table:table-cell>
          <table:table-cell office:value-type="float" office:value="163.434" table:style-name="ce14">
            <text:p>163.4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3</text:p>
          </table:table-cell>
          <table:table-cell office:value-type="float" office:value="6.1539999999999999" table:style-name="ce14">
            <text:p>6.2</text:p>
          </table:table-cell>
          <table:table-cell office:value-type="float" office:value="15.749000000000001" table:style-name="ce14">
            <text:p>15.7</text:p>
          </table:table-cell>
          <table:table-cell office:value-type="float" office:value="11.771000000000001" table:style-name="ce14">
            <text:p>11.8</text:p>
          </table:table-cell>
          <table:table-cell office:value-type="float" office:value="10.297000000000001" table:style-name="ce14">
            <text:p>10.3</text:p>
          </table:table-cell>
          <table:table-cell office:value-type="float" office:value="13.817" table:style-name="ce14">
            <text:p>13.8</text:p>
          </table:table-cell>
          <table:table-cell office:value-type="float" office:value="12.478" table:style-name="ce14">
            <text:p>12.5</text:p>
          </table:table-cell>
          <table:table-cell office:value-type="float" office:value="19.937999999999999" table:style-name="ce14">
            <text:p>19.9</text:p>
          </table:table-cell>
          <table:table-cell office:value-type="float" office:value="21.835000000000001" table:style-name="ce14">
            <text:p>21.8</text:p>
          </table:table-cell>
          <table:table-cell office:value-type="float" office:value="19.681999999999999" table:style-name="ce14">
            <text:p>19.7</text:p>
          </table:table-cell>
          <table:table-cell office:value-type="float" office:value="131.721" table:style-name="ce14">
            <text:p>131.7</text:p>
          </table:table-cell>
          <table:table-cell office:value-type="float" office:value="9.2579999999999991" table:style-name="ce14">
            <text:p>9.3</text:p>
          </table:table-cell>
          <table:table-cell office:value-type="float" office:value="14.659000000000001" table:style-name="ce14">
            <text:p>14.7</text:p>
          </table:table-cell>
          <table:table-cell office:value-type="float" office:value="1.623" table:style-name="ce14">
            <text:p>1.6</text:p>
          </table:table-cell>
          <table:table-cell office:value-type="float" office:value="5.3999999999999999E-2" table:style-name="ce14">
            <text:p>0.1</text:p>
          </table:table-cell>
          <table:table-cell office:value-type="float" office:value="157.315" table:style-name="ce14">
            <text:p>157.3</text:p>
          </table:table-cell>
          <table:table-cell office:value-type="float" office:value="5.5759999999999996" table:style-name="ce14">
            <text:p>5.6</text:p>
          </table:table-cell>
          <table:table-cell office:value-type="float" office:value="2.1000000000000001E-2" table:style-name="ce14">
            <text:p>-</text:p>
          </table:table-cell>
          <table:table-cell office:value-type="float" office:value="162.91200000000001" table:style-name="ce14">
            <text:p>162.9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4</text:p>
          </table:table-cell>
          <table:table-cell office:value-type="float" office:value="6.03" table:style-name="ce14">
            <text:p>6.0</text:p>
          </table:table-cell>
          <table:table-cell office:value-type="float" office:value="15.499000000000001" table:style-name="ce14">
            <text:p>15.5</text:p>
          </table:table-cell>
          <table:table-cell office:value-type="float" office:value="11.654999999999999" table:style-name="ce14">
            <text:p>11.7</text:p>
          </table:table-cell>
          <table:table-cell office:value-type="float" office:value="10.07" table:style-name="ce14">
            <text:p>10.1</text:p>
          </table:table-cell>
          <table:table-cell office:value-type="float" office:value="13.513" table:style-name="ce14">
            <text:p>13.5</text:p>
          </table:table-cell>
          <table:table-cell office:value-type="float" office:value="12.207000000000001" table:style-name="ce14">
            <text:p>12.2</text:p>
          </table:table-cell>
          <table:table-cell office:value-type="float" office:value="19.603999999999999" table:style-name="ce14">
            <text:p>19.6</text:p>
          </table:table-cell>
          <table:table-cell office:value-type="float" office:value="21.542999999999999" table:style-name="ce14">
            <text:p>21.5</text:p>
          </table:table-cell>
          <table:table-cell office:value-type="float" office:value="19.556999999999999" table:style-name="ce14">
            <text:p>19.6</text:p>
          </table:table-cell>
          <table:table-cell office:value-type="float" office:value="129.678" table:style-name="ce14">
            <text:p>129.7</text:p>
          </table:table-cell>
          <table:table-cell office:value-type="float" office:value="9.1349999999999998" table:style-name="ce14">
            <text:p>9.1</text:p>
          </table:table-cell>
          <table:table-cell office:value-type="float" office:value="14.493" table:style-name="ce14">
            <text:p>14.5</text:p>
          </table:table-cell>
          <table:table-cell office:value-type="float" office:value="1.629" table:style-name="ce14">
            <text:p>1.6</text:p>
          </table:table-cell>
          <table:table-cell office:value-type="float" office:value="5.5E-2" table:style-name="ce14">
            <text:p>0.1</text:p>
          </table:table-cell>
          <table:table-cell office:value-type="float" office:value="154.99" table:style-name="ce14">
            <text:p>155.0</text:p>
          </table:table-cell>
          <table:table-cell office:value-type="float" office:value="5.5090000000000003" table:style-name="ce14">
            <text:p>5.5</text:p>
          </table:table-cell>
          <table:table-cell office:value-type="float" office:value="0.02" table:style-name="ce14">
            <text:p>-</text:p>
          </table:table-cell>
          <table:table-cell office:value-type="float" office:value="160.51900000000001" table:style-name="ce14">
            <text:p>160.5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9 Q1</text:p>
          </table:table-cell>
          <table:table-cell office:value-type="float" office:value="5.9779999999999998" table:style-name="ce14">
            <text:p>6.0</text:p>
          </table:table-cell>
          <table:table-cell office:value-type="float" office:value="15.391" table:style-name="ce14">
            <text:p>15.4</text:p>
          </table:table-cell>
          <table:table-cell office:value-type="float" office:value="11.502000000000001" table:style-name="ce14">
            <text:p>11.5</text:p>
          </table:table-cell>
          <table:table-cell office:value-type="float" office:value="10.048" table:style-name="ce14">
            <text:p>10.0</text:p>
          </table:table-cell>
          <table:table-cell office:value-type="float" office:value="13.327999999999999" table:style-name="ce14">
            <text:p>13.3</text:p>
          </table:table-cell>
          <table:table-cell office:value-type="float" office:value="12.121" table:style-name="ce14">
            <text:p>12.1</text:p>
          </table:table-cell>
          <table:table-cell office:value-type="float" office:value="19.324000000000002" table:style-name="ce14">
            <text:p>19.3</text:p>
          </table:table-cell>
          <table:table-cell office:value-type="float" office:value="21.356999999999999" table:style-name="ce14">
            <text:p>21.4</text:p>
          </table:table-cell>
          <table:table-cell office:value-type="float" office:value="19.463999999999999" table:style-name="ce14">
            <text:p>19.5</text:p>
          </table:table-cell>
          <table:table-cell office:value-type="float" office:value="128.51300000000001" table:style-name="ce14">
            <text:p>128.5</text:p>
          </table:table-cell>
          <table:table-cell office:value-type="float" office:value="9.1180000000000003" table:style-name="ce14">
            <text:p>9.1</text:p>
          </table:table-cell>
          <table:table-cell office:value-type="float" office:value="14.496" table:style-name="ce14">
            <text:p>14.5</text:p>
          </table:table-cell>
          <table:table-cell office:value-type="float" office:value="1.5469999999999999" table:style-name="ce14">
            <text:p>1.5</text:p>
          </table:table-cell>
          <table:table-cell office:value-type="float" office:value="5.5E-2" table:style-name="ce14">
            <text:p>0.1</text:p>
          </table:table-cell>
          <table:table-cell office:value-type="float" office:value="153.72900000000001" table:style-name="ce14">
            <text:p>153.7</text:p>
          </table:table-cell>
          <table:table-cell office:value-type="float" office:value="5.5069999999999997" table:style-name="ce14">
            <text:p>5.5</text:p>
          </table:table-cell>
          <table:table-cell office:value-type="float" office:value="1.7999999999999999E-2" table:style-name="ce14">
            <text:p>-</text:p>
          </table:table-cell>
          <table:table-cell office:value-type="float" office:value="159.25399999999999" table:style-name="ce14">
            <text:p>159.3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2</text:p>
          </table:table-cell>
          <table:table-cell office:value-type="float" office:value="6.0170000000000003" table:style-name="ce14">
            <text:p>6.0</text:p>
          </table:table-cell>
          <table:table-cell office:value-type="float" office:value="15.43" table:style-name="ce14">
            <text:p>15.4</text:p>
          </table:table-cell>
          <table:table-cell office:value-type="float" office:value="11.587" table:style-name="ce14">
            <text:p>11.6</text:p>
          </table:table-cell>
          <table:table-cell office:value-type="float" office:value="10.111000000000001" table:style-name="ce14">
            <text:p>10.1</text:p>
          </table:table-cell>
          <table:table-cell office:value-type="float" office:value="13.471" table:style-name="ce14">
            <text:p>13.5</text:p>
          </table:table-cell>
          <table:table-cell office:value-type="float" office:value="12.122999999999999" table:style-name="ce14">
            <text:p>12.1</text:p>
          </table:table-cell>
          <table:table-cell office:value-type="float" office:value="19.321000000000002" table:style-name="ce14">
            <text:p>19.3</text:p>
          </table:table-cell>
          <table:table-cell office:value-type="float" office:value="21.391999999999999" table:style-name="ce14">
            <text:p>21.4</text:p>
          </table:table-cell>
          <table:table-cell office:value-type="float" office:value="19.530999999999999" table:style-name="ce14">
            <text:p>19.5</text:p>
          </table:table-cell>
          <table:table-cell office:value-type="float" office:value="128.983" table:style-name="ce14">
            <text:p>129.0</text:p>
          </table:table-cell>
          <table:table-cell office:value-type="float" office:value="9.1449999999999996" table:style-name="ce14">
            <text:p>9.1</text:p>
          </table:table-cell>
          <table:table-cell office:value-type="float" office:value="14.551" table:style-name="ce14">
            <text:p>14.6</text:p>
          </table:table-cell>
          <table:table-cell office:value-type="float" office:value="1.5620000000000001" table:style-name="ce14">
            <text:p>1.6</text:p>
          </table:table-cell>
          <table:table-cell office:value-type="float" office:value="5.5E-2" table:style-name="ce14">
            <text:p>0.1</text:p>
          </table:table-cell>
          <table:table-cell office:value-type="float" office:value="154.29599999999999" table:style-name="ce14">
            <text:p>154.3</text:p>
          </table:table-cell>
          <table:table-cell office:value-type="float" office:value="5.367" table:style-name="ce14">
            <text:p>5.4</text:p>
          </table:table-cell>
          <table:table-cell office:value-type="float" office:value="2.1999999999999999E-2" table:style-name="ce14">
            <text:p>-</text:p>
          </table:table-cell>
          <table:table-cell office:value-type="float" office:value="159.685" table:style-name="ce14">
            <text:p>159.7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3</text:p>
          </table:table-cell>
          <table:table-cell office:value-type="float" office:value="5.9710000000000001" table:style-name="ce14">
            <text:p>6.0</text:p>
          </table:table-cell>
          <table:table-cell office:value-type="float" office:value="15.406000000000001" table:style-name="ce14">
            <text:p>15.4</text:p>
          </table:table-cell>
          <table:table-cell office:value-type="float" office:value="11.417999999999999" table:style-name="ce14">
            <text:p>11.4</text:p>
          </table:table-cell>
          <table:table-cell office:value-type="float" office:value="10.02" table:style-name="ce14">
            <text:p>10.0</text:p>
          </table:table-cell>
          <table:table-cell office:value-type="float" office:value="13.393000000000001" table:style-name="ce14">
            <text:p>13.4</text:p>
          </table:table-cell>
          <table:table-cell office:value-type="float" office:value="12.061999999999999" table:style-name="ce14">
            <text:p>12.1</text:p>
          </table:table-cell>
          <table:table-cell office:value-type="float" office:value="19.172999999999998" table:style-name="ce14">
            <text:p>19.2</text:p>
          </table:table-cell>
          <table:table-cell office:value-type="float" office:value="21.402000000000001" table:style-name="ce14">
            <text:p>21.4</text:p>
          </table:table-cell>
          <table:table-cell office:value-type="float" office:value="19.542000000000002" table:style-name="ce14">
            <text:p>19.5</text:p>
          </table:table-cell>
          <table:table-cell office:value-type="float" office:value="128.387" table:style-name="ce14">
            <text:p>128.4</text:p>
          </table:table-cell>
          <table:table-cell office:value-type="float" office:value="9.1289999999999996" table:style-name="ce14">
            <text:p>9.1</text:p>
          </table:table-cell>
          <table:table-cell office:value-type="float" office:value="14.372999999999999" table:style-name="ce14">
            <text:p>14.4</text:p>
          </table:table-cell>
          <table:table-cell office:value-type="float" office:value="1.613" table:style-name="ce14">
            <text:p>1.6</text:p>
          </table:table-cell>
          <table:table-cell office:value-type="float" office:value="5.0999999999999997E-2" table:style-name="ce14">
            <text:p>0.1</text:p>
          </table:table-cell>
          <table:table-cell office:value-type="float" office:value="153.553" table:style-name="ce14">
            <text:p>153.6</text:p>
          </table:table-cell>
          <table:table-cell office:value-type="float" office:value="5.5570000000000004" table:style-name="ce14">
            <text:p>5.6</text:p>
          </table:table-cell>
          <table:table-cell office:value-type="float" office:value="2.4E-2" table:style-name="ce14">
            <text:p>-</text:p>
          </table:table-cell>
          <table:table-cell office:value-type="float" office:value="159.13399999999999" table:style-name="ce14">
            <text:p>159.1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4</text:p>
          </table:table-cell>
          <table:table-cell office:value-type="float" office:value="5.8789999999999996" table:style-name="ce14">
            <text:p>5.9</text:p>
          </table:table-cell>
          <table:table-cell office:value-type="float" office:value="15.243" table:style-name="ce14">
            <text:p>15.2</text:p>
          </table:table-cell>
          <table:table-cell office:value-type="float" office:value="11.332000000000001" table:style-name="ce14">
            <text:p>11.3</text:p>
          </table:table-cell>
          <table:table-cell office:value-type="float" office:value="9.8179999999999996" table:style-name="ce14">
            <text:p>9.8</text:p>
          </table:table-cell>
          <table:table-cell office:value-type="float" office:value="13.256" table:style-name="ce14">
            <text:p>13.3</text:p>
          </table:table-cell>
          <table:table-cell office:value-type="float" office:value="11.914" table:style-name="ce14">
            <text:p>11.9</text:p>
          </table:table-cell>
          <table:table-cell office:value-type="float" office:value="19.053000000000001" table:style-name="ce14">
            <text:p>19.1</text:p>
          </table:table-cell>
          <table:table-cell office:value-type="float" office:value="21.355" table:style-name="ce14">
            <text:p>21.4</text:p>
          </table:table-cell>
          <table:table-cell office:value-type="float" office:value="19.382000000000001" table:style-name="ce14">
            <text:p>19.4</text:p>
          </table:table-cell>
          <table:table-cell office:value-type="float" office:value="127.232" table:style-name="ce14">
            <text:p>127.2</text:p>
          </table:table-cell>
          <table:table-cell office:value-type="float" office:value="9.0679999999999996" table:style-name="ce14">
            <text:p>9.1</text:p>
          </table:table-cell>
          <table:table-cell office:value-type="float" office:value="14.154" table:style-name="ce14">
            <text:p>14.2</text:p>
          </table:table-cell>
          <table:table-cell office:value-type="float" office:value="1.4710000000000001" table:style-name="ce14">
            <text:p>1.5</text:p>
          </table:table-cell>
          <table:table-cell office:value-type="float" office:value="4.9000000000000002E-2" table:style-name="ce14">
            <text:p>-</text:p>
          </table:table-cell>
          <table:table-cell office:value-type="float" office:value="151.97399999999999" table:style-name="ce14">
            <text:p>152.0</text:p>
          </table:table-cell>
          <table:table-cell office:value-type="float" office:value="5.4610000000000003" table:style-name="ce14">
            <text:p>5.5</text:p>
          </table:table-cell>
          <table:table-cell office:value-type="float" office:value="3.2000000000000001E-2" table:style-name="ce14">
            <text:p>-</text:p>
          </table:table-cell>
          <table:table-cell office:value-type="float" office:value="157.46700000000001" table:style-name="ce14">
            <text:p>157.5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20 Q1</text:p>
          </table:table-cell>
          <table:table-cell office:value-type="float" office:value="4.5590000000000002" table:style-name="ce14">
            <text:p>4.6</text:p>
          </table:table-cell>
          <table:table-cell office:value-type="float" office:value="12.827" table:style-name="ce14">
            <text:p>12.8</text:p>
          </table:table-cell>
          <table:table-cell office:value-type="float" office:value="9.0869999999999997" table:style-name="ce14">
            <text:p>9.1</text:p>
          </table:table-cell>
          <table:table-cell office:value-type="float" office:value="7.5019999999999998" table:style-name="ce14">
            <text:p>7.5</text:p>
          </table:table-cell>
          <table:table-cell office:value-type="float" office:value="11.534000000000001" table:style-name="ce14">
            <text:p>11.5</text:p>
          </table:table-cell>
          <table:table-cell office:value-type="float" office:value="9.8770000000000007" table:style-name="ce14">
            <text:p>9.9</text:p>
          </table:table-cell>
          <table:table-cell office:value-type="float" office:value="18.021000000000001" table:style-name="ce14">
            <text:p>18.0</text:p>
          </table:table-cell>
          <table:table-cell office:value-type="float" office:value="18.2" table:style-name="ce14">
            <text:p>18.2</text:p>
          </table:table-cell>
          <table:table-cell office:value-type="float" office:value="15.696" table:style-name="ce14">
            <text:p>15.7</text:p>
          </table:table-cell>
          <table:table-cell office:value-type="float" office:value="107.303" table:style-name="ce14">
            <text:p>107.3</text:p>
          </table:table-cell>
          <table:table-cell office:value-type="float" office:value="6.8029999999999999" table:style-name="ce14">
            <text:p>6.8</text:p>
          </table:table-cell>
          <table:table-cell office:value-type="float" office:value="10.722" table:style-name="ce14">
            <text:p>10.7</text:p>
          </table:table-cell>
          <table:table-cell office:value-type="float" office:value="1.0309999999999999" table:style-name="ce14">
            <text:p>1.0</text:p>
          </table:table-cell>
          <table:table-cell office:value-type="float" office:value="4.9000000000000002E-2" table:style-name="ce14">
            <text:p>-</text:p>
          </table:table-cell>
          <table:table-cell office:value-type="float" office:value="125.908" table:style-name="ce14">
            <text:p>125.9</text:p>
          </table:table-cell>
          <table:table-cell office:value-type="float" office:value="4.5590000000000002" table:style-name="ce14">
            <text:p>4.6</text:p>
          </table:table-cell>
          <table:table-cell office:value-type="float" office:value="2.1000000000000001E-2" table:style-name="ce14">
            <text:p>-</text:p>
          </table:table-cell>
          <table:table-cell office:value-type="float" office:value="130.488" table:style-name="ce14">
            <text:p>130.5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2</text:p>
          </table:table-cell>
          <table:table-cell office:value-type="float" office:value="4.726" table:style-name="ce14">
            <text:p>4.7</text:p>
          </table:table-cell>
          <table:table-cell office:value-type="float" office:value="12.141" table:style-name="ce14">
            <text:p>12.1</text:p>
          </table:table-cell>
          <table:table-cell office:value-type="float" office:value="9.0259999999999998" table:style-name="ce14">
            <text:p>9.0</text:p>
          </table:table-cell>
          <table:table-cell office:value-type="float" office:value="7.8979999999999997" table:style-name="ce14">
            <text:p>7.9</text:p>
          </table:table-cell>
          <table:table-cell office:value-type="float" office:value="11.317" table:style-name="ce14">
            <text:p>11.3</text:p>
          </table:table-cell>
          <table:table-cell office:value-type="float" office:value="9.3539999999999992" table:style-name="ce14">
            <text:p>9.4</text:p>
          </table:table-cell>
          <table:table-cell office:value-type="float" office:value="17.056999999999999" table:style-name="ce14">
            <text:p>17.1</text:p>
          </table:table-cell>
          <table:table-cell office:value-type="float" office:value="17.498999999999999" table:style-name="ce14">
            <text:p>17.5</text:p>
          </table:table-cell>
          <table:table-cell office:value-type="float" office:value="16.059999999999999" table:style-name="ce14">
            <text:p>16.1</text:p>
          </table:table-cell>
          <table:table-cell office:value-type="float" office:value="105.078" table:style-name="ce14">
            <text:p>105.1</text:p>
          </table:table-cell>
          <table:table-cell office:value-type="float" office:value="6.3630000000000004" table:style-name="ce14">
            <text:p>6.4</text:p>
          </table:table-cell>
          <table:table-cell office:value-type="float" office:value="11.122999999999999" table:style-name="ce14">
            <text:p>11.1</text:p>
          </table:table-cell>
          <table:table-cell office:value-type="float" office:value="1.3080000000000001" table:style-name="ce14">
            <text:p>1.3</text:p>
          </table:table-cell>
          <table:table-cell office:value-type="float" office:value="4.5999999999999999E-2" table:style-name="ce14">
            <text:p>-</text:p>
          </table:table-cell>
          <table:table-cell office:value-type="float" office:value="123.91800000000001" table:style-name="ce14">
            <text:p>123.9</text:p>
          </table:table-cell>
          <table:table-cell office:value-type="float" office:value="4.0780000000000003" table:style-name="ce14">
            <text:p>4.1</text:p>
          </table:table-cell>
          <table:table-cell office:value-type="float" office:value="1.2999999999999999E-2" table:style-name="ce14">
            <text:p>-</text:p>
          </table:table-cell>
          <table:table-cell office:value-type="float" office:value="128.00899999999999" table:style-name="ce14">
            <text:p>128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3</text:p>
          </table:table-cell>
          <table:table-cell office:value-type="float" office:value="5.3380000000000001" table:style-name="ce14">
            <text:p>5.3</text:p>
          </table:table-cell>
          <table:table-cell office:value-type="float" office:value="14.568" table:style-name="ce14">
            <text:p>14.6</text:p>
          </table:table-cell>
          <table:table-cell office:value-type="float" office:value="10.253" table:style-name="ce14">
            <text:p>10.3</text:p>
          </table:table-cell>
          <table:table-cell office:value-type="float" office:value="9.0190000000000001" table:style-name="ce14">
            <text:p>9.0</text:p>
          </table:table-cell>
          <table:table-cell office:value-type="float" office:value="11.91" table:style-name="ce14">
            <text:p>11.9</text:p>
          </table:table-cell>
          <table:table-cell office:value-type="float" office:value="10.79" table:style-name="ce14">
            <text:p>10.8</text:p>
          </table:table-cell>
          <table:table-cell office:value-type="float" office:value="17.625" table:style-name="ce14">
            <text:p>17.6</text:p>
          </table:table-cell>
          <table:table-cell office:value-type="float" office:value="19.542999999999999" table:style-name="ce14">
            <text:p>19.5</text:p>
          </table:table-cell>
          <table:table-cell office:value-type="float" office:value="17.934999999999999" table:style-name="ce14">
            <text:p>17.9</text:p>
          </table:table-cell>
          <table:table-cell office:value-type="float" office:value="116.98099999999999" table:style-name="ce14">
            <text:p>117.0</text:p>
          </table:table-cell>
          <table:table-cell office:value-type="float" office:value="8.2680000000000007" table:style-name="ce14">
            <text:p>8.3</text:p>
          </table:table-cell>
          <table:table-cell office:value-type="float" office:value="12.768000000000001" table:style-name="ce14">
            <text:p>12.8</text:p>
          </table:table-cell>
          <table:table-cell office:value-type="float" office:value="1.52" table:style-name="ce14">
            <text:p>1.5</text:p>
          </table:table-cell>
          <table:table-cell office:value-type="float" office:value="3.9E-2" table:style-name="ce14">
            <text:p>-</text:p>
          </table:table-cell>
          <table:table-cell office:value-type="float" office:value="139.57599999999999" table:style-name="ce14">
            <text:p>139.6</text:p>
          </table:table-cell>
          <table:table-cell office:value-type="float" office:value="4.7880000000000003" table:style-name="ce14">
            <text:p>4.8</text:p>
          </table:table-cell>
          <table:table-cell office:value-type="float" office:value="2.8000000000000001E-2" table:style-name="ce14">
            <text:p>-</text:p>
          </table:table-cell>
          <table:table-cell office:value-type="float" office:value="144.392" table:style-name="ce14">
            <text:p>144.4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4</text:p>
          </table:table-cell>
          <table:table-cell office:value-type="float" office:value="5.2619999999999996" table:style-name="ce14">
            <text:p>5.3</text:p>
          </table:table-cell>
          <table:table-cell office:value-type="float" office:value="14.377000000000001" table:style-name="ce14">
            <text:p>14.4</text:p>
          </table:table-cell>
          <table:table-cell office:value-type="float" office:value="9.9220000000000006" table:style-name="ce14">
            <text:p>9.9</text:p>
          </table:table-cell>
          <table:table-cell office:value-type="float" office:value="8.8049999999999997" table:style-name="ce14">
            <text:p>8.8</text:p>
          </table:table-cell>
          <table:table-cell office:value-type="float" office:value="11.691000000000001" table:style-name="ce14">
            <text:p>11.7</text:p>
          </table:table-cell>
          <table:table-cell office:value-type="float" office:value="10.584" table:style-name="ce14">
            <text:p>10.6</text:p>
          </table:table-cell>
          <table:table-cell office:value-type="float" office:value="17.344000000000001" table:style-name="ce14">
            <text:p>17.3</text:p>
          </table:table-cell>
          <table:table-cell office:value-type="float" office:value="19.155000000000001" table:style-name="ce14">
            <text:p>19.2</text:p>
          </table:table-cell>
          <table:table-cell office:value-type="float" office:value="17.617000000000001" table:style-name="ce14">
            <text:p>17.6</text:p>
          </table:table-cell>
          <table:table-cell office:value-type="float" office:value="114.75700000000001" table:style-name="ce14">
            <text:p>114.8</text:p>
          </table:table-cell>
          <table:table-cell office:value-type="float" office:value="8.0749999999999993" table:style-name="ce14">
            <text:p>8.1</text:p>
          </table:table-cell>
          <table:table-cell office:value-type="float" office:value="12.515000000000001" table:style-name="ce14">
            <text:p>12.5</text:p>
          </table:table-cell>
          <table:table-cell office:value-type="float" office:value="1.3660000000000001" table:style-name="ce14">
            <text:p>1.4</text:p>
          </table:table-cell>
          <table:table-cell office:value-type="float" office:value="3.5999999999999997E-2" table:style-name="ce14">
            <text:p>-</text:p>
          </table:table-cell>
          <table:table-cell office:value-type="float" office:value="136.749" table:style-name="ce14">
            <text:p>136.7</text:p>
          </table:table-cell>
          <table:table-cell office:value-type="float" office:value="4.7809999999999997" table:style-name="ce14">
            <text:p>4.8</text:p>
          </table:table-cell>
          <table:table-cell office:value-type="float" office:value="1.4999999999999999E-2" table:style-name="ce14">
            <text:p>-</text:p>
          </table:table-cell>
          <table:table-cell office:value-type="float" office:value="141.54499999999999" table:style-name="ce14">
            <text:p>141.5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21 Q1</text:p>
          </table:table-cell>
          <table:table-cell office:value-type="float" office:value="5.1849999999999996" table:style-name="ce14">
            <text:p>5.2</text:p>
          </table:table-cell>
          <table:table-cell office:value-type="float" office:value="14.087999999999999" table:style-name="ce14">
            <text:p>14.1</text:p>
          </table:table-cell>
          <table:table-cell office:value-type="float" office:value="9.8320000000000007" table:style-name="ce14">
            <text:p>9.8</text:p>
          </table:table-cell>
          <table:table-cell office:value-type="float" office:value="8.7200000000000006" table:style-name="ce14">
            <text:p>8.7</text:p>
          </table:table-cell>
          <table:table-cell office:value-type="float" office:value="11.425000000000001" table:style-name="ce14">
            <text:p>11.4</text:p>
          </table:table-cell>
          <table:table-cell office:value-type="float" office:value="10.477" table:style-name="ce14">
            <text:p>10.5</text:p>
          </table:table-cell>
          <table:table-cell office:value-type="float" office:value="17.056999999999999" table:style-name="ce14">
            <text:p>17.1</text:p>
          </table:table-cell>
          <table:table-cell office:value-type="float" office:value="19.033000000000001" table:style-name="ce14">
            <text:p>19.0</text:p>
          </table:table-cell>
          <table:table-cell office:value-type="float" office:value="17.484999999999999" table:style-name="ce14">
            <text:p>17.5</text:p>
          </table:table-cell>
          <table:table-cell office:value-type="float" office:value="113.30200000000001" table:style-name="ce14">
            <text:p>113.3</text:p>
          </table:table-cell>
          <table:table-cell office:value-type="float" office:value="8.0679999999999996" table:style-name="ce14">
            <text:p>8.1</text:p>
          </table:table-cell>
          <table:table-cell office:value-type="float" office:value="12.35" table:style-name="ce14">
            <text:p>12.4</text:p>
          </table:table-cell>
          <table:table-cell office:value-type="float" office:value="1.3260000000000001" table:style-name="ce14">
            <text:p>1.3</text:p>
          </table:table-cell>
          <table:table-cell office:value-type="float" office:value="3.5000000000000003E-2" table:style-name="ce14">
            <text:p>-</text:p>
          </table:table-cell>
          <table:table-cell office:value-type="float" office:value="135.08099999999999" table:style-name="ce14">
            <text:p>135.1</text:p>
          </table:table-cell>
          <table:table-cell office:value-type="float" office:value="4.6539999999999999" table:style-name="ce14">
            <text:p>4.7</text:p>
          </table:table-cell>
          <table:table-cell office:value-type="float" office:value="2.4E-2" table:style-name="ce14">
            <text:p>-</text:p>
          </table:table-cell>
          <table:table-cell office:value-type="float" office:value="139.75899999999999" table:style-name="ce14">
            <text:p>139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1 Q2</text:p>
          </table:table-cell>
          <table:table-cell office:value-type="float" office:value="5.3449999999999998" table:style-name="ce14">
            <text:p>5.3</text:p>
          </table:table-cell>
          <table:table-cell office:value-type="float" office:value="14.625" table:style-name="ce14">
            <text:p>14.6</text:p>
          </table:table-cell>
          <table:table-cell office:value-type="float" office:value="10.279" table:style-name="ce14">
            <text:p>10.3</text:p>
          </table:table-cell>
          <table:table-cell office:value-type="float" office:value="9.0909999999999993" table:style-name="ce14">
            <text:p>9.1</text:p>
          </table:table-cell>
          <table:table-cell office:value-type="float" office:value="11.856999999999999" table:style-name="ce14">
            <text:p>11.9</text:p>
          </table:table-cell>
          <table:table-cell office:value-type="float" office:value="10.981999999999999" table:style-name="ce14">
            <text:p>11.0</text:p>
          </table:table-cell>
          <table:table-cell office:value-type="float" office:value="17.309000000000001" table:style-name="ce14">
            <text:p>17.3</text:p>
          </table:table-cell>
          <table:table-cell office:value-type="float" office:value="19.666" table:style-name="ce14">
            <text:p>19.7</text:p>
          </table:table-cell>
          <table:table-cell office:value-type="float" office:value="18.068999999999999" table:style-name="ce14">
            <text:p>18.1</text:p>
          </table:table-cell>
          <table:table-cell office:value-type="float" office:value="117.223" table:style-name="ce14">
            <text:p>117.2</text:p>
          </table:table-cell>
          <table:table-cell office:value-type="float" office:value="8.5380000000000003" table:style-name="ce14">
            <text:p>8.5</text:p>
          </table:table-cell>
          <table:table-cell office:value-type="float" office:value="12.743" table:style-name="ce14">
            <text:p>12.7</text:p>
          </table:table-cell>
          <table:table-cell office:value-type="float" office:value="1.425" table:style-name="ce14">
            <text:p>1.4</text:p>
          </table:table-cell>
          <table:table-cell office:value-type="float" office:value="3.5999999999999997E-2" table:style-name="ce14">
            <text:p>-</text:p>
          </table:table-cell>
          <table:table-cell office:value-type="float" office:value="139.965" table:style-name="ce14">
            <text:p>140.0</text:p>
          </table:table-cell>
          <table:table-cell office:value-type="float" office:value="4.6289999999999996" table:style-name="ce14">
            <text:p>4.6</text:p>
          </table:table-cell>
          <table:table-cell office:value-type="float" office:value="1.4999999999999999E-2" table:style-name="ce14">
            <text:p>-</text:p>
          </table:table-cell>
          <table:table-cell office:value-type="float" office:value="144.60900000000001" table:style-name="ce14">
            <text:p>144.6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5">
            <text:p>2021 Q3</text:p>
          </table:table-cell>
          <table:table-cell office:value-type="float" office:value="5.4619999999999997" table:style-name="ce16">
            <text:p>5.5</text:p>
          </table:table-cell>
          <table:table-cell office:value-type="float" office:value="14.768000000000001" table:style-name="ce16">
            <text:p>14.8</text:p>
          </table:table-cell>
          <table:table-cell office:value-type="float" office:value="10.401999999999999" table:style-name="ce16">
            <text:p>10.4</text:p>
          </table:table-cell>
          <table:table-cell office:value-type="float" office:value="9.2230000000000008" table:style-name="ce16">
            <text:p>9.2</text:p>
          </table:table-cell>
          <table:table-cell office:value-type="float" office:value="12.077" table:style-name="ce16">
            <text:p>12.1</text:p>
          </table:table-cell>
          <table:table-cell office:value-type="float" office:value="11.081" table:style-name="ce16">
            <text:p>11.1</text:p>
          </table:table-cell>
          <table:table-cell office:value-type="float" office:value="17.341999999999999" table:style-name="ce16">
            <text:p>17.3</text:p>
          </table:table-cell>
          <table:table-cell office:value-type="float" office:value="19.899999999999999" table:style-name="ce16">
            <text:p>19.9</text:p>
          </table:table-cell>
          <table:table-cell office:value-type="float" office:value="18.087" table:style-name="ce16">
            <text:p>18.1</text:p>
          </table:table-cell>
          <table:table-cell office:value-type="float" office:value="118.342" table:style-name="ce16">
            <text:p>118.3</text:p>
          </table:table-cell>
          <table:table-cell office:value-type="float" office:value="8.6869999999999994" table:style-name="ce16">
            <text:p>8.7</text:p>
          </table:table-cell>
          <table:table-cell office:value-type="float" office:value="13.234999999999999" table:style-name="ce16">
            <text:p>13.2</text:p>
          </table:table-cell>
          <table:table-cell office:value-type="float" office:value="1.472" table:style-name="ce16">
            <text:p>1.5</text:p>
          </table:table-cell>
          <table:table-cell office:value-type="float" office:value="3.5999999999999997E-2" table:style-name="ce16">
            <text:p>-</text:p>
          </table:table-cell>
          <table:table-cell office:value-type="float" office:value="141.77199999999999" table:style-name="ce16">
            <text:p>141.8</text:p>
          </table:table-cell>
          <table:table-cell office:value-type="float" office:value="4.9740000000000002" table:style-name="ce16">
            <text:p>5.0</text:p>
          </table:table-cell>
          <table:table-cell office:value-type="float" office:value="1.6E-2" table:style-name="ce16">
            <text:p>-</text:p>
          </table:table-cell>
          <table:table-cell office:value-type="float" office:value="146.762" table:style-name="ce16">
            <text:p>146.8</text:p>
          </table:table-cell>
          <table:table-cell table:number-columns-repeated="16365" table:style-name="ce10"/>
        </table:table-row>
        <table:table-row table:style-name="ro1">
          <table:table-cell table:style-name="ce17"/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1. Refers to vehicles that are between keepers with the previous keeper based in Great Britain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2. Refers to vehicles where GB region is unknown due to incomplete postcode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3. Refers to vehicles that are between keepers with the previous keeper based in Northern Ireland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1">
          <table:table-cell table:style-name="ce17"/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13">
            <text:p>Telephone: 020 7944 3077</text:p>
          </table:table-cell>
          <table:table-cell table:number-columns-repeated="15" table:style-name="ce2"/>
          <table:table-cell table:style-name="ce9"/>
          <table:table-cell table:style-name="ce2"/>
          <table:table-cell office:value-type="string" table:style-name="ce9">
            <text:p>Source: DVLA/DfT</text:p>
          </table:table-cell>
          <table:table-cell table:number-columns-repeated="16365" table:style-name="ce3"/>
        </table:table-row>
        <table:table-row table:style-name="ro1">
          <table:table-cell office:value-type="string" table:style-name="ce21">
            <text:p>Email:<text:s/><text:span text:style-name="T2">vehicles.stats@dft.gov.uk</text:span></text:p>
          </table:table-cell>
          <table:table-cell table:number-columns-repeated="15" table:style-name="ce2"/>
          <table:table-cell table:style-name="ce9"/>
          <table:table-cell table:style-name="ce2"/>
          <table:table-cell office:value-type="string" table:style-name="ce9">
            <text:p>Last updated: 13 January 2022</text:p>
          </table:table-cell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22">
            <text:p><text:a xlink:href="https://www.gov.uk/government/publications/vehicles-statistics-guidance"><text:span text:style-name="T1">Notes &amp; definitions:<text:s/></text:span>https://www.gov.uk/government/publications/vehicles-statistics-guidance</text:a></text:p>
          </table:table-cell>
          <table:covered-table-cell table:number-columns-repeated="7"/>
          <table:table-cell table:number-columns-repeated="8" table:style-name="ce2"/>
          <table:table-cell table:style-name="ce9"/>
          <table:table-cell table:style-name="ce2"/>
          <table:table-cell office:value-type="string" table:style-name="ce9">
            <text:p>Next update: April 2022</text:p>
          </table:table-cell>
          <table:table-cell table:number-columns-repeated="16365" table:style-name="ce3"/>
        </table:table-row>
        <table:table-row table:number-rows-repeated="1048494" table:style-name="ro2">
          <table:table-cell table:number-columns-repeated="16384"/>
        </table:table-row>
        <table:named-expressions>
          <table:named-range table:name="Print_Area" table:cell-range-address="VEH0104f_Buses_&amp;_coaches.$A$1:VEH0104f_Buses_&amp;_coaches.$S$82" table:base-cell-address="VEH0104f_Buses_&amp;_coaches.$A$1"/>
          <table:named-range table:name="Print_Titles" table:cell-range-address="VEH0104f_Buses_&amp;_coaches.$A$1:VEH0104f_Buses_&amp;_coaches.$XFD$7" table:base-cell-address="VEH0104f_Buses_&amp;_coaches.$A$1"/>
        </table:named-expressions>
      </table:table>
      <table:table table:name="VEH0104g_Other_vehicles" table:style-name="ta1">
        <table:table-column table:style-name="co1" table:default-cell-style-name="ce13"/>
        <table:table-column table:style-name="co2" table:number-columns-repeated="12" table:default-cell-style-name="ce2"/>
        <table:table-column table:style-name="co3" table:number-columns-repeated="2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16365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://www.dft.gov.uk/statistics/series/vehicle-licensing/">Vehicle Licensing Statistics (<text:span text:style-name="T2">https://www.gov.uk/government/collections/vehicles-statistics</text:span>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g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6">
          <table:table-cell office:value-type="string" table:style-name="ce7">
            <text:p>Licensed other vehicles<text:s/><text:span text:style-name="T4">1</text:span><text:s/>at the end of the quarter by region, Great Britain from 1994 Q4; also United Kingdom from 2014 Q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7" table:style-name="ce2"/>
          <table:table-cell office:value-type="string" table:style-name="ce9">
            <text:p>Thousand</text:p>
          </table:table-cell>
          <table:table-cell table:number-columns-repeated="16365" table:style-name="ce10"/>
        </table:table-row>
        <table:table-row table:style-name="ro3">
          <table:table-cell office:value-type="string" table:style-name="ce11">
            <text:p>Year</text:p>
          </table:table-cell>
          <table:table-cell office:value-type="string" table:style-name="ce12">
            <text:p>North East</text:p>
          </table:table-cell>
          <table:table-cell office:value-type="string" table:style-name="ce12">
            <text:p>North West</text:p>
          </table:table-cell>
          <table:table-cell office:value-type="string" table:style-name="ce12">
            <text:p>Yorkshire and The Humber</text:p>
          </table:table-cell>
          <table:table-cell office:value-type="string" table:style-name="ce12">
            <text:p>East Midlands</text:p>
          </table:table-cell>
          <table:table-cell office:value-type="string" table:style-name="ce12">
            <text:p>West Midlands</text:p>
          </table:table-cell>
          <table:table-cell office:value-type="string" table:style-name="ce12">
            <text:p>East</text:p>
          </table:table-cell>
          <table:table-cell office:value-type="string" table:style-name="ce12">
            <text:p>London</text:p>
          </table:table-cell>
          <table:table-cell office:value-type="string" table:style-name="ce12">
            <text:p>South East</text:p>
          </table:table-cell>
          <table:table-cell office:value-type="string" table:style-name="ce12">
            <text:p>South West</text:p>
          </table:table-cell>
          <table:table-cell office:value-type="string" table:style-name="ce12">
            <text:p>England</text:p>
          </table:table-cell>
          <table:table-cell office:value-type="string" table:style-name="ce12">
            <text:p>Wales</text:p>
          </table:table-cell>
          <table:table-cell office:value-type="string" table:style-name="ce12">
            <text:p>Scotland</text:p>
          </table:table-cell>
          <table:table-cell office:value-type="string" table:style-name="ce12">
            <text:p>Between Keepers: previously GB<text:s/><text:span text:style-name="T3">2</text:span></text:p>
          </table:table-cell>
          <table:table-cell office:value-type="string" table:style-name="ce12">
            <text:p>Region unknown, previously GB<text:s/><text:span text:style-name="T3">3</text:span></text:p>
          </table:table-cell>
          <table:table-cell office:value-type="string" table:style-name="ce12">
            <text:p>Great Britain</text:p>
          </table:table-cell>
          <table:table-cell office:value-type="string" table:style-name="ce12">
            <text:p>Northern Ireland</text:p>
          </table:table-cell>
          <table:table-cell office:value-type="string" table:style-name="ce12">
            <text:p>Between Keepers: previously NI<text:s/><text:span text:style-name="T3">4</text:span></text:p>
          </table:table-cell>
          <table:table-cell office:value-type="string" table:style-name="ce12">
            <text:p>United Kingdom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4 Q4</text:p>
          </table:table-cell>
          <table:table-cell office:value-type="float" office:value="18.77" table:style-name="ce14">
            <text:p>18.8</text:p>
          </table:table-cell>
          <table:table-cell office:value-type="float" office:value="53.082000000000001" table:style-name="ce14">
            <text:p>53.1</text:p>
          </table:table-cell>
          <table:table-cell office:value-type="float" office:value="54.139000000000003" table:style-name="ce14">
            <text:p>54.1</text:p>
          </table:table-cell>
          <table:table-cell office:value-type="float" office:value="55.499000000000002" table:style-name="ce14">
            <text:p>55.5</text:p>
          </table:table-cell>
          <table:table-cell office:value-type="float" office:value="53.679000000000002" table:style-name="ce14">
            <text:p>53.7</text:p>
          </table:table-cell>
          <table:table-cell office:value-type="float" office:value="69.483000000000004" table:style-name="ce14">
            <text:p>69.5</text:p>
          </table:table-cell>
          <table:table-cell office:value-type="float" office:value="37.456000000000003" table:style-name="ce14">
            <text:p>37.5</text:p>
          </table:table-cell>
          <table:table-cell office:value-type="float" office:value="62.686999999999998" table:style-name="ce14">
            <text:p>62.7</text:p>
          </table:table-cell>
          <table:table-cell office:value-type="float" office:value="66.822000000000003" table:style-name="ce14">
            <text:p>66.8</text:p>
          </table:table-cell>
          <table:table-cell office:value-type="float" office:value="471.61700000000002" table:style-name="ce14">
            <text:p>471.6</text:p>
          </table:table-cell>
          <table:table-cell office:value-type="float" office:value="33.546999999999997" table:style-name="ce14">
            <text:p>33.5</text:p>
          </table:table-cell>
          <table:table-cell office:value-type="float" office:value="65.164000000000001" table:style-name="ce14">
            <text:p>65.2</text:p>
          </table:table-cell>
          <table:table-cell office:value-type="float" office:value="13.528" table:style-name="ce14">
            <text:p>13.5</text:p>
          </table:table-cell>
          <table:table-cell office:value-type="float" office:value="15.007" table:style-name="ce14">
            <text:p>15.0</text:p>
          </table:table-cell>
          <table:table-cell office:value-type="float" office:value="598.86300000000006" table:style-name="ce14">
            <text:p>598.9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5 Q4</text:p>
          </table:table-cell>
          <table:table-cell office:value-type="float" office:value="18.030999999999999" table:style-name="ce14">
            <text:p>18.0</text:p>
          </table:table-cell>
          <table:table-cell office:value-type="float" office:value="52.192999999999998" table:style-name="ce14">
            <text:p>52.2</text:p>
          </table:table-cell>
          <table:table-cell office:value-type="float" office:value="49.639000000000003" table:style-name="ce14">
            <text:p>49.6</text:p>
          </table:table-cell>
          <table:table-cell office:value-type="float" office:value="53.811" table:style-name="ce14">
            <text:p>53.8</text:p>
          </table:table-cell>
          <table:table-cell office:value-type="float" office:value="52.859000000000002" table:style-name="ce14">
            <text:p>52.9</text:p>
          </table:table-cell>
          <table:table-cell office:value-type="float" office:value="67.194000000000003" table:style-name="ce14">
            <text:p>67.2</text:p>
          </table:table-cell>
          <table:table-cell office:value-type="float" office:value="35.546999999999997" table:style-name="ce14">
            <text:p>35.5</text:p>
          </table:table-cell>
          <table:table-cell office:value-type="float" office:value="58.235999999999997" table:style-name="ce14">
            <text:p>58.2</text:p>
          </table:table-cell>
          <table:table-cell office:value-type="float" office:value="64.974000000000004" table:style-name="ce14">
            <text:p>65.0</text:p>
          </table:table-cell>
          <table:table-cell office:value-type="float" office:value="452.48399999999998" table:style-name="ce14">
            <text:p>452.5</text:p>
          </table:table-cell>
          <table:table-cell office:value-type="float" office:value="32.584000000000003" table:style-name="ce14">
            <text:p>32.6</text:p>
          </table:table-cell>
          <table:table-cell office:value-type="float" office:value="63.457999999999998" table:style-name="ce14">
            <text:p>63.5</text:p>
          </table:table-cell>
          <table:table-cell office:value-type="float" office:value="12.958" table:style-name="ce14">
            <text:p>13.0</text:p>
          </table:table-cell>
          <table:table-cell office:value-type="float" office:value="12.164999999999999" table:style-name="ce14">
            <text:p>12.2</text:p>
          </table:table-cell>
          <table:table-cell office:value-type="float" office:value="573.649" table:style-name="ce14">
            <text:p>573.6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1996 Q4</text:p>
          </table:table-cell>
          <table:table-cell office:value-type="float" office:value="17.875" table:style-name="ce14">
            <text:p>17.9</text:p>
          </table:table-cell>
          <table:table-cell office:value-type="float" office:value="52.256999999999998" table:style-name="ce14">
            <text:p>52.3</text:p>
          </table:table-cell>
          <table:table-cell office:value-type="float" office:value="49.1" table:style-name="ce14">
            <text:p>49.1</text:p>
          </table:table-cell>
          <table:table-cell office:value-type="float" office:value="53.801000000000002" table:style-name="ce14">
            <text:p>53.8</text:p>
          </table:table-cell>
          <table:table-cell office:value-type="float" office:value="51.072000000000003" table:style-name="ce14">
            <text:p>51.1</text:p>
          </table:table-cell>
          <table:table-cell office:value-type="float" office:value="66.435000000000002" table:style-name="ce14">
            <text:p>66.4</text:p>
          </table:table-cell>
          <table:table-cell office:value-type="float" office:value="34.875999999999998" table:style-name="ce14">
            <text:p>34.9</text:p>
          </table:table-cell>
          <table:table-cell office:value-type="float" office:value="57.722000000000001" table:style-name="ce14">
            <text:p>57.7</text:p>
          </table:table-cell>
          <table:table-cell office:value-type="float" office:value="65.403999999999996" table:style-name="ce14">
            <text:p>65.4</text:p>
          </table:table-cell>
          <table:table-cell office:value-type="float" office:value="448.54199999999997" table:style-name="ce14">
            <text:p>448.5</text:p>
          </table:table-cell>
          <table:table-cell office:value-type="float" office:value="32.96" table:style-name="ce14">
            <text:p>33.0</text:p>
          </table:table-cell>
          <table:table-cell office:value-type="float" office:value="62.67" table:style-name="ce14">
            <text:p>62.7</text:p>
          </table:table-cell>
          <table:table-cell office:value-type="float" office:value="9.1359999999999992" table:style-name="ce14">
            <text:p>9.1</text:p>
          </table:table-cell>
          <table:table-cell office:value-type="float" office:value="10.901" table:style-name="ce14">
            <text:p>10.9</text:p>
          </table:table-cell>
          <table:table-cell office:value-type="float" office:value="564.20899999999995" table:style-name="ce14">
            <text:p>564.2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7 Q4</text:p>
          </table:table-cell>
          <table:table-cell office:value-type="float" office:value="17.669" table:style-name="ce14">
            <text:p>17.7</text:p>
          </table:table-cell>
          <table:table-cell office:value-type="float" office:value="51.887999999999998" table:style-name="ce14">
            <text:p>51.9</text:p>
          </table:table-cell>
          <table:table-cell office:value-type="float" office:value="48.201000000000001" table:style-name="ce14">
            <text:p>48.2</text:p>
          </table:table-cell>
          <table:table-cell office:value-type="float" office:value="54.051000000000002" table:style-name="ce14">
            <text:p>54.1</text:p>
          </table:table-cell>
          <table:table-cell office:value-type="float" office:value="50.762" table:style-name="ce14">
            <text:p>50.8</text:p>
          </table:table-cell>
          <table:table-cell office:value-type="float" office:value="65.599999999999994" table:style-name="ce14">
            <text:p>65.6</text:p>
          </table:table-cell>
          <table:table-cell office:value-type="float" office:value="35.258000000000003" table:style-name="ce14">
            <text:p>35.3</text:p>
          </table:table-cell>
          <table:table-cell office:value-type="float" office:value="57.993000000000002" table:style-name="ce14">
            <text:p>58.0</text:p>
          </table:table-cell>
          <table:table-cell office:value-type="float" office:value="65.584999999999994" table:style-name="ce14">
            <text:p>65.6</text:p>
          </table:table-cell>
          <table:table-cell office:value-type="float" office:value="447.00700000000001" table:style-name="ce14">
            <text:p>447.0</text:p>
          </table:table-cell>
          <table:table-cell office:value-type="float" office:value="32.968000000000004" table:style-name="ce14">
            <text:p>33.0</text:p>
          </table:table-cell>
          <table:table-cell office:value-type="float" office:value="62.643999999999998" table:style-name="ce14">
            <text:p>62.6</text:p>
          </table:table-cell>
          <table:table-cell office:value-type="float" office:value="9.6630000000000003" table:style-name="ce14">
            <text:p>9.7</text:p>
          </table:table-cell>
          <table:table-cell office:value-type="float" office:value="9.5519999999999996" table:style-name="ce14">
            <text:p>9.6</text:p>
          </table:table-cell>
          <table:table-cell office:value-type="float" office:value="561.83399999999995" table:style-name="ce14">
            <text:p>561.8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8 Q4</text:p>
          </table:table-cell>
          <table:table-cell office:value-type="float" office:value="17.242000000000001" table:style-name="ce14">
            <text:p>17.2</text:p>
          </table:table-cell>
          <table:table-cell office:value-type="float" office:value="51.512999999999998" table:style-name="ce14">
            <text:p>51.5</text:p>
          </table:table-cell>
          <table:table-cell office:value-type="float" office:value="47.451999999999998" table:style-name="ce14">
            <text:p>47.5</text:p>
          </table:table-cell>
          <table:table-cell office:value-type="float" office:value="53.936" table:style-name="ce14">
            <text:p>53.9</text:p>
          </table:table-cell>
          <table:table-cell office:value-type="float" office:value="48.445" table:style-name="ce14">
            <text:p>48.4</text:p>
          </table:table-cell>
          <table:table-cell office:value-type="float" office:value="65.114000000000004" table:style-name="ce14">
            <text:p>65.1</text:p>
          </table:table-cell>
          <table:table-cell office:value-type="float" office:value="34.709000000000003" table:style-name="ce14">
            <text:p>34.7</text:p>
          </table:table-cell>
          <table:table-cell office:value-type="float" office:value="57.994" table:style-name="ce14">
            <text:p>58.0</text:p>
          </table:table-cell>
          <table:table-cell office:value-type="float" office:value="65.382999999999996" table:style-name="ce14">
            <text:p>65.4</text:p>
          </table:table-cell>
          <table:table-cell office:value-type="float" office:value="441.78800000000001" table:style-name="ce14">
            <text:p>441.8</text:p>
          </table:table-cell>
          <table:table-cell office:value-type="float" office:value="33.026000000000003" table:style-name="ce14">
            <text:p>33.0</text:p>
          </table:table-cell>
          <table:table-cell office:value-type="float" office:value="61.610999999999997" table:style-name="ce14">
            <text:p>61.6</text:p>
          </table:table-cell>
          <table:table-cell office:value-type="float" office:value="5.9930000000000003" table:style-name="ce14">
            <text:p>6.0</text:p>
          </table:table-cell>
          <table:table-cell office:value-type="float" office:value="8.718" table:style-name="ce14">
            <text:p>8.7</text:p>
          </table:table-cell>
          <table:table-cell office:value-type="float" office:value="551.13599999999997" table:style-name="ce14">
            <text:p>551.1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9 Q4</text:p>
          </table:table-cell>
          <table:table-cell office:value-type="float" office:value="16.5" table:style-name="ce14">
            <text:p>16.5</text:p>
          </table:table-cell>
          <table:table-cell office:value-type="float" office:value="48.537999999999997" table:style-name="ce14">
            <text:p>48.5</text:p>
          </table:table-cell>
          <table:table-cell office:value-type="float" office:value="45.575000000000003" table:style-name="ce14">
            <text:p>45.6</text:p>
          </table:table-cell>
          <table:table-cell office:value-type="float" office:value="52.631" table:style-name="ce14">
            <text:p>52.6</text:p>
          </table:table-cell>
          <table:table-cell office:value-type="float" office:value="46.06" table:style-name="ce14">
            <text:p>46.1</text:p>
          </table:table-cell>
          <table:table-cell office:value-type="float" office:value="63.686" table:style-name="ce14">
            <text:p>63.7</text:p>
          </table:table-cell>
          <table:table-cell office:value-type="float" office:value="33.296999999999997" table:style-name="ce14">
            <text:p>33.3</text:p>
          </table:table-cell>
          <table:table-cell office:value-type="float" office:value="56.36" table:style-name="ce14">
            <text:p>56.4</text:p>
          </table:table-cell>
          <table:table-cell office:value-type="float" office:value="63.75" table:style-name="ce14">
            <text:p>63.8</text:p>
          </table:table-cell>
          <table:table-cell office:value-type="float" office:value="426.39699999999999" table:style-name="ce14">
            <text:p>426.4</text:p>
          </table:table-cell>
          <table:table-cell office:value-type="float" office:value="32.180999999999997" table:style-name="ce14">
            <text:p>32.2</text:p>
          </table:table-cell>
          <table:table-cell office:value-type="float" office:value="59.703000000000003" table:style-name="ce14">
            <text:p>59.7</text:p>
          </table:table-cell>
          <table:table-cell office:value-type="float" office:value="7.6360000000000001" table:style-name="ce14">
            <text:p>7.6</text:p>
          </table:table-cell>
          <table:table-cell office:value-type="float" office:value="7.8769999999999998" table:style-name="ce14">
            <text:p>7.9</text:p>
          </table:table-cell>
          <table:table-cell office:value-type="float" office:value="533.79399999999998" table:style-name="ce14">
            <text:p>533.8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0 Q4</text:p>
          </table:table-cell>
          <table:table-cell office:value-type="float" office:value="15.481999999999999" table:style-name="ce14">
            <text:p>15.5</text:p>
          </table:table-cell>
          <table:table-cell office:value-type="float" office:value="44.48" table:style-name="ce14">
            <text:p>44.5</text:p>
          </table:table-cell>
          <table:table-cell office:value-type="float" office:value="43.776000000000003" table:style-name="ce14">
            <text:p>43.8</text:p>
          </table:table-cell>
          <table:table-cell office:value-type="float" office:value="50.246000000000002" table:style-name="ce14">
            <text:p>50.2</text:p>
          </table:table-cell>
          <table:table-cell office:value-type="float" office:value="43.792000000000002" table:style-name="ce14">
            <text:p>43.8</text:p>
          </table:table-cell>
          <table:table-cell office:value-type="float" office:value="61.906999999999996" table:style-name="ce14">
            <text:p>61.9</text:p>
          </table:table-cell>
          <table:table-cell office:value-type="float" office:value="32.420999999999999" table:style-name="ce14">
            <text:p>32.4</text:p>
          </table:table-cell>
          <table:table-cell office:value-type="float" office:value="54.6" table:style-name="ce14">
            <text:p>54.6</text:p>
          </table:table-cell>
          <table:table-cell office:value-type="float" office:value="61.88" table:style-name="ce14">
            <text:p>61.9</text:p>
          </table:table-cell>
          <table:table-cell office:value-type="float" office:value="408.584" table:style-name="ce14">
            <text:p>408.6</text:p>
          </table:table-cell>
          <table:table-cell office:value-type="float" office:value="31.164999999999999" table:style-name="ce14">
            <text:p>31.2</text:p>
          </table:table-cell>
          <table:table-cell office:value-type="float" office:value="59.36" table:style-name="ce14">
            <text:p>59.4</text:p>
          </table:table-cell>
          <table:table-cell office:value-type="float" office:value="5.4619999999999997" table:style-name="ce14">
            <text:p>5.5</text:p>
          </table:table-cell>
          <table:table-cell office:value-type="float" office:value="7.0880000000000001" table:style-name="ce14">
            <text:p>7.1</text:p>
          </table:table-cell>
          <table:table-cell office:value-type="float" office:value="511.65899999999999" table:style-name="ce14">
            <text:p>511.7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1 Q4</text:p>
          </table:table-cell>
          <table:table-cell office:value-type="float" office:value="14.994" table:style-name="ce14">
            <text:p>15.0</text:p>
          </table:table-cell>
          <table:table-cell office:value-type="float" office:value="43.582000000000001" table:style-name="ce14">
            <text:p>43.6</text:p>
          </table:table-cell>
          <table:table-cell office:value-type="float" office:value="42.734999999999999" table:style-name="ce14">
            <text:p>42.7</text:p>
          </table:table-cell>
          <table:table-cell office:value-type="float" office:value="49.262" table:style-name="ce14">
            <text:p>49.3</text:p>
          </table:table-cell>
          <table:table-cell office:value-type="float" office:value="42.067999999999998" table:style-name="ce14">
            <text:p>42.1</text:p>
          </table:table-cell>
          <table:table-cell office:value-type="float" office:value="60.173999999999999" table:style-name="ce14">
            <text:p>60.2</text:p>
          </table:table-cell>
          <table:table-cell office:value-type="float" office:value="31.501999999999999" table:style-name="ce14">
            <text:p>31.5</text:p>
          </table:table-cell>
          <table:table-cell office:value-type="float" office:value="53.329000000000001" table:style-name="ce14">
            <text:p>53.3</text:p>
          </table:table-cell>
          <table:table-cell office:value-type="float" office:value="61.094000000000001" table:style-name="ce14">
            <text:p>61.1</text:p>
          </table:table-cell>
          <table:table-cell office:value-type="float" office:value="398.74" table:style-name="ce14">
            <text:p>398.7</text:p>
          </table:table-cell>
          <table:table-cell office:value-type="float" office:value="30.318000000000001" table:style-name="ce14">
            <text:p>30.3</text:p>
          </table:table-cell>
          <table:table-cell office:value-type="float" office:value="58.325000000000003" table:style-name="ce14">
            <text:p>58.3</text:p>
          </table:table-cell>
          <table:table-cell office:value-type="float" office:value="7.0709999999999997" table:style-name="ce14">
            <text:p>7.1</text:p>
          </table:table-cell>
          <table:table-cell office:value-type="float" office:value="6.3719999999999999" table:style-name="ce14">
            <text:p>6.4</text:p>
          </table:table-cell>
          <table:table-cell office:value-type="float" office:value="500.82600000000002" table:style-name="ce14">
            <text:p>500.8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2 Q4</text:p>
          </table:table-cell>
          <table:table-cell office:value-type="float" office:value="15.135" table:style-name="ce14">
            <text:p>15.1</text:p>
          </table:table-cell>
          <table:table-cell office:value-type="float" office:value="43.655999999999999" table:style-name="ce14">
            <text:p>43.7</text:p>
          </table:table-cell>
          <table:table-cell office:value-type="float" office:value="42.222000000000001" table:style-name="ce14">
            <text:p>42.2</text:p>
          </table:table-cell>
          <table:table-cell office:value-type="float" office:value="49.021000000000001" table:style-name="ce14">
            <text:p>49.0</text:p>
          </table:table-cell>
          <table:table-cell office:value-type="float" office:value="42.454000000000001" table:style-name="ce14">
            <text:p>42.5</text:p>
          </table:table-cell>
          <table:table-cell office:value-type="float" office:value="60.177" table:style-name="ce14">
            <text:p>60.2</text:p>
          </table:table-cell>
          <table:table-cell office:value-type="float" office:value="30.827000000000002" table:style-name="ce14">
            <text:p>30.8</text:p>
          </table:table-cell>
          <table:table-cell office:value-type="float" office:value="52.935000000000002" table:style-name="ce14">
            <text:p>52.9</text:p>
          </table:table-cell>
          <table:table-cell office:value-type="float" office:value="63.368000000000002" table:style-name="ce14">
            <text:p>63.4</text:p>
          </table:table-cell>
          <table:table-cell office:value-type="float" office:value="399.79500000000002" table:style-name="ce14">
            <text:p>399.8</text:p>
          </table:table-cell>
          <table:table-cell office:value-type="float" office:value="31.367999999999999" table:style-name="ce14">
            <text:p>31.4</text:p>
          </table:table-cell>
          <table:table-cell office:value-type="float" office:value="59.307000000000002" table:style-name="ce14">
            <text:p>59.3</text:p>
          </table:table-cell>
          <table:table-cell office:value-type="float" office:value="7.6420000000000003" table:style-name="ce14">
            <text:p>7.6</text:p>
          </table:table-cell>
          <table:table-cell office:value-type="float" office:value="5.9109999999999996" table:style-name="ce14">
            <text:p>5.9</text:p>
          </table:table-cell>
          <table:table-cell office:value-type="float" office:value="504.02300000000002" table:style-name="ce14">
            <text:p>504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3 Q4</text:p>
          </table:table-cell>
          <table:table-cell office:value-type="float" office:value="15.361000000000001" table:style-name="ce14">
            <text:p>15.4</text:p>
          </table:table-cell>
          <table:table-cell office:value-type="float" office:value="44.203000000000003" table:style-name="ce14">
            <text:p>44.2</text:p>
          </table:table-cell>
          <table:table-cell office:value-type="float" office:value="43.33" table:style-name="ce14">
            <text:p>43.3</text:p>
          </table:table-cell>
          <table:table-cell office:value-type="float" office:value="49.515999999999998" table:style-name="ce14">
            <text:p>49.5</text:p>
          </table:table-cell>
          <table:table-cell office:value-type="float" office:value="44.69" table:style-name="ce14">
            <text:p>44.7</text:p>
          </table:table-cell>
          <table:table-cell office:value-type="float" office:value="60.328000000000003" table:style-name="ce14">
            <text:p>60.3</text:p>
          </table:table-cell>
          <table:table-cell office:value-type="float" office:value="29.053000000000001" table:style-name="ce14">
            <text:p>29.1</text:p>
          </table:table-cell>
          <table:table-cell office:value-type="float" office:value="52.634" table:style-name="ce14">
            <text:p>52.6</text:p>
          </table:table-cell>
          <table:table-cell office:value-type="float" office:value="65.369" table:style-name="ce14">
            <text:p>65.4</text:p>
          </table:table-cell>
          <table:table-cell office:value-type="float" office:value="404.48399999999998" table:style-name="ce14">
            <text:p>404.5</text:p>
          </table:table-cell>
          <table:table-cell office:value-type="float" office:value="33.497999999999998" table:style-name="ce14">
            <text:p>33.5</text:p>
          </table:table-cell>
          <table:table-cell office:value-type="float" office:value="60.744999999999997" table:style-name="ce14">
            <text:p>60.7</text:p>
          </table:table-cell>
          <table:table-cell office:value-type="float" office:value="9.3989999999999991" table:style-name="ce14">
            <text:p>9.4</text:p>
          </table:table-cell>
          <table:table-cell office:value-type="float" office:value="5.423" table:style-name="ce14">
            <text:p>5.4</text:p>
          </table:table-cell>
          <table:table-cell office:value-type="float" office:value="513.54899999999998" table:style-name="ce14">
            <text:p>513.5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4 Q4</text:p>
          </table:table-cell>
          <table:table-cell office:value-type="float" office:value="15.909000000000001" table:style-name="ce14">
            <text:p>15.9</text:p>
          </table:table-cell>
          <table:table-cell office:value-type="float" office:value="45.39" table:style-name="ce14">
            <text:p>45.4</text:p>
          </table:table-cell>
          <table:table-cell office:value-type="float" office:value="45.374000000000002" table:style-name="ce14">
            <text:p>45.4</text:p>
          </table:table-cell>
          <table:table-cell office:value-type="float" office:value="51.420999999999999" table:style-name="ce14">
            <text:p>51.4</text:p>
          </table:table-cell>
          <table:table-cell office:value-type="float" office:value="46.4" table:style-name="ce14">
            <text:p>46.4</text:p>
          </table:table-cell>
          <table:table-cell office:value-type="float" office:value="61.631999999999998" table:style-name="ce14">
            <text:p>61.6</text:p>
          </table:table-cell>
          <table:table-cell office:value-type="float" office:value="29.17" table:style-name="ce14">
            <text:p>29.2</text:p>
          </table:table-cell>
          <table:table-cell office:value-type="float" office:value="54.151000000000003" table:style-name="ce14">
            <text:p>54.2</text:p>
          </table:table-cell>
          <table:table-cell office:value-type="float" office:value="68.533000000000001" table:style-name="ce14">
            <text:p>68.5</text:p>
          </table:table-cell>
          <table:table-cell office:value-type="float" office:value="417.98" table:style-name="ce14">
            <text:p>418.0</text:p>
          </table:table-cell>
          <table:table-cell office:value-type="float" office:value="35.795999999999999" table:style-name="ce14">
            <text:p>35.8</text:p>
          </table:table-cell>
          <table:table-cell office:value-type="float" office:value="63.66" table:style-name="ce14">
            <text:p>63.7</text:p>
          </table:table-cell>
          <table:table-cell office:value-type="float" office:value="11.750999999999999" table:style-name="ce14">
            <text:p>11.8</text:p>
          </table:table-cell>
          <table:table-cell office:value-type="float" office:value="4.5259999999999998" table:style-name="ce14">
            <text:p>4.5</text:p>
          </table:table-cell>
          <table:table-cell office:value-type="float" office:value="533.71299999999997" table:style-name="ce14">
            <text:p>533.7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5 Q4</text:p>
          </table:table-cell>
          <table:table-cell office:value-type="float" office:value="16.387" table:style-name="ce14">
            <text:p>16.4</text:p>
          </table:table-cell>
          <table:table-cell office:value-type="float" office:value="45.796999999999997" table:style-name="ce14">
            <text:p>45.8</text:p>
          </table:table-cell>
          <table:table-cell office:value-type="float" office:value="46.222000000000001" table:style-name="ce14">
            <text:p>46.2</text:p>
          </table:table-cell>
          <table:table-cell office:value-type="float" office:value="52.244" table:style-name="ce14">
            <text:p>52.2</text:p>
          </table:table-cell>
          <table:table-cell office:value-type="float" office:value="46.524999999999999" table:style-name="ce14">
            <text:p>46.5</text:p>
          </table:table-cell>
          <table:table-cell office:value-type="float" office:value="62.43" table:style-name="ce14">
            <text:p>62.4</text:p>
          </table:table-cell>
          <table:table-cell office:value-type="float" office:value="28.97" table:style-name="ce14">
            <text:p>29.0</text:p>
          </table:table-cell>
          <table:table-cell office:value-type="float" office:value="54.82" table:style-name="ce14">
            <text:p>54.8</text:p>
          </table:table-cell>
          <table:table-cell office:value-type="float" office:value="70.010000000000005" table:style-name="ce14">
            <text:p>70.0</text:p>
          </table:table-cell>
          <table:table-cell office:value-type="float" office:value="423.40499999999997" table:style-name="ce14">
            <text:p>423.4</text:p>
          </table:table-cell>
          <table:table-cell office:value-type="float" office:value="37.473999999999997" table:style-name="ce14">
            <text:p>37.5</text:p>
          </table:table-cell>
          <table:table-cell office:value-type="float" office:value="65.236000000000004" table:style-name="ce14">
            <text:p>65.2</text:p>
          </table:table-cell>
          <table:table-cell office:value-type="float" office:value="10.286" table:style-name="ce14">
            <text:p>10.3</text:p>
          </table:table-cell>
          <table:table-cell office:value-type="float" office:value="4.1989999999999998" table:style-name="ce14">
            <text:p>4.2</text:p>
          </table:table-cell>
          <table:table-cell office:value-type="float" office:value="540.6" table:style-name="ce14">
            <text:p>540.6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6 Q4</text:p>
          </table:table-cell>
          <table:table-cell office:value-type="float" office:value="16.623999999999999" table:style-name="ce14">
            <text:p>16.6</text:p>
          </table:table-cell>
          <table:table-cell office:value-type="float" office:value="46.100999999999999" table:style-name="ce14">
            <text:p>46.1</text:p>
          </table:table-cell>
          <table:table-cell office:value-type="float" office:value="46.350999999999999" table:style-name="ce14">
            <text:p>46.4</text:p>
          </table:table-cell>
          <table:table-cell office:value-type="float" office:value="52.103999999999999" table:style-name="ce14">
            <text:p>52.1</text:p>
          </table:table-cell>
          <table:table-cell office:value-type="float" office:value="46.796999999999997" table:style-name="ce14">
            <text:p>46.8</text:p>
          </table:table-cell>
          <table:table-cell office:value-type="float" office:value="62.155000000000001" table:style-name="ce14">
            <text:p>62.2</text:p>
          </table:table-cell>
          <table:table-cell office:value-type="float" office:value="28.669" table:style-name="ce14">
            <text:p>28.7</text:p>
          </table:table-cell>
          <table:table-cell office:value-type="float" office:value="54.581000000000003" table:style-name="ce14">
            <text:p>54.6</text:p>
          </table:table-cell>
          <table:table-cell office:value-type="float" office:value="70.424000000000007" table:style-name="ce14">
            <text:p>70.4</text:p>
          </table:table-cell>
          <table:table-cell office:value-type="float" office:value="423.80599999999998" table:style-name="ce14">
            <text:p>423.8</text:p>
          </table:table-cell>
          <table:table-cell office:value-type="float" office:value="38.051000000000002" table:style-name="ce14">
            <text:p>38.1</text:p>
          </table:table-cell>
          <table:table-cell office:value-type="float" office:value="65.754999999999995" table:style-name="ce14">
            <text:p>65.8</text:p>
          </table:table-cell>
          <table:table-cell office:value-type="float" office:value="11.712999999999999" table:style-name="ce14">
            <text:p>11.7</text:p>
          </table:table-cell>
          <table:table-cell office:value-type="float" office:value="4.0629999999999997" table:style-name="ce14">
            <text:p>4.1</text:p>
          </table:table-cell>
          <table:table-cell office:value-type="float" office:value="543.38800000000003" table:style-name="ce14">
            <text:p>543.4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7 Q4</text:p>
          </table:table-cell>
          <table:table-cell office:value-type="float" office:value="17.358000000000001" table:style-name="ce14">
            <text:p>17.4</text:p>
          </table:table-cell>
          <table:table-cell office:value-type="float" office:value="48.826000000000001" table:style-name="ce14">
            <text:p>48.8</text:p>
          </table:table-cell>
          <table:table-cell office:value-type="float" office:value="48.502000000000002" table:style-name="ce14">
            <text:p>48.5</text:p>
          </table:table-cell>
          <table:table-cell office:value-type="float" office:value="54.345999999999997" table:style-name="ce14">
            <text:p>54.3</text:p>
          </table:table-cell>
          <table:table-cell office:value-type="float" office:value="49.212000000000003" table:style-name="ce14">
            <text:p>49.2</text:p>
          </table:table-cell>
          <table:table-cell office:value-type="float" office:value="64.891999999999996" table:style-name="ce14">
            <text:p>64.9</text:p>
          </table:table-cell>
          <table:table-cell office:value-type="float" office:value="29.353999999999999" table:style-name="ce14">
            <text:p>29.4</text:p>
          </table:table-cell>
          <table:table-cell office:value-type="float" office:value="57.445999999999998" table:style-name="ce14">
            <text:p>57.4</text:p>
          </table:table-cell>
          <table:table-cell office:value-type="float" office:value="72.78" table:style-name="ce14">
            <text:p>72.8</text:p>
          </table:table-cell>
          <table:table-cell office:value-type="float" office:value="442.71600000000001" table:style-name="ce14">
            <text:p>442.7</text:p>
          </table:table-cell>
          <table:table-cell office:value-type="float" office:value="39.819000000000003" table:style-name="ce14">
            <text:p>39.8</text:p>
          </table:table-cell>
          <table:table-cell office:value-type="float" office:value="67.430999999999997" table:style-name="ce14">
            <text:p>67.4</text:p>
          </table:table-cell>
          <table:table-cell office:value-type="float" office:value="11.864000000000001" table:style-name="ce14">
            <text:p>11.9</text:p>
          </table:table-cell>
          <table:table-cell office:value-type="float" office:value="3.9140000000000001" table:style-name="ce14">
            <text:p>3.9</text:p>
          </table:table-cell>
          <table:table-cell office:value-type="float" office:value="565.74400000000003" table:style-name="ce14">
            <text:p>565.7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8 Q3</text:p>
          </table:table-cell>
          <table:table-cell office:value-type="float" office:value="18.103999999999999" table:style-name="ce14">
            <text:p>18.1</text:p>
          </table:table-cell>
          <table:table-cell office:value-type="float" office:value="53.548000000000002" table:style-name="ce14">
            <text:p>53.5</text:p>
          </table:table-cell>
          <table:table-cell office:value-type="float" office:value="50.552" table:style-name="ce14">
            <text:p>50.6</text:p>
          </table:table-cell>
          <table:table-cell office:value-type="float" office:value="56.710999999999999" table:style-name="ce14">
            <text:p>56.7</text:p>
          </table:table-cell>
          <table:table-cell office:value-type="float" office:value="51.439" table:style-name="ce14">
            <text:p>51.4</text:p>
          </table:table-cell>
          <table:table-cell office:value-type="float" office:value="67.394000000000005" table:style-name="ce14">
            <text:p>67.4</text:p>
          </table:table-cell>
          <table:table-cell office:value-type="float" office:value="30.117000000000001" table:style-name="ce14">
            <text:p>30.1</text:p>
          </table:table-cell>
          <table:table-cell office:value-type="float" office:value="59.857999999999997" table:style-name="ce14">
            <text:p>59.9</text:p>
          </table:table-cell>
          <table:table-cell office:value-type="float" office:value="76.037999999999997" table:style-name="ce14">
            <text:p>76.0</text:p>
          </table:table-cell>
          <table:table-cell office:value-type="float" office:value="463.76100000000002" table:style-name="ce14">
            <text:p>463.8</text:p>
          </table:table-cell>
          <table:table-cell office:value-type="float" office:value="40.911000000000001" table:style-name="ce14">
            <text:p>40.9</text:p>
          </table:table-cell>
          <table:table-cell office:value-type="float" office:value="66.584000000000003" table:style-name="ce14">
            <text:p>66.6</text:p>
          </table:table-cell>
          <table:table-cell office:value-type="float" office:value="12.01" table:style-name="ce14">
            <text:p>12.0</text:p>
          </table:table-cell>
          <table:table-cell office:value-type="float" office:value="3.7509999999999999" table:style-name="ce14">
            <text:p>3.8</text:p>
          </table:table-cell>
          <table:table-cell office:value-type="float" office:value="587.01700000000005" table:style-name="ce14">
            <text:p>587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8 Q4</text:p>
          </table:table-cell>
          <table:table-cell office:value-type="float" office:value="17.937999999999999" table:style-name="ce14">
            <text:p>17.9</text:p>
          </table:table-cell>
          <table:table-cell office:value-type="float" office:value="52.817" table:style-name="ce14">
            <text:p>52.8</text:p>
          </table:table-cell>
          <table:table-cell office:value-type="float" office:value="50.402999999999999" table:style-name="ce14">
            <text:p>50.4</text:p>
          </table:table-cell>
          <table:table-cell office:value-type="float" office:value="56.67" table:style-name="ce14">
            <text:p>56.7</text:p>
          </table:table-cell>
          <table:table-cell office:value-type="float" office:value="51.238999999999997" table:style-name="ce14">
            <text:p>51.2</text:p>
          </table:table-cell>
          <table:table-cell office:value-type="float" office:value="67.031999999999996" table:style-name="ce14">
            <text:p>67.0</text:p>
          </table:table-cell>
          <table:table-cell office:value-type="float" office:value="29.937000000000001" table:style-name="ce14">
            <text:p>29.9</text:p>
          </table:table-cell>
          <table:table-cell office:value-type="float" office:value="59.906999999999996" table:style-name="ce14">
            <text:p>59.9</text:p>
          </table:table-cell>
          <table:table-cell office:value-type="float" office:value="76.085999999999999" table:style-name="ce14">
            <text:p>76.1</text:p>
          </table:table-cell>
          <table:table-cell office:value-type="float" office:value="462.029" table:style-name="ce14">
            <text:p>462.0</text:p>
          </table:table-cell>
          <table:table-cell office:value-type="float" office:value="40.874000000000002" table:style-name="ce14">
            <text:p>40.9</text:p>
          </table:table-cell>
          <table:table-cell office:value-type="float" office:value="66.218000000000004" table:style-name="ce14">
            <text:p>66.2</text:p>
          </table:table-cell>
          <table:table-cell office:value-type="float" office:value="12.526999999999999" table:style-name="ce14">
            <text:p>12.5</text:p>
          </table:table-cell>
          <table:table-cell office:value-type="float" office:value="3.6949999999999998" table:style-name="ce14">
            <text:p>3.7</text:p>
          </table:table-cell>
          <table:table-cell office:value-type="float" office:value="585.34299999999996" table:style-name="ce14">
            <text:p>585.3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9 Q1</text:p>
          </table:table-cell>
          <table:table-cell office:value-type="float" office:value="17.942" table:style-name="ce14">
            <text:p>17.9</text:p>
          </table:table-cell>
          <table:table-cell office:value-type="float" office:value="53.029000000000003" table:style-name="ce14">
            <text:p>53.0</text:p>
          </table:table-cell>
          <table:table-cell office:value-type="float" office:value="50.368000000000002" table:style-name="ce14">
            <text:p>50.4</text:p>
          </table:table-cell>
          <table:table-cell office:value-type="float" office:value="56.88" table:style-name="ce14">
            <text:p>56.9</text:p>
          </table:table-cell>
          <table:table-cell office:value-type="float" office:value="51.307000000000002" table:style-name="ce14">
            <text:p>51.3</text:p>
          </table:table-cell>
          <table:table-cell office:value-type="float" office:value="67.355000000000004" table:style-name="ce14">
            <text:p>67.4</text:p>
          </table:table-cell>
          <table:table-cell office:value-type="float" office:value="29.794" table:style-name="ce14">
            <text:p>29.8</text:p>
          </table:table-cell>
          <table:table-cell office:value-type="float" office:value="60.183" table:style-name="ce14">
            <text:p>60.2</text:p>
          </table:table-cell>
          <table:table-cell office:value-type="float" office:value="76.736999999999995" table:style-name="ce14">
            <text:p>76.7</text:p>
          </table:table-cell>
          <table:table-cell office:value-type="float" office:value="463.59500000000003" table:style-name="ce14">
            <text:p>463.6</text:p>
          </table:table-cell>
          <table:table-cell office:value-type="float" office:value="41.216999999999999" table:style-name="ce14">
            <text:p>41.2</text:p>
          </table:table-cell>
          <table:table-cell office:value-type="float" office:value="66.503" table:style-name="ce14">
            <text:p>66.5</text:p>
          </table:table-cell>
          <table:table-cell office:value-type="float" office:value="13.986000000000001" table:style-name="ce14">
            <text:p>14.0</text:p>
          </table:table-cell>
          <table:table-cell office:value-type="float" office:value="3.6669999999999998" table:style-name="ce14">
            <text:p>3.7</text:p>
          </table:table-cell>
          <table:table-cell office:value-type="float" office:value="588.96799999999996" table:style-name="ce14">
            <text:p>589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2</text:p>
          </table:table-cell>
          <table:table-cell office:value-type="float" office:value="18.254000000000001" table:style-name="ce14">
            <text:p>18.3</text:p>
          </table:table-cell>
          <table:table-cell office:value-type="float" office:value="53.854999999999997" table:style-name="ce14">
            <text:p>53.9</text:p>
          </table:table-cell>
          <table:table-cell office:value-type="float" office:value="51.219000000000001" table:style-name="ce14">
            <text:p>51.2</text:p>
          </table:table-cell>
          <table:table-cell office:value-type="float" office:value="58.02" table:style-name="ce14">
            <text:p>58.0</text:p>
          </table:table-cell>
          <table:table-cell office:value-type="float" office:value="52.106999999999999" table:style-name="ce14">
            <text:p>52.1</text:p>
          </table:table-cell>
          <table:table-cell office:value-type="float" office:value="68.772999999999996" table:style-name="ce14">
            <text:p>68.8</text:p>
          </table:table-cell>
          <table:table-cell office:value-type="float" office:value="30.164999999999999" table:style-name="ce14">
            <text:p>30.2</text:p>
          </table:table-cell>
          <table:table-cell office:value-type="float" office:value="61.118000000000002" table:style-name="ce14">
            <text:p>61.1</text:p>
          </table:table-cell>
          <table:table-cell office:value-type="float" office:value="78.040999999999997" table:style-name="ce14">
            <text:p>78.0</text:p>
          </table:table-cell>
          <table:table-cell office:value-type="float" office:value="471.55200000000002" table:style-name="ce14">
            <text:p>471.6</text:p>
          </table:table-cell>
          <table:table-cell office:value-type="float" office:value="41.982999999999997" table:style-name="ce14">
            <text:p>42.0</text:p>
          </table:table-cell>
          <table:table-cell office:value-type="float" office:value="67.167000000000002" table:style-name="ce14">
            <text:p>67.2</text:p>
          </table:table-cell>
          <table:table-cell office:value-type="float" office:value="14.026999999999999" table:style-name="ce14">
            <text:p>14.0</text:p>
          </table:table-cell>
          <table:table-cell office:value-type="float" office:value="3.649" table:style-name="ce14">
            <text:p>3.6</text:p>
          </table:table-cell>
          <table:table-cell office:value-type="float" office:value="598.37800000000004" table:style-name="ce14">
            <text:p>598.4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3</text:p>
          </table:table-cell>
          <table:table-cell office:value-type="float" office:value="18.515000000000001" table:style-name="ce14">
            <text:p>18.5</text:p>
          </table:table-cell>
          <table:table-cell office:value-type="float" office:value="54.021000000000001" table:style-name="ce14">
            <text:p>54.0</text:p>
          </table:table-cell>
          <table:table-cell office:value-type="float" office:value="51.978000000000002" table:style-name="ce14">
            <text:p>52.0</text:p>
          </table:table-cell>
          <table:table-cell office:value-type="float" office:value="58.595999999999997" table:style-name="ce14">
            <text:p>58.6</text:p>
          </table:table-cell>
          <table:table-cell office:value-type="float" office:value="52.595999999999997" table:style-name="ce14">
            <text:p>52.6</text:p>
          </table:table-cell>
          <table:table-cell office:value-type="float" office:value="68.981999999999999" table:style-name="ce14">
            <text:p>69.0</text:p>
          </table:table-cell>
          <table:table-cell office:value-type="float" office:value="30.375" table:style-name="ce14">
            <text:p>30.4</text:p>
          </table:table-cell>
          <table:table-cell office:value-type="float" office:value="61.433999999999997" table:style-name="ce14">
            <text:p>61.4</text:p>
          </table:table-cell>
          <table:table-cell office:value-type="float" office:value="78.88" table:style-name="ce14">
            <text:p>78.9</text:p>
          </table:table-cell>
          <table:table-cell office:value-type="float" office:value="475.37700000000001" table:style-name="ce14">
            <text:p>475.4</text:p>
          </table:table-cell>
          <table:table-cell office:value-type="float" office:value="42.268000000000001" table:style-name="ce14">
            <text:p>42.3</text:p>
          </table:table-cell>
          <table:table-cell office:value-type="float" office:value="67.441000000000003" table:style-name="ce14">
            <text:p>67.4</text:p>
          </table:table-cell>
          <table:table-cell office:value-type="float" office:value="13.178000000000001" table:style-name="ce14">
            <text:p>13.2</text:p>
          </table:table-cell>
          <table:table-cell office:value-type="float" office:value="3.6179999999999999" table:style-name="ce14">
            <text:p>3.6</text:p>
          </table:table-cell>
          <table:table-cell office:value-type="float" office:value="601.88199999999995" table:style-name="ce14">
            <text:p>601.9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4</text:p>
          </table:table-cell>
          <table:table-cell office:value-type="float" office:value="18.445" table:style-name="ce14">
            <text:p>18.4</text:p>
          </table:table-cell>
          <table:table-cell office:value-type="float" office:value="53.497" table:style-name="ce14">
            <text:p>53.5</text:p>
          </table:table-cell>
          <table:table-cell office:value-type="float" office:value="51.779000000000003" table:style-name="ce14">
            <text:p>51.8</text:p>
          </table:table-cell>
          <table:table-cell office:value-type="float" office:value="58.356000000000002" table:style-name="ce14">
            <text:p>58.4</text:p>
          </table:table-cell>
          <table:table-cell office:value-type="float" office:value="52.277999999999999" table:style-name="ce14">
            <text:p>52.3</text:p>
          </table:table-cell>
          <table:table-cell office:value-type="float" office:value="68.838999999999999" table:style-name="ce14">
            <text:p>68.8</text:p>
          </table:table-cell>
          <table:table-cell office:value-type="float" office:value="30.204000000000001" table:style-name="ce14">
            <text:p>30.2</text:p>
          </table:table-cell>
          <table:table-cell office:value-type="float" office:value="61.377000000000002" table:style-name="ce14">
            <text:p>61.4</text:p>
          </table:table-cell>
          <table:table-cell office:value-type="float" office:value="79.045000000000002" table:style-name="ce14">
            <text:p>79.0</text:p>
          </table:table-cell>
          <table:table-cell office:value-type="float" office:value="473.82" table:style-name="ce14">
            <text:p>473.8</text:p>
          </table:table-cell>
          <table:table-cell office:value-type="float" office:value="42.356999999999999" table:style-name="ce14">
            <text:p>42.4</text:p>
          </table:table-cell>
          <table:table-cell office:value-type="float" office:value="67.489999999999995" table:style-name="ce14">
            <text:p>67.5</text:p>
          </table:table-cell>
          <table:table-cell office:value-type="float" office:value="13.026" table:style-name="ce14">
            <text:p>13.0</text:p>
          </table:table-cell>
          <table:table-cell office:value-type="float" office:value="3.5680000000000001" table:style-name="ce14">
            <text:p>3.6</text:p>
          </table:table-cell>
          <table:table-cell office:value-type="float" office:value="600.26099999999997" table:style-name="ce14">
            <text:p>600.3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0 Q1</text:p>
          </table:table-cell>
          <table:table-cell office:value-type="float" office:value="18.524999999999999" table:style-name="ce14">
            <text:p>18.5</text:p>
          </table:table-cell>
          <table:table-cell office:value-type="float" office:value="53.615000000000002" table:style-name="ce14">
            <text:p>53.6</text:p>
          </table:table-cell>
          <table:table-cell office:value-type="float" office:value="51.792000000000002" table:style-name="ce14">
            <text:p>51.8</text:p>
          </table:table-cell>
          <table:table-cell office:value-type="float" office:value="58.365000000000002" table:style-name="ce14">
            <text:p>58.4</text:p>
          </table:table-cell>
          <table:table-cell office:value-type="float" office:value="52.127000000000002" table:style-name="ce14">
            <text:p>52.1</text:p>
          </table:table-cell>
          <table:table-cell office:value-type="float" office:value="69.018000000000001" table:style-name="ce14">
            <text:p>69.0</text:p>
          </table:table-cell>
          <table:table-cell office:value-type="float" office:value="30.37" table:style-name="ce14">
            <text:p>30.4</text:p>
          </table:table-cell>
          <table:table-cell office:value-type="float" office:value="61.555999999999997" table:style-name="ce14">
            <text:p>61.6</text:p>
          </table:table-cell>
          <table:table-cell office:value-type="float" office:value="79.463999999999999" table:style-name="ce14">
            <text:p>79.5</text:p>
          </table:table-cell>
          <table:table-cell office:value-type="float" office:value="474.83199999999999" table:style-name="ce14">
            <text:p>474.8</text:p>
          </table:table-cell>
          <table:table-cell office:value-type="float" office:value="42.484000000000002" table:style-name="ce14">
            <text:p>42.5</text:p>
          </table:table-cell>
          <table:table-cell office:value-type="float" office:value="67.429000000000002" table:style-name="ce14">
            <text:p>67.4</text:p>
          </table:table-cell>
          <table:table-cell office:value-type="float" office:value="14.378" table:style-name="ce14">
            <text:p>14.4</text:p>
          </table:table-cell>
          <table:table-cell office:value-type="float" office:value="3.5489999999999999" table:style-name="ce14">
            <text:p>3.5</text:p>
          </table:table-cell>
          <table:table-cell office:value-type="float" office:value="602.67200000000003" table:style-name="ce14">
            <text:p>602.7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2</text:p>
          </table:table-cell>
          <table:table-cell office:value-type="float" office:value="18.864999999999998" table:style-name="ce14">
            <text:p>18.9</text:p>
          </table:table-cell>
          <table:table-cell office:value-type="float" office:value="54.427" table:style-name="ce14">
            <text:p>54.4</text:p>
          </table:table-cell>
          <table:table-cell office:value-type="float" office:value="52.588000000000001" table:style-name="ce14">
            <text:p>52.6</text:p>
          </table:table-cell>
          <table:table-cell office:value-type="float" office:value="59.408000000000001" table:style-name="ce14">
            <text:p>59.4</text:p>
          </table:table-cell>
          <table:table-cell office:value-type="float" office:value="52.726999999999997" table:style-name="ce14">
            <text:p>52.7</text:p>
          </table:table-cell>
          <table:table-cell office:value-type="float" office:value="70.161000000000001" table:style-name="ce14">
            <text:p>70.2</text:p>
          </table:table-cell>
          <table:table-cell office:value-type="float" office:value="30.579000000000001" table:style-name="ce14">
            <text:p>30.6</text:p>
          </table:table-cell>
          <table:table-cell office:value-type="float" office:value="62.654000000000003" table:style-name="ce14">
            <text:p>62.7</text:p>
          </table:table-cell>
          <table:table-cell office:value-type="float" office:value="81.268000000000001" table:style-name="ce14">
            <text:p>81.3</text:p>
          </table:table-cell>
          <table:table-cell office:value-type="float" office:value="482.67700000000002" table:style-name="ce14">
            <text:p>482.7</text:p>
          </table:table-cell>
          <table:table-cell office:value-type="float" office:value="43.084000000000003" table:style-name="ce14">
            <text:p>43.1</text:p>
          </table:table-cell>
          <table:table-cell office:value-type="float" office:value="68.042000000000002" table:style-name="ce14">
            <text:p>68.0</text:p>
          </table:table-cell>
          <table:table-cell office:value-type="float" office:value="14.491" table:style-name="ce14">
            <text:p>14.5</text:p>
          </table:table-cell>
          <table:table-cell office:value-type="float" office:value="3.5310000000000001" table:style-name="ce14">
            <text:p>3.5</text:p>
          </table:table-cell>
          <table:table-cell office:value-type="float" office:value="611.82500000000005" table:style-name="ce14">
            <text:p>611.8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3</text:p>
          </table:table-cell>
          <table:table-cell office:value-type="float" office:value="19.103000000000002" table:style-name="ce14">
            <text:p>19.1</text:p>
          </table:table-cell>
          <table:table-cell office:value-type="float" office:value="54.808" table:style-name="ce14">
            <text:p>54.8</text:p>
          </table:table-cell>
          <table:table-cell office:value-type="float" office:value="53.470999999999997" table:style-name="ce14">
            <text:p>53.5</text:p>
          </table:table-cell>
          <table:table-cell office:value-type="float" office:value="59.966999999999999" table:style-name="ce14">
            <text:p>60.0</text:p>
          </table:table-cell>
          <table:table-cell office:value-type="float" office:value="52.99" table:style-name="ce14">
            <text:p>53.0</text:p>
          </table:table-cell>
          <table:table-cell office:value-type="float" office:value="71.135999999999996" table:style-name="ce14">
            <text:p>71.1</text:p>
          </table:table-cell>
          <table:table-cell office:value-type="float" office:value="30.710999999999999" table:style-name="ce14">
            <text:p>30.7</text:p>
          </table:table-cell>
          <table:table-cell office:value-type="float" office:value="63.500999999999998" table:style-name="ce14">
            <text:p>63.5</text:p>
          </table:table-cell>
          <table:table-cell office:value-type="float" office:value="82.063000000000002" table:style-name="ce14">
            <text:p>82.1</text:p>
          </table:table-cell>
          <table:table-cell office:value-type="float" office:value="487.75" table:style-name="ce14">
            <text:p>487.8</text:p>
          </table:table-cell>
          <table:table-cell office:value-type="float" office:value="43.481000000000002" table:style-name="ce14">
            <text:p>43.5</text:p>
          </table:table-cell>
          <table:table-cell office:value-type="float" office:value="68.441999999999993" table:style-name="ce14">
            <text:p>68.4</text:p>
          </table:table-cell>
          <table:table-cell office:value-type="float" office:value="14.186" table:style-name="ce14">
            <text:p>14.2</text:p>
          </table:table-cell>
          <table:table-cell office:value-type="float" office:value="3.4820000000000002" table:style-name="ce14">
            <text:p>3.5</text:p>
          </table:table-cell>
          <table:table-cell office:value-type="float" office:value="617.34100000000001" table:style-name="ce14">
            <text:p>617.3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4</text:p>
          </table:table-cell>
          <table:table-cell office:value-type="float" office:value="18.986000000000001" table:style-name="ce14">
            <text:p>19.0</text:p>
          </table:table-cell>
          <table:table-cell office:value-type="float" office:value="54.728000000000002" table:style-name="ce14">
            <text:p>54.7</text:p>
          </table:table-cell>
          <table:table-cell office:value-type="float" office:value="53.265999999999998" table:style-name="ce14">
            <text:p>53.3</text:p>
          </table:table-cell>
          <table:table-cell office:value-type="float" office:value="59.868000000000002" table:style-name="ce14">
            <text:p>59.9</text:p>
          </table:table-cell>
          <table:table-cell office:value-type="float" office:value="52.75" table:style-name="ce14">
            <text:p>52.8</text:p>
          </table:table-cell>
          <table:table-cell office:value-type="float" office:value="70.772999999999996" table:style-name="ce14">
            <text:p>70.8</text:p>
          </table:table-cell>
          <table:table-cell office:value-type="float" office:value="30.681000000000001" table:style-name="ce14">
            <text:p>30.7</text:p>
          </table:table-cell>
          <table:table-cell office:value-type="float" office:value="63.656999999999996" table:style-name="ce14">
            <text:p>63.7</text:p>
          </table:table-cell>
          <table:table-cell office:value-type="float" office:value="82.105999999999995" table:style-name="ce14">
            <text:p>82.1</text:p>
          </table:table-cell>
          <table:table-cell office:value-type="float" office:value="486.815" table:style-name="ce14">
            <text:p>486.8</text:p>
          </table:table-cell>
          <table:table-cell office:value-type="float" office:value="43.972000000000001" table:style-name="ce14">
            <text:p>44.0</text:p>
          </table:table-cell>
          <table:table-cell office:value-type="float" office:value="68.658000000000001" table:style-name="ce14">
            <text:p>68.7</text:p>
          </table:table-cell>
          <table:table-cell office:value-type="float" office:value="15.428000000000001" table:style-name="ce14">
            <text:p>15.4</text:p>
          </table:table-cell>
          <table:table-cell office:value-type="float" office:value="0.90700000000000003" table:style-name="ce14">
            <text:p>0.9</text:p>
          </table:table-cell>
          <table:table-cell office:value-type="float" office:value="615.78" table:style-name="ce14">
            <text:p>615.8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1 Q1</text:p>
          </table:table-cell>
          <table:table-cell office:value-type="float" office:value="19.091999999999999" table:style-name="ce14">
            <text:p>19.1</text:p>
          </table:table-cell>
          <table:table-cell office:value-type="float" office:value="55.49" table:style-name="ce14">
            <text:p>55.5</text:p>
          </table:table-cell>
          <table:table-cell office:value-type="float" office:value="53.628" table:style-name="ce14">
            <text:p>53.6</text:p>
          </table:table-cell>
          <table:table-cell office:value-type="float" office:value="60.204000000000001" table:style-name="ce14">
            <text:p>60.2</text:p>
          </table:table-cell>
          <table:table-cell office:value-type="float" office:value="53.360999999999997" table:style-name="ce14">
            <text:p>53.4</text:p>
          </table:table-cell>
          <table:table-cell office:value-type="float" office:value="71.105999999999995" table:style-name="ce14">
            <text:p>71.1</text:p>
          </table:table-cell>
          <table:table-cell office:value-type="float" office:value="30.838999999999999" table:style-name="ce14">
            <text:p>30.8</text:p>
          </table:table-cell>
          <table:table-cell office:value-type="float" office:value="64.010999999999996" table:style-name="ce14">
            <text:p>64.0</text:p>
          </table:table-cell>
          <table:table-cell office:value-type="float" office:value="82.823999999999998" table:style-name="ce14">
            <text:p>82.8</text:p>
          </table:table-cell>
          <table:table-cell office:value-type="float" office:value="490.55500000000001" table:style-name="ce14">
            <text:p>490.6</text:p>
          </table:table-cell>
          <table:table-cell office:value-type="float" office:value="44.365000000000002" table:style-name="ce14">
            <text:p>44.4</text:p>
          </table:table-cell>
          <table:table-cell office:value-type="float" office:value="69.128" table:style-name="ce14">
            <text:p>69.1</text:p>
          </table:table-cell>
          <table:table-cell office:value-type="float" office:value="15.986000000000001" table:style-name="ce14">
            <text:p>16.0</text:p>
          </table:table-cell>
          <table:table-cell office:value-type="float" office:value="0.89700000000000002" table:style-name="ce14">
            <text:p>0.9</text:p>
          </table:table-cell>
          <table:table-cell office:value-type="float" office:value="620.93100000000004" table:style-name="ce14">
            <text:p>620.9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2</text:p>
          </table:table-cell>
          <table:table-cell office:value-type="float" office:value="19.559000000000001" table:style-name="ce14">
            <text:p>19.6</text:p>
          </table:table-cell>
          <table:table-cell office:value-type="float" office:value="56.823" table:style-name="ce14">
            <text:p>56.8</text:p>
          </table:table-cell>
          <table:table-cell office:value-type="float" office:value="54.631" table:style-name="ce14">
            <text:p>54.6</text:p>
          </table:table-cell>
          <table:table-cell office:value-type="float" office:value="61.350999999999999" table:style-name="ce14">
            <text:p>61.4</text:p>
          </table:table-cell>
          <table:table-cell office:value-type="float" office:value="54.393000000000001" table:style-name="ce14">
            <text:p>54.4</text:p>
          </table:table-cell>
          <table:table-cell office:value-type="float" office:value="72.608999999999995" table:style-name="ce14">
            <text:p>72.6</text:p>
          </table:table-cell>
          <table:table-cell office:value-type="float" office:value="30.789000000000001" table:style-name="ce14">
            <text:p>30.8</text:p>
          </table:table-cell>
          <table:table-cell office:value-type="float" office:value="66.216999999999999" table:style-name="ce14">
            <text:p>66.2</text:p>
          </table:table-cell>
          <table:table-cell office:value-type="float" office:value="84.244" table:style-name="ce14">
            <text:p>84.2</text:p>
          </table:table-cell>
          <table:table-cell office:value-type="float" office:value="500.61599999999999" table:style-name="ce14">
            <text:p>500.6</text:p>
          </table:table-cell>
          <table:table-cell office:value-type="float" office:value="45.457000000000001" table:style-name="ce14">
            <text:p>45.5</text:p>
          </table:table-cell>
          <table:table-cell office:value-type="float" office:value="70.137" table:style-name="ce14">
            <text:p>70.1</text:p>
          </table:table-cell>
          <table:table-cell office:value-type="float" office:value="16.943999999999999" table:style-name="ce14">
            <text:p>16.9</text:p>
          </table:table-cell>
          <table:table-cell office:value-type="float" office:value="0.89" table:style-name="ce14">
            <text:p>0.9</text:p>
          </table:table-cell>
          <table:table-cell office:value-type="float" office:value="634.04399999999998" table:style-name="ce14">
            <text:p>634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3</text:p>
          </table:table-cell>
          <table:table-cell office:value-type="float" office:value="19.625" table:style-name="ce14">
            <text:p>19.6</text:p>
          </table:table-cell>
          <table:table-cell office:value-type="float" office:value="57.252000000000002" table:style-name="ce14">
            <text:p>57.3</text:p>
          </table:table-cell>
          <table:table-cell office:value-type="float" office:value="55.345999999999997" table:style-name="ce14">
            <text:p>55.3</text:p>
          </table:table-cell>
          <table:table-cell office:value-type="float" office:value="61.874000000000002" table:style-name="ce14">
            <text:p>61.9</text:p>
          </table:table-cell>
          <table:table-cell office:value-type="float" office:value="54.939" table:style-name="ce14">
            <text:p>54.9</text:p>
          </table:table-cell>
          <table:table-cell office:value-type="float" office:value="73.403000000000006" table:style-name="ce14">
            <text:p>73.4</text:p>
          </table:table-cell>
          <table:table-cell office:value-type="float" office:value="30.928999999999998" table:style-name="ce14">
            <text:p>30.9</text:p>
          </table:table-cell>
          <table:table-cell office:value-type="float" office:value="66.998999999999995" table:style-name="ce14">
            <text:p>67.0</text:p>
          </table:table-cell>
          <table:table-cell office:value-type="float" office:value="85.120999999999995" table:style-name="ce14">
            <text:p>85.1</text:p>
          </table:table-cell>
          <table:table-cell office:value-type="float" office:value="505.488" table:style-name="ce14">
            <text:p>505.5</text:p>
          </table:table-cell>
          <table:table-cell office:value-type="float" office:value="46.05" table:style-name="ce14">
            <text:p>46.1</text:p>
          </table:table-cell>
          <table:table-cell office:value-type="float" office:value="70.709000000000003" table:style-name="ce14">
            <text:p>70.7</text:p>
          </table:table-cell>
          <table:table-cell office:value-type="float" office:value="16.893999999999998" table:style-name="ce14">
            <text:p>16.9</text:p>
          </table:table-cell>
          <table:table-cell office:value-type="float" office:value="0.88" table:style-name="ce14">
            <text:p>0.9</text:p>
          </table:table-cell>
          <table:table-cell office:value-type="float" office:value="640.02099999999996" table:style-name="ce14">
            <text:p>64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4</text:p>
          </table:table-cell>
          <table:table-cell office:value-type="float" office:value="19.469000000000001" table:style-name="ce14">
            <text:p>19.5</text:p>
          </table:table-cell>
          <table:table-cell office:value-type="float" office:value="56.98" table:style-name="ce14">
            <text:p>57.0</text:p>
          </table:table-cell>
          <table:table-cell office:value-type="float" office:value="55.436999999999998" table:style-name="ce14">
            <text:p>55.4</text:p>
          </table:table-cell>
          <table:table-cell office:value-type="float" office:value="62.198" table:style-name="ce14">
            <text:p>62.2</text:p>
          </table:table-cell>
          <table:table-cell office:value-type="float" office:value="55.1" table:style-name="ce14">
            <text:p>55.1</text:p>
          </table:table-cell>
          <table:table-cell office:value-type="float" office:value="72.903000000000006" table:style-name="ce14">
            <text:p>72.9</text:p>
          </table:table-cell>
          <table:table-cell office:value-type="float" office:value="30.73" table:style-name="ce14">
            <text:p>30.7</text:p>
          </table:table-cell>
          <table:table-cell office:value-type="float" office:value="67.251000000000005" table:style-name="ce14">
            <text:p>67.3</text:p>
          </table:table-cell>
          <table:table-cell office:value-type="float" office:value="85.334999999999994" table:style-name="ce14">
            <text:p>85.3</text:p>
          </table:table-cell>
          <table:table-cell office:value-type="float" office:value="505.40300000000002" table:style-name="ce14">
            <text:p>505.4</text:p>
          </table:table-cell>
          <table:table-cell office:value-type="float" office:value="46.226999999999997" table:style-name="ce14">
            <text:p>46.2</text:p>
          </table:table-cell>
          <table:table-cell office:value-type="float" office:value="71.206999999999994" table:style-name="ce14">
            <text:p>71.2</text:p>
          </table:table-cell>
          <table:table-cell office:value-type="float" office:value="17.454000000000001" table:style-name="ce14">
            <text:p>17.5</text:p>
          </table:table-cell>
          <table:table-cell office:value-type="float" office:value="0.86499999999999999" table:style-name="ce14">
            <text:p>0.9</text:p>
          </table:table-cell>
          <table:table-cell office:value-type="float" office:value="641.15599999999995" table:style-name="ce14">
            <text:p>641.2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2 Q1</text:p>
          </table:table-cell>
          <table:table-cell office:value-type="float" office:value="19.414999999999999" table:style-name="ce14">
            <text:p>19.4</text:p>
          </table:table-cell>
          <table:table-cell office:value-type="float" office:value="57.7" table:style-name="ce14">
            <text:p>57.7</text:p>
          </table:table-cell>
          <table:table-cell office:value-type="float" office:value="55.594000000000001" table:style-name="ce14">
            <text:p>55.6</text:p>
          </table:table-cell>
          <table:table-cell office:value-type="float" office:value="62.344999999999999" table:style-name="ce14">
            <text:p>62.3</text:p>
          </table:table-cell>
          <table:table-cell office:value-type="float" office:value="55.372999999999998" table:style-name="ce14">
            <text:p>55.4</text:p>
          </table:table-cell>
          <table:table-cell office:value-type="float" office:value="73.046999999999997" table:style-name="ce14">
            <text:p>73.0</text:p>
          </table:table-cell>
          <table:table-cell office:value-type="float" office:value="30.835000000000001" table:style-name="ce14">
            <text:p>30.8</text:p>
          </table:table-cell>
          <table:table-cell office:value-type="float" office:value="67.768000000000001" table:style-name="ce14">
            <text:p>67.8</text:p>
          </table:table-cell>
          <table:table-cell office:value-type="float" office:value="85.721000000000004" table:style-name="ce14">
            <text:p>85.7</text:p>
          </table:table-cell>
          <table:table-cell office:value-type="float" office:value="507.798" table:style-name="ce14">
            <text:p>507.8</text:p>
          </table:table-cell>
          <table:table-cell office:value-type="float" office:value="46.697000000000003" table:style-name="ce14">
            <text:p>46.7</text:p>
          </table:table-cell>
          <table:table-cell office:value-type="float" office:value="72.340999999999994" table:style-name="ce14">
            <text:p>72.3</text:p>
          </table:table-cell>
          <table:table-cell office:value-type="float" office:value="18.701000000000001" table:style-name="ce14">
            <text:p>18.7</text:p>
          </table:table-cell>
          <table:table-cell office:value-type="float" office:value="0.85499999999999998" table:style-name="ce14">
            <text:p>0.9</text:p>
          </table:table-cell>
          <table:table-cell office:value-type="float" office:value="646.39200000000005" table:style-name="ce14">
            <text:p>646.4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2</text:p>
          </table:table-cell>
          <table:table-cell office:value-type="float" office:value="19.934999999999999" table:style-name="ce14">
            <text:p>19.9</text:p>
          </table:table-cell>
          <table:table-cell office:value-type="float" office:value="58.847999999999999" table:style-name="ce14">
            <text:p>58.8</text:p>
          </table:table-cell>
          <table:table-cell office:value-type="float" office:value="56.548000000000002" table:style-name="ce14">
            <text:p>56.5</text:p>
          </table:table-cell>
          <table:table-cell office:value-type="float" office:value="63.543999999999997" table:style-name="ce14">
            <text:p>63.5</text:p>
          </table:table-cell>
          <table:table-cell office:value-type="float" office:value="56.298999999999999" table:style-name="ce14">
            <text:p>56.3</text:p>
          </table:table-cell>
          <table:table-cell office:value-type="float" office:value="74.399000000000001" table:style-name="ce14">
            <text:p>74.4</text:p>
          </table:table-cell>
          <table:table-cell office:value-type="float" office:value="31.248999999999999" table:style-name="ce14">
            <text:p>31.2</text:p>
          </table:table-cell>
          <table:table-cell office:value-type="float" office:value="69.373000000000005" table:style-name="ce14">
            <text:p>69.4</text:p>
          </table:table-cell>
          <table:table-cell office:value-type="float" office:value="87.266000000000005" table:style-name="ce14">
            <text:p>87.3</text:p>
          </table:table-cell>
          <table:table-cell office:value-type="float" office:value="517.46100000000001" table:style-name="ce14">
            <text:p>517.5</text:p>
          </table:table-cell>
          <table:table-cell office:value-type="float" office:value="47.725999999999999" table:style-name="ce14">
            <text:p>47.7</text:p>
          </table:table-cell>
          <table:table-cell office:value-type="float" office:value="73.224999999999994" table:style-name="ce14">
            <text:p>73.2</text:p>
          </table:table-cell>
          <table:table-cell office:value-type="float" office:value="18.091999999999999" table:style-name="ce14">
            <text:p>18.1</text:p>
          </table:table-cell>
          <table:table-cell office:value-type="float" office:value="0.83799999999999997" table:style-name="ce14">
            <text:p>0.8</text:p>
          </table:table-cell>
          <table:table-cell office:value-type="float" office:value="657.34199999999998" table:style-name="ce14">
            <text:p>657.3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3</text:p>
          </table:table-cell>
          <table:table-cell office:value-type="float" office:value="20.239000000000001" table:style-name="ce14">
            <text:p>20.2</text:p>
          </table:table-cell>
          <table:table-cell office:value-type="float" office:value="59.936" table:style-name="ce14">
            <text:p>59.9</text:p>
          </table:table-cell>
          <table:table-cell office:value-type="float" office:value="57.585999999999999" table:style-name="ce14">
            <text:p>57.6</text:p>
          </table:table-cell>
          <table:table-cell office:value-type="float" office:value="64.418000000000006" table:style-name="ce14">
            <text:p>64.4</text:p>
          </table:table-cell>
          <table:table-cell office:value-type="float" office:value="57.186" table:style-name="ce14">
            <text:p>57.2</text:p>
          </table:table-cell>
          <table:table-cell office:value-type="float" office:value="76.108999999999995" table:style-name="ce14">
            <text:p>76.1</text:p>
          </table:table-cell>
          <table:table-cell office:value-type="float" office:value="31.434999999999999" table:style-name="ce14">
            <text:p>31.4</text:p>
          </table:table-cell>
          <table:table-cell office:value-type="float" office:value="70.507999999999996" table:style-name="ce14">
            <text:p>70.5</text:p>
          </table:table-cell>
          <table:table-cell office:value-type="float" office:value="88.323999999999998" table:style-name="ce14">
            <text:p>88.3</text:p>
          </table:table-cell>
          <table:table-cell office:value-type="float" office:value="525.74099999999999" table:style-name="ce14">
            <text:p>525.7</text:p>
          </table:table-cell>
          <table:table-cell office:value-type="float" office:value="48.451999999999998" table:style-name="ce14">
            <text:p>48.5</text:p>
          </table:table-cell>
          <table:table-cell office:value-type="float" office:value="73.599999999999994" table:style-name="ce14">
            <text:p>73.6</text:p>
          </table:table-cell>
          <table:table-cell office:value-type="float" office:value="17.57" table:style-name="ce14">
            <text:p>17.6</text:p>
          </table:table-cell>
          <table:table-cell office:value-type="float" office:value="0.82499999999999996" table:style-name="ce14">
            <text:p>0.8</text:p>
          </table:table-cell>
          <table:table-cell office:value-type="float" office:value="666.18799999999999" table:style-name="ce14">
            <text:p>666.2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4</text:p>
          </table:table-cell>
          <table:table-cell office:value-type="float" office:value="20.167000000000002" table:style-name="ce14">
            <text:p>20.2</text:p>
          </table:table-cell>
          <table:table-cell office:value-type="float" office:value="59.822000000000003" table:style-name="ce14">
            <text:p>59.8</text:p>
          </table:table-cell>
          <table:table-cell office:value-type="float" office:value="57.713000000000001" table:style-name="ce14">
            <text:p>57.7</text:p>
          </table:table-cell>
          <table:table-cell office:value-type="float" office:value="64.491" table:style-name="ce14">
            <text:p>64.5</text:p>
          </table:table-cell>
          <table:table-cell office:value-type="float" office:value="57.216999999999999" table:style-name="ce14">
            <text:p>57.2</text:p>
          </table:table-cell>
          <table:table-cell office:value-type="float" office:value="75.866" table:style-name="ce14">
            <text:p>75.9</text:p>
          </table:table-cell>
          <table:table-cell office:value-type="float" office:value="31.329000000000001" table:style-name="ce14">
            <text:p>31.3</text:p>
          </table:table-cell>
          <table:table-cell office:value-type="float" office:value="70.777000000000001" table:style-name="ce14">
            <text:p>70.8</text:p>
          </table:table-cell>
          <table:table-cell office:value-type="float" office:value="88.596999999999994" table:style-name="ce14">
            <text:p>88.6</text:p>
          </table:table-cell>
          <table:table-cell office:value-type="float" office:value="525.97900000000004" table:style-name="ce14">
            <text:p>526.0</text:p>
          </table:table-cell>
          <table:table-cell office:value-type="float" office:value="48.526000000000003" table:style-name="ce14">
            <text:p>48.5</text:p>
          </table:table-cell>
          <table:table-cell office:value-type="float" office:value="73.802999999999997" table:style-name="ce14">
            <text:p>73.8</text:p>
          </table:table-cell>
          <table:table-cell office:value-type="float" office:value="18.367999999999999" table:style-name="ce14">
            <text:p>18.4</text:p>
          </table:table-cell>
          <table:table-cell office:value-type="float" office:value="0.81599999999999995" table:style-name="ce14">
            <text:p>0.8</text:p>
          </table:table-cell>
          <table:table-cell office:value-type="float" office:value="667.49199999999996" table:style-name="ce14">
            <text:p>667.5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3 Q1</text:p>
          </table:table-cell>
          <table:table-cell office:value-type="float" office:value="20.285" table:style-name="ce14">
            <text:p>20.3</text:p>
          </table:table-cell>
          <table:table-cell office:value-type="float" office:value="59.963000000000001" table:style-name="ce14">
            <text:p>60.0</text:p>
          </table:table-cell>
          <table:table-cell office:value-type="float" office:value="58.091999999999999" table:style-name="ce14">
            <text:p>58.1</text:p>
          </table:table-cell>
          <table:table-cell office:value-type="float" office:value="64.72" table:style-name="ce14">
            <text:p>64.7</text:p>
          </table:table-cell>
          <table:table-cell office:value-type="float" office:value="57.430999999999997" table:style-name="ce14">
            <text:p>57.4</text:p>
          </table:table-cell>
          <table:table-cell office:value-type="float" office:value="76.228999999999999" table:style-name="ce14">
            <text:p>76.2</text:p>
          </table:table-cell>
          <table:table-cell office:value-type="float" office:value="31.448" table:style-name="ce14">
            <text:p>31.4</text:p>
          </table:table-cell>
          <table:table-cell office:value-type="float" office:value="71.537999999999997" table:style-name="ce14">
            <text:p>71.5</text:p>
          </table:table-cell>
          <table:table-cell office:value-type="float" office:value="89.043000000000006" table:style-name="ce14">
            <text:p>89.0</text:p>
          </table:table-cell>
          <table:table-cell office:value-type="float" office:value="528.74900000000002" table:style-name="ce14">
            <text:p>528.7</text:p>
          </table:table-cell>
          <table:table-cell office:value-type="float" office:value="48.81" table:style-name="ce14">
            <text:p>48.8</text:p>
          </table:table-cell>
          <table:table-cell office:value-type="float" office:value="74.123000000000005" table:style-name="ce14">
            <text:p>74.1</text:p>
          </table:table-cell>
          <table:table-cell office:value-type="float" office:value="19.219000000000001" table:style-name="ce14">
            <text:p>19.2</text:p>
          </table:table-cell>
          <table:table-cell office:value-type="float" office:value="0.81100000000000005" table:style-name="ce14">
            <text:p>0.8</text:p>
          </table:table-cell>
          <table:table-cell office:value-type="float" office:value="671.71199999999999" table:style-name="ce14">
            <text:p>671.7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2</text:p>
          </table:table-cell>
          <table:table-cell office:value-type="float" office:value="20.643000000000001" table:style-name="ce14">
            <text:p>20.6</text:p>
          </table:table-cell>
          <table:table-cell office:value-type="float" office:value="61.003999999999998" table:style-name="ce14">
            <text:p>61.0</text:p>
          </table:table-cell>
          <table:table-cell office:value-type="float" office:value="59.136000000000003" table:style-name="ce14">
            <text:p>59.1</text:p>
          </table:table-cell>
          <table:table-cell office:value-type="float" office:value="65.784999999999997" table:style-name="ce14">
            <text:p>65.8</text:p>
          </table:table-cell>
          <table:table-cell office:value-type="float" office:value="58.38" table:style-name="ce14">
            <text:p>58.4</text:p>
          </table:table-cell>
          <table:table-cell office:value-type="float" office:value="77.617000000000004" table:style-name="ce14">
            <text:p>77.6</text:p>
          </table:table-cell>
          <table:table-cell office:value-type="float" office:value="31.984000000000002" table:style-name="ce14">
            <text:p>32.0</text:p>
          </table:table-cell>
          <table:table-cell office:value-type="float" office:value="72.697000000000003" table:style-name="ce14">
            <text:p>72.7</text:p>
          </table:table-cell>
          <table:table-cell office:value-type="float" office:value="90.454999999999998" table:style-name="ce14">
            <text:p>90.5</text:p>
          </table:table-cell>
          <table:table-cell office:value-type="float" office:value="537.70100000000002" table:style-name="ce14">
            <text:p>537.7</text:p>
          </table:table-cell>
          <table:table-cell office:value-type="float" office:value="49.404000000000003" table:style-name="ce14">
            <text:p>49.4</text:p>
          </table:table-cell>
          <table:table-cell office:value-type="float" office:value="75.152000000000001" table:style-name="ce14">
            <text:p>75.2</text:p>
          </table:table-cell>
          <table:table-cell office:value-type="float" office:value="19.327000000000002" table:style-name="ce14">
            <text:p>19.3</text:p>
          </table:table-cell>
          <table:table-cell office:value-type="float" office:value="0.81699999999999995" table:style-name="ce14">
            <text:p>0.8</text:p>
          </table:table-cell>
          <table:table-cell office:value-type="float" office:value="682.40099999999995" table:style-name="ce14">
            <text:p>682.4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3</text:p>
          </table:table-cell>
          <table:table-cell office:value-type="float" office:value="20.634" table:style-name="ce14">
            <text:p>20.6</text:p>
          </table:table-cell>
          <table:table-cell office:value-type="float" office:value="60.985999999999997" table:style-name="ce14">
            <text:p>61.0</text:p>
          </table:table-cell>
          <table:table-cell office:value-type="float" office:value="59.765999999999998" table:style-name="ce14">
            <text:p>59.8</text:p>
          </table:table-cell>
          <table:table-cell office:value-type="float" office:value="66.888999999999996" table:style-name="ce14">
            <text:p>66.9</text:p>
          </table:table-cell>
          <table:table-cell office:value-type="float" office:value="59.375" table:style-name="ce14">
            <text:p>59.4</text:p>
          </table:table-cell>
          <table:table-cell office:value-type="float" office:value="78.546000000000006" table:style-name="ce14">
            <text:p>78.5</text:p>
          </table:table-cell>
          <table:table-cell office:value-type="float" office:value="32.351999999999997" table:style-name="ce14">
            <text:p>32.4</text:p>
          </table:table-cell>
          <table:table-cell office:value-type="float" office:value="73.676000000000002" table:style-name="ce14">
            <text:p>73.7</text:p>
          </table:table-cell>
          <table:table-cell office:value-type="float" office:value="91.105000000000004" table:style-name="ce14">
            <text:p>91.1</text:p>
          </table:table-cell>
          <table:table-cell office:value-type="float" office:value="543.32899999999995" table:style-name="ce14">
            <text:p>543.3</text:p>
          </table:table-cell>
          <table:table-cell office:value-type="float" office:value="49.712000000000003" table:style-name="ce14">
            <text:p>49.7</text:p>
          </table:table-cell>
          <table:table-cell office:value-type="float" office:value="75.924000000000007" table:style-name="ce14">
            <text:p>75.9</text:p>
          </table:table-cell>
          <table:table-cell office:value-type="float" office:value="18.484999999999999" table:style-name="ce14">
            <text:p>18.5</text:p>
          </table:table-cell>
          <table:table-cell office:value-type="float" office:value="0.79700000000000004" table:style-name="ce14">
            <text:p>0.8</text:p>
          </table:table-cell>
          <table:table-cell office:value-type="float" office:value="688.24699999999996" table:style-name="ce14">
            <text:p>688.2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4</text:p>
          </table:table-cell>
          <table:table-cell office:value-type="float" office:value="20.491" table:style-name="ce14">
            <text:p>20.5</text:p>
          </table:table-cell>
          <table:table-cell office:value-type="float" office:value="60.466000000000001" table:style-name="ce14">
            <text:p>60.5</text:p>
          </table:table-cell>
          <table:table-cell office:value-type="float" office:value="59.713999999999999" table:style-name="ce14">
            <text:p>59.7</text:p>
          </table:table-cell>
          <table:table-cell office:value-type="float" office:value="66.456000000000003" table:style-name="ce14">
            <text:p>66.5</text:p>
          </table:table-cell>
          <table:table-cell office:value-type="float" office:value="59.369" table:style-name="ce14">
            <text:p>59.4</text:p>
          </table:table-cell>
          <table:table-cell office:value-type="float" office:value="78.343999999999994" table:style-name="ce14">
            <text:p>78.3</text:p>
          </table:table-cell>
          <table:table-cell office:value-type="float" office:value="32.234000000000002" table:style-name="ce14">
            <text:p>32.2</text:p>
          </table:table-cell>
          <table:table-cell office:value-type="float" office:value="73.27" table:style-name="ce14">
            <text:p>73.3</text:p>
          </table:table-cell>
          <table:table-cell office:value-type="float" office:value="91.04" table:style-name="ce14">
            <text:p>91.0</text:p>
          </table:table-cell>
          <table:table-cell office:value-type="float" office:value="541.38400000000001" table:style-name="ce14">
            <text:p>541.4</text:p>
          </table:table-cell>
          <table:table-cell office:value-type="float" office:value="49.707999999999998" table:style-name="ce14">
            <text:p>49.7</text:p>
          </table:table-cell>
          <table:table-cell office:value-type="float" office:value="75.691000000000003" table:style-name="ce14">
            <text:p>75.7</text:p>
          </table:table-cell>
          <table:table-cell office:value-type="float" office:value="19.350999999999999" table:style-name="ce14">
            <text:p>19.4</text:p>
          </table:table-cell>
          <table:table-cell office:value-type="float" office:value="0.78600000000000003" table:style-name="ce14">
            <text:p>0.8</text:p>
          </table:table-cell>
          <table:table-cell office:value-type="float" office:value="686.92" table:style-name="ce14">
            <text:p>686.9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4 Q1</text:p>
          </table:table-cell>
          <table:table-cell office:value-type="float" office:value="20.675000000000001" table:style-name="ce14">
            <text:p>20.7</text:p>
          </table:table-cell>
          <table:table-cell office:value-type="float" office:value="60.868000000000002" table:style-name="ce14">
            <text:p>60.9</text:p>
          </table:table-cell>
          <table:table-cell office:value-type="float" office:value="59.921999999999997" table:style-name="ce14">
            <text:p>59.9</text:p>
          </table:table-cell>
          <table:table-cell office:value-type="float" office:value="66.554000000000002" table:style-name="ce14">
            <text:p>66.6</text:p>
          </table:table-cell>
          <table:table-cell office:value-type="float" office:value="59.692" table:style-name="ce14">
            <text:p>59.7</text:p>
          </table:table-cell>
          <table:table-cell office:value-type="float" office:value="78.66" table:style-name="ce14">
            <text:p>78.7</text:p>
          </table:table-cell>
          <table:table-cell office:value-type="float" office:value="32.380000000000003" table:style-name="ce14">
            <text:p>32.4</text:p>
          </table:table-cell>
          <table:table-cell office:value-type="float" office:value="73.653999999999996" table:style-name="ce14">
            <text:p>73.7</text:p>
          </table:table-cell>
          <table:table-cell office:value-type="float" office:value="91.384" table:style-name="ce14">
            <text:p>91.4</text:p>
          </table:table-cell>
          <table:table-cell office:value-type="float" office:value="543.78899999999999" table:style-name="ce14">
            <text:p>543.8</text:p>
          </table:table-cell>
          <table:table-cell office:value-type="float" office:value="50.084000000000003" table:style-name="ce14">
            <text:p>50.1</text:p>
          </table:table-cell>
          <table:table-cell office:value-type="float" office:value="76.120999999999995" table:style-name="ce14">
            <text:p>76.1</text:p>
          </table:table-cell>
          <table:table-cell office:value-type="float" office:value="20.045999999999999" table:style-name="ce14">
            <text:p>20.0</text:p>
          </table:table-cell>
          <table:table-cell office:value-type="float" office:value="0.77900000000000003" table:style-name="ce14">
            <text:p>0.8</text:p>
          </table:table-cell>
          <table:table-cell office:value-type="float" office:value="690.81899999999996" table:style-name="ce14">
            <text:p>690.8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2</text:p>
          </table:table-cell>
          <table:table-cell office:value-type="float" office:value="20.946000000000002" table:style-name="ce14">
            <text:p>20.9</text:p>
          </table:table-cell>
          <table:table-cell office:value-type="float" office:value="61.878999999999998" table:style-name="ce14">
            <text:p>61.9</text:p>
          </table:table-cell>
          <table:table-cell office:value-type="float" office:value="60.713999999999999" table:style-name="ce14">
            <text:p>60.7</text:p>
          </table:table-cell>
          <table:table-cell office:value-type="float" office:value="67.206000000000003" table:style-name="ce14">
            <text:p>67.2</text:p>
          </table:table-cell>
          <table:table-cell office:value-type="float" office:value="60.734000000000002" table:style-name="ce14">
            <text:p>60.7</text:p>
          </table:table-cell>
          <table:table-cell office:value-type="float" office:value="80.066000000000003" table:style-name="ce14">
            <text:p>80.1</text:p>
          </table:table-cell>
          <table:table-cell office:value-type="float" office:value="32.834000000000003" table:style-name="ce14">
            <text:p>32.8</text:p>
          </table:table-cell>
          <table:table-cell office:value-type="float" office:value="75.075999999999993" table:style-name="ce14">
            <text:p>75.1</text:p>
          </table:table-cell>
          <table:table-cell office:value-type="float" office:value="92.587999999999994" table:style-name="ce14">
            <text:p>92.6</text:p>
          </table:table-cell>
          <table:table-cell office:value-type="float" office:value="552.04300000000001" table:style-name="ce14">
            <text:p>552.0</text:p>
          </table:table-cell>
          <table:table-cell office:value-type="float" office:value="50.802" table:style-name="ce14">
            <text:p>50.8</text:p>
          </table:table-cell>
          <table:table-cell office:value-type="float" office:value="77.069000000000003" table:style-name="ce14">
            <text:p>77.1</text:p>
          </table:table-cell>
          <table:table-cell office:value-type="float" office:value="20.242000000000001" table:style-name="ce14">
            <text:p>20.2</text:p>
          </table:table-cell>
          <table:table-cell office:value-type="float" office:value="0.79" table:style-name="ce14">
            <text:p>0.8</text:p>
          </table:table-cell>
          <table:table-cell office:value-type="float" office:value="700.94600000000003" table:style-name="ce14">
            <text:p>700.9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3</text:p>
          </table:table-cell>
          <table:table-cell office:value-type="float" office:value="21.265000000000001" table:style-name="ce14">
            <text:p>21.3</text:p>
          </table:table-cell>
          <table:table-cell office:value-type="float" office:value="62.597000000000001" table:style-name="ce14">
            <text:p>62.6</text:p>
          </table:table-cell>
          <table:table-cell office:value-type="float" office:value="61.564" table:style-name="ce14">
            <text:p>61.6</text:p>
          </table:table-cell>
          <table:table-cell office:value-type="float" office:value="67.772999999999996" table:style-name="ce14">
            <text:p>67.8</text:p>
          </table:table-cell>
          <table:table-cell office:value-type="float" office:value="61.415999999999997" table:style-name="ce14">
            <text:p>61.4</text:p>
          </table:table-cell>
          <table:table-cell office:value-type="float" office:value="81.088999999999999" table:style-name="ce14">
            <text:p>81.1</text:p>
          </table:table-cell>
          <table:table-cell office:value-type="float" office:value="33.061999999999998" table:style-name="ce14">
            <text:p>33.1</text:p>
          </table:table-cell>
          <table:table-cell office:value-type="float" office:value="76.03" table:style-name="ce14">
            <text:p>76.0</text:p>
          </table:table-cell>
          <table:table-cell office:value-type="float" office:value="93.453000000000003" table:style-name="ce14">
            <text:p>93.5</text:p>
          </table:table-cell>
          <table:table-cell office:value-type="float" office:value="558.24900000000002" table:style-name="ce14">
            <text:p>558.2</text:p>
          </table:table-cell>
          <table:table-cell office:value-type="float" office:value="51.49" table:style-name="ce14">
            <text:p>51.5</text:p>
          </table:table-cell>
          <table:table-cell office:value-type="float" office:value="77.828000000000003" table:style-name="ce14">
            <text:p>77.8</text:p>
          </table:table-cell>
          <table:table-cell office:value-type="float" office:value="19.954000000000001" table:style-name="ce14">
            <text:p>20.0</text:p>
          </table:table-cell>
          <table:table-cell office:value-type="float" office:value="0.78900000000000003" table:style-name="ce14">
            <text:p>0.8</text:p>
          </table:table-cell>
          <table:table-cell office:value-type="float" office:value="708.31" table:style-name="ce14">
            <text:p>708.3</text:p>
          </table:table-cell>
          <table:table-cell office:value-type="float" office:value="29.015999999999998" table:style-name="ce14">
            <text:p>29.0</text:p>
          </table:table-cell>
          <table:table-cell office:value-type="float" office:value="0.31" table:style-name="ce14">
            <text:p>0.3</text:p>
          </table:table-cell>
          <table:table-cell office:value-type="float" office:value="737.63699999999994" table:style-name="ce14">
            <text:p>737.6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4</text:p>
          </table:table-cell>
          <table:table-cell office:value-type="float" office:value="21.1" table:style-name="ce14">
            <text:p>21.1</text:p>
          </table:table-cell>
          <table:table-cell office:value-type="float" office:value="61.737000000000002" table:style-name="ce14">
            <text:p>61.7</text:p>
          </table:table-cell>
          <table:table-cell office:value-type="float" office:value="60.932000000000002" table:style-name="ce14">
            <text:p>60.9</text:p>
          </table:table-cell>
          <table:table-cell office:value-type="float" office:value="66.974000000000004" table:style-name="ce14">
            <text:p>67.0</text:p>
          </table:table-cell>
          <table:table-cell office:value-type="float" office:value="60.707000000000001" table:style-name="ce14">
            <text:p>60.7</text:p>
          </table:table-cell>
          <table:table-cell office:value-type="float" office:value="80.072999999999993" table:style-name="ce14">
            <text:p>80.1</text:p>
          </table:table-cell>
          <table:table-cell office:value-type="float" office:value="32.81" table:style-name="ce14">
            <text:p>32.8</text:p>
          </table:table-cell>
          <table:table-cell office:value-type="float" office:value="75.590999999999994" table:style-name="ce14">
            <text:p>75.6</text:p>
          </table:table-cell>
          <table:table-cell office:value-type="float" office:value="92.552000000000007" table:style-name="ce14">
            <text:p>92.6</text:p>
          </table:table-cell>
          <table:table-cell office:value-type="float" office:value="552.476" table:style-name="ce14">
            <text:p>552.5</text:p>
          </table:table-cell>
          <table:table-cell office:value-type="float" office:value="51.167000000000002" table:style-name="ce14">
            <text:p>51.2</text:p>
          </table:table-cell>
          <table:table-cell office:value-type="float" office:value="77.006" table:style-name="ce14">
            <text:p>77.0</text:p>
          </table:table-cell>
          <table:table-cell office:value-type="float" office:value="15.754" table:style-name="ce14">
            <text:p>15.8</text:p>
          </table:table-cell>
          <table:table-cell office:value-type="float" office:value="0.78400000000000003" table:style-name="ce14">
            <text:p>0.8</text:p>
          </table:table-cell>
          <table:table-cell office:value-type="float" office:value="697.18700000000001" table:style-name="ce14">
            <text:p>697.2</text:p>
          </table:table-cell>
          <table:table-cell office:value-type="float" office:value="28.9" table:style-name="ce14">
            <text:p>28.9</text:p>
          </table:table-cell>
          <table:table-cell office:value-type="float" office:value="0.24099999999999999" table:style-name="ce14">
            <text:p>0.2</text:p>
          </table:table-cell>
          <table:table-cell office:value-type="float" office:value="726.32799999999997" table:style-name="ce14">
            <text:p>726.3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5 Q1</text:p>
          </table:table-cell>
          <table:table-cell office:value-type="float" office:value="21.234999999999999" table:style-name="ce14">
            <text:p>21.2</text:p>
          </table:table-cell>
          <table:table-cell office:value-type="float" office:value="61.755000000000003" table:style-name="ce14">
            <text:p>61.8</text:p>
          </table:table-cell>
          <table:table-cell office:value-type="float" office:value="61.076999999999998" table:style-name="ce14">
            <text:p>61.1</text:p>
          </table:table-cell>
          <table:table-cell office:value-type="float" office:value="66.805999999999997" table:style-name="ce14">
            <text:p>66.8</text:p>
          </table:table-cell>
          <table:table-cell office:value-type="float" office:value="60.878999999999998" table:style-name="ce14">
            <text:p>60.9</text:p>
          </table:table-cell>
          <table:table-cell office:value-type="float" office:value="79.975999999999999" table:style-name="ce14">
            <text:p>80.0</text:p>
          </table:table-cell>
          <table:table-cell office:value-type="float" office:value="32.908000000000001" table:style-name="ce14">
            <text:p>32.9</text:p>
          </table:table-cell>
          <table:table-cell office:value-type="float" office:value="75.805000000000007" table:style-name="ce14">
            <text:p>75.8</text:p>
          </table:table-cell>
          <table:table-cell office:value-type="float" office:value="92.7" table:style-name="ce14">
            <text:p>92.7</text:p>
          </table:table-cell>
          <table:table-cell office:value-type="float" office:value="553.14099999999996" table:style-name="ce14">
            <text:p>553.1</text:p>
          </table:table-cell>
          <table:table-cell office:value-type="float" office:value="51.225999999999999" table:style-name="ce14">
            <text:p>51.2</text:p>
          </table:table-cell>
          <table:table-cell office:value-type="float" office:value="77.003" table:style-name="ce14">
            <text:p>77.0</text:p>
          </table:table-cell>
          <table:table-cell office:value-type="float" office:value="13.864000000000001" table:style-name="ce14">
            <text:p>13.9</text:p>
          </table:table-cell>
          <table:table-cell office:value-type="float" office:value="0.77600000000000002" table:style-name="ce14">
            <text:p>0.8</text:p>
          </table:table-cell>
          <table:table-cell office:value-type="float" office:value="696.01" table:style-name="ce14">
            <text:p>696.0</text:p>
          </table:table-cell>
          <table:table-cell office:value-type="float" office:value="28.867999999999999" table:style-name="ce14">
            <text:p>28.9</text:p>
          </table:table-cell>
          <table:table-cell office:value-type="float" office:value="0.14799999999999999" table:style-name="ce14">
            <text:p>0.1</text:p>
          </table:table-cell>
          <table:table-cell office:value-type="float" office:value="725.02599999999995" table:style-name="ce14">
            <text:p>725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2</text:p>
          </table:table-cell>
          <table:table-cell office:value-type="float" office:value="21.65" table:style-name="ce14">
            <text:p>21.7</text:p>
          </table:table-cell>
          <table:table-cell office:value-type="float" office:value="62.643999999999998" table:style-name="ce14">
            <text:p>62.6</text:p>
          </table:table-cell>
          <table:table-cell office:value-type="float" office:value="62.085999999999999" table:style-name="ce14">
            <text:p>62.1</text:p>
          </table:table-cell>
          <table:table-cell office:value-type="float" office:value="67.600999999999999" table:style-name="ce14">
            <text:p>67.6</text:p>
          </table:table-cell>
          <table:table-cell office:value-type="float" office:value="62.046999999999997" table:style-name="ce14">
            <text:p>62.0</text:p>
          </table:table-cell>
          <table:table-cell office:value-type="float" office:value="81.192999999999998" table:style-name="ce14">
            <text:p>81.2</text:p>
          </table:table-cell>
          <table:table-cell office:value-type="float" office:value="32.994" table:style-name="ce14">
            <text:p>33.0</text:p>
          </table:table-cell>
          <table:table-cell office:value-type="float" office:value="76.930999999999997" table:style-name="ce14">
            <text:p>76.9</text:p>
          </table:table-cell>
          <table:table-cell office:value-type="float" office:value="94.135000000000005" table:style-name="ce14">
            <text:p>94.1</text:p>
          </table:table-cell>
          <table:table-cell office:value-type="float" office:value="561.28099999999995" table:style-name="ce14">
            <text:p>561.3</text:p>
          </table:table-cell>
          <table:table-cell office:value-type="float" office:value="51.796999999999997" table:style-name="ce14">
            <text:p>51.8</text:p>
          </table:table-cell>
          <table:table-cell office:value-type="float" office:value="78.144000000000005" table:style-name="ce14">
            <text:p>78.1</text:p>
          </table:table-cell>
          <table:table-cell office:value-type="float" office:value="11.486000000000001" table:style-name="ce14">
            <text:p>11.5</text:p>
          </table:table-cell>
          <table:table-cell office:value-type="float" office:value="0.75900000000000001" table:style-name="ce14">
            <text:p>0.8</text:p>
          </table:table-cell>
          <table:table-cell office:value-type="float" office:value="703.46699999999998" table:style-name="ce14">
            <text:p>703.5</text:p>
          </table:table-cell>
          <table:table-cell office:value-type="float" office:value="29.158000000000001" table:style-name="ce14">
            <text:p>29.2</text:p>
          </table:table-cell>
          <table:table-cell office:value-type="float" office:value="7.8E-2" table:style-name="ce14">
            <text:p>0.1</text:p>
          </table:table-cell>
          <table:table-cell office:value-type="float" office:value="732.70299999999997" table:style-name="ce14">
            <text:p>732.7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3</text:p>
          </table:table-cell>
          <table:table-cell office:value-type="float" office:value="21.509" table:style-name="ce14">
            <text:p>21.5</text:p>
          </table:table-cell>
          <table:table-cell office:value-type="float" office:value="62.924999999999997" table:style-name="ce14">
            <text:p>62.9</text:p>
          </table:table-cell>
          <table:table-cell office:value-type="float" office:value="62.752000000000002" table:style-name="ce14">
            <text:p>62.8</text:p>
          </table:table-cell>
          <table:table-cell office:value-type="float" office:value="68.242000000000004" table:style-name="ce14">
            <text:p>68.2</text:p>
          </table:table-cell>
          <table:table-cell office:value-type="float" office:value="62.43" table:style-name="ce14">
            <text:p>62.4</text:p>
          </table:table-cell>
          <table:table-cell office:value-type="float" office:value="81.897000000000006" table:style-name="ce14">
            <text:p>81.9</text:p>
          </table:table-cell>
          <table:table-cell office:value-type="float" office:value="33.106999999999999" table:style-name="ce14">
            <text:p>33.1</text:p>
          </table:table-cell>
          <table:table-cell office:value-type="float" office:value="77.412000000000006" table:style-name="ce14">
            <text:p>77.4</text:p>
          </table:table-cell>
          <table:table-cell office:value-type="float" office:value="95.064999999999998" table:style-name="ce14">
            <text:p>95.1</text:p>
          </table:table-cell>
          <table:table-cell office:value-type="float" office:value="565.33900000000006" table:style-name="ce14">
            <text:p>565.3</text:p>
          </table:table-cell>
          <table:table-cell office:value-type="float" office:value="52.392000000000003" table:style-name="ce14">
            <text:p>52.4</text:p>
          </table:table-cell>
          <table:table-cell office:value-type="float" office:value="78.816000000000003" table:style-name="ce14">
            <text:p>78.8</text:p>
          </table:table-cell>
          <table:table-cell office:value-type="float" office:value="11.334" table:style-name="ce14">
            <text:p>11.3</text:p>
          </table:table-cell>
          <table:table-cell office:value-type="float" office:value="0.754" table:style-name="ce14">
            <text:p>0.8</text:p>
          </table:table-cell>
          <table:table-cell office:value-type="float" office:value="708.63499999999999" table:style-name="ce14">
            <text:p>708.6</text:p>
          </table:table-cell>
          <table:table-cell office:value-type="float" office:value="29.347000000000001" table:style-name="ce14">
            <text:p>29.3</text:p>
          </table:table-cell>
          <table:table-cell office:value-type="float" office:value="0.06" table:style-name="ce14">
            <text:p>0.1</text:p>
          </table:table-cell>
          <table:table-cell office:value-type="float" office:value="738.04200000000003" table:style-name="ce14">
            <text:p>738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4</text:p>
          </table:table-cell>
          <table:table-cell office:value-type="float" office:value="21.425000000000001" table:style-name="ce14">
            <text:p>21.4</text:p>
          </table:table-cell>
          <table:table-cell office:value-type="float" office:value="62.695999999999998" table:style-name="ce14">
            <text:p>62.7</text:p>
          </table:table-cell>
          <table:table-cell office:value-type="float" office:value="62.652999999999999" table:style-name="ce14">
            <text:p>62.7</text:p>
          </table:table-cell>
          <table:table-cell office:value-type="float" office:value="67.953000000000003" table:style-name="ce14">
            <text:p>68.0</text:p>
          </table:table-cell>
          <table:table-cell office:value-type="float" office:value="62.302" table:style-name="ce14">
            <text:p>62.3</text:p>
          </table:table-cell>
          <table:table-cell office:value-type="float" office:value="81.415999999999997" table:style-name="ce14">
            <text:p>81.4</text:p>
          </table:table-cell>
          <table:table-cell office:value-type="float" office:value="33.106000000000002" table:style-name="ce14">
            <text:p>33.1</text:p>
          </table:table-cell>
          <table:table-cell office:value-type="float" office:value="76.847999999999999" table:style-name="ce14">
            <text:p>76.8</text:p>
          </table:table-cell>
          <table:table-cell office:value-type="float" office:value="95.037999999999997" table:style-name="ce14">
            <text:p>95.0</text:p>
          </table:table-cell>
          <table:table-cell office:value-type="float" office:value="563.43700000000001" table:style-name="ce14">
            <text:p>563.4</text:p>
          </table:table-cell>
          <table:table-cell office:value-type="float" office:value="52.563000000000002" table:style-name="ce14">
            <text:p>52.6</text:p>
          </table:table-cell>
          <table:table-cell office:value-type="float" office:value="78.84" table:style-name="ce14">
            <text:p>78.8</text:p>
          </table:table-cell>
          <table:table-cell office:value-type="float" office:value="11.195" table:style-name="ce14">
            <text:p>11.2</text:p>
          </table:table-cell>
          <table:table-cell office:value-type="float" office:value="0.74399999999999999" table:style-name="ce14">
            <text:p>0.7</text:p>
          </table:table-cell>
          <table:table-cell office:value-type="float" office:value="706.779" table:style-name="ce14">
            <text:p>706.8</text:p>
          </table:table-cell>
          <table:table-cell office:value-type="float" office:value="29.472999999999999" table:style-name="ce14">
            <text:p>29.5</text:p>
          </table:table-cell>
          <table:table-cell office:value-type="float" office:value="6.9000000000000006E-2" table:style-name="ce14">
            <text:p>0.1</text:p>
          </table:table-cell>
          <table:table-cell office:value-type="float" office:value="736.32100000000003" table:style-name="ce14">
            <text:p>736.3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6 Q1</text:p>
          </table:table-cell>
          <table:table-cell office:value-type="float" office:value="21.638000000000002" table:style-name="ce14">
            <text:p>21.6</text:p>
          </table:table-cell>
          <table:table-cell office:value-type="float" office:value="63.091999999999999" table:style-name="ce14">
            <text:p>63.1</text:p>
          </table:table-cell>
          <table:table-cell office:value-type="float" office:value="62.957999999999998" table:style-name="ce14">
            <text:p>63.0</text:p>
          </table:table-cell>
          <table:table-cell office:value-type="float" office:value="68.016999999999996" table:style-name="ce14">
            <text:p>68.0</text:p>
          </table:table-cell>
          <table:table-cell office:value-type="float" office:value="62.49" table:style-name="ce14">
            <text:p>62.5</text:p>
          </table:table-cell>
          <table:table-cell office:value-type="float" office:value="81.86" table:style-name="ce14">
            <text:p>81.9</text:p>
          </table:table-cell>
          <table:table-cell office:value-type="float" office:value="33.134999999999998" table:style-name="ce14">
            <text:p>33.1</text:p>
          </table:table-cell>
          <table:table-cell office:value-type="float" office:value="77.284999999999997" table:style-name="ce14">
            <text:p>77.3</text:p>
          </table:table-cell>
          <table:table-cell office:value-type="float" office:value="95.521000000000001" table:style-name="ce14">
            <text:p>95.5</text:p>
          </table:table-cell>
          <table:table-cell office:value-type="float" office:value="565.99599999999998" table:style-name="ce14">
            <text:p>566.0</text:p>
          </table:table-cell>
          <table:table-cell office:value-type="float" office:value="52.826999999999998" table:style-name="ce14">
            <text:p>52.8</text:p>
          </table:table-cell>
          <table:table-cell office:value-type="float" office:value="79.22" table:style-name="ce14">
            <text:p>79.2</text:p>
          </table:table-cell>
          <table:table-cell office:value-type="float" office:value="10.374000000000001" table:style-name="ce14">
            <text:p>10.4</text:p>
          </table:table-cell>
          <table:table-cell office:value-type="float" office:value="0.74099999999999999" table:style-name="ce14">
            <text:p>0.7</text:p>
          </table:table-cell>
          <table:table-cell office:value-type="float" office:value="709.15800000000002" table:style-name="ce14">
            <text:p>709.2</text:p>
          </table:table-cell>
          <table:table-cell office:value-type="float" office:value="29.727" table:style-name="ce14">
            <text:p>29.7</text:p>
          </table:table-cell>
          <table:table-cell office:value-type="float" office:value="5.5E-2" table:style-name="ce14">
            <text:p>0.1</text:p>
          </table:table-cell>
          <table:table-cell office:value-type="float" office:value="738.94" table:style-name="ce14">
            <text:p>738.9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2</text:p>
          </table:table-cell>
          <table:table-cell office:value-type="float" office:value="21.731000000000002" table:style-name="ce14">
            <text:p>21.7</text:p>
          </table:table-cell>
          <table:table-cell office:value-type="float" office:value="63.905999999999999" table:style-name="ce14">
            <text:p>63.9</text:p>
          </table:table-cell>
          <table:table-cell office:value-type="float" office:value="63.353999999999999" table:style-name="ce14">
            <text:p>63.4</text:p>
          </table:table-cell>
          <table:table-cell office:value-type="float" office:value="68.599000000000004" table:style-name="ce14">
            <text:p>68.6</text:p>
          </table:table-cell>
          <table:table-cell office:value-type="float" office:value="63.072000000000003" table:style-name="ce14">
            <text:p>63.1</text:p>
          </table:table-cell>
          <table:table-cell office:value-type="float" office:value="82.430999999999997" table:style-name="ce14">
            <text:p>82.4</text:p>
          </table:table-cell>
          <table:table-cell office:value-type="float" office:value="33.189" table:style-name="ce14">
            <text:p>33.2</text:p>
          </table:table-cell>
          <table:table-cell office:value-type="float" office:value="77.760000000000005" table:style-name="ce14">
            <text:p>77.8</text:p>
          </table:table-cell>
          <table:table-cell office:value-type="float" office:value="96.367000000000004" table:style-name="ce14">
            <text:p>96.4</text:p>
          </table:table-cell>
          <table:table-cell office:value-type="float" office:value="570.40899999999999" table:style-name="ce14">
            <text:p>570.4</text:p>
          </table:table-cell>
          <table:table-cell office:value-type="float" office:value="53.61" table:style-name="ce14">
            <text:p>53.6</text:p>
          </table:table-cell>
          <table:table-cell office:value-type="float" office:value="79.632000000000005" table:style-name="ce14">
            <text:p>79.6</text:p>
          </table:table-cell>
          <table:table-cell office:value-type="float" office:value="11.343999999999999" table:style-name="ce14">
            <text:p>11.3</text:p>
          </table:table-cell>
          <table:table-cell office:value-type="float" office:value="0.74" table:style-name="ce14">
            <text:p>0.7</text:p>
          </table:table-cell>
          <table:table-cell office:value-type="float" office:value="715.73500000000001" table:style-name="ce14">
            <text:p>715.7</text:p>
          </table:table-cell>
          <table:table-cell office:value-type="float" office:value="30.135999999999999" table:style-name="ce14">
            <text:p>30.1</text:p>
          </table:table-cell>
          <table:table-cell office:value-type="float" office:value="6.4000000000000001E-2" table:style-name="ce14">
            <text:p>0.1</text:p>
          </table:table-cell>
          <table:table-cell office:value-type="float" office:value="745.93499999999995" table:style-name="ce14">
            <text:p>745.9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3</text:p>
          </table:table-cell>
          <table:table-cell office:value-type="float" office:value="22.023" table:style-name="ce14">
            <text:p>22.0</text:p>
          </table:table-cell>
          <table:table-cell office:value-type="float" office:value="64.355999999999995" table:style-name="ce14">
            <text:p>64.4</text:p>
          </table:table-cell>
          <table:table-cell office:value-type="float" office:value="64.257999999999996" table:style-name="ce14">
            <text:p>64.3</text:p>
          </table:table-cell>
          <table:table-cell office:value-type="float" office:value="69.256" table:style-name="ce14">
            <text:p>69.3</text:p>
          </table:table-cell>
          <table:table-cell office:value-type="float" office:value="63.752000000000002" table:style-name="ce14">
            <text:p>63.8</text:p>
          </table:table-cell>
          <table:table-cell office:value-type="float" office:value="83.034999999999997" table:style-name="ce14">
            <text:p>83.0</text:p>
          </table:table-cell>
          <table:table-cell office:value-type="float" office:value="33.496000000000002" table:style-name="ce14">
            <text:p>33.5</text:p>
          </table:table-cell>
          <table:table-cell office:value-type="float" office:value="78.62" table:style-name="ce14">
            <text:p>78.6</text:p>
          </table:table-cell>
          <table:table-cell office:value-type="float" office:value="97.747" table:style-name="ce14">
            <text:p>97.7</text:p>
          </table:table-cell>
          <table:table-cell office:value-type="float" office:value="576.54300000000001" table:style-name="ce14">
            <text:p>576.5</text:p>
          </table:table-cell>
          <table:table-cell office:value-type="float" office:value="54.183" table:style-name="ce14">
            <text:p>54.2</text:p>
          </table:table-cell>
          <table:table-cell office:value-type="float" office:value="80.343999999999994" table:style-name="ce14">
            <text:p>80.3</text:p>
          </table:table-cell>
          <table:table-cell office:value-type="float" office:value="11.73" table:style-name="ce14">
            <text:p>11.7</text:p>
          </table:table-cell>
          <table:table-cell office:value-type="float" office:value="0.73499999999999999" table:style-name="ce14">
            <text:p>0.7</text:p>
          </table:table-cell>
          <table:table-cell office:value-type="float" office:value="723.53499999999997" table:style-name="ce14">
            <text:p>723.5</text:p>
          </table:table-cell>
          <table:table-cell office:value-type="float" office:value="30.488" table:style-name="ce14">
            <text:p>30.5</text:p>
          </table:table-cell>
          <table:table-cell office:value-type="float" office:value="7.0000000000000007E-2" table:style-name="ce14">
            <text:p>0.1</text:p>
          </table:table-cell>
          <table:table-cell office:value-type="float" office:value="754.09299999999996" table:style-name="ce14">
            <text:p>754.1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4</text:p>
          </table:table-cell>
          <table:table-cell office:value-type="float" office:value="21.988" table:style-name="ce14">
            <text:p>22.0</text:p>
          </table:table-cell>
          <table:table-cell office:value-type="float" office:value="63.965000000000003" table:style-name="ce14">
            <text:p>64.0</text:p>
          </table:table-cell>
          <table:table-cell office:value-type="float" office:value="64.231999999999999" table:style-name="ce14">
            <text:p>64.2</text:p>
          </table:table-cell>
          <table:table-cell office:value-type="float" office:value="69.061999999999998" table:style-name="ce14">
            <text:p>69.1</text:p>
          </table:table-cell>
          <table:table-cell office:value-type="float" office:value="63.558999999999997" table:style-name="ce14">
            <text:p>63.6</text:p>
          </table:table-cell>
          <table:table-cell office:value-type="float" office:value="80.665000000000006" table:style-name="ce14">
            <text:p>80.7</text:p>
          </table:table-cell>
          <table:table-cell office:value-type="float" office:value="35.545999999999999" table:style-name="ce14">
            <text:p>35.5</text:p>
          </table:table-cell>
          <table:table-cell office:value-type="float" office:value="78.412999999999997" table:style-name="ce14">
            <text:p>78.4</text:p>
          </table:table-cell>
          <table:table-cell office:value-type="float" office:value="97.945999999999998" table:style-name="ce14">
            <text:p>97.9</text:p>
          </table:table-cell>
          <table:table-cell office:value-type="float" office:value="575.37599999999998" table:style-name="ce14">
            <text:p>575.4</text:p>
          </table:table-cell>
          <table:table-cell office:value-type="float" office:value="53.826999999999998" table:style-name="ce14">
            <text:p>53.8</text:p>
          </table:table-cell>
          <table:table-cell office:value-type="float" office:value="80.447999999999993" table:style-name="ce14">
            <text:p>80.4</text:p>
          </table:table-cell>
          <table:table-cell office:value-type="float" office:value="10.79" table:style-name="ce14">
            <text:p>10.8</text:p>
          </table:table-cell>
          <table:table-cell office:value-type="float" office:value="0.72599999999999998" table:style-name="ce14">
            <text:p>0.7</text:p>
          </table:table-cell>
          <table:table-cell office:value-type="float" office:value="721.16700000000003" table:style-name="ce14">
            <text:p>721.2</text:p>
          </table:table-cell>
          <table:table-cell office:value-type="float" office:value="30.622" table:style-name="ce14">
            <text:p>30.6</text:p>
          </table:table-cell>
          <table:table-cell office:value-type="float" office:value="6.9000000000000006E-2" table:style-name="ce14">
            <text:p>0.1</text:p>
          </table:table-cell>
          <table:table-cell office:value-type="float" office:value="751.85799999999995" table:style-name="ce14">
            <text:p>751.9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7 Q1</text:p>
          </table:table-cell>
          <table:table-cell office:value-type="float" office:value="22.047999999999998" table:style-name="ce14">
            <text:p>22.0</text:p>
          </table:table-cell>
          <table:table-cell office:value-type="float" office:value="63.837000000000003" table:style-name="ce14">
            <text:p>63.8</text:p>
          </table:table-cell>
          <table:table-cell office:value-type="float" office:value="64.317999999999998" table:style-name="ce14">
            <text:p>64.3</text:p>
          </table:table-cell>
          <table:table-cell office:value-type="float" office:value="69.221999999999994" table:style-name="ce14">
            <text:p>69.2</text:p>
          </table:table-cell>
          <table:table-cell office:value-type="float" office:value="63.6" table:style-name="ce14">
            <text:p>63.6</text:p>
          </table:table-cell>
          <table:table-cell office:value-type="float" office:value="80.655000000000001" table:style-name="ce14">
            <text:p>80.7</text:p>
          </table:table-cell>
          <table:table-cell office:value-type="float" office:value="36.835999999999999" table:style-name="ce14">
            <text:p>36.8</text:p>
          </table:table-cell>
          <table:table-cell office:value-type="float" office:value="78.715000000000003" table:style-name="ce14">
            <text:p>78.7</text:p>
          </table:table-cell>
          <table:table-cell office:value-type="float" office:value="98.984999999999999" table:style-name="ce14">
            <text:p>99.0</text:p>
          </table:table-cell>
          <table:table-cell office:value-type="float" office:value="578.21600000000001" table:style-name="ce14">
            <text:p>578.2</text:p>
          </table:table-cell>
          <table:table-cell office:value-type="float" office:value="53.948" table:style-name="ce14">
            <text:p>53.9</text:p>
          </table:table-cell>
          <table:table-cell office:value-type="float" office:value="80.769000000000005" table:style-name="ce14">
            <text:p>80.8</text:p>
          </table:table-cell>
          <table:table-cell office:value-type="float" office:value="11.496" table:style-name="ce14">
            <text:p>11.5</text:p>
          </table:table-cell>
          <table:table-cell office:value-type="float" office:value="0.73299999999999998" table:style-name="ce14">
            <text:p>0.7</text:p>
          </table:table-cell>
          <table:table-cell office:value-type="float" office:value="725.16200000000003" table:style-name="ce14">
            <text:p>725.2</text:p>
          </table:table-cell>
          <table:table-cell office:value-type="float" office:value="30.928000000000001" table:style-name="ce14">
            <text:p>30.9</text:p>
          </table:table-cell>
          <table:table-cell office:value-type="float" office:value="6.7000000000000004E-2" table:style-name="ce14">
            <text:p>0.1</text:p>
          </table:table-cell>
          <table:table-cell office:value-type="float" office:value="756.15700000000004" table:style-name="ce14">
            <text:p>756.2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2</text:p>
          </table:table-cell>
          <table:table-cell office:value-type="float" office:value="22.538" table:style-name="ce14">
            <text:p>22.5</text:p>
          </table:table-cell>
          <table:table-cell office:value-type="float" office:value="65.167000000000002" table:style-name="ce14">
            <text:p>65.2</text:p>
          </table:table-cell>
          <table:table-cell office:value-type="float" office:value="65.5" table:style-name="ce14">
            <text:p>65.5</text:p>
          </table:table-cell>
          <table:table-cell office:value-type="float" office:value="70.725999999999999" table:style-name="ce14">
            <text:p>70.7</text:p>
          </table:table-cell>
          <table:table-cell office:value-type="float" office:value="65.218000000000004" table:style-name="ce14">
            <text:p>65.2</text:p>
          </table:table-cell>
          <table:table-cell office:value-type="float" office:value="82.13" table:style-name="ce14">
            <text:p>82.1</text:p>
          </table:table-cell>
          <table:table-cell office:value-type="float" office:value="37.11" table:style-name="ce14">
            <text:p>37.1</text:p>
          </table:table-cell>
          <table:table-cell office:value-type="float" office:value="80.197999999999993" table:style-name="ce14">
            <text:p>80.2</text:p>
          </table:table-cell>
          <table:table-cell office:value-type="float" office:value="101.239" table:style-name="ce14">
            <text:p>101.2</text:p>
          </table:table-cell>
          <table:table-cell office:value-type="float" office:value="589.82600000000002" table:style-name="ce14">
            <text:p>589.8</text:p>
          </table:table-cell>
          <table:table-cell office:value-type="float" office:value="55.273000000000003" table:style-name="ce14">
            <text:p>55.3</text:p>
          </table:table-cell>
          <table:table-cell office:value-type="float" office:value="82.569000000000003" table:style-name="ce14">
            <text:p>82.6</text:p>
          </table:table-cell>
          <table:table-cell office:value-type="float" office:value="12.513999999999999" table:style-name="ce14">
            <text:p>12.5</text:p>
          </table:table-cell>
          <table:table-cell office:value-type="float" office:value="0.73" table:style-name="ce14">
            <text:p>0.7</text:p>
          </table:table-cell>
          <table:table-cell office:value-type="float" office:value="740.91200000000003" table:style-name="ce14">
            <text:p>740.9</text:p>
          </table:table-cell>
          <table:table-cell office:value-type="float" office:value="32.762999999999998" table:style-name="ce14">
            <text:p>32.8</text:p>
          </table:table-cell>
          <table:table-cell office:value-type="float" office:value="6.2E-2" table:style-name="ce14">
            <text:p>0.1</text:p>
          </table:table-cell>
          <table:table-cell office:value-type="float" office:value="773.73699999999997" table:style-name="ce14">
            <text:p>773.7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3</text:p>
          </table:table-cell>
          <table:table-cell office:value-type="float" office:value="22.696000000000002" table:style-name="ce14">
            <text:p>22.7</text:p>
          </table:table-cell>
          <table:table-cell office:value-type="float" office:value="65.674000000000007" table:style-name="ce14">
            <text:p>65.7</text:p>
          </table:table-cell>
          <table:table-cell office:value-type="float" office:value="66.253" table:style-name="ce14">
            <text:p>66.3</text:p>
          </table:table-cell>
          <table:table-cell office:value-type="float" office:value="71.528000000000006" table:style-name="ce14">
            <text:p>71.5</text:p>
          </table:table-cell>
          <table:table-cell office:value-type="float" office:value="66.087999999999994" table:style-name="ce14">
            <text:p>66.1</text:p>
          </table:table-cell>
          <table:table-cell office:value-type="float" office:value="82.673000000000002" table:style-name="ce14">
            <text:p>82.7</text:p>
          </table:table-cell>
          <table:table-cell office:value-type="float" office:value="37.298999999999999" table:style-name="ce14">
            <text:p>37.3</text:p>
          </table:table-cell>
          <table:table-cell office:value-type="float" office:value="80.960999999999999" table:style-name="ce14">
            <text:p>81.0</text:p>
          </table:table-cell>
          <table:table-cell office:value-type="float" office:value="101.19799999999999" table:style-name="ce14">
            <text:p>101.2</text:p>
          </table:table-cell>
          <table:table-cell office:value-type="float" office:value="594.37" table:style-name="ce14">
            <text:p>594.4</text:p>
          </table:table-cell>
          <table:table-cell office:value-type="float" office:value="55.488" table:style-name="ce14">
            <text:p>55.5</text:p>
          </table:table-cell>
          <table:table-cell office:value-type="float" office:value="83.155000000000001" table:style-name="ce14">
            <text:p>83.2</text:p>
          </table:table-cell>
          <table:table-cell office:value-type="float" office:value="13.356999999999999" table:style-name="ce14">
            <text:p>13.4</text:p>
          </table:table-cell>
          <table:table-cell office:value-type="float" office:value="0.71899999999999997" table:style-name="ce14">
            <text:p>0.7</text:p>
          </table:table-cell>
          <table:table-cell office:value-type="float" office:value="747.08900000000006" table:style-name="ce14">
            <text:p>747.1</text:p>
          </table:table-cell>
          <table:table-cell office:value-type="float" office:value="33.286000000000001" table:style-name="ce14">
            <text:p>33.3</text:p>
          </table:table-cell>
          <table:table-cell office:value-type="float" office:value="7.2999999999999995E-2" table:style-name="ce14">
            <text:p>0.1</text:p>
          </table:table-cell>
          <table:table-cell office:value-type="float" office:value="780.44799999999998" table:style-name="ce14">
            <text:p>780.4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4</text:p>
          </table:table-cell>
          <table:table-cell office:value-type="float" office:value="22.564" table:style-name="ce14">
            <text:p>22.6</text:p>
          </table:table-cell>
          <table:table-cell office:value-type="float" office:value="64.456999999999994" table:style-name="ce14">
            <text:p>64.5</text:p>
          </table:table-cell>
          <table:table-cell office:value-type="float" office:value="65.834999999999994" table:style-name="ce14">
            <text:p>65.8</text:p>
          </table:table-cell>
          <table:table-cell office:value-type="float" office:value="71.082999999999998" table:style-name="ce14">
            <text:p>71.1</text:p>
          </table:table-cell>
          <table:table-cell office:value-type="float" office:value="65.947999999999993" table:style-name="ce14">
            <text:p>65.9</text:p>
          </table:table-cell>
          <table:table-cell office:value-type="float" office:value="82.096000000000004" table:style-name="ce14">
            <text:p>82.1</text:p>
          </table:table-cell>
          <table:table-cell office:value-type="float" office:value="36.896999999999998" table:style-name="ce14">
            <text:p>36.9</text:p>
          </table:table-cell>
          <table:table-cell office:value-type="float" office:value="80.456000000000003" table:style-name="ce14">
            <text:p>80.5</text:p>
          </table:table-cell>
          <table:table-cell office:value-type="float" office:value="101.236" table:style-name="ce14">
            <text:p>101.2</text:p>
          </table:table-cell>
          <table:table-cell office:value-type="float" office:value="590.572" table:style-name="ce14">
            <text:p>590.6</text:p>
          </table:table-cell>
          <table:table-cell office:value-type="float" office:value="55.506999999999998" table:style-name="ce14">
            <text:p>55.5</text:p>
          </table:table-cell>
          <table:table-cell office:value-type="float" office:value="82.980999999999995" table:style-name="ce14">
            <text:p>83.0</text:p>
          </table:table-cell>
          <table:table-cell office:value-type="float" office:value="15.513" table:style-name="ce14">
            <text:p>15.5</text:p>
          </table:table-cell>
          <table:table-cell office:value-type="float" office:value="0.71299999999999997" table:style-name="ce14">
            <text:p>0.7</text:p>
          </table:table-cell>
          <table:table-cell office:value-type="float" office:value="745.28599999999994" table:style-name="ce14">
            <text:p>745.3</text:p>
          </table:table-cell>
          <table:table-cell office:value-type="float" office:value="33.457000000000001" table:style-name="ce14">
            <text:p>33.5</text:p>
          </table:table-cell>
          <table:table-cell office:value-type="float" office:value="9.7000000000000003E-2" table:style-name="ce14">
            <text:p>0.1</text:p>
          </table:table-cell>
          <table:table-cell office:value-type="float" office:value="778.84" table:style-name="ce14">
            <text:p>778.8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8 Q1</text:p>
          </table:table-cell>
          <table:table-cell office:value-type="float" office:value="22.524000000000001" table:style-name="ce14">
            <text:p>22.5</text:p>
          </table:table-cell>
          <table:table-cell office:value-type="float" office:value="64.298000000000002" table:style-name="ce14">
            <text:p>64.3</text:p>
          </table:table-cell>
          <table:table-cell office:value-type="float" office:value="65.162000000000006" table:style-name="ce14">
            <text:p>65.2</text:p>
          </table:table-cell>
          <table:table-cell office:value-type="float" office:value="70.480999999999995" table:style-name="ce14">
            <text:p>70.5</text:p>
          </table:table-cell>
          <table:table-cell office:value-type="float" office:value="65.897000000000006" table:style-name="ce14">
            <text:p>65.9</text:p>
          </table:table-cell>
          <table:table-cell office:value-type="float" office:value="81.614999999999995" table:style-name="ce14">
            <text:p>81.6</text:p>
          </table:table-cell>
          <table:table-cell office:value-type="float" office:value="36.290999999999997" table:style-name="ce14">
            <text:p>36.3</text:p>
          </table:table-cell>
          <table:table-cell office:value-type="float" office:value="79.64" table:style-name="ce14">
            <text:p>79.6</text:p>
          </table:table-cell>
          <table:table-cell office:value-type="float" office:value="100.571" table:style-name="ce14">
            <text:p>100.6</text:p>
          </table:table-cell>
          <table:table-cell office:value-type="float" office:value="586.47900000000004" table:style-name="ce14">
            <text:p>586.5</text:p>
          </table:table-cell>
          <table:table-cell office:value-type="float" office:value="55.564999999999998" table:style-name="ce14">
            <text:p>55.6</text:p>
          </table:table-cell>
          <table:table-cell office:value-type="float" office:value="82.628" table:style-name="ce14">
            <text:p>82.6</text:p>
          </table:table-cell>
          <table:table-cell office:value-type="float" office:value="14.589" table:style-name="ce14">
            <text:p>14.6</text:p>
          </table:table-cell>
          <table:table-cell office:value-type="float" office:value="0.71099999999999997" table:style-name="ce14">
            <text:p>0.7</text:p>
          </table:table-cell>
          <table:table-cell office:value-type="float" office:value="739.97199999999998" table:style-name="ce14">
            <text:p>740.0</text:p>
          </table:table-cell>
          <table:table-cell office:value-type="float" office:value="33.758000000000003" table:style-name="ce14">
            <text:p>33.8</text:p>
          </table:table-cell>
          <table:table-cell office:value-type="float" office:value="8.8999999999999996E-2" table:style-name="ce14">
            <text:p>0.1</text:p>
          </table:table-cell>
          <table:table-cell office:value-type="float" office:value="773.81899999999996" table:style-name="ce14">
            <text:p>773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2</text:p>
          </table:table-cell>
          <table:table-cell office:value-type="float" office:value="22.638000000000002" table:style-name="ce14">
            <text:p>22.6</text:p>
          </table:table-cell>
          <table:table-cell office:value-type="float" office:value="64.629000000000005" table:style-name="ce14">
            <text:p>64.6</text:p>
          </table:table-cell>
          <table:table-cell office:value-type="float" office:value="65.186999999999998" table:style-name="ce14">
            <text:p>65.2</text:p>
          </table:table-cell>
          <table:table-cell office:value-type="float" office:value="70.802999999999997" table:style-name="ce14">
            <text:p>70.8</text:p>
          </table:table-cell>
          <table:table-cell office:value-type="float" office:value="65.765000000000001" table:style-name="ce14">
            <text:p>65.8</text:p>
          </table:table-cell>
          <table:table-cell office:value-type="float" office:value="80.727000000000004" table:style-name="ce14">
            <text:p>80.7</text:p>
          </table:table-cell>
          <table:table-cell office:value-type="float" office:value="36.284999999999997" table:style-name="ce14">
            <text:p>36.3</text:p>
          </table:table-cell>
          <table:table-cell office:value-type="float" office:value="79.798000000000002" table:style-name="ce14">
            <text:p>79.8</text:p>
          </table:table-cell>
          <table:table-cell office:value-type="float" office:value="101.35599999999999" table:style-name="ce14">
            <text:p>101.4</text:p>
          </table:table-cell>
          <table:table-cell office:value-type="float" office:value="587.18799999999999" table:style-name="ce14">
            <text:p>587.2</text:p>
          </table:table-cell>
          <table:table-cell office:value-type="float" office:value="55.905999999999999" table:style-name="ce14">
            <text:p>55.9</text:p>
          </table:table-cell>
          <table:table-cell office:value-type="float" office:value="83.67" table:style-name="ce14">
            <text:p>83.7</text:p>
          </table:table-cell>
          <table:table-cell office:value-type="float" office:value="14.834" table:style-name="ce14">
            <text:p>14.8</text:p>
          </table:table-cell>
          <table:table-cell office:value-type="float" office:value="0.71199999999999997" table:style-name="ce14">
            <text:p>0.7</text:p>
          </table:table-cell>
          <table:table-cell office:value-type="float" office:value="742.31" table:style-name="ce14">
            <text:p>742.3</text:p>
          </table:table-cell>
          <table:table-cell office:value-type="float" office:value="33.975999999999999" table:style-name="ce14">
            <text:p>34.0</text:p>
          </table:table-cell>
          <table:table-cell office:value-type="float" office:value="9.8000000000000004E-2" table:style-name="ce14">
            <text:p>0.1</text:p>
          </table:table-cell>
          <table:table-cell office:value-type="float" office:value="776.38400000000001" table:style-name="ce14">
            <text:p>776.4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3</text:p>
          </table:table-cell>
          <table:table-cell office:value-type="float" office:value="22.870999999999999" table:style-name="ce14">
            <text:p>22.9</text:p>
          </table:table-cell>
          <table:table-cell office:value-type="float" office:value="65.507999999999996" table:style-name="ce14">
            <text:p>65.5</text:p>
          </table:table-cell>
          <table:table-cell office:value-type="float" office:value="67.05" table:style-name="ce14">
            <text:p>67.1</text:p>
          </table:table-cell>
          <table:table-cell office:value-type="float" office:value="72.147999999999996" table:style-name="ce14">
            <text:p>72.1</text:p>
          </table:table-cell>
          <table:table-cell office:value-type="float" office:value="66.456999999999994" table:style-name="ce14">
            <text:p>66.5</text:p>
          </table:table-cell>
          <table:table-cell office:value-type="float" office:value="82.247" table:style-name="ce14">
            <text:p>82.2</text:p>
          </table:table-cell>
          <table:table-cell office:value-type="float" office:value="36.380000000000003" table:style-name="ce14">
            <text:p>36.4</text:p>
          </table:table-cell>
          <table:table-cell office:value-type="float" office:value="81.790000000000006" table:style-name="ce14">
            <text:p>81.8</text:p>
          </table:table-cell>
          <table:table-cell office:value-type="float" office:value="103.524" table:style-name="ce14">
            <text:p>103.5</text:p>
          </table:table-cell>
          <table:table-cell office:value-type="float" office:value="597.97500000000002" table:style-name="ce14">
            <text:p>598.0</text:p>
          </table:table-cell>
          <table:table-cell office:value-type="float" office:value="56.536999999999999" table:style-name="ce14">
            <text:p>56.5</text:p>
          </table:table-cell>
          <table:table-cell office:value-type="float" office:value="85.516000000000005" table:style-name="ce14">
            <text:p>85.5</text:p>
          </table:table-cell>
          <table:table-cell office:value-type="float" office:value="14.787000000000001" table:style-name="ce14">
            <text:p>14.8</text:p>
          </table:table-cell>
          <table:table-cell office:value-type="float" office:value="0.70699999999999996" table:style-name="ce14">
            <text:p>0.7</text:p>
          </table:table-cell>
          <table:table-cell office:value-type="float" office:value="755.52200000000005" table:style-name="ce14">
            <text:p>755.5</text:p>
          </table:table-cell>
          <table:table-cell office:value-type="float" office:value="34.392000000000003" table:style-name="ce14">
            <text:p>34.4</text:p>
          </table:table-cell>
          <table:table-cell office:value-type="float" office:value="9.9000000000000005E-2" table:style-name="ce14">
            <text:p>0.1</text:p>
          </table:table-cell>
          <table:table-cell office:value-type="float" office:value="790.01300000000003" table:style-name="ce14">
            <text:p>79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4</text:p>
          </table:table-cell>
          <table:table-cell office:value-type="float" office:value="22.640999999999998" table:style-name="ce14">
            <text:p>22.6</text:p>
          </table:table-cell>
          <table:table-cell office:value-type="float" office:value="65.474999999999994" table:style-name="ce14">
            <text:p>65.5</text:p>
          </table:table-cell>
          <table:table-cell office:value-type="float" office:value="66.914000000000001" table:style-name="ce14">
            <text:p>66.9</text:p>
          </table:table-cell>
          <table:table-cell office:value-type="float" office:value="72.209000000000003" table:style-name="ce14">
            <text:p>72.2</text:p>
          </table:table-cell>
          <table:table-cell office:value-type="float" office:value="66.325999999999993" table:style-name="ce14">
            <text:p>66.3</text:p>
          </table:table-cell>
          <table:table-cell office:value-type="float" office:value="82.042000000000002" table:style-name="ce14">
            <text:p>82.0</text:p>
          </table:table-cell>
          <table:table-cell office:value-type="float" office:value="35.994999999999997" table:style-name="ce14">
            <text:p>36.0</text:p>
          </table:table-cell>
          <table:table-cell office:value-type="float" office:value="81.861999999999995" table:style-name="ce14">
            <text:p>81.9</text:p>
          </table:table-cell>
          <table:table-cell office:value-type="float" office:value="105.173" table:style-name="ce14">
            <text:p>105.2</text:p>
          </table:table-cell>
          <table:table-cell office:value-type="float" office:value="598.63699999999994" table:style-name="ce14">
            <text:p>598.6</text:p>
          </table:table-cell>
          <table:table-cell office:value-type="float" office:value="57.518000000000001" table:style-name="ce14">
            <text:p>57.5</text:p>
          </table:table-cell>
          <table:table-cell office:value-type="float" office:value="85.382999999999996" table:style-name="ce14">
            <text:p>85.4</text:p>
          </table:table-cell>
          <table:table-cell office:value-type="float" office:value="16.341000000000001" table:style-name="ce14">
            <text:p>16.3</text:p>
          </table:table-cell>
          <table:table-cell office:value-type="float" office:value="0.69699999999999995" table:style-name="ce14">
            <text:p>0.7</text:p>
          </table:table-cell>
          <table:table-cell office:value-type="float" office:value="758.57600000000002" table:style-name="ce14">
            <text:p>758.6</text:p>
          </table:table-cell>
          <table:table-cell office:value-type="float" office:value="34.838000000000001" table:style-name="ce14">
            <text:p>34.8</text:p>
          </table:table-cell>
          <table:table-cell office:value-type="float" office:value="0.114" table:style-name="ce14">
            <text:p>0.1</text:p>
          </table:table-cell>
          <table:table-cell office:value-type="float" office:value="793.52800000000002" table:style-name="ce14">
            <text:p>793.5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9 Q1</text:p>
          </table:table-cell>
          <table:table-cell office:value-type="float" office:value="22.233000000000001" table:style-name="ce14">
            <text:p>22.2</text:p>
          </table:table-cell>
          <table:table-cell office:value-type="float" office:value="64.575000000000003" table:style-name="ce14">
            <text:p>64.6</text:p>
          </table:table-cell>
          <table:table-cell office:value-type="float" office:value="65.753" table:style-name="ce14">
            <text:p>65.8</text:p>
          </table:table-cell>
          <table:table-cell office:value-type="float" office:value="71.460999999999999" table:style-name="ce14">
            <text:p>71.5</text:p>
          </table:table-cell>
          <table:table-cell office:value-type="float" office:value="64.986000000000004" table:style-name="ce14">
            <text:p>65.0</text:p>
          </table:table-cell>
          <table:table-cell office:value-type="float" office:value="81.245999999999995" table:style-name="ce14">
            <text:p>81.2</text:p>
          </table:table-cell>
          <table:table-cell office:value-type="float" office:value="34.948999999999998" table:style-name="ce14">
            <text:p>34.9</text:p>
          </table:table-cell>
          <table:table-cell office:value-type="float" office:value="80.644000000000005" table:style-name="ce14">
            <text:p>80.6</text:p>
          </table:table-cell>
          <table:table-cell office:value-type="float" office:value="110.654" table:style-name="ce14">
            <text:p>110.7</text:p>
          </table:table-cell>
          <table:table-cell office:value-type="float" office:value="596.50099999999998" table:style-name="ce14">
            <text:p>596.5</text:p>
          </table:table-cell>
          <table:table-cell office:value-type="float" office:value="57.369" table:style-name="ce14">
            <text:p>57.4</text:p>
          </table:table-cell>
          <table:table-cell office:value-type="float" office:value="84.712999999999994" table:style-name="ce14">
            <text:p>84.7</text:p>
          </table:table-cell>
          <table:table-cell office:value-type="float" office:value="17.103999999999999" table:style-name="ce14">
            <text:p>17.1</text:p>
          </table:table-cell>
          <table:table-cell office:value-type="float" office:value="0.67500000000000004" table:style-name="ce14">
            <text:p>0.7</text:p>
          </table:table-cell>
          <table:table-cell office:value-type="float" office:value="756.36199999999997" table:style-name="ce14">
            <text:p>756.4</text:p>
          </table:table-cell>
          <table:table-cell office:value-type="float" office:value="35.076999999999998" table:style-name="ce14">
            <text:p>35.1</text:p>
          </table:table-cell>
          <table:table-cell office:value-type="float" office:value="0.114" table:style-name="ce14">
            <text:p>0.1</text:p>
          </table:table-cell>
          <table:table-cell office:value-type="float" office:value="791.553" table:style-name="ce14">
            <text:p>791.6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2</text:p>
          </table:table-cell>
          <table:table-cell office:value-type="float" office:value="22.312000000000001" table:style-name="ce14">
            <text:p>22.3</text:p>
          </table:table-cell>
          <table:table-cell office:value-type="float" office:value="65.183999999999997" table:style-name="ce14">
            <text:p>65.2</text:p>
          </table:table-cell>
          <table:table-cell office:value-type="float" office:value="66.465999999999994" table:style-name="ce14">
            <text:p>66.5</text:p>
          </table:table-cell>
          <table:table-cell office:value-type="float" office:value="72.295000000000002" table:style-name="ce14">
            <text:p>72.3</text:p>
          </table:table-cell>
          <table:table-cell office:value-type="float" office:value="65.524000000000001" table:style-name="ce14">
            <text:p>65.5</text:p>
          </table:table-cell>
          <table:table-cell office:value-type="float" office:value="82.049000000000007" table:style-name="ce14">
            <text:p>82.0</text:p>
          </table:table-cell>
          <table:table-cell office:value-type="float" office:value="34.762" table:style-name="ce14">
            <text:p>34.8</text:p>
          </table:table-cell>
          <table:table-cell office:value-type="float" office:value="81.656999999999996" table:style-name="ce14">
            <text:p>81.7</text:p>
          </table:table-cell>
          <table:table-cell office:value-type="float" office:value="113.18600000000001" table:style-name="ce14">
            <text:p>113.2</text:p>
          </table:table-cell>
          <table:table-cell office:value-type="float" office:value="603.43499999999995" table:style-name="ce14">
            <text:p>603.4</text:p>
          </table:table-cell>
          <table:table-cell office:value-type="float" office:value="57.926000000000002" table:style-name="ce14">
            <text:p>57.9</text:p>
          </table:table-cell>
          <table:table-cell office:value-type="float" office:value="85.555000000000007" table:style-name="ce14">
            <text:p>85.6</text:p>
          </table:table-cell>
          <table:table-cell office:value-type="float" office:value="15.981" table:style-name="ce14">
            <text:p>16.0</text:p>
          </table:table-cell>
          <table:table-cell office:value-type="float" office:value="0.66400000000000003" table:style-name="ce14">
            <text:p>0.7</text:p>
          </table:table-cell>
          <table:table-cell office:value-type="float" office:value="763.56100000000004" table:style-name="ce14">
            <text:p>763.6</text:p>
          </table:table-cell>
          <table:table-cell office:value-type="float" office:value="35.234000000000002" table:style-name="ce14">
            <text:p>35.2</text:p>
          </table:table-cell>
          <table:table-cell office:value-type="float" office:value="7.4999999999999997E-2" table:style-name="ce14">
            <text:p>0.1</text:p>
          </table:table-cell>
          <table:table-cell office:value-type="float" office:value="798.87" table:style-name="ce14">
            <text:p>798.9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3</text:p>
          </table:table-cell>
          <table:table-cell office:value-type="float" office:value="22.472000000000001" table:style-name="ce14">
            <text:p>22.5</text:p>
          </table:table-cell>
          <table:table-cell office:value-type="float" office:value="65.472999999999999" table:style-name="ce14">
            <text:p>65.5</text:p>
          </table:table-cell>
          <table:table-cell office:value-type="float" office:value="66.816999999999993" table:style-name="ce14">
            <text:p>66.8</text:p>
          </table:table-cell>
          <table:table-cell office:value-type="float" office:value="72.77" table:style-name="ce14">
            <text:p>72.8</text:p>
          </table:table-cell>
          <table:table-cell office:value-type="float" office:value="65.908000000000001" table:style-name="ce14">
            <text:p>65.9</text:p>
          </table:table-cell>
          <table:table-cell office:value-type="float" office:value="82.816000000000003" table:style-name="ce14">
            <text:p>82.8</text:p>
          </table:table-cell>
          <table:table-cell office:value-type="float" office:value="34.655999999999999" table:style-name="ce14">
            <text:p>34.7</text:p>
          </table:table-cell>
          <table:table-cell office:value-type="float" office:value="82.057000000000002" table:style-name="ce14">
            <text:p>82.1</text:p>
          </table:table-cell>
          <table:table-cell office:value-type="float" office:value="114.366" table:style-name="ce14">
            <text:p>114.4</text:p>
          </table:table-cell>
          <table:table-cell office:value-type="float" office:value="607.33500000000004" table:style-name="ce14">
            <text:p>607.3</text:p>
          </table:table-cell>
          <table:table-cell office:value-type="float" office:value="58.503999999999998" table:style-name="ce14">
            <text:p>58.5</text:p>
          </table:table-cell>
          <table:table-cell office:value-type="float" office:value="86.284000000000006" table:style-name="ce14">
            <text:p>86.3</text:p>
          </table:table-cell>
          <table:table-cell office:value-type="float" office:value="15.484999999999999" table:style-name="ce14">
            <text:p>15.5</text:p>
          </table:table-cell>
          <table:table-cell office:value-type="float" office:value="0.65800000000000003" table:style-name="ce14">
            <text:p>0.7</text:p>
          </table:table-cell>
          <table:table-cell office:value-type="float" office:value="768.26599999999996" table:style-name="ce14">
            <text:p>768.3</text:p>
          </table:table-cell>
          <table:table-cell office:value-type="float" office:value="35.564999999999998" table:style-name="ce14">
            <text:p>35.6</text:p>
          </table:table-cell>
          <table:table-cell office:value-type="float" office:value="7.4999999999999997E-2" table:style-name="ce14">
            <text:p>0.1</text:p>
          </table:table-cell>
          <table:table-cell office:value-type="float" office:value="803.90599999999995" table:style-name="ce14">
            <text:p>803.9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4</text:p>
          </table:table-cell>
          <table:table-cell office:value-type="float" office:value="22.405999999999999" table:style-name="ce14">
            <text:p>22.4</text:p>
          </table:table-cell>
          <table:table-cell office:value-type="float" office:value="65.528000000000006" table:style-name="ce14">
            <text:p>65.5</text:p>
          </table:table-cell>
          <table:table-cell office:value-type="float" office:value="67.073999999999998" table:style-name="ce14">
            <text:p>67.1</text:p>
          </table:table-cell>
          <table:table-cell office:value-type="float" office:value="72.653999999999996" table:style-name="ce14">
            <text:p>72.7</text:p>
          </table:table-cell>
          <table:table-cell office:value-type="float" office:value="65.712999999999994" table:style-name="ce14">
            <text:p>65.7</text:p>
          </table:table-cell>
          <table:table-cell office:value-type="float" office:value="82.299000000000007" table:style-name="ce14">
            <text:p>82.3</text:p>
          </table:table-cell>
          <table:table-cell office:value-type="float" office:value="34.381" table:style-name="ce14">
            <text:p>34.4</text:p>
          </table:table-cell>
          <table:table-cell office:value-type="float" office:value="81.903000000000006" table:style-name="ce14">
            <text:p>81.9</text:p>
          </table:table-cell>
          <table:table-cell office:value-type="float" office:value="114.967" table:style-name="ce14">
            <text:p>115.0</text:p>
          </table:table-cell>
          <table:table-cell office:value-type="float" office:value="606.92499999999995" table:style-name="ce14">
            <text:p>606.9</text:p>
          </table:table-cell>
          <table:table-cell office:value-type="float" office:value="59.237000000000002" table:style-name="ce14">
            <text:p>59.2</text:p>
          </table:table-cell>
          <table:table-cell office:value-type="float" office:value="86.078000000000003" table:style-name="ce14">
            <text:p>86.1</text:p>
          </table:table-cell>
          <table:table-cell office:value-type="float" office:value="14.465" table:style-name="ce14">
            <text:p>14.5</text:p>
          </table:table-cell>
          <table:table-cell office:value-type="float" office:value="0.65100000000000002" table:style-name="ce14">
            <text:p>0.7</text:p>
          </table:table-cell>
          <table:table-cell office:value-type="float" office:value="767.35599999999999" table:style-name="ce14">
            <text:p>767.4</text:p>
          </table:table-cell>
          <table:table-cell office:value-type="float" office:value="35.744999999999997" table:style-name="ce14">
            <text:p>35.7</text:p>
          </table:table-cell>
          <table:table-cell office:value-type="float" office:value="9.4E-2" table:style-name="ce14">
            <text:p>0.1</text:p>
          </table:table-cell>
          <table:table-cell office:value-type="float" office:value="803.19500000000005" table:style-name="ce14">
            <text:p>803.2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20 Q1</text:p>
          </table:table-cell>
          <table:table-cell office:value-type="float" office:value="22.46" table:style-name="ce14">
            <text:p>22.5</text:p>
          </table:table-cell>
          <table:table-cell office:value-type="float" office:value="65.353999999999999" table:style-name="ce14">
            <text:p>65.4</text:p>
          </table:table-cell>
          <table:table-cell office:value-type="float" office:value="67.126000000000005" table:style-name="ce14">
            <text:p>67.1</text:p>
          </table:table-cell>
          <table:table-cell office:value-type="float" office:value="72.475999999999999" table:style-name="ce14">
            <text:p>72.5</text:p>
          </table:table-cell>
          <table:table-cell office:value-type="float" office:value="65.563000000000002" table:style-name="ce14">
            <text:p>65.6</text:p>
          </table:table-cell>
          <table:table-cell office:value-type="float" office:value="82.046999999999997" table:style-name="ce14">
            <text:p>82.0</text:p>
          </table:table-cell>
          <table:table-cell office:value-type="float" office:value="32.712000000000003" table:style-name="ce14">
            <text:p>32.7</text:p>
          </table:table-cell>
          <table:table-cell office:value-type="float" office:value="82.256" table:style-name="ce14">
            <text:p>82.3</text:p>
          </table:table-cell>
          <table:table-cell office:value-type="float" office:value="116.01900000000001" table:style-name="ce14">
            <text:p>116.0</text:p>
          </table:table-cell>
          <table:table-cell office:value-type="float" office:value="606.01300000000003" table:style-name="ce14">
            <text:p>606.0</text:p>
          </table:table-cell>
          <table:table-cell office:value-type="float" office:value="59.595999999999997" table:style-name="ce14">
            <text:p>59.6</text:p>
          </table:table-cell>
          <table:table-cell office:value-type="float" office:value="85.656999999999996" table:style-name="ce14">
            <text:p>85.7</text:p>
          </table:table-cell>
          <table:table-cell office:value-type="float" office:value="13.026999999999999" table:style-name="ce14">
            <text:p>13.0</text:p>
          </table:table-cell>
          <table:table-cell office:value-type="float" office:value="0.64700000000000002" table:style-name="ce14">
            <text:p>0.6</text:p>
          </table:table-cell>
          <table:table-cell office:value-type="float" office:value="764.94" table:style-name="ce14">
            <text:p>764.9</text:p>
          </table:table-cell>
          <table:table-cell office:value-type="float" office:value="35.920999999999999" table:style-name="ce14">
            <text:p>35.9</text:p>
          </table:table-cell>
          <table:table-cell office:value-type="float" office:value="6.6000000000000003E-2" table:style-name="ce14">
            <text:p>0.1</text:p>
          </table:table-cell>
          <table:table-cell office:value-type="float" office:value="800.92700000000002" table:style-name="ce14">
            <text:p>800.9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2</text:p>
          </table:table-cell>
          <table:table-cell office:value-type="float" office:value="22.068000000000001" table:style-name="ce14">
            <text:p>22.1</text:p>
          </table:table-cell>
          <table:table-cell office:value-type="float" office:value="63.360999999999997" table:style-name="ce14">
            <text:p>63.4</text:p>
          </table:table-cell>
          <table:table-cell office:value-type="float" office:value="65.510000000000005" table:style-name="ce14">
            <text:p>65.5</text:p>
          </table:table-cell>
          <table:table-cell office:value-type="float" office:value="70.453999999999994" table:style-name="ce14">
            <text:p>70.5</text:p>
          </table:table-cell>
          <table:table-cell office:value-type="float" office:value="64.073999999999998" table:style-name="ce14">
            <text:p>64.1</text:p>
          </table:table-cell>
          <table:table-cell office:value-type="float" office:value="79.403999999999996" table:style-name="ce14">
            <text:p>79.4</text:p>
          </table:table-cell>
          <table:table-cell office:value-type="float" office:value="30.431999999999999" table:style-name="ce14">
            <text:p>30.4</text:p>
          </table:table-cell>
          <table:table-cell office:value-type="float" office:value="78.991" table:style-name="ce14">
            <text:p>79.0</text:p>
          </table:table-cell>
          <table:table-cell office:value-type="float" office:value="112.991" table:style-name="ce14">
            <text:p>113.0</text:p>
          </table:table-cell>
          <table:table-cell office:value-type="float" office:value="587.28499999999997" table:style-name="ce14">
            <text:p>587.3</text:p>
          </table:table-cell>
          <table:table-cell office:value-type="float" office:value="58.616" table:style-name="ce14">
            <text:p>58.6</text:p>
          </table:table-cell>
          <table:table-cell office:value-type="float" office:value="84.355999999999995" table:style-name="ce14">
            <text:p>84.4</text:p>
          </table:table-cell>
          <table:table-cell office:value-type="float" office:value="13.457000000000001" table:style-name="ce14">
            <text:p>13.5</text:p>
          </table:table-cell>
          <table:table-cell office:value-type="float" office:value="0.64" table:style-name="ce14">
            <text:p>0.6</text:p>
          </table:table-cell>
          <table:table-cell office:value-type="float" office:value="744.35400000000004" table:style-name="ce14">
            <text:p>744.4</text:p>
          </table:table-cell>
          <table:table-cell office:value-type="float" office:value="35.625" table:style-name="ce14">
            <text:p>35.6</text:p>
          </table:table-cell>
          <table:table-cell office:value-type="float" office:value="7.1999999999999995E-2" table:style-name="ce14">
            <text:p>0.1</text:p>
          </table:table-cell>
          <table:table-cell office:value-type="float" office:value="780.05100000000004" table:style-name="ce14">
            <text:p>780.1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3</text:p>
          </table:table-cell>
          <table:table-cell office:value-type="float" office:value="22.765000000000001" table:style-name="ce14">
            <text:p>22.8</text:p>
          </table:table-cell>
          <table:table-cell office:value-type="float" office:value="66.116" table:style-name="ce14">
            <text:p>66.1</text:p>
          </table:table-cell>
          <table:table-cell office:value-type="float" office:value="67.730999999999995" table:style-name="ce14">
            <text:p>67.7</text:p>
          </table:table-cell>
          <table:table-cell office:value-type="float" office:value="72.77" table:style-name="ce14">
            <text:p>72.8</text:p>
          </table:table-cell>
          <table:table-cell office:value-type="float" office:value="65.501999999999995" table:style-name="ce14">
            <text:p>65.5</text:p>
          </table:table-cell>
          <table:table-cell office:value-type="float" office:value="82.194000000000003" table:style-name="ce14">
            <text:p>82.2</text:p>
          </table:table-cell>
          <table:table-cell office:value-type="float" office:value="31.004000000000001" table:style-name="ce14">
            <text:p>31.0</text:p>
          </table:table-cell>
          <table:table-cell office:value-type="float" office:value="83.379000000000005" table:style-name="ce14">
            <text:p>83.4</text:p>
          </table:table-cell>
          <table:table-cell office:value-type="float" office:value="118.14" table:style-name="ce14">
            <text:p>118.1</text:p>
          </table:table-cell>
          <table:table-cell office:value-type="float" office:value="609.601" table:style-name="ce14">
            <text:p>609.6</text:p>
          </table:table-cell>
          <table:table-cell office:value-type="float" office:value="60.314999999999998" table:style-name="ce14">
            <text:p>60.3</text:p>
          </table:table-cell>
          <table:table-cell office:value-type="float" office:value="86.084000000000003" table:style-name="ce14">
            <text:p>86.1</text:p>
          </table:table-cell>
          <table:table-cell office:value-type="float" office:value="13.414" table:style-name="ce14">
            <text:p>13.4</text:p>
          </table:table-cell>
          <table:table-cell office:value-type="float" office:value="0.63900000000000001" table:style-name="ce14">
            <text:p>0.6</text:p>
          </table:table-cell>
          <table:table-cell office:value-type="float" office:value="770.053" table:style-name="ce14">
            <text:p>770.1</text:p>
          </table:table-cell>
          <table:table-cell office:value-type="float" office:value="36.216999999999999" table:style-name="ce14">
            <text:p>36.2</text:p>
          </table:table-cell>
          <table:table-cell office:value-type="float" office:value="5.1999999999999998E-2" table:style-name="ce14">
            <text:p>0.1</text:p>
          </table:table-cell>
          <table:table-cell office:value-type="float" office:value="806.322" table:style-name="ce14">
            <text:p>806.3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4</text:p>
          </table:table-cell>
          <table:table-cell office:value-type="float" office:value="22.765000000000001" table:style-name="ce14">
            <text:p>22.8</text:p>
          </table:table-cell>
          <table:table-cell office:value-type="float" office:value="66.099999999999994" table:style-name="ce14">
            <text:p>66.1</text:p>
          </table:table-cell>
          <table:table-cell office:value-type="float" office:value="67.447000000000003" table:style-name="ce14">
            <text:p>67.4</text:p>
          </table:table-cell>
          <table:table-cell office:value-type="float" office:value="72.466999999999999" table:style-name="ce14">
            <text:p>72.5</text:p>
          </table:table-cell>
          <table:table-cell office:value-type="float" office:value="65.346999999999994" table:style-name="ce14">
            <text:p>65.3</text:p>
          </table:table-cell>
          <table:table-cell office:value-type="float" office:value="81.575000000000003" table:style-name="ce14">
            <text:p>81.6</text:p>
          </table:table-cell>
          <table:table-cell office:value-type="float" office:value="29.867000000000001" table:style-name="ce14">
            <text:p>29.9</text:p>
          </table:table-cell>
          <table:table-cell office:value-type="float" office:value="82.98" table:style-name="ce14">
            <text:p>83.0</text:p>
          </table:table-cell>
          <table:table-cell office:value-type="float" office:value="118.374" table:style-name="ce14">
            <text:p>118.4</text:p>
          </table:table-cell>
          <table:table-cell office:value-type="float" office:value="606.92200000000003" table:style-name="ce14">
            <text:p>606.9</text:p>
          </table:table-cell>
          <table:table-cell office:value-type="float" office:value="61.747" table:style-name="ce14">
            <text:p>61.7</text:p>
          </table:table-cell>
          <table:table-cell office:value-type="float" office:value="86.061000000000007" table:style-name="ce14">
            <text:p>86.1</text:p>
          </table:table-cell>
          <table:table-cell office:value-type="float" office:value="13.645" table:style-name="ce14">
            <text:p>13.6</text:p>
          </table:table-cell>
          <table:table-cell office:value-type="float" office:value="0.629" table:style-name="ce14">
            <text:p>0.6</text:p>
          </table:table-cell>
          <table:table-cell office:value-type="float" office:value="769.00400000000002" table:style-name="ce14">
            <text:p>769.0</text:p>
          </table:table-cell>
          <table:table-cell office:value-type="float" office:value="36.631" table:style-name="ce14">
            <text:p>36.6</text:p>
          </table:table-cell>
          <table:table-cell office:value-type="float" office:value="7.5999999999999998E-2" table:style-name="ce14">
            <text:p>0.1</text:p>
          </table:table-cell>
          <table:table-cell office:value-type="float" office:value="805.71100000000001" table:style-name="ce14">
            <text:p>805.7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21 Q1</text:p>
          </table:table-cell>
          <table:table-cell office:value-type="float" office:value="22.942" table:style-name="ce14">
            <text:p>22.9</text:p>
          </table:table-cell>
          <table:table-cell office:value-type="float" office:value="66.382999999999996" table:style-name="ce14">
            <text:p>66.4</text:p>
          </table:table-cell>
          <table:table-cell office:value-type="float" office:value="67.822000000000003" table:style-name="ce14">
            <text:p>67.8</text:p>
          </table:table-cell>
          <table:table-cell office:value-type="float" office:value="72.656999999999996" table:style-name="ce14">
            <text:p>72.7</text:p>
          </table:table-cell>
          <table:table-cell office:value-type="float" office:value="65.531999999999996" table:style-name="ce14">
            <text:p>65.5</text:p>
          </table:table-cell>
          <table:table-cell office:value-type="float" office:value="81.736999999999995" table:style-name="ce14">
            <text:p>81.7</text:p>
          </table:table-cell>
          <table:table-cell office:value-type="float" office:value="29.373999999999999" table:style-name="ce14">
            <text:p>29.4</text:p>
          </table:table-cell>
          <table:table-cell office:value-type="float" office:value="83.004999999999995" table:style-name="ce14">
            <text:p>83.0</text:p>
          </table:table-cell>
          <table:table-cell office:value-type="float" office:value="119.72" table:style-name="ce14">
            <text:p>119.7</text:p>
          </table:table-cell>
          <table:table-cell office:value-type="float" office:value="609.17200000000003" table:style-name="ce14">
            <text:p>609.2</text:p>
          </table:table-cell>
          <table:table-cell office:value-type="float" office:value="62.524999999999999" table:style-name="ce14">
            <text:p>62.5</text:p>
          </table:table-cell>
          <table:table-cell office:value-type="float" office:value="86.807000000000002" table:style-name="ce14">
            <text:p>86.8</text:p>
          </table:table-cell>
          <table:table-cell office:value-type="float" office:value="13.537000000000001" table:style-name="ce14">
            <text:p>13.5</text:p>
          </table:table-cell>
          <table:table-cell office:value-type="float" office:value="0.627" table:style-name="ce14">
            <text:p>0.6</text:p>
          </table:table-cell>
          <table:table-cell office:value-type="float" office:value="772.66800000000001" table:style-name="ce14">
            <text:p>772.7</text:p>
          </table:table-cell>
          <table:table-cell office:value-type="float" office:value="37.171999999999997" table:style-name="ce14">
            <text:p>37.2</text:p>
          </table:table-cell>
          <table:table-cell office:value-type="float" office:value="7.0000000000000007E-2" table:style-name="ce14">
            <text:p>0.1</text:p>
          </table:table-cell>
          <table:table-cell office:value-type="float" office:value="809.91" table:style-name="ce14">
            <text:p>809.9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1 Q2</text:p>
          </table:table-cell>
          <table:table-cell office:value-type="float" office:value="23.164000000000001" table:style-name="ce14">
            <text:p>23.2</text:p>
          </table:table-cell>
          <table:table-cell office:value-type="float" office:value="67.373999999999995" table:style-name="ce14">
            <text:p>67.4</text:p>
          </table:table-cell>
          <table:table-cell office:value-type="float" office:value="68.557000000000002" table:style-name="ce14">
            <text:p>68.6</text:p>
          </table:table-cell>
          <table:table-cell office:value-type="float" office:value="73.275999999999996" table:style-name="ce14">
            <text:p>73.3</text:p>
          </table:table-cell>
          <table:table-cell office:value-type="float" office:value="66.203000000000003" table:style-name="ce14">
            <text:p>66.2</text:p>
          </table:table-cell>
          <table:table-cell office:value-type="float" office:value="82.477999999999994" table:style-name="ce14">
            <text:p>82.5</text:p>
          </table:table-cell>
          <table:table-cell office:value-type="float" office:value="30.138999999999999" table:style-name="ce14">
            <text:p>30.1</text:p>
          </table:table-cell>
          <table:table-cell office:value-type="float" office:value="83.668000000000006" table:style-name="ce14">
            <text:p>83.7</text:p>
          </table:table-cell>
          <table:table-cell office:value-type="float" office:value="121.53700000000001" table:style-name="ce14">
            <text:p>121.5</text:p>
          </table:table-cell>
          <table:table-cell office:value-type="float" office:value="616.39599999999996" table:style-name="ce14">
            <text:p>616.4</text:p>
          </table:table-cell>
          <table:table-cell office:value-type="float" office:value="62.887999999999998" table:style-name="ce14">
            <text:p>62.9</text:p>
          </table:table-cell>
          <table:table-cell office:value-type="float" office:value="87.653000000000006" table:style-name="ce14">
            <text:p>87.7</text:p>
          </table:table-cell>
          <table:table-cell office:value-type="float" office:value="13.73" table:style-name="ce14">
            <text:p>13.7</text:p>
          </table:table-cell>
          <table:table-cell office:value-type="float" office:value="0.629" table:style-name="ce14">
            <text:p>0.6</text:p>
          </table:table-cell>
          <table:table-cell office:value-type="float" office:value="781.29600000000005" table:style-name="ce14">
            <text:p>781.3</text:p>
          </table:table-cell>
          <table:table-cell office:value-type="float" office:value="38.006" table:style-name="ce14">
            <text:p>38.0</text:p>
          </table:table-cell>
          <table:table-cell office:value-type="float" office:value="7.0999999999999994E-2" table:style-name="ce14">
            <text:p>0.1</text:p>
          </table:table-cell>
          <table:table-cell office:value-type="float" office:value="819.37300000000005" table:style-name="ce14">
            <text:p>819.4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5">
            <text:p>2021 Q3</text:p>
          </table:table-cell>
          <table:table-cell office:value-type="float" office:value="23.254999999999999" table:style-name="ce16">
            <text:p>23.3</text:p>
          </table:table-cell>
          <table:table-cell office:value-type="float" office:value="67.89" table:style-name="ce16">
            <text:p>67.9</text:p>
          </table:table-cell>
          <table:table-cell office:value-type="float" office:value="68.972999999999999" table:style-name="ce16">
            <text:p>69.0</text:p>
          </table:table-cell>
          <table:table-cell office:value-type="float" office:value="73.572999999999993" table:style-name="ce16">
            <text:p>73.6</text:p>
          </table:table-cell>
          <table:table-cell office:value-type="float" office:value="66.515000000000001" table:style-name="ce16">
            <text:p>66.5</text:p>
          </table:table-cell>
          <table:table-cell office:value-type="float" office:value="82.917000000000002" table:style-name="ce16">
            <text:p>82.9</text:p>
          </table:table-cell>
          <table:table-cell office:value-type="float" office:value="30.318999999999999" table:style-name="ce16">
            <text:p>30.3</text:p>
          </table:table-cell>
          <table:table-cell office:value-type="float" office:value="83.997" table:style-name="ce16">
            <text:p>84.0</text:p>
          </table:table-cell>
          <table:table-cell office:value-type="float" office:value="122.604" table:style-name="ce16">
            <text:p>122.6</text:p>
          </table:table-cell>
          <table:table-cell office:value-type="float" office:value="620.04300000000001" table:style-name="ce16">
            <text:p>620.0</text:p>
          </table:table-cell>
          <table:table-cell office:value-type="float" office:value="62.941000000000003" table:style-name="ce16">
            <text:p>62.9</text:p>
          </table:table-cell>
          <table:table-cell office:value-type="float" office:value="88.069000000000003" table:style-name="ce16">
            <text:p>88.1</text:p>
          </table:table-cell>
          <table:table-cell office:value-type="float" office:value="13.945" table:style-name="ce16">
            <text:p>13.9</text:p>
          </table:table-cell>
          <table:table-cell office:value-type="float" office:value="0.63" table:style-name="ce16">
            <text:p>0.6</text:p>
          </table:table-cell>
          <table:table-cell office:value-type="float" office:value="785.62800000000004" table:style-name="ce16">
            <text:p>785.6</text:p>
          </table:table-cell>
          <table:table-cell office:value-type="float" office:value="38.307000000000002" table:style-name="ce16">
            <text:p>38.3</text:p>
          </table:table-cell>
          <table:table-cell office:value-type="float" office:value="9.0999999999999998E-2" table:style-name="ce16">
            <text:p>0.1</text:p>
          </table:table-cell>
          <table:table-cell office:value-type="float" office:value="824.02599999999995" table:style-name="ce16">
            <text:p>824.0</text:p>
          </table:table-cell>
          <table:table-cell table:number-columns-repeated="16365" table:style-name="ce10"/>
        </table:table-row>
        <table:table-row table:style-name="ro1">
          <table:table-cell table:style-name="ce17"/>
          <table:table-cell table:number-columns-repeated="18" table:style-name="ce18"/>
          <table:table-cell table:number-columns-repeated="16365" table:style-name="ce19"/>
        </table:table-row>
        <table:table-row table:style-name="ro7">
          <table:table-cell office:value-type="string" table:style-name="ce23">
            <text:p>1. Includes rear diggers, lift trucks, rollers, ambulances, Hackney Carriages, three wheelers and agricultural vehicles.</text:p>
          </table:table-cell>
          <table:table-cell table:number-columns-repeated="16383" table:style-name="ce23"/>
        </table:table-row>
        <table:table-row table:style-name="ro2">
          <table:table-cell office:value-type="string" table:style-name="ce20">
            <text:p>2. Refers to vehicles that are between keepers with the previous keeper based in Great Britain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3. Refers to vehicles where GB region is unknown due to incomplete postcode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4. Refers to vehicles that are between keepers with the previous keeper based in Northern Ireland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1">
          <table:table-cell table:style-name="ce17"/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13">
            <text:p>Telephone: 020 7944 3077</text:p>
          </table:table-cell>
          <table:table-cell table:number-columns-repeated="15" table:style-name="ce2"/>
          <table:table-cell table:style-name="ce9"/>
          <table:table-cell table:style-name="ce2"/>
          <table:table-cell office:value-type="string" table:style-name="ce9">
            <text:p>Source: DVLA/DfT</text:p>
          </table:table-cell>
          <table:table-cell table:number-columns-repeated="16365" table:style-name="ce3"/>
        </table:table-row>
        <table:table-row table:style-name="ro1">
          <table:table-cell office:value-type="string" table:style-name="ce21">
            <text:p>Email:<text:s/><text:span text:style-name="T2">vehicles.stats@dft.gov.uk</text:span></text:p>
          </table:table-cell>
          <table:table-cell table:number-columns-repeated="15" table:style-name="ce2"/>
          <table:table-cell table:style-name="ce9"/>
          <table:table-cell table:style-name="ce2"/>
          <table:table-cell office:value-type="string" table:style-name="ce9">
            <text:p>Last updated: 13 January 2022</text:p>
          </table:table-cell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22">
            <text:p><text:a xlink:href="https://www.gov.uk/government/publications/vehicles-statistics-guidance"><text:span text:style-name="T1">Notes &amp; definitions:<text:s/></text:span>https://www.gov.uk/government/publications/vehicles-statistics-guidance</text:a></text:p>
          </table:table-cell>
          <table:covered-table-cell table:number-columns-repeated="7"/>
          <table:table-cell table:number-columns-repeated="8" table:style-name="ce2"/>
          <table:table-cell table:style-name="ce9"/>
          <table:table-cell table:style-name="ce2"/>
          <table:table-cell office:value-type="string" table:style-name="ce9">
            <text:p>Next update: April 2022</text:p>
          </table:table-cell>
          <table:table-cell table:number-columns-repeated="16365" table:style-name="ce3"/>
        </table:table-row>
        <table:table-row table:number-rows-repeated="1048493" table:style-name="ro2">
          <table:table-cell table:number-columns-repeated="16384"/>
        </table:table-row>
        <table:named-expressions>
          <table:named-range table:name="Print_Area" table:cell-range-address="VEH0104g_Other_vehicles.$A$1:VEH0104g_Other_vehicles.$S$83" table:base-cell-address="VEH0104g_Other_vehicles.$A$1"/>
          <table:named-range table:name="Print_Titles" table:cell-range-address="VEH0104g_Other_vehicles.$A$1:VEH0104g_Other_vehicles.$XFD$7" table:base-cell-address="VEH0104g_Other_vehicles.$A$1"/>
        </table:named-expressions>
      </table:table>
      <table:table table:name="'file:///P:/WINDATA/EXCEL/michel.xls'#T23" table:style-name="ta2">
        <table:table-source xlink:href="file:///P:/WINDATA/EXCEL/michel.xls" table:table-name="T23" table:mode="copy-results-only"/>
        <table:table-column/>
        <table:table-row>
          <table:table-cell office:value-type="string" office:string-value="Table 23  Goods vehicle stock at end of year: 1988 - 1998: by gross vehicle weight"/>
          <table:table-cell table:number-columns-repeated="16383"/>
        </table:table-row>
        <table:table-row>
          <table:table-cell table:number-columns-repeated="16384"/>
        </table:table-row>
        <table:table-row>
          <table:table-cell table:number-columns-repeated="12"/>
          <table:table-cell office:value-type="string" office:string-value="   Thousands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Over"/>
          <table:table-cell office:value-type="string" office:string-value="Not over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office:value-type="float" office:value="1997"/>
          <table:table-cell office:value-type="float" office:value="1998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Rigi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1.9"/>
          <table:table-cell office:value-type="float" office:value="169.5"/>
          <table:table-cell office:value-type="float" office:value="166.2"/>
          <table:table-cell office:value-type="float" office:value="157.80000000000001"/>
          <table:table-cell office:value-type="float" office:value="152.03200000000001"/>
          <table:table-cell office:value-type="float" office:value="151.4"/>
          <table:table-cell office:value-type="float" office:value="150208"/>
          <table:table-cell office:value-type="float" office:value="150802"/>
          <table:table-cell office:value-type="float" office:value="153272"/>
          <table:table-cell office:value-type="float" office:value="153942"/>
          <table:table-cell office:value-type="float" office:value="155786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3"/>
          <table:table-cell office:value-type="float" office:value="22"/>
          <table:table-cell office:value-type="float" office:value="20.100000000000001"/>
          <table:table-cell office:value-type="float" office:value="18.5"/>
          <table:table-cell office:value-type="float" office:value="17.193000000000001"/>
          <table:table-cell office:value-type="float" office:value="16.600000000000001"/>
          <table:table-cell office:value-type="float" office:value="15944"/>
          <table:table-cell office:value-type="float" office:value="15989"/>
          <table:table-cell office:value-type="float" office:value="15749"/>
          <table:table-cell office:value-type="float" office:value="15385"/>
          <table:table-cell office:value-type="float" office:value="14646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5"/>
          <table:table-cell office:value-type="float" office:value="32.200000000000003"/>
          <table:table-cell office:value-type="float" office:value="29.2"/>
          <table:table-cell office:value-type="float" office:value="26"/>
          <table:table-cell office:value-type="float" office:value="24.297999999999998"/>
          <table:table-cell office:value-type="float" office:value="23.5"/>
          <table:table-cell office:value-type="float" office:value="22684"/>
          <table:table-cell office:value-type="float" office:value="23076"/>
          <table:table-cell office:value-type="float" office:value="22188"/>
          <table:table-cell office:value-type="float" office:value="21522"/>
          <table:table-cell office:value-type="float" office:value="20709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6.7"/>
          <table:table-cell office:value-type="float" office:value="89.9"/>
          <table:table-cell office:value-type="float" office:value="87.1"/>
          <table:table-cell office:value-type="float" office:value="80.900000000000006"/>
          <table:table-cell office:value-type="float" office:value="77.869"/>
          <table:table-cell office:value-type="float" office:value="75.599999999999994"/>
          <table:table-cell office:value-type="float" office:value="75703"/>
          <table:table-cell office:value-type="float" office:value="74040"/>
          <table:table-cell office:value-type="float" office:value="73064"/>
          <table:table-cell office:value-type="float" office:value="71307"/>
          <table:table-cell office:value-type="float" office:value="69009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8"/>
          <table:table-cell office:value-type="float" office:value="2.1"/>
          <table:table-cell office:value-type="float" office:value="2.4"/>
          <table:table-cell office:value-type="float" office:value="2.5"/>
          <table:table-cell office:value-type="float" office:value="2.718"/>
          <table:table-cell office:value-type="float" office:value="3"/>
          <table:table-cell office:value-type="float" office:value="3421"/>
          <table:table-cell office:value-type="float" office:value="3942"/>
          <table:table-cell office:value-type="float" office:value="4670"/>
          <table:table-cell office:value-type="float" office:value="5403"/>
          <table:table-cell office:value-type="float" office:value="6313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27.2"/>
          <table:table-cell office:value-type="float" office:value="28.3"/>
          <table:table-cell office:value-type="float" office:value="26.6"/>
          <table:table-cell office:value-type="float" office:value="24.5"/>
          <table:table-cell office:value-type="float" office:value="23.329000000000001"/>
          <table:table-cell office:value-type="float" office:value="23.2"/>
          <table:table-cell office:value-type="float" office:value="23964"/>
          <table:table-cell office:value-type="float" office:value="23414"/>
          <table:table-cell office:value-type="float" office:value="23585"/>
          <table:table-cell office:value-type="float" office:value="23926"/>
          <table:table-cell office:value-type="float" office:value="24538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1.6"/>
          <table:table-cell office:value-type="float" office:value="23.5"/>
          <table:table-cell office:value-type="float" office:value="21.5"/>
          <table:table-cell office:value-type="float" office:value="19.5"/>
          <table:table-cell office:value-type="float" office:value="18.585000000000001"/>
          <table:table-cell office:value-type="float" office:value="18.5"/>
          <table:table-cell office:value-type="float" office:value="19855"/>
          <table:table-cell office:value-type="float" office:value="19119"/>
          <table:table-cell office:value-type="float" office:value="18435"/>
          <table:table-cell office:value-type="float" office:value="18737"/>
          <table:table-cell office:value-type="float" office:value="18890"/>
          <table:table-cell table:number-columns-repeated="16371"/>
        </table:table-row>
        <table:table-row>
          <table:table-cell office:value-type="string" office:string-value="32 t"/>
          <table:table-cell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17599999999999999"/>
          <table:table-cell office:value-type="float" office:value="0.6"/>
          <table:table-cell office:value-type="float" office:value="608"/>
          <table:table-cell office:value-type="float" office:value="34"/>
          <table:table-cell office:value-type="float" office:value="1"/>
          <table:table-cell office:value-type="float" office:value="1"/>
          <table:table-cell office:value-type="float" office:value="3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357"/>
          <table:table-cell office:value-type="float" office:value="367.6"/>
          <table:table-cell office:value-type="float" office:value="353.3"/>
          <table:table-cell office:value-type="float" office:value="329.9"/>
          <table:table-cell office:value-type="float" office:value="316.19600000000003"/>
          <table:table-cell office:value-type="float" office:value="312.5"/>
          <table:table-cell office:value-type="float" office:value="312387"/>
          <table:table-cell office:value-type="float" office:value="310534"/>
          <table:table-cell office:value-type="float" office:value="310964"/>
          <table:table-cell office:value-type="float" office:value="310223"/>
          <table:table-cell office:value-type="float" office:value="309905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16 t"/>
          <table:table-cell office:value-type="float" office:value="0.5"/>
          <table:table-cell office:value-type="float" office:value="0.5"/>
          <table:table-cell office:value-type="float" office:value="0.5"/>
          <table:table-cell office:value-type="float" office:value="0.4"/>
          <table:table-cell office:value-type="float" office:value="0.311"/>
          <table:table-cell office:value-type="float" office:value="0.3"/>
          <table:table-cell office:value-type="float" office:value="294"/>
          <table:table-cell office:value-type="float" office:value="350"/>
          <table:table-cell office:value-type="float" office:value="340"/>
          <table:table-cell office:value-type="float" office:value="292"/>
          <table:table-cell office:value-type="float" office:value="267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3.1"/>
          <table:table-cell office:value-type="float" office:value="2.8"/>
          <table:table-cell office:value-type="float" office:value="2.4"/>
          <table:table-cell office:value-type="float" office:value="2.1"/>
          <table:table-cell office:value-type="float" office:value="1.9370000000000001"/>
          <table:table-cell office:value-type="float" office:value="1.7"/>
          <table:table-cell office:value-type="float" office:value="1503"/>
          <table:table-cell office:value-type="float" office:value="1418"/>
          <table:table-cell office:value-type="float" office:value="1326"/>
          <table:table-cell office:value-type="float" office:value="1110"/>
          <table:table-cell office:value-type="float" office:value="811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1000000000000001"/>
          <table:table-cell office:value-type="float" office:value="1"/>
          <table:table-cell office:value-type="float" office:value="1.1000000000000001"/>
          <table:table-cell office:value-type="float" office:value="1"/>
          <table:table-cell office:value-type="float" office:value="1.0529999999999999"/>
          <table:table-cell office:value-type="float" office:value="1.1000000000000001"/>
          <table:table-cell office:value-type="float" office:value="1214"/>
          <table:table-cell office:value-type="float" office:value="1298"/>
          <table:table-cell office:value-type="float" office:value="1393"/>
          <table:table-cell office:value-type="float" office:value="1502"/>
          <table:table-cell office:value-type="float" office:value="1780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9.1"/>
          <table:table-cell office:value-type="float" office:value="9.6999999999999993"/>
          <table:table-cell office:value-type="float" office:value="9.6999999999999993"/>
          <table:table-cell office:value-type="float" office:value="9.1999999999999993"/>
          <table:table-cell office:value-type="float" office:value="9.3439999999999994"/>
          <table:table-cell office:value-type="float" office:value="9.3000000000000007"/>
          <table:table-cell office:value-type="float" office:value="9576"/>
          <table:table-cell office:value-type="float" office:value="9967"/>
          <table:table-cell office:value-type="float" office:value="10203"/>
          <table:table-cell office:value-type="float" office:value="10183"/>
          <table:table-cell office:value-type="float" office:value="10183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1.1000000000000001"/>
          <table:table-cell office:value-type="float" office:value="1.1000000000000001"/>
          <table:table-cell office:value-type="float" office:value="0.9"/>
          <table:table-cell office:value-type="float" office:value="0.9"/>
          <table:table-cell office:value-type="float" office:value="0.95299999999999996"/>
          <table:table-cell office:value-type="float" office:value="1.1000000000000001"/>
          <table:table-cell office:value-type="float" office:value="1715"/>
          <table:table-cell office:value-type="float" office:value="2203"/>
          <table:table-cell office:value-type="float" office:value="2449"/>
          <table:table-cell office:value-type="float" office:value="2727"/>
          <table:table-cell office:value-type="float" office:value="2867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3 t"/>
          <table:table-cell office:value-type="float" office:value="37.299999999999997"/>
          <table:table-cell office:value-type="float" office:value="33.5"/>
          <table:table-cell office:value-type="float" office:value="28.1"/>
          <table:table-cell office:value-type="float" office:value="23.2"/>
          <table:table-cell office:value-type="float" office:value="19.939"/>
          <table:table-cell office:value-type="float" office:value="18.100000000000001"/>
          <table:table-cell office:value-type="float" office:value="17035"/>
          <table:table-cell office:value-type="float" office:value="14751"/>
          <table:table-cell office:value-type="float" office:value="12952"/>
          <table:table-cell office:value-type="float" office:value="11601"/>
          <table:table-cell office:value-type="float" office:value="10065"/>
          <table:table-cell table:number-columns-repeated="16371"/>
        </table:table-row>
        <table:table-row>
          <table:table-cell office:value-type="string" office:string-value="33 t"/>
          <table:table-cell office:value-type="string" office:string-value="37 t"/>
          <table:table-cell office:value-type="float" office:value="1.2"/>
          <table:table-cell office:value-type="float" office:value="1.5"/>
          <table:table-cell office:value-type="float" office:value="1.4"/>
          <table:table-cell office:value-type="float" office:value="1.5"/>
          <table:table-cell office:value-type="float" office:value="1.728"/>
          <table:table-cell office:value-type="float" office:value="1.5"/>
          <table:table-cell office:value-type="float" office:value="1341"/>
          <table:table-cell office:value-type="float" office:value="1437"/>
          <table:table-cell office:value-type="float" office:value="1529"/>
          <table:table-cell office:value-type="float" office:value="1664"/>
          <table:table-cell office:value-type="float" office:value="1798"/>
          <table:table-cell table:number-columns-repeated="16371"/>
        </table:table-row>
        <table:table-row>
          <table:table-cell office:value-type="string" office:string-value="37 t"/>
          <table:table-cell office:value-type="string" office:string-value="38 t"/>
          <table:table-cell office:value-type="float" office:value="51.1"/>
          <table:table-cell office:value-type="float" office:value="60.3"/>
          <table:table-cell office:value-type="float" office:value="62.5"/>
          <table:table-cell office:value-type="float" office:value="61.3"/>
          <table:table-cell office:value-type="float" office:value="63.475999999999999"/>
          <table:table-cell office:value-type="float" office:value="64.400000000000006"/>
          <table:table-cell office:value-type="float" office:value="70407"/>
          <table:table-cell office:value-type="float" office:value="75268"/>
          <table:table-cell office:value-type="float" office:value="78226"/>
          <table:table-cell office:value-type="float" office:value="81199"/>
          <table:table-cell office:value-type="float" office:value="80165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04"/>
          <table:table-cell office:value-type="float" office:value="720"/>
          <table:table-cell office:value-type="float" office:value="1216"/>
          <table:table-cell office:value-type="float" office:value="1914"/>
          <table:table-cell office:value-type="float" office:value="3327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104.6"/>
          <table:table-cell office:value-type="float" office:value="110.4"/>
          <table:table-cell office:value-type="float" office:value="106.5"/>
          <table:table-cell office:value-type="float" office:value="99.7"/>
          <table:table-cell office:value-type="float" office:value="98.745000000000005"/>
          <table:table-cell office:value-type="float" office:value="97.5"/>
          <table:table-cell office:value-type="float" office:value="103289"/>
          <table:table-cell office:value-type="float" office:value="107412"/>
          <table:table-cell office:value-type="float" office:value="109634"/>
          <table:table-cell office:value-type="float" office:value="112192"/>
          <table:table-cell office:value-type="float" office:value="111263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Rigid and 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2.1"/>
          <table:table-cell office:value-type="float" office:value="169.8"/>
          <table:table-cell office:value-type="float" office:value="166.4"/>
          <table:table-cell office:value-type="float" office:value="158.1"/>
          <table:table-cell office:value-type="float" office:value="152.21799999999999"/>
          <table:table-cell office:value-type="float" office:value="151.6"/>
          <table:table-cell office:value-type="float" office:value="150399"/>
          <table:table-cell office:value-type="float" office:value="151001"/>
          <table:table-cell office:value-type="float" office:value="153485"/>
          <table:table-cell office:value-type="float" office:value="154137"/>
          <table:table-cell office:value-type="float" office:value="155975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4"/>
          <table:table-cell office:value-type="float" office:value="22.1"/>
          <table:table-cell office:value-type="float" office:value="20.2"/>
          <table:table-cell office:value-type="float" office:value="18.5"/>
          <table:table-cell office:value-type="float" office:value="17.234000000000002"/>
          <table:table-cell office:value-type="float" office:value="16.600000000000001"/>
          <table:table-cell office:value-type="float" office:value="15977"/>
          <table:table-cell office:value-type="float" office:value="16049"/>
          <table:table-cell office:value-type="float" office:value="15796"/>
          <table:table-cell office:value-type="float" office:value="15425"/>
          <table:table-cell office:value-type="float" office:value="14683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6"/>
          <table:table-cell office:value-type="float" office:value="32.4"/>
          <table:table-cell office:value-type="float" office:value="29.3"/>
          <table:table-cell office:value-type="float" office:value="26.1"/>
          <table:table-cell office:value-type="float" office:value="24.382000000000001"/>
          <table:table-cell office:value-type="float" office:value="23.6"/>
          <table:table-cell office:value-type="float" office:value="22754"/>
          <table:table-cell office:value-type="float" office:value="23167"/>
          <table:table-cell office:value-type="float" office:value="22268"/>
          <table:table-cell office:value-type="float" office:value="21579"/>
          <table:table-cell office:value-type="float" office:value="20760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9.8"/>
          <table:table-cell office:value-type="float" office:value="92.6"/>
          <table:table-cell office:value-type="float" office:value="89.5"/>
          <table:table-cell office:value-type="float" office:value="83"/>
          <table:table-cell office:value-type="float" office:value="79.805999999999997"/>
          <table:table-cell office:value-type="float" office:value="77.2"/>
          <table:table-cell office:value-type="float" office:value="77206"/>
          <table:table-cell office:value-type="float" office:value="75458"/>
          <table:table-cell office:value-type="float" office:value="74390"/>
          <table:table-cell office:value-type="float" office:value="72417"/>
          <table:table-cell office:value-type="float" office:value="69826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2.8"/>
          <table:table-cell office:value-type="float" office:value="3.1"/>
          <table:table-cell office:value-type="float" office:value="3.4"/>
          <table:table-cell office:value-type="float" office:value="3.5"/>
          <table:table-cell office:value-type="float" office:value="3.7709999999999999"/>
          <table:table-cell office:value-type="float" office:value="4.0999999999999996"/>
          <table:table-cell office:value-type="float" office:value="4635"/>
          <table:table-cell office:value-type="float" office:value="5240"/>
          <table:table-cell office:value-type="float" office:value="6063"/>
          <table:table-cell office:value-type="float" office:value="6905"/>
          <table:table-cell office:value-type="float" office:value="8096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36.299999999999997"/>
          <table:table-cell office:value-type="float" office:value="38.1"/>
          <table:table-cell office:value-type="float" office:value="36.299999999999997"/>
          <table:table-cell office:value-type="float" office:value="33.700000000000003"/>
          <table:table-cell office:value-type="float" office:value="32.673000000000002"/>
          <table:table-cell office:value-type="float" office:value="32.5"/>
          <table:table-cell office:value-type="float" office:value="33540"/>
          <table:table-cell office:value-type="float" office:value="33381"/>
          <table:table-cell office:value-type="float" office:value="33788"/>
          <table:table-cell office:value-type="float" office:value="34109"/>
          <table:table-cell office:value-type="float" office:value="34726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2.7"/>
          <table:table-cell office:value-type="float" office:value="24.6"/>
          <table:table-cell office:value-type="float" office:value="22.4"/>
          <table:table-cell office:value-type="float" office:value="20.399999999999999"/>
          <table:table-cell office:value-type="float" office:value="19.538"/>
          <table:table-cell office:value-type="float" office:value="19.600000000000001"/>
          <table:table-cell office:value-type="float" office:value="21570"/>
          <table:table-cell office:value-type="float" office:value="21322"/>
          <table:table-cell office:value-type="float" office:value="20884"/>
          <table:table-cell office:value-type="float" office:value="21464"/>
          <table:table-cell office:value-type="float" office:value="21761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8 t"/>
          <table:table-cell office:value-type="float" office:value="89.7"/>
          <table:table-cell office:value-type="float" office:value="95.5"/>
          <table:table-cell office:value-type="float" office:value="92.2"/>
          <table:table-cell office:value-type="float" office:value="86.2"/>
          <table:table-cell office:value-type="float" office:value="85.319000000000003"/>
          <table:table-cell office:value-type="float" office:value="84.6"/>
          <table:table-cell office:value-type="float" office:value="89204"/>
          <table:table-cell office:value-type="float" office:value="91489"/>
          <table:table-cell office:value-type="float" office:value="92708"/>
          <table:table-cell office:value-type="float" office:value="94464"/>
          <table:table-cell office:value-type="float" office:value="0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float" office:value="0.2"/>
          <table:table-cell office:value-type="float" office:value="391"/>
          <table:table-cell office:value-type="float" office:value="721"/>
          <table:table-cell office:value-type="float" office:value="1216"/>
          <table:table-cell office:value-type="float" office:value="1915"/>
          <table:table-cell office:value-type="float" office:value="3329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461.6"/>
          <table:table-cell office:value-type="float" office:value="478"/>
          <table:table-cell office:value-type="float" office:value="459.7"/>
          <table:table-cell office:value-type="float" office:value="429.6"/>
          <table:table-cell office:value-type="float" office:value="414.94099999999997"/>
          <table:table-cell office:value-type="float" office:value="410.1"/>
          <table:table-cell office:value-type="float" office:value="415676"/>
          <table:table-cell office:value-type="float" office:value="417946"/>
          <table:table-cell office:value-type="float" office:value="420598"/>
          <table:table-cell office:value-type="float" office:value="422415"/>
          <table:table-cell office:value-type="float" office:value="421243"/>
          <table:table-cell table:number-columns-repeated="16371"/>
        </table:table-row>
        <table:table-row table:number-rows-repeated="121">
          <table:table-cell table:number-columns-repeated="16384"/>
        </table:table-row>
        <table:table-row>
          <table:table-cell office:value-type="string" office:string-value="CheckArtic"/>
          <table:table-cell/>
          <table:table-cell office:value-type="float" office:value="98"/>
          <table:table-cell office:value-type="float" office:value="104.5"/>
          <table:table-cell office:value-type="float" office:value="110.4"/>
          <table:table-cell office:value-type="float" office:value="106.6"/>
          <table:table-cell office:value-type="float" office:value="99.6"/>
          <table:table-cell office:value-type="float" office:value="98.741"/>
          <table:table-cell table:number-columns-repeated="16376"/>
        </table:table-row>
        <table:table-row>
          <table:table-cell table:number-columns-repeated="2"/>
          <table:table-cell office:value-type="float" office:value="346.5"/>
          <table:table-cell office:value-type="float" office:value="357.1"/>
          <table:table-cell office:value-type="float" office:value="367.7"/>
          <table:table-cell office:value-type="float" office:value="353.3"/>
          <table:table-cell office:value-type="float" office:value="329.9"/>
          <table:table-cell office:value-type="float" office:value="316.2"/>
          <table:table-cell table:number-columns-repeated="16376"/>
        </table:table-row>
        <table:table-row table:number-rows-repeated="1048405">
          <table:table-cell table:number-columns-repeated="16376"/>
        </table:table-row>
      </table:table>
      <table:table table:name="'file:///P:/WINDATA/EXCEL/michel.xls'#T24" table:style-name="ta2">
        <table:table-source xlink:href="file:///P:/WINDATA/EXCEL/michel.xls" table:table-name="T24" table:mode="copy-results-only"/>
        <table:table-column/>
        <table:table-row>
          <table:table-cell/>
          <table:table-cell office:value-type="string" office:string-value="Table 24 Goods vehicle stock at end of year: 1993 -1998:"/>
          <table:table-cell table:number-columns-repeated="16382"/>
        </table:table-row>
        <table:table-row>
          <table:table-cell/>
          <table:table-cell office:value-type="string" office:string-value="               by gross vehicle weight and axle configuration"/>
          <table:table-cell table:number-columns-repeated="16382"/>
        </table:table-row>
        <table:table-row>
          <table:table-cell table:number-columns-repeated="16384"/>
        </table:table-row>
        <table:table-row>
          <table:table-cell table:number-columns-repeated="15"/>
          <table:table-cell office:value-type="string" office:string-value="  Thousands"/>
          <table:table-cell table:number-columns-repeated="16368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string" office:string-value="Over"/>
          <table:table-cell office:value-type="string" office:string-value="3.5 t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All"/>
          <table:table-cell table:number-columns-repeated="16368"/>
        </table:table-row>
        <table:table-row>
          <table:table-cell/>
          <table:table-cell office:value-type="string" office:string-value="Axles"/>
          <table:table-cell office:value-type="string" office:string-value="Year"/>
          <table:table-cell office:value-type="string" office:string-value="Not over 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       "/>
          <table:table-cell office:value-type="string" office:string-value="weights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Rigid vehicles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/>
          <table:table-cell office:value-type="float" office:value="151.30000000000001"/>
          <table:table-cell office:value-type="float" office:value="16.600000000000001"/>
          <table:table-cell office:value-type="float" office:value="23.5"/>
          <table:table-cell office:value-type="float" office:value="75.400000000000006"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268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119"/>
          <table:table-cell office:value-type="float" office:value="15912"/>
          <table:table-cell office:value-type="float" office:value="22647"/>
          <table:table-cell office:value-type="float" office:value="75273"/>
          <table:table-cell office:value-type="float" office:value="54"/>
          <table:table-cell office:value-type="float" office:value="205"/>
          <table:table-cell office:value-type="float" office:value="145"/>
          <table:table-cell office:value-type="float" office:value="163"/>
          <table:table-cell office:value-type="float" office:value="232"/>
          <table:table-cell office:value-type="float" office:value="14"/>
          <table:table-cell office:value-type="float" office:value="178"/>
          <table:table-cell office:value-type="float" office:value="264942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683"/>
          <table:table-cell office:value-type="float" office:value="15926"/>
          <table:table-cell office:value-type="float" office:value="22783"/>
          <table:table-cell office:value-type="float" office:value="73542"/>
          <table:table-cell office:value-type="float" office:value="2"/>
          <table:table-cell office:value-type="float" office:value="5"/>
          <table:table-cell office:value-type="float" office:value="8"/>
          <table:table-cell office:value-type="float" office:value="21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263087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099"/>
          <table:table-cell office:value-type="float" office:value="15655"/>
          <table:table-cell office:value-type="float" office:value="21917"/>
          <table:table-cell office:value-type="float" office:value="7256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6323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758"/>
          <table:table-cell office:value-type="float" office:value="15285"/>
          <table:table-cell office:value-type="float" office:value="21297"/>
          <table:table-cell office:value-type="float" office:value="7079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6113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589"/>
          <table:table-cell office:value-type="float" office:value="14549"/>
          <table:table-cell office:value-type="float" office:value="20493"/>
          <table:table-cell office:value-type="float" office:value="0"/>
          <table:table-cell office:value-type="float" office:value="68434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59069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/>
          <table:table-cell office:value-type="float" office:value="0.1"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float" office:value="2.9"/>
          <table:table-cell office:value-type="float" office:value="22.8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6.1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57"/>
          <table:table-cell office:value-type="float" office:value="24"/>
          <table:table-cell office:value-type="float" office:value="33"/>
          <table:table-cell office:value-type="float" office:value="414"/>
          <table:table-cell office:value-type="float" office:value="3336"/>
          <table:table-cell office:value-type="float" office:value="23582"/>
          <table:table-cell office:value-type="float" office:value="4"/>
          <table:table-cell office:value-type="float" office:value="5"/>
          <table:table-cell office:value-type="float" office:value="0"/>
          <table:table-cell office:value-type="float" office:value="4"/>
          <table:table-cell office:value-type="float" office:value="9"/>
          <table:table-cell office:value-type="float" office:value="27468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72"/>
          <table:table-cell office:value-type="float" office:value="52"/>
          <table:table-cell office:value-type="float" office:value="63"/>
          <table:table-cell office:value-type="float" office:value="441"/>
          <table:table-cell office:value-type="float" office:value="3916"/>
          <table:table-cell office:value-type="float" office:value="23283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27839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17"/>
          <table:table-cell office:value-type="float" office:value="77"/>
          <table:table-cell office:value-type="float" office:value="61"/>
          <table:table-cell office:value-type="float" office:value="449"/>
          <table:table-cell office:value-type="float" office:value="4646"/>
          <table:table-cell office:value-type="float" office:value="23458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8808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29"/>
          <table:table-cell office:value-type="float" office:value="79"/>
          <table:table-cell office:value-type="float" office:value="62"/>
          <table:table-cell office:value-type="float" office:value="457"/>
          <table:table-cell office:value-type="float" office:value="5375"/>
          <table:table-cell office:value-type="float" office:value="2375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985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8"/>
          <table:table-cell office:value-type="float" office:value="78"/>
          <table:table-cell office:value-type="float" office:value="67"/>
          <table:table-cell office:value-type="float" office:value="522"/>
          <table:table-cell office:value-type="float" office:value="6286"/>
          <table:table-cell office:value-type="float" office:value="2435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443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4 Axles"/>
          <table:table-cell office:value-type="string" office:string-value="1993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0.1"/>
          <table:table-cell office:value-type="float" office:value="18.3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18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32"/>
          <table:table-cell office:value-type="float" office:value="8"/>
          <table:table-cell office:value-type="float" office:value="4"/>
          <table:table-cell office:value-type="float" office:value="16"/>
          <table:table-cell office:value-type="float" office:value="31"/>
          <table:table-cell office:value-type="float" office:value="177"/>
          <table:table-cell office:value-type="float" office:value="19706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97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47"/>
          <table:table-cell office:value-type="float" office:value="11"/>
          <table:table-cell office:value-type="float" office:value="230"/>
          <table:table-cell office:value-type="float" office:value="57"/>
          <table:table-cell office:value-type="float" office:value="24"/>
          <table:table-cell office:value-type="float" office:value="126"/>
          <table:table-cell office:value-type="float" office:value="1911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60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56"/>
          <table:table-cell office:value-type="float" office:value="17"/>
          <table:table-cell office:value-type="float" office:value="210"/>
          <table:table-cell office:value-type="float" office:value="55"/>
          <table:table-cell office:value-type="float" office:value="23"/>
          <table:table-cell office:value-type="float" office:value="127"/>
          <table:table-cell office:value-type="float" office:value="1843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892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5"/>
          <table:table-cell office:value-type="float" office:value="21"/>
          <table:table-cell office:value-type="float" office:value="163"/>
          <table:table-cell office:value-type="float" office:value="54"/>
          <table:table-cell office:value-type="float" office:value="28"/>
          <table:table-cell office:value-type="float" office:value="170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22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59"/>
          <table:table-cell office:value-type="float" office:value="19"/>
          <table:table-cell office:value-type="float" office:value="149"/>
          <table:table-cell office:value-type="float" office:value="53"/>
          <table:table-cell office:value-type="float" office:value="26"/>
          <table:table-cell office:value-type="float" office:value="186"/>
          <table:table-cell office:value-type="float" office:value="18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382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/>
          <table:table-cell office:value-type="float" office:value="151.4"/>
          <table:table-cell office:value-type="float" office:value="16.600000000000001"/>
          <table:table-cell office:value-type="float" office:value="23.5"/>
          <table:table-cell office:value-type="float" office:value="75.599999999999994"/>
          <table:table-cell office:value-type="float" office:value="3"/>
          <table:table-cell office:value-type="float" office:value="23.2"/>
          <table:table-cell office:value-type="float" office:value="18.5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312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208"/>
          <table:table-cell office:value-type="float" office:value="15944"/>
          <table:table-cell office:value-type="float" office:value="22684"/>
          <table:table-cell office:value-type="float" office:value="75703"/>
          <table:table-cell office:value-type="float" office:value="3421"/>
          <table:table-cell office:value-type="float" office:value="23964"/>
          <table:table-cell office:value-type="float" office:value="19855"/>
          <table:table-cell office:value-type="float" office:value="171"/>
          <table:table-cell office:value-type="float" office:value="232"/>
          <table:table-cell office:value-type="float" office:value="18"/>
          <table:table-cell office:value-type="float" office:value="187"/>
          <table:table-cell office:value-type="float" office:value="3123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802"/>
          <table:table-cell office:value-type="float" office:value="15989"/>
          <table:table-cell office:value-type="float" office:value="23076"/>
          <table:table-cell office:value-type="float" office:value="74040"/>
          <table:table-cell office:value-type="float" office:value="3942"/>
          <table:table-cell office:value-type="float" office:value="23414"/>
          <table:table-cell office:value-type="float" office:value="19119"/>
          <table:table-cell office:value-type="float" office:value="26"/>
          <table:table-cell office:value-type="float" office:value="0"/>
          <table:table-cell office:value-type="float" office:value="7"/>
          <table:table-cell office:value-type="float" office:value="1"/>
          <table:table-cell office:value-type="float" office:value="310534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272"/>
          <table:table-cell office:value-type="float" office:value="15749"/>
          <table:table-cell office:value-type="float" office:value="22188"/>
          <table:table-cell office:value-type="float" office:value="73064"/>
          <table:table-cell office:value-type="float" office:value="4670"/>
          <table:table-cell office:value-type="float" office:value="23585"/>
          <table:table-cell office:value-type="float" office:value="18435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096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942"/>
          <table:table-cell office:value-type="float" office:value="15385"/>
          <table:table-cell office:value-type="float" office:value="21522"/>
          <table:table-cell office:value-type="float" office:value="71307"/>
          <table:table-cell office:value-type="float" office:value="5403"/>
          <table:table-cell office:value-type="float" office:value="23926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10223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786"/>
          <table:table-cell office:value-type="float" office:value="14646"/>
          <table:table-cell office:value-type="float" office:value="20709"/>
          <table:table-cell office:value-type="float" office:value="69009"/>
          <table:table-cell office:value-type="float" office:value="6313"/>
          <table:table-cell office:value-type="float" office:value="24538"/>
          <table:table-cell office:value-type="float" office:value="1889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309894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rticulated vehicles"/>
          <table:table-cell table:number-columns-repeated="16382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1"/>
          <table:table-cell office:value-type="float" office:value="1.1000000000000001"/>
          <table:table-cell office:value-type="float" office:value="17.7"/>
          <table:table-cell office:value-type="float" office:value="1.3"/>
          <table:table-cell office:value-type="float" office:value="35.9"/>
          <table:table-cell office:value-type="string" office:string-value="-"/>
          <table:table-cell office:value-type="float" office:value="68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171"/>
          <table:table-cell office:value-type="float" office:value="29"/>
          <table:table-cell office:value-type="float" office:value="70"/>
          <table:table-cell office:value-type="float" office:value="1494"/>
          <table:table-cell office:value-type="float" office:value="1192"/>
          <table:table-cell office:value-type="float" office:value="9434"/>
          <table:table-cell office:value-type="float" office:value="1674"/>
          <table:table-cell office:value-type="float" office:value="16604"/>
          <table:table-cell office:value-type="float" office:value="1146"/>
          <table:table-cell office:value-type="float" office:value="39185"/>
          <table:table-cell office:value-type="float" office:value="0"/>
          <table:table-cell office:value-type="float" office:value="70999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154"/>
          <table:table-cell office:value-type="float" office:value="28"/>
          <table:table-cell office:value-type="float" office:value="65"/>
          <table:table-cell office:value-type="float" office:value="1355"/>
          <table:table-cell office:value-type="float" office:value="1248"/>
          <table:table-cell office:value-type="float" office:value="9638"/>
          <table:table-cell office:value-type="float" office:value="2125"/>
          <table:table-cell office:value-type="float" office:value="14244"/>
          <table:table-cell office:value-type="float" office:value="1235"/>
          <table:table-cell office:value-type="float" office:value="42194"/>
          <table:table-cell office:value-type="float" office:value="2"/>
          <table:table-cell office:value-type="float" office:value="7228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1"/>
          <table:table-cell office:value-type="float" office:value="21"/>
          <table:table-cell office:value-type="float" office:value="48"/>
          <table:table-cell office:value-type="float" office:value="1264"/>
          <table:table-cell office:value-type="float" office:value="1328"/>
          <table:table-cell office:value-type="float" office:value="9686"/>
          <table:table-cell office:value-type="float" office:value="2354"/>
          <table:table-cell office:value-type="float" office:value="12477"/>
          <table:table-cell office:value-type="float" office:value="1324"/>
          <table:table-cell office:value-type="float" office:value="44199"/>
          <table:table-cell office:value-type="float" office:value="1"/>
          <table:table-cell office:value-type="float" office:value="7285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41"/>
          <table:table-cell office:value-type="float" office:value="24"/>
          <table:table-cell office:value-type="float" office:value="39"/>
          <table:table-cell office:value-type="float" office:value="1078"/>
          <table:table-cell office:value-type="float" office:value="1445"/>
          <table:table-cell office:value-type="float" office:value="9777"/>
          <table:table-cell office:value-type="float" office:value="2622"/>
          <table:table-cell office:value-type="float" office:value="11219"/>
          <table:table-cell office:value-type="float" office:value="1394"/>
          <table:table-cell office:value-type="float" office:value="46236"/>
          <table:table-cell office:value-type="float" office:value="2"/>
          <table:table-cell office:value-type="float" office:value="7397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9"/>
          <table:table-cell office:value-type="float" office:value="25"/>
          <table:table-cell office:value-type="float" office:value="36"/>
          <table:table-cell office:value-type="float" office:value="793"/>
          <table:table-cell office:value-type="float" office:value="1728"/>
          <table:table-cell office:value-type="float" office:value="9836"/>
          <table:table-cell office:value-type="float" office:value="2745"/>
          <table:table-cell office:value-type="float" office:value="9618"/>
          <table:table-cell office:value-type="float" office:value="1481"/>
          <table:table-cell office:value-type="float" office:value="45331"/>
          <table:table-cell office:value-type="float" office:value="323"/>
          <table:table-cell office:value-type="float" office:value="722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 table:number-columns-repeated="2"/>
          <table:table-cell office:value-type="string" office:string-value="-"/>
          <table:table-cell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string" office:string-value="-"/>
          <table:table-cell office:value-type="float" office:value="0.4"/>
          <table:table-cell office:value-type="float" office:value="0.2"/>
          <table:table-cell office:value-type="float" office:value="28.5"/>
          <table:table-cell office:value-type="string" office:string-value="-"/>
          <table:table-cell office:value-type="float" office:value="29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20"/>
          <table:table-cell office:value-type="float" office:value="4"/>
          <table:table-cell office:value-type="float" office:value="0"/>
          <table:table-cell office:value-type="float" office:value="9"/>
          <table:table-cell office:value-type="float" office:value="22"/>
          <table:table-cell office:value-type="float" office:value="142"/>
          <table:table-cell office:value-type="float" office:value="41"/>
          <table:table-cell office:value-type="float" office:value="431"/>
          <table:table-cell office:value-type="float" office:value="194"/>
          <table:table-cell office:value-type="float" office:value="31221"/>
          <table:table-cell office:value-type="float" office:value="204"/>
          <table:table-cell office:value-type="float" office:value="32288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38"/>
          <table:table-cell office:value-type="float" office:value="24"/>
          <table:table-cell office:value-type="float" office:value="23"/>
          <table:table-cell office:value-type="float" office:value="59"/>
          <table:table-cell office:value-type="float" office:value="49"/>
          <table:table-cell office:value-type="float" office:value="328"/>
          <table:table-cell office:value-type="float" office:value="78"/>
          <table:table-cell office:value-type="float" office:value="506"/>
          <table:table-cell office:value-type="float" office:value="202"/>
          <table:table-cell office:value-type="float" office:value="33070"/>
          <table:table-cell office:value-type="float" office:value="718"/>
          <table:table-cell office:value-type="float" office:value="35095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62"/>
          <table:table-cell office:value-type="float" office:value="26"/>
          <table:table-cell office:value-type="float" office:value="32"/>
          <table:table-cell office:value-type="float" office:value="62"/>
          <table:table-cell office:value-type="float" office:value="65"/>
          <table:table-cell office:value-type="float" office:value="516"/>
          <table:table-cell office:value-type="float" office:value="90"/>
          <table:table-cell office:value-type="float" office:value="475"/>
          <table:table-cell office:value-type="float" office:value="204"/>
          <table:table-cell office:value-type="float" office:value="34027"/>
          <table:table-cell office:value-type="float" office:value="1215"/>
          <table:table-cell office:value-type="float" office:value="3677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3"/>
          <table:table-cell office:value-type="float" office:value="16"/>
          <table:table-cell office:value-type="float" office:value="18"/>
          <table:table-cell office:value-type="float" office:value="32"/>
          <table:table-cell office:value-type="float" office:value="57"/>
          <table:table-cell office:value-type="float" office:value="404"/>
          <table:table-cell office:value-type="float" office:value="104"/>
          <table:table-cell office:value-type="float" office:value="382"/>
          <table:table-cell office:value-type="float" office:value="270"/>
          <table:table-cell office:value-type="float" office:value="34963"/>
          <table:table-cell office:value-type="float" office:value="1912"/>
          <table:table-cell office:value-type="float" office:value="38211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48"/>
          <table:table-cell office:value-type="float" office:value="12"/>
          <table:table-cell office:value-type="float" office:value="15"/>
          <table:table-cell office:value-type="float" office:value="24"/>
          <table:table-cell office:value-type="float" office:value="55"/>
          <table:table-cell office:value-type="float" office:value="0"/>
          <table:table-cell office:value-type="float" office:value="126"/>
          <table:table-cell office:value-type="float" office:value="477"/>
          <table:table-cell office:value-type="float" office:value="318"/>
          <table:table-cell office:value-type="float" office:value="34848"/>
          <table:table-cell office:value-type="float" office:value="3006"/>
          <table:table-cell office:value-type="float" office:value="393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3000000000000007"/>
          <table:table-cell office:value-type="float" office:value="1.1000000000000001"/>
          <table:table-cell office:value-type="float" office:value="18.100000000000001"/>
          <table:table-cell office:value-type="float" office:value="1.5"/>
          <table:table-cell office:value-type="float" office:value="64.400000000000006"/>
          <table:table-cell office:value-type="string" office:string-value="-"/>
          <table:table-cell office:value-type="float" office:value="97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91"/>
          <table:table-cell office:value-type="float" office:value="33"/>
          <table:table-cell office:value-type="float" office:value="70"/>
          <table:table-cell office:value-type="float" office:value="1503"/>
          <table:table-cell office:value-type="float" office:value="1214"/>
          <table:table-cell office:value-type="float" office:value="9576"/>
          <table:table-cell office:value-type="float" office:value="1715"/>
          <table:table-cell office:value-type="float" office:value="17035"/>
          <table:table-cell office:value-type="float" office:value="1340"/>
          <table:table-cell office:value-type="float" office:value="70406"/>
          <table:table-cell office:value-type="float" office:value="204"/>
          <table:table-cell office:value-type="float" office:value="1032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99"/>
          <table:table-cell office:value-type="float" office:value="60"/>
          <table:table-cell office:value-type="float" office:value="91"/>
          <table:table-cell office:value-type="float" office:value="1418"/>
          <table:table-cell office:value-type="float" office:value="1298"/>
          <table:table-cell office:value-type="float" office:value="9967"/>
          <table:table-cell office:value-type="float" office:value="2203"/>
          <table:table-cell office:value-type="float" office:value="14751"/>
          <table:table-cell office:value-type="float" office:value="1437"/>
          <table:table-cell office:value-type="float" office:value="75268"/>
          <table:table-cell office:value-type="float" office:value="720"/>
          <table:table-cell office:value-type="float" office:value="107412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213"/>
          <table:table-cell office:value-type="float" office:value="47"/>
          <table:table-cell office:value-type="float" office:value="80"/>
          <table:table-cell office:value-type="float" office:value="1326"/>
          <table:table-cell office:value-type="float" office:value="1393"/>
          <table:table-cell office:value-type="float" office:value="10202"/>
          <table:table-cell office:value-type="float" office:value="2444"/>
          <table:table-cell office:value-type="float" office:value="12952"/>
          <table:table-cell office:value-type="float" office:value="1528"/>
          <table:table-cell office:value-type="float" office:value="78226"/>
          <table:table-cell office:value-type="float" office:value="1216"/>
          <table:table-cell office:value-type="float" office:value="109627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94"/>
          <table:table-cell office:value-type="float" office:value="40"/>
          <table:table-cell office:value-type="float" office:value="57"/>
          <table:table-cell office:value-type="float" office:value="1110"/>
          <table:table-cell office:value-type="float" office:value="1502"/>
          <table:table-cell office:value-type="float" office:value="10181"/>
          <table:table-cell office:value-type="float" office:value="2726"/>
          <table:table-cell office:value-type="float" office:value="11601"/>
          <table:table-cell office:value-type="float" office:value="1664"/>
          <table:table-cell office:value-type="float" office:value="81199"/>
          <table:table-cell office:value-type="float" office:value="1914"/>
          <table:table-cell office:value-type="float" office:value="11218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87"/>
          <table:table-cell office:value-type="float" office:value="37"/>
          <table:table-cell office:value-type="float" office:value="51"/>
          <table:table-cell office:value-type="float" office:value="817"/>
          <table:table-cell office:value-type="float" office:value="1783"/>
          <table:table-cell office:value-type="float" office:value="10187"/>
          <table:table-cell office:value-type="float" office:value="2871"/>
          <table:table-cell office:value-type="float" office:value="10095"/>
          <table:table-cell office:value-type="float" office:value="1799"/>
          <table:table-cell office:value-type="float" office:value="80179"/>
          <table:table-cell office:value-type="float" office:value="3329"/>
          <table:table-cell office:value-type="float" office:value="111335"/>
          <table:table-cell table:number-columns-repeated="16368"/>
        </table:table-row>
        <table:table-row table:number-rows-repeated="12">
          <table:table-cell table:number-columns-repeated="16384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3"/>
          <table:table-cell office:value-type="float" office:value="112"/>
          <table:table-cell office:value-type="float" office:value="366"/>
          <table:table-cell office:value-type="float" office:value="3645"/>
          <table:table-cell office:value-type="float" office:value="14"/>
          <table:table-cell office:value-type="float" office:value="29"/>
          <table:table-cell office:value-type="float" office:value="2"/>
          <table:table-cell office:value-type="float" office:value="40"/>
          <table:table-cell office:value-type="float" office:value="0"/>
          <table:table-cell office:value-type="float" office:value="4214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25"/>
          <table:table-cell office:value-type="float" office:value="65"/>
          <table:table-cell office:value-type="float" office:value="332"/>
          <table:table-cell office:value-type="float" office:value="172"/>
          <table:table-cell office:value-type="float" office:value="601"/>
          <table:table-cell office:value-type="float" office:value="1166"/>
          <table:table-cell office:value-type="float" office:value="41213"/>
          <table:table-cell office:value-type="float" office:value="1"/>
          <table:table-cell office:value-type="float" office:value="43577"/>
          <table:table-cell table:number-columns-repeated="16368"/>
        </table:table-row>
        <table:table-row>
          <table:table-cell table:number-columns-repeated="4"/>
          <table:table-cell office:value-type="float" office:value="150"/>
          <table:table-cell office:value-type="float" office:value="28"/>
          <table:table-cell office:value-type="float" office:value="61"/>
          <table:table-cell office:value-type="float" office:value="1218"/>
          <table:table-cell office:value-type="float" office:value="817"/>
          <table:table-cell office:value-type="float" office:value="5661"/>
          <table:table-cell office:value-type="float" office:value="1939"/>
          <table:table-cell office:value-type="float" office:value="13614"/>
          <table:table-cell office:value-type="float" office:value="67"/>
          <table:table-cell office:value-type="float" office:value="941"/>
          <table:table-cell office:value-type="float" office:value="1"/>
          <table:table-cell office:value-type="float" office:value="24497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40"/>
          <table:table-cell office:value-type="float" office:value="26"/>
          <table:table-cell office:value-type="float" office:value="266"/>
          <table:table-cell office:value-type="float" office:value="128"/>
          <table:table-cell office:value-type="float" office:value="30"/>
          <table:table-cell office:value-type="float" office:value="2"/>
          <table:table-cell office:value-type="float" office:value="496"/>
          <table:table-cell table:number-columns-repeated="16368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5"/>
          <table:table-cell office:value-type="float" office:value="19"/>
          <table:table-cell office:value-type="float" office:value="4"/>
          <table:table-cell office:value-type="float" office:value="97"/>
          <table:table-cell office:value-type="float" office:value="50"/>
          <table:table-cell office:value-type="float" office:value="18199"/>
          <table:table-cell office:value-type="float" office:value="406"/>
          <table:table-cell office:value-type="float" office:value="18783"/>
          <table:table-cell table:number-columns-repeated="16368"/>
        </table:table-row>
        <table:table-row>
          <table:table-cell table:number-columns-repeated="4"/>
          <table:table-cell office:value-type="float" office:value="36"/>
          <table:table-cell office:value-type="float" office:value="23"/>
          <table:table-cell office:value-type="float" office:value="22"/>
          <table:table-cell office:value-type="float" office:value="57"/>
          <table:table-cell office:value-type="float" office:value="43"/>
          <table:table-cell office:value-type="float" office:value="269"/>
          <table:table-cell office:value-type="float" office:value="48"/>
          <table:table-cell office:value-type="float" office:value="143"/>
          <table:table-cell office:value-type="float" office:value="24"/>
          <table:table-cell office:value-type="float" office:value="14841"/>
          <table:table-cell office:value-type="float" office:value="310"/>
          <table:table-cell office:value-type="float" office:value="15816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5"/>
          <table:table-cell office:value-type="float" office:value="1"/>
          <table:table-cell office:value-type="float" office:value="3"/>
          <table:table-cell office:value-type="float" office:value="112"/>
          <table:table-cell office:value-type="float" office:value="367"/>
          <table:table-cell office:value-type="float" office:value="3685"/>
          <table:table-cell office:value-type="float" office:value="40"/>
          <table:table-cell office:value-type="float" office:value="295"/>
          <table:table-cell office:value-type="float" office:value="130"/>
          <table:table-cell office:value-type="float" office:value="70"/>
          <table:table-cell office:value-type="float" office:value="2"/>
          <table:table-cell office:value-type="float" office:value="4710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27"/>
          <table:table-cell office:value-type="float" office:value="70"/>
          <table:table-cell office:value-type="float" office:value="351"/>
          <table:table-cell office:value-type="float" office:value="176"/>
          <table:table-cell office:value-type="float" office:value="698"/>
          <table:table-cell office:value-type="float" office:value="1216"/>
          <table:table-cell office:value-type="float" office:value="59412"/>
          <table:table-cell office:value-type="float" office:value="407"/>
          <table:table-cell office:value-type="float" office:value="62360"/>
          <table:table-cell table:number-columns-repeated="16368"/>
        </table:table-row>
        <table:table-row>
          <table:table-cell table:number-columns-repeated="4"/>
          <table:table-cell office:value-type="float" office:value="186"/>
          <table:table-cell office:value-type="float" office:value="51"/>
          <table:table-cell office:value-type="float" office:value="83"/>
          <table:table-cell office:value-type="float" office:value="1275"/>
          <table:table-cell office:value-type="float" office:value="860"/>
          <table:table-cell office:value-type="float" office:value="5930"/>
          <table:table-cell office:value-type="float" office:value="1987"/>
          <table:table-cell office:value-type="float" office:value="13757"/>
          <table:table-cell office:value-type="float" office:value="91"/>
          <table:table-cell office:value-type="float" office:value="15782"/>
          <table:table-cell office:value-type="float" office:value="311"/>
          <table:table-cell office:value-type="float" office:value="40313"/>
          <table:table-cell table:number-columns-repeated="16368"/>
        </table:table-row>
        <table:table-row table:number-rows-repeated="1048490">
          <table:table-cell table:number-columns-repeated="16368"/>
        </table:table-row>
      </table:table>
      <table:table table:name="'file:///P:/WINDATA/EXCEL/michel.xls'#Sheet1" table:style-name="ta2">
        <table:table-source xlink:href="file:///P:/WINDATA/EXCEL/michel.xls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2" table:style-name="ta2">
        <table:table-source xlink:href="file:///P:/WINDATA/EXCEL/michel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3" table:style-name="ta2">
        <table:table-source xlink:href="file:///P:/WINDATA/EXCEL/michel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Teresa" table:style-name="ta2">
        <table:table-source xlink:href="file:///N:/Allvls/Vls99/Allvls/VLS98/TERESA.XLS" table:table-name="Tere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Sheet5" table:style-name="ta2">
        <table:table-source xlink:href="file:///N:/Allvls/Vls99/Allvls/VLS98/TERESA.XLS" table:table-name="Sheet5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16"/>
          <table:table-cell office:value-type="float" office:value="13367"/>
          <table:table-cell table:number-columns-repeated="16367"/>
        </table:table-row>
        <table:table-row>
          <table:table-cell table:number-columns-repeated="16"/>
          <table:table-cell office:value-type="float" office:value="316"/>
          <table:table-cell table:number-columns-repeated="16367"/>
        </table:table-row>
        <table:table-row>
          <table:table-cell table:number-columns-repeated="16"/>
          <table:table-cell office:value-type="float" office:value="155"/>
          <table:table-cell table:number-columns-repeated="16367"/>
        </table:table-row>
        <table:table-row>
          <table:table-cell table:number-columns-repeated="16"/>
          <table:table-cell office:value-type="float" office:value="430"/>
          <table:table-cell table:number-columns-repeated="16367"/>
        </table:table-row>
        <table:table-row>
          <table:table-cell table:number-columns-repeated="16"/>
          <table:table-cell office:value-type="float" office:value="694"/>
          <table:table-cell table:number-columns-repeated="16367"/>
        </table:table-row>
        <table:table-row>
          <table:table-cell table:number-columns-repeated="16"/>
          <table:table-cell office:value-type="float" office:value="593"/>
          <table:table-cell table:number-columns-repeated="16367"/>
        </table:table-row>
        <table:table-row>
          <table:table-cell table:number-columns-repeated="16"/>
          <table:table-cell office:value-type="float" office:value="1304"/>
          <table:table-cell table:number-columns-repeated="16367"/>
        </table:table-row>
        <table:table-row>
          <table:table-cell table:number-columns-repeated="16"/>
          <table:table-cell office:value-type="float" office:value="1149"/>
          <table:table-cell table:number-columns-repeated="16367"/>
        </table:table-row>
        <table:table-row>
          <table:table-cell table:number-columns-repeated="16"/>
          <table:table-cell office:value-type="float" office:value="435"/>
          <table:table-cell table:number-columns-repeated="16367"/>
        </table:table-row>
        <table:table-row>
          <table:table-cell table:number-columns-repeated="16"/>
          <table:table-cell office:value-type="float" office:value="513"/>
          <table:table-cell table:number-columns-repeated="16367"/>
        </table:table-row>
        <table:table-row>
          <table:table-cell table:number-columns-repeated="16"/>
          <table:table-cell office:value-type="float" office:value="485"/>
          <table:table-cell table:number-columns-repeated="16367"/>
        </table:table-row>
        <table:table-row>
          <table:table-cell table:number-columns-repeated="16"/>
          <table:table-cell office:value-type="float" office:value="867"/>
          <table:table-cell table:number-columns-repeated="16367"/>
        </table:table-row>
        <table:table-row>
          <table:table-cell table:number-columns-repeated="16"/>
          <table:table-cell office:value-type="float" office:value="144"/>
          <table:table-cell table:number-columns-repeated="16367"/>
        </table:table-row>
        <table:table-row>
          <table:table-cell table:number-columns-repeated="16"/>
          <table:table-cell office:value-type="float" office:value="501"/>
          <table:table-cell table:number-columns-repeated="16367"/>
        </table:table-row>
        <table:table-row>
          <table:table-cell table:number-columns-repeated="16"/>
          <table:table-cell office:value-type="float" office:value="423"/>
          <table:table-cell table:number-columns-repeated="16367"/>
        </table:table-row>
        <table:table-row>
          <table:table-cell table:number-columns-repeated="16"/>
          <table:table-cell office:value-type="float" office:value="875"/>
          <table:table-cell table:number-columns-repeated="16367"/>
        </table:table-row>
        <table:table-row>
          <table:table-cell table:number-columns-repeated="16"/>
          <table:table-cell office:value-type="float" office:value="603"/>
          <table:table-cell table:number-columns-repeated="16367"/>
        </table:table-row>
        <table:table-row>
          <table:table-cell table:number-columns-repeated="16"/>
          <table:table-cell office:value-type="float" office:value="1225"/>
          <table:table-cell table:number-columns-repeated="16367"/>
        </table:table-row>
        <table:table-row>
          <table:table-cell table:number-columns-repeated="16"/>
          <table:table-cell office:value-type="float" office:value="864"/>
          <table:table-cell table:number-columns-repeated="16367"/>
        </table:table-row>
        <table:table-row>
          <table:table-cell table:number-columns-repeated="16"/>
          <table:table-cell office:value-type="float" office:value="737"/>
          <table:table-cell table:number-columns-repeated="16367"/>
        </table:table-row>
        <table:table-row>
          <table:table-cell table:number-columns-repeated="16"/>
          <table:table-cell office:value-type="float" office:value="308"/>
          <table:table-cell table:number-columns-repeated="16367"/>
        </table:table-row>
        <table:table-row>
          <table:table-cell table:number-columns-repeated="16"/>
          <table:table-cell office:value-type="float" office:value="223"/>
          <table:table-cell table:number-columns-repeated="16367"/>
        </table:table-row>
        <table:table-row>
          <table:table-cell table:number-columns-repeated="16"/>
          <table:table-cell office:value-type="float" office:value="523"/>
          <table:table-cell table:number-columns-repeated="16367"/>
        </table:table-row>
        <table:table-row table:number-rows-repeated="1048550">
          <table:table-cell table:number-columns-repeated="16367"/>
        </table:table-row>
      </table:table>
      <table:named-expressions>
        <table:named-expression table:name="\b" table:expression="of:=[.#REF!]" table:base-cell-address="VEH0104a_All.$A$1"/>
        <table:named-expression table:name="\c" table:expression="of:=[.#REF!]" table:base-cell-address="VEH0104a_All.$A$1"/>
        <table:named-expression table:name="\d" table:expression="of:=[.#REF!]" table:base-cell-address="VEH0104a_All.$A$1"/>
        <table:named-expression table:name="\DUTCH" table:expression="of:=[.#REF!]" table:base-cell-address="VEH0104a_All.$A$1"/>
        <table:named-expression table:name="\e" table:expression="of:=[.#REF!]" table:base-cell-address="VEH0104a_All.$A$1"/>
        <table:named-expression table:name="\f" table:expression="of:=[.#REF!]" table:base-cell-address="VEH0104a_All.$A$1"/>
        <table:named-expression table:name="\g" table:expression="of:=[.#REF!]" table:base-cell-address="VEH0104a_All.$A$1"/>
        <table:named-expression table:name="\i" table:expression="of:=[.#REF!]" table:base-cell-address="VEH0104a_All.$A$1"/>
        <table:named-expression table:name="\j" table:expression="of:=[.#REF!]" table:base-cell-address="VEH0104a_All.$A$1"/>
        <table:named-expression table:name="\k" table:expression="of:=[.#REF!]" table:base-cell-address="VEH0104a_All.$A$1"/>
        <table:named-expression table:name="\l" table:expression="of:=[.#REF!]" table:base-cell-address="VEH0104a_All.$A$1"/>
        <table:named-expression table:name="\n" table:expression="of:=[.#REF!]" table:base-cell-address="VEH0104a_All.$A$1"/>
        <table:named-expression table:name="\o" table:expression="of:=[.#REF!]" table:base-cell-address="VEH0104a_All.$A$1"/>
        <table:named-expression table:name="\ONE" table:expression="of:=[.#REF!]" table:base-cell-address="VEH0104a_All.$A$1"/>
        <table:named-expression table:name="\r" table:expression="of:=[.#REF!]" table:base-cell-address="VEH0104a_All.$A$1"/>
        <table:named-expression table:name="\s" table:expression="of:=[.#REF!]" table:base-cell-address="VEH0104a_All.$A$1"/>
        <table:named-expression table:name="\SWISS" table:expression="of:=[.#REF!]" table:base-cell-address="VEH0104a_All.$A$1"/>
        <table:named-expression table:name="\t" table:expression="of:=[.#REF!]" table:base-cell-address="VEH0104a_All.$A$1"/>
        <table:named-expression table:name="\TWO" table:expression="of:=[.#REF!]" table:base-cell-address="VEH0104a_All.$A$1"/>
        <table:named-expression table:name="\u" table:expression="of:=[.#REF!]" table:base-cell-address="VEH0104a_All.$A$1"/>
        <table:named-expression table:name="\v" table:expression="of:=[.#REF!]" table:base-cell-address="VEH0104a_All.$A$1"/>
        <table:named-expression table:name="\w" table:expression="of:=[.#REF!]" table:base-cell-address="VEH0104a_All.$A$1"/>
        <table:named-expression table:name="\x" table:expression="of:=[.#REF!]" table:base-cell-address="VEH0104a_All.$A$1"/>
        <table:named-expression table:name="\ZERO" table:expression="of:=[.#REF!]" table:base-cell-address="VEH0104a_All.$A$1"/>
        <table:named-expression table:name="_" table:expression="of:=[.#REF!]" table:base-cell-address="VEH0104a_All.$A$1"/>
        <table:named-expression table:name="_3238" table:expression="of:=#N/A" table:base-cell-address="VEH0104a_All.$A$1"/>
        <table:named-expression table:name="_8912MONTH" table:expression="of:=#N/A" table:base-cell-address="VEH0104a_All.$A$1"/>
        <table:named-expression table:name="_9012MONTH" table:expression="of:=#N/A" table:base-cell-address="VEH0104a_All.$A$1"/>
        <table:named-expression table:name="_90ACT" table:expression="of:=#N/A" table:base-cell-address="VEH0104a_All.$A$1"/>
        <table:named-expression table:name="_9112MONTH" table:expression="of:=#N/A" table:base-cell-address="VEH0104a_All.$A$1"/>
        <table:named-expression table:name="_91ACT" table:expression="of:=#N/A" table:base-cell-address="VEH0104a_All.$A$1"/>
        <table:named-expression table:name="_9212MONTH" table:expression="of:=#N/A" table:base-cell-address="VEH0104a_All.$A$1"/>
        <table:named-expression table:name="_92ACT" table:expression="of:=#N/A" table:base-cell-address="VEH0104a_All.$A$1"/>
        <table:named-expression table:name="_D__RETURN_" table:expression="of:=[.#REF!]" table:base-cell-address="VEH0104a_All.$A$1"/>
        <table:named-expression table:name="_EDIT__HOME__DE" table:expression="of:=[.#REF!]" table:base-cell-address="VEH0104a_All.$A$1"/>
        <table:named-expression table:name="_GETLABEL__ENTE" table:expression="of:=[.#REF!]" table:base-cell-address="VEH0104a_All.$A$1"/>
        <table:named-expression table:name="_GOTO_FRED_" table:expression="of:=[.#REF!]" table:base-cell-address="VEH0104a_All.$A$1"/>
        <table:named-expression table:name="_IF__CELLPOINTE" table:expression="of:=[.#REF!]" table:base-cell-address="VEH0104a_All.$A$1"/>
        <table:named-expression table:name="_IF__LENGTH____" table:expression="of:=[.#REF!]" table:base-cell-address="VEH0104a_All.$A$1"/>
        <table:named-expression table:name="_LET_CELLREF__C" table:expression="of:=[.#REF!]" table:base-cell-address="VEH0104a_All.$A$1"/>
        <table:named-expression table:name="_LET_NUMBROWS__" table:expression="of:=[.#REF!]" table:base-cell-address="VEH0104a_All.$A$1"/>
        <table:named-expression table:name="_LET_TRIMMED__T" table:expression="of:=[.#REF!]" table:base-cell-address="VEH0104a_All.$A$1"/>
        <table:named-expression table:name="_RNCFRED__CALC_" table:expression="of:=[.#REF!]" table:base-cell-address="VEH0104a_All.$A$1"/>
        <table:named-expression table:name="_RVTRIMMED__" table:expression="of:=[.#REF!]" table:base-cell-address="VEH0104a_All.$A$1"/>
        <table:named-expression table:name="_XA123" table:expression="of:=[.#REF!]" table:base-cell-address="VEH0104a_All.$A$1"/>
        <table:named-expression table:name="Agricvehicles" table:expression="of:=[.#REF!]" table:base-cell-address="VEH0104a_All.$A$1"/>
        <table:named-expression table:name="Agrimachines" table:expression="of:=[.#REF!]" table:base-cell-address="VEH0104a_All.$A$1"/>
        <table:named-expression table:name="AVON" table:expression="of:=[.#REF!]" table:base-cell-address="VEH0104a_All.$A$1"/>
        <table:named-expression table:name="B2.B11_" table:expression="of:=[.#REF!]" table:base-cell-address="VEH0104a_All.$A$1"/>
        <table:named-expression table:name="BEDS" table:expression="of:=[.#REF!]" table:base-cell-address="VEH0104a_All.$A$1"/>
        <table:named-expression table:name="BERKS" table:expression="of:=[.#REF!]" table:base-cell-address="VEH0104a_All.$A$1"/>
        <table:named-expression table:name="BUCKS" table:expression="of:=[.#REF!]" table:base-cell-address="VEH0104a_All.$A$1"/>
        <table:named-expression table:name="CAMBS" table:expression="of:=[.#REF!]" table:base-cell-address="VEH0104a_All.$A$1"/>
        <table:named-expression table:name="CHECK1" table:expression="of:=#N/A" table:base-cell-address="VEH0104a_All.$A$1"/>
        <table:named-expression table:name="CHECK15" table:expression="of:=[.#REF!]" table:base-cell-address="VEH0104a_All.$A$1"/>
        <table:named-expression table:name="CHECK16" table:expression="of:=[.#REF!]" table:base-cell-address="VEH0104a_All.$A$1"/>
        <table:named-expression table:name="CHECK17" table:expression="of:=[.#REF!]" table:base-cell-address="VEH0104a_All.$A$1"/>
        <table:named-range table:name="CHECK19" table:cell-range-address="'file:///P:/WINDATA/EXCEL/michel.xls'#T23.$L$5:T23.$L$19" table:base-cell-address="VEH0104a_All.$A$1"/>
        <table:named-expression table:name="CHECK2" table:expression="of:=#N/A" table:base-cell-address="VEH0104a_All.$A$1"/>
        <table:named-range table:name="CHECK20" table:cell-range-address="'file:///P:/WINDATA/EXCEL/michel.xls'#T23.$O$34:T23.$IV$16384" table:base-cell-address="VEH0104a_All.$A$1"/>
        <table:named-expression table:name="CHESHIRE" table:expression="of:=[.#REF!]" table:base-cell-address="VEH0104a_All.$A$1"/>
        <table:named-expression table:name="CLEVELAND" table:expression="of:=[.#REF!]" table:base-cell-address="VEH0104a_All.$A$1"/>
        <table:named-expression table:name="CLWYD" table:expression="of:=[.#REF!]" table:base-cell-address="VEH0104a_All.$A$1"/>
        <table:named-range table:name="column1" table:cell-range-address="'file:///N:/Allvls/Vls99/Allvls/VLS98/TERESA.XLS'#Sheet5.$Q$4:Sheet5.$Q$26" table:base-cell-address="VEH0104a_All.$A$1"/>
        <table:named-expression table:name="CORNWALL" table:expression="of:=[.#REF!]" table:base-cell-address="VEH0104a_All.$A$1"/>
        <table:named-expression table:name="Crownvehicles" table:expression="of:=[.#REF!]" table:base-cell-address="VEH0104a_All.$A$1"/>
        <table:named-expression table:name="CUMBRIA" table:expression="of:=[.#REF!]" table:base-cell-address="VEH0104a_All.$A$1"/>
        <table:named-expression table:name="DATA1" table:expression="of:=#N/A" table:base-cell-address="VEH0104a_All.$A$1"/>
        <table:named-expression table:name="DATA2" table:expression="of:=#N/A" table:base-cell-address="VEH0104a_All.$A$1"/>
        <table:named-expression table:name="DATA3" table:expression="of:=#N/A" table:base-cell-address="VEH0104a_All.$A$1"/>
        <table:named-expression table:name="DATA4" table:expression="of:=[.#REF!]" table:base-cell-address="VEH0104a_All.$A$1"/>
        <table:named-expression table:name="DATE" table:expression="of:=#N/A" table:base-cell-address="VEH0104a_All.$A$1"/>
        <table:named-expression table:name="DERBYSHIRE" table:expression="of:=[.#REF!]" table:base-cell-address="VEH0104a_All.$A$1"/>
        <table:named-expression table:name="DEVON" table:expression="of:=[.#REF!]" table:base-cell-address="VEH0104a_All.$A$1"/>
        <table:named-expression table:name="Digging" table:expression="of:=[.#REF!]" table:base-cell-address="VEH0104a_All.$A$1"/>
        <table:named-expression table:name="Disabled" table:expression="of:=[.#REF!]" table:base-cell-address="VEH0104a_All.$A$1"/>
        <table:named-expression table:name="DORSET" table:expression="of:=[.#REF!]" table:base-cell-address="VEH0104a_All.$A$1"/>
        <table:named-expression table:name="DURHAM" table:expression="of:=[.#REF!]" table:base-cell-address="VEH0104a_All.$A$1"/>
        <table:named-expression table:name="DYFED" table:expression="of:=[.#REF!]" table:base-cell-address="VEH0104a_All.$A$1"/>
        <table:named-expression table:name="E_SUSSEX" table:expression="of:=[.#REF!]" table:base-cell-address="VEH0104a_All.$A$1"/>
        <table:named-expression table:name="Electric" table:expression="of:=[.#REF!]" table:base-cell-address="VEH0104a_All.$A$1"/>
        <table:named-expression table:name="ESSEX" table:expression="of:=[.#REF!]" table:base-cell-address="VEH0104a_All.$A$1"/>
        <table:named-expression table:name="exemptall" table:expression="of:=[.#REF!]" table:base-cell-address="VEH0104a_All.$A$1"/>
        <table:named-expression table:name="FORM" table:expression="of:=#N/A" table:base-cell-address="VEH0104a_All.$A$1"/>
        <table:named-expression table:name="GLOS" table:expression="of:=[.#REF!]" table:base-cell-address="VEH0104a_All.$A$1"/>
        <table:named-expression table:name="goods" table:expression="of:=[.#REF!]" table:base-cell-address="VEH0104a_All.$A$1"/>
        <table:named-expression table:name="Gritting" table:expression="of:=[.#REF!]" table:base-cell-address="VEH0104a_All.$A$1"/>
        <table:named-expression table:name="GTR_MAN" table:expression="of:=[.#REF!]" table:base-cell-address="VEH0104a_All.$A$1"/>
        <table:named-expression table:name="GWENT" table:expression="of:=[.#REF!]" table:base-cell-address="VEH0104a_All.$A$1"/>
        <table:named-expression table:name="GWYNEDD" table:expression="of:=[.#REF!]" table:base-cell-address="VEH0104a_All.$A$1"/>
        <table:named-expression table:name="HANTS" table:expression="of:=[.#REF!]" table:base-cell-address="VEH0104a_All.$A$1"/>
        <table:named-expression table:name="HEREFORD_W" table:expression="of:=[.#REF!]" table:base-cell-address="VEH0104a_All.$A$1"/>
        <table:named-expression table:name="HERTS" table:expression="of:=[.#REF!]" table:base-cell-address="VEH0104a_All.$A$1"/>
        <table:named-expression table:name="HUMBERSIDE" table:expression="of:=[.#REF!]" table:base-cell-address="VEH0104a_All.$A$1"/>
        <table:named-expression table:name="I_OF_WIGHT" table:expression="of:=[.#REF!]" table:base-cell-address="VEH0104a_All.$A$1"/>
        <table:named-expression table:name="J" table:expression="of:=[.#REF!]" table:base-cell-address="VEH0104a_All.$A$1"/>
        <table:named-expression table:name="KENT" table:expression="of:=[.#REF!]" table:base-cell-address="VEH0104a_All.$A$1"/>
        <table:named-expression table:name="LANCS" table:expression="of:=[.#REF!]" table:base-cell-address="VEH0104a_All.$A$1"/>
        <table:named-expression table:name="LEICS" table:expression="of:=[.#REF!]" table:base-cell-address="VEH0104a_All.$A$1"/>
        <table:named-expression table:name="LINCS" table:expression="of:=[.#REF!]" table:base-cell-address="VEH0104a_All.$A$1"/>
        <table:named-expression table:name="LONDON" table:expression="of:=[.#REF!]" table:base-cell-address="VEH0104a_All.$A$1"/>
        <table:named-expression table:name="Luton" table:expression="of:=[.#REF!]" table:base-cell-address="VEH0104a_All.$A$1"/>
        <table:named-expression table:name="M_GLAM" table:expression="of:=[.#REF!]" table:base-cell-address="VEH0104a_All.$A$1"/>
        <table:named-expression table:name="MACRO_STOPLABS" table:expression="of:=[.#REF!]" table:base-cell-address="VEH0104a_All.$A$1"/>
        <table:named-expression table:name="MACRO_SUBROUTIN" table:expression="of:=[.#REF!]" table:base-cell-address="VEH0104a_All.$A$1"/>
        <table:named-expression table:name="MERSEYSIDE" table:expression="of:=[.#REF!]" table:base-cell-address="VEH0104a_All.$A$1"/>
        <table:named-expression table:name="MONTH" table:expression="of:=#N/A" table:base-cell-address="VEH0104a_All.$A$1"/>
        <table:named-expression table:name="Mowing" table:expression="of:=[.#REF!]" table:base-cell-address="VEH0104a_All.$A$1"/>
        <table:named-expression table:name="N_YORKS" table:expression="of:=[.#REF!]" table:base-cell-address="VEH0104a_All.$A$1"/>
        <table:named-expression table:name="NORFOLK" table:expression="of:=[.#REF!]" table:base-cell-address="VEH0104a_All.$A$1"/>
        <table:named-expression table:name="NORTHANTS" table:expression="of:=[.#REF!]" table:base-cell-address="VEH0104a_All.$A$1"/>
        <table:named-expression table:name="NORTHUMBERLAND" table:expression="of:=[.#REF!]" table:base-cell-address="VEH0104a_All.$A$1"/>
        <table:named-expression table:name="NOTTS" table:expression="of:=[.#REF!]" table:base-cell-address="VEH0104a_All.$A$1"/>
        <table:named-expression table:name="OtherExempt" table:expression="of:=[.#REF!]" table:base-cell-address="VEH0104a_All.$A$1"/>
        <table:named-expression table:name="Over25yrs" table:expression="of:=[.#REF!]" table:base-cell-address="VEH0104a_All.$A$1"/>
        <table:named-expression table:name="OXON" table:expression="of:=[.#REF!]" table:base-cell-address="VEH0104a_All.$A$1"/>
        <table:named-expression table:name="PAGE1" table:expression="of:=#N/A" table:base-cell-address="VEH0104a_All.$A$1"/>
        <table:named-expression table:name="PAGE2" table:expression="of:=#N/A" table:base-cell-address="VEH0104a_All.$A$1"/>
        <table:named-expression table:name="Peterborough" table:expression="of:=[.#REF!]" table:base-cell-address="VEH0104a_All.$A$1"/>
        <table:named-expression table:name="Pop99a" table:expression="of:=[.#REF!]" table:base-cell-address="VEH0104a_All.$A$1"/>
        <table:named-expression table:name="POWYS" table:expression="of:=[.#REF!]" table:base-cell-address="VEH0104a_All.$A$1"/>
        <table:named-expression table:name="Print_Area_MI" table:expression="of:=[.#REF!]" table:base-cell-address="VEH0104a_All.$A$1"/>
        <table:named-expression table:name="RANGE_CELLREF" table:expression="of:=[.#REF!]" table:base-cell-address="VEH0104a_All.$A$1"/>
        <table:named-expression table:name="RANGE_NUMBROWS" table:expression="of:=[.#REF!]" table:base-cell-address="VEH0104a_All.$A$1"/>
        <table:named-expression table:name="RANGE_REP_NUM" table:expression="of:=[.#REF!]" table:base-cell-address="VEH0104a_All.$A$1"/>
        <table:named-expression table:name="RANGE_TRIMMED" table:expression="of:=[.#REF!]" table:base-cell-address="VEH0104a_All.$A$1"/>
        <table:named-expression table:name="S_GLAM" table:expression="of:=[.#REF!]" table:base-cell-address="VEH0104a_All.$A$1"/>
        <table:named-expression table:name="S_YORKS" table:expression="of:=[.#REF!]" table:base-cell-address="VEH0104a_All.$A$1"/>
        <table:named-expression table:name="SEADJUSTED" table:expression="of:=#N/A" table:base-cell-address="VEH0104a_All.$A$1"/>
        <table:named-expression table:name="SHROPS" table:expression="of:=[.#REF!]" table:base-cell-address="VEH0104a_All.$A$1"/>
        <table:named-expression table:name="Snow" table:expression="of:=[.#REF!]" table:base-cell-address="VEH0104a_All.$A$1"/>
        <table:named-expression table:name="SOMERSET" table:expression="of:=[.#REF!]" table:base-cell-address="VEH0104a_All.$A$1"/>
        <table:named-expression table:name="SouthendOnSea" table:expression="of:=[.#REF!]" table:base-cell-address="VEH0104a_All.$A$1"/>
        <table:named-expression table:name="STAFFS" table:expression="of:=[.#REF!]" table:base-cell-address="VEH0104a_All.$A$1"/>
        <table:named-expression table:name="Steam" table:expression="of:=[.#REF!]" table:base-cell-address="VEH0104a_All.$A$1"/>
        <table:named-expression table:name="SUFFOLK" table:expression="of:=[.#REF!]" table:base-cell-address="VEH0104a_All.$A$1"/>
        <table:named-expression table:name="SURREY" table:expression="of:=[.#REF!]" table:base-cell-address="VEH0104a_All.$A$1"/>
        <table:named-expression table:name="TABLE" table:expression="of:=#N/A" table:base-cell-address="VEH0104a_All.$A$1"/>
        <table:named-expression table:name="TABLE1" table:expression="of:=#N/A" table:base-cell-address="VEH0104a_All.$A$1"/>
        <table:named-expression table:name="TABLE16" table:expression="of:=[.#REF!]" table:base-cell-address="VEH0104a_All.$A$1"/>
        <table:named-expression table:name="TABLE17" table:expression="of:=[.#REF!]" table:base-cell-address="VEH0104a_All.$A$1"/>
        <table:named-expression table:name="TABLE18" table:expression="of:=[.#REF!]" table:base-cell-address="VEH0104a_All.$A$1"/>
        <table:named-expression table:name="TABLE19" table:expression="of:=[.#REF!]" table:base-cell-address="VEH0104a_All.$A$1"/>
        <table:named-expression table:name="TABLE2" table:expression="of:=#N/A" table:base-cell-address="VEH0104a_All.$A$1"/>
        <table:named-range table:name="TABLE21" table:cell-range-address="'file:///P:/WINDATA/EXCEL/michel.xls'#T23.$A$1:T23.$IV$1048576" table:base-cell-address="VEH0104a_All.$A$1"/>
        <table:named-range table:name="TABLE22" table:cell-range-address="'file:///P:/WINDATA/EXCEL/michel.xls'#T23.$IJ$8191" table:base-cell-address="VEH0104a_All.$A$1"/>
        <table:named-range table:name="TABLE24" table:cell-range-address="'file:///P:/WINDATA/EXCEL/michel.xls'#T24.$B$1:T24.$IL$8141" table:base-cell-address="VEH0104a_All.$A$1"/>
        <table:named-expression table:name="TABLE2A" table:expression="of:=#N/A" table:base-cell-address="VEH0104a_All.$A$1"/>
        <table:named-expression table:name="TABLE2B" table:expression="of:=#N/A" table:base-cell-address="VEH0104a_All.$A$1"/>
        <table:named-expression table:name="Thurrock" table:expression="of:=[.#REF!]" table:base-cell-address="VEH0104a_All.$A$1"/>
        <table:named-expression table:name="TYNE_WEAR" table:expression="of:=[.#REF!]" table:base-cell-address="VEH0104a_All.$A$1"/>
        <table:named-expression table:name="W_GLAM" table:expression="of:=[.#REF!]" table:base-cell-address="VEH0104a_All.$A$1"/>
        <table:named-expression table:name="W_MIDS" table:expression="of:=[.#REF!]" table:base-cell-address="VEH0104a_All.$A$1"/>
        <table:named-expression table:name="W_SUSSEX" table:expression="of:=[.#REF!]" table:base-cell-address="VEH0104a_All.$A$1"/>
        <table:named-expression table:name="W_YORKS" table:expression="of:=[.#REF!]" table:base-cell-address="VEH0104a_All.$A$1"/>
        <table:named-expression table:name="WARWICKS" table:expression="of:=[.#REF!]" table:base-cell-address="VEH0104a_All.$A$1"/>
        <table:named-expression table:name="WILTS" table:expression="of:=[.#REF!]" table:base-cell-address="VEH0104a_All.$A$1"/>
        <table:named-expression table:name="XAQTS" table:expression="of:=[.#REF!]" table:base-cell-address="VEH0104a_All.$A$1"/>
        <table:named-expression table:name="XATOP" table:expression="of:=#N/A" table:base-cell-address="VEH0104a_All.$A$1"/>
        <table:named-expression table:name="XATSGB" table:expression="of:=#N/A" table:base-cell-address="VEH0104a_All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6P0">
      <number:number number:decimal-places="1" number:min-integer-digits="1" number:grouping="true"/>
    </number:number-style>
    <number:number-style style:name="N36P1">
      <number:number number:decimal-places="1" number:min-integer-digits="1" number:display-factor="1000"/>
    </number:number-style>
    <number:text-style style:name="N36">
      <number:text>-</number:text>
      <style:map style:condition="value()&gt;=0.05" style:apply-style-name="N36P0"/>
      <style:map style:condition="value()=0" style:apply-style-name="N36P1"/>
    </number:text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_50_0_37__32_-_32_Accent1" style:display-name="20% - Accent1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37"/>
    <style:style style:name="Explanatory_32_Text" style:display-name="Explanatory Text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fo:font-size="7pt" style:font-size-asian="7pt" style:font-size-complex="7pt" style:text-underline-style="solid" style:text-underline-type="single"/>
    </style:style>
    <style:style style:name="Input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SR4_32_data_32_request_32_B" style:display-name="Normal_TSR4 data request B" style:family="table-cell" style:data-style-name="N0">
      <style:table-cell-properties style:vertical-align="automatic" fo:background-color="transparent"/>
    </style:style>
    <style:style style:name="Note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itle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47244094488189in" fo:margin-right="0.433070866141732in" style:print-orientation="landscape" style:print-page-order="ttb" style:first-page-number="continue" style:scale-to="66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Daryl Lloyd</meta:initial-creator>
    <dc:creator>Thomas Parry</dc:creator>
    <meta:creation-date>2011-04-05T08:05:14Z</meta:creation-date>
    <dc:date>2022-01-10T15:24:27Z</dc:date>
    <meta:print-date>2018-11-30T09:20:53Z</meta:print-date>
  </office:meta>
</office:document-meta>
</file>